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ccffff"/>
    </style:style>
    <style:style style:name="ce5" style:family="table-cell" style:parent-style-name="Default" style:data-style-name="N0">
      <style:table-cell-properties fo:background-color="#ffff99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99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3" table:default-cell-style-name="ce1"/>
        <table:table-column table:style-name="co2" table:number-columns-repeated="3" table:default-cell-style-name="ce7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ce10"/>
        <table:table-column table:style-name="co2" table:default-cell-style-name="Default"/>
        <table:table-row table:style-name="ro1">
          <table:table-cell office:value-type="string">
            <text:p>Game</text:p>
          </table:table-cell>
          <table:table-cell table:number-columns-repeated="2"/>
          <table:table-cell table:style-name="ce3" office:value-type="string">
            <text:p>Player 1</text:p>
          </table:table-cell>
          <table:table-cell table:style-name="ce4" table:number-columns-repeated="2"/>
          <table:table-cell table:style-name="ce5" office:value-type="string">
            <text:p>Player 2</text:p>
          </table:table-cell>
          <table:table-cell table:style-name="ce6" table:number-columns-repeated="2"/>
          <table:table-cell table:style-name="ce8" office:value-type="string">
            <text:p>Payoff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yoff-matrix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table:formula="of:=2/3" office:value-type="float" office:value="0.666666666666667">
            <text:p>0,6666666667</text:p>
          </table:table-cell>
          <table:table-cell table:style-name="ce4" office:value-type="float" office:value="0">
            <text:p>0</text:p>
          </table:table-cell>
          <table:table-cell table:style-name="ce4" table:formula="of:=1/3" office:value-type="float" office:value="0.333333333333333">
            <text:p>0,3333333333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0.5">
            <text:p>0,5</text:p>
          </table:table-cell>
          <table:table-cell table:formula="of:=SUM([.J4:.J1000])/COUNTA('Game')" office:value-type="float" office:value="0.0595009596928983">
            <text:p>0,0595009597</text:p>
          </table:table-cell>
          <table:table-cell table:style-name="ce8" table:formula="of:=[.D2]*[.G2]*[.M4] + [.E2]*[.G2]*[.M5] + [.F2]*[.G2]*[.M6] + [.D2]*[.H2]*[.N4] + [.E2]*[.H2]*[.N5] + [.F2]*[.H2]*[.N6] + [.D2]*[.I2]*[.O4] + [.E2]*[.I2]*[.O5] + [.F2]*[.I2]*[.O6]" office:value-type="float" office:value="0">
            <text:p>0</text:p>
          </table:table-cell>
          <table:table-cell/>
          <table:table-cell table:style-name="ce11" office:value-type="string">
            <text:p>Player 2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S1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S1</text:p>
          </table:table-cell>
          <table:table-cell office:value-type="string">
            <text:p>R1</text:p>
          </table:table-cell>
          <table:table-cell office:value-type="string">
            <text:p>S2</text:p>
          </table:table-cell>
          <table:table-cell/>
          <table:table-cell office:value-type="string">
            <text:p><text:s/></text:p>
          </table:table-cell>
          <table:table-cell table:style-name="ce9" office:value-type="string">
            <text:p>Player 1</text:p>
          </table:table-cell>
          <table:table-cell table:style-name="ce11" office:value-type="string">
            <text:p>S1</text:p>
          </table:table-cell>
          <table:table-cell table:style-name="ce11" office:value-type="string">
            <text:p>R1</text:p>
          </table:table-cell>
          <table:table-cell table:style-name="ce11" office:value-type="string">
            <text:p>S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RAND()" office:value-type="float" office:value="0.89892578125">
            <text:p>0,8989257813</text:p>
          </table:table-cell>
          <table:table-cell table:formula="of:=RAND()" office:value-type="float" office:value="0.591888427734375">
            <text:p>0,5918884277</text:p>
          </table:table-cell>
          <table:table-cell table:formula="of:=1*([.$B4]&lt;[.$D$2])" office:value-type="float" office:value="0">
            <text:p>0</text:p>
          </table:table-cell>
          <table:table-cell table:formula="of:=([.D4]=0)*([.$B4]&lt;([.$D$2]+[.$E$2]))" office:value-type="float" office:value="0">
            <text:p>0</text:p>
          </table:table-cell>
          <table:table-cell table:formula="of:=([.D4]=0)*([.E4]=0)" office:value-type="float" office:value="1">
            <text:p>1</text:p>
          </table:table-cell>
          <table:table-cell table:formula="of:=1*([.$C4]&lt;[.$G$2])" office:value-type="float" office:value="0">
            <text:p>0</text:p>
          </table:table-cell>
          <table:table-cell table:formula="of:=([.G4]=0)*([.$C4]&lt;([.$G$2]+[.$H$2]))" office:value-type="float" office:value="0">
            <text:p>0</text:p>
          </table:table-cell>
          <table:table-cell table:formula="of:=([.G4]=0)*([.H4]=0)" office:value-type="float" office:value="1">
            <text:p>1</text:p>
          </table:table-cell>
          <table:table-cell table:formula="of:=IF([.D4]*[.G4];[.$M$4]) + IF([.E4]*[.G4];[.$M$5]) + IF([.F4]*[.G4];[.$M$6]) + IF([.D4]*[.H4];[.$N$4]) + IF([.E4]*[.H4];[.$N$5]) + IF([.F4]*[.H4];[.$N$6]) + IF([.D4]*[.I4];[.$O$4]) + IF([.E4]*[.I4];[.$O$5]) + IF([.F4]*[.I4];[.$O$6])" office:value-type="float" office:value="-2">
            <text:p>-2</text:p>
          </table:table-cell>
          <table:table-cell/>
          <table:table-cell table:style-name="ce9" office:value-type="string">
            <text:p>S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RAND()" office:value-type="float" office:value="0.08367919921875">
            <text:p>0,0836791992</text:p>
          </table:table-cell>
          <table:table-cell table:formula="of:=RAND()" office:value-type="float" office:value="0.718170166015625">
            <text:p>0,718170166</text:p>
          </table:table-cell>
          <table:table-cell table:formula="of:=1*([.$B5]&lt;[.$D$2])" office:value-type="float" office:value="1">
            <text:p>1</text:p>
          </table:table-cell>
          <table:table-cell table:formula="of:=([.D5]=0)*([.$B5]&lt;([.$D$2]+[.$E$2]))" office:value-type="float" office:value="0">
            <text:p>0</text:p>
          </table:table-cell>
          <table:table-cell table:formula="of:=([.D5]=0)*([.E5]=0)" office:value-type="float" office:value="0">
            <text:p>0</text:p>
          </table:table-cell>
          <table:table-cell table:formula="of:=1*([.$C5]&lt;[.$G$2])" office:value-type="float" office:value="0">
            <text:p>0</text:p>
          </table:table-cell>
          <table:table-cell table:formula="of:=([.G5]=0)*([.$C5]&lt;([.$G$2]+[.$H$2]))" office:value-type="float" office:value="0">
            <text:p>0</text:p>
          </table:table-cell>
          <table:table-cell table:formula="of:=([.G5]=0)*([.H5]=0)" office:value-type="float" office:value="1">
            <text:p>1</text:p>
          </table:table-cell>
          <table:table-cell table:formula="of:=IF([.D5]*[.G5];[.$M$4]) + IF([.E5]*[.G5];[.$M$5]) + IF([.F5]*[.G5];[.$M$6]) + IF([.D5]*[.H5];[.$N$4]) + IF([.E5]*[.H5];[.$N$5]) + IF([.F5]*[.H5];[.$N$6]) + IF([.D5]*[.I5];[.$O$4]) + IF([.E5]*[.I5];[.$O$5]) + IF([.F5]*[.I5];[.$O$6])" office:value-type="float" office:value="1">
            <text:p>1</text:p>
          </table:table-cell>
          <table:table-cell/>
          <table:table-cell table:style-name="ce9" office:value-type="string">
            <text:p>R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2">
            <text:p>-2</text:p>
          </table:table-cell>
          <table:table-cell office:value-type="string">
            <text:p>inferior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RAND()" office:value-type="float" office:value="0.191436767578125">
            <text:p>0,1914367676</text:p>
          </table:table-cell>
          <table:table-cell table:formula="of:=RAND()" office:value-type="float" office:value="0.884185791015625">
            <text:p>0,884185791</text:p>
          </table:table-cell>
          <table:table-cell table:formula="of:=1*([.$B6]&lt;[.$D$2])" office:value-type="float" office:value="1">
            <text:p>1</text:p>
          </table:table-cell>
          <table:table-cell table:formula="of:=([.D6]=0)*([.$B6]&lt;([.$D$2]+[.$E$2]))" office:value-type="float" office:value="0">
            <text:p>0</text:p>
          </table:table-cell>
          <table:table-cell table:formula="of:=([.D6]=0)*([.E6]=0)" office:value-type="float" office:value="0">
            <text:p>0</text:p>
          </table:table-cell>
          <table:table-cell table:formula="of:=1*([.$C6]&lt;[.$G$2])" office:value-type="float" office:value="0">
            <text:p>0</text:p>
          </table:table-cell>
          <table:table-cell table:formula="of:=([.G6]=0)*([.$C6]&lt;([.$G$2]+[.$H$2]))" office:value-type="float" office:value="0">
            <text:p>0</text:p>
          </table:table-cell>
          <table:table-cell table:formula="of:=([.G6]=0)*([.H6]=0)" office:value-type="float" office:value="1">
            <text:p>1</text:p>
          </table:table-cell>
          <table:table-cell table:formula="of:=IF([.D6]*[.G6];[.$M$4]) + IF([.E6]*[.G6];[.$M$5]) + IF([.F6]*[.G6];[.$M$6]) + IF([.D6]*[.H6];[.$N$4]) + IF([.E6]*[.H6];[.$N$5]) + IF([.F6]*[.H6];[.$N$6]) + IF([.D6]*[.I6];[.$O$4]) + IF([.E6]*[.I6];[.$O$5]) + IF([.F6]*[.I6];[.$O$6])" office:value-type="float" office:value="1">
            <text:p>1</text:p>
          </table:table-cell>
          <table:table-cell/>
          <table:table-cell table:style-name="ce9" office:value-type="string">
            <text:p>R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RAND()" office:value-type="float" office:value="0.76324462890625">
            <text:p>0,7632446289</text:p>
          </table:table-cell>
          <table:table-cell table:formula="of:=RAND()" office:value-type="float" office:value="0.443817138671875">
            <text:p>0,4438171387</text:p>
          </table:table-cell>
          <table:table-cell table:formula="of:=1*([.$B7]&lt;[.$D$2])" office:value-type="float" office:value="0">
            <text:p>0</text:p>
          </table:table-cell>
          <table:table-cell table:formula="of:=([.D7]=0)*([.$B7]&lt;([.$D$2]+[.$E$2]))" office:value-type="float" office:value="0">
            <text:p>0</text:p>
          </table:table-cell>
          <table:table-cell table:formula="of:=([.D7]=0)*([.E7]=0)" office:value-type="float" office:value="1">
            <text:p>1</text:p>
          </table:table-cell>
          <table:table-cell table:formula="of:=1*([.$C7]&lt;[.$G$2])" office:value-type="float" office:value="0">
            <text:p>0</text:p>
          </table:table-cell>
          <table:table-cell table:formula="of:=([.G7]=0)*([.$C7]&lt;([.$G$2]+[.$H$2]))" office:value-type="float" office:value="1">
            <text:p>1</text:p>
          </table:table-cell>
          <table:table-cell table:formula="of:=([.G7]=0)*([.H7]=0)" office:value-type="float" office:value="0">
            <text:p>0</text:p>
          </table:table-cell>
          <table:table-cell table:formula="of:=IF([.D7]*[.G7];[.$M$4]) + IF([.E7]*[.G7];[.$M$5]) + IF([.F7]*[.G7];[.$M$6]) + IF([.D7]*[.H7];[.$N$4]) + IF([.E7]*[.H7];[.$N$5]) + IF([.F7]*[.H7];[.$N$6]) + IF([.D7]*[.I7];[.$O$4]) + IF([.E7]*[.I7];[.$O$5]) + IF([.F7]*[.I7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formula="of:=RAND()" office:value-type="float" office:value="0.70758056640625">
            <text:p>0,7075805664</text:p>
          </table:table-cell>
          <table:table-cell table:formula="of:=RAND()" office:value-type="float" office:value="0.27783203125">
            <text:p>0,2778320313</text:p>
          </table:table-cell>
          <table:table-cell table:formula="of:=1*([.$B8]&lt;[.$D$2])" office:value-type="float" office:value="0">
            <text:p>0</text:p>
          </table:table-cell>
          <table:table-cell table:formula="of:=([.D8]=0)*([.$B8]&lt;([.$D$2]+[.$E$2]))" office:value-type="float" office:value="0">
            <text:p>0</text:p>
          </table:table-cell>
          <table:table-cell table:formula="of:=([.D8]=0)*([.E8]=0)" office:value-type="float" office:value="1">
            <text:p>1</text:p>
          </table:table-cell>
          <table:table-cell table:formula="of:=1*([.$C8]&lt;[.$G$2])" office:value-type="float" office:value="0">
            <text:p>0</text:p>
          </table:table-cell>
          <table:table-cell table:formula="of:=([.G8]=0)*([.$C8]&lt;([.$G$2]+[.$H$2]))" office:value-type="float" office:value="1">
            <text:p>1</text:p>
          </table:table-cell>
          <table:table-cell table:formula="of:=([.G8]=0)*([.H8]=0)" office:value-type="float" office:value="0">
            <text:p>0</text:p>
          </table:table-cell>
          <table:table-cell table:formula="of:=IF([.D8]*[.G8];[.$M$4]) + IF([.E8]*[.G8];[.$M$5]) + IF([.F8]*[.G8];[.$M$6]) + IF([.D8]*[.H8];[.$N$4]) + IF([.E8]*[.H8];[.$N$5]) + IF([.F8]*[.H8];[.$N$6]) + IF([.D8]*[.I8];[.$O$4]) + IF([.E8]*[.I8];[.$O$5]) + IF([.F8]*[.I8];[.$O$6])" office:value-type="float" office:value="2">
            <text:p>2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RAND()" office:value-type="float" office:value="0.798736572265625">
            <text:p>0,7987365723</text:p>
          </table:table-cell>
          <table:table-cell table:formula="of:=RAND()" office:value-type="float" office:value="0.821563720703125">
            <text:p>0,8215637207</text:p>
          </table:table-cell>
          <table:table-cell table:formula="of:=1*([.$B9]&lt;[.$D$2])" office:value-type="float" office:value="0">
            <text:p>0</text:p>
          </table:table-cell>
          <table:table-cell table:formula="of:=([.D9]=0)*([.$B9]&lt;([.$D$2]+[.$E$2]))" office:value-type="float" office:value="0">
            <text:p>0</text:p>
          </table:table-cell>
          <table:table-cell table:formula="of:=([.D9]=0)*([.E9]=0)" office:value-type="float" office:value="1">
            <text:p>1</text:p>
          </table:table-cell>
          <table:table-cell table:formula="of:=1*([.$C9]&lt;[.$G$2])" office:value-type="float" office:value="0">
            <text:p>0</text:p>
          </table:table-cell>
          <table:table-cell table:formula="of:=([.G9]=0)*([.$C9]&lt;([.$G$2]+[.$H$2]))" office:value-type="float" office:value="0">
            <text:p>0</text:p>
          </table:table-cell>
          <table:table-cell table:formula="of:=([.G9]=0)*([.H9]=0)" office:value-type="float" office:value="1">
            <text:p>1</text:p>
          </table:table-cell>
          <table:table-cell table:formula="of:=IF([.D9]*[.G9];[.$M$4]) + IF([.E9]*[.G9];[.$M$5]) + IF([.F9]*[.G9];[.$M$6]) + IF([.D9]*[.H9];[.$N$4]) + IF([.E9]*[.H9];[.$N$5]) + IF([.F9]*[.H9];[.$N$6]) + IF([.D9]*[.I9];[.$O$4]) + IF([.E9]*[.I9];[.$O$5]) + IF([.F9]*[.I9];[.$O$6])" office:value-type="float" office:value="-2">
            <text:p>-2</text:p>
          </table:table-cell>
          <table:table-cell table:number-columns-repeated="2"/>
          <table:table-cell office:value-type="string">
            <text:p>infer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RAND()" office:value-type="float" office:value="0.639678955078125">
            <text:p>0,6396789551</text:p>
          </table:table-cell>
          <table:table-cell table:formula="of:=RAND()" office:value-type="float" office:value="0.823516845703125">
            <text:p>0,8235168457</text:p>
          </table:table-cell>
          <table:table-cell table:formula="of:=1*([.$B10]&lt;[.$D$2])" office:value-type="float" office:value="1">
            <text:p>1</text:p>
          </table:table-cell>
          <table:table-cell table:formula="of:=([.D10]=0)*([.$B10]&lt;([.$D$2]+[.$E$2]))" office:value-type="float" office:value="0">
            <text:p>0</text:p>
          </table:table-cell>
          <table:table-cell table:formula="of:=([.D10]=0)*([.E10]=0)" office:value-type="float" office:value="0">
            <text:p>0</text:p>
          </table:table-cell>
          <table:table-cell table:formula="of:=1*([.$C10]&lt;[.$G$2])" office:value-type="float" office:value="0">
            <text:p>0</text:p>
          </table:table-cell>
          <table:table-cell table:formula="of:=([.G10]=0)*([.$C10]&lt;([.$G$2]+[.$H$2]))" office:value-type="float" office:value="0">
            <text:p>0</text:p>
          </table:table-cell>
          <table:table-cell table:formula="of:=([.G10]=0)*([.H10]=0)" office:value-type="float" office:value="1">
            <text:p>1</text:p>
          </table:table-cell>
          <table:table-cell table:formula="of:=IF([.D10]*[.G10];[.$M$4]) + IF([.E10]*[.G10];[.$M$5]) + IF([.F10]*[.G10];[.$M$6]) + IF([.D10]*[.H10];[.$N$4]) + IF([.E10]*[.H10];[.$N$5]) + IF([.F10]*[.H10];[.$N$6]) + IF([.D10]*[.I10];[.$O$4]) + IF([.E10]*[.I10];[.$O$5]) + IF([.F10]*[.I1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formula="of:=RAND()" office:value-type="float" office:value="0.616943359375">
            <text:p>0,6169433594</text:p>
          </table:table-cell>
          <table:table-cell table:formula="of:=RAND()" office:value-type="float" office:value="0.7418212890625">
            <text:p>0,7418212891</text:p>
          </table:table-cell>
          <table:table-cell table:formula="of:=1*([.$B11]&lt;[.$D$2])" office:value-type="float" office:value="1">
            <text:p>1</text:p>
          </table:table-cell>
          <table:table-cell table:formula="of:=([.D11]=0)*([.$B11]&lt;([.$D$2]+[.$E$2]))" office:value-type="float" office:value="0">
            <text:p>0</text:p>
          </table:table-cell>
          <table:table-cell table:formula="of:=([.D11]=0)*([.E11]=0)" office:value-type="float" office:value="0">
            <text:p>0</text:p>
          </table:table-cell>
          <table:table-cell table:formula="of:=1*([.$C11]&lt;[.$G$2])" office:value-type="float" office:value="0">
            <text:p>0</text:p>
          </table:table-cell>
          <table:table-cell table:formula="of:=([.G11]=0)*([.$C11]&lt;([.$G$2]+[.$H$2]))" office:value-type="float" office:value="0">
            <text:p>0</text:p>
          </table:table-cell>
          <table:table-cell table:formula="of:=([.G11]=0)*([.H11]=0)" office:value-type="float" office:value="1">
            <text:p>1</text:p>
          </table:table-cell>
          <table:table-cell table:formula="of:=IF([.D11]*[.G11];[.$M$4]) + IF([.E11]*[.G11];[.$M$5]) + IF([.F11]*[.G11];[.$M$6]) + IF([.D11]*[.H11];[.$N$4]) + IF([.E11]*[.H11];[.$N$5]) + IF([.F11]*[.H11];[.$N$6]) + IF([.D11]*[.I11];[.$O$4]) + IF([.E11]*[.I11];[.$O$5]) + IF([.F11]*[.I1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formula="of:=RAND()" office:value-type="float" office:value="0.095733642578125">
            <text:p>0,0957336426</text:p>
          </table:table-cell>
          <table:table-cell table:formula="of:=RAND()" office:value-type="float" office:value="0.4462890625">
            <text:p>0,4462890625</text:p>
          </table:table-cell>
          <table:table-cell table:formula="of:=1*([.$B12]&lt;[.$D$2])" office:value-type="float" office:value="1">
            <text:p>1</text:p>
          </table:table-cell>
          <table:table-cell table:formula="of:=([.D12]=0)*([.$B12]&lt;([.$D$2]+[.$E$2]))" office:value-type="float" office:value="0">
            <text:p>0</text:p>
          </table:table-cell>
          <table:table-cell table:formula="of:=([.D12]=0)*([.E12]=0)" office:value-type="float" office:value="0">
            <text:p>0</text:p>
          </table:table-cell>
          <table:table-cell table:formula="of:=1*([.$C12]&lt;[.$G$2])" office:value-type="float" office:value="0">
            <text:p>0</text:p>
          </table:table-cell>
          <table:table-cell table:formula="of:=([.G12]=0)*([.$C12]&lt;([.$G$2]+[.$H$2]))" office:value-type="float" office:value="1">
            <text:p>1</text:p>
          </table:table-cell>
          <table:table-cell table:formula="of:=([.G12]=0)*([.H12]=0)" office:value-type="float" office:value="0">
            <text:p>0</text:p>
          </table:table-cell>
          <table:table-cell table:formula="of:=IF([.D12]*[.G12];[.$M$4]) + IF([.E12]*[.G12];[.$M$5]) + IF([.F12]*[.G12];[.$M$6]) + IF([.D12]*[.H12];[.$N$4]) + IF([.E12]*[.H12];[.$N$5]) + IF([.F12]*[.H12];[.$N$6]) + IF([.D12]*[.I12];[.$O$4]) + IF([.E12]*[.I12];[.$O$5]) + IF([.F12]*[.I12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formula="of:=RAND()" office:value-type="float" office:value="0.589874267578125">
            <text:p>0,5898742676</text:p>
          </table:table-cell>
          <table:table-cell table:formula="of:=RAND()" office:value-type="float" office:value="0.73052978515625">
            <text:p>0,7305297852</text:p>
          </table:table-cell>
          <table:table-cell table:formula="of:=1*([.$B13]&lt;[.$D$2])" office:value-type="float" office:value="1">
            <text:p>1</text:p>
          </table:table-cell>
          <table:table-cell table:formula="of:=([.D13]=0)*([.$B13]&lt;([.$D$2]+[.$E$2]))" office:value-type="float" office:value="0">
            <text:p>0</text:p>
          </table:table-cell>
          <table:table-cell table:formula="of:=([.D13]=0)*([.E13]=0)" office:value-type="float" office:value="0">
            <text:p>0</text:p>
          </table:table-cell>
          <table:table-cell table:formula="of:=1*([.$C13]&lt;[.$G$2])" office:value-type="float" office:value="0">
            <text:p>0</text:p>
          </table:table-cell>
          <table:table-cell table:formula="of:=([.G13]=0)*([.$C13]&lt;([.$G$2]+[.$H$2]))" office:value-type="float" office:value="0">
            <text:p>0</text:p>
          </table:table-cell>
          <table:table-cell table:formula="of:=([.G13]=0)*([.H13]=0)" office:value-type="float" office:value="1">
            <text:p>1</text:p>
          </table:table-cell>
          <table:table-cell table:formula="of:=IF([.D13]*[.G13];[.$M$4]) + IF([.E13]*[.G13];[.$M$5]) + IF([.F13]*[.G13];[.$M$6]) + IF([.D13]*[.H13];[.$N$4]) + IF([.E13]*[.H13];[.$N$5]) + IF([.F13]*[.H13];[.$N$6]) + IF([.D13]*[.I13];[.$O$4]) + IF([.E13]*[.I13];[.$O$5]) + IF([.F13]*[.I13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formula="of:=RAND()" office:value-type="float" office:value="0.018218994140625">
            <text:p>0,0182189941</text:p>
          </table:table-cell>
          <table:table-cell table:formula="of:=RAND()" office:value-type="float" office:value="0.681121826171875">
            <text:p>0,6811218262</text:p>
          </table:table-cell>
          <table:table-cell table:formula="of:=1*([.$B14]&lt;[.$D$2])" office:value-type="float" office:value="1">
            <text:p>1</text:p>
          </table:table-cell>
          <table:table-cell table:formula="of:=([.D14]=0)*([.$B14]&lt;([.$D$2]+[.$E$2]))" office:value-type="float" office:value="0">
            <text:p>0</text:p>
          </table:table-cell>
          <table:table-cell table:formula="of:=([.D14]=0)*([.E14]=0)" office:value-type="float" office:value="0">
            <text:p>0</text:p>
          </table:table-cell>
          <table:table-cell table:formula="of:=1*([.$C14]&lt;[.$G$2])" office:value-type="float" office:value="0">
            <text:p>0</text:p>
          </table:table-cell>
          <table:table-cell table:formula="of:=([.G14]=0)*([.$C14]&lt;([.$G$2]+[.$H$2]))" office:value-type="float" office:value="0">
            <text:p>0</text:p>
          </table:table-cell>
          <table:table-cell table:formula="of:=([.G14]=0)*([.H14]=0)" office:value-type="float" office:value="1">
            <text:p>1</text:p>
          </table:table-cell>
          <table:table-cell table:formula="of:=IF([.D14]*[.G14];[.$M$4]) + IF([.E14]*[.G14];[.$M$5]) + IF([.F14]*[.G14];[.$M$6]) + IF([.D14]*[.H14];[.$N$4]) + IF([.E14]*[.H14];[.$N$5]) + IF([.F14]*[.H14];[.$N$6]) + IF([.D14]*[.I14];[.$O$4]) + IF([.E14]*[.I14];[.$O$5]) + IF([.F14]*[.I1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formula="of:=RAND()" office:value-type="float" office:value="0.55181884765625">
            <text:p>0,5518188477</text:p>
          </table:table-cell>
          <table:table-cell table:formula="of:=RAND()" office:value-type="float" office:value="0.818328857421875">
            <text:p>0,8183288574</text:p>
          </table:table-cell>
          <table:table-cell table:formula="of:=1*([.$B15]&lt;[.$D$2])" office:value-type="float" office:value="1">
            <text:p>1</text:p>
          </table:table-cell>
          <table:table-cell table:formula="of:=([.D15]=0)*([.$B15]&lt;([.$D$2]+[.$E$2]))" office:value-type="float" office:value="0">
            <text:p>0</text:p>
          </table:table-cell>
          <table:table-cell table:formula="of:=([.D15]=0)*([.E15]=0)" office:value-type="float" office:value="0">
            <text:p>0</text:p>
          </table:table-cell>
          <table:table-cell table:formula="of:=1*([.$C15]&lt;[.$G$2])" office:value-type="float" office:value="0">
            <text:p>0</text:p>
          </table:table-cell>
          <table:table-cell table:formula="of:=([.G15]=0)*([.$C15]&lt;([.$G$2]+[.$H$2]))" office:value-type="float" office:value="0">
            <text:p>0</text:p>
          </table:table-cell>
          <table:table-cell table:formula="of:=([.G15]=0)*([.H15]=0)" office:value-type="float" office:value="1">
            <text:p>1</text:p>
          </table:table-cell>
          <table:table-cell table:formula="of:=IF([.D15]*[.G15];[.$M$4]) + IF([.E15]*[.G15];[.$M$5]) + IF([.F15]*[.G15];[.$M$6]) + IF([.D15]*[.H15];[.$N$4]) + IF([.E15]*[.H15];[.$N$5]) + IF([.F15]*[.H15];[.$N$6]) + IF([.D15]*[.I15];[.$O$4]) + IF([.E15]*[.I15];[.$O$5]) + IF([.F15]*[.I1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formula="of:=RAND()" office:value-type="float" office:value="0.08880615234375">
            <text:p>0,0888061523</text:p>
          </table:table-cell>
          <table:table-cell table:formula="of:=RAND()" office:value-type="float" office:value="0.746307373046875">
            <text:p>0,746307373</text:p>
          </table:table-cell>
          <table:table-cell table:formula="of:=1*([.$B16]&lt;[.$D$2])" office:value-type="float" office:value="1">
            <text:p>1</text:p>
          </table:table-cell>
          <table:table-cell table:formula="of:=([.D16]=0)*([.$B16]&lt;([.$D$2]+[.$E$2]))" office:value-type="float" office:value="0">
            <text:p>0</text:p>
          </table:table-cell>
          <table:table-cell table:formula="of:=([.D16]=0)*([.E16]=0)" office:value-type="float" office:value="0">
            <text:p>0</text:p>
          </table:table-cell>
          <table:table-cell table:formula="of:=1*([.$C16]&lt;[.$G$2])" office:value-type="float" office:value="0">
            <text:p>0</text:p>
          </table:table-cell>
          <table:table-cell table:formula="of:=([.G16]=0)*([.$C16]&lt;([.$G$2]+[.$H$2]))" office:value-type="float" office:value="0">
            <text:p>0</text:p>
          </table:table-cell>
          <table:table-cell table:formula="of:=([.G16]=0)*([.H16]=0)" office:value-type="float" office:value="1">
            <text:p>1</text:p>
          </table:table-cell>
          <table:table-cell table:formula="of:=IF([.D16]*[.G16];[.$M$4]) + IF([.E16]*[.G16];[.$M$5]) + IF([.F16]*[.G16];[.$M$6]) + IF([.D16]*[.H16];[.$N$4]) + IF([.E16]*[.H16];[.$N$5]) + IF([.F16]*[.H16];[.$N$6]) + IF([.D16]*[.I16];[.$O$4]) + IF([.E16]*[.I16];[.$O$5]) + IF([.F16]*[.I16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formula="of:=RAND()" office:value-type="float" office:value="0.193603515625">
            <text:p>0,1936035156</text:p>
          </table:table-cell>
          <table:table-cell table:formula="of:=RAND()" office:value-type="float" office:value="0.45086669921875">
            <text:p>0,4508666992</text:p>
          </table:table-cell>
          <table:table-cell table:formula="of:=1*([.$B17]&lt;[.$D$2])" office:value-type="float" office:value="1">
            <text:p>1</text:p>
          </table:table-cell>
          <table:table-cell table:formula="of:=([.D17]=0)*([.$B17]&lt;([.$D$2]+[.$E$2]))" office:value-type="float" office:value="0">
            <text:p>0</text:p>
          </table:table-cell>
          <table:table-cell table:formula="of:=([.D17]=0)*([.E17]=0)" office:value-type="float" office:value="0">
            <text:p>0</text:p>
          </table:table-cell>
          <table:table-cell table:formula="of:=1*([.$C17]&lt;[.$G$2])" office:value-type="float" office:value="0">
            <text:p>0</text:p>
          </table:table-cell>
          <table:table-cell table:formula="of:=([.G17]=0)*([.$C17]&lt;([.$G$2]+[.$H$2]))" office:value-type="float" office:value="1">
            <text:p>1</text:p>
          </table:table-cell>
          <table:table-cell table:formula="of:=([.G17]=0)*([.H17]=0)" office:value-type="float" office:value="0">
            <text:p>0</text:p>
          </table:table-cell>
          <table:table-cell table:formula="of:=IF([.D17]*[.G17];[.$M$4]) + IF([.E17]*[.G17];[.$M$5]) + IF([.F17]*[.G17];[.$M$6]) + IF([.D17]*[.H17];[.$N$4]) + IF([.E17]*[.H17];[.$N$5]) + IF([.F17]*[.H17];[.$N$6]) + IF([.D17]*[.I17];[.$O$4]) + IF([.E17]*[.I17];[.$O$5]) + IF([.F17]*[.I17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table:formula="of:=RAND()" office:value-type="float" office:value="0.525909423828125">
            <text:p>0,5259094238</text:p>
          </table:table-cell>
          <table:table-cell table:formula="of:=RAND()" office:value-type="float" office:value="0.985809326171875">
            <text:p>0,9858093262</text:p>
          </table:table-cell>
          <table:table-cell table:formula="of:=1*([.$B18]&lt;[.$D$2])" office:value-type="float" office:value="1">
            <text:p>1</text:p>
          </table:table-cell>
          <table:table-cell table:formula="of:=([.D18]=0)*([.$B18]&lt;([.$D$2]+[.$E$2]))" office:value-type="float" office:value="0">
            <text:p>0</text:p>
          </table:table-cell>
          <table:table-cell table:formula="of:=([.D18]=0)*([.E18]=0)" office:value-type="float" office:value="0">
            <text:p>0</text:p>
          </table:table-cell>
          <table:table-cell table:formula="of:=1*([.$C18]&lt;[.$G$2])" office:value-type="float" office:value="0">
            <text:p>0</text:p>
          </table:table-cell>
          <table:table-cell table:formula="of:=([.G18]=0)*([.$C18]&lt;([.$G$2]+[.$H$2]))" office:value-type="float" office:value="0">
            <text:p>0</text:p>
          </table:table-cell>
          <table:table-cell table:formula="of:=([.G18]=0)*([.H18]=0)" office:value-type="float" office:value="1">
            <text:p>1</text:p>
          </table:table-cell>
          <table:table-cell table:formula="of:=IF([.D18]*[.G18];[.$M$4]) + IF([.E18]*[.G18];[.$M$5]) + IF([.F18]*[.G18];[.$M$6]) + IF([.D18]*[.H18];[.$N$4]) + IF([.E18]*[.H18];[.$N$5]) + IF([.F18]*[.H18];[.$N$6]) + IF([.D18]*[.I18];[.$O$4]) + IF([.E18]*[.I18];[.$O$5]) + IF([.F18]*[.I18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table:formula="of:=RAND()" office:value-type="float" office:value="0.489959716796875">
            <text:p>0,4899597168</text:p>
          </table:table-cell>
          <table:table-cell table:formula="of:=RAND()" office:value-type="float" office:value="0.721405029296875">
            <text:p>0,7214050293</text:p>
          </table:table-cell>
          <table:table-cell table:formula="of:=1*([.$B19]&lt;[.$D$2])" office:value-type="float" office:value="1">
            <text:p>1</text:p>
          </table:table-cell>
          <table:table-cell table:formula="of:=([.D19]=0)*([.$B19]&lt;([.$D$2]+[.$E$2]))" office:value-type="float" office:value="0">
            <text:p>0</text:p>
          </table:table-cell>
          <table:table-cell table:formula="of:=([.D19]=0)*([.E19]=0)" office:value-type="float" office:value="0">
            <text:p>0</text:p>
          </table:table-cell>
          <table:table-cell table:formula="of:=1*([.$C19]&lt;[.$G$2])" office:value-type="float" office:value="0">
            <text:p>0</text:p>
          </table:table-cell>
          <table:table-cell table:formula="of:=([.G19]=0)*([.$C19]&lt;([.$G$2]+[.$H$2]))" office:value-type="float" office:value="0">
            <text:p>0</text:p>
          </table:table-cell>
          <table:table-cell table:formula="of:=([.G19]=0)*([.H19]=0)" office:value-type="float" office:value="1">
            <text:p>1</text:p>
          </table:table-cell>
          <table:table-cell table:formula="of:=IF([.D19]*[.G19];[.$M$4]) + IF([.E19]*[.G19];[.$M$5]) + IF([.F19]*[.G19];[.$M$6]) + IF([.D19]*[.H19];[.$N$4]) + IF([.E19]*[.H19];[.$N$5]) + IF([.F19]*[.H19];[.$N$6]) + IF([.D19]*[.I19];[.$O$4]) + IF([.E19]*[.I19];[.$O$5]) + IF([.F19]*[.I1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table:formula="of:=RAND()" office:value-type="float" office:value="0.181060791015625">
            <text:p>0,181060791</text:p>
          </table:table-cell>
          <table:table-cell table:formula="of:=RAND()" office:value-type="float" office:value="0.212371826171875">
            <text:p>0,2123718262</text:p>
          </table:table-cell>
          <table:table-cell table:formula="of:=1*([.$B20]&lt;[.$D$2])" office:value-type="float" office:value="1">
            <text:p>1</text:p>
          </table:table-cell>
          <table:table-cell table:formula="of:=([.D20]=0)*([.$B20]&lt;([.$D$2]+[.$E$2]))" office:value-type="float" office:value="0">
            <text:p>0</text:p>
          </table:table-cell>
          <table:table-cell table:formula="of:=([.D20]=0)*([.E20]=0)" office:value-type="float" office:value="0">
            <text:p>0</text:p>
          </table:table-cell>
          <table:table-cell table:formula="of:=1*([.$C20]&lt;[.$G$2])" office:value-type="float" office:value="0">
            <text:p>0</text:p>
          </table:table-cell>
          <table:table-cell table:formula="of:=([.G20]=0)*([.$C20]&lt;([.$G$2]+[.$H$2]))" office:value-type="float" office:value="1">
            <text:p>1</text:p>
          </table:table-cell>
          <table:table-cell table:formula="of:=([.G20]=0)*([.H20]=0)" office:value-type="float" office:value="0">
            <text:p>0</text:p>
          </table:table-cell>
          <table:table-cell table:formula="of:=IF([.D20]*[.G20];[.$M$4]) + IF([.E20]*[.G20];[.$M$5]) + IF([.F20]*[.G20];[.$M$6]) + IF([.D20]*[.H20];[.$N$4]) + IF([.E20]*[.H20];[.$N$5]) + IF([.F20]*[.H20];[.$N$6]) + IF([.D20]*[.I20];[.$O$4]) + IF([.E20]*[.I20];[.$O$5]) + IF([.F20]*[.I20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table:formula="of:=RAND()" office:value-type="float" office:value="0.816314697265625">
            <text:p>0,8163146973</text:p>
          </table:table-cell>
          <table:table-cell table:formula="of:=RAND()" office:value-type="float" office:value="0.706756591796875">
            <text:p>0,7067565918</text:p>
          </table:table-cell>
          <table:table-cell table:formula="of:=1*([.$B21]&lt;[.$D$2])" office:value-type="float" office:value="0">
            <text:p>0</text:p>
          </table:table-cell>
          <table:table-cell table:formula="of:=([.D21]=0)*([.$B21]&lt;([.$D$2]+[.$E$2]))" office:value-type="float" office:value="0">
            <text:p>0</text:p>
          </table:table-cell>
          <table:table-cell table:formula="of:=([.D21]=0)*([.E21]=0)" office:value-type="float" office:value="1">
            <text:p>1</text:p>
          </table:table-cell>
          <table:table-cell table:formula="of:=1*([.$C21]&lt;[.$G$2])" office:value-type="float" office:value="0">
            <text:p>0</text:p>
          </table:table-cell>
          <table:table-cell table:formula="of:=([.G21]=0)*([.$C21]&lt;([.$G$2]+[.$H$2]))" office:value-type="float" office:value="0">
            <text:p>0</text:p>
          </table:table-cell>
          <table:table-cell table:formula="of:=([.G21]=0)*([.H21]=0)" office:value-type="float" office:value="1">
            <text:p>1</text:p>
          </table:table-cell>
          <table:table-cell table:formula="of:=IF([.D21]*[.G21];[.$M$4]) + IF([.E21]*[.G21];[.$M$5]) + IF([.F21]*[.G21];[.$M$6]) + IF([.D21]*[.H21];[.$N$4]) + IF([.E21]*[.H21];[.$N$5]) + IF([.F21]*[.H21];[.$N$6]) + IF([.D21]*[.I21];[.$O$4]) + IF([.E21]*[.I21];[.$O$5]) + IF([.F21]*[.I21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table:formula="of:=RAND()" office:value-type="float" office:value="0.840179443359375">
            <text:p>0,8401794434</text:p>
          </table:table-cell>
          <table:table-cell table:formula="of:=RAND()" office:value-type="float" office:value="0.9818115234375">
            <text:p>0,9818115234</text:p>
          </table:table-cell>
          <table:table-cell table:formula="of:=1*([.$B22]&lt;[.$D$2])" office:value-type="float" office:value="0">
            <text:p>0</text:p>
          </table:table-cell>
          <table:table-cell table:formula="of:=([.D22]=0)*([.$B22]&lt;([.$D$2]+[.$E$2]))" office:value-type="float" office:value="0">
            <text:p>0</text:p>
          </table:table-cell>
          <table:table-cell table:formula="of:=([.D22]=0)*([.E22]=0)" office:value-type="float" office:value="1">
            <text:p>1</text:p>
          </table:table-cell>
          <table:table-cell table:formula="of:=1*([.$C22]&lt;[.$G$2])" office:value-type="float" office:value="0">
            <text:p>0</text:p>
          </table:table-cell>
          <table:table-cell table:formula="of:=([.G22]=0)*([.$C22]&lt;([.$G$2]+[.$H$2]))" office:value-type="float" office:value="0">
            <text:p>0</text:p>
          </table:table-cell>
          <table:table-cell table:formula="of:=([.G22]=0)*([.H22]=0)" office:value-type="float" office:value="1">
            <text:p>1</text:p>
          </table:table-cell>
          <table:table-cell table:formula="of:=IF([.D22]*[.G22];[.$M$4]) + IF([.E22]*[.G22];[.$M$5]) + IF([.F22]*[.G22];[.$M$6]) + IF([.D22]*[.H22];[.$N$4]) + IF([.E22]*[.H22];[.$N$5]) + IF([.F22]*[.H22];[.$N$6]) + IF([.D22]*[.I22];[.$O$4]) + IF([.E22]*[.I22];[.$O$5]) + IF([.F22]*[.I22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formula="of:=RAND()" office:value-type="float" office:value="0.9112548828125">
            <text:p>0,9112548828</text:p>
          </table:table-cell>
          <table:table-cell table:formula="of:=RAND()" office:value-type="float" office:value="0.188232421875">
            <text:p>0,1882324219</text:p>
          </table:table-cell>
          <table:table-cell table:formula="of:=1*([.$B23]&lt;[.$D$2])" office:value-type="float" office:value="0">
            <text:p>0</text:p>
          </table:table-cell>
          <table:table-cell table:formula="of:=([.D23]=0)*([.$B23]&lt;([.$D$2]+[.$E$2]))" office:value-type="float" office:value="0">
            <text:p>0</text:p>
          </table:table-cell>
          <table:table-cell table:formula="of:=([.D23]=0)*([.E23]=0)" office:value-type="float" office:value="1">
            <text:p>1</text:p>
          </table:table-cell>
          <table:table-cell table:formula="of:=1*([.$C23]&lt;[.$G$2])" office:value-type="float" office:value="0">
            <text:p>0</text:p>
          </table:table-cell>
          <table:table-cell table:formula="of:=([.G23]=0)*([.$C23]&lt;([.$G$2]+[.$H$2]))" office:value-type="float" office:value="1">
            <text:p>1</text:p>
          </table:table-cell>
          <table:table-cell table:formula="of:=([.G23]=0)*([.H23]=0)" office:value-type="float" office:value="0">
            <text:p>0</text:p>
          </table:table-cell>
          <table:table-cell table:formula="of:=IF([.D23]*[.G23];[.$M$4]) + IF([.E23]*[.G23];[.$M$5]) + IF([.F23]*[.G23];[.$M$6]) + IF([.D23]*[.H23];[.$N$4]) + IF([.E23]*[.H23];[.$N$5]) + IF([.F23]*[.H23];[.$N$6]) + IF([.D23]*[.I23];[.$O$4]) + IF([.E23]*[.I23];[.$O$5]) + IF([.F23]*[.I23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table:formula="of:=RAND()" office:value-type="float" office:value="0.13641357421875">
            <text:p>0,1364135742</text:p>
          </table:table-cell>
          <table:table-cell table:formula="of:=RAND()" office:value-type="float" office:value="0.3306884765625">
            <text:p>0,3306884766</text:p>
          </table:table-cell>
          <table:table-cell table:formula="of:=1*([.$B24]&lt;[.$D$2])" office:value-type="float" office:value="1">
            <text:p>1</text:p>
          </table:table-cell>
          <table:table-cell table:formula="of:=([.D24]=0)*([.$B24]&lt;([.$D$2]+[.$E$2]))" office:value-type="float" office:value="0">
            <text:p>0</text:p>
          </table:table-cell>
          <table:table-cell table:formula="of:=([.D24]=0)*([.E24]=0)" office:value-type="float" office:value="0">
            <text:p>0</text:p>
          </table:table-cell>
          <table:table-cell table:formula="of:=1*([.$C24]&lt;[.$G$2])" office:value-type="float" office:value="0">
            <text:p>0</text:p>
          </table:table-cell>
          <table:table-cell table:formula="of:=([.G24]=0)*([.$C24]&lt;([.$G$2]+[.$H$2]))" office:value-type="float" office:value="1">
            <text:p>1</text:p>
          </table:table-cell>
          <table:table-cell table:formula="of:=([.G24]=0)*([.H24]=0)" office:value-type="float" office:value="0">
            <text:p>0</text:p>
          </table:table-cell>
          <table:table-cell table:formula="of:=IF([.D24]*[.G24];[.$M$4]) + IF([.E24]*[.G24];[.$M$5]) + IF([.F24]*[.G24];[.$M$6]) + IF([.D24]*[.H24];[.$N$4]) + IF([.E24]*[.H24];[.$N$5]) + IF([.F24]*[.H24];[.$N$6]) + IF([.D24]*[.I24];[.$O$4]) + IF([.E24]*[.I24];[.$O$5]) + IF([.F24]*[.I24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table:formula="of:=RAND()" office:value-type="float" office:value="0.3411865234375">
            <text:p>0,3411865234</text:p>
          </table:table-cell>
          <table:table-cell table:formula="of:=RAND()" office:value-type="float" office:value="0.538421630859375">
            <text:p>0,5384216309</text:p>
          </table:table-cell>
          <table:table-cell table:formula="of:=1*([.$B25]&lt;[.$D$2])" office:value-type="float" office:value="1">
            <text:p>1</text:p>
          </table:table-cell>
          <table:table-cell table:formula="of:=([.D25]=0)*([.$B25]&lt;([.$D$2]+[.$E$2]))" office:value-type="float" office:value="0">
            <text:p>0</text:p>
          </table:table-cell>
          <table:table-cell table:formula="of:=([.D25]=0)*([.E25]=0)" office:value-type="float" office:value="0">
            <text:p>0</text:p>
          </table:table-cell>
          <table:table-cell table:formula="of:=1*([.$C25]&lt;[.$G$2])" office:value-type="float" office:value="0">
            <text:p>0</text:p>
          </table:table-cell>
          <table:table-cell table:formula="of:=([.G25]=0)*([.$C25]&lt;([.$G$2]+[.$H$2]))" office:value-type="float" office:value="0">
            <text:p>0</text:p>
          </table:table-cell>
          <table:table-cell table:formula="of:=([.G25]=0)*([.H25]=0)" office:value-type="float" office:value="1">
            <text:p>1</text:p>
          </table:table-cell>
          <table:table-cell table:formula="of:=IF([.D25]*[.G25];[.$M$4]) + IF([.E25]*[.G25];[.$M$5]) + IF([.F25]*[.G25];[.$M$6]) + IF([.D25]*[.H25];[.$N$4]) + IF([.E25]*[.H25];[.$N$5]) + IF([.F25]*[.H25];[.$N$6]) + IF([.D25]*[.I25];[.$O$4]) + IF([.E25]*[.I25];[.$O$5]) + IF([.F25]*[.I2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table:formula="of:=RAND()" office:value-type="float" office:value="0.98040771484375">
            <text:p>0,9804077148</text:p>
          </table:table-cell>
          <table:table-cell table:formula="of:=RAND()" office:value-type="float" office:value="0.007720947265625">
            <text:p>0,0077209473</text:p>
          </table:table-cell>
          <table:table-cell table:formula="of:=1*([.$B26]&lt;[.$D$2])" office:value-type="float" office:value="0">
            <text:p>0</text:p>
          </table:table-cell>
          <table:table-cell table:formula="of:=([.D26]=0)*([.$B26]&lt;([.$D$2]+[.$E$2]))" office:value-type="float" office:value="0">
            <text:p>0</text:p>
          </table:table-cell>
          <table:table-cell table:formula="of:=([.D26]=0)*([.E26]=0)" office:value-type="float" office:value="1">
            <text:p>1</text:p>
          </table:table-cell>
          <table:table-cell table:formula="of:=1*([.$C26]&lt;[.$G$2])" office:value-type="float" office:value="0">
            <text:p>0</text:p>
          </table:table-cell>
          <table:table-cell table:formula="of:=([.G26]=0)*([.$C26]&lt;([.$G$2]+[.$H$2]))" office:value-type="float" office:value="1">
            <text:p>1</text:p>
          </table:table-cell>
          <table:table-cell table:formula="of:=([.G26]=0)*([.H26]=0)" office:value-type="float" office:value="0">
            <text:p>0</text:p>
          </table:table-cell>
          <table:table-cell table:formula="of:=IF([.D26]*[.G26];[.$M$4]) + IF([.E26]*[.G26];[.$M$5]) + IF([.F26]*[.G26];[.$M$6]) + IF([.D26]*[.H26];[.$N$4]) + IF([.E26]*[.H26];[.$N$5]) + IF([.F26]*[.H26];[.$N$6]) + IF([.D26]*[.I26];[.$O$4]) + IF([.E26]*[.I26];[.$O$5]) + IF([.F26]*[.I26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table:formula="of:=RAND()" office:value-type="float" office:value="0.622833251953125">
            <text:p>0,622833252</text:p>
          </table:table-cell>
          <table:table-cell table:formula="of:=RAND()" office:value-type="float" office:value="0.055267333984375">
            <text:p>0,055267334</text:p>
          </table:table-cell>
          <table:table-cell table:formula="of:=1*([.$B27]&lt;[.$D$2])" office:value-type="float" office:value="1">
            <text:p>1</text:p>
          </table:table-cell>
          <table:table-cell table:formula="of:=([.D27]=0)*([.$B27]&lt;([.$D$2]+[.$E$2]))" office:value-type="float" office:value="0">
            <text:p>0</text:p>
          </table:table-cell>
          <table:table-cell table:formula="of:=([.D27]=0)*([.E27]=0)" office:value-type="float" office:value="0">
            <text:p>0</text:p>
          </table:table-cell>
          <table:table-cell table:formula="of:=1*([.$C27]&lt;[.$G$2])" office:value-type="float" office:value="0">
            <text:p>0</text:p>
          </table:table-cell>
          <table:table-cell table:formula="of:=([.G27]=0)*([.$C27]&lt;([.$G$2]+[.$H$2]))" office:value-type="float" office:value="1">
            <text:p>1</text:p>
          </table:table-cell>
          <table:table-cell table:formula="of:=([.G27]=0)*([.H27]=0)" office:value-type="float" office:value="0">
            <text:p>0</text:p>
          </table:table-cell>
          <table:table-cell table:formula="of:=IF([.D27]*[.G27];[.$M$4]) + IF([.E27]*[.G27];[.$M$5]) + IF([.F27]*[.G27];[.$M$6]) + IF([.D27]*[.H27];[.$N$4]) + IF([.E27]*[.H27];[.$N$5]) + IF([.F27]*[.H27];[.$N$6]) + IF([.D27]*[.I27];[.$O$4]) + IF([.E27]*[.I27];[.$O$5]) + IF([.F27]*[.I27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table:formula="of:=RAND()" office:value-type="float" office:value="0.914306640625">
            <text:p>0,9143066406</text:p>
          </table:table-cell>
          <table:table-cell table:formula="of:=RAND()" office:value-type="float" office:value="0.730712890625">
            <text:p>0,7307128906</text:p>
          </table:table-cell>
          <table:table-cell table:formula="of:=1*([.$B28]&lt;[.$D$2])" office:value-type="float" office:value="0">
            <text:p>0</text:p>
          </table:table-cell>
          <table:table-cell table:formula="of:=([.D28]=0)*([.$B28]&lt;([.$D$2]+[.$E$2]))" office:value-type="float" office:value="0">
            <text:p>0</text:p>
          </table:table-cell>
          <table:table-cell table:formula="of:=([.D28]=0)*([.E28]=0)" office:value-type="float" office:value="1">
            <text:p>1</text:p>
          </table:table-cell>
          <table:table-cell table:formula="of:=1*([.$C28]&lt;[.$G$2])" office:value-type="float" office:value="0">
            <text:p>0</text:p>
          </table:table-cell>
          <table:table-cell table:formula="of:=([.G28]=0)*([.$C28]&lt;([.$G$2]+[.$H$2]))" office:value-type="float" office:value="0">
            <text:p>0</text:p>
          </table:table-cell>
          <table:table-cell table:formula="of:=([.G28]=0)*([.H28]=0)" office:value-type="float" office:value="1">
            <text:p>1</text:p>
          </table:table-cell>
          <table:table-cell table:formula="of:=IF([.D28]*[.G28];[.$M$4]) + IF([.E28]*[.G28];[.$M$5]) + IF([.F28]*[.G28];[.$M$6]) + IF([.D28]*[.H28];[.$N$4]) + IF([.E28]*[.H28];[.$N$5]) + IF([.F28]*[.H28];[.$N$6]) + IF([.D28]*[.I28];[.$O$4]) + IF([.E28]*[.I28];[.$O$5]) + IF([.F28]*[.I28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table:formula="of:=RAND()" office:value-type="float" office:value="0.660400390625">
            <text:p>0,6604003906</text:p>
          </table:table-cell>
          <table:table-cell table:formula="of:=RAND()" office:value-type="float" office:value="0.5247802734375">
            <text:p>0,5247802734</text:p>
          </table:table-cell>
          <table:table-cell table:formula="of:=1*([.$B29]&lt;[.$D$2])" office:value-type="float" office:value="1">
            <text:p>1</text:p>
          </table:table-cell>
          <table:table-cell table:formula="of:=([.D29]=0)*([.$B29]&lt;([.$D$2]+[.$E$2]))" office:value-type="float" office:value="0">
            <text:p>0</text:p>
          </table:table-cell>
          <table:table-cell table:formula="of:=([.D29]=0)*([.E29]=0)" office:value-type="float" office:value="0">
            <text:p>0</text:p>
          </table:table-cell>
          <table:table-cell table:formula="of:=1*([.$C29]&lt;[.$G$2])" office:value-type="float" office:value="0">
            <text:p>0</text:p>
          </table:table-cell>
          <table:table-cell table:formula="of:=([.G29]=0)*([.$C29]&lt;([.$G$2]+[.$H$2]))" office:value-type="float" office:value="0">
            <text:p>0</text:p>
          </table:table-cell>
          <table:table-cell table:formula="of:=([.G29]=0)*([.H29]=0)" office:value-type="float" office:value="1">
            <text:p>1</text:p>
          </table:table-cell>
          <table:table-cell table:formula="of:=IF([.D29]*[.G29];[.$M$4]) + IF([.E29]*[.G29];[.$M$5]) + IF([.F29]*[.G29];[.$M$6]) + IF([.D29]*[.H29];[.$N$4]) + IF([.E29]*[.H29];[.$N$5]) + IF([.F29]*[.H29];[.$N$6]) + IF([.D29]*[.I29];[.$O$4]) + IF([.E29]*[.I29];[.$O$5]) + IF([.F29]*[.I2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table:formula="of:=RAND()" office:value-type="float" office:value="0.296142578125">
            <text:p>0,2961425781</text:p>
          </table:table-cell>
          <table:table-cell table:formula="of:=RAND()" office:value-type="float" office:value="0.5003662109375">
            <text:p>0,5003662109</text:p>
          </table:table-cell>
          <table:table-cell table:formula="of:=1*([.$B30]&lt;[.$D$2])" office:value-type="float" office:value="1">
            <text:p>1</text:p>
          </table:table-cell>
          <table:table-cell table:formula="of:=([.D30]=0)*([.$B30]&lt;([.$D$2]+[.$E$2]))" office:value-type="float" office:value="0">
            <text:p>0</text:p>
          </table:table-cell>
          <table:table-cell table:formula="of:=([.D30]=0)*([.E30]=0)" office:value-type="float" office:value="0">
            <text:p>0</text:p>
          </table:table-cell>
          <table:table-cell table:formula="of:=1*([.$C30]&lt;[.$G$2])" office:value-type="float" office:value="0">
            <text:p>0</text:p>
          </table:table-cell>
          <table:table-cell table:formula="of:=([.G30]=0)*([.$C30]&lt;([.$G$2]+[.$H$2]))" office:value-type="float" office:value="0">
            <text:p>0</text:p>
          </table:table-cell>
          <table:table-cell table:formula="of:=([.G30]=0)*([.H30]=0)" office:value-type="float" office:value="1">
            <text:p>1</text:p>
          </table:table-cell>
          <table:table-cell table:formula="of:=IF([.D30]*[.G30];[.$M$4]) + IF([.E30]*[.G30];[.$M$5]) + IF([.F30]*[.G30];[.$M$6]) + IF([.D30]*[.H30];[.$N$4]) + IF([.E30]*[.H30];[.$N$5]) + IF([.F30]*[.H30];[.$N$6]) + IF([.D30]*[.I30];[.$O$4]) + IF([.E30]*[.I30];[.$O$5]) + IF([.F30]*[.I3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table:formula="of:=RAND()" office:value-type="float" office:value="0.653533935546875">
            <text:p>0,6535339355</text:p>
          </table:table-cell>
          <table:table-cell table:formula="of:=RAND()" office:value-type="float" office:value="0.2933349609375">
            <text:p>0,2933349609</text:p>
          </table:table-cell>
          <table:table-cell table:formula="of:=1*([.$B31]&lt;[.$D$2])" office:value-type="float" office:value="1">
            <text:p>1</text:p>
          </table:table-cell>
          <table:table-cell table:formula="of:=([.D31]=0)*([.$B31]&lt;([.$D$2]+[.$E$2]))" office:value-type="float" office:value="0">
            <text:p>0</text:p>
          </table:table-cell>
          <table:table-cell table:formula="of:=([.D31]=0)*([.E31]=0)" office:value-type="float" office:value="0">
            <text:p>0</text:p>
          </table:table-cell>
          <table:table-cell table:formula="of:=1*([.$C31]&lt;[.$G$2])" office:value-type="float" office:value="0">
            <text:p>0</text:p>
          </table:table-cell>
          <table:table-cell table:formula="of:=([.G31]=0)*([.$C31]&lt;([.$G$2]+[.$H$2]))" office:value-type="float" office:value="1">
            <text:p>1</text:p>
          </table:table-cell>
          <table:table-cell table:formula="of:=([.G31]=0)*([.H31]=0)" office:value-type="float" office:value="0">
            <text:p>0</text:p>
          </table:table-cell>
          <table:table-cell table:formula="of:=IF([.D31]*[.G31];[.$M$4]) + IF([.E31]*[.G31];[.$M$5]) + IF([.F31]*[.G31];[.$M$6]) + IF([.D31]*[.H31];[.$N$4]) + IF([.E31]*[.H31];[.$N$5]) + IF([.F31]*[.H31];[.$N$6]) + IF([.D31]*[.I31];[.$O$4]) + IF([.E31]*[.I31];[.$O$5]) + IF([.F31]*[.I31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table:formula="of:=RAND()" office:value-type="float" office:value="0.72027587890625">
            <text:p>0,7202758789</text:p>
          </table:table-cell>
          <table:table-cell table:formula="of:=RAND()" office:value-type="float" office:value="0.501495361328125">
            <text:p>0,5014953613</text:p>
          </table:table-cell>
          <table:table-cell table:formula="of:=1*([.$B32]&lt;[.$D$2])" office:value-type="float" office:value="0">
            <text:p>0</text:p>
          </table:table-cell>
          <table:table-cell table:formula="of:=([.D32]=0)*([.$B32]&lt;([.$D$2]+[.$E$2]))" office:value-type="float" office:value="0">
            <text:p>0</text:p>
          </table:table-cell>
          <table:table-cell table:formula="of:=([.D32]=0)*([.E32]=0)" office:value-type="float" office:value="1">
            <text:p>1</text:p>
          </table:table-cell>
          <table:table-cell table:formula="of:=1*([.$C32]&lt;[.$G$2])" office:value-type="float" office:value="0">
            <text:p>0</text:p>
          </table:table-cell>
          <table:table-cell table:formula="of:=([.G32]=0)*([.$C32]&lt;([.$G$2]+[.$H$2]))" office:value-type="float" office:value="0">
            <text:p>0</text:p>
          </table:table-cell>
          <table:table-cell table:formula="of:=([.G32]=0)*([.H32]=0)" office:value-type="float" office:value="1">
            <text:p>1</text:p>
          </table:table-cell>
          <table:table-cell table:formula="of:=IF([.D32]*[.G32];[.$M$4]) + IF([.E32]*[.G32];[.$M$5]) + IF([.F32]*[.G32];[.$M$6]) + IF([.D32]*[.H32];[.$N$4]) + IF([.E32]*[.H32];[.$N$5]) + IF([.F32]*[.H32];[.$N$6]) + IF([.D32]*[.I32];[.$O$4]) + IF([.E32]*[.I32];[.$O$5]) + IF([.F32]*[.I32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table:formula="of:=RAND()" office:value-type="float" office:value="0.13201904296875">
            <text:p>0,132019043</text:p>
          </table:table-cell>
          <table:table-cell table:formula="of:=RAND()" office:value-type="float" office:value="0.631103515625">
            <text:p>0,6311035156</text:p>
          </table:table-cell>
          <table:table-cell table:formula="of:=1*([.$B33]&lt;[.$D$2])" office:value-type="float" office:value="1">
            <text:p>1</text:p>
          </table:table-cell>
          <table:table-cell table:formula="of:=([.D33]=0)*([.$B33]&lt;([.$D$2]+[.$E$2]))" office:value-type="float" office:value="0">
            <text:p>0</text:p>
          </table:table-cell>
          <table:table-cell table:formula="of:=([.D33]=0)*([.E33]=0)" office:value-type="float" office:value="0">
            <text:p>0</text:p>
          </table:table-cell>
          <table:table-cell table:formula="of:=1*([.$C33]&lt;[.$G$2])" office:value-type="float" office:value="0">
            <text:p>0</text:p>
          </table:table-cell>
          <table:table-cell table:formula="of:=([.G33]=0)*([.$C33]&lt;([.$G$2]+[.$H$2]))" office:value-type="float" office:value="0">
            <text:p>0</text:p>
          </table:table-cell>
          <table:table-cell table:formula="of:=([.G33]=0)*([.H33]=0)" office:value-type="float" office:value="1">
            <text:p>1</text:p>
          </table:table-cell>
          <table:table-cell table:formula="of:=IF([.D33]*[.G33];[.$M$4]) + IF([.E33]*[.G33];[.$M$5]) + IF([.F33]*[.G33];[.$M$6]) + IF([.D33]*[.H33];[.$N$4]) + IF([.E33]*[.H33];[.$N$5]) + IF([.F33]*[.H33];[.$N$6]) + IF([.D33]*[.I33];[.$O$4]) + IF([.E33]*[.I33];[.$O$5]) + IF([.F33]*[.I33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f:=RAND()" office:value-type="float" office:value="0.5804443359375">
            <text:p>0,5804443359</text:p>
          </table:table-cell>
          <table:table-cell table:formula="of:=RAND()" office:value-type="float" office:value="0.623809814453125">
            <text:p>0,6238098145</text:p>
          </table:table-cell>
          <table:table-cell table:formula="of:=1*([.$B34]&lt;[.$D$2])" office:value-type="float" office:value="1">
            <text:p>1</text:p>
          </table:table-cell>
          <table:table-cell table:formula="of:=([.D34]=0)*([.$B34]&lt;([.$D$2]+[.$E$2]))" office:value-type="float" office:value="0">
            <text:p>0</text:p>
          </table:table-cell>
          <table:table-cell table:formula="of:=([.D34]=0)*([.E34]=0)" office:value-type="float" office:value="0">
            <text:p>0</text:p>
          </table:table-cell>
          <table:table-cell table:formula="of:=1*([.$C34]&lt;[.$G$2])" office:value-type="float" office:value="0">
            <text:p>0</text:p>
          </table:table-cell>
          <table:table-cell table:formula="of:=([.G34]=0)*([.$C34]&lt;([.$G$2]+[.$H$2]))" office:value-type="float" office:value="0">
            <text:p>0</text:p>
          </table:table-cell>
          <table:table-cell table:formula="of:=([.G34]=0)*([.H34]=0)" office:value-type="float" office:value="1">
            <text:p>1</text:p>
          </table:table-cell>
          <table:table-cell table:formula="of:=IF([.D34]*[.G34];[.$M$4]) + IF([.E34]*[.G34];[.$M$5]) + IF([.F34]*[.G34];[.$M$6]) + IF([.D34]*[.H34];[.$N$4]) + IF([.E34]*[.H34];[.$N$5]) + IF([.F34]*[.H34];[.$N$6]) + IF([.D34]*[.I34];[.$O$4]) + IF([.E34]*[.I34];[.$O$5]) + IF([.F34]*[.I3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table:formula="of:=RAND()" office:value-type="float" office:value="0.273712158203125">
            <text:p>0,2737121582</text:p>
          </table:table-cell>
          <table:table-cell table:formula="of:=RAND()" office:value-type="float" office:value="0.66778564453125">
            <text:p>0,6677856445</text:p>
          </table:table-cell>
          <table:table-cell table:formula="of:=1*([.$B35]&lt;[.$D$2])" office:value-type="float" office:value="1">
            <text:p>1</text:p>
          </table:table-cell>
          <table:table-cell table:formula="of:=([.D35]=0)*([.$B35]&lt;([.$D$2]+[.$E$2]))" office:value-type="float" office:value="0">
            <text:p>0</text:p>
          </table:table-cell>
          <table:table-cell table:formula="of:=([.D35]=0)*([.E35]=0)" office:value-type="float" office:value="0">
            <text:p>0</text:p>
          </table:table-cell>
          <table:table-cell table:formula="of:=1*([.$C35]&lt;[.$G$2])" office:value-type="float" office:value="0">
            <text:p>0</text:p>
          </table:table-cell>
          <table:table-cell table:formula="of:=([.G35]=0)*([.$C35]&lt;([.$G$2]+[.$H$2]))" office:value-type="float" office:value="0">
            <text:p>0</text:p>
          </table:table-cell>
          <table:table-cell table:formula="of:=([.G35]=0)*([.H35]=0)" office:value-type="float" office:value="1">
            <text:p>1</text:p>
          </table:table-cell>
          <table:table-cell table:formula="of:=IF([.D35]*[.G35];[.$M$4]) + IF([.E35]*[.G35];[.$M$5]) + IF([.F35]*[.G35];[.$M$6]) + IF([.D35]*[.H35];[.$N$4]) + IF([.E35]*[.H35];[.$N$5]) + IF([.F35]*[.H35];[.$N$6]) + IF([.D35]*[.I35];[.$O$4]) + IF([.E35]*[.I35];[.$O$5]) + IF([.F35]*[.I3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table:formula="of:=RAND()" office:value-type="float" office:value="0.181884765625">
            <text:p>0,1818847656</text:p>
          </table:table-cell>
          <table:table-cell table:formula="of:=RAND()" office:value-type="float" office:value="0.13299560546875">
            <text:p>0,1329956055</text:p>
          </table:table-cell>
          <table:table-cell table:formula="of:=1*([.$B36]&lt;[.$D$2])" office:value-type="float" office:value="1">
            <text:p>1</text:p>
          </table:table-cell>
          <table:table-cell table:formula="of:=([.D36]=0)*([.$B36]&lt;([.$D$2]+[.$E$2]))" office:value-type="float" office:value="0">
            <text:p>0</text:p>
          </table:table-cell>
          <table:table-cell table:formula="of:=([.D36]=0)*([.E36]=0)" office:value-type="float" office:value="0">
            <text:p>0</text:p>
          </table:table-cell>
          <table:table-cell table:formula="of:=1*([.$C36]&lt;[.$G$2])" office:value-type="float" office:value="0">
            <text:p>0</text:p>
          </table:table-cell>
          <table:table-cell table:formula="of:=([.G36]=0)*([.$C36]&lt;([.$G$2]+[.$H$2]))" office:value-type="float" office:value="1">
            <text:p>1</text:p>
          </table:table-cell>
          <table:table-cell table:formula="of:=([.G36]=0)*([.H36]=0)" office:value-type="float" office:value="0">
            <text:p>0</text:p>
          </table:table-cell>
          <table:table-cell table:formula="of:=IF([.D36]*[.G36];[.$M$4]) + IF([.E36]*[.G36];[.$M$5]) + IF([.F36]*[.G36];[.$M$6]) + IF([.D36]*[.H36];[.$N$4]) + IF([.E36]*[.H36];[.$N$5]) + IF([.F36]*[.H36];[.$N$6]) + IF([.D36]*[.I36];[.$O$4]) + IF([.E36]*[.I36];[.$O$5]) + IF([.F36]*[.I36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table:formula="of:=RAND()" office:value-type="float" office:value="0.162078857421875">
            <text:p>0,1620788574</text:p>
          </table:table-cell>
          <table:table-cell table:formula="of:=RAND()" office:value-type="float" office:value="0.68170166015625">
            <text:p>0,6817016602</text:p>
          </table:table-cell>
          <table:table-cell table:formula="of:=1*([.$B37]&lt;[.$D$2])" office:value-type="float" office:value="1">
            <text:p>1</text:p>
          </table:table-cell>
          <table:table-cell table:formula="of:=([.D37]=0)*([.$B37]&lt;([.$D$2]+[.$E$2]))" office:value-type="float" office:value="0">
            <text:p>0</text:p>
          </table:table-cell>
          <table:table-cell table:formula="of:=([.D37]=0)*([.E37]=0)" office:value-type="float" office:value="0">
            <text:p>0</text:p>
          </table:table-cell>
          <table:table-cell table:formula="of:=1*([.$C37]&lt;[.$G$2])" office:value-type="float" office:value="0">
            <text:p>0</text:p>
          </table:table-cell>
          <table:table-cell table:formula="of:=([.G37]=0)*([.$C37]&lt;([.$G$2]+[.$H$2]))" office:value-type="float" office:value="0">
            <text:p>0</text:p>
          </table:table-cell>
          <table:table-cell table:formula="of:=([.G37]=0)*([.H37]=0)" office:value-type="float" office:value="1">
            <text:p>1</text:p>
          </table:table-cell>
          <table:table-cell table:formula="of:=IF([.D37]*[.G37];[.$M$4]) + IF([.E37]*[.G37];[.$M$5]) + IF([.F37]*[.G37];[.$M$6]) + IF([.D37]*[.H37];[.$N$4]) + IF([.E37]*[.H37];[.$N$5]) + IF([.F37]*[.H37];[.$N$6]) + IF([.D37]*[.I37];[.$O$4]) + IF([.E37]*[.I37];[.$O$5]) + IF([.F37]*[.I3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table:formula="of:=RAND()" office:value-type="float" office:value="0.308135986328125">
            <text:p>0,3081359863</text:p>
          </table:table-cell>
          <table:table-cell table:formula="of:=RAND()" office:value-type="float" office:value="0.523193359375">
            <text:p>0,5231933594</text:p>
          </table:table-cell>
          <table:table-cell table:formula="of:=1*([.$B38]&lt;[.$D$2])" office:value-type="float" office:value="1">
            <text:p>1</text:p>
          </table:table-cell>
          <table:table-cell table:formula="of:=([.D38]=0)*([.$B38]&lt;([.$D$2]+[.$E$2]))" office:value-type="float" office:value="0">
            <text:p>0</text:p>
          </table:table-cell>
          <table:table-cell table:formula="of:=([.D38]=0)*([.E38]=0)" office:value-type="float" office:value="0">
            <text:p>0</text:p>
          </table:table-cell>
          <table:table-cell table:formula="of:=1*([.$C38]&lt;[.$G$2])" office:value-type="float" office:value="0">
            <text:p>0</text:p>
          </table:table-cell>
          <table:table-cell table:formula="of:=([.G38]=0)*([.$C38]&lt;([.$G$2]+[.$H$2]))" office:value-type="float" office:value="0">
            <text:p>0</text:p>
          </table:table-cell>
          <table:table-cell table:formula="of:=([.G38]=0)*([.H38]=0)" office:value-type="float" office:value="1">
            <text:p>1</text:p>
          </table:table-cell>
          <table:table-cell table:formula="of:=IF([.D38]*[.G38];[.$M$4]) + IF([.E38]*[.G38];[.$M$5]) + IF([.F38]*[.G38];[.$M$6]) + IF([.D38]*[.H38];[.$N$4]) + IF([.E38]*[.H38];[.$N$5]) + IF([.F38]*[.H38];[.$N$6]) + IF([.D38]*[.I38];[.$O$4]) + IF([.E38]*[.I38];[.$O$5]) + IF([.F38]*[.I38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table:formula="of:=RAND()" office:value-type="float" office:value="0.139404296875">
            <text:p>0,1394042969</text:p>
          </table:table-cell>
          <table:table-cell table:formula="of:=RAND()" office:value-type="float" office:value="0.023773193359375">
            <text:p>0,0237731934</text:p>
          </table:table-cell>
          <table:table-cell table:formula="of:=1*([.$B39]&lt;[.$D$2])" office:value-type="float" office:value="1">
            <text:p>1</text:p>
          </table:table-cell>
          <table:table-cell table:formula="of:=([.D39]=0)*([.$B39]&lt;([.$D$2]+[.$E$2]))" office:value-type="float" office:value="0">
            <text:p>0</text:p>
          </table:table-cell>
          <table:table-cell table:formula="of:=([.D39]=0)*([.E39]=0)" office:value-type="float" office:value="0">
            <text:p>0</text:p>
          </table:table-cell>
          <table:table-cell table:formula="of:=1*([.$C39]&lt;[.$G$2])" office:value-type="float" office:value="0">
            <text:p>0</text:p>
          </table:table-cell>
          <table:table-cell table:formula="of:=([.G39]=0)*([.$C39]&lt;([.$G$2]+[.$H$2]))" office:value-type="float" office:value="1">
            <text:p>1</text:p>
          </table:table-cell>
          <table:table-cell table:formula="of:=([.G39]=0)*([.H39]=0)" office:value-type="float" office:value="0">
            <text:p>0</text:p>
          </table:table-cell>
          <table:table-cell table:formula="of:=IF([.D39]*[.G39];[.$M$4]) + IF([.E39]*[.G39];[.$M$5]) + IF([.F39]*[.G39];[.$M$6]) + IF([.D39]*[.H39];[.$N$4]) + IF([.E39]*[.H39];[.$N$5]) + IF([.F39]*[.H39];[.$N$6]) + IF([.D39]*[.I39];[.$O$4]) + IF([.E39]*[.I39];[.$O$5]) + IF([.F39]*[.I39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table:formula="of:=RAND()" office:value-type="float" office:value="0.6495361328125">
            <text:p>0,6495361328</text:p>
          </table:table-cell>
          <table:table-cell table:formula="of:=RAND()" office:value-type="float" office:value="0.082672119140625">
            <text:p>0,0826721191</text:p>
          </table:table-cell>
          <table:table-cell table:formula="of:=1*([.$B40]&lt;[.$D$2])" office:value-type="float" office:value="1">
            <text:p>1</text:p>
          </table:table-cell>
          <table:table-cell table:formula="of:=([.D40]=0)*([.$B40]&lt;([.$D$2]+[.$E$2]))" office:value-type="float" office:value="0">
            <text:p>0</text:p>
          </table:table-cell>
          <table:table-cell table:formula="of:=([.D40]=0)*([.E40]=0)" office:value-type="float" office:value="0">
            <text:p>0</text:p>
          </table:table-cell>
          <table:table-cell table:formula="of:=1*([.$C40]&lt;[.$G$2])" office:value-type="float" office:value="0">
            <text:p>0</text:p>
          </table:table-cell>
          <table:table-cell table:formula="of:=([.G40]=0)*([.$C40]&lt;([.$G$2]+[.$H$2]))" office:value-type="float" office:value="1">
            <text:p>1</text:p>
          </table:table-cell>
          <table:table-cell table:formula="of:=([.G40]=0)*([.H40]=0)" office:value-type="float" office:value="0">
            <text:p>0</text:p>
          </table:table-cell>
          <table:table-cell table:formula="of:=IF([.D40]*[.G40];[.$M$4]) + IF([.E40]*[.G40];[.$M$5]) + IF([.F40]*[.G40];[.$M$6]) + IF([.D40]*[.H40];[.$N$4]) + IF([.E40]*[.H40];[.$N$5]) + IF([.F40]*[.H40];[.$N$6]) + IF([.D40]*[.I40];[.$O$4]) + IF([.E40]*[.I40];[.$O$5]) + IF([.F40]*[.I40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table:formula="of:=RAND()" office:value-type="float" office:value="0.91168212890625">
            <text:p>0,9116821289</text:p>
          </table:table-cell>
          <table:table-cell table:formula="of:=RAND()" office:value-type="float" office:value="0.45751953125">
            <text:p>0,4575195313</text:p>
          </table:table-cell>
          <table:table-cell table:formula="of:=1*([.$B41]&lt;[.$D$2])" office:value-type="float" office:value="0">
            <text:p>0</text:p>
          </table:table-cell>
          <table:table-cell table:formula="of:=([.D41]=0)*([.$B41]&lt;([.$D$2]+[.$E$2]))" office:value-type="float" office:value="0">
            <text:p>0</text:p>
          </table:table-cell>
          <table:table-cell table:formula="of:=([.D41]=0)*([.E41]=0)" office:value-type="float" office:value="1">
            <text:p>1</text:p>
          </table:table-cell>
          <table:table-cell table:formula="of:=1*([.$C41]&lt;[.$G$2])" office:value-type="float" office:value="0">
            <text:p>0</text:p>
          </table:table-cell>
          <table:table-cell table:formula="of:=([.G41]=0)*([.$C41]&lt;([.$G$2]+[.$H$2]))" office:value-type="float" office:value="1">
            <text:p>1</text:p>
          </table:table-cell>
          <table:table-cell table:formula="of:=([.G41]=0)*([.H41]=0)" office:value-type="float" office:value="0">
            <text:p>0</text:p>
          </table:table-cell>
          <table:table-cell table:formula="of:=IF([.D41]*[.G41];[.$M$4]) + IF([.E41]*[.G41];[.$M$5]) + IF([.F41]*[.G41];[.$M$6]) + IF([.D41]*[.H41];[.$N$4]) + IF([.E41]*[.H41];[.$N$5]) + IF([.F41]*[.H41];[.$N$6]) + IF([.D41]*[.I41];[.$O$4]) + IF([.E41]*[.I41];[.$O$5]) + IF([.F41]*[.I41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table:formula="of:=RAND()" office:value-type="float" office:value="0.99908447265625">
            <text:p>0,9990844727</text:p>
          </table:table-cell>
          <table:table-cell table:formula="of:=RAND()" office:value-type="float" office:value="0.20355224609375">
            <text:p>0,2035522461</text:p>
          </table:table-cell>
          <table:table-cell table:formula="of:=1*([.$B42]&lt;[.$D$2])" office:value-type="float" office:value="0">
            <text:p>0</text:p>
          </table:table-cell>
          <table:table-cell table:formula="of:=([.D42]=0)*([.$B42]&lt;([.$D$2]+[.$E$2]))" office:value-type="float" office:value="0">
            <text:p>0</text:p>
          </table:table-cell>
          <table:table-cell table:formula="of:=([.D42]=0)*([.E42]=0)" office:value-type="float" office:value="1">
            <text:p>1</text:p>
          </table:table-cell>
          <table:table-cell table:formula="of:=1*([.$C42]&lt;[.$G$2])" office:value-type="float" office:value="0">
            <text:p>0</text:p>
          </table:table-cell>
          <table:table-cell table:formula="of:=([.G42]=0)*([.$C42]&lt;([.$G$2]+[.$H$2]))" office:value-type="float" office:value="1">
            <text:p>1</text:p>
          </table:table-cell>
          <table:table-cell table:formula="of:=([.G42]=0)*([.H42]=0)" office:value-type="float" office:value="0">
            <text:p>0</text:p>
          </table:table-cell>
          <table:table-cell table:formula="of:=IF([.D42]*[.G42];[.$M$4]) + IF([.E42]*[.G42];[.$M$5]) + IF([.F42]*[.G42];[.$M$6]) + IF([.D42]*[.H42];[.$N$4]) + IF([.E42]*[.H42];[.$N$5]) + IF([.F42]*[.H42];[.$N$6]) + IF([.D42]*[.I42];[.$O$4]) + IF([.E42]*[.I42];[.$O$5]) + IF([.F42]*[.I42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formula="of:=RAND()" office:value-type="float" office:value="0.5621337890625">
            <text:p>0,5621337891</text:p>
          </table:table-cell>
          <table:table-cell table:formula="of:=RAND()" office:value-type="float" office:value="0.19622802734375">
            <text:p>0,1962280273</text:p>
          </table:table-cell>
          <table:table-cell table:formula="of:=1*([.$B43]&lt;[.$D$2])" office:value-type="float" office:value="1">
            <text:p>1</text:p>
          </table:table-cell>
          <table:table-cell table:formula="of:=([.D43]=0)*([.$B43]&lt;([.$D$2]+[.$E$2]))" office:value-type="float" office:value="0">
            <text:p>0</text:p>
          </table:table-cell>
          <table:table-cell table:formula="of:=([.D43]=0)*([.E43]=0)" office:value-type="float" office:value="0">
            <text:p>0</text:p>
          </table:table-cell>
          <table:table-cell table:formula="of:=1*([.$C43]&lt;[.$G$2])" office:value-type="float" office:value="0">
            <text:p>0</text:p>
          </table:table-cell>
          <table:table-cell table:formula="of:=([.G43]=0)*([.$C43]&lt;([.$G$2]+[.$H$2]))" office:value-type="float" office:value="1">
            <text:p>1</text:p>
          </table:table-cell>
          <table:table-cell table:formula="of:=([.G43]=0)*([.H43]=0)" office:value-type="float" office:value="0">
            <text:p>0</text:p>
          </table:table-cell>
          <table:table-cell table:formula="of:=IF([.D43]*[.G43];[.$M$4]) + IF([.E43]*[.G43];[.$M$5]) + IF([.F43]*[.G43];[.$M$6]) + IF([.D43]*[.H43];[.$N$4]) + IF([.E43]*[.H43];[.$N$5]) + IF([.F43]*[.H43];[.$N$6]) + IF([.D43]*[.I43];[.$O$4]) + IF([.E43]*[.I43];[.$O$5]) + IF([.F43]*[.I43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table:formula="of:=RAND()" office:value-type="float" office:value="0.62213134765625">
            <text:p>0,6221313477</text:p>
          </table:table-cell>
          <table:table-cell table:formula="of:=RAND()" office:value-type="float" office:value="0.966796875">
            <text:p>0,966796875</text:p>
          </table:table-cell>
          <table:table-cell table:formula="of:=1*([.$B44]&lt;[.$D$2])" office:value-type="float" office:value="1">
            <text:p>1</text:p>
          </table:table-cell>
          <table:table-cell table:formula="of:=([.D44]=0)*([.$B44]&lt;([.$D$2]+[.$E$2]))" office:value-type="float" office:value="0">
            <text:p>0</text:p>
          </table:table-cell>
          <table:table-cell table:formula="of:=([.D44]=0)*([.E44]=0)" office:value-type="float" office:value="0">
            <text:p>0</text:p>
          </table:table-cell>
          <table:table-cell table:formula="of:=1*([.$C44]&lt;[.$G$2])" office:value-type="float" office:value="0">
            <text:p>0</text:p>
          </table:table-cell>
          <table:table-cell table:formula="of:=([.G44]=0)*([.$C44]&lt;([.$G$2]+[.$H$2]))" office:value-type="float" office:value="0">
            <text:p>0</text:p>
          </table:table-cell>
          <table:table-cell table:formula="of:=([.G44]=0)*([.H44]=0)" office:value-type="float" office:value="1">
            <text:p>1</text:p>
          </table:table-cell>
          <table:table-cell table:formula="of:=IF([.D44]*[.G44];[.$M$4]) + IF([.E44]*[.G44];[.$M$5]) + IF([.F44]*[.G44];[.$M$6]) + IF([.D44]*[.H44];[.$N$4]) + IF([.E44]*[.H44];[.$N$5]) + IF([.F44]*[.H44];[.$N$6]) + IF([.D44]*[.I44];[.$O$4]) + IF([.E44]*[.I44];[.$O$5]) + IF([.F44]*[.I4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table:formula="of:=RAND()" office:value-type="float" office:value="0.128875732421875">
            <text:p>0,1288757324</text:p>
          </table:table-cell>
          <table:table-cell table:formula="of:=RAND()" office:value-type="float" office:value="0.418792724609375">
            <text:p>0,4187927246</text:p>
          </table:table-cell>
          <table:table-cell table:formula="of:=1*([.$B45]&lt;[.$D$2])" office:value-type="float" office:value="1">
            <text:p>1</text:p>
          </table:table-cell>
          <table:table-cell table:formula="of:=([.D45]=0)*([.$B45]&lt;([.$D$2]+[.$E$2]))" office:value-type="float" office:value="0">
            <text:p>0</text:p>
          </table:table-cell>
          <table:table-cell table:formula="of:=([.D45]=0)*([.E45]=0)" office:value-type="float" office:value="0">
            <text:p>0</text:p>
          </table:table-cell>
          <table:table-cell table:formula="of:=1*([.$C45]&lt;[.$G$2])" office:value-type="float" office:value="0">
            <text:p>0</text:p>
          </table:table-cell>
          <table:table-cell table:formula="of:=([.G45]=0)*([.$C45]&lt;([.$G$2]+[.$H$2]))" office:value-type="float" office:value="1">
            <text:p>1</text:p>
          </table:table-cell>
          <table:table-cell table:formula="of:=([.G45]=0)*([.H45]=0)" office:value-type="float" office:value="0">
            <text:p>0</text:p>
          </table:table-cell>
          <table:table-cell table:formula="of:=IF([.D45]*[.G45];[.$M$4]) + IF([.E45]*[.G45];[.$M$5]) + IF([.F45]*[.G45];[.$M$6]) + IF([.D45]*[.H45];[.$N$4]) + IF([.E45]*[.H45];[.$N$5]) + IF([.F45]*[.H45];[.$N$6]) + IF([.D45]*[.I45];[.$O$4]) + IF([.E45]*[.I45];[.$O$5]) + IF([.F45]*[.I4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table:formula="of:=RAND()" office:value-type="float" office:value="0.7064208984375">
            <text:p>0,7064208984</text:p>
          </table:table-cell>
          <table:table-cell table:formula="of:=RAND()" office:value-type="float" office:value="0.033935546875">
            <text:p>0,0339355469</text:p>
          </table:table-cell>
          <table:table-cell table:formula="of:=1*([.$B46]&lt;[.$D$2])" office:value-type="float" office:value="0">
            <text:p>0</text:p>
          </table:table-cell>
          <table:table-cell table:formula="of:=([.D46]=0)*([.$B46]&lt;([.$D$2]+[.$E$2]))" office:value-type="float" office:value="0">
            <text:p>0</text:p>
          </table:table-cell>
          <table:table-cell table:formula="of:=([.D46]=0)*([.E46]=0)" office:value-type="float" office:value="1">
            <text:p>1</text:p>
          </table:table-cell>
          <table:table-cell table:formula="of:=1*([.$C46]&lt;[.$G$2])" office:value-type="float" office:value="0">
            <text:p>0</text:p>
          </table:table-cell>
          <table:table-cell table:formula="of:=([.G46]=0)*([.$C46]&lt;([.$G$2]+[.$H$2]))" office:value-type="float" office:value="1">
            <text:p>1</text:p>
          </table:table-cell>
          <table:table-cell table:formula="of:=([.G46]=0)*([.H46]=0)" office:value-type="float" office:value="0">
            <text:p>0</text:p>
          </table:table-cell>
          <table:table-cell table:formula="of:=IF([.D46]*[.G46];[.$M$4]) + IF([.E46]*[.G46];[.$M$5]) + IF([.F46]*[.G46];[.$M$6]) + IF([.D46]*[.H46];[.$N$4]) + IF([.E46]*[.H46];[.$N$5]) + IF([.F46]*[.H46];[.$N$6]) + IF([.D46]*[.I46];[.$O$4]) + IF([.E46]*[.I46];[.$O$5]) + IF([.F46]*[.I46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table:formula="of:=RAND()" office:value-type="float" office:value="0.90338134765625">
            <text:p>0,9033813477</text:p>
          </table:table-cell>
          <table:table-cell table:formula="of:=RAND()" office:value-type="float" office:value="0.545135498046875">
            <text:p>0,545135498</text:p>
          </table:table-cell>
          <table:table-cell table:formula="of:=1*([.$B47]&lt;[.$D$2])" office:value-type="float" office:value="0">
            <text:p>0</text:p>
          </table:table-cell>
          <table:table-cell table:formula="of:=([.D47]=0)*([.$B47]&lt;([.$D$2]+[.$E$2]))" office:value-type="float" office:value="0">
            <text:p>0</text:p>
          </table:table-cell>
          <table:table-cell table:formula="of:=([.D47]=0)*([.E47]=0)" office:value-type="float" office:value="1">
            <text:p>1</text:p>
          </table:table-cell>
          <table:table-cell table:formula="of:=1*([.$C47]&lt;[.$G$2])" office:value-type="float" office:value="0">
            <text:p>0</text:p>
          </table:table-cell>
          <table:table-cell table:formula="of:=([.G47]=0)*([.$C47]&lt;([.$G$2]+[.$H$2]))" office:value-type="float" office:value="0">
            <text:p>0</text:p>
          </table:table-cell>
          <table:table-cell table:formula="of:=([.G47]=0)*([.H47]=0)" office:value-type="float" office:value="1">
            <text:p>1</text:p>
          </table:table-cell>
          <table:table-cell table:formula="of:=IF([.D47]*[.G47];[.$M$4]) + IF([.E47]*[.G47];[.$M$5]) + IF([.F47]*[.G47];[.$M$6]) + IF([.D47]*[.H47];[.$N$4]) + IF([.E47]*[.H47];[.$N$5]) + IF([.F47]*[.H47];[.$N$6]) + IF([.D47]*[.I47];[.$O$4]) + IF([.E47]*[.I47];[.$O$5]) + IF([.F47]*[.I47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table:formula="of:=RAND()" office:value-type="float" office:value="0.297943115234375">
            <text:p>0,2979431152</text:p>
          </table:table-cell>
          <table:table-cell table:formula="of:=RAND()" office:value-type="float" office:value="0.376800537109375">
            <text:p>0,3768005371</text:p>
          </table:table-cell>
          <table:table-cell table:formula="of:=1*([.$B48]&lt;[.$D$2])" office:value-type="float" office:value="1">
            <text:p>1</text:p>
          </table:table-cell>
          <table:table-cell table:formula="of:=([.D48]=0)*([.$B48]&lt;([.$D$2]+[.$E$2]))" office:value-type="float" office:value="0">
            <text:p>0</text:p>
          </table:table-cell>
          <table:table-cell table:formula="of:=([.D48]=0)*([.E48]=0)" office:value-type="float" office:value="0">
            <text:p>0</text:p>
          </table:table-cell>
          <table:table-cell table:formula="of:=1*([.$C48]&lt;[.$G$2])" office:value-type="float" office:value="0">
            <text:p>0</text:p>
          </table:table-cell>
          <table:table-cell table:formula="of:=([.G48]=0)*([.$C48]&lt;([.$G$2]+[.$H$2]))" office:value-type="float" office:value="1">
            <text:p>1</text:p>
          </table:table-cell>
          <table:table-cell table:formula="of:=([.G48]=0)*([.H48]=0)" office:value-type="float" office:value="0">
            <text:p>0</text:p>
          </table:table-cell>
          <table:table-cell table:formula="of:=IF([.D48]*[.G48];[.$M$4]) + IF([.E48]*[.G48];[.$M$5]) + IF([.F48]*[.G48];[.$M$6]) + IF([.D48]*[.H48];[.$N$4]) + IF([.E48]*[.H48];[.$N$5]) + IF([.F48]*[.H48];[.$N$6]) + IF([.D48]*[.I48];[.$O$4]) + IF([.E48]*[.I48];[.$O$5]) + IF([.F48]*[.I4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table:formula="of:=RAND()" office:value-type="float" office:value="0.105865478515625">
            <text:p>0,1058654785</text:p>
          </table:table-cell>
          <table:table-cell table:formula="of:=RAND()" office:value-type="float" office:value="0.05279541015625">
            <text:p>0,0527954102</text:p>
          </table:table-cell>
          <table:table-cell table:formula="of:=1*([.$B49]&lt;[.$D$2])" office:value-type="float" office:value="1">
            <text:p>1</text:p>
          </table:table-cell>
          <table:table-cell table:formula="of:=([.D49]=0)*([.$B49]&lt;([.$D$2]+[.$E$2]))" office:value-type="float" office:value="0">
            <text:p>0</text:p>
          </table:table-cell>
          <table:table-cell table:formula="of:=([.D49]=0)*([.E49]=0)" office:value-type="float" office:value="0">
            <text:p>0</text:p>
          </table:table-cell>
          <table:table-cell table:formula="of:=1*([.$C49]&lt;[.$G$2])" office:value-type="float" office:value="0">
            <text:p>0</text:p>
          </table:table-cell>
          <table:table-cell table:formula="of:=([.G49]=0)*([.$C49]&lt;([.$G$2]+[.$H$2]))" office:value-type="float" office:value="1">
            <text:p>1</text:p>
          </table:table-cell>
          <table:table-cell table:formula="of:=([.G49]=0)*([.H49]=0)" office:value-type="float" office:value="0">
            <text:p>0</text:p>
          </table:table-cell>
          <table:table-cell table:formula="of:=IF([.D49]*[.G49];[.$M$4]) + IF([.E49]*[.G49];[.$M$5]) + IF([.F49]*[.G49];[.$M$6]) + IF([.D49]*[.H49];[.$N$4]) + IF([.E49]*[.H49];[.$N$5]) + IF([.F49]*[.H49];[.$N$6]) + IF([.D49]*[.I49];[.$O$4]) + IF([.E49]*[.I49];[.$O$5]) + IF([.F49]*[.I49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table:formula="of:=RAND()" office:value-type="float" office:value="0.629974365234375">
            <text:p>0,6299743652</text:p>
          </table:table-cell>
          <table:table-cell table:formula="of:=RAND()" office:value-type="float" office:value="0.876129150390625">
            <text:p>0,8761291504</text:p>
          </table:table-cell>
          <table:table-cell table:formula="of:=1*([.$B50]&lt;[.$D$2])" office:value-type="float" office:value="1">
            <text:p>1</text:p>
          </table:table-cell>
          <table:table-cell table:formula="of:=([.D50]=0)*([.$B50]&lt;([.$D$2]+[.$E$2]))" office:value-type="float" office:value="0">
            <text:p>0</text:p>
          </table:table-cell>
          <table:table-cell table:formula="of:=([.D50]=0)*([.E50]=0)" office:value-type="float" office:value="0">
            <text:p>0</text:p>
          </table:table-cell>
          <table:table-cell table:formula="of:=1*([.$C50]&lt;[.$G$2])" office:value-type="float" office:value="0">
            <text:p>0</text:p>
          </table:table-cell>
          <table:table-cell table:formula="of:=([.G50]=0)*([.$C50]&lt;([.$G$2]+[.$H$2]))" office:value-type="float" office:value="0">
            <text:p>0</text:p>
          </table:table-cell>
          <table:table-cell table:formula="of:=([.G50]=0)*([.H50]=0)" office:value-type="float" office:value="1">
            <text:p>1</text:p>
          </table:table-cell>
          <table:table-cell table:formula="of:=IF([.D50]*[.G50];[.$M$4]) + IF([.E50]*[.G50];[.$M$5]) + IF([.F50]*[.G50];[.$M$6]) + IF([.D50]*[.H50];[.$N$4]) + IF([.E50]*[.H50];[.$N$5]) + IF([.F50]*[.H50];[.$N$6]) + IF([.D50]*[.I50];[.$O$4]) + IF([.E50]*[.I50];[.$O$5]) + IF([.F50]*[.I5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table:formula="of:=RAND()" office:value-type="float" office:value="0.094024658203125">
            <text:p>0,0940246582</text:p>
          </table:table-cell>
          <table:table-cell table:formula="of:=RAND()" office:value-type="float" office:value="0.115692138671875">
            <text:p>0,1156921387</text:p>
          </table:table-cell>
          <table:table-cell table:formula="of:=1*([.$B51]&lt;[.$D$2])" office:value-type="float" office:value="1">
            <text:p>1</text:p>
          </table:table-cell>
          <table:table-cell table:formula="of:=([.D51]=0)*([.$B51]&lt;([.$D$2]+[.$E$2]))" office:value-type="float" office:value="0">
            <text:p>0</text:p>
          </table:table-cell>
          <table:table-cell table:formula="of:=([.D51]=0)*([.E51]=0)" office:value-type="float" office:value="0">
            <text:p>0</text:p>
          </table:table-cell>
          <table:table-cell table:formula="of:=1*([.$C51]&lt;[.$G$2])" office:value-type="float" office:value="0">
            <text:p>0</text:p>
          </table:table-cell>
          <table:table-cell table:formula="of:=([.G51]=0)*([.$C51]&lt;([.$G$2]+[.$H$2]))" office:value-type="float" office:value="1">
            <text:p>1</text:p>
          </table:table-cell>
          <table:table-cell table:formula="of:=([.G51]=0)*([.H51]=0)" office:value-type="float" office:value="0">
            <text:p>0</text:p>
          </table:table-cell>
          <table:table-cell table:formula="of:=IF([.D51]*[.G51];[.$M$4]) + IF([.E51]*[.G51];[.$M$5]) + IF([.F51]*[.G51];[.$M$6]) + IF([.D51]*[.H51];[.$N$4]) + IF([.E51]*[.H51];[.$N$5]) + IF([.F51]*[.H51];[.$N$6]) + IF([.D51]*[.I51];[.$O$4]) + IF([.E51]*[.I51];[.$O$5]) + IF([.F51]*[.I51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table:formula="of:=RAND()" office:value-type="float" office:value="0.2503662109375">
            <text:p>0,2503662109</text:p>
          </table:table-cell>
          <table:table-cell table:formula="of:=RAND()" office:value-type="float" office:value="0.320770263671875">
            <text:p>0,3207702637</text:p>
          </table:table-cell>
          <table:table-cell table:formula="of:=1*([.$B52]&lt;[.$D$2])" office:value-type="float" office:value="1">
            <text:p>1</text:p>
          </table:table-cell>
          <table:table-cell table:formula="of:=([.D52]=0)*([.$B52]&lt;([.$D$2]+[.$E$2]))" office:value-type="float" office:value="0">
            <text:p>0</text:p>
          </table:table-cell>
          <table:table-cell table:formula="of:=([.D52]=0)*([.E52]=0)" office:value-type="float" office:value="0">
            <text:p>0</text:p>
          </table:table-cell>
          <table:table-cell table:formula="of:=1*([.$C52]&lt;[.$G$2])" office:value-type="float" office:value="0">
            <text:p>0</text:p>
          </table:table-cell>
          <table:table-cell table:formula="of:=([.G52]=0)*([.$C52]&lt;([.$G$2]+[.$H$2]))" office:value-type="float" office:value="1">
            <text:p>1</text:p>
          </table:table-cell>
          <table:table-cell table:formula="of:=([.G52]=0)*([.H52]=0)" office:value-type="float" office:value="0">
            <text:p>0</text:p>
          </table:table-cell>
          <table:table-cell table:formula="of:=IF([.D52]*[.G52];[.$M$4]) + IF([.E52]*[.G52];[.$M$5]) + IF([.F52]*[.G52];[.$M$6]) + IF([.D52]*[.H52];[.$N$4]) + IF([.E52]*[.H52];[.$N$5]) + IF([.F52]*[.H52];[.$N$6]) + IF([.D52]*[.I52];[.$O$4]) + IF([.E52]*[.I52];[.$O$5]) + IF([.F52]*[.I52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formula="of:=RAND()" office:value-type="float" office:value="0.76092529296875">
            <text:p>0,760925293</text:p>
          </table:table-cell>
          <table:table-cell table:formula="of:=RAND()" office:value-type="float" office:value="0.846405029296875">
            <text:p>0,8464050293</text:p>
          </table:table-cell>
          <table:table-cell table:formula="of:=1*([.$B53]&lt;[.$D$2])" office:value-type="float" office:value="0">
            <text:p>0</text:p>
          </table:table-cell>
          <table:table-cell table:formula="of:=([.D53]=0)*([.$B53]&lt;([.$D$2]+[.$E$2]))" office:value-type="float" office:value="0">
            <text:p>0</text:p>
          </table:table-cell>
          <table:table-cell table:formula="of:=([.D53]=0)*([.E53]=0)" office:value-type="float" office:value="1">
            <text:p>1</text:p>
          </table:table-cell>
          <table:table-cell table:formula="of:=1*([.$C53]&lt;[.$G$2])" office:value-type="float" office:value="0">
            <text:p>0</text:p>
          </table:table-cell>
          <table:table-cell table:formula="of:=([.G53]=0)*([.$C53]&lt;([.$G$2]+[.$H$2]))" office:value-type="float" office:value="0">
            <text:p>0</text:p>
          </table:table-cell>
          <table:table-cell table:formula="of:=([.G53]=0)*([.H53]=0)" office:value-type="float" office:value="1">
            <text:p>1</text:p>
          </table:table-cell>
          <table:table-cell table:formula="of:=IF([.D53]*[.G53];[.$M$4]) + IF([.E53]*[.G53];[.$M$5]) + IF([.F53]*[.G53];[.$M$6]) + IF([.D53]*[.H53];[.$N$4]) + IF([.E53]*[.H53];[.$N$5]) + IF([.F53]*[.H53];[.$N$6]) + IF([.D53]*[.I53];[.$O$4]) + IF([.E53]*[.I53];[.$O$5]) + IF([.F53]*[.I53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51">
            <text:p>51</text:p>
          </table:table-cell>
          <table:table-cell table:formula="of:=RAND()" office:value-type="float" office:value="0.8543701171875">
            <text:p>0,8543701172</text:p>
          </table:table-cell>
          <table:table-cell table:formula="of:=RAND()" office:value-type="float" office:value="0.838592529296875">
            <text:p>0,8385925293</text:p>
          </table:table-cell>
          <table:table-cell table:formula="of:=1*([.$B54]&lt;[.$D$2])" office:value-type="float" office:value="0">
            <text:p>0</text:p>
          </table:table-cell>
          <table:table-cell table:formula="of:=([.D54]=0)*([.$B54]&lt;([.$D$2]+[.$E$2]))" office:value-type="float" office:value="0">
            <text:p>0</text:p>
          </table:table-cell>
          <table:table-cell table:formula="of:=([.D54]=0)*([.E54]=0)" office:value-type="float" office:value="1">
            <text:p>1</text:p>
          </table:table-cell>
          <table:table-cell table:formula="of:=1*([.$C54]&lt;[.$G$2])" office:value-type="float" office:value="0">
            <text:p>0</text:p>
          </table:table-cell>
          <table:table-cell table:formula="of:=([.G54]=0)*([.$C54]&lt;([.$G$2]+[.$H$2]))" office:value-type="float" office:value="0">
            <text:p>0</text:p>
          </table:table-cell>
          <table:table-cell table:formula="of:=([.G54]=0)*([.H54]=0)" office:value-type="float" office:value="1">
            <text:p>1</text:p>
          </table:table-cell>
          <table:table-cell table:formula="of:=IF([.D54]*[.G54];[.$M$4]) + IF([.E54]*[.G54];[.$M$5]) + IF([.F54]*[.G54];[.$M$6]) + IF([.D54]*[.H54];[.$N$4]) + IF([.E54]*[.H54];[.$N$5]) + IF([.F54]*[.H54];[.$N$6]) + IF([.D54]*[.I54];[.$O$4]) + IF([.E54]*[.I54];[.$O$5]) + IF([.F54]*[.I54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52">
            <text:p>52</text:p>
          </table:table-cell>
          <table:table-cell table:formula="of:=RAND()" office:value-type="float" office:value="0.2789306640625">
            <text:p>0,2789306641</text:p>
          </table:table-cell>
          <table:table-cell table:formula="of:=RAND()" office:value-type="float" office:value="0.423370361328125">
            <text:p>0,4233703613</text:p>
          </table:table-cell>
          <table:table-cell table:formula="of:=1*([.$B55]&lt;[.$D$2])" office:value-type="float" office:value="1">
            <text:p>1</text:p>
          </table:table-cell>
          <table:table-cell table:formula="of:=([.D55]=0)*([.$B55]&lt;([.$D$2]+[.$E$2]))" office:value-type="float" office:value="0">
            <text:p>0</text:p>
          </table:table-cell>
          <table:table-cell table:formula="of:=([.D55]=0)*([.E55]=0)" office:value-type="float" office:value="0">
            <text:p>0</text:p>
          </table:table-cell>
          <table:table-cell table:formula="of:=1*([.$C55]&lt;[.$G$2])" office:value-type="float" office:value="0">
            <text:p>0</text:p>
          </table:table-cell>
          <table:table-cell table:formula="of:=([.G55]=0)*([.$C55]&lt;([.$G$2]+[.$H$2]))" office:value-type="float" office:value="1">
            <text:p>1</text:p>
          </table:table-cell>
          <table:table-cell table:formula="of:=([.G55]=0)*([.H55]=0)" office:value-type="float" office:value="0">
            <text:p>0</text:p>
          </table:table-cell>
          <table:table-cell table:formula="of:=IF([.D55]*[.G55];[.$M$4]) + IF([.E55]*[.G55];[.$M$5]) + IF([.F55]*[.G55];[.$M$6]) + IF([.D55]*[.H55];[.$N$4]) + IF([.E55]*[.H55];[.$N$5]) + IF([.F55]*[.H55];[.$N$6]) + IF([.D55]*[.I55];[.$O$4]) + IF([.E55]*[.I55];[.$O$5]) + IF([.F55]*[.I5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53">
            <text:p>53</text:p>
          </table:table-cell>
          <table:table-cell table:formula="of:=RAND()" office:value-type="float" office:value="0.2286376953125">
            <text:p>0,2286376953</text:p>
          </table:table-cell>
          <table:table-cell table:formula="of:=RAND()" office:value-type="float" office:value="0.289886474609375">
            <text:p>0,2898864746</text:p>
          </table:table-cell>
          <table:table-cell table:formula="of:=1*([.$B56]&lt;[.$D$2])" office:value-type="float" office:value="1">
            <text:p>1</text:p>
          </table:table-cell>
          <table:table-cell table:formula="of:=([.D56]=0)*([.$B56]&lt;([.$D$2]+[.$E$2]))" office:value-type="float" office:value="0">
            <text:p>0</text:p>
          </table:table-cell>
          <table:table-cell table:formula="of:=([.D56]=0)*([.E56]=0)" office:value-type="float" office:value="0">
            <text:p>0</text:p>
          </table:table-cell>
          <table:table-cell table:formula="of:=1*([.$C56]&lt;[.$G$2])" office:value-type="float" office:value="0">
            <text:p>0</text:p>
          </table:table-cell>
          <table:table-cell table:formula="of:=([.G56]=0)*([.$C56]&lt;([.$G$2]+[.$H$2]))" office:value-type="float" office:value="1">
            <text:p>1</text:p>
          </table:table-cell>
          <table:table-cell table:formula="of:=([.G56]=0)*([.H56]=0)" office:value-type="float" office:value="0">
            <text:p>0</text:p>
          </table:table-cell>
          <table:table-cell table:formula="of:=IF([.D56]*[.G56];[.$M$4]) + IF([.E56]*[.G56];[.$M$5]) + IF([.F56]*[.G56];[.$M$6]) + IF([.D56]*[.H56];[.$N$4]) + IF([.E56]*[.H56];[.$N$5]) + IF([.F56]*[.H56];[.$N$6]) + IF([.D56]*[.I56];[.$O$4]) + IF([.E56]*[.I56];[.$O$5]) + IF([.F56]*[.I56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54">
            <text:p>54</text:p>
          </table:table-cell>
          <table:table-cell table:formula="of:=RAND()" office:value-type="float" office:value="0.84539794921875">
            <text:p>0,8453979492</text:p>
          </table:table-cell>
          <table:table-cell table:formula="of:=RAND()" office:value-type="float" office:value="0.8837890625">
            <text:p>0,8837890625</text:p>
          </table:table-cell>
          <table:table-cell table:formula="of:=1*([.$B57]&lt;[.$D$2])" office:value-type="float" office:value="0">
            <text:p>0</text:p>
          </table:table-cell>
          <table:table-cell table:formula="of:=([.D57]=0)*([.$B57]&lt;([.$D$2]+[.$E$2]))" office:value-type="float" office:value="0">
            <text:p>0</text:p>
          </table:table-cell>
          <table:table-cell table:formula="of:=([.D57]=0)*([.E57]=0)" office:value-type="float" office:value="1">
            <text:p>1</text:p>
          </table:table-cell>
          <table:table-cell table:formula="of:=1*([.$C57]&lt;[.$G$2])" office:value-type="float" office:value="0">
            <text:p>0</text:p>
          </table:table-cell>
          <table:table-cell table:formula="of:=([.G57]=0)*([.$C57]&lt;([.$G$2]+[.$H$2]))" office:value-type="float" office:value="0">
            <text:p>0</text:p>
          </table:table-cell>
          <table:table-cell table:formula="of:=([.G57]=0)*([.H57]=0)" office:value-type="float" office:value="1">
            <text:p>1</text:p>
          </table:table-cell>
          <table:table-cell table:formula="of:=IF([.D57]*[.G57];[.$M$4]) + IF([.E57]*[.G57];[.$M$5]) + IF([.F57]*[.G57];[.$M$6]) + IF([.D57]*[.H57];[.$N$4]) + IF([.E57]*[.H57];[.$N$5]) + IF([.F57]*[.H57];[.$N$6]) + IF([.D57]*[.I57];[.$O$4]) + IF([.E57]*[.I57];[.$O$5]) + IF([.F57]*[.I57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55">
            <text:p>55</text:p>
          </table:table-cell>
          <table:table-cell table:formula="of:=RAND()" office:value-type="float" office:value="0.2125244140625">
            <text:p>0,2125244141</text:p>
          </table:table-cell>
          <table:table-cell table:formula="of:=RAND()" office:value-type="float" office:value="0.655426025390625">
            <text:p>0,6554260254</text:p>
          </table:table-cell>
          <table:table-cell table:formula="of:=1*([.$B58]&lt;[.$D$2])" office:value-type="float" office:value="1">
            <text:p>1</text:p>
          </table:table-cell>
          <table:table-cell table:formula="of:=([.D58]=0)*([.$B58]&lt;([.$D$2]+[.$E$2]))" office:value-type="float" office:value="0">
            <text:p>0</text:p>
          </table:table-cell>
          <table:table-cell table:formula="of:=([.D58]=0)*([.E58]=0)" office:value-type="float" office:value="0">
            <text:p>0</text:p>
          </table:table-cell>
          <table:table-cell table:formula="of:=1*([.$C58]&lt;[.$G$2])" office:value-type="float" office:value="0">
            <text:p>0</text:p>
          </table:table-cell>
          <table:table-cell table:formula="of:=([.G58]=0)*([.$C58]&lt;([.$G$2]+[.$H$2]))" office:value-type="float" office:value="0">
            <text:p>0</text:p>
          </table:table-cell>
          <table:table-cell table:formula="of:=([.G58]=0)*([.H58]=0)" office:value-type="float" office:value="1">
            <text:p>1</text:p>
          </table:table-cell>
          <table:table-cell table:formula="of:=IF([.D58]*[.G58];[.$M$4]) + IF([.E58]*[.G58];[.$M$5]) + IF([.F58]*[.G58];[.$M$6]) + IF([.D58]*[.H58];[.$N$4]) + IF([.E58]*[.H58];[.$N$5]) + IF([.F58]*[.H58];[.$N$6]) + IF([.D58]*[.I58];[.$O$4]) + IF([.E58]*[.I58];[.$O$5]) + IF([.F58]*[.I58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f:=RAND()" office:value-type="float" office:value="0.586517333984375">
            <text:p>0,586517334</text:p>
          </table:table-cell>
          <table:table-cell table:formula="of:=RAND()" office:value-type="float" office:value="0.864166259765625">
            <text:p>0,8641662598</text:p>
          </table:table-cell>
          <table:table-cell table:formula="of:=1*([.$B59]&lt;[.$D$2])" office:value-type="float" office:value="1">
            <text:p>1</text:p>
          </table:table-cell>
          <table:table-cell table:formula="of:=([.D59]=0)*([.$B59]&lt;([.$D$2]+[.$E$2]))" office:value-type="float" office:value="0">
            <text:p>0</text:p>
          </table:table-cell>
          <table:table-cell table:formula="of:=([.D59]=0)*([.E59]=0)" office:value-type="float" office:value="0">
            <text:p>0</text:p>
          </table:table-cell>
          <table:table-cell table:formula="of:=1*([.$C59]&lt;[.$G$2])" office:value-type="float" office:value="0">
            <text:p>0</text:p>
          </table:table-cell>
          <table:table-cell table:formula="of:=([.G59]=0)*([.$C59]&lt;([.$G$2]+[.$H$2]))" office:value-type="float" office:value="0">
            <text:p>0</text:p>
          </table:table-cell>
          <table:table-cell table:formula="of:=([.G59]=0)*([.H59]=0)" office:value-type="float" office:value="1">
            <text:p>1</text:p>
          </table:table-cell>
          <table:table-cell table:formula="of:=IF([.D59]*[.G59];[.$M$4]) + IF([.E59]*[.G59];[.$M$5]) + IF([.F59]*[.G59];[.$M$6]) + IF([.D59]*[.H59];[.$N$4]) + IF([.E59]*[.H59];[.$N$5]) + IF([.F59]*[.H59];[.$N$6]) + IF([.D59]*[.I59];[.$O$4]) + IF([.E59]*[.I59];[.$O$5]) + IF([.F59]*[.I5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f:=RAND()" office:value-type="float" office:value="0.083770751953125">
            <text:p>0,083770752</text:p>
          </table:table-cell>
          <table:table-cell table:formula="of:=RAND()" office:value-type="float" office:value="0.94964599609375">
            <text:p>0,9496459961</text:p>
          </table:table-cell>
          <table:table-cell table:formula="of:=1*([.$B60]&lt;[.$D$2])" office:value-type="float" office:value="1">
            <text:p>1</text:p>
          </table:table-cell>
          <table:table-cell table:formula="of:=([.D60]=0)*([.$B60]&lt;([.$D$2]+[.$E$2]))" office:value-type="float" office:value="0">
            <text:p>0</text:p>
          </table:table-cell>
          <table:table-cell table:formula="of:=([.D60]=0)*([.E60]=0)" office:value-type="float" office:value="0">
            <text:p>0</text:p>
          </table:table-cell>
          <table:table-cell table:formula="of:=1*([.$C60]&lt;[.$G$2])" office:value-type="float" office:value="0">
            <text:p>0</text:p>
          </table:table-cell>
          <table:table-cell table:formula="of:=([.G60]=0)*([.$C60]&lt;([.$G$2]+[.$H$2]))" office:value-type="float" office:value="0">
            <text:p>0</text:p>
          </table:table-cell>
          <table:table-cell table:formula="of:=([.G60]=0)*([.H60]=0)" office:value-type="float" office:value="1">
            <text:p>1</text:p>
          </table:table-cell>
          <table:table-cell table:formula="of:=IF([.D60]*[.G60];[.$M$4]) + IF([.E60]*[.G60];[.$M$5]) + IF([.F60]*[.G60];[.$M$6]) + IF([.D60]*[.H60];[.$N$4]) + IF([.E60]*[.H60];[.$N$5]) + IF([.F60]*[.H60];[.$N$6]) + IF([.D60]*[.I60];[.$O$4]) + IF([.E60]*[.I60];[.$O$5]) + IF([.F60]*[.I6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f:=RAND()" office:value-type="float" office:value="0.275848388671875">
            <text:p>0,2758483887</text:p>
          </table:table-cell>
          <table:table-cell table:formula="of:=RAND()" office:value-type="float" office:value="0.069061279296875">
            <text:p>0,0690612793</text:p>
          </table:table-cell>
          <table:table-cell table:formula="of:=1*([.$B61]&lt;[.$D$2])" office:value-type="float" office:value="1">
            <text:p>1</text:p>
          </table:table-cell>
          <table:table-cell table:formula="of:=([.D61]=0)*([.$B61]&lt;([.$D$2]+[.$E$2]))" office:value-type="float" office:value="0">
            <text:p>0</text:p>
          </table:table-cell>
          <table:table-cell table:formula="of:=([.D61]=0)*([.E61]=0)" office:value-type="float" office:value="0">
            <text:p>0</text:p>
          </table:table-cell>
          <table:table-cell table:formula="of:=1*([.$C61]&lt;[.$G$2])" office:value-type="float" office:value="0">
            <text:p>0</text:p>
          </table:table-cell>
          <table:table-cell table:formula="of:=([.G61]=0)*([.$C61]&lt;([.$G$2]+[.$H$2]))" office:value-type="float" office:value="1">
            <text:p>1</text:p>
          </table:table-cell>
          <table:table-cell table:formula="of:=([.G61]=0)*([.H61]=0)" office:value-type="float" office:value="0">
            <text:p>0</text:p>
          </table:table-cell>
          <table:table-cell table:formula="of:=IF([.D61]*[.G61];[.$M$4]) + IF([.E61]*[.G61];[.$M$5]) + IF([.F61]*[.G61];[.$M$6]) + IF([.D61]*[.H61];[.$N$4]) + IF([.E61]*[.H61];[.$N$5]) + IF([.F61]*[.H61];[.$N$6]) + IF([.D61]*[.I61];[.$O$4]) + IF([.E61]*[.I61];[.$O$5]) + IF([.F61]*[.I61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f:=RAND()" office:value-type="float" office:value="0.273681640625">
            <text:p>0,2736816406</text:p>
          </table:table-cell>
          <table:table-cell table:formula="of:=RAND()" office:value-type="float" office:value="0.6903076171875">
            <text:p>0,6903076172</text:p>
          </table:table-cell>
          <table:table-cell table:formula="of:=1*([.$B62]&lt;[.$D$2])" office:value-type="float" office:value="1">
            <text:p>1</text:p>
          </table:table-cell>
          <table:table-cell table:formula="of:=([.D62]=0)*([.$B62]&lt;([.$D$2]+[.$E$2]))" office:value-type="float" office:value="0">
            <text:p>0</text:p>
          </table:table-cell>
          <table:table-cell table:formula="of:=([.D62]=0)*([.E62]=0)" office:value-type="float" office:value="0">
            <text:p>0</text:p>
          </table:table-cell>
          <table:table-cell table:formula="of:=1*([.$C62]&lt;[.$G$2])" office:value-type="float" office:value="0">
            <text:p>0</text:p>
          </table:table-cell>
          <table:table-cell table:formula="of:=([.G62]=0)*([.$C62]&lt;([.$G$2]+[.$H$2]))" office:value-type="float" office:value="0">
            <text:p>0</text:p>
          </table:table-cell>
          <table:table-cell table:formula="of:=([.G62]=0)*([.H62]=0)" office:value-type="float" office:value="1">
            <text:p>1</text:p>
          </table:table-cell>
          <table:table-cell table:formula="of:=IF([.D62]*[.G62];[.$M$4]) + IF([.E62]*[.G62];[.$M$5]) + IF([.F62]*[.G62];[.$M$6]) + IF([.D62]*[.H62];[.$N$4]) + IF([.E62]*[.H62];[.$N$5]) + IF([.F62]*[.H62];[.$N$6]) + IF([.D62]*[.I62];[.$O$4]) + IF([.E62]*[.I62];[.$O$5]) + IF([.F62]*[.I62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f:=RAND()" office:value-type="float" office:value="0.02325439453125">
            <text:p>0,0232543945</text:p>
          </table:table-cell>
          <table:table-cell table:formula="of:=RAND()" office:value-type="float" office:value="0.749786376953125">
            <text:p>0,749786377</text:p>
          </table:table-cell>
          <table:table-cell table:formula="of:=1*([.$B63]&lt;[.$D$2])" office:value-type="float" office:value="1">
            <text:p>1</text:p>
          </table:table-cell>
          <table:table-cell table:formula="of:=([.D63]=0)*([.$B63]&lt;([.$D$2]+[.$E$2]))" office:value-type="float" office:value="0">
            <text:p>0</text:p>
          </table:table-cell>
          <table:table-cell table:formula="of:=([.D63]=0)*([.E63]=0)" office:value-type="float" office:value="0">
            <text:p>0</text:p>
          </table:table-cell>
          <table:table-cell table:formula="of:=1*([.$C63]&lt;[.$G$2])" office:value-type="float" office:value="0">
            <text:p>0</text:p>
          </table:table-cell>
          <table:table-cell table:formula="of:=([.G63]=0)*([.$C63]&lt;([.$G$2]+[.$H$2]))" office:value-type="float" office:value="0">
            <text:p>0</text:p>
          </table:table-cell>
          <table:table-cell table:formula="of:=([.G63]=0)*([.H63]=0)" office:value-type="float" office:value="1">
            <text:p>1</text:p>
          </table:table-cell>
          <table:table-cell table:formula="of:=IF([.D63]*[.G63];[.$M$4]) + IF([.E63]*[.G63];[.$M$5]) + IF([.F63]*[.G63];[.$M$6]) + IF([.D63]*[.H63];[.$N$4]) + IF([.E63]*[.H63];[.$N$5]) + IF([.F63]*[.H63];[.$N$6]) + IF([.D63]*[.I63];[.$O$4]) + IF([.E63]*[.I63];[.$O$5]) + IF([.F63]*[.I63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f:=RAND()" office:value-type="float" office:value="0.819183349609375">
            <text:p>0,8191833496</text:p>
          </table:table-cell>
          <table:table-cell table:formula="of:=RAND()" office:value-type="float" office:value="0.45648193359375">
            <text:p>0,4564819336</text:p>
          </table:table-cell>
          <table:table-cell table:formula="of:=1*([.$B64]&lt;[.$D$2])" office:value-type="float" office:value="0">
            <text:p>0</text:p>
          </table:table-cell>
          <table:table-cell table:formula="of:=([.D64]=0)*([.$B64]&lt;([.$D$2]+[.$E$2]))" office:value-type="float" office:value="0">
            <text:p>0</text:p>
          </table:table-cell>
          <table:table-cell table:formula="of:=([.D64]=0)*([.E64]=0)" office:value-type="float" office:value="1">
            <text:p>1</text:p>
          </table:table-cell>
          <table:table-cell table:formula="of:=1*([.$C64]&lt;[.$G$2])" office:value-type="float" office:value="0">
            <text:p>0</text:p>
          </table:table-cell>
          <table:table-cell table:formula="of:=([.G64]=0)*([.$C64]&lt;([.$G$2]+[.$H$2]))" office:value-type="float" office:value="1">
            <text:p>1</text:p>
          </table:table-cell>
          <table:table-cell table:formula="of:=([.G64]=0)*([.H64]=0)" office:value-type="float" office:value="0">
            <text:p>0</text:p>
          </table:table-cell>
          <table:table-cell table:formula="of:=IF([.D64]*[.G64];[.$M$4]) + IF([.E64]*[.G64];[.$M$5]) + IF([.F64]*[.G64];[.$M$6]) + IF([.D64]*[.H64];[.$N$4]) + IF([.E64]*[.H64];[.$N$5]) + IF([.F64]*[.H64];[.$N$6]) + IF([.D64]*[.I64];[.$O$4]) + IF([.E64]*[.I64];[.$O$5]) + IF([.F64]*[.I64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f:=RAND()" office:value-type="float" office:value="0.591033935546875">
            <text:p>0,5910339355</text:p>
          </table:table-cell>
          <table:table-cell table:formula="of:=RAND()" office:value-type="float" office:value="0.973968505859375">
            <text:p>0,9739685059</text:p>
          </table:table-cell>
          <table:table-cell table:formula="of:=1*([.$B65]&lt;[.$D$2])" office:value-type="float" office:value="1">
            <text:p>1</text:p>
          </table:table-cell>
          <table:table-cell table:formula="of:=([.D65]=0)*([.$B65]&lt;([.$D$2]+[.$E$2]))" office:value-type="float" office:value="0">
            <text:p>0</text:p>
          </table:table-cell>
          <table:table-cell table:formula="of:=([.D65]=0)*([.E65]=0)" office:value-type="float" office:value="0">
            <text:p>0</text:p>
          </table:table-cell>
          <table:table-cell table:formula="of:=1*([.$C65]&lt;[.$G$2])" office:value-type="float" office:value="0">
            <text:p>0</text:p>
          </table:table-cell>
          <table:table-cell table:formula="of:=([.G65]=0)*([.$C65]&lt;([.$G$2]+[.$H$2]))" office:value-type="float" office:value="0">
            <text:p>0</text:p>
          </table:table-cell>
          <table:table-cell table:formula="of:=([.G65]=0)*([.H65]=0)" office:value-type="float" office:value="1">
            <text:p>1</text:p>
          </table:table-cell>
          <table:table-cell table:formula="of:=IF([.D65]*[.G65];[.$M$4]) + IF([.E65]*[.G65];[.$M$5]) + IF([.F65]*[.G65];[.$M$6]) + IF([.D65]*[.H65];[.$N$4]) + IF([.E65]*[.H65];[.$N$5]) + IF([.F65]*[.H65];[.$N$6]) + IF([.D65]*[.I65];[.$O$4]) + IF([.E65]*[.I65];[.$O$5]) + IF([.F65]*[.I6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f:=RAND()" office:value-type="float" office:value="0.456878662109375">
            <text:p>0,4568786621</text:p>
          </table:table-cell>
          <table:table-cell table:formula="of:=RAND()" office:value-type="float" office:value="0.56524658203125">
            <text:p>0,565246582</text:p>
          </table:table-cell>
          <table:table-cell table:formula="of:=1*([.$B66]&lt;[.$D$2])" office:value-type="float" office:value="1">
            <text:p>1</text:p>
          </table:table-cell>
          <table:table-cell table:formula="of:=([.D66]=0)*([.$B66]&lt;([.$D$2]+[.$E$2]))" office:value-type="float" office:value="0">
            <text:p>0</text:p>
          </table:table-cell>
          <table:table-cell table:formula="of:=([.D66]=0)*([.E66]=0)" office:value-type="float" office:value="0">
            <text:p>0</text:p>
          </table:table-cell>
          <table:table-cell table:formula="of:=1*([.$C66]&lt;[.$G$2])" office:value-type="float" office:value="0">
            <text:p>0</text:p>
          </table:table-cell>
          <table:table-cell table:formula="of:=([.G66]=0)*([.$C66]&lt;([.$G$2]+[.$H$2]))" office:value-type="float" office:value="0">
            <text:p>0</text:p>
          </table:table-cell>
          <table:table-cell table:formula="of:=([.G66]=0)*([.H66]=0)" office:value-type="float" office:value="1">
            <text:p>1</text:p>
          </table:table-cell>
          <table:table-cell table:formula="of:=IF([.D66]*[.G66];[.$M$4]) + IF([.E66]*[.G66];[.$M$5]) + IF([.F66]*[.G66];[.$M$6]) + IF([.D66]*[.H66];[.$N$4]) + IF([.E66]*[.H66];[.$N$5]) + IF([.F66]*[.H66];[.$N$6]) + IF([.D66]*[.I66];[.$O$4]) + IF([.E66]*[.I66];[.$O$5]) + IF([.F66]*[.I66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f:=RAND()" office:value-type="float" office:value="0.4931640625">
            <text:p>0,4931640625</text:p>
          </table:table-cell>
          <table:table-cell table:formula="of:=RAND()" office:value-type="float" office:value="0.967620849609375">
            <text:p>0,9676208496</text:p>
          </table:table-cell>
          <table:table-cell table:formula="of:=1*([.$B67]&lt;[.$D$2])" office:value-type="float" office:value="1">
            <text:p>1</text:p>
          </table:table-cell>
          <table:table-cell table:formula="of:=([.D67]=0)*([.$B67]&lt;([.$D$2]+[.$E$2]))" office:value-type="float" office:value="0">
            <text:p>0</text:p>
          </table:table-cell>
          <table:table-cell table:formula="of:=([.D67]=0)*([.E67]=0)" office:value-type="float" office:value="0">
            <text:p>0</text:p>
          </table:table-cell>
          <table:table-cell table:formula="of:=1*([.$C67]&lt;[.$G$2])" office:value-type="float" office:value="0">
            <text:p>0</text:p>
          </table:table-cell>
          <table:table-cell table:formula="of:=([.G67]=0)*([.$C67]&lt;([.$G$2]+[.$H$2]))" office:value-type="float" office:value="0">
            <text:p>0</text:p>
          </table:table-cell>
          <table:table-cell table:formula="of:=([.G67]=0)*([.H67]=0)" office:value-type="float" office:value="1">
            <text:p>1</text:p>
          </table:table-cell>
          <table:table-cell table:formula="of:=IF([.D67]*[.G67];[.$M$4]) + IF([.E67]*[.G67];[.$M$5]) + IF([.F67]*[.G67];[.$M$6]) + IF([.D67]*[.H67];[.$N$4]) + IF([.E67]*[.H67];[.$N$5]) + IF([.F67]*[.H67];[.$N$6]) + IF([.D67]*[.I67];[.$O$4]) + IF([.E67]*[.I67];[.$O$5]) + IF([.F67]*[.I6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f:=RAND()" office:value-type="float" office:value="0.76654052734375">
            <text:p>0,7665405273</text:p>
          </table:table-cell>
          <table:table-cell table:formula="of:=RAND()" office:value-type="float" office:value="0.3990478515625">
            <text:p>0,3990478516</text:p>
          </table:table-cell>
          <table:table-cell table:formula="of:=1*([.$B68]&lt;[.$D$2])" office:value-type="float" office:value="0">
            <text:p>0</text:p>
          </table:table-cell>
          <table:table-cell table:formula="of:=([.D68]=0)*([.$B68]&lt;([.$D$2]+[.$E$2]))" office:value-type="float" office:value="0">
            <text:p>0</text:p>
          </table:table-cell>
          <table:table-cell table:formula="of:=([.D68]=0)*([.E68]=0)" office:value-type="float" office:value="1">
            <text:p>1</text:p>
          </table:table-cell>
          <table:table-cell table:formula="of:=1*([.$C68]&lt;[.$G$2])" office:value-type="float" office:value="0">
            <text:p>0</text:p>
          </table:table-cell>
          <table:table-cell table:formula="of:=([.G68]=0)*([.$C68]&lt;([.$G$2]+[.$H$2]))" office:value-type="float" office:value="1">
            <text:p>1</text:p>
          </table:table-cell>
          <table:table-cell table:formula="of:=([.G68]=0)*([.H68]=0)" office:value-type="float" office:value="0">
            <text:p>0</text:p>
          </table:table-cell>
          <table:table-cell table:formula="of:=IF([.D68]*[.G68];[.$M$4]) + IF([.E68]*[.G68];[.$M$5]) + IF([.F68]*[.G68];[.$M$6]) + IF([.D68]*[.H68];[.$N$4]) + IF([.E68]*[.H68];[.$N$5]) + IF([.F68]*[.H68];[.$N$6]) + IF([.D68]*[.I68];[.$O$4]) + IF([.E68]*[.I68];[.$O$5]) + IF([.F68]*[.I68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f:=RAND()" office:value-type="float" office:value="0.533935546875">
            <text:p>0,5339355469</text:p>
          </table:table-cell>
          <table:table-cell table:formula="of:=RAND()" office:value-type="float" office:value="0.310455322265625">
            <text:p>0,3104553223</text:p>
          </table:table-cell>
          <table:table-cell table:formula="of:=1*([.$B69]&lt;[.$D$2])" office:value-type="float" office:value="1">
            <text:p>1</text:p>
          </table:table-cell>
          <table:table-cell table:formula="of:=([.D69]=0)*([.$B69]&lt;([.$D$2]+[.$E$2]))" office:value-type="float" office:value="0">
            <text:p>0</text:p>
          </table:table-cell>
          <table:table-cell table:formula="of:=([.D69]=0)*([.E69]=0)" office:value-type="float" office:value="0">
            <text:p>0</text:p>
          </table:table-cell>
          <table:table-cell table:formula="of:=1*([.$C69]&lt;[.$G$2])" office:value-type="float" office:value="0">
            <text:p>0</text:p>
          </table:table-cell>
          <table:table-cell table:formula="of:=([.G69]=0)*([.$C69]&lt;([.$G$2]+[.$H$2]))" office:value-type="float" office:value="1">
            <text:p>1</text:p>
          </table:table-cell>
          <table:table-cell table:formula="of:=([.G69]=0)*([.H69]=0)" office:value-type="float" office:value="0">
            <text:p>0</text:p>
          </table:table-cell>
          <table:table-cell table:formula="of:=IF([.D69]*[.G69];[.$M$4]) + IF([.E69]*[.G69];[.$M$5]) + IF([.F69]*[.G69];[.$M$6]) + IF([.D69]*[.H69];[.$N$4]) + IF([.E69]*[.H69];[.$N$5]) + IF([.F69]*[.H69];[.$N$6]) + IF([.D69]*[.I69];[.$O$4]) + IF([.E69]*[.I69];[.$O$5]) + IF([.F69]*[.I69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f:=RAND()" office:value-type="float" office:value="0.2691650390625">
            <text:p>0,2691650391</text:p>
          </table:table-cell>
          <table:table-cell table:formula="of:=RAND()" office:value-type="float" office:value="0.41461181640625">
            <text:p>0,4146118164</text:p>
          </table:table-cell>
          <table:table-cell table:formula="of:=1*([.$B70]&lt;[.$D$2])" office:value-type="float" office:value="1">
            <text:p>1</text:p>
          </table:table-cell>
          <table:table-cell table:formula="of:=([.D70]=0)*([.$B70]&lt;([.$D$2]+[.$E$2]))" office:value-type="float" office:value="0">
            <text:p>0</text:p>
          </table:table-cell>
          <table:table-cell table:formula="of:=([.D70]=0)*([.E70]=0)" office:value-type="float" office:value="0">
            <text:p>0</text:p>
          </table:table-cell>
          <table:table-cell table:formula="of:=1*([.$C70]&lt;[.$G$2])" office:value-type="float" office:value="0">
            <text:p>0</text:p>
          </table:table-cell>
          <table:table-cell table:formula="of:=([.G70]=0)*([.$C70]&lt;([.$G$2]+[.$H$2]))" office:value-type="float" office:value="1">
            <text:p>1</text:p>
          </table:table-cell>
          <table:table-cell table:formula="of:=([.G70]=0)*([.H70]=0)" office:value-type="float" office:value="0">
            <text:p>0</text:p>
          </table:table-cell>
          <table:table-cell table:formula="of:=IF([.D70]*[.G70];[.$M$4]) + IF([.E70]*[.G70];[.$M$5]) + IF([.F70]*[.G70];[.$M$6]) + IF([.D70]*[.H70];[.$N$4]) + IF([.E70]*[.H70];[.$N$5]) + IF([.F70]*[.H70];[.$N$6]) + IF([.D70]*[.I70];[.$O$4]) + IF([.E70]*[.I70];[.$O$5]) + IF([.F70]*[.I70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f:=RAND()" office:value-type="float" office:value="0.942413330078125">
            <text:p>0,9424133301</text:p>
          </table:table-cell>
          <table:table-cell table:formula="of:=RAND()" office:value-type="float" office:value="0.26611328125">
            <text:p>0,2661132813</text:p>
          </table:table-cell>
          <table:table-cell table:formula="of:=1*([.$B71]&lt;[.$D$2])" office:value-type="float" office:value="0">
            <text:p>0</text:p>
          </table:table-cell>
          <table:table-cell table:formula="of:=([.D71]=0)*([.$B71]&lt;([.$D$2]+[.$E$2]))" office:value-type="float" office:value="0">
            <text:p>0</text:p>
          </table:table-cell>
          <table:table-cell table:formula="of:=([.D71]=0)*([.E71]=0)" office:value-type="float" office:value="1">
            <text:p>1</text:p>
          </table:table-cell>
          <table:table-cell table:formula="of:=1*([.$C71]&lt;[.$G$2])" office:value-type="float" office:value="0">
            <text:p>0</text:p>
          </table:table-cell>
          <table:table-cell table:formula="of:=([.G71]=0)*([.$C71]&lt;([.$G$2]+[.$H$2]))" office:value-type="float" office:value="1">
            <text:p>1</text:p>
          </table:table-cell>
          <table:table-cell table:formula="of:=([.G71]=0)*([.H71]=0)" office:value-type="float" office:value="0">
            <text:p>0</text:p>
          </table:table-cell>
          <table:table-cell table:formula="of:=IF([.D71]*[.G71];[.$M$4]) + IF([.E71]*[.G71];[.$M$5]) + IF([.F71]*[.G71];[.$M$6]) + IF([.D71]*[.H71];[.$N$4]) + IF([.E71]*[.H71];[.$N$5]) + IF([.F71]*[.H71];[.$N$6]) + IF([.D71]*[.I71];[.$O$4]) + IF([.E71]*[.I71];[.$O$5]) + IF([.F71]*[.I71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f:=RAND()" office:value-type="float" office:value="0.886627197265625">
            <text:p>0,8866271973</text:p>
          </table:table-cell>
          <table:table-cell table:formula="of:=RAND()" office:value-type="float" office:value="0.364654541015625">
            <text:p>0,364654541</text:p>
          </table:table-cell>
          <table:table-cell table:formula="of:=1*([.$B72]&lt;[.$D$2])" office:value-type="float" office:value="0">
            <text:p>0</text:p>
          </table:table-cell>
          <table:table-cell table:formula="of:=([.D72]=0)*([.$B72]&lt;([.$D$2]+[.$E$2]))" office:value-type="float" office:value="0">
            <text:p>0</text:p>
          </table:table-cell>
          <table:table-cell table:formula="of:=([.D72]=0)*([.E72]=0)" office:value-type="float" office:value="1">
            <text:p>1</text:p>
          </table:table-cell>
          <table:table-cell table:formula="of:=1*([.$C72]&lt;[.$G$2])" office:value-type="float" office:value="0">
            <text:p>0</text:p>
          </table:table-cell>
          <table:table-cell table:formula="of:=([.G72]=0)*([.$C72]&lt;([.$G$2]+[.$H$2]))" office:value-type="float" office:value="1">
            <text:p>1</text:p>
          </table:table-cell>
          <table:table-cell table:formula="of:=([.G72]=0)*([.H72]=0)" office:value-type="float" office:value="0">
            <text:p>0</text:p>
          </table:table-cell>
          <table:table-cell table:formula="of:=IF([.D72]*[.G72];[.$M$4]) + IF([.E72]*[.G72];[.$M$5]) + IF([.F72]*[.G72];[.$M$6]) + IF([.D72]*[.H72];[.$N$4]) + IF([.E72]*[.H72];[.$N$5]) + IF([.F72]*[.H72];[.$N$6]) + IF([.D72]*[.I72];[.$O$4]) + IF([.E72]*[.I72];[.$O$5]) + IF([.F72]*[.I72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f:=RAND()" office:value-type="float" office:value="0.758758544921875">
            <text:p>0,7587585449</text:p>
          </table:table-cell>
          <table:table-cell table:formula="of:=RAND()" office:value-type="float" office:value="0.0284423828125">
            <text:p>0,0284423828</text:p>
          </table:table-cell>
          <table:table-cell table:formula="of:=1*([.$B73]&lt;[.$D$2])" office:value-type="float" office:value="0">
            <text:p>0</text:p>
          </table:table-cell>
          <table:table-cell table:formula="of:=([.D73]=0)*([.$B73]&lt;([.$D$2]+[.$E$2]))" office:value-type="float" office:value="0">
            <text:p>0</text:p>
          </table:table-cell>
          <table:table-cell table:formula="of:=([.D73]=0)*([.E73]=0)" office:value-type="float" office:value="1">
            <text:p>1</text:p>
          </table:table-cell>
          <table:table-cell table:formula="of:=1*([.$C73]&lt;[.$G$2])" office:value-type="float" office:value="0">
            <text:p>0</text:p>
          </table:table-cell>
          <table:table-cell table:formula="of:=([.G73]=0)*([.$C73]&lt;([.$G$2]+[.$H$2]))" office:value-type="float" office:value="1">
            <text:p>1</text:p>
          </table:table-cell>
          <table:table-cell table:formula="of:=([.G73]=0)*([.H73]=0)" office:value-type="float" office:value="0">
            <text:p>0</text:p>
          </table:table-cell>
          <table:table-cell table:formula="of:=IF([.D73]*[.G73];[.$M$4]) + IF([.E73]*[.G73];[.$M$5]) + IF([.F73]*[.G73];[.$M$6]) + IF([.D73]*[.H73];[.$N$4]) + IF([.E73]*[.H73];[.$N$5]) + IF([.F73]*[.H73];[.$N$6]) + IF([.D73]*[.I73];[.$O$4]) + IF([.E73]*[.I73];[.$O$5]) + IF([.F73]*[.I73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f:=RAND()" office:value-type="float" office:value="0.668853759765625">
            <text:p>0,6688537598</text:p>
          </table:table-cell>
          <table:table-cell table:formula="of:=RAND()" office:value-type="float" office:value="0.764007568359375">
            <text:p>0,7640075684</text:p>
          </table:table-cell>
          <table:table-cell table:formula="of:=1*([.$B74]&lt;[.$D$2])" office:value-type="float" office:value="0">
            <text:p>0</text:p>
          </table:table-cell>
          <table:table-cell table:formula="of:=([.D74]=0)*([.$B74]&lt;([.$D$2]+[.$E$2]))" office:value-type="float" office:value="0">
            <text:p>0</text:p>
          </table:table-cell>
          <table:table-cell table:formula="of:=([.D74]=0)*([.E74]=0)" office:value-type="float" office:value="1">
            <text:p>1</text:p>
          </table:table-cell>
          <table:table-cell table:formula="of:=1*([.$C74]&lt;[.$G$2])" office:value-type="float" office:value="0">
            <text:p>0</text:p>
          </table:table-cell>
          <table:table-cell table:formula="of:=([.G74]=0)*([.$C74]&lt;([.$G$2]+[.$H$2]))" office:value-type="float" office:value="0">
            <text:p>0</text:p>
          </table:table-cell>
          <table:table-cell table:formula="of:=([.G74]=0)*([.H74]=0)" office:value-type="float" office:value="1">
            <text:p>1</text:p>
          </table:table-cell>
          <table:table-cell table:formula="of:=IF([.D74]*[.G74];[.$M$4]) + IF([.E74]*[.G74];[.$M$5]) + IF([.F74]*[.G74];[.$M$6]) + IF([.D74]*[.H74];[.$N$4]) + IF([.E74]*[.H74];[.$N$5]) + IF([.F74]*[.H74];[.$N$6]) + IF([.D74]*[.I74];[.$O$4]) + IF([.E74]*[.I74];[.$O$5]) + IF([.F74]*[.I74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f:=RAND()" office:value-type="float" office:value="0.628814697265625">
            <text:p>0,6288146973</text:p>
          </table:table-cell>
          <table:table-cell table:formula="of:=RAND()" office:value-type="float" office:value="0.164825439453125">
            <text:p>0,1648254395</text:p>
          </table:table-cell>
          <table:table-cell table:formula="of:=1*([.$B75]&lt;[.$D$2])" office:value-type="float" office:value="1">
            <text:p>1</text:p>
          </table:table-cell>
          <table:table-cell table:formula="of:=([.D75]=0)*([.$B75]&lt;([.$D$2]+[.$E$2]))" office:value-type="float" office:value="0">
            <text:p>0</text:p>
          </table:table-cell>
          <table:table-cell table:formula="of:=([.D75]=0)*([.E75]=0)" office:value-type="float" office:value="0">
            <text:p>0</text:p>
          </table:table-cell>
          <table:table-cell table:formula="of:=1*([.$C75]&lt;[.$G$2])" office:value-type="float" office:value="0">
            <text:p>0</text:p>
          </table:table-cell>
          <table:table-cell table:formula="of:=([.G75]=0)*([.$C75]&lt;([.$G$2]+[.$H$2]))" office:value-type="float" office:value="1">
            <text:p>1</text:p>
          </table:table-cell>
          <table:table-cell table:formula="of:=([.G75]=0)*([.H75]=0)" office:value-type="float" office:value="0">
            <text:p>0</text:p>
          </table:table-cell>
          <table:table-cell table:formula="of:=IF([.D75]*[.G75];[.$M$4]) + IF([.E75]*[.G75];[.$M$5]) + IF([.F75]*[.G75];[.$M$6]) + IF([.D75]*[.H75];[.$N$4]) + IF([.E75]*[.H75];[.$N$5]) + IF([.F75]*[.H75];[.$N$6]) + IF([.D75]*[.I75];[.$O$4]) + IF([.E75]*[.I75];[.$O$5]) + IF([.F75]*[.I7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f:=RAND()" office:value-type="float" office:value="0.19488525390625">
            <text:p>0,1948852539</text:p>
          </table:table-cell>
          <table:table-cell table:formula="of:=RAND()" office:value-type="float" office:value="0.130706787109375">
            <text:p>0,1307067871</text:p>
          </table:table-cell>
          <table:table-cell table:formula="of:=1*([.$B76]&lt;[.$D$2])" office:value-type="float" office:value="1">
            <text:p>1</text:p>
          </table:table-cell>
          <table:table-cell table:formula="of:=([.D76]=0)*([.$B76]&lt;([.$D$2]+[.$E$2]))" office:value-type="float" office:value="0">
            <text:p>0</text:p>
          </table:table-cell>
          <table:table-cell table:formula="of:=([.D76]=0)*([.E76]=0)" office:value-type="float" office:value="0">
            <text:p>0</text:p>
          </table:table-cell>
          <table:table-cell table:formula="of:=1*([.$C76]&lt;[.$G$2])" office:value-type="float" office:value="0">
            <text:p>0</text:p>
          </table:table-cell>
          <table:table-cell table:formula="of:=([.G76]=0)*([.$C76]&lt;([.$G$2]+[.$H$2]))" office:value-type="float" office:value="1">
            <text:p>1</text:p>
          </table:table-cell>
          <table:table-cell table:formula="of:=([.G76]=0)*([.H76]=0)" office:value-type="float" office:value="0">
            <text:p>0</text:p>
          </table:table-cell>
          <table:table-cell table:formula="of:=IF([.D76]*[.G76];[.$M$4]) + IF([.E76]*[.G76];[.$M$5]) + IF([.F76]*[.G76];[.$M$6]) + IF([.D76]*[.H76];[.$N$4]) + IF([.E76]*[.H76];[.$N$5]) + IF([.F76]*[.H76];[.$N$6]) + IF([.D76]*[.I76];[.$O$4]) + IF([.E76]*[.I76];[.$O$5]) + IF([.F76]*[.I76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f:=RAND()" office:value-type="float" office:value="0.66302490234375">
            <text:p>0,6630249023</text:p>
          </table:table-cell>
          <table:table-cell table:formula="of:=RAND()" office:value-type="float" office:value="0.038360595703125">
            <text:p>0,0383605957</text:p>
          </table:table-cell>
          <table:table-cell table:formula="of:=1*([.$B77]&lt;[.$D$2])" office:value-type="float" office:value="1">
            <text:p>1</text:p>
          </table:table-cell>
          <table:table-cell table:formula="of:=([.D77]=0)*([.$B77]&lt;([.$D$2]+[.$E$2]))" office:value-type="float" office:value="0">
            <text:p>0</text:p>
          </table:table-cell>
          <table:table-cell table:formula="of:=([.D77]=0)*([.E77]=0)" office:value-type="float" office:value="0">
            <text:p>0</text:p>
          </table:table-cell>
          <table:table-cell table:formula="of:=1*([.$C77]&lt;[.$G$2])" office:value-type="float" office:value="0">
            <text:p>0</text:p>
          </table:table-cell>
          <table:table-cell table:formula="of:=([.G77]=0)*([.$C77]&lt;([.$G$2]+[.$H$2]))" office:value-type="float" office:value="1">
            <text:p>1</text:p>
          </table:table-cell>
          <table:table-cell table:formula="of:=([.G77]=0)*([.H77]=0)" office:value-type="float" office:value="0">
            <text:p>0</text:p>
          </table:table-cell>
          <table:table-cell table:formula="of:=IF([.D77]*[.G77];[.$M$4]) + IF([.E77]*[.G77];[.$M$5]) + IF([.F77]*[.G77];[.$M$6]) + IF([.D77]*[.H77];[.$N$4]) + IF([.E77]*[.H77];[.$N$5]) + IF([.F77]*[.H77];[.$N$6]) + IF([.D77]*[.I77];[.$O$4]) + IF([.E77]*[.I77];[.$O$5]) + IF([.F77]*[.I77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f:=RAND()" office:value-type="float" office:value="0.553863525390625">
            <text:p>0,5538635254</text:p>
          </table:table-cell>
          <table:table-cell table:formula="of:=RAND()" office:value-type="float" office:value="0.0341796875">
            <text:p>0,0341796875</text:p>
          </table:table-cell>
          <table:table-cell table:formula="of:=1*([.$B78]&lt;[.$D$2])" office:value-type="float" office:value="1">
            <text:p>1</text:p>
          </table:table-cell>
          <table:table-cell table:formula="of:=([.D78]=0)*([.$B78]&lt;([.$D$2]+[.$E$2]))" office:value-type="float" office:value="0">
            <text:p>0</text:p>
          </table:table-cell>
          <table:table-cell table:formula="of:=([.D78]=0)*([.E78]=0)" office:value-type="float" office:value="0">
            <text:p>0</text:p>
          </table:table-cell>
          <table:table-cell table:formula="of:=1*([.$C78]&lt;[.$G$2])" office:value-type="float" office:value="0">
            <text:p>0</text:p>
          </table:table-cell>
          <table:table-cell table:formula="of:=([.G78]=0)*([.$C78]&lt;([.$G$2]+[.$H$2]))" office:value-type="float" office:value="1">
            <text:p>1</text:p>
          </table:table-cell>
          <table:table-cell table:formula="of:=([.G78]=0)*([.H78]=0)" office:value-type="float" office:value="0">
            <text:p>0</text:p>
          </table:table-cell>
          <table:table-cell table:formula="of:=IF([.D78]*[.G78];[.$M$4]) + IF([.E78]*[.G78];[.$M$5]) + IF([.F78]*[.G78];[.$M$6]) + IF([.D78]*[.H78];[.$N$4]) + IF([.E78]*[.H78];[.$N$5]) + IF([.F78]*[.H78];[.$N$6]) + IF([.D78]*[.I78];[.$O$4]) + IF([.E78]*[.I78];[.$O$5]) + IF([.F78]*[.I7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f:=RAND()" office:value-type="float" office:value="0.516326904296875">
            <text:p>0,5163269043</text:p>
          </table:table-cell>
          <table:table-cell table:formula="of:=RAND()" office:value-type="float" office:value="0.489532470703125">
            <text:p>0,4895324707</text:p>
          </table:table-cell>
          <table:table-cell table:formula="of:=1*([.$B79]&lt;[.$D$2])" office:value-type="float" office:value="1">
            <text:p>1</text:p>
          </table:table-cell>
          <table:table-cell table:formula="of:=([.D79]=0)*([.$B79]&lt;([.$D$2]+[.$E$2]))" office:value-type="float" office:value="0">
            <text:p>0</text:p>
          </table:table-cell>
          <table:table-cell table:formula="of:=([.D79]=0)*([.E79]=0)" office:value-type="float" office:value="0">
            <text:p>0</text:p>
          </table:table-cell>
          <table:table-cell table:formula="of:=1*([.$C79]&lt;[.$G$2])" office:value-type="float" office:value="0">
            <text:p>0</text:p>
          </table:table-cell>
          <table:table-cell table:formula="of:=([.G79]=0)*([.$C79]&lt;([.$G$2]+[.$H$2]))" office:value-type="float" office:value="1">
            <text:p>1</text:p>
          </table:table-cell>
          <table:table-cell table:formula="of:=([.G79]=0)*([.H79]=0)" office:value-type="float" office:value="0">
            <text:p>0</text:p>
          </table:table-cell>
          <table:table-cell table:formula="of:=IF([.D79]*[.G79];[.$M$4]) + IF([.E79]*[.G79];[.$M$5]) + IF([.F79]*[.G79];[.$M$6]) + IF([.D79]*[.H79];[.$N$4]) + IF([.E79]*[.H79];[.$N$5]) + IF([.F79]*[.H79];[.$N$6]) + IF([.D79]*[.I79];[.$O$4]) + IF([.E79]*[.I79];[.$O$5]) + IF([.F79]*[.I79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f:=RAND()" office:value-type="float" office:value="0.312469482421875">
            <text:p>0,3124694824</text:p>
          </table:table-cell>
          <table:table-cell table:formula="of:=RAND()" office:value-type="float" office:value="0.48101806640625">
            <text:p>0,4810180664</text:p>
          </table:table-cell>
          <table:table-cell table:formula="of:=1*([.$B80]&lt;[.$D$2])" office:value-type="float" office:value="1">
            <text:p>1</text:p>
          </table:table-cell>
          <table:table-cell table:formula="of:=([.D80]=0)*([.$B80]&lt;([.$D$2]+[.$E$2]))" office:value-type="float" office:value="0">
            <text:p>0</text:p>
          </table:table-cell>
          <table:table-cell table:formula="of:=([.D80]=0)*([.E80]=0)" office:value-type="float" office:value="0">
            <text:p>0</text:p>
          </table:table-cell>
          <table:table-cell table:formula="of:=1*([.$C80]&lt;[.$G$2])" office:value-type="float" office:value="0">
            <text:p>0</text:p>
          </table:table-cell>
          <table:table-cell table:formula="of:=([.G80]=0)*([.$C80]&lt;([.$G$2]+[.$H$2]))" office:value-type="float" office:value="1">
            <text:p>1</text:p>
          </table:table-cell>
          <table:table-cell table:formula="of:=([.G80]=0)*([.H80]=0)" office:value-type="float" office:value="0">
            <text:p>0</text:p>
          </table:table-cell>
          <table:table-cell table:formula="of:=IF([.D80]*[.G80];[.$M$4]) + IF([.E80]*[.G80];[.$M$5]) + IF([.F80]*[.G80];[.$M$6]) + IF([.D80]*[.H80];[.$N$4]) + IF([.E80]*[.H80];[.$N$5]) + IF([.F80]*[.H80];[.$N$6]) + IF([.D80]*[.I80];[.$O$4]) + IF([.E80]*[.I80];[.$O$5]) + IF([.F80]*[.I80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f:=RAND()" office:value-type="float" office:value="0.344573974609375">
            <text:p>0,3445739746</text:p>
          </table:table-cell>
          <table:table-cell table:formula="of:=RAND()" office:value-type="float" office:value="0.558929443359375">
            <text:p>0,5589294434</text:p>
          </table:table-cell>
          <table:table-cell table:formula="of:=1*([.$B81]&lt;[.$D$2])" office:value-type="float" office:value="1">
            <text:p>1</text:p>
          </table:table-cell>
          <table:table-cell table:formula="of:=([.D81]=0)*([.$B81]&lt;([.$D$2]+[.$E$2]))" office:value-type="float" office:value="0">
            <text:p>0</text:p>
          </table:table-cell>
          <table:table-cell table:formula="of:=([.D81]=0)*([.E81]=0)" office:value-type="float" office:value="0">
            <text:p>0</text:p>
          </table:table-cell>
          <table:table-cell table:formula="of:=1*([.$C81]&lt;[.$G$2])" office:value-type="float" office:value="0">
            <text:p>0</text:p>
          </table:table-cell>
          <table:table-cell table:formula="of:=([.G81]=0)*([.$C81]&lt;([.$G$2]+[.$H$2]))" office:value-type="float" office:value="0">
            <text:p>0</text:p>
          </table:table-cell>
          <table:table-cell table:formula="of:=([.G81]=0)*([.H81]=0)" office:value-type="float" office:value="1">
            <text:p>1</text:p>
          </table:table-cell>
          <table:table-cell table:formula="of:=IF([.D81]*[.G81];[.$M$4]) + IF([.E81]*[.G81];[.$M$5]) + IF([.F81]*[.G81];[.$M$6]) + IF([.D81]*[.H81];[.$N$4]) + IF([.E81]*[.H81];[.$N$5]) + IF([.F81]*[.H81];[.$N$6]) + IF([.D81]*[.I81];[.$O$4]) + IF([.E81]*[.I81];[.$O$5]) + IF([.F81]*[.I8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f:=RAND()" office:value-type="float" office:value="0.374969482421875">
            <text:p>0,3749694824</text:p>
          </table:table-cell>
          <table:table-cell table:formula="of:=RAND()" office:value-type="float" office:value="0.669952392578125">
            <text:p>0,6699523926</text:p>
          </table:table-cell>
          <table:table-cell table:formula="of:=1*([.$B82]&lt;[.$D$2])" office:value-type="float" office:value="1">
            <text:p>1</text:p>
          </table:table-cell>
          <table:table-cell table:formula="of:=([.D82]=0)*([.$B82]&lt;([.$D$2]+[.$E$2]))" office:value-type="float" office:value="0">
            <text:p>0</text:p>
          </table:table-cell>
          <table:table-cell table:formula="of:=([.D82]=0)*([.E82]=0)" office:value-type="float" office:value="0">
            <text:p>0</text:p>
          </table:table-cell>
          <table:table-cell table:formula="of:=1*([.$C82]&lt;[.$G$2])" office:value-type="float" office:value="0">
            <text:p>0</text:p>
          </table:table-cell>
          <table:table-cell table:formula="of:=([.G82]=0)*([.$C82]&lt;([.$G$2]+[.$H$2]))" office:value-type="float" office:value="0">
            <text:p>0</text:p>
          </table:table-cell>
          <table:table-cell table:formula="of:=([.G82]=0)*([.H82]=0)" office:value-type="float" office:value="1">
            <text:p>1</text:p>
          </table:table-cell>
          <table:table-cell table:formula="of:=IF([.D82]*[.G82];[.$M$4]) + IF([.E82]*[.G82];[.$M$5]) + IF([.F82]*[.G82];[.$M$6]) + IF([.D82]*[.H82];[.$N$4]) + IF([.E82]*[.H82];[.$N$5]) + IF([.F82]*[.H82];[.$N$6]) + IF([.D82]*[.I82];[.$O$4]) + IF([.E82]*[.I82];[.$O$5]) + IF([.F82]*[.I82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f:=RAND()" office:value-type="float" office:value="0.79461669921875">
            <text:p>0,7946166992</text:p>
          </table:table-cell>
          <table:table-cell table:formula="of:=RAND()" office:value-type="float" office:value="0.532470703125">
            <text:p>0,5324707031</text:p>
          </table:table-cell>
          <table:table-cell table:formula="of:=1*([.$B83]&lt;[.$D$2])" office:value-type="float" office:value="0">
            <text:p>0</text:p>
          </table:table-cell>
          <table:table-cell table:formula="of:=([.D83]=0)*([.$B83]&lt;([.$D$2]+[.$E$2]))" office:value-type="float" office:value="0">
            <text:p>0</text:p>
          </table:table-cell>
          <table:table-cell table:formula="of:=([.D83]=0)*([.E83]=0)" office:value-type="float" office:value="1">
            <text:p>1</text:p>
          </table:table-cell>
          <table:table-cell table:formula="of:=1*([.$C83]&lt;[.$G$2])" office:value-type="float" office:value="0">
            <text:p>0</text:p>
          </table:table-cell>
          <table:table-cell table:formula="of:=([.G83]=0)*([.$C83]&lt;([.$G$2]+[.$H$2]))" office:value-type="float" office:value="0">
            <text:p>0</text:p>
          </table:table-cell>
          <table:table-cell table:formula="of:=([.G83]=0)*([.H83]=0)" office:value-type="float" office:value="1">
            <text:p>1</text:p>
          </table:table-cell>
          <table:table-cell table:formula="of:=IF([.D83]*[.G83];[.$M$4]) + IF([.E83]*[.G83];[.$M$5]) + IF([.F83]*[.G83];[.$M$6]) + IF([.D83]*[.H83];[.$N$4]) + IF([.E83]*[.H83];[.$N$5]) + IF([.F83]*[.H83];[.$N$6]) + IF([.D83]*[.I83];[.$O$4]) + IF([.E83]*[.I83];[.$O$5]) + IF([.F83]*[.I83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f:=RAND()" office:value-type="float" office:value="0.141876220703125">
            <text:p>0,1418762207</text:p>
          </table:table-cell>
          <table:table-cell table:formula="of:=RAND()" office:value-type="float" office:value="0.647308349609375">
            <text:p>0,6473083496</text:p>
          </table:table-cell>
          <table:table-cell table:formula="of:=1*([.$B84]&lt;[.$D$2])" office:value-type="float" office:value="1">
            <text:p>1</text:p>
          </table:table-cell>
          <table:table-cell table:formula="of:=([.D84]=0)*([.$B84]&lt;([.$D$2]+[.$E$2]))" office:value-type="float" office:value="0">
            <text:p>0</text:p>
          </table:table-cell>
          <table:table-cell table:formula="of:=([.D84]=0)*([.E84]=0)" office:value-type="float" office:value="0">
            <text:p>0</text:p>
          </table:table-cell>
          <table:table-cell table:formula="of:=1*([.$C84]&lt;[.$G$2])" office:value-type="float" office:value="0">
            <text:p>0</text:p>
          </table:table-cell>
          <table:table-cell table:formula="of:=([.G84]=0)*([.$C84]&lt;([.$G$2]+[.$H$2]))" office:value-type="float" office:value="0">
            <text:p>0</text:p>
          </table:table-cell>
          <table:table-cell table:formula="of:=([.G84]=0)*([.H84]=0)" office:value-type="float" office:value="1">
            <text:p>1</text:p>
          </table:table-cell>
          <table:table-cell table:formula="of:=IF([.D84]*[.G84];[.$M$4]) + IF([.E84]*[.G84];[.$M$5]) + IF([.F84]*[.G84];[.$M$6]) + IF([.D84]*[.H84];[.$N$4]) + IF([.E84]*[.H84];[.$N$5]) + IF([.F84]*[.H84];[.$N$6]) + IF([.D84]*[.I84];[.$O$4]) + IF([.E84]*[.I84];[.$O$5]) + IF([.F84]*[.I8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f:=RAND()" office:value-type="float" office:value="0.683563232421875">
            <text:p>0,6835632324</text:p>
          </table:table-cell>
          <table:table-cell table:formula="of:=RAND()" office:value-type="float" office:value="0.0897216796875">
            <text:p>0,0897216797</text:p>
          </table:table-cell>
          <table:table-cell table:formula="of:=1*([.$B85]&lt;[.$D$2])" office:value-type="float" office:value="0">
            <text:p>0</text:p>
          </table:table-cell>
          <table:table-cell table:formula="of:=([.D85]=0)*([.$B85]&lt;([.$D$2]+[.$E$2]))" office:value-type="float" office:value="0">
            <text:p>0</text:p>
          </table:table-cell>
          <table:table-cell table:formula="of:=([.D85]=0)*([.E85]=0)" office:value-type="float" office:value="1">
            <text:p>1</text:p>
          </table:table-cell>
          <table:table-cell table:formula="of:=1*([.$C85]&lt;[.$G$2])" office:value-type="float" office:value="0">
            <text:p>0</text:p>
          </table:table-cell>
          <table:table-cell table:formula="of:=([.G85]=0)*([.$C85]&lt;([.$G$2]+[.$H$2]))" office:value-type="float" office:value="1">
            <text:p>1</text:p>
          </table:table-cell>
          <table:table-cell table:formula="of:=([.G85]=0)*([.H85]=0)" office:value-type="float" office:value="0">
            <text:p>0</text:p>
          </table:table-cell>
          <table:table-cell table:formula="of:=IF([.D85]*[.G85];[.$M$4]) + IF([.E85]*[.G85];[.$M$5]) + IF([.F85]*[.G85];[.$M$6]) + IF([.D85]*[.H85];[.$N$4]) + IF([.E85]*[.H85];[.$N$5]) + IF([.F85]*[.H85];[.$N$6]) + IF([.D85]*[.I85];[.$O$4]) + IF([.E85]*[.I85];[.$O$5]) + IF([.F85]*[.I85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f:=RAND()" office:value-type="float" office:value="0.8740234375">
            <text:p>0,8740234375</text:p>
          </table:table-cell>
          <table:table-cell table:formula="of:=RAND()" office:value-type="float" office:value="0.89404296875">
            <text:p>0,8940429688</text:p>
          </table:table-cell>
          <table:table-cell table:formula="of:=1*([.$B86]&lt;[.$D$2])" office:value-type="float" office:value="0">
            <text:p>0</text:p>
          </table:table-cell>
          <table:table-cell table:formula="of:=([.D86]=0)*([.$B86]&lt;([.$D$2]+[.$E$2]))" office:value-type="float" office:value="0">
            <text:p>0</text:p>
          </table:table-cell>
          <table:table-cell table:formula="of:=([.D86]=0)*([.E86]=0)" office:value-type="float" office:value="1">
            <text:p>1</text:p>
          </table:table-cell>
          <table:table-cell table:formula="of:=1*([.$C86]&lt;[.$G$2])" office:value-type="float" office:value="0">
            <text:p>0</text:p>
          </table:table-cell>
          <table:table-cell table:formula="of:=([.G86]=0)*([.$C86]&lt;([.$G$2]+[.$H$2]))" office:value-type="float" office:value="0">
            <text:p>0</text:p>
          </table:table-cell>
          <table:table-cell table:formula="of:=([.G86]=0)*([.H86]=0)" office:value-type="float" office:value="1">
            <text:p>1</text:p>
          </table:table-cell>
          <table:table-cell table:formula="of:=IF([.D86]*[.G86];[.$M$4]) + IF([.E86]*[.G86];[.$M$5]) + IF([.F86]*[.G86];[.$M$6]) + IF([.D86]*[.H86];[.$N$4]) + IF([.E86]*[.H86];[.$N$5]) + IF([.F86]*[.H86];[.$N$6]) + IF([.D86]*[.I86];[.$O$4]) + IF([.E86]*[.I86];[.$O$5]) + IF([.F86]*[.I86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f:=RAND()" office:value-type="float" office:value="0.523681640625">
            <text:p>0,5236816406</text:p>
          </table:table-cell>
          <table:table-cell table:formula="of:=RAND()" office:value-type="float" office:value="0.83746337890625">
            <text:p>0,8374633789</text:p>
          </table:table-cell>
          <table:table-cell table:formula="of:=1*([.$B87]&lt;[.$D$2])" office:value-type="float" office:value="1">
            <text:p>1</text:p>
          </table:table-cell>
          <table:table-cell table:formula="of:=([.D87]=0)*([.$B87]&lt;([.$D$2]+[.$E$2]))" office:value-type="float" office:value="0">
            <text:p>0</text:p>
          </table:table-cell>
          <table:table-cell table:formula="of:=([.D87]=0)*([.E87]=0)" office:value-type="float" office:value="0">
            <text:p>0</text:p>
          </table:table-cell>
          <table:table-cell table:formula="of:=1*([.$C87]&lt;[.$G$2])" office:value-type="float" office:value="0">
            <text:p>0</text:p>
          </table:table-cell>
          <table:table-cell table:formula="of:=([.G87]=0)*([.$C87]&lt;([.$G$2]+[.$H$2]))" office:value-type="float" office:value="0">
            <text:p>0</text:p>
          </table:table-cell>
          <table:table-cell table:formula="of:=([.G87]=0)*([.H87]=0)" office:value-type="float" office:value="1">
            <text:p>1</text:p>
          </table:table-cell>
          <table:table-cell table:formula="of:=IF([.D87]*[.G87];[.$M$4]) + IF([.E87]*[.G87];[.$M$5]) + IF([.F87]*[.G87];[.$M$6]) + IF([.D87]*[.H87];[.$N$4]) + IF([.E87]*[.H87];[.$N$5]) + IF([.F87]*[.H87];[.$N$6]) + IF([.D87]*[.I87];[.$O$4]) + IF([.E87]*[.I87];[.$O$5]) + IF([.F87]*[.I8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f:=RAND()" office:value-type="float" office:value="0.667694091796875">
            <text:p>0,6676940918</text:p>
          </table:table-cell>
          <table:table-cell table:formula="of:=RAND()" office:value-type="float" office:value="0.375640869140625">
            <text:p>0,3756408691</text:p>
          </table:table-cell>
          <table:table-cell table:formula="of:=1*([.$B88]&lt;[.$D$2])" office:value-type="float" office:value="0">
            <text:p>0</text:p>
          </table:table-cell>
          <table:table-cell table:formula="of:=([.D88]=0)*([.$B88]&lt;([.$D$2]+[.$E$2]))" office:value-type="float" office:value="0">
            <text:p>0</text:p>
          </table:table-cell>
          <table:table-cell table:formula="of:=([.D88]=0)*([.E88]=0)" office:value-type="float" office:value="1">
            <text:p>1</text:p>
          </table:table-cell>
          <table:table-cell table:formula="of:=1*([.$C88]&lt;[.$G$2])" office:value-type="float" office:value="0">
            <text:p>0</text:p>
          </table:table-cell>
          <table:table-cell table:formula="of:=([.G88]=0)*([.$C88]&lt;([.$G$2]+[.$H$2]))" office:value-type="float" office:value="1">
            <text:p>1</text:p>
          </table:table-cell>
          <table:table-cell table:formula="of:=([.G88]=0)*([.H88]=0)" office:value-type="float" office:value="0">
            <text:p>0</text:p>
          </table:table-cell>
          <table:table-cell table:formula="of:=IF([.D88]*[.G88];[.$M$4]) + IF([.E88]*[.G88];[.$M$5]) + IF([.F88]*[.G88];[.$M$6]) + IF([.D88]*[.H88];[.$N$4]) + IF([.E88]*[.H88];[.$N$5]) + IF([.F88]*[.H88];[.$N$6]) + IF([.D88]*[.I88];[.$O$4]) + IF([.E88]*[.I88];[.$O$5]) + IF([.F88]*[.I88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f:=RAND()" office:value-type="float" office:value="0.549530029296875">
            <text:p>0,5495300293</text:p>
          </table:table-cell>
          <table:table-cell table:formula="of:=RAND()" office:value-type="float" office:value="0.00885009765625">
            <text:p>0,0088500977</text:p>
          </table:table-cell>
          <table:table-cell table:formula="of:=1*([.$B89]&lt;[.$D$2])" office:value-type="float" office:value="1">
            <text:p>1</text:p>
          </table:table-cell>
          <table:table-cell table:formula="of:=([.D89]=0)*([.$B89]&lt;([.$D$2]+[.$E$2]))" office:value-type="float" office:value="0">
            <text:p>0</text:p>
          </table:table-cell>
          <table:table-cell table:formula="of:=([.D89]=0)*([.E89]=0)" office:value-type="float" office:value="0">
            <text:p>0</text:p>
          </table:table-cell>
          <table:table-cell table:formula="of:=1*([.$C89]&lt;[.$G$2])" office:value-type="float" office:value="0">
            <text:p>0</text:p>
          </table:table-cell>
          <table:table-cell table:formula="of:=([.G89]=0)*([.$C89]&lt;([.$G$2]+[.$H$2]))" office:value-type="float" office:value="1">
            <text:p>1</text:p>
          </table:table-cell>
          <table:table-cell table:formula="of:=([.G89]=0)*([.H89]=0)" office:value-type="float" office:value="0">
            <text:p>0</text:p>
          </table:table-cell>
          <table:table-cell table:formula="of:=IF([.D89]*[.G89];[.$M$4]) + IF([.E89]*[.G89];[.$M$5]) + IF([.F89]*[.G89];[.$M$6]) + IF([.D89]*[.H89];[.$N$4]) + IF([.E89]*[.H89];[.$N$5]) + IF([.F89]*[.H89];[.$N$6]) + IF([.D89]*[.I89];[.$O$4]) + IF([.E89]*[.I89];[.$O$5]) + IF([.F89]*[.I89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f:=RAND()" office:value-type="float" office:value="0.947418212890625">
            <text:p>0,9474182129</text:p>
          </table:table-cell>
          <table:table-cell table:formula="of:=RAND()" office:value-type="float" office:value="0.08612060546875">
            <text:p>0,0861206055</text:p>
          </table:table-cell>
          <table:table-cell table:formula="of:=1*([.$B90]&lt;[.$D$2])" office:value-type="float" office:value="0">
            <text:p>0</text:p>
          </table:table-cell>
          <table:table-cell table:formula="of:=([.D90]=0)*([.$B90]&lt;([.$D$2]+[.$E$2]))" office:value-type="float" office:value="0">
            <text:p>0</text:p>
          </table:table-cell>
          <table:table-cell table:formula="of:=([.D90]=0)*([.E90]=0)" office:value-type="float" office:value="1">
            <text:p>1</text:p>
          </table:table-cell>
          <table:table-cell table:formula="of:=1*([.$C90]&lt;[.$G$2])" office:value-type="float" office:value="0">
            <text:p>0</text:p>
          </table:table-cell>
          <table:table-cell table:formula="of:=([.G90]=0)*([.$C90]&lt;([.$G$2]+[.$H$2]))" office:value-type="float" office:value="1">
            <text:p>1</text:p>
          </table:table-cell>
          <table:table-cell table:formula="of:=([.G90]=0)*([.H90]=0)" office:value-type="float" office:value="0">
            <text:p>0</text:p>
          </table:table-cell>
          <table:table-cell table:formula="of:=IF([.D90]*[.G90];[.$M$4]) + IF([.E90]*[.G90];[.$M$5]) + IF([.F90]*[.G90];[.$M$6]) + IF([.D90]*[.H90];[.$N$4]) + IF([.E90]*[.H90];[.$N$5]) + IF([.F90]*[.H90];[.$N$6]) + IF([.D90]*[.I90];[.$O$4]) + IF([.E90]*[.I90];[.$O$5]) + IF([.F90]*[.I90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f:=RAND()" office:value-type="float" office:value="0.40313720703125">
            <text:p>0,403137207</text:p>
          </table:table-cell>
          <table:table-cell table:formula="of:=RAND()" office:value-type="float" office:value="0.610137939453125">
            <text:p>0,6101379395</text:p>
          </table:table-cell>
          <table:table-cell table:formula="of:=1*([.$B91]&lt;[.$D$2])" office:value-type="float" office:value="1">
            <text:p>1</text:p>
          </table:table-cell>
          <table:table-cell table:formula="of:=([.D91]=0)*([.$B91]&lt;([.$D$2]+[.$E$2]))" office:value-type="float" office:value="0">
            <text:p>0</text:p>
          </table:table-cell>
          <table:table-cell table:formula="of:=([.D91]=0)*([.E91]=0)" office:value-type="float" office:value="0">
            <text:p>0</text:p>
          </table:table-cell>
          <table:table-cell table:formula="of:=1*([.$C91]&lt;[.$G$2])" office:value-type="float" office:value="0">
            <text:p>0</text:p>
          </table:table-cell>
          <table:table-cell table:formula="of:=([.G91]=0)*([.$C91]&lt;([.$G$2]+[.$H$2]))" office:value-type="float" office:value="0">
            <text:p>0</text:p>
          </table:table-cell>
          <table:table-cell table:formula="of:=([.G91]=0)*([.H91]=0)" office:value-type="float" office:value="1">
            <text:p>1</text:p>
          </table:table-cell>
          <table:table-cell table:formula="of:=IF([.D91]*[.G91];[.$M$4]) + IF([.E91]*[.G91];[.$M$5]) + IF([.F91]*[.G91];[.$M$6]) + IF([.D91]*[.H91];[.$N$4]) + IF([.E91]*[.H91];[.$N$5]) + IF([.F91]*[.H91];[.$N$6]) + IF([.D91]*[.I91];[.$O$4]) + IF([.E91]*[.I91];[.$O$5]) + IF([.F91]*[.I9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f:=RAND()" office:value-type="float" office:value="0.882537841796875">
            <text:p>0,8825378418</text:p>
          </table:table-cell>
          <table:table-cell table:formula="of:=RAND()" office:value-type="float" office:value="0.617645263671875">
            <text:p>0,6176452637</text:p>
          </table:table-cell>
          <table:table-cell table:formula="of:=1*([.$B92]&lt;[.$D$2])" office:value-type="float" office:value="0">
            <text:p>0</text:p>
          </table:table-cell>
          <table:table-cell table:formula="of:=([.D92]=0)*([.$B92]&lt;([.$D$2]+[.$E$2]))" office:value-type="float" office:value="0">
            <text:p>0</text:p>
          </table:table-cell>
          <table:table-cell table:formula="of:=([.D92]=0)*([.E92]=0)" office:value-type="float" office:value="1">
            <text:p>1</text:p>
          </table:table-cell>
          <table:table-cell table:formula="of:=1*([.$C92]&lt;[.$G$2])" office:value-type="float" office:value="0">
            <text:p>0</text:p>
          </table:table-cell>
          <table:table-cell table:formula="of:=([.G92]=0)*([.$C92]&lt;([.$G$2]+[.$H$2]))" office:value-type="float" office:value="0">
            <text:p>0</text:p>
          </table:table-cell>
          <table:table-cell table:formula="of:=([.G92]=0)*([.H92]=0)" office:value-type="float" office:value="1">
            <text:p>1</text:p>
          </table:table-cell>
          <table:table-cell table:formula="of:=IF([.D92]*[.G92];[.$M$4]) + IF([.E92]*[.G92];[.$M$5]) + IF([.F92]*[.G92];[.$M$6]) + IF([.D92]*[.H92];[.$N$4]) + IF([.E92]*[.H92];[.$N$5]) + IF([.F92]*[.H92];[.$N$6]) + IF([.D92]*[.I92];[.$O$4]) + IF([.E92]*[.I92];[.$O$5]) + IF([.F92]*[.I92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f:=RAND()" office:value-type="float" office:value="0.13348388671875">
            <text:p>0,1334838867</text:p>
          </table:table-cell>
          <table:table-cell table:formula="of:=RAND()" office:value-type="float" office:value="0.795654296875">
            <text:p>0,7956542969</text:p>
          </table:table-cell>
          <table:table-cell table:formula="of:=1*([.$B93]&lt;[.$D$2])" office:value-type="float" office:value="1">
            <text:p>1</text:p>
          </table:table-cell>
          <table:table-cell table:formula="of:=([.D93]=0)*([.$B93]&lt;([.$D$2]+[.$E$2]))" office:value-type="float" office:value="0">
            <text:p>0</text:p>
          </table:table-cell>
          <table:table-cell table:formula="of:=([.D93]=0)*([.E93]=0)" office:value-type="float" office:value="0">
            <text:p>0</text:p>
          </table:table-cell>
          <table:table-cell table:formula="of:=1*([.$C93]&lt;[.$G$2])" office:value-type="float" office:value="0">
            <text:p>0</text:p>
          </table:table-cell>
          <table:table-cell table:formula="of:=([.G93]=0)*([.$C93]&lt;([.$G$2]+[.$H$2]))" office:value-type="float" office:value="0">
            <text:p>0</text:p>
          </table:table-cell>
          <table:table-cell table:formula="of:=([.G93]=0)*([.H93]=0)" office:value-type="float" office:value="1">
            <text:p>1</text:p>
          </table:table-cell>
          <table:table-cell table:formula="of:=IF([.D93]*[.G93];[.$M$4]) + IF([.E93]*[.G93];[.$M$5]) + IF([.F93]*[.G93];[.$M$6]) + IF([.D93]*[.H93];[.$N$4]) + IF([.E93]*[.H93];[.$N$5]) + IF([.F93]*[.H93];[.$N$6]) + IF([.D93]*[.I93];[.$O$4]) + IF([.E93]*[.I93];[.$O$5]) + IF([.F93]*[.I93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table:formula="of:=RAND()" office:value-type="float" office:value="0.63409423828125">
            <text:p>0,6340942383</text:p>
          </table:table-cell>
          <table:table-cell table:formula="of:=RAND()" office:value-type="float" office:value="0.7864990234375">
            <text:p>0,7864990234</text:p>
          </table:table-cell>
          <table:table-cell table:formula="of:=1*([.$B94]&lt;[.$D$2])" office:value-type="float" office:value="1">
            <text:p>1</text:p>
          </table:table-cell>
          <table:table-cell table:formula="of:=([.D94]=0)*([.$B94]&lt;([.$D$2]+[.$E$2]))" office:value-type="float" office:value="0">
            <text:p>0</text:p>
          </table:table-cell>
          <table:table-cell table:formula="of:=([.D94]=0)*([.E94]=0)" office:value-type="float" office:value="0">
            <text:p>0</text:p>
          </table:table-cell>
          <table:table-cell table:formula="of:=1*([.$C94]&lt;[.$G$2])" office:value-type="float" office:value="0">
            <text:p>0</text:p>
          </table:table-cell>
          <table:table-cell table:formula="of:=([.G94]=0)*([.$C94]&lt;([.$G$2]+[.$H$2]))" office:value-type="float" office:value="0">
            <text:p>0</text:p>
          </table:table-cell>
          <table:table-cell table:formula="of:=([.G94]=0)*([.H94]=0)" office:value-type="float" office:value="1">
            <text:p>1</text:p>
          </table:table-cell>
          <table:table-cell table:formula="of:=IF([.D94]*[.G94];[.$M$4]) + IF([.E94]*[.G94];[.$M$5]) + IF([.F94]*[.G94];[.$M$6]) + IF([.D94]*[.H94];[.$N$4]) + IF([.E94]*[.H94];[.$N$5]) + IF([.F94]*[.H94];[.$N$6]) + IF([.D94]*[.I94];[.$O$4]) + IF([.E94]*[.I94];[.$O$5]) + IF([.F94]*[.I9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92">
            <text:p>92</text:p>
          </table:table-cell>
          <table:table-cell table:formula="of:=RAND()" office:value-type="float" office:value="0.667022705078125">
            <text:p>0,6670227051</text:p>
          </table:table-cell>
          <table:table-cell table:formula="of:=RAND()" office:value-type="float" office:value="0.752899169921875">
            <text:p>0,7528991699</text:p>
          </table:table-cell>
          <table:table-cell table:formula="of:=1*([.$B95]&lt;[.$D$2])" office:value-type="float" office:value="0">
            <text:p>0</text:p>
          </table:table-cell>
          <table:table-cell table:formula="of:=([.D95]=0)*([.$B95]&lt;([.$D$2]+[.$E$2]))" office:value-type="float" office:value="0">
            <text:p>0</text:p>
          </table:table-cell>
          <table:table-cell table:formula="of:=([.D95]=0)*([.E95]=0)" office:value-type="float" office:value="1">
            <text:p>1</text:p>
          </table:table-cell>
          <table:table-cell table:formula="of:=1*([.$C95]&lt;[.$G$2])" office:value-type="float" office:value="0">
            <text:p>0</text:p>
          </table:table-cell>
          <table:table-cell table:formula="of:=([.G95]=0)*([.$C95]&lt;([.$G$2]+[.$H$2]))" office:value-type="float" office:value="0">
            <text:p>0</text:p>
          </table:table-cell>
          <table:table-cell table:formula="of:=([.G95]=0)*([.H95]=0)" office:value-type="float" office:value="1">
            <text:p>1</text:p>
          </table:table-cell>
          <table:table-cell table:formula="of:=IF([.D95]*[.G95];[.$M$4]) + IF([.E95]*[.G95];[.$M$5]) + IF([.F95]*[.G95];[.$M$6]) + IF([.D95]*[.H95];[.$N$4]) + IF([.E95]*[.H95];[.$N$5]) + IF([.F95]*[.H95];[.$N$6]) + IF([.D95]*[.I95];[.$O$4]) + IF([.E95]*[.I95];[.$O$5]) + IF([.F95]*[.I95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93">
            <text:p>93</text:p>
          </table:table-cell>
          <table:table-cell table:formula="of:=RAND()" office:value-type="float" office:value="0.83770751953125">
            <text:p>0,8377075195</text:p>
          </table:table-cell>
          <table:table-cell table:formula="of:=RAND()" office:value-type="float" office:value="0.847137451171875">
            <text:p>0,8471374512</text:p>
          </table:table-cell>
          <table:table-cell table:formula="of:=1*([.$B96]&lt;[.$D$2])" office:value-type="float" office:value="0">
            <text:p>0</text:p>
          </table:table-cell>
          <table:table-cell table:formula="of:=([.D96]=0)*([.$B96]&lt;([.$D$2]+[.$E$2]))" office:value-type="float" office:value="0">
            <text:p>0</text:p>
          </table:table-cell>
          <table:table-cell table:formula="of:=([.D96]=0)*([.E96]=0)" office:value-type="float" office:value="1">
            <text:p>1</text:p>
          </table:table-cell>
          <table:table-cell table:formula="of:=1*([.$C96]&lt;[.$G$2])" office:value-type="float" office:value="0">
            <text:p>0</text:p>
          </table:table-cell>
          <table:table-cell table:formula="of:=([.G96]=0)*([.$C96]&lt;([.$G$2]+[.$H$2]))" office:value-type="float" office:value="0">
            <text:p>0</text:p>
          </table:table-cell>
          <table:table-cell table:formula="of:=([.G96]=0)*([.H96]=0)" office:value-type="float" office:value="1">
            <text:p>1</text:p>
          </table:table-cell>
          <table:table-cell table:formula="of:=IF([.D96]*[.G96];[.$M$4]) + IF([.E96]*[.G96];[.$M$5]) + IF([.F96]*[.G96];[.$M$6]) + IF([.D96]*[.H96];[.$N$4]) + IF([.E96]*[.H96];[.$N$5]) + IF([.F96]*[.H96];[.$N$6]) + IF([.D96]*[.I96];[.$O$4]) + IF([.E96]*[.I96];[.$O$5]) + IF([.F96]*[.I96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94">
            <text:p>94</text:p>
          </table:table-cell>
          <table:table-cell table:formula="of:=RAND()" office:value-type="float" office:value="0.404815673828125">
            <text:p>0,4048156738</text:p>
          </table:table-cell>
          <table:table-cell table:formula="of:=RAND()" office:value-type="float" office:value="0.878265380859375">
            <text:p>0,8782653809</text:p>
          </table:table-cell>
          <table:table-cell table:formula="of:=1*([.$B97]&lt;[.$D$2])" office:value-type="float" office:value="1">
            <text:p>1</text:p>
          </table:table-cell>
          <table:table-cell table:formula="of:=([.D97]=0)*([.$B97]&lt;([.$D$2]+[.$E$2]))" office:value-type="float" office:value="0">
            <text:p>0</text:p>
          </table:table-cell>
          <table:table-cell table:formula="of:=([.D97]=0)*([.E97]=0)" office:value-type="float" office:value="0">
            <text:p>0</text:p>
          </table:table-cell>
          <table:table-cell table:formula="of:=1*([.$C97]&lt;[.$G$2])" office:value-type="float" office:value="0">
            <text:p>0</text:p>
          </table:table-cell>
          <table:table-cell table:formula="of:=([.G97]=0)*([.$C97]&lt;([.$G$2]+[.$H$2]))" office:value-type="float" office:value="0">
            <text:p>0</text:p>
          </table:table-cell>
          <table:table-cell table:formula="of:=([.G97]=0)*([.H97]=0)" office:value-type="float" office:value="1">
            <text:p>1</text:p>
          </table:table-cell>
          <table:table-cell table:formula="of:=IF([.D97]*[.G97];[.$M$4]) + IF([.E97]*[.G97];[.$M$5]) + IF([.F97]*[.G97];[.$M$6]) + IF([.D97]*[.H97];[.$N$4]) + IF([.E97]*[.H97];[.$N$5]) + IF([.F97]*[.H97];[.$N$6]) + IF([.D97]*[.I97];[.$O$4]) + IF([.E97]*[.I97];[.$O$5]) + IF([.F97]*[.I9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95">
            <text:p>95</text:p>
          </table:table-cell>
          <table:table-cell table:formula="of:=RAND()" office:value-type="float" office:value="0.2291259765625">
            <text:p>0,2291259766</text:p>
          </table:table-cell>
          <table:table-cell table:formula="of:=RAND()" office:value-type="float" office:value="0.32525634765625">
            <text:p>0,3252563477</text:p>
          </table:table-cell>
          <table:table-cell table:formula="of:=1*([.$B98]&lt;[.$D$2])" office:value-type="float" office:value="1">
            <text:p>1</text:p>
          </table:table-cell>
          <table:table-cell table:formula="of:=([.D98]=0)*([.$B98]&lt;([.$D$2]+[.$E$2]))" office:value-type="float" office:value="0">
            <text:p>0</text:p>
          </table:table-cell>
          <table:table-cell table:formula="of:=([.D98]=0)*([.E98]=0)" office:value-type="float" office:value="0">
            <text:p>0</text:p>
          </table:table-cell>
          <table:table-cell table:formula="of:=1*([.$C98]&lt;[.$G$2])" office:value-type="float" office:value="0">
            <text:p>0</text:p>
          </table:table-cell>
          <table:table-cell table:formula="of:=([.G98]=0)*([.$C98]&lt;([.$G$2]+[.$H$2]))" office:value-type="float" office:value="1">
            <text:p>1</text:p>
          </table:table-cell>
          <table:table-cell table:formula="of:=([.G98]=0)*([.H98]=0)" office:value-type="float" office:value="0">
            <text:p>0</text:p>
          </table:table-cell>
          <table:table-cell table:formula="of:=IF([.D98]*[.G98];[.$M$4]) + IF([.E98]*[.G98];[.$M$5]) + IF([.F98]*[.G98];[.$M$6]) + IF([.D98]*[.H98];[.$N$4]) + IF([.E98]*[.H98];[.$N$5]) + IF([.F98]*[.H98];[.$N$6]) + IF([.D98]*[.I98];[.$O$4]) + IF([.E98]*[.I98];[.$O$5]) + IF([.F98]*[.I9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96">
            <text:p>96</text:p>
          </table:table-cell>
          <table:table-cell table:formula="of:=RAND()" office:value-type="float" office:value="0.1031494140625">
            <text:p>0,1031494141</text:p>
          </table:table-cell>
          <table:table-cell table:formula="of:=RAND()" office:value-type="float" office:value="0.525299072265625">
            <text:p>0,5252990723</text:p>
          </table:table-cell>
          <table:table-cell table:formula="of:=1*([.$B99]&lt;[.$D$2])" office:value-type="float" office:value="1">
            <text:p>1</text:p>
          </table:table-cell>
          <table:table-cell table:formula="of:=([.D99]=0)*([.$B99]&lt;([.$D$2]+[.$E$2]))" office:value-type="float" office:value="0">
            <text:p>0</text:p>
          </table:table-cell>
          <table:table-cell table:formula="of:=([.D99]=0)*([.E99]=0)" office:value-type="float" office:value="0">
            <text:p>0</text:p>
          </table:table-cell>
          <table:table-cell table:formula="of:=1*([.$C99]&lt;[.$G$2])" office:value-type="float" office:value="0">
            <text:p>0</text:p>
          </table:table-cell>
          <table:table-cell table:formula="of:=([.G99]=0)*([.$C99]&lt;([.$G$2]+[.$H$2]))" office:value-type="float" office:value="0">
            <text:p>0</text:p>
          </table:table-cell>
          <table:table-cell table:formula="of:=([.G99]=0)*([.H99]=0)" office:value-type="float" office:value="1">
            <text:p>1</text:p>
          </table:table-cell>
          <table:table-cell table:formula="of:=IF([.D99]*[.G99];[.$M$4]) + IF([.E99]*[.G99];[.$M$5]) + IF([.F99]*[.G99];[.$M$6]) + IF([.D99]*[.H99];[.$N$4]) + IF([.E99]*[.H99];[.$N$5]) + IF([.F99]*[.H99];[.$N$6]) + IF([.D99]*[.I99];[.$O$4]) + IF([.E99]*[.I99];[.$O$5]) + IF([.F99]*[.I9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97">
            <text:p>97</text:p>
          </table:table-cell>
          <table:table-cell table:formula="of:=RAND()" office:value-type="float" office:value="0.818939208984375">
            <text:p>0,818939209</text:p>
          </table:table-cell>
          <table:table-cell table:formula="of:=RAND()" office:value-type="float" office:value="0.00140380859375">
            <text:p>0,0014038086</text:p>
          </table:table-cell>
          <table:table-cell table:formula="of:=1*([.$B100]&lt;[.$D$2])" office:value-type="float" office:value="0">
            <text:p>0</text:p>
          </table:table-cell>
          <table:table-cell table:formula="of:=([.D100]=0)*([.$B100]&lt;([.$D$2]+[.$E$2]))" office:value-type="float" office:value="0">
            <text:p>0</text:p>
          </table:table-cell>
          <table:table-cell table:formula="of:=([.D100]=0)*([.E100]=0)" office:value-type="float" office:value="1">
            <text:p>1</text:p>
          </table:table-cell>
          <table:table-cell table:formula="of:=1*([.$C100]&lt;[.$G$2])" office:value-type="float" office:value="0">
            <text:p>0</text:p>
          </table:table-cell>
          <table:table-cell table:formula="of:=([.G100]=0)*([.$C100]&lt;([.$G$2]+[.$H$2]))" office:value-type="float" office:value="1">
            <text:p>1</text:p>
          </table:table-cell>
          <table:table-cell table:formula="of:=([.G100]=0)*([.H100]=0)" office:value-type="float" office:value="0">
            <text:p>0</text:p>
          </table:table-cell>
          <table:table-cell table:formula="of:=IF([.D100]*[.G100];[.$M$4]) + IF([.E100]*[.G100];[.$M$5]) + IF([.F100]*[.G100];[.$M$6]) + IF([.D100]*[.H100];[.$N$4]) + IF([.E100]*[.H100];[.$N$5]) + IF([.F100]*[.H100];[.$N$6]) + IF([.D100]*[.I100];[.$O$4]) + IF([.E100]*[.I100];[.$O$5]) + IF([.F100]*[.I100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98">
            <text:p>98</text:p>
          </table:table-cell>
          <table:table-cell table:formula="of:=RAND()" office:value-type="float" office:value="0.693389892578125">
            <text:p>0,6933898926</text:p>
          </table:table-cell>
          <table:table-cell table:formula="of:=RAND()" office:value-type="float" office:value="0.106353759765625">
            <text:p>0,1063537598</text:p>
          </table:table-cell>
          <table:table-cell table:formula="of:=1*([.$B101]&lt;[.$D$2])" office:value-type="float" office:value="0">
            <text:p>0</text:p>
          </table:table-cell>
          <table:table-cell table:formula="of:=([.D101]=0)*([.$B101]&lt;([.$D$2]+[.$E$2]))" office:value-type="float" office:value="0">
            <text:p>0</text:p>
          </table:table-cell>
          <table:table-cell table:formula="of:=([.D101]=0)*([.E101]=0)" office:value-type="float" office:value="1">
            <text:p>1</text:p>
          </table:table-cell>
          <table:table-cell table:formula="of:=1*([.$C101]&lt;[.$G$2])" office:value-type="float" office:value="0">
            <text:p>0</text:p>
          </table:table-cell>
          <table:table-cell table:formula="of:=([.G101]=0)*([.$C101]&lt;([.$G$2]+[.$H$2]))" office:value-type="float" office:value="1">
            <text:p>1</text:p>
          </table:table-cell>
          <table:table-cell table:formula="of:=([.G101]=0)*([.H101]=0)" office:value-type="float" office:value="0">
            <text:p>0</text:p>
          </table:table-cell>
          <table:table-cell table:formula="of:=IF([.D101]*[.G101];[.$M$4]) + IF([.E101]*[.G101];[.$M$5]) + IF([.F101]*[.G101];[.$M$6]) + IF([.D101]*[.H101];[.$N$4]) + IF([.E101]*[.H101];[.$N$5]) + IF([.F101]*[.H101];[.$N$6]) + IF([.D101]*[.I101];[.$O$4]) + IF([.E101]*[.I101];[.$O$5]) + IF([.F101]*[.I101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99">
            <text:p>99</text:p>
          </table:table-cell>
          <table:table-cell table:formula="of:=RAND()" office:value-type="float" office:value="0.521759033203125">
            <text:p>0,5217590332</text:p>
          </table:table-cell>
          <table:table-cell table:formula="of:=RAND()" office:value-type="float" office:value="0.076019287109375">
            <text:p>0,0760192871</text:p>
          </table:table-cell>
          <table:table-cell table:formula="of:=1*([.$B102]&lt;[.$D$2])" office:value-type="float" office:value="1">
            <text:p>1</text:p>
          </table:table-cell>
          <table:table-cell table:formula="of:=([.D102]=0)*([.$B102]&lt;([.$D$2]+[.$E$2]))" office:value-type="float" office:value="0">
            <text:p>0</text:p>
          </table:table-cell>
          <table:table-cell table:formula="of:=([.D102]=0)*([.E102]=0)" office:value-type="float" office:value="0">
            <text:p>0</text:p>
          </table:table-cell>
          <table:table-cell table:formula="of:=1*([.$C102]&lt;[.$G$2])" office:value-type="float" office:value="0">
            <text:p>0</text:p>
          </table:table-cell>
          <table:table-cell table:formula="of:=([.G102]=0)*([.$C102]&lt;([.$G$2]+[.$H$2]))" office:value-type="float" office:value="1">
            <text:p>1</text:p>
          </table:table-cell>
          <table:table-cell table:formula="of:=([.G102]=0)*([.H102]=0)" office:value-type="float" office:value="0">
            <text:p>0</text:p>
          </table:table-cell>
          <table:table-cell table:formula="of:=IF([.D102]*[.G102];[.$M$4]) + IF([.E102]*[.G102];[.$M$5]) + IF([.F102]*[.G102];[.$M$6]) + IF([.D102]*[.H102];[.$N$4]) + IF([.E102]*[.H102];[.$N$5]) + IF([.F102]*[.H102];[.$N$6]) + IF([.D102]*[.I102];[.$O$4]) + IF([.E102]*[.I102];[.$O$5]) + IF([.F102]*[.I102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table:formula="of:=RAND()" office:value-type="float" office:value="0.197723388671875">
            <text:p>0,1977233887</text:p>
          </table:table-cell>
          <table:table-cell table:formula="of:=RAND()" office:value-type="float" office:value="0.829071044921875">
            <text:p>0,8290710449</text:p>
          </table:table-cell>
          <table:table-cell table:formula="of:=1*([.$B103]&lt;[.$D$2])" office:value-type="float" office:value="1">
            <text:p>1</text:p>
          </table:table-cell>
          <table:table-cell table:formula="of:=([.D103]=0)*([.$B103]&lt;([.$D$2]+[.$E$2]))" office:value-type="float" office:value="0">
            <text:p>0</text:p>
          </table:table-cell>
          <table:table-cell table:formula="of:=([.D103]=0)*([.E103]=0)" office:value-type="float" office:value="0">
            <text:p>0</text:p>
          </table:table-cell>
          <table:table-cell table:formula="of:=1*([.$C103]&lt;[.$G$2])" office:value-type="float" office:value="0">
            <text:p>0</text:p>
          </table:table-cell>
          <table:table-cell table:formula="of:=([.G103]=0)*([.$C103]&lt;([.$G$2]+[.$H$2]))" office:value-type="float" office:value="0">
            <text:p>0</text:p>
          </table:table-cell>
          <table:table-cell table:formula="of:=([.G103]=0)*([.H103]=0)" office:value-type="float" office:value="1">
            <text:p>1</text:p>
          </table:table-cell>
          <table:table-cell table:formula="of:=IF([.D103]*[.G103];[.$M$4]) + IF([.E103]*[.G103];[.$M$5]) + IF([.F103]*[.G103];[.$M$6]) + IF([.D103]*[.H103];[.$N$4]) + IF([.E103]*[.H103];[.$N$5]) + IF([.F103]*[.H103];[.$N$6]) + IF([.D103]*[.I103];[.$O$4]) + IF([.E103]*[.I103];[.$O$5]) + IF([.F103]*[.I103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01">
            <text:p>101</text:p>
          </table:table-cell>
          <table:table-cell table:formula="of:=RAND()" office:value-type="float" office:value="0.647308349609375">
            <text:p>0,6473083496</text:p>
          </table:table-cell>
          <table:table-cell table:formula="of:=RAND()" office:value-type="float" office:value="0.047637939453125">
            <text:p>0,0476379395</text:p>
          </table:table-cell>
          <table:table-cell table:formula="of:=1*([.$B104]&lt;[.$D$2])" office:value-type="float" office:value="1">
            <text:p>1</text:p>
          </table:table-cell>
          <table:table-cell table:formula="of:=([.D104]=0)*([.$B104]&lt;([.$D$2]+[.$E$2]))" office:value-type="float" office:value="0">
            <text:p>0</text:p>
          </table:table-cell>
          <table:table-cell table:formula="of:=([.D104]=0)*([.E104]=0)" office:value-type="float" office:value="0">
            <text:p>0</text:p>
          </table:table-cell>
          <table:table-cell table:formula="of:=1*([.$C104]&lt;[.$G$2])" office:value-type="float" office:value="0">
            <text:p>0</text:p>
          </table:table-cell>
          <table:table-cell table:formula="of:=([.G104]=0)*([.$C104]&lt;([.$G$2]+[.$H$2]))" office:value-type="float" office:value="1">
            <text:p>1</text:p>
          </table:table-cell>
          <table:table-cell table:formula="of:=([.G104]=0)*([.H104]=0)" office:value-type="float" office:value="0">
            <text:p>0</text:p>
          </table:table-cell>
          <table:table-cell table:formula="of:=IF([.D104]*[.G104];[.$M$4]) + IF([.E104]*[.G104];[.$M$5]) + IF([.F104]*[.G104];[.$M$6]) + IF([.D104]*[.H104];[.$N$4]) + IF([.E104]*[.H104];[.$N$5]) + IF([.F104]*[.H104];[.$N$6]) + IF([.D104]*[.I104];[.$O$4]) + IF([.E104]*[.I104];[.$O$5]) + IF([.F104]*[.I104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02">
            <text:p>102</text:p>
          </table:table-cell>
          <table:table-cell table:formula="of:=RAND()" office:value-type="float" office:value="0.396636962890625">
            <text:p>0,3966369629</text:p>
          </table:table-cell>
          <table:table-cell table:formula="of:=RAND()" office:value-type="float" office:value="0.848785400390625">
            <text:p>0,8487854004</text:p>
          </table:table-cell>
          <table:table-cell table:formula="of:=1*([.$B105]&lt;[.$D$2])" office:value-type="float" office:value="1">
            <text:p>1</text:p>
          </table:table-cell>
          <table:table-cell table:formula="of:=([.D105]=0)*([.$B105]&lt;([.$D$2]+[.$E$2]))" office:value-type="float" office:value="0">
            <text:p>0</text:p>
          </table:table-cell>
          <table:table-cell table:formula="of:=([.D105]=0)*([.E105]=0)" office:value-type="float" office:value="0">
            <text:p>0</text:p>
          </table:table-cell>
          <table:table-cell table:formula="of:=1*([.$C105]&lt;[.$G$2])" office:value-type="float" office:value="0">
            <text:p>0</text:p>
          </table:table-cell>
          <table:table-cell table:formula="of:=([.G105]=0)*([.$C105]&lt;([.$G$2]+[.$H$2]))" office:value-type="float" office:value="0">
            <text:p>0</text:p>
          </table:table-cell>
          <table:table-cell table:formula="of:=([.G105]=0)*([.H105]=0)" office:value-type="float" office:value="1">
            <text:p>1</text:p>
          </table:table-cell>
          <table:table-cell table:formula="of:=IF([.D105]*[.G105];[.$M$4]) + IF([.E105]*[.G105];[.$M$5]) + IF([.F105]*[.G105];[.$M$6]) + IF([.D105]*[.H105];[.$N$4]) + IF([.E105]*[.H105];[.$N$5]) + IF([.F105]*[.H105];[.$N$6]) + IF([.D105]*[.I105];[.$O$4]) + IF([.E105]*[.I105];[.$O$5]) + IF([.F105]*[.I10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03">
            <text:p>103</text:p>
          </table:table-cell>
          <table:table-cell table:formula="of:=RAND()" office:value-type="float" office:value="0.158782958984375">
            <text:p>0,158782959</text:p>
          </table:table-cell>
          <table:table-cell table:formula="of:=RAND()" office:value-type="float" office:value="0.33489990234375">
            <text:p>0,3348999023</text:p>
          </table:table-cell>
          <table:table-cell table:formula="of:=1*([.$B106]&lt;[.$D$2])" office:value-type="float" office:value="1">
            <text:p>1</text:p>
          </table:table-cell>
          <table:table-cell table:formula="of:=([.D106]=0)*([.$B106]&lt;([.$D$2]+[.$E$2]))" office:value-type="float" office:value="0">
            <text:p>0</text:p>
          </table:table-cell>
          <table:table-cell table:formula="of:=([.D106]=0)*([.E106]=0)" office:value-type="float" office:value="0">
            <text:p>0</text:p>
          </table:table-cell>
          <table:table-cell table:formula="of:=1*([.$C106]&lt;[.$G$2])" office:value-type="float" office:value="0">
            <text:p>0</text:p>
          </table:table-cell>
          <table:table-cell table:formula="of:=([.G106]=0)*([.$C106]&lt;([.$G$2]+[.$H$2]))" office:value-type="float" office:value="1">
            <text:p>1</text:p>
          </table:table-cell>
          <table:table-cell table:formula="of:=([.G106]=0)*([.H106]=0)" office:value-type="float" office:value="0">
            <text:p>0</text:p>
          </table:table-cell>
          <table:table-cell table:formula="of:=IF([.D106]*[.G106];[.$M$4]) + IF([.E106]*[.G106];[.$M$5]) + IF([.F106]*[.G106];[.$M$6]) + IF([.D106]*[.H106];[.$N$4]) + IF([.E106]*[.H106];[.$N$5]) + IF([.F106]*[.H106];[.$N$6]) + IF([.D106]*[.I106];[.$O$4]) + IF([.E106]*[.I106];[.$O$5]) + IF([.F106]*[.I106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04">
            <text:p>104</text:p>
          </table:table-cell>
          <table:table-cell table:formula="of:=RAND()" office:value-type="float" office:value="0.40484619140625">
            <text:p>0,4048461914</text:p>
          </table:table-cell>
          <table:table-cell table:formula="of:=RAND()" office:value-type="float" office:value="0.118316650390625">
            <text:p>0,1183166504</text:p>
          </table:table-cell>
          <table:table-cell table:formula="of:=1*([.$B107]&lt;[.$D$2])" office:value-type="float" office:value="1">
            <text:p>1</text:p>
          </table:table-cell>
          <table:table-cell table:formula="of:=([.D107]=0)*([.$B107]&lt;([.$D$2]+[.$E$2]))" office:value-type="float" office:value="0">
            <text:p>0</text:p>
          </table:table-cell>
          <table:table-cell table:formula="of:=([.D107]=0)*([.E107]=0)" office:value-type="float" office:value="0">
            <text:p>0</text:p>
          </table:table-cell>
          <table:table-cell table:formula="of:=1*([.$C107]&lt;[.$G$2])" office:value-type="float" office:value="0">
            <text:p>0</text:p>
          </table:table-cell>
          <table:table-cell table:formula="of:=([.G107]=0)*([.$C107]&lt;([.$G$2]+[.$H$2]))" office:value-type="float" office:value="1">
            <text:p>1</text:p>
          </table:table-cell>
          <table:table-cell table:formula="of:=([.G107]=0)*([.H107]=0)" office:value-type="float" office:value="0">
            <text:p>0</text:p>
          </table:table-cell>
          <table:table-cell table:formula="of:=IF([.D107]*[.G107];[.$M$4]) + IF([.E107]*[.G107];[.$M$5]) + IF([.F107]*[.G107];[.$M$6]) + IF([.D107]*[.H107];[.$N$4]) + IF([.E107]*[.H107];[.$N$5]) + IF([.F107]*[.H107];[.$N$6]) + IF([.D107]*[.I107];[.$O$4]) + IF([.E107]*[.I107];[.$O$5]) + IF([.F107]*[.I107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05">
            <text:p>105</text:p>
          </table:table-cell>
          <table:table-cell table:formula="of:=RAND()" office:value-type="float" office:value="0.10498046875">
            <text:p>0,1049804688</text:p>
          </table:table-cell>
          <table:table-cell table:formula="of:=RAND()" office:value-type="float" office:value="0.174346923828125">
            <text:p>0,1743469238</text:p>
          </table:table-cell>
          <table:table-cell table:formula="of:=1*([.$B108]&lt;[.$D$2])" office:value-type="float" office:value="1">
            <text:p>1</text:p>
          </table:table-cell>
          <table:table-cell table:formula="of:=([.D108]=0)*([.$B108]&lt;([.$D$2]+[.$E$2]))" office:value-type="float" office:value="0">
            <text:p>0</text:p>
          </table:table-cell>
          <table:table-cell table:formula="of:=([.D108]=0)*([.E108]=0)" office:value-type="float" office:value="0">
            <text:p>0</text:p>
          </table:table-cell>
          <table:table-cell table:formula="of:=1*([.$C108]&lt;[.$G$2])" office:value-type="float" office:value="0">
            <text:p>0</text:p>
          </table:table-cell>
          <table:table-cell table:formula="of:=([.G108]=0)*([.$C108]&lt;([.$G$2]+[.$H$2]))" office:value-type="float" office:value="1">
            <text:p>1</text:p>
          </table:table-cell>
          <table:table-cell table:formula="of:=([.G108]=0)*([.H108]=0)" office:value-type="float" office:value="0">
            <text:p>0</text:p>
          </table:table-cell>
          <table:table-cell table:formula="of:=IF([.D108]*[.G108];[.$M$4]) + IF([.E108]*[.G108];[.$M$5]) + IF([.F108]*[.G108];[.$M$6]) + IF([.D108]*[.H108];[.$N$4]) + IF([.E108]*[.H108];[.$N$5]) + IF([.F108]*[.H108];[.$N$6]) + IF([.D108]*[.I108];[.$O$4]) + IF([.E108]*[.I108];[.$O$5]) + IF([.F108]*[.I10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06">
            <text:p>106</text:p>
          </table:table-cell>
          <table:table-cell table:formula="of:=RAND()" office:value-type="float" office:value="0.81146240234375">
            <text:p>0,8114624023</text:p>
          </table:table-cell>
          <table:table-cell table:formula="of:=RAND()" office:value-type="float" office:value="0.7161865234375">
            <text:p>0,7161865234</text:p>
          </table:table-cell>
          <table:table-cell table:formula="of:=1*([.$B109]&lt;[.$D$2])" office:value-type="float" office:value="0">
            <text:p>0</text:p>
          </table:table-cell>
          <table:table-cell table:formula="of:=([.D109]=0)*([.$B109]&lt;([.$D$2]+[.$E$2]))" office:value-type="float" office:value="0">
            <text:p>0</text:p>
          </table:table-cell>
          <table:table-cell table:formula="of:=([.D109]=0)*([.E109]=0)" office:value-type="float" office:value="1">
            <text:p>1</text:p>
          </table:table-cell>
          <table:table-cell table:formula="of:=1*([.$C109]&lt;[.$G$2])" office:value-type="float" office:value="0">
            <text:p>0</text:p>
          </table:table-cell>
          <table:table-cell table:formula="of:=([.G109]=0)*([.$C109]&lt;([.$G$2]+[.$H$2]))" office:value-type="float" office:value="0">
            <text:p>0</text:p>
          </table:table-cell>
          <table:table-cell table:formula="of:=([.G109]=0)*([.H109]=0)" office:value-type="float" office:value="1">
            <text:p>1</text:p>
          </table:table-cell>
          <table:table-cell table:formula="of:=IF([.D109]*[.G109];[.$M$4]) + IF([.E109]*[.G109];[.$M$5]) + IF([.F109]*[.G109];[.$M$6]) + IF([.D109]*[.H109];[.$N$4]) + IF([.E109]*[.H109];[.$N$5]) + IF([.F109]*[.H109];[.$N$6]) + IF([.D109]*[.I109];[.$O$4]) + IF([.E109]*[.I109];[.$O$5]) + IF([.F109]*[.I109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107">
            <text:p>107</text:p>
          </table:table-cell>
          <table:table-cell table:formula="of:=RAND()" office:value-type="float" office:value="0.1328125">
            <text:p>0,1328125</text:p>
          </table:table-cell>
          <table:table-cell table:formula="of:=RAND()" office:value-type="float" office:value="0.824432373046875">
            <text:p>0,824432373</text:p>
          </table:table-cell>
          <table:table-cell table:formula="of:=1*([.$B110]&lt;[.$D$2])" office:value-type="float" office:value="1">
            <text:p>1</text:p>
          </table:table-cell>
          <table:table-cell table:formula="of:=([.D110]=0)*([.$B110]&lt;([.$D$2]+[.$E$2]))" office:value-type="float" office:value="0">
            <text:p>0</text:p>
          </table:table-cell>
          <table:table-cell table:formula="of:=([.D110]=0)*([.E110]=0)" office:value-type="float" office:value="0">
            <text:p>0</text:p>
          </table:table-cell>
          <table:table-cell table:formula="of:=1*([.$C110]&lt;[.$G$2])" office:value-type="float" office:value="0">
            <text:p>0</text:p>
          </table:table-cell>
          <table:table-cell table:formula="of:=([.G110]=0)*([.$C110]&lt;([.$G$2]+[.$H$2]))" office:value-type="float" office:value="0">
            <text:p>0</text:p>
          </table:table-cell>
          <table:table-cell table:formula="of:=([.G110]=0)*([.H110]=0)" office:value-type="float" office:value="1">
            <text:p>1</text:p>
          </table:table-cell>
          <table:table-cell table:formula="of:=IF([.D110]*[.G110];[.$M$4]) + IF([.E110]*[.G110];[.$M$5]) + IF([.F110]*[.G110];[.$M$6]) + IF([.D110]*[.H110];[.$N$4]) + IF([.E110]*[.H110];[.$N$5]) + IF([.F110]*[.H110];[.$N$6]) + IF([.D110]*[.I110];[.$O$4]) + IF([.E110]*[.I110];[.$O$5]) + IF([.F110]*[.I11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08">
            <text:p>108</text:p>
          </table:table-cell>
          <table:table-cell table:formula="of:=RAND()" office:value-type="float" office:value="0.541015625">
            <text:p>0,541015625</text:p>
          </table:table-cell>
          <table:table-cell table:formula="of:=RAND()" office:value-type="float" office:value="0.934661865234375">
            <text:p>0,9346618652</text:p>
          </table:table-cell>
          <table:table-cell table:formula="of:=1*([.$B111]&lt;[.$D$2])" office:value-type="float" office:value="1">
            <text:p>1</text:p>
          </table:table-cell>
          <table:table-cell table:formula="of:=([.D111]=0)*([.$B111]&lt;([.$D$2]+[.$E$2]))" office:value-type="float" office:value="0">
            <text:p>0</text:p>
          </table:table-cell>
          <table:table-cell table:formula="of:=([.D111]=0)*([.E111]=0)" office:value-type="float" office:value="0">
            <text:p>0</text:p>
          </table:table-cell>
          <table:table-cell table:formula="of:=1*([.$C111]&lt;[.$G$2])" office:value-type="float" office:value="0">
            <text:p>0</text:p>
          </table:table-cell>
          <table:table-cell table:formula="of:=([.G111]=0)*([.$C111]&lt;([.$G$2]+[.$H$2]))" office:value-type="float" office:value="0">
            <text:p>0</text:p>
          </table:table-cell>
          <table:table-cell table:formula="of:=([.G111]=0)*([.H111]=0)" office:value-type="float" office:value="1">
            <text:p>1</text:p>
          </table:table-cell>
          <table:table-cell table:formula="of:=IF([.D111]*[.G111];[.$M$4]) + IF([.E111]*[.G111];[.$M$5]) + IF([.F111]*[.G111];[.$M$6]) + IF([.D111]*[.H111];[.$N$4]) + IF([.E111]*[.H111];[.$N$5]) + IF([.F111]*[.H111];[.$N$6]) + IF([.D111]*[.I111];[.$O$4]) + IF([.E111]*[.I111];[.$O$5]) + IF([.F111]*[.I11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09">
            <text:p>109</text:p>
          </table:table-cell>
          <table:table-cell table:formula="of:=RAND()" office:value-type="float" office:value="0.485870361328125">
            <text:p>0,4858703613</text:p>
          </table:table-cell>
          <table:table-cell table:formula="of:=RAND()" office:value-type="float" office:value="0.6077880859375">
            <text:p>0,6077880859</text:p>
          </table:table-cell>
          <table:table-cell table:formula="of:=1*([.$B112]&lt;[.$D$2])" office:value-type="float" office:value="1">
            <text:p>1</text:p>
          </table:table-cell>
          <table:table-cell table:formula="of:=([.D112]=0)*([.$B112]&lt;([.$D$2]+[.$E$2]))" office:value-type="float" office:value="0">
            <text:p>0</text:p>
          </table:table-cell>
          <table:table-cell table:formula="of:=([.D112]=0)*([.E112]=0)" office:value-type="float" office:value="0">
            <text:p>0</text:p>
          </table:table-cell>
          <table:table-cell table:formula="of:=1*([.$C112]&lt;[.$G$2])" office:value-type="float" office:value="0">
            <text:p>0</text:p>
          </table:table-cell>
          <table:table-cell table:formula="of:=([.G112]=0)*([.$C112]&lt;([.$G$2]+[.$H$2]))" office:value-type="float" office:value="0">
            <text:p>0</text:p>
          </table:table-cell>
          <table:table-cell table:formula="of:=([.G112]=0)*([.H112]=0)" office:value-type="float" office:value="1">
            <text:p>1</text:p>
          </table:table-cell>
          <table:table-cell table:formula="of:=IF([.D112]*[.G112];[.$M$4]) + IF([.E112]*[.G112];[.$M$5]) + IF([.F112]*[.G112];[.$M$6]) + IF([.D112]*[.H112];[.$N$4]) + IF([.E112]*[.H112];[.$N$5]) + IF([.F112]*[.H112];[.$N$6]) + IF([.D112]*[.I112];[.$O$4]) + IF([.E112]*[.I112];[.$O$5]) + IF([.F112]*[.I112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10">
            <text:p>110</text:p>
          </table:table-cell>
          <table:table-cell table:formula="of:=RAND()" office:value-type="float" office:value="0.091339111328125">
            <text:p>0,0913391113</text:p>
          </table:table-cell>
          <table:table-cell table:formula="of:=RAND()" office:value-type="float" office:value="0.90875244140625">
            <text:p>0,9087524414</text:p>
          </table:table-cell>
          <table:table-cell table:formula="of:=1*([.$B113]&lt;[.$D$2])" office:value-type="float" office:value="1">
            <text:p>1</text:p>
          </table:table-cell>
          <table:table-cell table:formula="of:=([.D113]=0)*([.$B113]&lt;([.$D$2]+[.$E$2]))" office:value-type="float" office:value="0">
            <text:p>0</text:p>
          </table:table-cell>
          <table:table-cell table:formula="of:=([.D113]=0)*([.E113]=0)" office:value-type="float" office:value="0">
            <text:p>0</text:p>
          </table:table-cell>
          <table:table-cell table:formula="of:=1*([.$C113]&lt;[.$G$2])" office:value-type="float" office:value="0">
            <text:p>0</text:p>
          </table:table-cell>
          <table:table-cell table:formula="of:=([.G113]=0)*([.$C113]&lt;([.$G$2]+[.$H$2]))" office:value-type="float" office:value="0">
            <text:p>0</text:p>
          </table:table-cell>
          <table:table-cell table:formula="of:=([.G113]=0)*([.H113]=0)" office:value-type="float" office:value="1">
            <text:p>1</text:p>
          </table:table-cell>
          <table:table-cell table:formula="of:=IF([.D113]*[.G113];[.$M$4]) + IF([.E113]*[.G113];[.$M$5]) + IF([.F113]*[.G113];[.$M$6]) + IF([.D113]*[.H113];[.$N$4]) + IF([.E113]*[.H113];[.$N$5]) + IF([.F113]*[.H113];[.$N$6]) + IF([.D113]*[.I113];[.$O$4]) + IF([.E113]*[.I113];[.$O$5]) + IF([.F113]*[.I113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11">
            <text:p>111</text:p>
          </table:table-cell>
          <table:table-cell table:formula="of:=RAND()" office:value-type="float" office:value="0.395660400390625">
            <text:p>0,3956604004</text:p>
          </table:table-cell>
          <table:table-cell table:formula="of:=RAND()" office:value-type="float" office:value="0.822418212890625">
            <text:p>0,8224182129</text:p>
          </table:table-cell>
          <table:table-cell table:formula="of:=1*([.$B114]&lt;[.$D$2])" office:value-type="float" office:value="1">
            <text:p>1</text:p>
          </table:table-cell>
          <table:table-cell table:formula="of:=([.D114]=0)*([.$B114]&lt;([.$D$2]+[.$E$2]))" office:value-type="float" office:value="0">
            <text:p>0</text:p>
          </table:table-cell>
          <table:table-cell table:formula="of:=([.D114]=0)*([.E114]=0)" office:value-type="float" office:value="0">
            <text:p>0</text:p>
          </table:table-cell>
          <table:table-cell table:formula="of:=1*([.$C114]&lt;[.$G$2])" office:value-type="float" office:value="0">
            <text:p>0</text:p>
          </table:table-cell>
          <table:table-cell table:formula="of:=([.G114]=0)*([.$C114]&lt;([.$G$2]+[.$H$2]))" office:value-type="float" office:value="0">
            <text:p>0</text:p>
          </table:table-cell>
          <table:table-cell table:formula="of:=([.G114]=0)*([.H114]=0)" office:value-type="float" office:value="1">
            <text:p>1</text:p>
          </table:table-cell>
          <table:table-cell table:formula="of:=IF([.D114]*[.G114];[.$M$4]) + IF([.E114]*[.G114];[.$M$5]) + IF([.F114]*[.G114];[.$M$6]) + IF([.D114]*[.H114];[.$N$4]) + IF([.E114]*[.H114];[.$N$5]) + IF([.F114]*[.H114];[.$N$6]) + IF([.D114]*[.I114];[.$O$4]) + IF([.E114]*[.I114];[.$O$5]) + IF([.F114]*[.I11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12">
            <text:p>112</text:p>
          </table:table-cell>
          <table:table-cell table:formula="of:=RAND()" office:value-type="float" office:value="0.3046875">
            <text:p>0,3046875</text:p>
          </table:table-cell>
          <table:table-cell table:formula="of:=RAND()" office:value-type="float" office:value="0.06744384765625">
            <text:p>0,0674438477</text:p>
          </table:table-cell>
          <table:table-cell table:formula="of:=1*([.$B115]&lt;[.$D$2])" office:value-type="float" office:value="1">
            <text:p>1</text:p>
          </table:table-cell>
          <table:table-cell table:formula="of:=([.D115]=0)*([.$B115]&lt;([.$D$2]+[.$E$2]))" office:value-type="float" office:value="0">
            <text:p>0</text:p>
          </table:table-cell>
          <table:table-cell table:formula="of:=([.D115]=0)*([.E115]=0)" office:value-type="float" office:value="0">
            <text:p>0</text:p>
          </table:table-cell>
          <table:table-cell table:formula="of:=1*([.$C115]&lt;[.$G$2])" office:value-type="float" office:value="0">
            <text:p>0</text:p>
          </table:table-cell>
          <table:table-cell table:formula="of:=([.G115]=0)*([.$C115]&lt;([.$G$2]+[.$H$2]))" office:value-type="float" office:value="1">
            <text:p>1</text:p>
          </table:table-cell>
          <table:table-cell table:formula="of:=([.G115]=0)*([.H115]=0)" office:value-type="float" office:value="0">
            <text:p>0</text:p>
          </table:table-cell>
          <table:table-cell table:formula="of:=IF([.D115]*[.G115];[.$M$4]) + IF([.E115]*[.G115];[.$M$5]) + IF([.F115]*[.G115];[.$M$6]) + IF([.D115]*[.H115];[.$N$4]) + IF([.E115]*[.H115];[.$N$5]) + IF([.F115]*[.H115];[.$N$6]) + IF([.D115]*[.I115];[.$O$4]) + IF([.E115]*[.I115];[.$O$5]) + IF([.F115]*[.I11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13">
            <text:p>113</text:p>
          </table:table-cell>
          <table:table-cell table:formula="of:=RAND()" office:value-type="float" office:value="0.2716064453125">
            <text:p>0,2716064453</text:p>
          </table:table-cell>
          <table:table-cell table:formula="of:=RAND()" office:value-type="float" office:value="0.053314208984375">
            <text:p>0,053314209</text:p>
          </table:table-cell>
          <table:table-cell table:formula="of:=1*([.$B116]&lt;[.$D$2])" office:value-type="float" office:value="1">
            <text:p>1</text:p>
          </table:table-cell>
          <table:table-cell table:formula="of:=([.D116]=0)*([.$B116]&lt;([.$D$2]+[.$E$2]))" office:value-type="float" office:value="0">
            <text:p>0</text:p>
          </table:table-cell>
          <table:table-cell table:formula="of:=([.D116]=0)*([.E116]=0)" office:value-type="float" office:value="0">
            <text:p>0</text:p>
          </table:table-cell>
          <table:table-cell table:formula="of:=1*([.$C116]&lt;[.$G$2])" office:value-type="float" office:value="0">
            <text:p>0</text:p>
          </table:table-cell>
          <table:table-cell table:formula="of:=([.G116]=0)*([.$C116]&lt;([.$G$2]+[.$H$2]))" office:value-type="float" office:value="1">
            <text:p>1</text:p>
          </table:table-cell>
          <table:table-cell table:formula="of:=([.G116]=0)*([.H116]=0)" office:value-type="float" office:value="0">
            <text:p>0</text:p>
          </table:table-cell>
          <table:table-cell table:formula="of:=IF([.D116]*[.G116];[.$M$4]) + IF([.E116]*[.G116];[.$M$5]) + IF([.F116]*[.G116];[.$M$6]) + IF([.D116]*[.H116];[.$N$4]) + IF([.E116]*[.H116];[.$N$5]) + IF([.F116]*[.H116];[.$N$6]) + IF([.D116]*[.I116];[.$O$4]) + IF([.E116]*[.I116];[.$O$5]) + IF([.F116]*[.I116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14">
            <text:p>114</text:p>
          </table:table-cell>
          <table:table-cell table:formula="of:=RAND()" office:value-type="float" office:value="0.328369140625">
            <text:p>0,3283691406</text:p>
          </table:table-cell>
          <table:table-cell table:formula="of:=RAND()" office:value-type="float" office:value="0.188690185546875">
            <text:p>0,1886901855</text:p>
          </table:table-cell>
          <table:table-cell table:formula="of:=1*([.$B117]&lt;[.$D$2])" office:value-type="float" office:value="1">
            <text:p>1</text:p>
          </table:table-cell>
          <table:table-cell table:formula="of:=([.D117]=0)*([.$B117]&lt;([.$D$2]+[.$E$2]))" office:value-type="float" office:value="0">
            <text:p>0</text:p>
          </table:table-cell>
          <table:table-cell table:formula="of:=([.D117]=0)*([.E117]=0)" office:value-type="float" office:value="0">
            <text:p>0</text:p>
          </table:table-cell>
          <table:table-cell table:formula="of:=1*([.$C117]&lt;[.$G$2])" office:value-type="float" office:value="0">
            <text:p>0</text:p>
          </table:table-cell>
          <table:table-cell table:formula="of:=([.G117]=0)*([.$C117]&lt;([.$G$2]+[.$H$2]))" office:value-type="float" office:value="1">
            <text:p>1</text:p>
          </table:table-cell>
          <table:table-cell table:formula="of:=([.G117]=0)*([.H117]=0)" office:value-type="float" office:value="0">
            <text:p>0</text:p>
          </table:table-cell>
          <table:table-cell table:formula="of:=IF([.D117]*[.G117];[.$M$4]) + IF([.E117]*[.G117];[.$M$5]) + IF([.F117]*[.G117];[.$M$6]) + IF([.D117]*[.H117];[.$N$4]) + IF([.E117]*[.H117];[.$N$5]) + IF([.F117]*[.H117];[.$N$6]) + IF([.D117]*[.I117];[.$O$4]) + IF([.E117]*[.I117];[.$O$5]) + IF([.F117]*[.I117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15">
            <text:p>115</text:p>
          </table:table-cell>
          <table:table-cell table:formula="of:=RAND()" office:value-type="float" office:value="0.59637451171875">
            <text:p>0,5963745117</text:p>
          </table:table-cell>
          <table:table-cell table:formula="of:=RAND()" office:value-type="float" office:value="0.915802001953125">
            <text:p>0,915802002</text:p>
          </table:table-cell>
          <table:table-cell table:formula="of:=1*([.$B118]&lt;[.$D$2])" office:value-type="float" office:value="1">
            <text:p>1</text:p>
          </table:table-cell>
          <table:table-cell table:formula="of:=([.D118]=0)*([.$B118]&lt;([.$D$2]+[.$E$2]))" office:value-type="float" office:value="0">
            <text:p>0</text:p>
          </table:table-cell>
          <table:table-cell table:formula="of:=([.D118]=0)*([.E118]=0)" office:value-type="float" office:value="0">
            <text:p>0</text:p>
          </table:table-cell>
          <table:table-cell table:formula="of:=1*([.$C118]&lt;[.$G$2])" office:value-type="float" office:value="0">
            <text:p>0</text:p>
          </table:table-cell>
          <table:table-cell table:formula="of:=([.G118]=0)*([.$C118]&lt;([.$G$2]+[.$H$2]))" office:value-type="float" office:value="0">
            <text:p>0</text:p>
          </table:table-cell>
          <table:table-cell table:formula="of:=([.G118]=0)*([.H118]=0)" office:value-type="float" office:value="1">
            <text:p>1</text:p>
          </table:table-cell>
          <table:table-cell table:formula="of:=IF([.D118]*[.G118];[.$M$4]) + IF([.E118]*[.G118];[.$M$5]) + IF([.F118]*[.G118];[.$M$6]) + IF([.D118]*[.H118];[.$N$4]) + IF([.E118]*[.H118];[.$N$5]) + IF([.F118]*[.H118];[.$N$6]) + IF([.D118]*[.I118];[.$O$4]) + IF([.E118]*[.I118];[.$O$5]) + IF([.F118]*[.I118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16">
            <text:p>116</text:p>
          </table:table-cell>
          <table:table-cell table:formula="of:=RAND()" office:value-type="float" office:value="0.9208984375">
            <text:p>0,9208984375</text:p>
          </table:table-cell>
          <table:table-cell table:formula="of:=RAND()" office:value-type="float" office:value="0.338775634765625">
            <text:p>0,3387756348</text:p>
          </table:table-cell>
          <table:table-cell table:formula="of:=1*([.$B119]&lt;[.$D$2])" office:value-type="float" office:value="0">
            <text:p>0</text:p>
          </table:table-cell>
          <table:table-cell table:formula="of:=([.D119]=0)*([.$B119]&lt;([.$D$2]+[.$E$2]))" office:value-type="float" office:value="0">
            <text:p>0</text:p>
          </table:table-cell>
          <table:table-cell table:formula="of:=([.D119]=0)*([.E119]=0)" office:value-type="float" office:value="1">
            <text:p>1</text:p>
          </table:table-cell>
          <table:table-cell table:formula="of:=1*([.$C119]&lt;[.$G$2])" office:value-type="float" office:value="0">
            <text:p>0</text:p>
          </table:table-cell>
          <table:table-cell table:formula="of:=([.G119]=0)*([.$C119]&lt;([.$G$2]+[.$H$2]))" office:value-type="float" office:value="1">
            <text:p>1</text:p>
          </table:table-cell>
          <table:table-cell table:formula="of:=([.G119]=0)*([.H119]=0)" office:value-type="float" office:value="0">
            <text:p>0</text:p>
          </table:table-cell>
          <table:table-cell table:formula="of:=IF([.D119]*[.G119];[.$M$4]) + IF([.E119]*[.G119];[.$M$5]) + IF([.F119]*[.G119];[.$M$6]) + IF([.D119]*[.H119];[.$N$4]) + IF([.E119]*[.H119];[.$N$5]) + IF([.F119]*[.H119];[.$N$6]) + IF([.D119]*[.I119];[.$O$4]) + IF([.E119]*[.I119];[.$O$5]) + IF([.F119]*[.I119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17">
            <text:p>117</text:p>
          </table:table-cell>
          <table:table-cell table:formula="of:=RAND()" office:value-type="float" office:value="0.932159423828125">
            <text:p>0,9321594238</text:p>
          </table:table-cell>
          <table:table-cell table:formula="of:=RAND()" office:value-type="float" office:value="0.76177978515625">
            <text:p>0,7617797852</text:p>
          </table:table-cell>
          <table:table-cell table:formula="of:=1*([.$B120]&lt;[.$D$2])" office:value-type="float" office:value="0">
            <text:p>0</text:p>
          </table:table-cell>
          <table:table-cell table:formula="of:=([.D120]=0)*([.$B120]&lt;([.$D$2]+[.$E$2]))" office:value-type="float" office:value="0">
            <text:p>0</text:p>
          </table:table-cell>
          <table:table-cell table:formula="of:=([.D120]=0)*([.E120]=0)" office:value-type="float" office:value="1">
            <text:p>1</text:p>
          </table:table-cell>
          <table:table-cell table:formula="of:=1*([.$C120]&lt;[.$G$2])" office:value-type="float" office:value="0">
            <text:p>0</text:p>
          </table:table-cell>
          <table:table-cell table:formula="of:=([.G120]=0)*([.$C120]&lt;([.$G$2]+[.$H$2]))" office:value-type="float" office:value="0">
            <text:p>0</text:p>
          </table:table-cell>
          <table:table-cell table:formula="of:=([.G120]=0)*([.H120]=0)" office:value-type="float" office:value="1">
            <text:p>1</text:p>
          </table:table-cell>
          <table:table-cell table:formula="of:=IF([.D120]*[.G120];[.$M$4]) + IF([.E120]*[.G120];[.$M$5]) + IF([.F120]*[.G120];[.$M$6]) + IF([.D120]*[.H120];[.$N$4]) + IF([.E120]*[.H120];[.$N$5]) + IF([.F120]*[.H120];[.$N$6]) + IF([.D120]*[.I120];[.$O$4]) + IF([.E120]*[.I120];[.$O$5]) + IF([.F120]*[.I120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118">
            <text:p>118</text:p>
          </table:table-cell>
          <table:table-cell table:formula="of:=RAND()" office:value-type="float" office:value="0.760284423828125">
            <text:p>0,7602844238</text:p>
          </table:table-cell>
          <table:table-cell table:formula="of:=RAND()" office:value-type="float" office:value="0.47808837890625">
            <text:p>0,4780883789</text:p>
          </table:table-cell>
          <table:table-cell table:formula="of:=1*([.$B121]&lt;[.$D$2])" office:value-type="float" office:value="0">
            <text:p>0</text:p>
          </table:table-cell>
          <table:table-cell table:formula="of:=([.D121]=0)*([.$B121]&lt;([.$D$2]+[.$E$2]))" office:value-type="float" office:value="0">
            <text:p>0</text:p>
          </table:table-cell>
          <table:table-cell table:formula="of:=([.D121]=0)*([.E121]=0)" office:value-type="float" office:value="1">
            <text:p>1</text:p>
          </table:table-cell>
          <table:table-cell table:formula="of:=1*([.$C121]&lt;[.$G$2])" office:value-type="float" office:value="0">
            <text:p>0</text:p>
          </table:table-cell>
          <table:table-cell table:formula="of:=([.G121]=0)*([.$C121]&lt;([.$G$2]+[.$H$2]))" office:value-type="float" office:value="1">
            <text:p>1</text:p>
          </table:table-cell>
          <table:table-cell table:formula="of:=([.G121]=0)*([.H121]=0)" office:value-type="float" office:value="0">
            <text:p>0</text:p>
          </table:table-cell>
          <table:table-cell table:formula="of:=IF([.D121]*[.G121];[.$M$4]) + IF([.E121]*[.G121];[.$M$5]) + IF([.F121]*[.G121];[.$M$6]) + IF([.D121]*[.H121];[.$N$4]) + IF([.E121]*[.H121];[.$N$5]) + IF([.F121]*[.H121];[.$N$6]) + IF([.D121]*[.I121];[.$O$4]) + IF([.E121]*[.I121];[.$O$5]) + IF([.F121]*[.I121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19">
            <text:p>119</text:p>
          </table:table-cell>
          <table:table-cell table:formula="of:=RAND()" office:value-type="float" office:value="0.944793701171875">
            <text:p>0,9447937012</text:p>
          </table:table-cell>
          <table:table-cell table:formula="of:=RAND()" office:value-type="float" office:value="0.379791259765625">
            <text:p>0,3797912598</text:p>
          </table:table-cell>
          <table:table-cell table:formula="of:=1*([.$B122]&lt;[.$D$2])" office:value-type="float" office:value="0">
            <text:p>0</text:p>
          </table:table-cell>
          <table:table-cell table:formula="of:=([.D122]=0)*([.$B122]&lt;([.$D$2]+[.$E$2]))" office:value-type="float" office:value="0">
            <text:p>0</text:p>
          </table:table-cell>
          <table:table-cell table:formula="of:=([.D122]=0)*([.E122]=0)" office:value-type="float" office:value="1">
            <text:p>1</text:p>
          </table:table-cell>
          <table:table-cell table:formula="of:=1*([.$C122]&lt;[.$G$2])" office:value-type="float" office:value="0">
            <text:p>0</text:p>
          </table:table-cell>
          <table:table-cell table:formula="of:=([.G122]=0)*([.$C122]&lt;([.$G$2]+[.$H$2]))" office:value-type="float" office:value="1">
            <text:p>1</text:p>
          </table:table-cell>
          <table:table-cell table:formula="of:=([.G122]=0)*([.H122]=0)" office:value-type="float" office:value="0">
            <text:p>0</text:p>
          </table:table-cell>
          <table:table-cell table:formula="of:=IF([.D122]*[.G122];[.$M$4]) + IF([.E122]*[.G122];[.$M$5]) + IF([.F122]*[.G122];[.$M$6]) + IF([.D122]*[.H122];[.$N$4]) + IF([.E122]*[.H122];[.$N$5]) + IF([.F122]*[.H122];[.$N$6]) + IF([.D122]*[.I122];[.$O$4]) + IF([.E122]*[.I122];[.$O$5]) + IF([.F122]*[.I122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20">
            <text:p>120</text:p>
          </table:table-cell>
          <table:table-cell table:formula="of:=RAND()" office:value-type="float" office:value="0.910552978515625">
            <text:p>0,9105529785</text:p>
          </table:table-cell>
          <table:table-cell table:formula="of:=RAND()" office:value-type="float" office:value="0.013824462890625">
            <text:p>0,0138244629</text:p>
          </table:table-cell>
          <table:table-cell table:formula="of:=1*([.$B123]&lt;[.$D$2])" office:value-type="float" office:value="0">
            <text:p>0</text:p>
          </table:table-cell>
          <table:table-cell table:formula="of:=([.D123]=0)*([.$B123]&lt;([.$D$2]+[.$E$2]))" office:value-type="float" office:value="0">
            <text:p>0</text:p>
          </table:table-cell>
          <table:table-cell table:formula="of:=([.D123]=0)*([.E123]=0)" office:value-type="float" office:value="1">
            <text:p>1</text:p>
          </table:table-cell>
          <table:table-cell table:formula="of:=1*([.$C123]&lt;[.$G$2])" office:value-type="float" office:value="0">
            <text:p>0</text:p>
          </table:table-cell>
          <table:table-cell table:formula="of:=([.G123]=0)*([.$C123]&lt;([.$G$2]+[.$H$2]))" office:value-type="float" office:value="1">
            <text:p>1</text:p>
          </table:table-cell>
          <table:table-cell table:formula="of:=([.G123]=0)*([.H123]=0)" office:value-type="float" office:value="0">
            <text:p>0</text:p>
          </table:table-cell>
          <table:table-cell table:formula="of:=IF([.D123]*[.G123];[.$M$4]) + IF([.E123]*[.G123];[.$M$5]) + IF([.F123]*[.G123];[.$M$6]) + IF([.D123]*[.H123];[.$N$4]) + IF([.E123]*[.H123];[.$N$5]) + IF([.F123]*[.H123];[.$N$6]) + IF([.D123]*[.I123];[.$O$4]) + IF([.E123]*[.I123];[.$O$5]) + IF([.F123]*[.I123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21">
            <text:p>121</text:p>
          </table:table-cell>
          <table:table-cell table:formula="of:=RAND()" office:value-type="float" office:value="0.8516845703125">
            <text:p>0,8516845703</text:p>
          </table:table-cell>
          <table:table-cell table:formula="of:=RAND()" office:value-type="float" office:value="0.221038818359375">
            <text:p>0,2210388184</text:p>
          </table:table-cell>
          <table:table-cell table:formula="of:=1*([.$B124]&lt;[.$D$2])" office:value-type="float" office:value="0">
            <text:p>0</text:p>
          </table:table-cell>
          <table:table-cell table:formula="of:=([.D124]=0)*([.$B124]&lt;([.$D$2]+[.$E$2]))" office:value-type="float" office:value="0">
            <text:p>0</text:p>
          </table:table-cell>
          <table:table-cell table:formula="of:=([.D124]=0)*([.E124]=0)" office:value-type="float" office:value="1">
            <text:p>1</text:p>
          </table:table-cell>
          <table:table-cell table:formula="of:=1*([.$C124]&lt;[.$G$2])" office:value-type="float" office:value="0">
            <text:p>0</text:p>
          </table:table-cell>
          <table:table-cell table:formula="of:=([.G124]=0)*([.$C124]&lt;([.$G$2]+[.$H$2]))" office:value-type="float" office:value="1">
            <text:p>1</text:p>
          </table:table-cell>
          <table:table-cell table:formula="of:=([.G124]=0)*([.H124]=0)" office:value-type="float" office:value="0">
            <text:p>0</text:p>
          </table:table-cell>
          <table:table-cell table:formula="of:=IF([.D124]*[.G124];[.$M$4]) + IF([.E124]*[.G124];[.$M$5]) + IF([.F124]*[.G124];[.$M$6]) + IF([.D124]*[.H124];[.$N$4]) + IF([.E124]*[.H124];[.$N$5]) + IF([.F124]*[.H124];[.$N$6]) + IF([.D124]*[.I124];[.$O$4]) + IF([.E124]*[.I124];[.$O$5]) + IF([.F124]*[.I124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22">
            <text:p>122</text:p>
          </table:table-cell>
          <table:table-cell table:formula="of:=RAND()" office:value-type="float" office:value="0.102447509765625">
            <text:p>0,1024475098</text:p>
          </table:table-cell>
          <table:table-cell table:formula="of:=RAND()" office:value-type="float" office:value="0.08148193359375">
            <text:p>0,0814819336</text:p>
          </table:table-cell>
          <table:table-cell table:formula="of:=1*([.$B125]&lt;[.$D$2])" office:value-type="float" office:value="1">
            <text:p>1</text:p>
          </table:table-cell>
          <table:table-cell table:formula="of:=([.D125]=0)*([.$B125]&lt;([.$D$2]+[.$E$2]))" office:value-type="float" office:value="0">
            <text:p>0</text:p>
          </table:table-cell>
          <table:table-cell table:formula="of:=([.D125]=0)*([.E125]=0)" office:value-type="float" office:value="0">
            <text:p>0</text:p>
          </table:table-cell>
          <table:table-cell table:formula="of:=1*([.$C125]&lt;[.$G$2])" office:value-type="float" office:value="0">
            <text:p>0</text:p>
          </table:table-cell>
          <table:table-cell table:formula="of:=([.G125]=0)*([.$C125]&lt;([.$G$2]+[.$H$2]))" office:value-type="float" office:value="1">
            <text:p>1</text:p>
          </table:table-cell>
          <table:table-cell table:formula="of:=([.G125]=0)*([.H125]=0)" office:value-type="float" office:value="0">
            <text:p>0</text:p>
          </table:table-cell>
          <table:table-cell table:formula="of:=IF([.D125]*[.G125];[.$M$4]) + IF([.E125]*[.G125];[.$M$5]) + IF([.F125]*[.G125];[.$M$6]) + IF([.D125]*[.H125];[.$N$4]) + IF([.E125]*[.H125];[.$N$5]) + IF([.F125]*[.H125];[.$N$6]) + IF([.D125]*[.I125];[.$O$4]) + IF([.E125]*[.I125];[.$O$5]) + IF([.F125]*[.I12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23">
            <text:p>123</text:p>
          </table:table-cell>
          <table:table-cell table:formula="of:=RAND()" office:value-type="float" office:value="0.199676513671875">
            <text:p>0,1996765137</text:p>
          </table:table-cell>
          <table:table-cell table:formula="of:=RAND()" office:value-type="float" office:value="0.181488037109375">
            <text:p>0,1814880371</text:p>
          </table:table-cell>
          <table:table-cell table:formula="of:=1*([.$B126]&lt;[.$D$2])" office:value-type="float" office:value="1">
            <text:p>1</text:p>
          </table:table-cell>
          <table:table-cell table:formula="of:=([.D126]=0)*([.$B126]&lt;([.$D$2]+[.$E$2]))" office:value-type="float" office:value="0">
            <text:p>0</text:p>
          </table:table-cell>
          <table:table-cell table:formula="of:=([.D126]=0)*([.E126]=0)" office:value-type="float" office:value="0">
            <text:p>0</text:p>
          </table:table-cell>
          <table:table-cell table:formula="of:=1*([.$C126]&lt;[.$G$2])" office:value-type="float" office:value="0">
            <text:p>0</text:p>
          </table:table-cell>
          <table:table-cell table:formula="of:=([.G126]=0)*([.$C126]&lt;([.$G$2]+[.$H$2]))" office:value-type="float" office:value="1">
            <text:p>1</text:p>
          </table:table-cell>
          <table:table-cell table:formula="of:=([.G126]=0)*([.H126]=0)" office:value-type="float" office:value="0">
            <text:p>0</text:p>
          </table:table-cell>
          <table:table-cell table:formula="of:=IF([.D126]*[.G126];[.$M$4]) + IF([.E126]*[.G126];[.$M$5]) + IF([.F126]*[.G126];[.$M$6]) + IF([.D126]*[.H126];[.$N$4]) + IF([.E126]*[.H126];[.$N$5]) + IF([.F126]*[.H126];[.$N$6]) + IF([.D126]*[.I126];[.$O$4]) + IF([.E126]*[.I126];[.$O$5]) + IF([.F126]*[.I126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24">
            <text:p>124</text:p>
          </table:table-cell>
          <table:table-cell table:formula="of:=RAND()" office:value-type="float" office:value="0.9852294921875">
            <text:p>0,9852294922</text:p>
          </table:table-cell>
          <table:table-cell table:formula="of:=RAND()" office:value-type="float" office:value="0.83587646484375">
            <text:p>0,8358764648</text:p>
          </table:table-cell>
          <table:table-cell table:formula="of:=1*([.$B127]&lt;[.$D$2])" office:value-type="float" office:value="0">
            <text:p>0</text:p>
          </table:table-cell>
          <table:table-cell table:formula="of:=([.D127]=0)*([.$B127]&lt;([.$D$2]+[.$E$2]))" office:value-type="float" office:value="0">
            <text:p>0</text:p>
          </table:table-cell>
          <table:table-cell table:formula="of:=([.D127]=0)*([.E127]=0)" office:value-type="float" office:value="1">
            <text:p>1</text:p>
          </table:table-cell>
          <table:table-cell table:formula="of:=1*([.$C127]&lt;[.$G$2])" office:value-type="float" office:value="0">
            <text:p>0</text:p>
          </table:table-cell>
          <table:table-cell table:formula="of:=([.G127]=0)*([.$C127]&lt;([.$G$2]+[.$H$2]))" office:value-type="float" office:value="0">
            <text:p>0</text:p>
          </table:table-cell>
          <table:table-cell table:formula="of:=([.G127]=0)*([.H127]=0)" office:value-type="float" office:value="1">
            <text:p>1</text:p>
          </table:table-cell>
          <table:table-cell table:formula="of:=IF([.D127]*[.G127];[.$M$4]) + IF([.E127]*[.G127];[.$M$5]) + IF([.F127]*[.G127];[.$M$6]) + IF([.D127]*[.H127];[.$N$4]) + IF([.E127]*[.H127];[.$N$5]) + IF([.F127]*[.H127];[.$N$6]) + IF([.D127]*[.I127];[.$O$4]) + IF([.E127]*[.I127];[.$O$5]) + IF([.F127]*[.I127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125">
            <text:p>125</text:p>
          </table:table-cell>
          <table:table-cell table:formula="of:=RAND()" office:value-type="float" office:value="0.379364013671875">
            <text:p>0,3793640137</text:p>
          </table:table-cell>
          <table:table-cell table:formula="of:=RAND()" office:value-type="float" office:value="0.47222900390625">
            <text:p>0,4722290039</text:p>
          </table:table-cell>
          <table:table-cell table:formula="of:=1*([.$B128]&lt;[.$D$2])" office:value-type="float" office:value="1">
            <text:p>1</text:p>
          </table:table-cell>
          <table:table-cell table:formula="of:=([.D128]=0)*([.$B128]&lt;([.$D$2]+[.$E$2]))" office:value-type="float" office:value="0">
            <text:p>0</text:p>
          </table:table-cell>
          <table:table-cell table:formula="of:=([.D128]=0)*([.E128]=0)" office:value-type="float" office:value="0">
            <text:p>0</text:p>
          </table:table-cell>
          <table:table-cell table:formula="of:=1*([.$C128]&lt;[.$G$2])" office:value-type="float" office:value="0">
            <text:p>0</text:p>
          </table:table-cell>
          <table:table-cell table:formula="of:=([.G128]=0)*([.$C128]&lt;([.$G$2]+[.$H$2]))" office:value-type="float" office:value="1">
            <text:p>1</text:p>
          </table:table-cell>
          <table:table-cell table:formula="of:=([.G128]=0)*([.H128]=0)" office:value-type="float" office:value="0">
            <text:p>0</text:p>
          </table:table-cell>
          <table:table-cell table:formula="of:=IF([.D128]*[.G128];[.$M$4]) + IF([.E128]*[.G128];[.$M$5]) + IF([.F128]*[.G128];[.$M$6]) + IF([.D128]*[.H128];[.$N$4]) + IF([.E128]*[.H128];[.$N$5]) + IF([.F128]*[.H128];[.$N$6]) + IF([.D128]*[.I128];[.$O$4]) + IF([.E128]*[.I128];[.$O$5]) + IF([.F128]*[.I12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26">
            <text:p>126</text:p>
          </table:table-cell>
          <table:table-cell table:formula="of:=RAND()" office:value-type="float" office:value="0.004974365234375">
            <text:p>0,0049743652</text:p>
          </table:table-cell>
          <table:table-cell table:formula="of:=RAND()" office:value-type="float" office:value="0.533447265625">
            <text:p>0,5334472656</text:p>
          </table:table-cell>
          <table:table-cell table:formula="of:=1*([.$B129]&lt;[.$D$2])" office:value-type="float" office:value="1">
            <text:p>1</text:p>
          </table:table-cell>
          <table:table-cell table:formula="of:=([.D129]=0)*([.$B129]&lt;([.$D$2]+[.$E$2]))" office:value-type="float" office:value="0">
            <text:p>0</text:p>
          </table:table-cell>
          <table:table-cell table:formula="of:=([.D129]=0)*([.E129]=0)" office:value-type="float" office:value="0">
            <text:p>0</text:p>
          </table:table-cell>
          <table:table-cell table:formula="of:=1*([.$C129]&lt;[.$G$2])" office:value-type="float" office:value="0">
            <text:p>0</text:p>
          </table:table-cell>
          <table:table-cell table:formula="of:=([.G129]=0)*([.$C129]&lt;([.$G$2]+[.$H$2]))" office:value-type="float" office:value="0">
            <text:p>0</text:p>
          </table:table-cell>
          <table:table-cell table:formula="of:=([.G129]=0)*([.H129]=0)" office:value-type="float" office:value="1">
            <text:p>1</text:p>
          </table:table-cell>
          <table:table-cell table:formula="of:=IF([.D129]*[.G129];[.$M$4]) + IF([.E129]*[.G129];[.$M$5]) + IF([.F129]*[.G129];[.$M$6]) + IF([.D129]*[.H129];[.$N$4]) + IF([.E129]*[.H129];[.$N$5]) + IF([.F129]*[.H129];[.$N$6]) + IF([.D129]*[.I129];[.$O$4]) + IF([.E129]*[.I129];[.$O$5]) + IF([.F129]*[.I12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27">
            <text:p>127</text:p>
          </table:table-cell>
          <table:table-cell table:formula="of:=RAND()" office:value-type="float" office:value="0.781982421875">
            <text:p>0,7819824219</text:p>
          </table:table-cell>
          <table:table-cell table:formula="of:=RAND()" office:value-type="float" office:value="0.608917236328125">
            <text:p>0,6089172363</text:p>
          </table:table-cell>
          <table:table-cell table:formula="of:=1*([.$B130]&lt;[.$D$2])" office:value-type="float" office:value="0">
            <text:p>0</text:p>
          </table:table-cell>
          <table:table-cell table:formula="of:=([.D130]=0)*([.$B130]&lt;([.$D$2]+[.$E$2]))" office:value-type="float" office:value="0">
            <text:p>0</text:p>
          </table:table-cell>
          <table:table-cell table:formula="of:=([.D130]=0)*([.E130]=0)" office:value-type="float" office:value="1">
            <text:p>1</text:p>
          </table:table-cell>
          <table:table-cell table:formula="of:=1*([.$C130]&lt;[.$G$2])" office:value-type="float" office:value="0">
            <text:p>0</text:p>
          </table:table-cell>
          <table:table-cell table:formula="of:=([.G130]=0)*([.$C130]&lt;([.$G$2]+[.$H$2]))" office:value-type="float" office:value="0">
            <text:p>0</text:p>
          </table:table-cell>
          <table:table-cell table:formula="of:=([.G130]=0)*([.H130]=0)" office:value-type="float" office:value="1">
            <text:p>1</text:p>
          </table:table-cell>
          <table:table-cell table:formula="of:=IF([.D130]*[.G130];[.$M$4]) + IF([.E130]*[.G130];[.$M$5]) + IF([.F130]*[.G130];[.$M$6]) + IF([.D130]*[.H130];[.$N$4]) + IF([.E130]*[.H130];[.$N$5]) + IF([.F130]*[.H130];[.$N$6]) + IF([.D130]*[.I130];[.$O$4]) + IF([.E130]*[.I130];[.$O$5]) + IF([.F130]*[.I130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128">
            <text:p>128</text:p>
          </table:table-cell>
          <table:table-cell table:formula="of:=RAND()" office:value-type="float" office:value="0.0665283203125">
            <text:p>0,0665283203</text:p>
          </table:table-cell>
          <table:table-cell table:formula="of:=RAND()" office:value-type="float" office:value="0.6865234375">
            <text:p>0,6865234375</text:p>
          </table:table-cell>
          <table:table-cell table:formula="of:=1*([.$B131]&lt;[.$D$2])" office:value-type="float" office:value="1">
            <text:p>1</text:p>
          </table:table-cell>
          <table:table-cell table:formula="of:=([.D131]=0)*([.$B131]&lt;([.$D$2]+[.$E$2]))" office:value-type="float" office:value="0">
            <text:p>0</text:p>
          </table:table-cell>
          <table:table-cell table:formula="of:=([.D131]=0)*([.E131]=0)" office:value-type="float" office:value="0">
            <text:p>0</text:p>
          </table:table-cell>
          <table:table-cell table:formula="of:=1*([.$C131]&lt;[.$G$2])" office:value-type="float" office:value="0">
            <text:p>0</text:p>
          </table:table-cell>
          <table:table-cell table:formula="of:=([.G131]=0)*([.$C131]&lt;([.$G$2]+[.$H$2]))" office:value-type="float" office:value="0">
            <text:p>0</text:p>
          </table:table-cell>
          <table:table-cell table:formula="of:=([.G131]=0)*([.H131]=0)" office:value-type="float" office:value="1">
            <text:p>1</text:p>
          </table:table-cell>
          <table:table-cell table:formula="of:=IF([.D131]*[.G131];[.$M$4]) + IF([.E131]*[.G131];[.$M$5]) + IF([.F131]*[.G131];[.$M$6]) + IF([.D131]*[.H131];[.$N$4]) + IF([.E131]*[.H131];[.$N$5]) + IF([.F131]*[.H131];[.$N$6]) + IF([.D131]*[.I131];[.$O$4]) + IF([.E131]*[.I131];[.$O$5]) + IF([.F131]*[.I13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29">
            <text:p>129</text:p>
          </table:table-cell>
          <table:table-cell table:formula="of:=RAND()" office:value-type="float" office:value="0.005035400390625">
            <text:p>0,0050354004</text:p>
          </table:table-cell>
          <table:table-cell table:formula="of:=RAND()" office:value-type="float" office:value="0.05133056640625">
            <text:p>0,0513305664</text:p>
          </table:table-cell>
          <table:table-cell table:formula="of:=1*([.$B132]&lt;[.$D$2])" office:value-type="float" office:value="1">
            <text:p>1</text:p>
          </table:table-cell>
          <table:table-cell table:formula="of:=([.D132]=0)*([.$B132]&lt;([.$D$2]+[.$E$2]))" office:value-type="float" office:value="0">
            <text:p>0</text:p>
          </table:table-cell>
          <table:table-cell table:formula="of:=([.D132]=0)*([.E132]=0)" office:value-type="float" office:value="0">
            <text:p>0</text:p>
          </table:table-cell>
          <table:table-cell table:formula="of:=1*([.$C132]&lt;[.$G$2])" office:value-type="float" office:value="0">
            <text:p>0</text:p>
          </table:table-cell>
          <table:table-cell table:formula="of:=([.G132]=0)*([.$C132]&lt;([.$G$2]+[.$H$2]))" office:value-type="float" office:value="1">
            <text:p>1</text:p>
          </table:table-cell>
          <table:table-cell table:formula="of:=([.G132]=0)*([.H132]=0)" office:value-type="float" office:value="0">
            <text:p>0</text:p>
          </table:table-cell>
          <table:table-cell table:formula="of:=IF([.D132]*[.G132];[.$M$4]) + IF([.E132]*[.G132];[.$M$5]) + IF([.F132]*[.G132];[.$M$6]) + IF([.D132]*[.H132];[.$N$4]) + IF([.E132]*[.H132];[.$N$5]) + IF([.F132]*[.H132];[.$N$6]) + IF([.D132]*[.I132];[.$O$4]) + IF([.E132]*[.I132];[.$O$5]) + IF([.F132]*[.I132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30">
            <text:p>130</text:p>
          </table:table-cell>
          <table:table-cell table:formula="of:=RAND()" office:value-type="float" office:value="0.634613037109375">
            <text:p>0,6346130371</text:p>
          </table:table-cell>
          <table:table-cell table:formula="of:=RAND()" office:value-type="float" office:value="0.07135009765625">
            <text:p>0,0713500977</text:p>
          </table:table-cell>
          <table:table-cell table:formula="of:=1*([.$B133]&lt;[.$D$2])" office:value-type="float" office:value="1">
            <text:p>1</text:p>
          </table:table-cell>
          <table:table-cell table:formula="of:=([.D133]=0)*([.$B133]&lt;([.$D$2]+[.$E$2]))" office:value-type="float" office:value="0">
            <text:p>0</text:p>
          </table:table-cell>
          <table:table-cell table:formula="of:=([.D133]=0)*([.E133]=0)" office:value-type="float" office:value="0">
            <text:p>0</text:p>
          </table:table-cell>
          <table:table-cell table:formula="of:=1*([.$C133]&lt;[.$G$2])" office:value-type="float" office:value="0">
            <text:p>0</text:p>
          </table:table-cell>
          <table:table-cell table:formula="of:=([.G133]=0)*([.$C133]&lt;([.$G$2]+[.$H$2]))" office:value-type="float" office:value="1">
            <text:p>1</text:p>
          </table:table-cell>
          <table:table-cell table:formula="of:=([.G133]=0)*([.H133]=0)" office:value-type="float" office:value="0">
            <text:p>0</text:p>
          </table:table-cell>
          <table:table-cell table:formula="of:=IF([.D133]*[.G133];[.$M$4]) + IF([.E133]*[.G133];[.$M$5]) + IF([.F133]*[.G133];[.$M$6]) + IF([.D133]*[.H133];[.$N$4]) + IF([.E133]*[.H133];[.$N$5]) + IF([.F133]*[.H133];[.$N$6]) + IF([.D133]*[.I133];[.$O$4]) + IF([.E133]*[.I133];[.$O$5]) + IF([.F133]*[.I133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31">
            <text:p>131</text:p>
          </table:table-cell>
          <table:table-cell table:formula="of:=RAND()" office:value-type="float" office:value="0.01318359375">
            <text:p>0,0131835938</text:p>
          </table:table-cell>
          <table:table-cell table:formula="of:=RAND()" office:value-type="float" office:value="0.5250244140625">
            <text:p>0,5250244141</text:p>
          </table:table-cell>
          <table:table-cell table:formula="of:=1*([.$B134]&lt;[.$D$2])" office:value-type="float" office:value="1">
            <text:p>1</text:p>
          </table:table-cell>
          <table:table-cell table:formula="of:=([.D134]=0)*([.$B134]&lt;([.$D$2]+[.$E$2]))" office:value-type="float" office:value="0">
            <text:p>0</text:p>
          </table:table-cell>
          <table:table-cell table:formula="of:=([.D134]=0)*([.E134]=0)" office:value-type="float" office:value="0">
            <text:p>0</text:p>
          </table:table-cell>
          <table:table-cell table:formula="of:=1*([.$C134]&lt;[.$G$2])" office:value-type="float" office:value="0">
            <text:p>0</text:p>
          </table:table-cell>
          <table:table-cell table:formula="of:=([.G134]=0)*([.$C134]&lt;([.$G$2]+[.$H$2]))" office:value-type="float" office:value="0">
            <text:p>0</text:p>
          </table:table-cell>
          <table:table-cell table:formula="of:=([.G134]=0)*([.H134]=0)" office:value-type="float" office:value="1">
            <text:p>1</text:p>
          </table:table-cell>
          <table:table-cell table:formula="of:=IF([.D134]*[.G134];[.$M$4]) + IF([.E134]*[.G134];[.$M$5]) + IF([.F134]*[.G134];[.$M$6]) + IF([.D134]*[.H134];[.$N$4]) + IF([.E134]*[.H134];[.$N$5]) + IF([.F134]*[.H134];[.$N$6]) + IF([.D134]*[.I134];[.$O$4]) + IF([.E134]*[.I134];[.$O$5]) + IF([.F134]*[.I13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32">
            <text:p>132</text:p>
          </table:table-cell>
          <table:table-cell table:formula="of:=RAND()" office:value-type="float" office:value="0.430694580078125">
            <text:p>0,4306945801</text:p>
          </table:table-cell>
          <table:table-cell table:formula="of:=RAND()" office:value-type="float" office:value="0.87078857421875">
            <text:p>0,8707885742</text:p>
          </table:table-cell>
          <table:table-cell table:formula="of:=1*([.$B135]&lt;[.$D$2])" office:value-type="float" office:value="1">
            <text:p>1</text:p>
          </table:table-cell>
          <table:table-cell table:formula="of:=([.D135]=0)*([.$B135]&lt;([.$D$2]+[.$E$2]))" office:value-type="float" office:value="0">
            <text:p>0</text:p>
          </table:table-cell>
          <table:table-cell table:formula="of:=([.D135]=0)*([.E135]=0)" office:value-type="float" office:value="0">
            <text:p>0</text:p>
          </table:table-cell>
          <table:table-cell table:formula="of:=1*([.$C135]&lt;[.$G$2])" office:value-type="float" office:value="0">
            <text:p>0</text:p>
          </table:table-cell>
          <table:table-cell table:formula="of:=([.G135]=0)*([.$C135]&lt;([.$G$2]+[.$H$2]))" office:value-type="float" office:value="0">
            <text:p>0</text:p>
          </table:table-cell>
          <table:table-cell table:formula="of:=([.G135]=0)*([.H135]=0)" office:value-type="float" office:value="1">
            <text:p>1</text:p>
          </table:table-cell>
          <table:table-cell table:formula="of:=IF([.D135]*[.G135];[.$M$4]) + IF([.E135]*[.G135];[.$M$5]) + IF([.F135]*[.G135];[.$M$6]) + IF([.D135]*[.H135];[.$N$4]) + IF([.E135]*[.H135];[.$N$5]) + IF([.F135]*[.H135];[.$N$6]) + IF([.D135]*[.I135];[.$O$4]) + IF([.E135]*[.I135];[.$O$5]) + IF([.F135]*[.I13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33">
            <text:p>133</text:p>
          </table:table-cell>
          <table:table-cell table:formula="of:=RAND()" office:value-type="float" office:value="0.66015625">
            <text:p>0,66015625</text:p>
          </table:table-cell>
          <table:table-cell table:formula="of:=RAND()" office:value-type="float" office:value="0.555389404296875">
            <text:p>0,5553894043</text:p>
          </table:table-cell>
          <table:table-cell table:formula="of:=1*([.$B136]&lt;[.$D$2])" office:value-type="float" office:value="1">
            <text:p>1</text:p>
          </table:table-cell>
          <table:table-cell table:formula="of:=([.D136]=0)*([.$B136]&lt;([.$D$2]+[.$E$2]))" office:value-type="float" office:value="0">
            <text:p>0</text:p>
          </table:table-cell>
          <table:table-cell table:formula="of:=([.D136]=0)*([.E136]=0)" office:value-type="float" office:value="0">
            <text:p>0</text:p>
          </table:table-cell>
          <table:table-cell table:formula="of:=1*([.$C136]&lt;[.$G$2])" office:value-type="float" office:value="0">
            <text:p>0</text:p>
          </table:table-cell>
          <table:table-cell table:formula="of:=([.G136]=0)*([.$C136]&lt;([.$G$2]+[.$H$2]))" office:value-type="float" office:value="0">
            <text:p>0</text:p>
          </table:table-cell>
          <table:table-cell table:formula="of:=([.G136]=0)*([.H136]=0)" office:value-type="float" office:value="1">
            <text:p>1</text:p>
          </table:table-cell>
          <table:table-cell table:formula="of:=IF([.D136]*[.G136];[.$M$4]) + IF([.E136]*[.G136];[.$M$5]) + IF([.F136]*[.G136];[.$M$6]) + IF([.D136]*[.H136];[.$N$4]) + IF([.E136]*[.H136];[.$N$5]) + IF([.F136]*[.H136];[.$N$6]) + IF([.D136]*[.I136];[.$O$4]) + IF([.E136]*[.I136];[.$O$5]) + IF([.F136]*[.I136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34">
            <text:p>134</text:p>
          </table:table-cell>
          <table:table-cell table:formula="of:=RAND()" office:value-type="float" office:value="0.381927490234375">
            <text:p>0,3819274902</text:p>
          </table:table-cell>
          <table:table-cell table:formula="of:=RAND()" office:value-type="float" office:value="0.733001708984375">
            <text:p>0,733001709</text:p>
          </table:table-cell>
          <table:table-cell table:formula="of:=1*([.$B137]&lt;[.$D$2])" office:value-type="float" office:value="1">
            <text:p>1</text:p>
          </table:table-cell>
          <table:table-cell table:formula="of:=([.D137]=0)*([.$B137]&lt;([.$D$2]+[.$E$2]))" office:value-type="float" office:value="0">
            <text:p>0</text:p>
          </table:table-cell>
          <table:table-cell table:formula="of:=([.D137]=0)*([.E137]=0)" office:value-type="float" office:value="0">
            <text:p>0</text:p>
          </table:table-cell>
          <table:table-cell table:formula="of:=1*([.$C137]&lt;[.$G$2])" office:value-type="float" office:value="0">
            <text:p>0</text:p>
          </table:table-cell>
          <table:table-cell table:formula="of:=([.G137]=0)*([.$C137]&lt;([.$G$2]+[.$H$2]))" office:value-type="float" office:value="0">
            <text:p>0</text:p>
          </table:table-cell>
          <table:table-cell table:formula="of:=([.G137]=0)*([.H137]=0)" office:value-type="float" office:value="1">
            <text:p>1</text:p>
          </table:table-cell>
          <table:table-cell table:formula="of:=IF([.D137]*[.G137];[.$M$4]) + IF([.E137]*[.G137];[.$M$5]) + IF([.F137]*[.G137];[.$M$6]) + IF([.D137]*[.H137];[.$N$4]) + IF([.E137]*[.H137];[.$N$5]) + IF([.F137]*[.H137];[.$N$6]) + IF([.D137]*[.I137];[.$O$4]) + IF([.E137]*[.I137];[.$O$5]) + IF([.F137]*[.I13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35">
            <text:p>135</text:p>
          </table:table-cell>
          <table:table-cell table:formula="of:=RAND()" office:value-type="float" office:value="0.478607177734375">
            <text:p>0,4786071777</text:p>
          </table:table-cell>
          <table:table-cell table:formula="of:=RAND()" office:value-type="float" office:value="0.246368408203125">
            <text:p>0,2463684082</text:p>
          </table:table-cell>
          <table:table-cell table:formula="of:=1*([.$B138]&lt;[.$D$2])" office:value-type="float" office:value="1">
            <text:p>1</text:p>
          </table:table-cell>
          <table:table-cell table:formula="of:=([.D138]=0)*([.$B138]&lt;([.$D$2]+[.$E$2]))" office:value-type="float" office:value="0">
            <text:p>0</text:p>
          </table:table-cell>
          <table:table-cell table:formula="of:=([.D138]=0)*([.E138]=0)" office:value-type="float" office:value="0">
            <text:p>0</text:p>
          </table:table-cell>
          <table:table-cell table:formula="of:=1*([.$C138]&lt;[.$G$2])" office:value-type="float" office:value="0">
            <text:p>0</text:p>
          </table:table-cell>
          <table:table-cell table:formula="of:=([.G138]=0)*([.$C138]&lt;([.$G$2]+[.$H$2]))" office:value-type="float" office:value="1">
            <text:p>1</text:p>
          </table:table-cell>
          <table:table-cell table:formula="of:=([.G138]=0)*([.H138]=0)" office:value-type="float" office:value="0">
            <text:p>0</text:p>
          </table:table-cell>
          <table:table-cell table:formula="of:=IF([.D138]*[.G138];[.$M$4]) + IF([.E138]*[.G138];[.$M$5]) + IF([.F138]*[.G138];[.$M$6]) + IF([.D138]*[.H138];[.$N$4]) + IF([.E138]*[.H138];[.$N$5]) + IF([.F138]*[.H138];[.$N$6]) + IF([.D138]*[.I138];[.$O$4]) + IF([.E138]*[.I138];[.$O$5]) + IF([.F138]*[.I13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36">
            <text:p>136</text:p>
          </table:table-cell>
          <table:table-cell table:formula="of:=RAND()" office:value-type="float" office:value="0.978118896484375">
            <text:p>0,9781188965</text:p>
          </table:table-cell>
          <table:table-cell table:formula="of:=RAND()" office:value-type="float" office:value="0.02740478515625">
            <text:p>0,0274047852</text:p>
          </table:table-cell>
          <table:table-cell table:formula="of:=1*([.$B139]&lt;[.$D$2])" office:value-type="float" office:value="0">
            <text:p>0</text:p>
          </table:table-cell>
          <table:table-cell table:formula="of:=([.D139]=0)*([.$B139]&lt;([.$D$2]+[.$E$2]))" office:value-type="float" office:value="0">
            <text:p>0</text:p>
          </table:table-cell>
          <table:table-cell table:formula="of:=([.D139]=0)*([.E139]=0)" office:value-type="float" office:value="1">
            <text:p>1</text:p>
          </table:table-cell>
          <table:table-cell table:formula="of:=1*([.$C139]&lt;[.$G$2])" office:value-type="float" office:value="0">
            <text:p>0</text:p>
          </table:table-cell>
          <table:table-cell table:formula="of:=([.G139]=0)*([.$C139]&lt;([.$G$2]+[.$H$2]))" office:value-type="float" office:value="1">
            <text:p>1</text:p>
          </table:table-cell>
          <table:table-cell table:formula="of:=([.G139]=0)*([.H139]=0)" office:value-type="float" office:value="0">
            <text:p>0</text:p>
          </table:table-cell>
          <table:table-cell table:formula="of:=IF([.D139]*[.G139];[.$M$4]) + IF([.E139]*[.G139];[.$M$5]) + IF([.F139]*[.G139];[.$M$6]) + IF([.D139]*[.H139];[.$N$4]) + IF([.E139]*[.H139];[.$N$5]) + IF([.F139]*[.H139];[.$N$6]) + IF([.D139]*[.I139];[.$O$4]) + IF([.E139]*[.I139];[.$O$5]) + IF([.F139]*[.I139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37">
            <text:p>137</text:p>
          </table:table-cell>
          <table:table-cell table:formula="of:=RAND()" office:value-type="float" office:value="0.1434326171875">
            <text:p>0,1434326172</text:p>
          </table:table-cell>
          <table:table-cell table:formula="of:=RAND()" office:value-type="float" office:value="0.834075927734375">
            <text:p>0,8340759277</text:p>
          </table:table-cell>
          <table:table-cell table:formula="of:=1*([.$B140]&lt;[.$D$2])" office:value-type="float" office:value="1">
            <text:p>1</text:p>
          </table:table-cell>
          <table:table-cell table:formula="of:=([.D140]=0)*([.$B140]&lt;([.$D$2]+[.$E$2]))" office:value-type="float" office:value="0">
            <text:p>0</text:p>
          </table:table-cell>
          <table:table-cell table:formula="of:=([.D140]=0)*([.E140]=0)" office:value-type="float" office:value="0">
            <text:p>0</text:p>
          </table:table-cell>
          <table:table-cell table:formula="of:=1*([.$C140]&lt;[.$G$2])" office:value-type="float" office:value="0">
            <text:p>0</text:p>
          </table:table-cell>
          <table:table-cell table:formula="of:=([.G140]=0)*([.$C140]&lt;([.$G$2]+[.$H$2]))" office:value-type="float" office:value="0">
            <text:p>0</text:p>
          </table:table-cell>
          <table:table-cell table:formula="of:=([.G140]=0)*([.H140]=0)" office:value-type="float" office:value="1">
            <text:p>1</text:p>
          </table:table-cell>
          <table:table-cell table:formula="of:=IF([.D140]*[.G140];[.$M$4]) + IF([.E140]*[.G140];[.$M$5]) + IF([.F140]*[.G140];[.$M$6]) + IF([.D140]*[.H140];[.$N$4]) + IF([.E140]*[.H140];[.$N$5]) + IF([.F140]*[.H140];[.$N$6]) + IF([.D140]*[.I140];[.$O$4]) + IF([.E140]*[.I140];[.$O$5]) + IF([.F140]*[.I14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38">
            <text:p>138</text:p>
          </table:table-cell>
          <table:table-cell table:formula="of:=RAND()" office:value-type="float" office:value="0.693267822265625">
            <text:p>0,6932678223</text:p>
          </table:table-cell>
          <table:table-cell table:formula="of:=RAND()" office:value-type="float" office:value="0.079254150390625">
            <text:p>0,0792541504</text:p>
          </table:table-cell>
          <table:table-cell table:formula="of:=1*([.$B141]&lt;[.$D$2])" office:value-type="float" office:value="0">
            <text:p>0</text:p>
          </table:table-cell>
          <table:table-cell table:formula="of:=([.D141]=0)*([.$B141]&lt;([.$D$2]+[.$E$2]))" office:value-type="float" office:value="0">
            <text:p>0</text:p>
          </table:table-cell>
          <table:table-cell table:formula="of:=([.D141]=0)*([.E141]=0)" office:value-type="float" office:value="1">
            <text:p>1</text:p>
          </table:table-cell>
          <table:table-cell table:formula="of:=1*([.$C141]&lt;[.$G$2])" office:value-type="float" office:value="0">
            <text:p>0</text:p>
          </table:table-cell>
          <table:table-cell table:formula="of:=([.G141]=0)*([.$C141]&lt;([.$G$2]+[.$H$2]))" office:value-type="float" office:value="1">
            <text:p>1</text:p>
          </table:table-cell>
          <table:table-cell table:formula="of:=([.G141]=0)*([.H141]=0)" office:value-type="float" office:value="0">
            <text:p>0</text:p>
          </table:table-cell>
          <table:table-cell table:formula="of:=IF([.D141]*[.G141];[.$M$4]) + IF([.E141]*[.G141];[.$M$5]) + IF([.F141]*[.G141];[.$M$6]) + IF([.D141]*[.H141];[.$N$4]) + IF([.E141]*[.H141];[.$N$5]) + IF([.F141]*[.H141];[.$N$6]) + IF([.D141]*[.I141];[.$O$4]) + IF([.E141]*[.I141];[.$O$5]) + IF([.F141]*[.I141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39">
            <text:p>139</text:p>
          </table:table-cell>
          <table:table-cell table:formula="of:=RAND()" office:value-type="float" office:value="0.51556396484375">
            <text:p>0,5155639648</text:p>
          </table:table-cell>
          <table:table-cell table:formula="of:=RAND()" office:value-type="float" office:value="0.04730224609375">
            <text:p>0,0473022461</text:p>
          </table:table-cell>
          <table:table-cell table:formula="of:=1*([.$B142]&lt;[.$D$2])" office:value-type="float" office:value="1">
            <text:p>1</text:p>
          </table:table-cell>
          <table:table-cell table:formula="of:=([.D142]=0)*([.$B142]&lt;([.$D$2]+[.$E$2]))" office:value-type="float" office:value="0">
            <text:p>0</text:p>
          </table:table-cell>
          <table:table-cell table:formula="of:=([.D142]=0)*([.E142]=0)" office:value-type="float" office:value="0">
            <text:p>0</text:p>
          </table:table-cell>
          <table:table-cell table:formula="of:=1*([.$C142]&lt;[.$G$2])" office:value-type="float" office:value="0">
            <text:p>0</text:p>
          </table:table-cell>
          <table:table-cell table:formula="of:=([.G142]=0)*([.$C142]&lt;([.$G$2]+[.$H$2]))" office:value-type="float" office:value="1">
            <text:p>1</text:p>
          </table:table-cell>
          <table:table-cell table:formula="of:=([.G142]=0)*([.H142]=0)" office:value-type="float" office:value="0">
            <text:p>0</text:p>
          </table:table-cell>
          <table:table-cell table:formula="of:=IF([.D142]*[.G142];[.$M$4]) + IF([.E142]*[.G142];[.$M$5]) + IF([.F142]*[.G142];[.$M$6]) + IF([.D142]*[.H142];[.$N$4]) + IF([.E142]*[.H142];[.$N$5]) + IF([.F142]*[.H142];[.$N$6]) + IF([.D142]*[.I142];[.$O$4]) + IF([.E142]*[.I142];[.$O$5]) + IF([.F142]*[.I142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40">
            <text:p>140</text:p>
          </table:table-cell>
          <table:table-cell table:formula="of:=RAND()" office:value-type="float" office:value="0.627838134765625">
            <text:p>0,6278381348</text:p>
          </table:table-cell>
          <table:table-cell table:formula="of:=RAND()" office:value-type="float" office:value="0.663787841796875">
            <text:p>0,6637878418</text:p>
          </table:table-cell>
          <table:table-cell table:formula="of:=1*([.$B143]&lt;[.$D$2])" office:value-type="float" office:value="1">
            <text:p>1</text:p>
          </table:table-cell>
          <table:table-cell table:formula="of:=([.D143]=0)*([.$B143]&lt;([.$D$2]+[.$E$2]))" office:value-type="float" office:value="0">
            <text:p>0</text:p>
          </table:table-cell>
          <table:table-cell table:formula="of:=([.D143]=0)*([.E143]=0)" office:value-type="float" office:value="0">
            <text:p>0</text:p>
          </table:table-cell>
          <table:table-cell table:formula="of:=1*([.$C143]&lt;[.$G$2])" office:value-type="float" office:value="0">
            <text:p>0</text:p>
          </table:table-cell>
          <table:table-cell table:formula="of:=([.G143]=0)*([.$C143]&lt;([.$G$2]+[.$H$2]))" office:value-type="float" office:value="0">
            <text:p>0</text:p>
          </table:table-cell>
          <table:table-cell table:formula="of:=([.G143]=0)*([.H143]=0)" office:value-type="float" office:value="1">
            <text:p>1</text:p>
          </table:table-cell>
          <table:table-cell table:formula="of:=IF([.D143]*[.G143];[.$M$4]) + IF([.E143]*[.G143];[.$M$5]) + IF([.F143]*[.G143];[.$M$6]) + IF([.D143]*[.H143];[.$N$4]) + IF([.E143]*[.H143];[.$N$5]) + IF([.F143]*[.H143];[.$N$6]) + IF([.D143]*[.I143];[.$O$4]) + IF([.E143]*[.I143];[.$O$5]) + IF([.F143]*[.I143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41">
            <text:p>141</text:p>
          </table:table-cell>
          <table:table-cell table:formula="of:=RAND()" office:value-type="float" office:value="0.67169189453125">
            <text:p>0,6716918945</text:p>
          </table:table-cell>
          <table:table-cell table:formula="of:=RAND()" office:value-type="float" office:value="0.80596923828125">
            <text:p>0,8059692383</text:p>
          </table:table-cell>
          <table:table-cell table:formula="of:=1*([.$B144]&lt;[.$D$2])" office:value-type="float" office:value="0">
            <text:p>0</text:p>
          </table:table-cell>
          <table:table-cell table:formula="of:=([.D144]=0)*([.$B144]&lt;([.$D$2]+[.$E$2]))" office:value-type="float" office:value="0">
            <text:p>0</text:p>
          </table:table-cell>
          <table:table-cell table:formula="of:=([.D144]=0)*([.E144]=0)" office:value-type="float" office:value="1">
            <text:p>1</text:p>
          </table:table-cell>
          <table:table-cell table:formula="of:=1*([.$C144]&lt;[.$G$2])" office:value-type="float" office:value="0">
            <text:p>0</text:p>
          </table:table-cell>
          <table:table-cell table:formula="of:=([.G144]=0)*([.$C144]&lt;([.$G$2]+[.$H$2]))" office:value-type="float" office:value="0">
            <text:p>0</text:p>
          </table:table-cell>
          <table:table-cell table:formula="of:=([.G144]=0)*([.H144]=0)" office:value-type="float" office:value="1">
            <text:p>1</text:p>
          </table:table-cell>
          <table:table-cell table:formula="of:=IF([.D144]*[.G144];[.$M$4]) + IF([.E144]*[.G144];[.$M$5]) + IF([.F144]*[.G144];[.$M$6]) + IF([.D144]*[.H144];[.$N$4]) + IF([.E144]*[.H144];[.$N$5]) + IF([.F144]*[.H144];[.$N$6]) + IF([.D144]*[.I144];[.$O$4]) + IF([.E144]*[.I144];[.$O$5]) + IF([.F144]*[.I144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142">
            <text:p>142</text:p>
          </table:table-cell>
          <table:table-cell table:formula="of:=RAND()" office:value-type="float" office:value="0.027801513671875">
            <text:p>0,0278015137</text:p>
          </table:table-cell>
          <table:table-cell table:formula="of:=RAND()" office:value-type="float" office:value="0.541656494140625">
            <text:p>0,5416564941</text:p>
          </table:table-cell>
          <table:table-cell table:formula="of:=1*([.$B145]&lt;[.$D$2])" office:value-type="float" office:value="1">
            <text:p>1</text:p>
          </table:table-cell>
          <table:table-cell table:formula="of:=([.D145]=0)*([.$B145]&lt;([.$D$2]+[.$E$2]))" office:value-type="float" office:value="0">
            <text:p>0</text:p>
          </table:table-cell>
          <table:table-cell table:formula="of:=([.D145]=0)*([.E145]=0)" office:value-type="float" office:value="0">
            <text:p>0</text:p>
          </table:table-cell>
          <table:table-cell table:formula="of:=1*([.$C145]&lt;[.$G$2])" office:value-type="float" office:value="0">
            <text:p>0</text:p>
          </table:table-cell>
          <table:table-cell table:formula="of:=([.G145]=0)*([.$C145]&lt;([.$G$2]+[.$H$2]))" office:value-type="float" office:value="0">
            <text:p>0</text:p>
          </table:table-cell>
          <table:table-cell table:formula="of:=([.G145]=0)*([.H145]=0)" office:value-type="float" office:value="1">
            <text:p>1</text:p>
          </table:table-cell>
          <table:table-cell table:formula="of:=IF([.D145]*[.G145];[.$M$4]) + IF([.E145]*[.G145];[.$M$5]) + IF([.F145]*[.G145];[.$M$6]) + IF([.D145]*[.H145];[.$N$4]) + IF([.E145]*[.H145];[.$N$5]) + IF([.F145]*[.H145];[.$N$6]) + IF([.D145]*[.I145];[.$O$4]) + IF([.E145]*[.I145];[.$O$5]) + IF([.F145]*[.I14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43">
            <text:p>143</text:p>
          </table:table-cell>
          <table:table-cell table:formula="of:=RAND()" office:value-type="float" office:value="0.826812744140625">
            <text:p>0,8268127441</text:p>
          </table:table-cell>
          <table:table-cell table:formula="of:=RAND()" office:value-type="float" office:value="0.288543701171875">
            <text:p>0,2885437012</text:p>
          </table:table-cell>
          <table:table-cell table:formula="of:=1*([.$B146]&lt;[.$D$2])" office:value-type="float" office:value="0">
            <text:p>0</text:p>
          </table:table-cell>
          <table:table-cell table:formula="of:=([.D146]=0)*([.$B146]&lt;([.$D$2]+[.$E$2]))" office:value-type="float" office:value="0">
            <text:p>0</text:p>
          </table:table-cell>
          <table:table-cell table:formula="of:=([.D146]=0)*([.E146]=0)" office:value-type="float" office:value="1">
            <text:p>1</text:p>
          </table:table-cell>
          <table:table-cell table:formula="of:=1*([.$C146]&lt;[.$G$2])" office:value-type="float" office:value="0">
            <text:p>0</text:p>
          </table:table-cell>
          <table:table-cell table:formula="of:=([.G146]=0)*([.$C146]&lt;([.$G$2]+[.$H$2]))" office:value-type="float" office:value="1">
            <text:p>1</text:p>
          </table:table-cell>
          <table:table-cell table:formula="of:=([.G146]=0)*([.H146]=0)" office:value-type="float" office:value="0">
            <text:p>0</text:p>
          </table:table-cell>
          <table:table-cell table:formula="of:=IF([.D146]*[.G146];[.$M$4]) + IF([.E146]*[.G146];[.$M$5]) + IF([.F146]*[.G146];[.$M$6]) + IF([.D146]*[.H146];[.$N$4]) + IF([.E146]*[.H146];[.$N$5]) + IF([.F146]*[.H146];[.$N$6]) + IF([.D146]*[.I146];[.$O$4]) + IF([.E146]*[.I146];[.$O$5]) + IF([.F146]*[.I146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44">
            <text:p>144</text:p>
          </table:table-cell>
          <table:table-cell table:formula="of:=RAND()" office:value-type="float" office:value="0.837127685546875">
            <text:p>0,8371276855</text:p>
          </table:table-cell>
          <table:table-cell table:formula="of:=RAND()" office:value-type="float" office:value="0.31634521484375">
            <text:p>0,3163452148</text:p>
          </table:table-cell>
          <table:table-cell table:formula="of:=1*([.$B147]&lt;[.$D$2])" office:value-type="float" office:value="0">
            <text:p>0</text:p>
          </table:table-cell>
          <table:table-cell table:formula="of:=([.D147]=0)*([.$B147]&lt;([.$D$2]+[.$E$2]))" office:value-type="float" office:value="0">
            <text:p>0</text:p>
          </table:table-cell>
          <table:table-cell table:formula="of:=([.D147]=0)*([.E147]=0)" office:value-type="float" office:value="1">
            <text:p>1</text:p>
          </table:table-cell>
          <table:table-cell table:formula="of:=1*([.$C147]&lt;[.$G$2])" office:value-type="float" office:value="0">
            <text:p>0</text:p>
          </table:table-cell>
          <table:table-cell table:formula="of:=([.G147]=0)*([.$C147]&lt;([.$G$2]+[.$H$2]))" office:value-type="float" office:value="1">
            <text:p>1</text:p>
          </table:table-cell>
          <table:table-cell table:formula="of:=([.G147]=0)*([.H147]=0)" office:value-type="float" office:value="0">
            <text:p>0</text:p>
          </table:table-cell>
          <table:table-cell table:formula="of:=IF([.D147]*[.G147];[.$M$4]) + IF([.E147]*[.G147];[.$M$5]) + IF([.F147]*[.G147];[.$M$6]) + IF([.D147]*[.H147];[.$N$4]) + IF([.E147]*[.H147];[.$N$5]) + IF([.F147]*[.H147];[.$N$6]) + IF([.D147]*[.I147];[.$O$4]) + IF([.E147]*[.I147];[.$O$5]) + IF([.F147]*[.I147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45">
            <text:p>145</text:p>
          </table:table-cell>
          <table:table-cell table:formula="of:=RAND()" office:value-type="float" office:value="0.55560302734375">
            <text:p>0,5556030273</text:p>
          </table:table-cell>
          <table:table-cell table:formula="of:=RAND()" office:value-type="float" office:value="0.900054931640625">
            <text:p>0,9000549316</text:p>
          </table:table-cell>
          <table:table-cell table:formula="of:=1*([.$B148]&lt;[.$D$2])" office:value-type="float" office:value="1">
            <text:p>1</text:p>
          </table:table-cell>
          <table:table-cell table:formula="of:=([.D148]=0)*([.$B148]&lt;([.$D$2]+[.$E$2]))" office:value-type="float" office:value="0">
            <text:p>0</text:p>
          </table:table-cell>
          <table:table-cell table:formula="of:=([.D148]=0)*([.E148]=0)" office:value-type="float" office:value="0">
            <text:p>0</text:p>
          </table:table-cell>
          <table:table-cell table:formula="of:=1*([.$C148]&lt;[.$G$2])" office:value-type="float" office:value="0">
            <text:p>0</text:p>
          </table:table-cell>
          <table:table-cell table:formula="of:=([.G148]=0)*([.$C148]&lt;([.$G$2]+[.$H$2]))" office:value-type="float" office:value="0">
            <text:p>0</text:p>
          </table:table-cell>
          <table:table-cell table:formula="of:=([.G148]=0)*([.H148]=0)" office:value-type="float" office:value="1">
            <text:p>1</text:p>
          </table:table-cell>
          <table:table-cell table:formula="of:=IF([.D148]*[.G148];[.$M$4]) + IF([.E148]*[.G148];[.$M$5]) + IF([.F148]*[.G148];[.$M$6]) + IF([.D148]*[.H148];[.$N$4]) + IF([.E148]*[.H148];[.$N$5]) + IF([.F148]*[.H148];[.$N$6]) + IF([.D148]*[.I148];[.$O$4]) + IF([.E148]*[.I148];[.$O$5]) + IF([.F148]*[.I148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46">
            <text:p>146</text:p>
          </table:table-cell>
          <table:table-cell table:formula="of:=RAND()" office:value-type="float" office:value="0.93951416015625">
            <text:p>0,9395141602</text:p>
          </table:table-cell>
          <table:table-cell table:formula="of:=RAND()" office:value-type="float" office:value="0.395233154296875">
            <text:p>0,3952331543</text:p>
          </table:table-cell>
          <table:table-cell table:formula="of:=1*([.$B149]&lt;[.$D$2])" office:value-type="float" office:value="0">
            <text:p>0</text:p>
          </table:table-cell>
          <table:table-cell table:formula="of:=([.D149]=0)*([.$B149]&lt;([.$D$2]+[.$E$2]))" office:value-type="float" office:value="0">
            <text:p>0</text:p>
          </table:table-cell>
          <table:table-cell table:formula="of:=([.D149]=0)*([.E149]=0)" office:value-type="float" office:value="1">
            <text:p>1</text:p>
          </table:table-cell>
          <table:table-cell table:formula="of:=1*([.$C149]&lt;[.$G$2])" office:value-type="float" office:value="0">
            <text:p>0</text:p>
          </table:table-cell>
          <table:table-cell table:formula="of:=([.G149]=0)*([.$C149]&lt;([.$G$2]+[.$H$2]))" office:value-type="float" office:value="1">
            <text:p>1</text:p>
          </table:table-cell>
          <table:table-cell table:formula="of:=([.G149]=0)*([.H149]=0)" office:value-type="float" office:value="0">
            <text:p>0</text:p>
          </table:table-cell>
          <table:table-cell table:formula="of:=IF([.D149]*[.G149];[.$M$4]) + IF([.E149]*[.G149];[.$M$5]) + IF([.F149]*[.G149];[.$M$6]) + IF([.D149]*[.H149];[.$N$4]) + IF([.E149]*[.H149];[.$N$5]) + IF([.F149]*[.H149];[.$N$6]) + IF([.D149]*[.I149];[.$O$4]) + IF([.E149]*[.I149];[.$O$5]) + IF([.F149]*[.I149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47">
            <text:p>147</text:p>
          </table:table-cell>
          <table:table-cell table:formula="of:=RAND()" office:value-type="float" office:value="0.21868896484375">
            <text:p>0,2186889648</text:p>
          </table:table-cell>
          <table:table-cell table:formula="of:=RAND()" office:value-type="float" office:value="0.17144775390625">
            <text:p>0,1714477539</text:p>
          </table:table-cell>
          <table:table-cell table:formula="of:=1*([.$B150]&lt;[.$D$2])" office:value-type="float" office:value="1">
            <text:p>1</text:p>
          </table:table-cell>
          <table:table-cell table:formula="of:=([.D150]=0)*([.$B150]&lt;([.$D$2]+[.$E$2]))" office:value-type="float" office:value="0">
            <text:p>0</text:p>
          </table:table-cell>
          <table:table-cell table:formula="of:=([.D150]=0)*([.E150]=0)" office:value-type="float" office:value="0">
            <text:p>0</text:p>
          </table:table-cell>
          <table:table-cell table:formula="of:=1*([.$C150]&lt;[.$G$2])" office:value-type="float" office:value="0">
            <text:p>0</text:p>
          </table:table-cell>
          <table:table-cell table:formula="of:=([.G150]=0)*([.$C150]&lt;([.$G$2]+[.$H$2]))" office:value-type="float" office:value="1">
            <text:p>1</text:p>
          </table:table-cell>
          <table:table-cell table:formula="of:=([.G150]=0)*([.H150]=0)" office:value-type="float" office:value="0">
            <text:p>0</text:p>
          </table:table-cell>
          <table:table-cell table:formula="of:=IF([.D150]*[.G150];[.$M$4]) + IF([.E150]*[.G150];[.$M$5]) + IF([.F150]*[.G150];[.$M$6]) + IF([.D150]*[.H150];[.$N$4]) + IF([.E150]*[.H150];[.$N$5]) + IF([.F150]*[.H150];[.$N$6]) + IF([.D150]*[.I150];[.$O$4]) + IF([.E150]*[.I150];[.$O$5]) + IF([.F150]*[.I150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48">
            <text:p>148</text:p>
          </table:table-cell>
          <table:table-cell table:formula="of:=RAND()" office:value-type="float" office:value="0.2459716796875">
            <text:p>0,2459716797</text:p>
          </table:table-cell>
          <table:table-cell table:formula="of:=RAND()" office:value-type="float" office:value="0.33551025390625">
            <text:p>0,3355102539</text:p>
          </table:table-cell>
          <table:table-cell table:formula="of:=1*([.$B151]&lt;[.$D$2])" office:value-type="float" office:value="1">
            <text:p>1</text:p>
          </table:table-cell>
          <table:table-cell table:formula="of:=([.D151]=0)*([.$B151]&lt;([.$D$2]+[.$E$2]))" office:value-type="float" office:value="0">
            <text:p>0</text:p>
          </table:table-cell>
          <table:table-cell table:formula="of:=([.D151]=0)*([.E151]=0)" office:value-type="float" office:value="0">
            <text:p>0</text:p>
          </table:table-cell>
          <table:table-cell table:formula="of:=1*([.$C151]&lt;[.$G$2])" office:value-type="float" office:value="0">
            <text:p>0</text:p>
          </table:table-cell>
          <table:table-cell table:formula="of:=([.G151]=0)*([.$C151]&lt;([.$G$2]+[.$H$2]))" office:value-type="float" office:value="1">
            <text:p>1</text:p>
          </table:table-cell>
          <table:table-cell table:formula="of:=([.G151]=0)*([.H151]=0)" office:value-type="float" office:value="0">
            <text:p>0</text:p>
          </table:table-cell>
          <table:table-cell table:formula="of:=IF([.D151]*[.G151];[.$M$4]) + IF([.E151]*[.G151];[.$M$5]) + IF([.F151]*[.G151];[.$M$6]) + IF([.D151]*[.H151];[.$N$4]) + IF([.E151]*[.H151];[.$N$5]) + IF([.F151]*[.H151];[.$N$6]) + IF([.D151]*[.I151];[.$O$4]) + IF([.E151]*[.I151];[.$O$5]) + IF([.F151]*[.I151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49">
            <text:p>149</text:p>
          </table:table-cell>
          <table:table-cell table:formula="of:=RAND()" office:value-type="float" office:value="0.000518798828125">
            <text:p>0,0005187988</text:p>
          </table:table-cell>
          <table:table-cell table:formula="of:=RAND()" office:value-type="float" office:value="0.12213134765625">
            <text:p>0,1221313477</text:p>
          </table:table-cell>
          <table:table-cell table:formula="of:=1*([.$B152]&lt;[.$D$2])" office:value-type="float" office:value="1">
            <text:p>1</text:p>
          </table:table-cell>
          <table:table-cell table:formula="of:=([.D152]=0)*([.$B152]&lt;([.$D$2]+[.$E$2]))" office:value-type="float" office:value="0">
            <text:p>0</text:p>
          </table:table-cell>
          <table:table-cell table:formula="of:=([.D152]=0)*([.E152]=0)" office:value-type="float" office:value="0">
            <text:p>0</text:p>
          </table:table-cell>
          <table:table-cell table:formula="of:=1*([.$C152]&lt;[.$G$2])" office:value-type="float" office:value="0">
            <text:p>0</text:p>
          </table:table-cell>
          <table:table-cell table:formula="of:=([.G152]=0)*([.$C152]&lt;([.$G$2]+[.$H$2]))" office:value-type="float" office:value="1">
            <text:p>1</text:p>
          </table:table-cell>
          <table:table-cell table:formula="of:=([.G152]=0)*([.H152]=0)" office:value-type="float" office:value="0">
            <text:p>0</text:p>
          </table:table-cell>
          <table:table-cell table:formula="of:=IF([.D152]*[.G152];[.$M$4]) + IF([.E152]*[.G152];[.$M$5]) + IF([.F152]*[.G152];[.$M$6]) + IF([.D152]*[.H152];[.$N$4]) + IF([.E152]*[.H152];[.$N$5]) + IF([.F152]*[.H152];[.$N$6]) + IF([.D152]*[.I152];[.$O$4]) + IF([.E152]*[.I152];[.$O$5]) + IF([.F152]*[.I152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table:formula="of:=RAND()" office:value-type="float" office:value="0.284271240234375">
            <text:p>0,2842712402</text:p>
          </table:table-cell>
          <table:table-cell table:formula="of:=RAND()" office:value-type="float" office:value="0.355926513671875">
            <text:p>0,3559265137</text:p>
          </table:table-cell>
          <table:table-cell table:formula="of:=1*([.$B153]&lt;[.$D$2])" office:value-type="float" office:value="1">
            <text:p>1</text:p>
          </table:table-cell>
          <table:table-cell table:formula="of:=([.D153]=0)*([.$B153]&lt;([.$D$2]+[.$E$2]))" office:value-type="float" office:value="0">
            <text:p>0</text:p>
          </table:table-cell>
          <table:table-cell table:formula="of:=([.D153]=0)*([.E153]=0)" office:value-type="float" office:value="0">
            <text:p>0</text:p>
          </table:table-cell>
          <table:table-cell table:formula="of:=1*([.$C153]&lt;[.$G$2])" office:value-type="float" office:value="0">
            <text:p>0</text:p>
          </table:table-cell>
          <table:table-cell table:formula="of:=([.G153]=0)*([.$C153]&lt;([.$G$2]+[.$H$2]))" office:value-type="float" office:value="1">
            <text:p>1</text:p>
          </table:table-cell>
          <table:table-cell table:formula="of:=([.G153]=0)*([.H153]=0)" office:value-type="float" office:value="0">
            <text:p>0</text:p>
          </table:table-cell>
          <table:table-cell table:formula="of:=IF([.D153]*[.G153];[.$M$4]) + IF([.E153]*[.G153];[.$M$5]) + IF([.F153]*[.G153];[.$M$6]) + IF([.D153]*[.H153];[.$N$4]) + IF([.E153]*[.H153];[.$N$5]) + IF([.F153]*[.H153];[.$N$6]) + IF([.D153]*[.I153];[.$O$4]) + IF([.E153]*[.I153];[.$O$5]) + IF([.F153]*[.I153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51">
            <text:p>151</text:p>
          </table:table-cell>
          <table:table-cell table:formula="of:=RAND()" office:value-type="float" office:value="0.4644775390625">
            <text:p>0,4644775391</text:p>
          </table:table-cell>
          <table:table-cell table:formula="of:=RAND()" office:value-type="float" office:value="0.1165771484375">
            <text:p>0,1165771484</text:p>
          </table:table-cell>
          <table:table-cell table:formula="of:=1*([.$B154]&lt;[.$D$2])" office:value-type="float" office:value="1">
            <text:p>1</text:p>
          </table:table-cell>
          <table:table-cell table:formula="of:=([.D154]=0)*([.$B154]&lt;([.$D$2]+[.$E$2]))" office:value-type="float" office:value="0">
            <text:p>0</text:p>
          </table:table-cell>
          <table:table-cell table:formula="of:=([.D154]=0)*([.E154]=0)" office:value-type="float" office:value="0">
            <text:p>0</text:p>
          </table:table-cell>
          <table:table-cell table:formula="of:=1*([.$C154]&lt;[.$G$2])" office:value-type="float" office:value="0">
            <text:p>0</text:p>
          </table:table-cell>
          <table:table-cell table:formula="of:=([.G154]=0)*([.$C154]&lt;([.$G$2]+[.$H$2]))" office:value-type="float" office:value="1">
            <text:p>1</text:p>
          </table:table-cell>
          <table:table-cell table:formula="of:=([.G154]=0)*([.H154]=0)" office:value-type="float" office:value="0">
            <text:p>0</text:p>
          </table:table-cell>
          <table:table-cell table:formula="of:=IF([.D154]*[.G154];[.$M$4]) + IF([.E154]*[.G154];[.$M$5]) + IF([.F154]*[.G154];[.$M$6]) + IF([.D154]*[.H154];[.$N$4]) + IF([.E154]*[.H154];[.$N$5]) + IF([.F154]*[.H154];[.$N$6]) + IF([.D154]*[.I154];[.$O$4]) + IF([.E154]*[.I154];[.$O$5]) + IF([.F154]*[.I154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52">
            <text:p>152</text:p>
          </table:table-cell>
          <table:table-cell table:formula="of:=RAND()" office:value-type="float" office:value="0.4466552734375">
            <text:p>0,4466552734</text:p>
          </table:table-cell>
          <table:table-cell table:formula="of:=RAND()" office:value-type="float" office:value="0.295989990234375">
            <text:p>0,2959899902</text:p>
          </table:table-cell>
          <table:table-cell table:formula="of:=1*([.$B155]&lt;[.$D$2])" office:value-type="float" office:value="1">
            <text:p>1</text:p>
          </table:table-cell>
          <table:table-cell table:formula="of:=([.D155]=0)*([.$B155]&lt;([.$D$2]+[.$E$2]))" office:value-type="float" office:value="0">
            <text:p>0</text:p>
          </table:table-cell>
          <table:table-cell table:formula="of:=([.D155]=0)*([.E155]=0)" office:value-type="float" office:value="0">
            <text:p>0</text:p>
          </table:table-cell>
          <table:table-cell table:formula="of:=1*([.$C155]&lt;[.$G$2])" office:value-type="float" office:value="0">
            <text:p>0</text:p>
          </table:table-cell>
          <table:table-cell table:formula="of:=([.G155]=0)*([.$C155]&lt;([.$G$2]+[.$H$2]))" office:value-type="float" office:value="1">
            <text:p>1</text:p>
          </table:table-cell>
          <table:table-cell table:formula="of:=([.G155]=0)*([.H155]=0)" office:value-type="float" office:value="0">
            <text:p>0</text:p>
          </table:table-cell>
          <table:table-cell table:formula="of:=IF([.D155]*[.G155];[.$M$4]) + IF([.E155]*[.G155];[.$M$5]) + IF([.F155]*[.G155];[.$M$6]) + IF([.D155]*[.H155];[.$N$4]) + IF([.E155]*[.H155];[.$N$5]) + IF([.F155]*[.H155];[.$N$6]) + IF([.D155]*[.I155];[.$O$4]) + IF([.E155]*[.I155];[.$O$5]) + IF([.F155]*[.I15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53">
            <text:p>153</text:p>
          </table:table-cell>
          <table:table-cell table:formula="of:=RAND()" office:value-type="float" office:value="0.0322265625">
            <text:p>0,0322265625</text:p>
          </table:table-cell>
          <table:table-cell table:formula="of:=RAND()" office:value-type="float" office:value="0.74615478515625">
            <text:p>0,7461547852</text:p>
          </table:table-cell>
          <table:table-cell table:formula="of:=1*([.$B156]&lt;[.$D$2])" office:value-type="float" office:value="1">
            <text:p>1</text:p>
          </table:table-cell>
          <table:table-cell table:formula="of:=([.D156]=0)*([.$B156]&lt;([.$D$2]+[.$E$2]))" office:value-type="float" office:value="0">
            <text:p>0</text:p>
          </table:table-cell>
          <table:table-cell table:formula="of:=([.D156]=0)*([.E156]=0)" office:value-type="float" office:value="0">
            <text:p>0</text:p>
          </table:table-cell>
          <table:table-cell table:formula="of:=1*([.$C156]&lt;[.$G$2])" office:value-type="float" office:value="0">
            <text:p>0</text:p>
          </table:table-cell>
          <table:table-cell table:formula="of:=([.G156]=0)*([.$C156]&lt;([.$G$2]+[.$H$2]))" office:value-type="float" office:value="0">
            <text:p>0</text:p>
          </table:table-cell>
          <table:table-cell table:formula="of:=([.G156]=0)*([.H156]=0)" office:value-type="float" office:value="1">
            <text:p>1</text:p>
          </table:table-cell>
          <table:table-cell table:formula="of:=IF([.D156]*[.G156];[.$M$4]) + IF([.E156]*[.G156];[.$M$5]) + IF([.F156]*[.G156];[.$M$6]) + IF([.D156]*[.H156];[.$N$4]) + IF([.E156]*[.H156];[.$N$5]) + IF([.F156]*[.H156];[.$N$6]) + IF([.D156]*[.I156];[.$O$4]) + IF([.E156]*[.I156];[.$O$5]) + IF([.F156]*[.I156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54">
            <text:p>154</text:p>
          </table:table-cell>
          <table:table-cell table:formula="of:=RAND()" office:value-type="float" office:value="0.551910400390625">
            <text:p>0,5519104004</text:p>
          </table:table-cell>
          <table:table-cell table:formula="of:=RAND()" office:value-type="float" office:value="0.803497314453125">
            <text:p>0,8034973145</text:p>
          </table:table-cell>
          <table:table-cell table:formula="of:=1*([.$B157]&lt;[.$D$2])" office:value-type="float" office:value="1">
            <text:p>1</text:p>
          </table:table-cell>
          <table:table-cell table:formula="of:=([.D157]=0)*([.$B157]&lt;([.$D$2]+[.$E$2]))" office:value-type="float" office:value="0">
            <text:p>0</text:p>
          </table:table-cell>
          <table:table-cell table:formula="of:=([.D157]=0)*([.E157]=0)" office:value-type="float" office:value="0">
            <text:p>0</text:p>
          </table:table-cell>
          <table:table-cell table:formula="of:=1*([.$C157]&lt;[.$G$2])" office:value-type="float" office:value="0">
            <text:p>0</text:p>
          </table:table-cell>
          <table:table-cell table:formula="of:=([.G157]=0)*([.$C157]&lt;([.$G$2]+[.$H$2]))" office:value-type="float" office:value="0">
            <text:p>0</text:p>
          </table:table-cell>
          <table:table-cell table:formula="of:=([.G157]=0)*([.H157]=0)" office:value-type="float" office:value="1">
            <text:p>1</text:p>
          </table:table-cell>
          <table:table-cell table:formula="of:=IF([.D157]*[.G157];[.$M$4]) + IF([.E157]*[.G157];[.$M$5]) + IF([.F157]*[.G157];[.$M$6]) + IF([.D157]*[.H157];[.$N$4]) + IF([.E157]*[.H157];[.$N$5]) + IF([.F157]*[.H157];[.$N$6]) + IF([.D157]*[.I157];[.$O$4]) + IF([.E157]*[.I157];[.$O$5]) + IF([.F157]*[.I15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55">
            <text:p>155</text:p>
          </table:table-cell>
          <table:table-cell table:formula="of:=RAND()" office:value-type="float" office:value="0.29266357421875">
            <text:p>0,2926635742</text:p>
          </table:table-cell>
          <table:table-cell table:formula="of:=RAND()" office:value-type="float" office:value="0.767852783203125">
            <text:p>0,7678527832</text:p>
          </table:table-cell>
          <table:table-cell table:formula="of:=1*([.$B158]&lt;[.$D$2])" office:value-type="float" office:value="1">
            <text:p>1</text:p>
          </table:table-cell>
          <table:table-cell table:formula="of:=([.D158]=0)*([.$B158]&lt;([.$D$2]+[.$E$2]))" office:value-type="float" office:value="0">
            <text:p>0</text:p>
          </table:table-cell>
          <table:table-cell table:formula="of:=([.D158]=0)*([.E158]=0)" office:value-type="float" office:value="0">
            <text:p>0</text:p>
          </table:table-cell>
          <table:table-cell table:formula="of:=1*([.$C158]&lt;[.$G$2])" office:value-type="float" office:value="0">
            <text:p>0</text:p>
          </table:table-cell>
          <table:table-cell table:formula="of:=([.G158]=0)*([.$C158]&lt;([.$G$2]+[.$H$2]))" office:value-type="float" office:value="0">
            <text:p>0</text:p>
          </table:table-cell>
          <table:table-cell table:formula="of:=([.G158]=0)*([.H158]=0)" office:value-type="float" office:value="1">
            <text:p>1</text:p>
          </table:table-cell>
          <table:table-cell table:formula="of:=IF([.D158]*[.G158];[.$M$4]) + IF([.E158]*[.G158];[.$M$5]) + IF([.F158]*[.G158];[.$M$6]) + IF([.D158]*[.H158];[.$N$4]) + IF([.E158]*[.H158];[.$N$5]) + IF([.F158]*[.H158];[.$N$6]) + IF([.D158]*[.I158];[.$O$4]) + IF([.E158]*[.I158];[.$O$5]) + IF([.F158]*[.I158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56">
            <text:p>156</text:p>
          </table:table-cell>
          <table:table-cell table:formula="of:=RAND()" office:value-type="float" office:value="0.878265380859375">
            <text:p>0,8782653809</text:p>
          </table:table-cell>
          <table:table-cell table:formula="of:=RAND()" office:value-type="float" office:value="0.031951904296875">
            <text:p>0,0319519043</text:p>
          </table:table-cell>
          <table:table-cell table:formula="of:=1*([.$B159]&lt;[.$D$2])" office:value-type="float" office:value="0">
            <text:p>0</text:p>
          </table:table-cell>
          <table:table-cell table:formula="of:=([.D159]=0)*([.$B159]&lt;([.$D$2]+[.$E$2]))" office:value-type="float" office:value="0">
            <text:p>0</text:p>
          </table:table-cell>
          <table:table-cell table:formula="of:=([.D159]=0)*([.E159]=0)" office:value-type="float" office:value="1">
            <text:p>1</text:p>
          </table:table-cell>
          <table:table-cell table:formula="of:=1*([.$C159]&lt;[.$G$2])" office:value-type="float" office:value="0">
            <text:p>0</text:p>
          </table:table-cell>
          <table:table-cell table:formula="of:=([.G159]=0)*([.$C159]&lt;([.$G$2]+[.$H$2]))" office:value-type="float" office:value="1">
            <text:p>1</text:p>
          </table:table-cell>
          <table:table-cell table:formula="of:=([.G159]=0)*([.H159]=0)" office:value-type="float" office:value="0">
            <text:p>0</text:p>
          </table:table-cell>
          <table:table-cell table:formula="of:=IF([.D159]*[.G159];[.$M$4]) + IF([.E159]*[.G159];[.$M$5]) + IF([.F159]*[.G159];[.$M$6]) + IF([.D159]*[.H159];[.$N$4]) + IF([.E159]*[.H159];[.$N$5]) + IF([.F159]*[.H159];[.$N$6]) + IF([.D159]*[.I159];[.$O$4]) + IF([.E159]*[.I159];[.$O$5]) + IF([.F159]*[.I159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57">
            <text:p>157</text:p>
          </table:table-cell>
          <table:table-cell table:formula="of:=RAND()" office:value-type="float" office:value="0.54766845703125">
            <text:p>0,547668457</text:p>
          </table:table-cell>
          <table:table-cell table:formula="of:=RAND()" office:value-type="float" office:value="0.63067626953125">
            <text:p>0,6306762695</text:p>
          </table:table-cell>
          <table:table-cell table:formula="of:=1*([.$B160]&lt;[.$D$2])" office:value-type="float" office:value="1">
            <text:p>1</text:p>
          </table:table-cell>
          <table:table-cell table:formula="of:=([.D160]=0)*([.$B160]&lt;([.$D$2]+[.$E$2]))" office:value-type="float" office:value="0">
            <text:p>0</text:p>
          </table:table-cell>
          <table:table-cell table:formula="of:=([.D160]=0)*([.E160]=0)" office:value-type="float" office:value="0">
            <text:p>0</text:p>
          </table:table-cell>
          <table:table-cell table:formula="of:=1*([.$C160]&lt;[.$G$2])" office:value-type="float" office:value="0">
            <text:p>0</text:p>
          </table:table-cell>
          <table:table-cell table:formula="of:=([.G160]=0)*([.$C160]&lt;([.$G$2]+[.$H$2]))" office:value-type="float" office:value="0">
            <text:p>0</text:p>
          </table:table-cell>
          <table:table-cell table:formula="of:=([.G160]=0)*([.H160]=0)" office:value-type="float" office:value="1">
            <text:p>1</text:p>
          </table:table-cell>
          <table:table-cell table:formula="of:=IF([.D160]*[.G160];[.$M$4]) + IF([.E160]*[.G160];[.$M$5]) + IF([.F160]*[.G160];[.$M$6]) + IF([.D160]*[.H160];[.$N$4]) + IF([.E160]*[.H160];[.$N$5]) + IF([.F160]*[.H160];[.$N$6]) + IF([.D160]*[.I160];[.$O$4]) + IF([.E160]*[.I160];[.$O$5]) + IF([.F160]*[.I16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58">
            <text:p>158</text:p>
          </table:table-cell>
          <table:table-cell table:formula="of:=RAND()" office:value-type="float" office:value="0.323150634765625">
            <text:p>0,3231506348</text:p>
          </table:table-cell>
          <table:table-cell table:formula="of:=RAND()" office:value-type="float" office:value="0.62896728515625">
            <text:p>0,6289672852</text:p>
          </table:table-cell>
          <table:table-cell table:formula="of:=1*([.$B161]&lt;[.$D$2])" office:value-type="float" office:value="1">
            <text:p>1</text:p>
          </table:table-cell>
          <table:table-cell table:formula="of:=([.D161]=0)*([.$B161]&lt;([.$D$2]+[.$E$2]))" office:value-type="float" office:value="0">
            <text:p>0</text:p>
          </table:table-cell>
          <table:table-cell table:formula="of:=([.D161]=0)*([.E161]=0)" office:value-type="float" office:value="0">
            <text:p>0</text:p>
          </table:table-cell>
          <table:table-cell table:formula="of:=1*([.$C161]&lt;[.$G$2])" office:value-type="float" office:value="0">
            <text:p>0</text:p>
          </table:table-cell>
          <table:table-cell table:formula="of:=([.G161]=0)*([.$C161]&lt;([.$G$2]+[.$H$2]))" office:value-type="float" office:value="0">
            <text:p>0</text:p>
          </table:table-cell>
          <table:table-cell table:formula="of:=([.G161]=0)*([.H161]=0)" office:value-type="float" office:value="1">
            <text:p>1</text:p>
          </table:table-cell>
          <table:table-cell table:formula="of:=IF([.D161]*[.G161];[.$M$4]) + IF([.E161]*[.G161];[.$M$5]) + IF([.F161]*[.G161];[.$M$6]) + IF([.D161]*[.H161];[.$N$4]) + IF([.E161]*[.H161];[.$N$5]) + IF([.F161]*[.H161];[.$N$6]) + IF([.D161]*[.I161];[.$O$4]) + IF([.E161]*[.I161];[.$O$5]) + IF([.F161]*[.I16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59">
            <text:p>159</text:p>
          </table:table-cell>
          <table:table-cell table:formula="of:=RAND()" office:value-type="float" office:value="0.500152587890625">
            <text:p>0,5001525879</text:p>
          </table:table-cell>
          <table:table-cell table:formula="of:=RAND()" office:value-type="float" office:value="0.621337890625">
            <text:p>0,6213378906</text:p>
          </table:table-cell>
          <table:table-cell table:formula="of:=1*([.$B162]&lt;[.$D$2])" office:value-type="float" office:value="1">
            <text:p>1</text:p>
          </table:table-cell>
          <table:table-cell table:formula="of:=([.D162]=0)*([.$B162]&lt;([.$D$2]+[.$E$2]))" office:value-type="float" office:value="0">
            <text:p>0</text:p>
          </table:table-cell>
          <table:table-cell table:formula="of:=([.D162]=0)*([.E162]=0)" office:value-type="float" office:value="0">
            <text:p>0</text:p>
          </table:table-cell>
          <table:table-cell table:formula="of:=1*([.$C162]&lt;[.$G$2])" office:value-type="float" office:value="0">
            <text:p>0</text:p>
          </table:table-cell>
          <table:table-cell table:formula="of:=([.G162]=0)*([.$C162]&lt;([.$G$2]+[.$H$2]))" office:value-type="float" office:value="0">
            <text:p>0</text:p>
          </table:table-cell>
          <table:table-cell table:formula="of:=([.G162]=0)*([.H162]=0)" office:value-type="float" office:value="1">
            <text:p>1</text:p>
          </table:table-cell>
          <table:table-cell table:formula="of:=IF([.D162]*[.G162];[.$M$4]) + IF([.E162]*[.G162];[.$M$5]) + IF([.F162]*[.G162];[.$M$6]) + IF([.D162]*[.H162];[.$N$4]) + IF([.E162]*[.H162];[.$N$5]) + IF([.F162]*[.H162];[.$N$6]) + IF([.D162]*[.I162];[.$O$4]) + IF([.E162]*[.I162];[.$O$5]) + IF([.F162]*[.I162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60">
            <text:p>160</text:p>
          </table:table-cell>
          <table:table-cell table:formula="of:=RAND()" office:value-type="float" office:value="0.84619140625">
            <text:p>0,8461914063</text:p>
          </table:table-cell>
          <table:table-cell table:formula="of:=RAND()" office:value-type="float" office:value="0.2969970703125">
            <text:p>0,2969970703</text:p>
          </table:table-cell>
          <table:table-cell table:formula="of:=1*([.$B163]&lt;[.$D$2])" office:value-type="float" office:value="0">
            <text:p>0</text:p>
          </table:table-cell>
          <table:table-cell table:formula="of:=([.D163]=0)*([.$B163]&lt;([.$D$2]+[.$E$2]))" office:value-type="float" office:value="0">
            <text:p>0</text:p>
          </table:table-cell>
          <table:table-cell table:formula="of:=([.D163]=0)*([.E163]=0)" office:value-type="float" office:value="1">
            <text:p>1</text:p>
          </table:table-cell>
          <table:table-cell table:formula="of:=1*([.$C163]&lt;[.$G$2])" office:value-type="float" office:value="0">
            <text:p>0</text:p>
          </table:table-cell>
          <table:table-cell table:formula="of:=([.G163]=0)*([.$C163]&lt;([.$G$2]+[.$H$2]))" office:value-type="float" office:value="1">
            <text:p>1</text:p>
          </table:table-cell>
          <table:table-cell table:formula="of:=([.G163]=0)*([.H163]=0)" office:value-type="float" office:value="0">
            <text:p>0</text:p>
          </table:table-cell>
          <table:table-cell table:formula="of:=IF([.D163]*[.G163];[.$M$4]) + IF([.E163]*[.G163];[.$M$5]) + IF([.F163]*[.G163];[.$M$6]) + IF([.D163]*[.H163];[.$N$4]) + IF([.E163]*[.H163];[.$N$5]) + IF([.F163]*[.H163];[.$N$6]) + IF([.D163]*[.I163];[.$O$4]) + IF([.E163]*[.I163];[.$O$5]) + IF([.F163]*[.I163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61">
            <text:p>161</text:p>
          </table:table-cell>
          <table:table-cell table:formula="of:=RAND()" office:value-type="float" office:value="0.49090576171875">
            <text:p>0,4909057617</text:p>
          </table:table-cell>
          <table:table-cell table:formula="of:=RAND()" office:value-type="float" office:value="0.16021728515625">
            <text:p>0,1602172852</text:p>
          </table:table-cell>
          <table:table-cell table:formula="of:=1*([.$B164]&lt;[.$D$2])" office:value-type="float" office:value="1">
            <text:p>1</text:p>
          </table:table-cell>
          <table:table-cell table:formula="of:=([.D164]=0)*([.$B164]&lt;([.$D$2]+[.$E$2]))" office:value-type="float" office:value="0">
            <text:p>0</text:p>
          </table:table-cell>
          <table:table-cell table:formula="of:=([.D164]=0)*([.E164]=0)" office:value-type="float" office:value="0">
            <text:p>0</text:p>
          </table:table-cell>
          <table:table-cell table:formula="of:=1*([.$C164]&lt;[.$G$2])" office:value-type="float" office:value="0">
            <text:p>0</text:p>
          </table:table-cell>
          <table:table-cell table:formula="of:=([.G164]=0)*([.$C164]&lt;([.$G$2]+[.$H$2]))" office:value-type="float" office:value="1">
            <text:p>1</text:p>
          </table:table-cell>
          <table:table-cell table:formula="of:=([.G164]=0)*([.H164]=0)" office:value-type="float" office:value="0">
            <text:p>0</text:p>
          </table:table-cell>
          <table:table-cell table:formula="of:=IF([.D164]*[.G164];[.$M$4]) + IF([.E164]*[.G164];[.$M$5]) + IF([.F164]*[.G164];[.$M$6]) + IF([.D164]*[.H164];[.$N$4]) + IF([.E164]*[.H164];[.$N$5]) + IF([.F164]*[.H164];[.$N$6]) + IF([.D164]*[.I164];[.$O$4]) + IF([.E164]*[.I164];[.$O$5]) + IF([.F164]*[.I164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62">
            <text:p>162</text:p>
          </table:table-cell>
          <table:table-cell table:formula="of:=RAND()" office:value-type="float" office:value="0.851715087890625">
            <text:p>0,8517150879</text:p>
          </table:table-cell>
          <table:table-cell table:formula="of:=RAND()" office:value-type="float" office:value="0.707427978515625">
            <text:p>0,7074279785</text:p>
          </table:table-cell>
          <table:table-cell table:formula="of:=1*([.$B165]&lt;[.$D$2])" office:value-type="float" office:value="0">
            <text:p>0</text:p>
          </table:table-cell>
          <table:table-cell table:formula="of:=([.D165]=0)*([.$B165]&lt;([.$D$2]+[.$E$2]))" office:value-type="float" office:value="0">
            <text:p>0</text:p>
          </table:table-cell>
          <table:table-cell table:formula="of:=([.D165]=0)*([.E165]=0)" office:value-type="float" office:value="1">
            <text:p>1</text:p>
          </table:table-cell>
          <table:table-cell table:formula="of:=1*([.$C165]&lt;[.$G$2])" office:value-type="float" office:value="0">
            <text:p>0</text:p>
          </table:table-cell>
          <table:table-cell table:formula="of:=([.G165]=0)*([.$C165]&lt;([.$G$2]+[.$H$2]))" office:value-type="float" office:value="0">
            <text:p>0</text:p>
          </table:table-cell>
          <table:table-cell table:formula="of:=([.G165]=0)*([.H165]=0)" office:value-type="float" office:value="1">
            <text:p>1</text:p>
          </table:table-cell>
          <table:table-cell table:formula="of:=IF([.D165]*[.G165];[.$M$4]) + IF([.E165]*[.G165];[.$M$5]) + IF([.F165]*[.G165];[.$M$6]) + IF([.D165]*[.H165];[.$N$4]) + IF([.E165]*[.H165];[.$N$5]) + IF([.F165]*[.H165];[.$N$6]) + IF([.D165]*[.I165];[.$O$4]) + IF([.E165]*[.I165];[.$O$5]) + IF([.F165]*[.I165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163">
            <text:p>163</text:p>
          </table:table-cell>
          <table:table-cell table:formula="of:=RAND()" office:value-type="float" office:value="0.190704345703125">
            <text:p>0,1907043457</text:p>
          </table:table-cell>
          <table:table-cell table:formula="of:=RAND()" office:value-type="float" office:value="0.2791748046875">
            <text:p>0,2791748047</text:p>
          </table:table-cell>
          <table:table-cell table:formula="of:=1*([.$B166]&lt;[.$D$2])" office:value-type="float" office:value="1">
            <text:p>1</text:p>
          </table:table-cell>
          <table:table-cell table:formula="of:=([.D166]=0)*([.$B166]&lt;([.$D$2]+[.$E$2]))" office:value-type="float" office:value="0">
            <text:p>0</text:p>
          </table:table-cell>
          <table:table-cell table:formula="of:=([.D166]=0)*([.E166]=0)" office:value-type="float" office:value="0">
            <text:p>0</text:p>
          </table:table-cell>
          <table:table-cell table:formula="of:=1*([.$C166]&lt;[.$G$2])" office:value-type="float" office:value="0">
            <text:p>0</text:p>
          </table:table-cell>
          <table:table-cell table:formula="of:=([.G166]=0)*([.$C166]&lt;([.$G$2]+[.$H$2]))" office:value-type="float" office:value="1">
            <text:p>1</text:p>
          </table:table-cell>
          <table:table-cell table:formula="of:=([.G166]=0)*([.H166]=0)" office:value-type="float" office:value="0">
            <text:p>0</text:p>
          </table:table-cell>
          <table:table-cell table:formula="of:=IF([.D166]*[.G166];[.$M$4]) + IF([.E166]*[.G166];[.$M$5]) + IF([.F166]*[.G166];[.$M$6]) + IF([.D166]*[.H166];[.$N$4]) + IF([.E166]*[.H166];[.$N$5]) + IF([.F166]*[.H166];[.$N$6]) + IF([.D166]*[.I166];[.$O$4]) + IF([.E166]*[.I166];[.$O$5]) + IF([.F166]*[.I166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64">
            <text:p>164</text:p>
          </table:table-cell>
          <table:table-cell table:formula="of:=RAND()" office:value-type="float" office:value="0.666748046875">
            <text:p>0,6667480469</text:p>
          </table:table-cell>
          <table:table-cell table:formula="of:=RAND()" office:value-type="float" office:value="0.049530029296875">
            <text:p>0,0495300293</text:p>
          </table:table-cell>
          <table:table-cell table:formula="of:=1*([.$B167]&lt;[.$D$2])" office:value-type="float" office:value="0">
            <text:p>0</text:p>
          </table:table-cell>
          <table:table-cell table:formula="of:=([.D167]=0)*([.$B167]&lt;([.$D$2]+[.$E$2]))" office:value-type="float" office:value="0">
            <text:p>0</text:p>
          </table:table-cell>
          <table:table-cell table:formula="of:=([.D167]=0)*([.E167]=0)" office:value-type="float" office:value="1">
            <text:p>1</text:p>
          </table:table-cell>
          <table:table-cell table:formula="of:=1*([.$C167]&lt;[.$G$2])" office:value-type="float" office:value="0">
            <text:p>0</text:p>
          </table:table-cell>
          <table:table-cell table:formula="of:=([.G167]=0)*([.$C167]&lt;([.$G$2]+[.$H$2]))" office:value-type="float" office:value="1">
            <text:p>1</text:p>
          </table:table-cell>
          <table:table-cell table:formula="of:=([.G167]=0)*([.H167]=0)" office:value-type="float" office:value="0">
            <text:p>0</text:p>
          </table:table-cell>
          <table:table-cell table:formula="of:=IF([.D167]*[.G167];[.$M$4]) + IF([.E167]*[.G167];[.$M$5]) + IF([.F167]*[.G167];[.$M$6]) + IF([.D167]*[.H167];[.$N$4]) + IF([.E167]*[.H167];[.$N$5]) + IF([.F167]*[.H167];[.$N$6]) + IF([.D167]*[.I167];[.$O$4]) + IF([.E167]*[.I167];[.$O$5]) + IF([.F167]*[.I167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65">
            <text:p>165</text:p>
          </table:table-cell>
          <table:table-cell table:formula="of:=RAND()" office:value-type="float" office:value="0.153656005859375">
            <text:p>0,1536560059</text:p>
          </table:table-cell>
          <table:table-cell table:formula="of:=RAND()" office:value-type="float" office:value="0.811798095703125">
            <text:p>0,8117980957</text:p>
          </table:table-cell>
          <table:table-cell table:formula="of:=1*([.$B168]&lt;[.$D$2])" office:value-type="float" office:value="1">
            <text:p>1</text:p>
          </table:table-cell>
          <table:table-cell table:formula="of:=([.D168]=0)*([.$B168]&lt;([.$D$2]+[.$E$2]))" office:value-type="float" office:value="0">
            <text:p>0</text:p>
          </table:table-cell>
          <table:table-cell table:formula="of:=([.D168]=0)*([.E168]=0)" office:value-type="float" office:value="0">
            <text:p>0</text:p>
          </table:table-cell>
          <table:table-cell table:formula="of:=1*([.$C168]&lt;[.$G$2])" office:value-type="float" office:value="0">
            <text:p>0</text:p>
          </table:table-cell>
          <table:table-cell table:formula="of:=([.G168]=0)*([.$C168]&lt;([.$G$2]+[.$H$2]))" office:value-type="float" office:value="0">
            <text:p>0</text:p>
          </table:table-cell>
          <table:table-cell table:formula="of:=([.G168]=0)*([.H168]=0)" office:value-type="float" office:value="1">
            <text:p>1</text:p>
          </table:table-cell>
          <table:table-cell table:formula="of:=IF([.D168]*[.G168];[.$M$4]) + IF([.E168]*[.G168];[.$M$5]) + IF([.F168]*[.G168];[.$M$6]) + IF([.D168]*[.H168];[.$N$4]) + IF([.E168]*[.H168];[.$N$5]) + IF([.F168]*[.H168];[.$N$6]) + IF([.D168]*[.I168];[.$O$4]) + IF([.E168]*[.I168];[.$O$5]) + IF([.F168]*[.I168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66">
            <text:p>166</text:p>
          </table:table-cell>
          <table:table-cell table:formula="of:=RAND()" office:value-type="float" office:value="0.771270751953125">
            <text:p>0,771270752</text:p>
          </table:table-cell>
          <table:table-cell table:formula="of:=RAND()" office:value-type="float" office:value="0.995574951171875">
            <text:p>0,9955749512</text:p>
          </table:table-cell>
          <table:table-cell table:formula="of:=1*([.$B169]&lt;[.$D$2])" office:value-type="float" office:value="0">
            <text:p>0</text:p>
          </table:table-cell>
          <table:table-cell table:formula="of:=([.D169]=0)*([.$B169]&lt;([.$D$2]+[.$E$2]))" office:value-type="float" office:value="0">
            <text:p>0</text:p>
          </table:table-cell>
          <table:table-cell table:formula="of:=([.D169]=0)*([.E169]=0)" office:value-type="float" office:value="1">
            <text:p>1</text:p>
          </table:table-cell>
          <table:table-cell table:formula="of:=1*([.$C169]&lt;[.$G$2])" office:value-type="float" office:value="0">
            <text:p>0</text:p>
          </table:table-cell>
          <table:table-cell table:formula="of:=([.G169]=0)*([.$C169]&lt;([.$G$2]+[.$H$2]))" office:value-type="float" office:value="0">
            <text:p>0</text:p>
          </table:table-cell>
          <table:table-cell table:formula="of:=([.G169]=0)*([.H169]=0)" office:value-type="float" office:value="1">
            <text:p>1</text:p>
          </table:table-cell>
          <table:table-cell table:formula="of:=IF([.D169]*[.G169];[.$M$4]) + IF([.E169]*[.G169];[.$M$5]) + IF([.F169]*[.G169];[.$M$6]) + IF([.D169]*[.H169];[.$N$4]) + IF([.E169]*[.H169];[.$N$5]) + IF([.F169]*[.H169];[.$N$6]) + IF([.D169]*[.I169];[.$O$4]) + IF([.E169]*[.I169];[.$O$5]) + IF([.F169]*[.I169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167">
            <text:p>167</text:p>
          </table:table-cell>
          <table:table-cell table:formula="of:=RAND()" office:value-type="float" office:value="0.138092041015625">
            <text:p>0,138092041</text:p>
          </table:table-cell>
          <table:table-cell table:formula="of:=RAND()" office:value-type="float" office:value="0.3284912109375">
            <text:p>0,3284912109</text:p>
          </table:table-cell>
          <table:table-cell table:formula="of:=1*([.$B170]&lt;[.$D$2])" office:value-type="float" office:value="1">
            <text:p>1</text:p>
          </table:table-cell>
          <table:table-cell table:formula="of:=([.D170]=0)*([.$B170]&lt;([.$D$2]+[.$E$2]))" office:value-type="float" office:value="0">
            <text:p>0</text:p>
          </table:table-cell>
          <table:table-cell table:formula="of:=([.D170]=0)*([.E170]=0)" office:value-type="float" office:value="0">
            <text:p>0</text:p>
          </table:table-cell>
          <table:table-cell table:formula="of:=1*([.$C170]&lt;[.$G$2])" office:value-type="float" office:value="0">
            <text:p>0</text:p>
          </table:table-cell>
          <table:table-cell table:formula="of:=([.G170]=0)*([.$C170]&lt;([.$G$2]+[.$H$2]))" office:value-type="float" office:value="1">
            <text:p>1</text:p>
          </table:table-cell>
          <table:table-cell table:formula="of:=([.G170]=0)*([.H170]=0)" office:value-type="float" office:value="0">
            <text:p>0</text:p>
          </table:table-cell>
          <table:table-cell table:formula="of:=IF([.D170]*[.G170];[.$M$4]) + IF([.E170]*[.G170];[.$M$5]) + IF([.F170]*[.G170];[.$M$6]) + IF([.D170]*[.H170];[.$N$4]) + IF([.E170]*[.H170];[.$N$5]) + IF([.F170]*[.H170];[.$N$6]) + IF([.D170]*[.I170];[.$O$4]) + IF([.E170]*[.I170];[.$O$5]) + IF([.F170]*[.I170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68">
            <text:p>168</text:p>
          </table:table-cell>
          <table:table-cell table:formula="of:=RAND()" office:value-type="float" office:value="0.9365234375">
            <text:p>0,9365234375</text:p>
          </table:table-cell>
          <table:table-cell table:formula="of:=RAND()" office:value-type="float" office:value="0.362823486328125">
            <text:p>0,3628234863</text:p>
          </table:table-cell>
          <table:table-cell table:formula="of:=1*([.$B171]&lt;[.$D$2])" office:value-type="float" office:value="0">
            <text:p>0</text:p>
          </table:table-cell>
          <table:table-cell table:formula="of:=([.D171]=0)*([.$B171]&lt;([.$D$2]+[.$E$2]))" office:value-type="float" office:value="0">
            <text:p>0</text:p>
          </table:table-cell>
          <table:table-cell table:formula="of:=([.D171]=0)*([.E171]=0)" office:value-type="float" office:value="1">
            <text:p>1</text:p>
          </table:table-cell>
          <table:table-cell table:formula="of:=1*([.$C171]&lt;[.$G$2])" office:value-type="float" office:value="0">
            <text:p>0</text:p>
          </table:table-cell>
          <table:table-cell table:formula="of:=([.G171]=0)*([.$C171]&lt;([.$G$2]+[.$H$2]))" office:value-type="float" office:value="1">
            <text:p>1</text:p>
          </table:table-cell>
          <table:table-cell table:formula="of:=([.G171]=0)*([.H171]=0)" office:value-type="float" office:value="0">
            <text:p>0</text:p>
          </table:table-cell>
          <table:table-cell table:formula="of:=IF([.D171]*[.G171];[.$M$4]) + IF([.E171]*[.G171];[.$M$5]) + IF([.F171]*[.G171];[.$M$6]) + IF([.D171]*[.H171];[.$N$4]) + IF([.E171]*[.H171];[.$N$5]) + IF([.F171]*[.H171];[.$N$6]) + IF([.D171]*[.I171];[.$O$4]) + IF([.E171]*[.I171];[.$O$5]) + IF([.F171]*[.I171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69">
            <text:p>169</text:p>
          </table:table-cell>
          <table:table-cell table:formula="of:=RAND()" office:value-type="float" office:value="0.601287841796875">
            <text:p>0,6012878418</text:p>
          </table:table-cell>
          <table:table-cell table:formula="of:=RAND()" office:value-type="float" office:value="0.34619140625">
            <text:p>0,3461914063</text:p>
          </table:table-cell>
          <table:table-cell table:formula="of:=1*([.$B172]&lt;[.$D$2])" office:value-type="float" office:value="1">
            <text:p>1</text:p>
          </table:table-cell>
          <table:table-cell table:formula="of:=([.D172]=0)*([.$B172]&lt;([.$D$2]+[.$E$2]))" office:value-type="float" office:value="0">
            <text:p>0</text:p>
          </table:table-cell>
          <table:table-cell table:formula="of:=([.D172]=0)*([.E172]=0)" office:value-type="float" office:value="0">
            <text:p>0</text:p>
          </table:table-cell>
          <table:table-cell table:formula="of:=1*([.$C172]&lt;[.$G$2])" office:value-type="float" office:value="0">
            <text:p>0</text:p>
          </table:table-cell>
          <table:table-cell table:formula="of:=([.G172]=0)*([.$C172]&lt;([.$G$2]+[.$H$2]))" office:value-type="float" office:value="1">
            <text:p>1</text:p>
          </table:table-cell>
          <table:table-cell table:formula="of:=([.G172]=0)*([.H172]=0)" office:value-type="float" office:value="0">
            <text:p>0</text:p>
          </table:table-cell>
          <table:table-cell table:formula="of:=IF([.D172]*[.G172];[.$M$4]) + IF([.E172]*[.G172];[.$M$5]) + IF([.F172]*[.G172];[.$M$6]) + IF([.D172]*[.H172];[.$N$4]) + IF([.E172]*[.H172];[.$N$5]) + IF([.F172]*[.H172];[.$N$6]) + IF([.D172]*[.I172];[.$O$4]) + IF([.E172]*[.I172];[.$O$5]) + IF([.F172]*[.I172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70">
            <text:p>170</text:p>
          </table:table-cell>
          <table:table-cell table:formula="of:=RAND()" office:value-type="float" office:value="0.927642822265625">
            <text:p>0,9276428223</text:p>
          </table:table-cell>
          <table:table-cell table:formula="of:=RAND()" office:value-type="float" office:value="0.25445556640625">
            <text:p>0,2544555664</text:p>
          </table:table-cell>
          <table:table-cell table:formula="of:=1*([.$B173]&lt;[.$D$2])" office:value-type="float" office:value="0">
            <text:p>0</text:p>
          </table:table-cell>
          <table:table-cell table:formula="of:=([.D173]=0)*([.$B173]&lt;([.$D$2]+[.$E$2]))" office:value-type="float" office:value="0">
            <text:p>0</text:p>
          </table:table-cell>
          <table:table-cell table:formula="of:=([.D173]=0)*([.E173]=0)" office:value-type="float" office:value="1">
            <text:p>1</text:p>
          </table:table-cell>
          <table:table-cell table:formula="of:=1*([.$C173]&lt;[.$G$2])" office:value-type="float" office:value="0">
            <text:p>0</text:p>
          </table:table-cell>
          <table:table-cell table:formula="of:=([.G173]=0)*([.$C173]&lt;([.$G$2]+[.$H$2]))" office:value-type="float" office:value="1">
            <text:p>1</text:p>
          </table:table-cell>
          <table:table-cell table:formula="of:=([.G173]=0)*([.H173]=0)" office:value-type="float" office:value="0">
            <text:p>0</text:p>
          </table:table-cell>
          <table:table-cell table:formula="of:=IF([.D173]*[.G173];[.$M$4]) + IF([.E173]*[.G173];[.$M$5]) + IF([.F173]*[.G173];[.$M$6]) + IF([.D173]*[.H173];[.$N$4]) + IF([.E173]*[.H173];[.$N$5]) + IF([.F173]*[.H173];[.$N$6]) + IF([.D173]*[.I173];[.$O$4]) + IF([.E173]*[.I173];[.$O$5]) + IF([.F173]*[.I173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71">
            <text:p>171</text:p>
          </table:table-cell>
          <table:table-cell table:formula="of:=RAND()" office:value-type="float" office:value="0.27435302734375">
            <text:p>0,2743530273</text:p>
          </table:table-cell>
          <table:table-cell table:formula="of:=RAND()" office:value-type="float" office:value="0.845306396484375">
            <text:p>0,8453063965</text:p>
          </table:table-cell>
          <table:table-cell table:formula="of:=1*([.$B174]&lt;[.$D$2])" office:value-type="float" office:value="1">
            <text:p>1</text:p>
          </table:table-cell>
          <table:table-cell table:formula="of:=([.D174]=0)*([.$B174]&lt;([.$D$2]+[.$E$2]))" office:value-type="float" office:value="0">
            <text:p>0</text:p>
          </table:table-cell>
          <table:table-cell table:formula="of:=([.D174]=0)*([.E174]=0)" office:value-type="float" office:value="0">
            <text:p>0</text:p>
          </table:table-cell>
          <table:table-cell table:formula="of:=1*([.$C174]&lt;[.$G$2])" office:value-type="float" office:value="0">
            <text:p>0</text:p>
          </table:table-cell>
          <table:table-cell table:formula="of:=([.G174]=0)*([.$C174]&lt;([.$G$2]+[.$H$2]))" office:value-type="float" office:value="0">
            <text:p>0</text:p>
          </table:table-cell>
          <table:table-cell table:formula="of:=([.G174]=0)*([.H174]=0)" office:value-type="float" office:value="1">
            <text:p>1</text:p>
          </table:table-cell>
          <table:table-cell table:formula="of:=IF([.D174]*[.G174];[.$M$4]) + IF([.E174]*[.G174];[.$M$5]) + IF([.F174]*[.G174];[.$M$6]) + IF([.D174]*[.H174];[.$N$4]) + IF([.E174]*[.H174];[.$N$5]) + IF([.F174]*[.H174];[.$N$6]) + IF([.D174]*[.I174];[.$O$4]) + IF([.E174]*[.I174];[.$O$5]) + IF([.F174]*[.I17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72">
            <text:p>172</text:p>
          </table:table-cell>
          <table:table-cell table:formula="of:=RAND()" office:value-type="float" office:value="0.92718505859375">
            <text:p>0,9271850586</text:p>
          </table:table-cell>
          <table:table-cell table:formula="of:=RAND()" office:value-type="float" office:value="0.9600830078125">
            <text:p>0,9600830078</text:p>
          </table:table-cell>
          <table:table-cell table:formula="of:=1*([.$B175]&lt;[.$D$2])" office:value-type="float" office:value="0">
            <text:p>0</text:p>
          </table:table-cell>
          <table:table-cell table:formula="of:=([.D175]=0)*([.$B175]&lt;([.$D$2]+[.$E$2]))" office:value-type="float" office:value="0">
            <text:p>0</text:p>
          </table:table-cell>
          <table:table-cell table:formula="of:=([.D175]=0)*([.E175]=0)" office:value-type="float" office:value="1">
            <text:p>1</text:p>
          </table:table-cell>
          <table:table-cell table:formula="of:=1*([.$C175]&lt;[.$G$2])" office:value-type="float" office:value="0">
            <text:p>0</text:p>
          </table:table-cell>
          <table:table-cell table:formula="of:=([.G175]=0)*([.$C175]&lt;([.$G$2]+[.$H$2]))" office:value-type="float" office:value="0">
            <text:p>0</text:p>
          </table:table-cell>
          <table:table-cell table:formula="of:=([.G175]=0)*([.H175]=0)" office:value-type="float" office:value="1">
            <text:p>1</text:p>
          </table:table-cell>
          <table:table-cell table:formula="of:=IF([.D175]*[.G175];[.$M$4]) + IF([.E175]*[.G175];[.$M$5]) + IF([.F175]*[.G175];[.$M$6]) + IF([.D175]*[.H175];[.$N$4]) + IF([.E175]*[.H175];[.$N$5]) + IF([.F175]*[.H175];[.$N$6]) + IF([.D175]*[.I175];[.$O$4]) + IF([.E175]*[.I175];[.$O$5]) + IF([.F175]*[.I175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173">
            <text:p>173</text:p>
          </table:table-cell>
          <table:table-cell table:formula="of:=RAND()" office:value-type="float" office:value="0.223419189453125">
            <text:p>0,2234191895</text:p>
          </table:table-cell>
          <table:table-cell table:formula="of:=RAND()" office:value-type="float" office:value="0.62432861328125">
            <text:p>0,6243286133</text:p>
          </table:table-cell>
          <table:table-cell table:formula="of:=1*([.$B176]&lt;[.$D$2])" office:value-type="float" office:value="1">
            <text:p>1</text:p>
          </table:table-cell>
          <table:table-cell table:formula="of:=([.D176]=0)*([.$B176]&lt;([.$D$2]+[.$E$2]))" office:value-type="float" office:value="0">
            <text:p>0</text:p>
          </table:table-cell>
          <table:table-cell table:formula="of:=([.D176]=0)*([.E176]=0)" office:value-type="float" office:value="0">
            <text:p>0</text:p>
          </table:table-cell>
          <table:table-cell table:formula="of:=1*([.$C176]&lt;[.$G$2])" office:value-type="float" office:value="0">
            <text:p>0</text:p>
          </table:table-cell>
          <table:table-cell table:formula="of:=([.G176]=0)*([.$C176]&lt;([.$G$2]+[.$H$2]))" office:value-type="float" office:value="0">
            <text:p>0</text:p>
          </table:table-cell>
          <table:table-cell table:formula="of:=([.G176]=0)*([.H176]=0)" office:value-type="float" office:value="1">
            <text:p>1</text:p>
          </table:table-cell>
          <table:table-cell table:formula="of:=IF([.D176]*[.G176];[.$M$4]) + IF([.E176]*[.G176];[.$M$5]) + IF([.F176]*[.G176];[.$M$6]) + IF([.D176]*[.H176];[.$N$4]) + IF([.E176]*[.H176];[.$N$5]) + IF([.F176]*[.H176];[.$N$6]) + IF([.D176]*[.I176];[.$O$4]) + IF([.E176]*[.I176];[.$O$5]) + IF([.F176]*[.I176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74">
            <text:p>174</text:p>
          </table:table-cell>
          <table:table-cell table:formula="of:=RAND()" office:value-type="float" office:value="0.335601806640625">
            <text:p>0,3356018066</text:p>
          </table:table-cell>
          <table:table-cell table:formula="of:=RAND()" office:value-type="float" office:value="0.39715576171875">
            <text:p>0,3971557617</text:p>
          </table:table-cell>
          <table:table-cell table:formula="of:=1*([.$B177]&lt;[.$D$2])" office:value-type="float" office:value="1">
            <text:p>1</text:p>
          </table:table-cell>
          <table:table-cell table:formula="of:=([.D177]=0)*([.$B177]&lt;([.$D$2]+[.$E$2]))" office:value-type="float" office:value="0">
            <text:p>0</text:p>
          </table:table-cell>
          <table:table-cell table:formula="of:=([.D177]=0)*([.E177]=0)" office:value-type="float" office:value="0">
            <text:p>0</text:p>
          </table:table-cell>
          <table:table-cell table:formula="of:=1*([.$C177]&lt;[.$G$2])" office:value-type="float" office:value="0">
            <text:p>0</text:p>
          </table:table-cell>
          <table:table-cell table:formula="of:=([.G177]=0)*([.$C177]&lt;([.$G$2]+[.$H$2]))" office:value-type="float" office:value="1">
            <text:p>1</text:p>
          </table:table-cell>
          <table:table-cell table:formula="of:=([.G177]=0)*([.H177]=0)" office:value-type="float" office:value="0">
            <text:p>0</text:p>
          </table:table-cell>
          <table:table-cell table:formula="of:=IF([.D177]*[.G177];[.$M$4]) + IF([.E177]*[.G177];[.$M$5]) + IF([.F177]*[.G177];[.$M$6]) + IF([.D177]*[.H177];[.$N$4]) + IF([.E177]*[.H177];[.$N$5]) + IF([.F177]*[.H177];[.$N$6]) + IF([.D177]*[.I177];[.$O$4]) + IF([.E177]*[.I177];[.$O$5]) + IF([.F177]*[.I177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75">
            <text:p>175</text:p>
          </table:table-cell>
          <table:table-cell table:formula="of:=RAND()" office:value-type="float" office:value="0.30322265625">
            <text:p>0,3032226563</text:p>
          </table:table-cell>
          <table:table-cell table:formula="of:=RAND()" office:value-type="float" office:value="0.523468017578125">
            <text:p>0,5234680176</text:p>
          </table:table-cell>
          <table:table-cell table:formula="of:=1*([.$B178]&lt;[.$D$2])" office:value-type="float" office:value="1">
            <text:p>1</text:p>
          </table:table-cell>
          <table:table-cell table:formula="of:=([.D178]=0)*([.$B178]&lt;([.$D$2]+[.$E$2]))" office:value-type="float" office:value="0">
            <text:p>0</text:p>
          </table:table-cell>
          <table:table-cell table:formula="of:=([.D178]=0)*([.E178]=0)" office:value-type="float" office:value="0">
            <text:p>0</text:p>
          </table:table-cell>
          <table:table-cell table:formula="of:=1*([.$C178]&lt;[.$G$2])" office:value-type="float" office:value="0">
            <text:p>0</text:p>
          </table:table-cell>
          <table:table-cell table:formula="of:=([.G178]=0)*([.$C178]&lt;([.$G$2]+[.$H$2]))" office:value-type="float" office:value="0">
            <text:p>0</text:p>
          </table:table-cell>
          <table:table-cell table:formula="of:=([.G178]=0)*([.H178]=0)" office:value-type="float" office:value="1">
            <text:p>1</text:p>
          </table:table-cell>
          <table:table-cell table:formula="of:=IF([.D178]*[.G178];[.$M$4]) + IF([.E178]*[.G178];[.$M$5]) + IF([.F178]*[.G178];[.$M$6]) + IF([.D178]*[.H178];[.$N$4]) + IF([.E178]*[.H178];[.$N$5]) + IF([.F178]*[.H178];[.$N$6]) + IF([.D178]*[.I178];[.$O$4]) + IF([.E178]*[.I178];[.$O$5]) + IF([.F178]*[.I178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76">
            <text:p>176</text:p>
          </table:table-cell>
          <table:table-cell table:formula="of:=RAND()" office:value-type="float" office:value="0.104766845703125">
            <text:p>0,1047668457</text:p>
          </table:table-cell>
          <table:table-cell table:formula="of:=RAND()" office:value-type="float" office:value="0.37481689453125">
            <text:p>0,3748168945</text:p>
          </table:table-cell>
          <table:table-cell table:formula="of:=1*([.$B179]&lt;[.$D$2])" office:value-type="float" office:value="1">
            <text:p>1</text:p>
          </table:table-cell>
          <table:table-cell table:formula="of:=([.D179]=0)*([.$B179]&lt;([.$D$2]+[.$E$2]))" office:value-type="float" office:value="0">
            <text:p>0</text:p>
          </table:table-cell>
          <table:table-cell table:formula="of:=([.D179]=0)*([.E179]=0)" office:value-type="float" office:value="0">
            <text:p>0</text:p>
          </table:table-cell>
          <table:table-cell table:formula="of:=1*([.$C179]&lt;[.$G$2])" office:value-type="float" office:value="0">
            <text:p>0</text:p>
          </table:table-cell>
          <table:table-cell table:formula="of:=([.G179]=0)*([.$C179]&lt;([.$G$2]+[.$H$2]))" office:value-type="float" office:value="1">
            <text:p>1</text:p>
          </table:table-cell>
          <table:table-cell table:formula="of:=([.G179]=0)*([.H179]=0)" office:value-type="float" office:value="0">
            <text:p>0</text:p>
          </table:table-cell>
          <table:table-cell table:formula="of:=IF([.D179]*[.G179];[.$M$4]) + IF([.E179]*[.G179];[.$M$5]) + IF([.F179]*[.G179];[.$M$6]) + IF([.D179]*[.H179];[.$N$4]) + IF([.E179]*[.H179];[.$N$5]) + IF([.F179]*[.H179];[.$N$6]) + IF([.D179]*[.I179];[.$O$4]) + IF([.E179]*[.I179];[.$O$5]) + IF([.F179]*[.I179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77">
            <text:p>177</text:p>
          </table:table-cell>
          <table:table-cell table:formula="of:=RAND()" office:value-type="float" office:value="0.40985107421875">
            <text:p>0,4098510742</text:p>
          </table:table-cell>
          <table:table-cell table:formula="of:=RAND()" office:value-type="float" office:value="0.048919677734375">
            <text:p>0,0489196777</text:p>
          </table:table-cell>
          <table:table-cell table:formula="of:=1*([.$B180]&lt;[.$D$2])" office:value-type="float" office:value="1">
            <text:p>1</text:p>
          </table:table-cell>
          <table:table-cell table:formula="of:=([.D180]=0)*([.$B180]&lt;([.$D$2]+[.$E$2]))" office:value-type="float" office:value="0">
            <text:p>0</text:p>
          </table:table-cell>
          <table:table-cell table:formula="of:=([.D180]=0)*([.E180]=0)" office:value-type="float" office:value="0">
            <text:p>0</text:p>
          </table:table-cell>
          <table:table-cell table:formula="of:=1*([.$C180]&lt;[.$G$2])" office:value-type="float" office:value="0">
            <text:p>0</text:p>
          </table:table-cell>
          <table:table-cell table:formula="of:=([.G180]=0)*([.$C180]&lt;([.$G$2]+[.$H$2]))" office:value-type="float" office:value="1">
            <text:p>1</text:p>
          </table:table-cell>
          <table:table-cell table:formula="of:=([.G180]=0)*([.H180]=0)" office:value-type="float" office:value="0">
            <text:p>0</text:p>
          </table:table-cell>
          <table:table-cell table:formula="of:=IF([.D180]*[.G180];[.$M$4]) + IF([.E180]*[.G180];[.$M$5]) + IF([.F180]*[.G180];[.$M$6]) + IF([.D180]*[.H180];[.$N$4]) + IF([.E180]*[.H180];[.$N$5]) + IF([.F180]*[.H180];[.$N$6]) + IF([.D180]*[.I180];[.$O$4]) + IF([.E180]*[.I180];[.$O$5]) + IF([.F180]*[.I180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78">
            <text:p>178</text:p>
          </table:table-cell>
          <table:table-cell table:formula="of:=RAND()" office:value-type="float" office:value="0.261077880859375">
            <text:p>0,2610778809</text:p>
          </table:table-cell>
          <table:table-cell table:formula="of:=RAND()" office:value-type="float" office:value="0.4613037109375">
            <text:p>0,4613037109</text:p>
          </table:table-cell>
          <table:table-cell table:formula="of:=1*([.$B181]&lt;[.$D$2])" office:value-type="float" office:value="1">
            <text:p>1</text:p>
          </table:table-cell>
          <table:table-cell table:formula="of:=([.D181]=0)*([.$B181]&lt;([.$D$2]+[.$E$2]))" office:value-type="float" office:value="0">
            <text:p>0</text:p>
          </table:table-cell>
          <table:table-cell table:formula="of:=([.D181]=0)*([.E181]=0)" office:value-type="float" office:value="0">
            <text:p>0</text:p>
          </table:table-cell>
          <table:table-cell table:formula="of:=1*([.$C181]&lt;[.$G$2])" office:value-type="float" office:value="0">
            <text:p>0</text:p>
          </table:table-cell>
          <table:table-cell table:formula="of:=([.G181]=0)*([.$C181]&lt;([.$G$2]+[.$H$2]))" office:value-type="float" office:value="1">
            <text:p>1</text:p>
          </table:table-cell>
          <table:table-cell table:formula="of:=([.G181]=0)*([.H181]=0)" office:value-type="float" office:value="0">
            <text:p>0</text:p>
          </table:table-cell>
          <table:table-cell table:formula="of:=IF([.D181]*[.G181];[.$M$4]) + IF([.E181]*[.G181];[.$M$5]) + IF([.F181]*[.G181];[.$M$6]) + IF([.D181]*[.H181];[.$N$4]) + IF([.E181]*[.H181];[.$N$5]) + IF([.F181]*[.H181];[.$N$6]) + IF([.D181]*[.I181];[.$O$4]) + IF([.E181]*[.I181];[.$O$5]) + IF([.F181]*[.I181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79">
            <text:p>179</text:p>
          </table:table-cell>
          <table:table-cell table:formula="of:=RAND()" office:value-type="float" office:value="0.438262939453125">
            <text:p>0,4382629395</text:p>
          </table:table-cell>
          <table:table-cell table:formula="of:=RAND()" office:value-type="float" office:value="0.428497314453125">
            <text:p>0,4284973145</text:p>
          </table:table-cell>
          <table:table-cell table:formula="of:=1*([.$B182]&lt;[.$D$2])" office:value-type="float" office:value="1">
            <text:p>1</text:p>
          </table:table-cell>
          <table:table-cell table:formula="of:=([.D182]=0)*([.$B182]&lt;([.$D$2]+[.$E$2]))" office:value-type="float" office:value="0">
            <text:p>0</text:p>
          </table:table-cell>
          <table:table-cell table:formula="of:=([.D182]=0)*([.E182]=0)" office:value-type="float" office:value="0">
            <text:p>0</text:p>
          </table:table-cell>
          <table:table-cell table:formula="of:=1*([.$C182]&lt;[.$G$2])" office:value-type="float" office:value="0">
            <text:p>0</text:p>
          </table:table-cell>
          <table:table-cell table:formula="of:=([.G182]=0)*([.$C182]&lt;([.$G$2]+[.$H$2]))" office:value-type="float" office:value="1">
            <text:p>1</text:p>
          </table:table-cell>
          <table:table-cell table:formula="of:=([.G182]=0)*([.H182]=0)" office:value-type="float" office:value="0">
            <text:p>0</text:p>
          </table:table-cell>
          <table:table-cell table:formula="of:=IF([.D182]*[.G182];[.$M$4]) + IF([.E182]*[.G182];[.$M$5]) + IF([.F182]*[.G182];[.$M$6]) + IF([.D182]*[.H182];[.$N$4]) + IF([.E182]*[.H182];[.$N$5]) + IF([.F182]*[.H182];[.$N$6]) + IF([.D182]*[.I182];[.$O$4]) + IF([.E182]*[.I182];[.$O$5]) + IF([.F182]*[.I182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80">
            <text:p>180</text:p>
          </table:table-cell>
          <table:table-cell table:formula="of:=RAND()" office:value-type="float" office:value="0.7742919921875">
            <text:p>0,7742919922</text:p>
          </table:table-cell>
          <table:table-cell table:formula="of:=RAND()" office:value-type="float" office:value="0.735809326171875">
            <text:p>0,7358093262</text:p>
          </table:table-cell>
          <table:table-cell table:formula="of:=1*([.$B183]&lt;[.$D$2])" office:value-type="float" office:value="0">
            <text:p>0</text:p>
          </table:table-cell>
          <table:table-cell table:formula="of:=([.D183]=0)*([.$B183]&lt;([.$D$2]+[.$E$2]))" office:value-type="float" office:value="0">
            <text:p>0</text:p>
          </table:table-cell>
          <table:table-cell table:formula="of:=([.D183]=0)*([.E183]=0)" office:value-type="float" office:value="1">
            <text:p>1</text:p>
          </table:table-cell>
          <table:table-cell table:formula="of:=1*([.$C183]&lt;[.$G$2])" office:value-type="float" office:value="0">
            <text:p>0</text:p>
          </table:table-cell>
          <table:table-cell table:formula="of:=([.G183]=0)*([.$C183]&lt;([.$G$2]+[.$H$2]))" office:value-type="float" office:value="0">
            <text:p>0</text:p>
          </table:table-cell>
          <table:table-cell table:formula="of:=([.G183]=0)*([.H183]=0)" office:value-type="float" office:value="1">
            <text:p>1</text:p>
          </table:table-cell>
          <table:table-cell table:formula="of:=IF([.D183]*[.G183];[.$M$4]) + IF([.E183]*[.G183];[.$M$5]) + IF([.F183]*[.G183];[.$M$6]) + IF([.D183]*[.H183];[.$N$4]) + IF([.E183]*[.H183];[.$N$5]) + IF([.F183]*[.H183];[.$N$6]) + IF([.D183]*[.I183];[.$O$4]) + IF([.E183]*[.I183];[.$O$5]) + IF([.F183]*[.I183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181">
            <text:p>181</text:p>
          </table:table-cell>
          <table:table-cell table:formula="of:=RAND()" office:value-type="float" office:value="0.351287841796875">
            <text:p>0,3512878418</text:p>
          </table:table-cell>
          <table:table-cell table:formula="of:=RAND()" office:value-type="float" office:value="0.63055419921875">
            <text:p>0,6305541992</text:p>
          </table:table-cell>
          <table:table-cell table:formula="of:=1*([.$B184]&lt;[.$D$2])" office:value-type="float" office:value="1">
            <text:p>1</text:p>
          </table:table-cell>
          <table:table-cell table:formula="of:=([.D184]=0)*([.$B184]&lt;([.$D$2]+[.$E$2]))" office:value-type="float" office:value="0">
            <text:p>0</text:p>
          </table:table-cell>
          <table:table-cell table:formula="of:=([.D184]=0)*([.E184]=0)" office:value-type="float" office:value="0">
            <text:p>0</text:p>
          </table:table-cell>
          <table:table-cell table:formula="of:=1*([.$C184]&lt;[.$G$2])" office:value-type="float" office:value="0">
            <text:p>0</text:p>
          </table:table-cell>
          <table:table-cell table:formula="of:=([.G184]=0)*([.$C184]&lt;([.$G$2]+[.$H$2]))" office:value-type="float" office:value="0">
            <text:p>0</text:p>
          </table:table-cell>
          <table:table-cell table:formula="of:=([.G184]=0)*([.H184]=0)" office:value-type="float" office:value="1">
            <text:p>1</text:p>
          </table:table-cell>
          <table:table-cell table:formula="of:=IF([.D184]*[.G184];[.$M$4]) + IF([.E184]*[.G184];[.$M$5]) + IF([.F184]*[.G184];[.$M$6]) + IF([.D184]*[.H184];[.$N$4]) + IF([.E184]*[.H184];[.$N$5]) + IF([.F184]*[.H184];[.$N$6]) + IF([.D184]*[.I184];[.$O$4]) + IF([.E184]*[.I184];[.$O$5]) + IF([.F184]*[.I18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82">
            <text:p>182</text:p>
          </table:table-cell>
          <table:table-cell table:formula="of:=RAND()" office:value-type="float" office:value="0.42816162109375">
            <text:p>0,4281616211</text:p>
          </table:table-cell>
          <table:table-cell table:formula="of:=RAND()" office:value-type="float" office:value="0.206817626953125">
            <text:p>0,206817627</text:p>
          </table:table-cell>
          <table:table-cell table:formula="of:=1*([.$B185]&lt;[.$D$2])" office:value-type="float" office:value="1">
            <text:p>1</text:p>
          </table:table-cell>
          <table:table-cell table:formula="of:=([.D185]=0)*([.$B185]&lt;([.$D$2]+[.$E$2]))" office:value-type="float" office:value="0">
            <text:p>0</text:p>
          </table:table-cell>
          <table:table-cell table:formula="of:=([.D185]=0)*([.E185]=0)" office:value-type="float" office:value="0">
            <text:p>0</text:p>
          </table:table-cell>
          <table:table-cell table:formula="of:=1*([.$C185]&lt;[.$G$2])" office:value-type="float" office:value="0">
            <text:p>0</text:p>
          </table:table-cell>
          <table:table-cell table:formula="of:=([.G185]=0)*([.$C185]&lt;([.$G$2]+[.$H$2]))" office:value-type="float" office:value="1">
            <text:p>1</text:p>
          </table:table-cell>
          <table:table-cell table:formula="of:=([.G185]=0)*([.H185]=0)" office:value-type="float" office:value="0">
            <text:p>0</text:p>
          </table:table-cell>
          <table:table-cell table:formula="of:=IF([.D185]*[.G185];[.$M$4]) + IF([.E185]*[.G185];[.$M$5]) + IF([.F185]*[.G185];[.$M$6]) + IF([.D185]*[.H185];[.$N$4]) + IF([.E185]*[.H185];[.$N$5]) + IF([.F185]*[.H185];[.$N$6]) + IF([.D185]*[.I185];[.$O$4]) + IF([.E185]*[.I185];[.$O$5]) + IF([.F185]*[.I18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83">
            <text:p>183</text:p>
          </table:table-cell>
          <table:table-cell table:formula="of:=RAND()" office:value-type="float" office:value="0.2662353515625">
            <text:p>0,2662353516</text:p>
          </table:table-cell>
          <table:table-cell table:formula="of:=RAND()" office:value-type="float" office:value="0.37652587890625">
            <text:p>0,3765258789</text:p>
          </table:table-cell>
          <table:table-cell table:formula="of:=1*([.$B186]&lt;[.$D$2])" office:value-type="float" office:value="1">
            <text:p>1</text:p>
          </table:table-cell>
          <table:table-cell table:formula="of:=([.D186]=0)*([.$B186]&lt;([.$D$2]+[.$E$2]))" office:value-type="float" office:value="0">
            <text:p>0</text:p>
          </table:table-cell>
          <table:table-cell table:formula="of:=([.D186]=0)*([.E186]=0)" office:value-type="float" office:value="0">
            <text:p>0</text:p>
          </table:table-cell>
          <table:table-cell table:formula="of:=1*([.$C186]&lt;[.$G$2])" office:value-type="float" office:value="0">
            <text:p>0</text:p>
          </table:table-cell>
          <table:table-cell table:formula="of:=([.G186]=0)*([.$C186]&lt;([.$G$2]+[.$H$2]))" office:value-type="float" office:value="1">
            <text:p>1</text:p>
          </table:table-cell>
          <table:table-cell table:formula="of:=([.G186]=0)*([.H186]=0)" office:value-type="float" office:value="0">
            <text:p>0</text:p>
          </table:table-cell>
          <table:table-cell table:formula="of:=IF([.D186]*[.G186];[.$M$4]) + IF([.E186]*[.G186];[.$M$5]) + IF([.F186]*[.G186];[.$M$6]) + IF([.D186]*[.H186];[.$N$4]) + IF([.E186]*[.H186];[.$N$5]) + IF([.F186]*[.H186];[.$N$6]) + IF([.D186]*[.I186];[.$O$4]) + IF([.E186]*[.I186];[.$O$5]) + IF([.F186]*[.I186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84">
            <text:p>184</text:p>
          </table:table-cell>
          <table:table-cell table:formula="of:=RAND()" office:value-type="float" office:value="0.849365234375">
            <text:p>0,8493652344</text:p>
          </table:table-cell>
          <table:table-cell table:formula="of:=RAND()" office:value-type="float" office:value="0.17730712890625">
            <text:p>0,1773071289</text:p>
          </table:table-cell>
          <table:table-cell table:formula="of:=1*([.$B187]&lt;[.$D$2])" office:value-type="float" office:value="0">
            <text:p>0</text:p>
          </table:table-cell>
          <table:table-cell table:formula="of:=([.D187]=0)*([.$B187]&lt;([.$D$2]+[.$E$2]))" office:value-type="float" office:value="0">
            <text:p>0</text:p>
          </table:table-cell>
          <table:table-cell table:formula="of:=([.D187]=0)*([.E187]=0)" office:value-type="float" office:value="1">
            <text:p>1</text:p>
          </table:table-cell>
          <table:table-cell table:formula="of:=1*([.$C187]&lt;[.$G$2])" office:value-type="float" office:value="0">
            <text:p>0</text:p>
          </table:table-cell>
          <table:table-cell table:formula="of:=([.G187]=0)*([.$C187]&lt;([.$G$2]+[.$H$2]))" office:value-type="float" office:value="1">
            <text:p>1</text:p>
          </table:table-cell>
          <table:table-cell table:formula="of:=([.G187]=0)*([.H187]=0)" office:value-type="float" office:value="0">
            <text:p>0</text:p>
          </table:table-cell>
          <table:table-cell table:formula="of:=IF([.D187]*[.G187];[.$M$4]) + IF([.E187]*[.G187];[.$M$5]) + IF([.F187]*[.G187];[.$M$6]) + IF([.D187]*[.H187];[.$N$4]) + IF([.E187]*[.H187];[.$N$5]) + IF([.F187]*[.H187];[.$N$6]) + IF([.D187]*[.I187];[.$O$4]) + IF([.E187]*[.I187];[.$O$5]) + IF([.F187]*[.I187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85">
            <text:p>185</text:p>
          </table:table-cell>
          <table:table-cell table:formula="of:=RAND()" office:value-type="float" office:value="0.965118408203125">
            <text:p>0,9651184082</text:p>
          </table:table-cell>
          <table:table-cell table:formula="of:=RAND()" office:value-type="float" office:value="0.6793212890625">
            <text:p>0,6793212891</text:p>
          </table:table-cell>
          <table:table-cell table:formula="of:=1*([.$B188]&lt;[.$D$2])" office:value-type="float" office:value="0">
            <text:p>0</text:p>
          </table:table-cell>
          <table:table-cell table:formula="of:=([.D188]=0)*([.$B188]&lt;([.$D$2]+[.$E$2]))" office:value-type="float" office:value="0">
            <text:p>0</text:p>
          </table:table-cell>
          <table:table-cell table:formula="of:=([.D188]=0)*([.E188]=0)" office:value-type="float" office:value="1">
            <text:p>1</text:p>
          </table:table-cell>
          <table:table-cell table:formula="of:=1*([.$C188]&lt;[.$G$2])" office:value-type="float" office:value="0">
            <text:p>0</text:p>
          </table:table-cell>
          <table:table-cell table:formula="of:=([.G188]=0)*([.$C188]&lt;([.$G$2]+[.$H$2]))" office:value-type="float" office:value="0">
            <text:p>0</text:p>
          </table:table-cell>
          <table:table-cell table:formula="of:=([.G188]=0)*([.H188]=0)" office:value-type="float" office:value="1">
            <text:p>1</text:p>
          </table:table-cell>
          <table:table-cell table:formula="of:=IF([.D188]*[.G188];[.$M$4]) + IF([.E188]*[.G188];[.$M$5]) + IF([.F188]*[.G188];[.$M$6]) + IF([.D188]*[.H188];[.$N$4]) + IF([.E188]*[.H188];[.$N$5]) + IF([.F188]*[.H188];[.$N$6]) + IF([.D188]*[.I188];[.$O$4]) + IF([.E188]*[.I188];[.$O$5]) + IF([.F188]*[.I188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186">
            <text:p>186</text:p>
          </table:table-cell>
          <table:table-cell table:formula="of:=RAND()" office:value-type="float" office:value="0.350982666015625">
            <text:p>0,350982666</text:p>
          </table:table-cell>
          <table:table-cell table:formula="of:=RAND()" office:value-type="float" office:value="0.338653564453125">
            <text:p>0,3386535645</text:p>
          </table:table-cell>
          <table:table-cell table:formula="of:=1*([.$B189]&lt;[.$D$2])" office:value-type="float" office:value="1">
            <text:p>1</text:p>
          </table:table-cell>
          <table:table-cell table:formula="of:=([.D189]=0)*([.$B189]&lt;([.$D$2]+[.$E$2]))" office:value-type="float" office:value="0">
            <text:p>0</text:p>
          </table:table-cell>
          <table:table-cell table:formula="of:=([.D189]=0)*([.E189]=0)" office:value-type="float" office:value="0">
            <text:p>0</text:p>
          </table:table-cell>
          <table:table-cell table:formula="of:=1*([.$C189]&lt;[.$G$2])" office:value-type="float" office:value="0">
            <text:p>0</text:p>
          </table:table-cell>
          <table:table-cell table:formula="of:=([.G189]=0)*([.$C189]&lt;([.$G$2]+[.$H$2]))" office:value-type="float" office:value="1">
            <text:p>1</text:p>
          </table:table-cell>
          <table:table-cell table:formula="of:=([.G189]=0)*([.H189]=0)" office:value-type="float" office:value="0">
            <text:p>0</text:p>
          </table:table-cell>
          <table:table-cell table:formula="of:=IF([.D189]*[.G189];[.$M$4]) + IF([.E189]*[.G189];[.$M$5]) + IF([.F189]*[.G189];[.$M$6]) + IF([.D189]*[.H189];[.$N$4]) + IF([.E189]*[.H189];[.$N$5]) + IF([.F189]*[.H189];[.$N$6]) + IF([.D189]*[.I189];[.$O$4]) + IF([.E189]*[.I189];[.$O$5]) + IF([.F189]*[.I189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87">
            <text:p>187</text:p>
          </table:table-cell>
          <table:table-cell table:formula="of:=RAND()" office:value-type="float" office:value="0.735321044921875">
            <text:p>0,7353210449</text:p>
          </table:table-cell>
          <table:table-cell table:formula="of:=RAND()" office:value-type="float" office:value="0.93817138671875">
            <text:p>0,9381713867</text:p>
          </table:table-cell>
          <table:table-cell table:formula="of:=1*([.$B190]&lt;[.$D$2])" office:value-type="float" office:value="0">
            <text:p>0</text:p>
          </table:table-cell>
          <table:table-cell table:formula="of:=([.D190]=0)*([.$B190]&lt;([.$D$2]+[.$E$2]))" office:value-type="float" office:value="0">
            <text:p>0</text:p>
          </table:table-cell>
          <table:table-cell table:formula="of:=([.D190]=0)*([.E190]=0)" office:value-type="float" office:value="1">
            <text:p>1</text:p>
          </table:table-cell>
          <table:table-cell table:formula="of:=1*([.$C190]&lt;[.$G$2])" office:value-type="float" office:value="0">
            <text:p>0</text:p>
          </table:table-cell>
          <table:table-cell table:formula="of:=([.G190]=0)*([.$C190]&lt;([.$G$2]+[.$H$2]))" office:value-type="float" office:value="0">
            <text:p>0</text:p>
          </table:table-cell>
          <table:table-cell table:formula="of:=([.G190]=0)*([.H190]=0)" office:value-type="float" office:value="1">
            <text:p>1</text:p>
          </table:table-cell>
          <table:table-cell table:formula="of:=IF([.D190]*[.G190];[.$M$4]) + IF([.E190]*[.G190];[.$M$5]) + IF([.F190]*[.G190];[.$M$6]) + IF([.D190]*[.H190];[.$N$4]) + IF([.E190]*[.H190];[.$N$5]) + IF([.F190]*[.H190];[.$N$6]) + IF([.D190]*[.I190];[.$O$4]) + IF([.E190]*[.I190];[.$O$5]) + IF([.F190]*[.I190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188">
            <text:p>188</text:p>
          </table:table-cell>
          <table:table-cell table:formula="of:=RAND()" office:value-type="float" office:value="0.746551513671875">
            <text:p>0,7465515137</text:p>
          </table:table-cell>
          <table:table-cell table:formula="of:=RAND()" office:value-type="float" office:value="0.874267578125">
            <text:p>0,8742675781</text:p>
          </table:table-cell>
          <table:table-cell table:formula="of:=1*([.$B191]&lt;[.$D$2])" office:value-type="float" office:value="0">
            <text:p>0</text:p>
          </table:table-cell>
          <table:table-cell table:formula="of:=([.D191]=0)*([.$B191]&lt;([.$D$2]+[.$E$2]))" office:value-type="float" office:value="0">
            <text:p>0</text:p>
          </table:table-cell>
          <table:table-cell table:formula="of:=([.D191]=0)*([.E191]=0)" office:value-type="float" office:value="1">
            <text:p>1</text:p>
          </table:table-cell>
          <table:table-cell table:formula="of:=1*([.$C191]&lt;[.$G$2])" office:value-type="float" office:value="0">
            <text:p>0</text:p>
          </table:table-cell>
          <table:table-cell table:formula="of:=([.G191]=0)*([.$C191]&lt;([.$G$2]+[.$H$2]))" office:value-type="float" office:value="0">
            <text:p>0</text:p>
          </table:table-cell>
          <table:table-cell table:formula="of:=([.G191]=0)*([.H191]=0)" office:value-type="float" office:value="1">
            <text:p>1</text:p>
          </table:table-cell>
          <table:table-cell table:formula="of:=IF([.D191]*[.G191];[.$M$4]) + IF([.E191]*[.G191];[.$M$5]) + IF([.F191]*[.G191];[.$M$6]) + IF([.D191]*[.H191];[.$N$4]) + IF([.E191]*[.H191];[.$N$5]) + IF([.F191]*[.H191];[.$N$6]) + IF([.D191]*[.I191];[.$O$4]) + IF([.E191]*[.I191];[.$O$5]) + IF([.F191]*[.I191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189">
            <text:p>189</text:p>
          </table:table-cell>
          <table:table-cell table:formula="of:=RAND()" office:value-type="float" office:value="0.9461669921875">
            <text:p>0,9461669922</text:p>
          </table:table-cell>
          <table:table-cell table:formula="of:=RAND()" office:value-type="float" office:value="0.1212158203125">
            <text:p>0,1212158203</text:p>
          </table:table-cell>
          <table:table-cell table:formula="of:=1*([.$B192]&lt;[.$D$2])" office:value-type="float" office:value="0">
            <text:p>0</text:p>
          </table:table-cell>
          <table:table-cell table:formula="of:=([.D192]=0)*([.$B192]&lt;([.$D$2]+[.$E$2]))" office:value-type="float" office:value="0">
            <text:p>0</text:p>
          </table:table-cell>
          <table:table-cell table:formula="of:=([.D192]=0)*([.E192]=0)" office:value-type="float" office:value="1">
            <text:p>1</text:p>
          </table:table-cell>
          <table:table-cell table:formula="of:=1*([.$C192]&lt;[.$G$2])" office:value-type="float" office:value="0">
            <text:p>0</text:p>
          </table:table-cell>
          <table:table-cell table:formula="of:=([.G192]=0)*([.$C192]&lt;([.$G$2]+[.$H$2]))" office:value-type="float" office:value="1">
            <text:p>1</text:p>
          </table:table-cell>
          <table:table-cell table:formula="of:=([.G192]=0)*([.H192]=0)" office:value-type="float" office:value="0">
            <text:p>0</text:p>
          </table:table-cell>
          <table:table-cell table:formula="of:=IF([.D192]*[.G192];[.$M$4]) + IF([.E192]*[.G192];[.$M$5]) + IF([.F192]*[.G192];[.$M$6]) + IF([.D192]*[.H192];[.$N$4]) + IF([.E192]*[.H192];[.$N$5]) + IF([.F192]*[.H192];[.$N$6]) + IF([.D192]*[.I192];[.$O$4]) + IF([.E192]*[.I192];[.$O$5]) + IF([.F192]*[.I192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90">
            <text:p>190</text:p>
          </table:table-cell>
          <table:table-cell table:formula="of:=RAND()" office:value-type="float" office:value="0.790985107421875">
            <text:p>0,7909851074</text:p>
          </table:table-cell>
          <table:table-cell table:formula="of:=RAND()" office:value-type="float" office:value="0.35430908203125">
            <text:p>0,354309082</text:p>
          </table:table-cell>
          <table:table-cell table:formula="of:=1*([.$B193]&lt;[.$D$2])" office:value-type="float" office:value="0">
            <text:p>0</text:p>
          </table:table-cell>
          <table:table-cell table:formula="of:=([.D193]=0)*([.$B193]&lt;([.$D$2]+[.$E$2]))" office:value-type="float" office:value="0">
            <text:p>0</text:p>
          </table:table-cell>
          <table:table-cell table:formula="of:=([.D193]=0)*([.E193]=0)" office:value-type="float" office:value="1">
            <text:p>1</text:p>
          </table:table-cell>
          <table:table-cell table:formula="of:=1*([.$C193]&lt;[.$G$2])" office:value-type="float" office:value="0">
            <text:p>0</text:p>
          </table:table-cell>
          <table:table-cell table:formula="of:=([.G193]=0)*([.$C193]&lt;([.$G$2]+[.$H$2]))" office:value-type="float" office:value="1">
            <text:p>1</text:p>
          </table:table-cell>
          <table:table-cell table:formula="of:=([.G193]=0)*([.H193]=0)" office:value-type="float" office:value="0">
            <text:p>0</text:p>
          </table:table-cell>
          <table:table-cell table:formula="of:=IF([.D193]*[.G193];[.$M$4]) + IF([.E193]*[.G193];[.$M$5]) + IF([.F193]*[.G193];[.$M$6]) + IF([.D193]*[.H193];[.$N$4]) + IF([.E193]*[.H193];[.$N$5]) + IF([.F193]*[.H193];[.$N$6]) + IF([.D193]*[.I193];[.$O$4]) + IF([.E193]*[.I193];[.$O$5]) + IF([.F193]*[.I193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91">
            <text:p>191</text:p>
          </table:table-cell>
          <table:table-cell table:formula="of:=RAND()" office:value-type="float" office:value="0.268463134765625">
            <text:p>0,2684631348</text:p>
          </table:table-cell>
          <table:table-cell table:formula="of:=RAND()" office:value-type="float" office:value="0.067535400390625">
            <text:p>0,0675354004</text:p>
          </table:table-cell>
          <table:table-cell table:formula="of:=1*([.$B194]&lt;[.$D$2])" office:value-type="float" office:value="1">
            <text:p>1</text:p>
          </table:table-cell>
          <table:table-cell table:formula="of:=([.D194]=0)*([.$B194]&lt;([.$D$2]+[.$E$2]))" office:value-type="float" office:value="0">
            <text:p>0</text:p>
          </table:table-cell>
          <table:table-cell table:formula="of:=([.D194]=0)*([.E194]=0)" office:value-type="float" office:value="0">
            <text:p>0</text:p>
          </table:table-cell>
          <table:table-cell table:formula="of:=1*([.$C194]&lt;[.$G$2])" office:value-type="float" office:value="0">
            <text:p>0</text:p>
          </table:table-cell>
          <table:table-cell table:formula="of:=([.G194]=0)*([.$C194]&lt;([.$G$2]+[.$H$2]))" office:value-type="float" office:value="1">
            <text:p>1</text:p>
          </table:table-cell>
          <table:table-cell table:formula="of:=([.G194]=0)*([.H194]=0)" office:value-type="float" office:value="0">
            <text:p>0</text:p>
          </table:table-cell>
          <table:table-cell table:formula="of:=IF([.D194]*[.G194];[.$M$4]) + IF([.E194]*[.G194];[.$M$5]) + IF([.F194]*[.G194];[.$M$6]) + IF([.D194]*[.H194];[.$N$4]) + IF([.E194]*[.H194];[.$N$5]) + IF([.F194]*[.H194];[.$N$6]) + IF([.D194]*[.I194];[.$O$4]) + IF([.E194]*[.I194];[.$O$5]) + IF([.F194]*[.I194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92">
            <text:p>192</text:p>
          </table:table-cell>
          <table:table-cell table:formula="of:=RAND()" office:value-type="float" office:value="0.405059814453125">
            <text:p>0,4050598145</text:p>
          </table:table-cell>
          <table:table-cell table:formula="of:=RAND()" office:value-type="float" office:value="0.702423095703125">
            <text:p>0,7024230957</text:p>
          </table:table-cell>
          <table:table-cell table:formula="of:=1*([.$B195]&lt;[.$D$2])" office:value-type="float" office:value="1">
            <text:p>1</text:p>
          </table:table-cell>
          <table:table-cell table:formula="of:=([.D195]=0)*([.$B195]&lt;([.$D$2]+[.$E$2]))" office:value-type="float" office:value="0">
            <text:p>0</text:p>
          </table:table-cell>
          <table:table-cell table:formula="of:=([.D195]=0)*([.E195]=0)" office:value-type="float" office:value="0">
            <text:p>0</text:p>
          </table:table-cell>
          <table:table-cell table:formula="of:=1*([.$C195]&lt;[.$G$2])" office:value-type="float" office:value="0">
            <text:p>0</text:p>
          </table:table-cell>
          <table:table-cell table:formula="of:=([.G195]=0)*([.$C195]&lt;([.$G$2]+[.$H$2]))" office:value-type="float" office:value="0">
            <text:p>0</text:p>
          </table:table-cell>
          <table:table-cell table:formula="of:=([.G195]=0)*([.H195]=0)" office:value-type="float" office:value="1">
            <text:p>1</text:p>
          </table:table-cell>
          <table:table-cell table:formula="of:=IF([.D195]*[.G195];[.$M$4]) + IF([.E195]*[.G195];[.$M$5]) + IF([.F195]*[.G195];[.$M$6]) + IF([.D195]*[.H195];[.$N$4]) + IF([.E195]*[.H195];[.$N$5]) + IF([.F195]*[.H195];[.$N$6]) + IF([.D195]*[.I195];[.$O$4]) + IF([.E195]*[.I195];[.$O$5]) + IF([.F195]*[.I19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93">
            <text:p>193</text:p>
          </table:table-cell>
          <table:table-cell table:formula="of:=RAND()" office:value-type="float" office:value="0.942535400390625">
            <text:p>0,9425354004</text:p>
          </table:table-cell>
          <table:table-cell table:formula="of:=RAND()" office:value-type="float" office:value="0.43939208984375">
            <text:p>0,4393920898</text:p>
          </table:table-cell>
          <table:table-cell table:formula="of:=1*([.$B196]&lt;[.$D$2])" office:value-type="float" office:value="0">
            <text:p>0</text:p>
          </table:table-cell>
          <table:table-cell table:formula="of:=([.D196]=0)*([.$B196]&lt;([.$D$2]+[.$E$2]))" office:value-type="float" office:value="0">
            <text:p>0</text:p>
          </table:table-cell>
          <table:table-cell table:formula="of:=([.D196]=0)*([.E196]=0)" office:value-type="float" office:value="1">
            <text:p>1</text:p>
          </table:table-cell>
          <table:table-cell table:formula="of:=1*([.$C196]&lt;[.$G$2])" office:value-type="float" office:value="0">
            <text:p>0</text:p>
          </table:table-cell>
          <table:table-cell table:formula="of:=([.G196]=0)*([.$C196]&lt;([.$G$2]+[.$H$2]))" office:value-type="float" office:value="1">
            <text:p>1</text:p>
          </table:table-cell>
          <table:table-cell table:formula="of:=([.G196]=0)*([.H196]=0)" office:value-type="float" office:value="0">
            <text:p>0</text:p>
          </table:table-cell>
          <table:table-cell table:formula="of:=IF([.D196]*[.G196];[.$M$4]) + IF([.E196]*[.G196];[.$M$5]) + IF([.F196]*[.G196];[.$M$6]) + IF([.D196]*[.H196];[.$N$4]) + IF([.E196]*[.H196];[.$N$5]) + IF([.F196]*[.H196];[.$N$6]) + IF([.D196]*[.I196];[.$O$4]) + IF([.E196]*[.I196];[.$O$5]) + IF([.F196]*[.I196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94">
            <text:p>194</text:p>
          </table:table-cell>
          <table:table-cell table:formula="of:=RAND()" office:value-type="float" office:value="0.33880615234375">
            <text:p>0,3388061523</text:p>
          </table:table-cell>
          <table:table-cell table:formula="of:=RAND()" office:value-type="float" office:value="0.0164794921875">
            <text:p>0,0164794922</text:p>
          </table:table-cell>
          <table:table-cell table:formula="of:=1*([.$B197]&lt;[.$D$2])" office:value-type="float" office:value="1">
            <text:p>1</text:p>
          </table:table-cell>
          <table:table-cell table:formula="of:=([.D197]=0)*([.$B197]&lt;([.$D$2]+[.$E$2]))" office:value-type="float" office:value="0">
            <text:p>0</text:p>
          </table:table-cell>
          <table:table-cell table:formula="of:=([.D197]=0)*([.E197]=0)" office:value-type="float" office:value="0">
            <text:p>0</text:p>
          </table:table-cell>
          <table:table-cell table:formula="of:=1*([.$C197]&lt;[.$G$2])" office:value-type="float" office:value="0">
            <text:p>0</text:p>
          </table:table-cell>
          <table:table-cell table:formula="of:=([.G197]=0)*([.$C197]&lt;([.$G$2]+[.$H$2]))" office:value-type="float" office:value="1">
            <text:p>1</text:p>
          </table:table-cell>
          <table:table-cell table:formula="of:=([.G197]=0)*([.H197]=0)" office:value-type="float" office:value="0">
            <text:p>0</text:p>
          </table:table-cell>
          <table:table-cell table:formula="of:=IF([.D197]*[.G197];[.$M$4]) + IF([.E197]*[.G197];[.$M$5]) + IF([.F197]*[.G197];[.$M$6]) + IF([.D197]*[.H197];[.$N$4]) + IF([.E197]*[.H197];[.$N$5]) + IF([.F197]*[.H197];[.$N$6]) + IF([.D197]*[.I197];[.$O$4]) + IF([.E197]*[.I197];[.$O$5]) + IF([.F197]*[.I197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95">
            <text:p>195</text:p>
          </table:table-cell>
          <table:table-cell table:formula="of:=RAND()" office:value-type="float" office:value="0.001617431640625">
            <text:p>0,0016174316</text:p>
          </table:table-cell>
          <table:table-cell table:formula="of:=RAND()" office:value-type="float" office:value="0.356048583984375">
            <text:p>0,356048584</text:p>
          </table:table-cell>
          <table:table-cell table:formula="of:=1*([.$B198]&lt;[.$D$2])" office:value-type="float" office:value="1">
            <text:p>1</text:p>
          </table:table-cell>
          <table:table-cell table:formula="of:=([.D198]=0)*([.$B198]&lt;([.$D$2]+[.$E$2]))" office:value-type="float" office:value="0">
            <text:p>0</text:p>
          </table:table-cell>
          <table:table-cell table:formula="of:=([.D198]=0)*([.E198]=0)" office:value-type="float" office:value="0">
            <text:p>0</text:p>
          </table:table-cell>
          <table:table-cell table:formula="of:=1*([.$C198]&lt;[.$G$2])" office:value-type="float" office:value="0">
            <text:p>0</text:p>
          </table:table-cell>
          <table:table-cell table:formula="of:=([.G198]=0)*([.$C198]&lt;([.$G$2]+[.$H$2]))" office:value-type="float" office:value="1">
            <text:p>1</text:p>
          </table:table-cell>
          <table:table-cell table:formula="of:=([.G198]=0)*([.H198]=0)" office:value-type="float" office:value="0">
            <text:p>0</text:p>
          </table:table-cell>
          <table:table-cell table:formula="of:=IF([.D198]*[.G198];[.$M$4]) + IF([.E198]*[.G198];[.$M$5]) + IF([.F198]*[.G198];[.$M$6]) + IF([.D198]*[.H198];[.$N$4]) + IF([.E198]*[.H198];[.$N$5]) + IF([.F198]*[.H198];[.$N$6]) + IF([.D198]*[.I198];[.$O$4]) + IF([.E198]*[.I198];[.$O$5]) + IF([.F198]*[.I19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96">
            <text:p>196</text:p>
          </table:table-cell>
          <table:table-cell table:formula="of:=RAND()" office:value-type="float" office:value="0.43121337890625">
            <text:p>0,4312133789</text:p>
          </table:table-cell>
          <table:table-cell table:formula="of:=RAND()" office:value-type="float" office:value="0.523468017578125">
            <text:p>0,5234680176</text:p>
          </table:table-cell>
          <table:table-cell table:formula="of:=1*([.$B199]&lt;[.$D$2])" office:value-type="float" office:value="1">
            <text:p>1</text:p>
          </table:table-cell>
          <table:table-cell table:formula="of:=([.D199]=0)*([.$B199]&lt;([.$D$2]+[.$E$2]))" office:value-type="float" office:value="0">
            <text:p>0</text:p>
          </table:table-cell>
          <table:table-cell table:formula="of:=([.D199]=0)*([.E199]=0)" office:value-type="float" office:value="0">
            <text:p>0</text:p>
          </table:table-cell>
          <table:table-cell table:formula="of:=1*([.$C199]&lt;[.$G$2])" office:value-type="float" office:value="0">
            <text:p>0</text:p>
          </table:table-cell>
          <table:table-cell table:formula="of:=([.G199]=0)*([.$C199]&lt;([.$G$2]+[.$H$2]))" office:value-type="float" office:value="0">
            <text:p>0</text:p>
          </table:table-cell>
          <table:table-cell table:formula="of:=([.G199]=0)*([.H199]=0)" office:value-type="float" office:value="1">
            <text:p>1</text:p>
          </table:table-cell>
          <table:table-cell table:formula="of:=IF([.D199]*[.G199];[.$M$4]) + IF([.E199]*[.G199];[.$M$5]) + IF([.F199]*[.G199];[.$M$6]) + IF([.D199]*[.H199];[.$N$4]) + IF([.E199]*[.H199];[.$N$5]) + IF([.F199]*[.H199];[.$N$6]) + IF([.D199]*[.I199];[.$O$4]) + IF([.E199]*[.I199];[.$O$5]) + IF([.F199]*[.I19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97">
            <text:p>197</text:p>
          </table:table-cell>
          <table:table-cell table:formula="of:=RAND()" office:value-type="float" office:value="0.856353759765625">
            <text:p>0,8563537598</text:p>
          </table:table-cell>
          <table:table-cell table:formula="of:=RAND()" office:value-type="float" office:value="0.240692138671875">
            <text:p>0,2406921387</text:p>
          </table:table-cell>
          <table:table-cell table:formula="of:=1*([.$B200]&lt;[.$D$2])" office:value-type="float" office:value="0">
            <text:p>0</text:p>
          </table:table-cell>
          <table:table-cell table:formula="of:=([.D200]=0)*([.$B200]&lt;([.$D$2]+[.$E$2]))" office:value-type="float" office:value="0">
            <text:p>0</text:p>
          </table:table-cell>
          <table:table-cell table:formula="of:=([.D200]=0)*([.E200]=0)" office:value-type="float" office:value="1">
            <text:p>1</text:p>
          </table:table-cell>
          <table:table-cell table:formula="of:=1*([.$C200]&lt;[.$G$2])" office:value-type="float" office:value="0">
            <text:p>0</text:p>
          </table:table-cell>
          <table:table-cell table:formula="of:=([.G200]=0)*([.$C200]&lt;([.$G$2]+[.$H$2]))" office:value-type="float" office:value="1">
            <text:p>1</text:p>
          </table:table-cell>
          <table:table-cell table:formula="of:=([.G200]=0)*([.H200]=0)" office:value-type="float" office:value="0">
            <text:p>0</text:p>
          </table:table-cell>
          <table:table-cell table:formula="of:=IF([.D200]*[.G200];[.$M$4]) + IF([.E200]*[.G200];[.$M$5]) + IF([.F200]*[.G200];[.$M$6]) + IF([.D200]*[.H200];[.$N$4]) + IF([.E200]*[.H200];[.$N$5]) + IF([.F200]*[.H200];[.$N$6]) + IF([.D200]*[.I200];[.$O$4]) + IF([.E200]*[.I200];[.$O$5]) + IF([.F200]*[.I200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98">
            <text:p>198</text:p>
          </table:table-cell>
          <table:table-cell table:formula="of:=RAND()" office:value-type="float" office:value="0.121337890625">
            <text:p>0,1213378906</text:p>
          </table:table-cell>
          <table:table-cell table:formula="of:=RAND()" office:value-type="float" office:value="0.450897216796875">
            <text:p>0,4508972168</text:p>
          </table:table-cell>
          <table:table-cell table:formula="of:=1*([.$B201]&lt;[.$D$2])" office:value-type="float" office:value="1">
            <text:p>1</text:p>
          </table:table-cell>
          <table:table-cell table:formula="of:=([.D201]=0)*([.$B201]&lt;([.$D$2]+[.$E$2]))" office:value-type="float" office:value="0">
            <text:p>0</text:p>
          </table:table-cell>
          <table:table-cell table:formula="of:=([.D201]=0)*([.E201]=0)" office:value-type="float" office:value="0">
            <text:p>0</text:p>
          </table:table-cell>
          <table:table-cell table:formula="of:=1*([.$C201]&lt;[.$G$2])" office:value-type="float" office:value="0">
            <text:p>0</text:p>
          </table:table-cell>
          <table:table-cell table:formula="of:=([.G201]=0)*([.$C201]&lt;([.$G$2]+[.$H$2]))" office:value-type="float" office:value="1">
            <text:p>1</text:p>
          </table:table-cell>
          <table:table-cell table:formula="of:=([.G201]=0)*([.H201]=0)" office:value-type="float" office:value="0">
            <text:p>0</text:p>
          </table:table-cell>
          <table:table-cell table:formula="of:=IF([.D201]*[.G201];[.$M$4]) + IF([.E201]*[.G201];[.$M$5]) + IF([.F201]*[.G201];[.$M$6]) + IF([.D201]*[.H201];[.$N$4]) + IF([.E201]*[.H201];[.$N$5]) + IF([.F201]*[.H201];[.$N$6]) + IF([.D201]*[.I201];[.$O$4]) + IF([.E201]*[.I201];[.$O$5]) + IF([.F201]*[.I201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199">
            <text:p>199</text:p>
          </table:table-cell>
          <table:table-cell table:formula="of:=RAND()" office:value-type="float" office:value="0.147003173828125">
            <text:p>0,1470031738</text:p>
          </table:table-cell>
          <table:table-cell table:formula="of:=RAND()" office:value-type="float" office:value="0.911285400390625">
            <text:p>0,9112854004</text:p>
          </table:table-cell>
          <table:table-cell table:formula="of:=1*([.$B202]&lt;[.$D$2])" office:value-type="float" office:value="1">
            <text:p>1</text:p>
          </table:table-cell>
          <table:table-cell table:formula="of:=([.D202]=0)*([.$B202]&lt;([.$D$2]+[.$E$2]))" office:value-type="float" office:value="0">
            <text:p>0</text:p>
          </table:table-cell>
          <table:table-cell table:formula="of:=([.D202]=0)*([.E202]=0)" office:value-type="float" office:value="0">
            <text:p>0</text:p>
          </table:table-cell>
          <table:table-cell table:formula="of:=1*([.$C202]&lt;[.$G$2])" office:value-type="float" office:value="0">
            <text:p>0</text:p>
          </table:table-cell>
          <table:table-cell table:formula="of:=([.G202]=0)*([.$C202]&lt;([.$G$2]+[.$H$2]))" office:value-type="float" office:value="0">
            <text:p>0</text:p>
          </table:table-cell>
          <table:table-cell table:formula="of:=([.G202]=0)*([.H202]=0)" office:value-type="float" office:value="1">
            <text:p>1</text:p>
          </table:table-cell>
          <table:table-cell table:formula="of:=IF([.D202]*[.G202];[.$M$4]) + IF([.E202]*[.G202];[.$M$5]) + IF([.F202]*[.G202];[.$M$6]) + IF([.D202]*[.H202];[.$N$4]) + IF([.E202]*[.H202];[.$N$5]) + IF([.F202]*[.H202];[.$N$6]) + IF([.D202]*[.I202];[.$O$4]) + IF([.E202]*[.I202];[.$O$5]) + IF([.F202]*[.I202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00">
            <text:p>200</text:p>
          </table:table-cell>
          <table:table-cell table:formula="of:=RAND()" office:value-type="float" office:value="0.36798095703125">
            <text:p>0,367980957</text:p>
          </table:table-cell>
          <table:table-cell table:formula="of:=RAND()" office:value-type="float" office:value="0.09521484375">
            <text:p>0,0952148438</text:p>
          </table:table-cell>
          <table:table-cell table:formula="of:=1*([.$B203]&lt;[.$D$2])" office:value-type="float" office:value="1">
            <text:p>1</text:p>
          </table:table-cell>
          <table:table-cell table:formula="of:=([.D203]=0)*([.$B203]&lt;([.$D$2]+[.$E$2]))" office:value-type="float" office:value="0">
            <text:p>0</text:p>
          </table:table-cell>
          <table:table-cell table:formula="of:=([.D203]=0)*([.E203]=0)" office:value-type="float" office:value="0">
            <text:p>0</text:p>
          </table:table-cell>
          <table:table-cell table:formula="of:=1*([.$C203]&lt;[.$G$2])" office:value-type="float" office:value="0">
            <text:p>0</text:p>
          </table:table-cell>
          <table:table-cell table:formula="of:=([.G203]=0)*([.$C203]&lt;([.$G$2]+[.$H$2]))" office:value-type="float" office:value="1">
            <text:p>1</text:p>
          </table:table-cell>
          <table:table-cell table:formula="of:=([.G203]=0)*([.H203]=0)" office:value-type="float" office:value="0">
            <text:p>0</text:p>
          </table:table-cell>
          <table:table-cell table:formula="of:=IF([.D203]*[.G203];[.$M$4]) + IF([.E203]*[.G203];[.$M$5]) + IF([.F203]*[.G203];[.$M$6]) + IF([.D203]*[.H203];[.$N$4]) + IF([.E203]*[.H203];[.$N$5]) + IF([.F203]*[.H203];[.$N$6]) + IF([.D203]*[.I203];[.$O$4]) + IF([.E203]*[.I203];[.$O$5]) + IF([.F203]*[.I203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01">
            <text:p>201</text:p>
          </table:table-cell>
          <table:table-cell table:formula="of:=RAND()" office:value-type="float" office:value="0.269500732421875">
            <text:p>0,2695007324</text:p>
          </table:table-cell>
          <table:table-cell table:formula="of:=RAND()" office:value-type="float" office:value="0.447021484375">
            <text:p>0,4470214844</text:p>
          </table:table-cell>
          <table:table-cell table:formula="of:=1*([.$B204]&lt;[.$D$2])" office:value-type="float" office:value="1">
            <text:p>1</text:p>
          </table:table-cell>
          <table:table-cell table:formula="of:=([.D204]=0)*([.$B204]&lt;([.$D$2]+[.$E$2]))" office:value-type="float" office:value="0">
            <text:p>0</text:p>
          </table:table-cell>
          <table:table-cell table:formula="of:=([.D204]=0)*([.E204]=0)" office:value-type="float" office:value="0">
            <text:p>0</text:p>
          </table:table-cell>
          <table:table-cell table:formula="of:=1*([.$C204]&lt;[.$G$2])" office:value-type="float" office:value="0">
            <text:p>0</text:p>
          </table:table-cell>
          <table:table-cell table:formula="of:=([.G204]=0)*([.$C204]&lt;([.$G$2]+[.$H$2]))" office:value-type="float" office:value="1">
            <text:p>1</text:p>
          </table:table-cell>
          <table:table-cell table:formula="of:=([.G204]=0)*([.H204]=0)" office:value-type="float" office:value="0">
            <text:p>0</text:p>
          </table:table-cell>
          <table:table-cell table:formula="of:=IF([.D204]*[.G204];[.$M$4]) + IF([.E204]*[.G204];[.$M$5]) + IF([.F204]*[.G204];[.$M$6]) + IF([.D204]*[.H204];[.$N$4]) + IF([.E204]*[.H204];[.$N$5]) + IF([.F204]*[.H204];[.$N$6]) + IF([.D204]*[.I204];[.$O$4]) + IF([.E204]*[.I204];[.$O$5]) + IF([.F204]*[.I204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02">
            <text:p>202</text:p>
          </table:table-cell>
          <table:table-cell table:formula="of:=RAND()" office:value-type="float" office:value="0.633697509765625">
            <text:p>0,6336975098</text:p>
          </table:table-cell>
          <table:table-cell table:formula="of:=RAND()" office:value-type="float" office:value="0.868804931640625">
            <text:p>0,8688049316</text:p>
          </table:table-cell>
          <table:table-cell table:formula="of:=1*([.$B205]&lt;[.$D$2])" office:value-type="float" office:value="1">
            <text:p>1</text:p>
          </table:table-cell>
          <table:table-cell table:formula="of:=([.D205]=0)*([.$B205]&lt;([.$D$2]+[.$E$2]))" office:value-type="float" office:value="0">
            <text:p>0</text:p>
          </table:table-cell>
          <table:table-cell table:formula="of:=([.D205]=0)*([.E205]=0)" office:value-type="float" office:value="0">
            <text:p>0</text:p>
          </table:table-cell>
          <table:table-cell table:formula="of:=1*([.$C205]&lt;[.$G$2])" office:value-type="float" office:value="0">
            <text:p>0</text:p>
          </table:table-cell>
          <table:table-cell table:formula="of:=([.G205]=0)*([.$C205]&lt;([.$G$2]+[.$H$2]))" office:value-type="float" office:value="0">
            <text:p>0</text:p>
          </table:table-cell>
          <table:table-cell table:formula="of:=([.G205]=0)*([.H205]=0)" office:value-type="float" office:value="1">
            <text:p>1</text:p>
          </table:table-cell>
          <table:table-cell table:formula="of:=IF([.D205]*[.G205];[.$M$4]) + IF([.E205]*[.G205];[.$M$5]) + IF([.F205]*[.G205];[.$M$6]) + IF([.D205]*[.H205];[.$N$4]) + IF([.E205]*[.H205];[.$N$5]) + IF([.F205]*[.H205];[.$N$6]) + IF([.D205]*[.I205];[.$O$4]) + IF([.E205]*[.I205];[.$O$5]) + IF([.F205]*[.I20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03">
            <text:p>203</text:p>
          </table:table-cell>
          <table:table-cell table:formula="of:=RAND()" office:value-type="float" office:value="0.4814453125">
            <text:p>0,4814453125</text:p>
          </table:table-cell>
          <table:table-cell table:formula="of:=RAND()" office:value-type="float" office:value="0.861083984375">
            <text:p>0,8610839844</text:p>
          </table:table-cell>
          <table:table-cell table:formula="of:=1*([.$B206]&lt;[.$D$2])" office:value-type="float" office:value="1">
            <text:p>1</text:p>
          </table:table-cell>
          <table:table-cell table:formula="of:=([.D206]=0)*([.$B206]&lt;([.$D$2]+[.$E$2]))" office:value-type="float" office:value="0">
            <text:p>0</text:p>
          </table:table-cell>
          <table:table-cell table:formula="of:=([.D206]=0)*([.E206]=0)" office:value-type="float" office:value="0">
            <text:p>0</text:p>
          </table:table-cell>
          <table:table-cell table:formula="of:=1*([.$C206]&lt;[.$G$2])" office:value-type="float" office:value="0">
            <text:p>0</text:p>
          </table:table-cell>
          <table:table-cell table:formula="of:=([.G206]=0)*([.$C206]&lt;([.$G$2]+[.$H$2]))" office:value-type="float" office:value="0">
            <text:p>0</text:p>
          </table:table-cell>
          <table:table-cell table:formula="of:=([.G206]=0)*([.H206]=0)" office:value-type="float" office:value="1">
            <text:p>1</text:p>
          </table:table-cell>
          <table:table-cell table:formula="of:=IF([.D206]*[.G206];[.$M$4]) + IF([.E206]*[.G206];[.$M$5]) + IF([.F206]*[.G206];[.$M$6]) + IF([.D206]*[.H206];[.$N$4]) + IF([.E206]*[.H206];[.$N$5]) + IF([.F206]*[.H206];[.$N$6]) + IF([.D206]*[.I206];[.$O$4]) + IF([.E206]*[.I206];[.$O$5]) + IF([.F206]*[.I206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04">
            <text:p>204</text:p>
          </table:table-cell>
          <table:table-cell table:formula="of:=RAND()" office:value-type="float" office:value="0.0894775390625">
            <text:p>0,0894775391</text:p>
          </table:table-cell>
          <table:table-cell table:formula="of:=RAND()" office:value-type="float" office:value="0.606781005859375">
            <text:p>0,6067810059</text:p>
          </table:table-cell>
          <table:table-cell table:formula="of:=1*([.$B207]&lt;[.$D$2])" office:value-type="float" office:value="1">
            <text:p>1</text:p>
          </table:table-cell>
          <table:table-cell table:formula="of:=([.D207]=0)*([.$B207]&lt;([.$D$2]+[.$E$2]))" office:value-type="float" office:value="0">
            <text:p>0</text:p>
          </table:table-cell>
          <table:table-cell table:formula="of:=([.D207]=0)*([.E207]=0)" office:value-type="float" office:value="0">
            <text:p>0</text:p>
          </table:table-cell>
          <table:table-cell table:formula="of:=1*([.$C207]&lt;[.$G$2])" office:value-type="float" office:value="0">
            <text:p>0</text:p>
          </table:table-cell>
          <table:table-cell table:formula="of:=([.G207]=0)*([.$C207]&lt;([.$G$2]+[.$H$2]))" office:value-type="float" office:value="0">
            <text:p>0</text:p>
          </table:table-cell>
          <table:table-cell table:formula="of:=([.G207]=0)*([.H207]=0)" office:value-type="float" office:value="1">
            <text:p>1</text:p>
          </table:table-cell>
          <table:table-cell table:formula="of:=IF([.D207]*[.G207];[.$M$4]) + IF([.E207]*[.G207];[.$M$5]) + IF([.F207]*[.G207];[.$M$6]) + IF([.D207]*[.H207];[.$N$4]) + IF([.E207]*[.H207];[.$N$5]) + IF([.F207]*[.H207];[.$N$6]) + IF([.D207]*[.I207];[.$O$4]) + IF([.E207]*[.I207];[.$O$5]) + IF([.F207]*[.I20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05">
            <text:p>205</text:p>
          </table:table-cell>
          <table:table-cell table:formula="of:=RAND()" office:value-type="float" office:value="0.99456787109375">
            <text:p>0,9945678711</text:p>
          </table:table-cell>
          <table:table-cell table:formula="of:=RAND()" office:value-type="float" office:value="0.11175537109375">
            <text:p>0,1117553711</text:p>
          </table:table-cell>
          <table:table-cell table:formula="of:=1*([.$B208]&lt;[.$D$2])" office:value-type="float" office:value="0">
            <text:p>0</text:p>
          </table:table-cell>
          <table:table-cell table:formula="of:=([.D208]=0)*([.$B208]&lt;([.$D$2]+[.$E$2]))" office:value-type="float" office:value="0">
            <text:p>0</text:p>
          </table:table-cell>
          <table:table-cell table:formula="of:=([.D208]=0)*([.E208]=0)" office:value-type="float" office:value="1">
            <text:p>1</text:p>
          </table:table-cell>
          <table:table-cell table:formula="of:=1*([.$C208]&lt;[.$G$2])" office:value-type="float" office:value="0">
            <text:p>0</text:p>
          </table:table-cell>
          <table:table-cell table:formula="of:=([.G208]=0)*([.$C208]&lt;([.$G$2]+[.$H$2]))" office:value-type="float" office:value="1">
            <text:p>1</text:p>
          </table:table-cell>
          <table:table-cell table:formula="of:=([.G208]=0)*([.H208]=0)" office:value-type="float" office:value="0">
            <text:p>0</text:p>
          </table:table-cell>
          <table:table-cell table:formula="of:=IF([.D208]*[.G208];[.$M$4]) + IF([.E208]*[.G208];[.$M$5]) + IF([.F208]*[.G208];[.$M$6]) + IF([.D208]*[.H208];[.$N$4]) + IF([.E208]*[.H208];[.$N$5]) + IF([.F208]*[.H208];[.$N$6]) + IF([.D208]*[.I208];[.$O$4]) + IF([.E208]*[.I208];[.$O$5]) + IF([.F208]*[.I208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06">
            <text:p>206</text:p>
          </table:table-cell>
          <table:table-cell table:formula="of:=RAND()" office:value-type="float" office:value="0.6964111328125">
            <text:p>0,6964111328</text:p>
          </table:table-cell>
          <table:table-cell table:formula="of:=RAND()" office:value-type="float" office:value="0.9146728515625">
            <text:p>0,9146728516</text:p>
          </table:table-cell>
          <table:table-cell table:formula="of:=1*([.$B209]&lt;[.$D$2])" office:value-type="float" office:value="0">
            <text:p>0</text:p>
          </table:table-cell>
          <table:table-cell table:formula="of:=([.D209]=0)*([.$B209]&lt;([.$D$2]+[.$E$2]))" office:value-type="float" office:value="0">
            <text:p>0</text:p>
          </table:table-cell>
          <table:table-cell table:formula="of:=([.D209]=0)*([.E209]=0)" office:value-type="float" office:value="1">
            <text:p>1</text:p>
          </table:table-cell>
          <table:table-cell table:formula="of:=1*([.$C209]&lt;[.$G$2])" office:value-type="float" office:value="0">
            <text:p>0</text:p>
          </table:table-cell>
          <table:table-cell table:formula="of:=([.G209]=0)*([.$C209]&lt;([.$G$2]+[.$H$2]))" office:value-type="float" office:value="0">
            <text:p>0</text:p>
          </table:table-cell>
          <table:table-cell table:formula="of:=([.G209]=0)*([.H209]=0)" office:value-type="float" office:value="1">
            <text:p>1</text:p>
          </table:table-cell>
          <table:table-cell table:formula="of:=IF([.D209]*[.G209];[.$M$4]) + IF([.E209]*[.G209];[.$M$5]) + IF([.F209]*[.G209];[.$M$6]) + IF([.D209]*[.H209];[.$N$4]) + IF([.E209]*[.H209];[.$N$5]) + IF([.F209]*[.H209];[.$N$6]) + IF([.D209]*[.I209];[.$O$4]) + IF([.E209]*[.I209];[.$O$5]) + IF([.F209]*[.I209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07">
            <text:p>207</text:p>
          </table:table-cell>
          <table:table-cell table:formula="of:=RAND()" office:value-type="float" office:value="0.959625244140625">
            <text:p>0,9596252441</text:p>
          </table:table-cell>
          <table:table-cell table:formula="of:=RAND()" office:value-type="float" office:value="0.482269287109375">
            <text:p>0,4822692871</text:p>
          </table:table-cell>
          <table:table-cell table:formula="of:=1*([.$B210]&lt;[.$D$2])" office:value-type="float" office:value="0">
            <text:p>0</text:p>
          </table:table-cell>
          <table:table-cell table:formula="of:=([.D210]=0)*([.$B210]&lt;([.$D$2]+[.$E$2]))" office:value-type="float" office:value="0">
            <text:p>0</text:p>
          </table:table-cell>
          <table:table-cell table:formula="of:=([.D210]=0)*([.E210]=0)" office:value-type="float" office:value="1">
            <text:p>1</text:p>
          </table:table-cell>
          <table:table-cell table:formula="of:=1*([.$C210]&lt;[.$G$2])" office:value-type="float" office:value="0">
            <text:p>0</text:p>
          </table:table-cell>
          <table:table-cell table:formula="of:=([.G210]=0)*([.$C210]&lt;([.$G$2]+[.$H$2]))" office:value-type="float" office:value="1">
            <text:p>1</text:p>
          </table:table-cell>
          <table:table-cell table:formula="of:=([.G210]=0)*([.H210]=0)" office:value-type="float" office:value="0">
            <text:p>0</text:p>
          </table:table-cell>
          <table:table-cell table:formula="of:=IF([.D210]*[.G210];[.$M$4]) + IF([.E210]*[.G210];[.$M$5]) + IF([.F210]*[.G210];[.$M$6]) + IF([.D210]*[.H210];[.$N$4]) + IF([.E210]*[.H210];[.$N$5]) + IF([.F210]*[.H210];[.$N$6]) + IF([.D210]*[.I210];[.$O$4]) + IF([.E210]*[.I210];[.$O$5]) + IF([.F210]*[.I210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08">
            <text:p>208</text:p>
          </table:table-cell>
          <table:table-cell table:formula="of:=RAND()" office:value-type="float" office:value="0.320556640625">
            <text:p>0,3205566406</text:p>
          </table:table-cell>
          <table:table-cell table:formula="of:=RAND()" office:value-type="float" office:value="0.838653564453125">
            <text:p>0,8386535645</text:p>
          </table:table-cell>
          <table:table-cell table:formula="of:=1*([.$B211]&lt;[.$D$2])" office:value-type="float" office:value="1">
            <text:p>1</text:p>
          </table:table-cell>
          <table:table-cell table:formula="of:=([.D211]=0)*([.$B211]&lt;([.$D$2]+[.$E$2]))" office:value-type="float" office:value="0">
            <text:p>0</text:p>
          </table:table-cell>
          <table:table-cell table:formula="of:=([.D211]=0)*([.E211]=0)" office:value-type="float" office:value="0">
            <text:p>0</text:p>
          </table:table-cell>
          <table:table-cell table:formula="of:=1*([.$C211]&lt;[.$G$2])" office:value-type="float" office:value="0">
            <text:p>0</text:p>
          </table:table-cell>
          <table:table-cell table:formula="of:=([.G211]=0)*([.$C211]&lt;([.$G$2]+[.$H$2]))" office:value-type="float" office:value="0">
            <text:p>0</text:p>
          </table:table-cell>
          <table:table-cell table:formula="of:=([.G211]=0)*([.H211]=0)" office:value-type="float" office:value="1">
            <text:p>1</text:p>
          </table:table-cell>
          <table:table-cell table:formula="of:=IF([.D211]*[.G211];[.$M$4]) + IF([.E211]*[.G211];[.$M$5]) + IF([.F211]*[.G211];[.$M$6]) + IF([.D211]*[.H211];[.$N$4]) + IF([.E211]*[.H211];[.$N$5]) + IF([.F211]*[.H211];[.$N$6]) + IF([.D211]*[.I211];[.$O$4]) + IF([.E211]*[.I211];[.$O$5]) + IF([.F211]*[.I21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09">
            <text:p>209</text:p>
          </table:table-cell>
          <table:table-cell table:formula="of:=RAND()" office:value-type="float" office:value="0.7503662109375">
            <text:p>0,7503662109</text:p>
          </table:table-cell>
          <table:table-cell table:formula="of:=RAND()" office:value-type="float" office:value="0.8612060546875">
            <text:p>0,8612060547</text:p>
          </table:table-cell>
          <table:table-cell table:formula="of:=1*([.$B212]&lt;[.$D$2])" office:value-type="float" office:value="0">
            <text:p>0</text:p>
          </table:table-cell>
          <table:table-cell table:formula="of:=([.D212]=0)*([.$B212]&lt;([.$D$2]+[.$E$2]))" office:value-type="float" office:value="0">
            <text:p>0</text:p>
          </table:table-cell>
          <table:table-cell table:formula="of:=([.D212]=0)*([.E212]=0)" office:value-type="float" office:value="1">
            <text:p>1</text:p>
          </table:table-cell>
          <table:table-cell table:formula="of:=1*([.$C212]&lt;[.$G$2])" office:value-type="float" office:value="0">
            <text:p>0</text:p>
          </table:table-cell>
          <table:table-cell table:formula="of:=([.G212]=0)*([.$C212]&lt;([.$G$2]+[.$H$2]))" office:value-type="float" office:value="0">
            <text:p>0</text:p>
          </table:table-cell>
          <table:table-cell table:formula="of:=([.G212]=0)*([.H212]=0)" office:value-type="float" office:value="1">
            <text:p>1</text:p>
          </table:table-cell>
          <table:table-cell table:formula="of:=IF([.D212]*[.G212];[.$M$4]) + IF([.E212]*[.G212];[.$M$5]) + IF([.F212]*[.G212];[.$M$6]) + IF([.D212]*[.H212];[.$N$4]) + IF([.E212]*[.H212];[.$N$5]) + IF([.F212]*[.H212];[.$N$6]) + IF([.D212]*[.I212];[.$O$4]) + IF([.E212]*[.I212];[.$O$5]) + IF([.F212]*[.I212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10">
            <text:p>210</text:p>
          </table:table-cell>
          <table:table-cell table:formula="of:=RAND()" office:value-type="float" office:value="0.53729248046875">
            <text:p>0,5372924805</text:p>
          </table:table-cell>
          <table:table-cell table:formula="of:=RAND()" office:value-type="float" office:value="0.63885498046875">
            <text:p>0,6388549805</text:p>
          </table:table-cell>
          <table:table-cell table:formula="of:=1*([.$B213]&lt;[.$D$2])" office:value-type="float" office:value="1">
            <text:p>1</text:p>
          </table:table-cell>
          <table:table-cell table:formula="of:=([.D213]=0)*([.$B213]&lt;([.$D$2]+[.$E$2]))" office:value-type="float" office:value="0">
            <text:p>0</text:p>
          </table:table-cell>
          <table:table-cell table:formula="of:=([.D213]=0)*([.E213]=0)" office:value-type="float" office:value="0">
            <text:p>0</text:p>
          </table:table-cell>
          <table:table-cell table:formula="of:=1*([.$C213]&lt;[.$G$2])" office:value-type="float" office:value="0">
            <text:p>0</text:p>
          </table:table-cell>
          <table:table-cell table:formula="of:=([.G213]=0)*([.$C213]&lt;([.$G$2]+[.$H$2]))" office:value-type="float" office:value="0">
            <text:p>0</text:p>
          </table:table-cell>
          <table:table-cell table:formula="of:=([.G213]=0)*([.H213]=0)" office:value-type="float" office:value="1">
            <text:p>1</text:p>
          </table:table-cell>
          <table:table-cell table:formula="of:=IF([.D213]*[.G213];[.$M$4]) + IF([.E213]*[.G213];[.$M$5]) + IF([.F213]*[.G213];[.$M$6]) + IF([.D213]*[.H213];[.$N$4]) + IF([.E213]*[.H213];[.$N$5]) + IF([.F213]*[.H213];[.$N$6]) + IF([.D213]*[.I213];[.$O$4]) + IF([.E213]*[.I213];[.$O$5]) + IF([.F213]*[.I213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11">
            <text:p>211</text:p>
          </table:table-cell>
          <table:table-cell table:formula="of:=RAND()" office:value-type="float" office:value="0.45233154296875">
            <text:p>0,452331543</text:p>
          </table:table-cell>
          <table:table-cell table:formula="of:=RAND()" office:value-type="float" office:value="0.95458984375">
            <text:p>0,9545898438</text:p>
          </table:table-cell>
          <table:table-cell table:formula="of:=1*([.$B214]&lt;[.$D$2])" office:value-type="float" office:value="1">
            <text:p>1</text:p>
          </table:table-cell>
          <table:table-cell table:formula="of:=([.D214]=0)*([.$B214]&lt;([.$D$2]+[.$E$2]))" office:value-type="float" office:value="0">
            <text:p>0</text:p>
          </table:table-cell>
          <table:table-cell table:formula="of:=([.D214]=0)*([.E214]=0)" office:value-type="float" office:value="0">
            <text:p>0</text:p>
          </table:table-cell>
          <table:table-cell table:formula="of:=1*([.$C214]&lt;[.$G$2])" office:value-type="float" office:value="0">
            <text:p>0</text:p>
          </table:table-cell>
          <table:table-cell table:formula="of:=([.G214]=0)*([.$C214]&lt;([.$G$2]+[.$H$2]))" office:value-type="float" office:value="0">
            <text:p>0</text:p>
          </table:table-cell>
          <table:table-cell table:formula="of:=([.G214]=0)*([.H214]=0)" office:value-type="float" office:value="1">
            <text:p>1</text:p>
          </table:table-cell>
          <table:table-cell table:formula="of:=IF([.D214]*[.G214];[.$M$4]) + IF([.E214]*[.G214];[.$M$5]) + IF([.F214]*[.G214];[.$M$6]) + IF([.D214]*[.H214];[.$N$4]) + IF([.E214]*[.H214];[.$N$5]) + IF([.F214]*[.H214];[.$N$6]) + IF([.D214]*[.I214];[.$O$4]) + IF([.E214]*[.I214];[.$O$5]) + IF([.F214]*[.I21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table:formula="of:=RAND()" office:value-type="float" office:value="0.281280517578125">
            <text:p>0,2812805176</text:p>
          </table:table-cell>
          <table:table-cell table:formula="of:=RAND()" office:value-type="float" office:value="0.94793701171875">
            <text:p>0,9479370117</text:p>
          </table:table-cell>
          <table:table-cell table:formula="of:=1*([.$B215]&lt;[.$D$2])" office:value-type="float" office:value="1">
            <text:p>1</text:p>
          </table:table-cell>
          <table:table-cell table:formula="of:=([.D215]=0)*([.$B215]&lt;([.$D$2]+[.$E$2]))" office:value-type="float" office:value="0">
            <text:p>0</text:p>
          </table:table-cell>
          <table:table-cell table:formula="of:=([.D215]=0)*([.E215]=0)" office:value-type="float" office:value="0">
            <text:p>0</text:p>
          </table:table-cell>
          <table:table-cell table:formula="of:=1*([.$C215]&lt;[.$G$2])" office:value-type="float" office:value="0">
            <text:p>0</text:p>
          </table:table-cell>
          <table:table-cell table:formula="of:=([.G215]=0)*([.$C215]&lt;([.$G$2]+[.$H$2]))" office:value-type="float" office:value="0">
            <text:p>0</text:p>
          </table:table-cell>
          <table:table-cell table:formula="of:=([.G215]=0)*([.H215]=0)" office:value-type="float" office:value="1">
            <text:p>1</text:p>
          </table:table-cell>
          <table:table-cell table:formula="of:=IF([.D215]*[.G215];[.$M$4]) + IF([.E215]*[.G215];[.$M$5]) + IF([.F215]*[.G215];[.$M$6]) + IF([.D215]*[.H215];[.$N$4]) + IF([.E215]*[.H215];[.$N$5]) + IF([.F215]*[.H215];[.$N$6]) + IF([.D215]*[.I215];[.$O$4]) + IF([.E215]*[.I215];[.$O$5]) + IF([.F215]*[.I21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13">
            <text:p>213</text:p>
          </table:table-cell>
          <table:table-cell table:formula="of:=RAND()" office:value-type="float" office:value="0.9630126953125">
            <text:p>0,9630126953</text:p>
          </table:table-cell>
          <table:table-cell table:formula="of:=RAND()" office:value-type="float" office:value="0.9608154296875">
            <text:p>0,9608154297</text:p>
          </table:table-cell>
          <table:table-cell table:formula="of:=1*([.$B216]&lt;[.$D$2])" office:value-type="float" office:value="0">
            <text:p>0</text:p>
          </table:table-cell>
          <table:table-cell table:formula="of:=([.D216]=0)*([.$B216]&lt;([.$D$2]+[.$E$2]))" office:value-type="float" office:value="0">
            <text:p>0</text:p>
          </table:table-cell>
          <table:table-cell table:formula="of:=([.D216]=0)*([.E216]=0)" office:value-type="float" office:value="1">
            <text:p>1</text:p>
          </table:table-cell>
          <table:table-cell table:formula="of:=1*([.$C216]&lt;[.$G$2])" office:value-type="float" office:value="0">
            <text:p>0</text:p>
          </table:table-cell>
          <table:table-cell table:formula="of:=([.G216]=0)*([.$C216]&lt;([.$G$2]+[.$H$2]))" office:value-type="float" office:value="0">
            <text:p>0</text:p>
          </table:table-cell>
          <table:table-cell table:formula="of:=([.G216]=0)*([.H216]=0)" office:value-type="float" office:value="1">
            <text:p>1</text:p>
          </table:table-cell>
          <table:table-cell table:formula="of:=IF([.D216]*[.G216];[.$M$4]) + IF([.E216]*[.G216];[.$M$5]) + IF([.F216]*[.G216];[.$M$6]) + IF([.D216]*[.H216];[.$N$4]) + IF([.E216]*[.H216];[.$N$5]) + IF([.F216]*[.H216];[.$N$6]) + IF([.D216]*[.I216];[.$O$4]) + IF([.E216]*[.I216];[.$O$5]) + IF([.F216]*[.I216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14">
            <text:p>214</text:p>
          </table:table-cell>
          <table:table-cell table:formula="of:=RAND()" office:value-type="float" office:value="0.99853515625">
            <text:p>0,9985351563</text:p>
          </table:table-cell>
          <table:table-cell table:formula="of:=RAND()" office:value-type="float" office:value="0.095245361328125">
            <text:p>0,0952453613</text:p>
          </table:table-cell>
          <table:table-cell table:formula="of:=1*([.$B217]&lt;[.$D$2])" office:value-type="float" office:value="0">
            <text:p>0</text:p>
          </table:table-cell>
          <table:table-cell table:formula="of:=([.D217]=0)*([.$B217]&lt;([.$D$2]+[.$E$2]))" office:value-type="float" office:value="0">
            <text:p>0</text:p>
          </table:table-cell>
          <table:table-cell table:formula="of:=([.D217]=0)*([.E217]=0)" office:value-type="float" office:value="1">
            <text:p>1</text:p>
          </table:table-cell>
          <table:table-cell table:formula="of:=1*([.$C217]&lt;[.$G$2])" office:value-type="float" office:value="0">
            <text:p>0</text:p>
          </table:table-cell>
          <table:table-cell table:formula="of:=([.G217]=0)*([.$C217]&lt;([.$G$2]+[.$H$2]))" office:value-type="float" office:value="1">
            <text:p>1</text:p>
          </table:table-cell>
          <table:table-cell table:formula="of:=([.G217]=0)*([.H217]=0)" office:value-type="float" office:value="0">
            <text:p>0</text:p>
          </table:table-cell>
          <table:table-cell table:formula="of:=IF([.D217]*[.G217];[.$M$4]) + IF([.E217]*[.G217];[.$M$5]) + IF([.F217]*[.G217];[.$M$6]) + IF([.D217]*[.H217];[.$N$4]) + IF([.E217]*[.H217];[.$N$5]) + IF([.F217]*[.H217];[.$N$6]) + IF([.D217]*[.I217];[.$O$4]) + IF([.E217]*[.I217];[.$O$5]) + IF([.F217]*[.I217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15">
            <text:p>215</text:p>
          </table:table-cell>
          <table:table-cell table:formula="of:=RAND()" office:value-type="float" office:value="0.609771728515625">
            <text:p>0,6097717285</text:p>
          </table:table-cell>
          <table:table-cell table:formula="of:=RAND()" office:value-type="float" office:value="0.739715576171875">
            <text:p>0,7397155762</text:p>
          </table:table-cell>
          <table:table-cell table:formula="of:=1*([.$B218]&lt;[.$D$2])" office:value-type="float" office:value="1">
            <text:p>1</text:p>
          </table:table-cell>
          <table:table-cell table:formula="of:=([.D218]=0)*([.$B218]&lt;([.$D$2]+[.$E$2]))" office:value-type="float" office:value="0">
            <text:p>0</text:p>
          </table:table-cell>
          <table:table-cell table:formula="of:=([.D218]=0)*([.E218]=0)" office:value-type="float" office:value="0">
            <text:p>0</text:p>
          </table:table-cell>
          <table:table-cell table:formula="of:=1*([.$C218]&lt;[.$G$2])" office:value-type="float" office:value="0">
            <text:p>0</text:p>
          </table:table-cell>
          <table:table-cell table:formula="of:=([.G218]=0)*([.$C218]&lt;([.$G$2]+[.$H$2]))" office:value-type="float" office:value="0">
            <text:p>0</text:p>
          </table:table-cell>
          <table:table-cell table:formula="of:=([.G218]=0)*([.H218]=0)" office:value-type="float" office:value="1">
            <text:p>1</text:p>
          </table:table-cell>
          <table:table-cell table:formula="of:=IF([.D218]*[.G218];[.$M$4]) + IF([.E218]*[.G218];[.$M$5]) + IF([.F218]*[.G218];[.$M$6]) + IF([.D218]*[.H218];[.$N$4]) + IF([.E218]*[.H218];[.$N$5]) + IF([.F218]*[.H218];[.$N$6]) + IF([.D218]*[.I218];[.$O$4]) + IF([.E218]*[.I218];[.$O$5]) + IF([.F218]*[.I218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16">
            <text:p>216</text:p>
          </table:table-cell>
          <table:table-cell table:formula="of:=RAND()" office:value-type="float" office:value="0.456512451171875">
            <text:p>0,4565124512</text:p>
          </table:table-cell>
          <table:table-cell table:formula="of:=RAND()" office:value-type="float" office:value="0.878509521484375">
            <text:p>0,8785095215</text:p>
          </table:table-cell>
          <table:table-cell table:formula="of:=1*([.$B219]&lt;[.$D$2])" office:value-type="float" office:value="1">
            <text:p>1</text:p>
          </table:table-cell>
          <table:table-cell table:formula="of:=([.D219]=0)*([.$B219]&lt;([.$D$2]+[.$E$2]))" office:value-type="float" office:value="0">
            <text:p>0</text:p>
          </table:table-cell>
          <table:table-cell table:formula="of:=([.D219]=0)*([.E219]=0)" office:value-type="float" office:value="0">
            <text:p>0</text:p>
          </table:table-cell>
          <table:table-cell table:formula="of:=1*([.$C219]&lt;[.$G$2])" office:value-type="float" office:value="0">
            <text:p>0</text:p>
          </table:table-cell>
          <table:table-cell table:formula="of:=([.G219]=0)*([.$C219]&lt;([.$G$2]+[.$H$2]))" office:value-type="float" office:value="0">
            <text:p>0</text:p>
          </table:table-cell>
          <table:table-cell table:formula="of:=([.G219]=0)*([.H219]=0)" office:value-type="float" office:value="1">
            <text:p>1</text:p>
          </table:table-cell>
          <table:table-cell table:formula="of:=IF([.D219]*[.G219];[.$M$4]) + IF([.E219]*[.G219];[.$M$5]) + IF([.F219]*[.G219];[.$M$6]) + IF([.D219]*[.H219];[.$N$4]) + IF([.E219]*[.H219];[.$N$5]) + IF([.F219]*[.H219];[.$N$6]) + IF([.D219]*[.I219];[.$O$4]) + IF([.E219]*[.I219];[.$O$5]) + IF([.F219]*[.I21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17">
            <text:p>217</text:p>
          </table:table-cell>
          <table:table-cell table:formula="of:=RAND()" office:value-type="float" office:value="0.691436767578125">
            <text:p>0,6914367676</text:p>
          </table:table-cell>
          <table:table-cell table:formula="of:=RAND()" office:value-type="float" office:value="0.00689697265625">
            <text:p>0,0068969727</text:p>
          </table:table-cell>
          <table:table-cell table:formula="of:=1*([.$B220]&lt;[.$D$2])" office:value-type="float" office:value="0">
            <text:p>0</text:p>
          </table:table-cell>
          <table:table-cell table:formula="of:=([.D220]=0)*([.$B220]&lt;([.$D$2]+[.$E$2]))" office:value-type="float" office:value="0">
            <text:p>0</text:p>
          </table:table-cell>
          <table:table-cell table:formula="of:=([.D220]=0)*([.E220]=0)" office:value-type="float" office:value="1">
            <text:p>1</text:p>
          </table:table-cell>
          <table:table-cell table:formula="of:=1*([.$C220]&lt;[.$G$2])" office:value-type="float" office:value="0">
            <text:p>0</text:p>
          </table:table-cell>
          <table:table-cell table:formula="of:=([.G220]=0)*([.$C220]&lt;([.$G$2]+[.$H$2]))" office:value-type="float" office:value="1">
            <text:p>1</text:p>
          </table:table-cell>
          <table:table-cell table:formula="of:=([.G220]=0)*([.H220]=0)" office:value-type="float" office:value="0">
            <text:p>0</text:p>
          </table:table-cell>
          <table:table-cell table:formula="of:=IF([.D220]*[.G220];[.$M$4]) + IF([.E220]*[.G220];[.$M$5]) + IF([.F220]*[.G220];[.$M$6]) + IF([.D220]*[.H220];[.$N$4]) + IF([.E220]*[.H220];[.$N$5]) + IF([.F220]*[.H220];[.$N$6]) + IF([.D220]*[.I220];[.$O$4]) + IF([.E220]*[.I220];[.$O$5]) + IF([.F220]*[.I220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18">
            <text:p>218</text:p>
          </table:table-cell>
          <table:table-cell table:formula="of:=RAND()" office:value-type="float" office:value="0.868804931640625">
            <text:p>0,8688049316</text:p>
          </table:table-cell>
          <table:table-cell table:formula="of:=RAND()" office:value-type="float" office:value="0.563934326171875">
            <text:p>0,5639343262</text:p>
          </table:table-cell>
          <table:table-cell table:formula="of:=1*([.$B221]&lt;[.$D$2])" office:value-type="float" office:value="0">
            <text:p>0</text:p>
          </table:table-cell>
          <table:table-cell table:formula="of:=([.D221]=0)*([.$B221]&lt;([.$D$2]+[.$E$2]))" office:value-type="float" office:value="0">
            <text:p>0</text:p>
          </table:table-cell>
          <table:table-cell table:formula="of:=([.D221]=0)*([.E221]=0)" office:value-type="float" office:value="1">
            <text:p>1</text:p>
          </table:table-cell>
          <table:table-cell table:formula="of:=1*([.$C221]&lt;[.$G$2])" office:value-type="float" office:value="0">
            <text:p>0</text:p>
          </table:table-cell>
          <table:table-cell table:formula="of:=([.G221]=0)*([.$C221]&lt;([.$G$2]+[.$H$2]))" office:value-type="float" office:value="0">
            <text:p>0</text:p>
          </table:table-cell>
          <table:table-cell table:formula="of:=([.G221]=0)*([.H221]=0)" office:value-type="float" office:value="1">
            <text:p>1</text:p>
          </table:table-cell>
          <table:table-cell table:formula="of:=IF([.D221]*[.G221];[.$M$4]) + IF([.E221]*[.G221];[.$M$5]) + IF([.F221]*[.G221];[.$M$6]) + IF([.D221]*[.H221];[.$N$4]) + IF([.E221]*[.H221];[.$N$5]) + IF([.F221]*[.H221];[.$N$6]) + IF([.D221]*[.I221];[.$O$4]) + IF([.E221]*[.I221];[.$O$5]) + IF([.F221]*[.I221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19">
            <text:p>219</text:p>
          </table:table-cell>
          <table:table-cell table:formula="of:=RAND()" office:value-type="float" office:value="0.84991455078125">
            <text:p>0,8499145508</text:p>
          </table:table-cell>
          <table:table-cell table:formula="of:=RAND()" office:value-type="float" office:value="0.585052490234375">
            <text:p>0,5850524902</text:p>
          </table:table-cell>
          <table:table-cell table:formula="of:=1*([.$B222]&lt;[.$D$2])" office:value-type="float" office:value="0">
            <text:p>0</text:p>
          </table:table-cell>
          <table:table-cell table:formula="of:=([.D222]=0)*([.$B222]&lt;([.$D$2]+[.$E$2]))" office:value-type="float" office:value="0">
            <text:p>0</text:p>
          </table:table-cell>
          <table:table-cell table:formula="of:=([.D222]=0)*([.E222]=0)" office:value-type="float" office:value="1">
            <text:p>1</text:p>
          </table:table-cell>
          <table:table-cell table:formula="of:=1*([.$C222]&lt;[.$G$2])" office:value-type="float" office:value="0">
            <text:p>0</text:p>
          </table:table-cell>
          <table:table-cell table:formula="of:=([.G222]=0)*([.$C222]&lt;([.$G$2]+[.$H$2]))" office:value-type="float" office:value="0">
            <text:p>0</text:p>
          </table:table-cell>
          <table:table-cell table:formula="of:=([.G222]=0)*([.H222]=0)" office:value-type="float" office:value="1">
            <text:p>1</text:p>
          </table:table-cell>
          <table:table-cell table:formula="of:=IF([.D222]*[.G222];[.$M$4]) + IF([.E222]*[.G222];[.$M$5]) + IF([.F222]*[.G222];[.$M$6]) + IF([.D222]*[.H222];[.$N$4]) + IF([.E222]*[.H222];[.$N$5]) + IF([.F222]*[.H222];[.$N$6]) + IF([.D222]*[.I222];[.$O$4]) + IF([.E222]*[.I222];[.$O$5]) + IF([.F222]*[.I222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20">
            <text:p>220</text:p>
          </table:table-cell>
          <table:table-cell table:formula="of:=RAND()" office:value-type="float" office:value="0.49041748046875">
            <text:p>0,4904174805</text:p>
          </table:table-cell>
          <table:table-cell table:formula="of:=RAND()" office:value-type="float" office:value="0.3961181640625">
            <text:p>0,3961181641</text:p>
          </table:table-cell>
          <table:table-cell table:formula="of:=1*([.$B223]&lt;[.$D$2])" office:value-type="float" office:value="1">
            <text:p>1</text:p>
          </table:table-cell>
          <table:table-cell table:formula="of:=([.D223]=0)*([.$B223]&lt;([.$D$2]+[.$E$2]))" office:value-type="float" office:value="0">
            <text:p>0</text:p>
          </table:table-cell>
          <table:table-cell table:formula="of:=([.D223]=0)*([.E223]=0)" office:value-type="float" office:value="0">
            <text:p>0</text:p>
          </table:table-cell>
          <table:table-cell table:formula="of:=1*([.$C223]&lt;[.$G$2])" office:value-type="float" office:value="0">
            <text:p>0</text:p>
          </table:table-cell>
          <table:table-cell table:formula="of:=([.G223]=0)*([.$C223]&lt;([.$G$2]+[.$H$2]))" office:value-type="float" office:value="1">
            <text:p>1</text:p>
          </table:table-cell>
          <table:table-cell table:formula="of:=([.G223]=0)*([.H223]=0)" office:value-type="float" office:value="0">
            <text:p>0</text:p>
          </table:table-cell>
          <table:table-cell table:formula="of:=IF([.D223]*[.G223];[.$M$4]) + IF([.E223]*[.G223];[.$M$5]) + IF([.F223]*[.G223];[.$M$6]) + IF([.D223]*[.H223];[.$N$4]) + IF([.E223]*[.H223];[.$N$5]) + IF([.F223]*[.H223];[.$N$6]) + IF([.D223]*[.I223];[.$O$4]) + IF([.E223]*[.I223];[.$O$5]) + IF([.F223]*[.I223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21">
            <text:p>221</text:p>
          </table:table-cell>
          <table:table-cell table:formula="of:=RAND()" office:value-type="float" office:value="0.6783447265625">
            <text:p>0,6783447266</text:p>
          </table:table-cell>
          <table:table-cell table:formula="of:=RAND()" office:value-type="float" office:value="0.24273681640625">
            <text:p>0,2427368164</text:p>
          </table:table-cell>
          <table:table-cell table:formula="of:=1*([.$B224]&lt;[.$D$2])" office:value-type="float" office:value="0">
            <text:p>0</text:p>
          </table:table-cell>
          <table:table-cell table:formula="of:=([.D224]=0)*([.$B224]&lt;([.$D$2]+[.$E$2]))" office:value-type="float" office:value="0">
            <text:p>0</text:p>
          </table:table-cell>
          <table:table-cell table:formula="of:=([.D224]=0)*([.E224]=0)" office:value-type="float" office:value="1">
            <text:p>1</text:p>
          </table:table-cell>
          <table:table-cell table:formula="of:=1*([.$C224]&lt;[.$G$2])" office:value-type="float" office:value="0">
            <text:p>0</text:p>
          </table:table-cell>
          <table:table-cell table:formula="of:=([.G224]=0)*([.$C224]&lt;([.$G$2]+[.$H$2]))" office:value-type="float" office:value="1">
            <text:p>1</text:p>
          </table:table-cell>
          <table:table-cell table:formula="of:=([.G224]=0)*([.H224]=0)" office:value-type="float" office:value="0">
            <text:p>0</text:p>
          </table:table-cell>
          <table:table-cell table:formula="of:=IF([.D224]*[.G224];[.$M$4]) + IF([.E224]*[.G224];[.$M$5]) + IF([.F224]*[.G224];[.$M$6]) + IF([.D224]*[.H224];[.$N$4]) + IF([.E224]*[.H224];[.$N$5]) + IF([.F224]*[.H224];[.$N$6]) + IF([.D224]*[.I224];[.$O$4]) + IF([.E224]*[.I224];[.$O$5]) + IF([.F224]*[.I224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22">
            <text:p>222</text:p>
          </table:table-cell>
          <table:table-cell table:formula="of:=RAND()" office:value-type="float" office:value="0.34014892578125">
            <text:p>0,3401489258</text:p>
          </table:table-cell>
          <table:table-cell table:formula="of:=RAND()" office:value-type="float" office:value="0.39886474609375">
            <text:p>0,3988647461</text:p>
          </table:table-cell>
          <table:table-cell table:formula="of:=1*([.$B225]&lt;[.$D$2])" office:value-type="float" office:value="1">
            <text:p>1</text:p>
          </table:table-cell>
          <table:table-cell table:formula="of:=([.D225]=0)*([.$B225]&lt;([.$D$2]+[.$E$2]))" office:value-type="float" office:value="0">
            <text:p>0</text:p>
          </table:table-cell>
          <table:table-cell table:formula="of:=([.D225]=0)*([.E225]=0)" office:value-type="float" office:value="0">
            <text:p>0</text:p>
          </table:table-cell>
          <table:table-cell table:formula="of:=1*([.$C225]&lt;[.$G$2])" office:value-type="float" office:value="0">
            <text:p>0</text:p>
          </table:table-cell>
          <table:table-cell table:formula="of:=([.G225]=0)*([.$C225]&lt;([.$G$2]+[.$H$2]))" office:value-type="float" office:value="1">
            <text:p>1</text:p>
          </table:table-cell>
          <table:table-cell table:formula="of:=([.G225]=0)*([.H225]=0)" office:value-type="float" office:value="0">
            <text:p>0</text:p>
          </table:table-cell>
          <table:table-cell table:formula="of:=IF([.D225]*[.G225];[.$M$4]) + IF([.E225]*[.G225];[.$M$5]) + IF([.F225]*[.G225];[.$M$6]) + IF([.D225]*[.H225];[.$N$4]) + IF([.E225]*[.H225];[.$N$5]) + IF([.F225]*[.H225];[.$N$6]) + IF([.D225]*[.I225];[.$O$4]) + IF([.E225]*[.I225];[.$O$5]) + IF([.F225]*[.I22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23">
            <text:p>223</text:p>
          </table:table-cell>
          <table:table-cell table:formula="of:=RAND()" office:value-type="float" office:value="0.471649169921875">
            <text:p>0,4716491699</text:p>
          </table:table-cell>
          <table:table-cell table:formula="of:=RAND()" office:value-type="float" office:value="0.15264892578125">
            <text:p>0,1526489258</text:p>
          </table:table-cell>
          <table:table-cell table:formula="of:=1*([.$B226]&lt;[.$D$2])" office:value-type="float" office:value="1">
            <text:p>1</text:p>
          </table:table-cell>
          <table:table-cell table:formula="of:=([.D226]=0)*([.$B226]&lt;([.$D$2]+[.$E$2]))" office:value-type="float" office:value="0">
            <text:p>0</text:p>
          </table:table-cell>
          <table:table-cell table:formula="of:=([.D226]=0)*([.E226]=0)" office:value-type="float" office:value="0">
            <text:p>0</text:p>
          </table:table-cell>
          <table:table-cell table:formula="of:=1*([.$C226]&lt;[.$G$2])" office:value-type="float" office:value="0">
            <text:p>0</text:p>
          </table:table-cell>
          <table:table-cell table:formula="of:=([.G226]=0)*([.$C226]&lt;([.$G$2]+[.$H$2]))" office:value-type="float" office:value="1">
            <text:p>1</text:p>
          </table:table-cell>
          <table:table-cell table:formula="of:=([.G226]=0)*([.H226]=0)" office:value-type="float" office:value="0">
            <text:p>0</text:p>
          </table:table-cell>
          <table:table-cell table:formula="of:=IF([.D226]*[.G226];[.$M$4]) + IF([.E226]*[.G226];[.$M$5]) + IF([.F226]*[.G226];[.$M$6]) + IF([.D226]*[.H226];[.$N$4]) + IF([.E226]*[.H226];[.$N$5]) + IF([.F226]*[.H226];[.$N$6]) + IF([.D226]*[.I226];[.$O$4]) + IF([.E226]*[.I226];[.$O$5]) + IF([.F226]*[.I226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24">
            <text:p>224</text:p>
          </table:table-cell>
          <table:table-cell table:formula="of:=RAND()" office:value-type="float" office:value="0.20599365234375">
            <text:p>0,2059936523</text:p>
          </table:table-cell>
          <table:table-cell table:formula="of:=RAND()" office:value-type="float" office:value="0.74853515625">
            <text:p>0,7485351563</text:p>
          </table:table-cell>
          <table:table-cell table:formula="of:=1*([.$B227]&lt;[.$D$2])" office:value-type="float" office:value="1">
            <text:p>1</text:p>
          </table:table-cell>
          <table:table-cell table:formula="of:=([.D227]=0)*([.$B227]&lt;([.$D$2]+[.$E$2]))" office:value-type="float" office:value="0">
            <text:p>0</text:p>
          </table:table-cell>
          <table:table-cell table:formula="of:=([.D227]=0)*([.E227]=0)" office:value-type="float" office:value="0">
            <text:p>0</text:p>
          </table:table-cell>
          <table:table-cell table:formula="of:=1*([.$C227]&lt;[.$G$2])" office:value-type="float" office:value="0">
            <text:p>0</text:p>
          </table:table-cell>
          <table:table-cell table:formula="of:=([.G227]=0)*([.$C227]&lt;([.$G$2]+[.$H$2]))" office:value-type="float" office:value="0">
            <text:p>0</text:p>
          </table:table-cell>
          <table:table-cell table:formula="of:=([.G227]=0)*([.H227]=0)" office:value-type="float" office:value="1">
            <text:p>1</text:p>
          </table:table-cell>
          <table:table-cell table:formula="of:=IF([.D227]*[.G227];[.$M$4]) + IF([.E227]*[.G227];[.$M$5]) + IF([.F227]*[.G227];[.$M$6]) + IF([.D227]*[.H227];[.$N$4]) + IF([.E227]*[.H227];[.$N$5]) + IF([.F227]*[.H227];[.$N$6]) + IF([.D227]*[.I227];[.$O$4]) + IF([.E227]*[.I227];[.$O$5]) + IF([.F227]*[.I22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25">
            <text:p>225</text:p>
          </table:table-cell>
          <table:table-cell table:formula="of:=RAND()" office:value-type="float" office:value="0.525970458984375">
            <text:p>0,525970459</text:p>
          </table:table-cell>
          <table:table-cell table:formula="of:=RAND()" office:value-type="float" office:value="0.5001220703125">
            <text:p>0,5001220703</text:p>
          </table:table-cell>
          <table:table-cell table:formula="of:=1*([.$B228]&lt;[.$D$2])" office:value-type="float" office:value="1">
            <text:p>1</text:p>
          </table:table-cell>
          <table:table-cell table:formula="of:=([.D228]=0)*([.$B228]&lt;([.$D$2]+[.$E$2]))" office:value-type="float" office:value="0">
            <text:p>0</text:p>
          </table:table-cell>
          <table:table-cell table:formula="of:=([.D228]=0)*([.E228]=0)" office:value-type="float" office:value="0">
            <text:p>0</text:p>
          </table:table-cell>
          <table:table-cell table:formula="of:=1*([.$C228]&lt;[.$G$2])" office:value-type="float" office:value="0">
            <text:p>0</text:p>
          </table:table-cell>
          <table:table-cell table:formula="of:=([.G228]=0)*([.$C228]&lt;([.$G$2]+[.$H$2]))" office:value-type="float" office:value="0">
            <text:p>0</text:p>
          </table:table-cell>
          <table:table-cell table:formula="of:=([.G228]=0)*([.H228]=0)" office:value-type="float" office:value="1">
            <text:p>1</text:p>
          </table:table-cell>
          <table:table-cell table:formula="of:=IF([.D228]*[.G228];[.$M$4]) + IF([.E228]*[.G228];[.$M$5]) + IF([.F228]*[.G228];[.$M$6]) + IF([.D228]*[.H228];[.$N$4]) + IF([.E228]*[.H228];[.$N$5]) + IF([.F228]*[.H228];[.$N$6]) + IF([.D228]*[.I228];[.$O$4]) + IF([.E228]*[.I228];[.$O$5]) + IF([.F228]*[.I228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26">
            <text:p>226</text:p>
          </table:table-cell>
          <table:table-cell table:formula="of:=RAND()" office:value-type="float" office:value="0.590118408203125">
            <text:p>0,5901184082</text:p>
          </table:table-cell>
          <table:table-cell table:formula="of:=RAND()" office:value-type="float" office:value="0.500518798828125">
            <text:p>0,5005187988</text:p>
          </table:table-cell>
          <table:table-cell table:formula="of:=1*([.$B229]&lt;[.$D$2])" office:value-type="float" office:value="1">
            <text:p>1</text:p>
          </table:table-cell>
          <table:table-cell table:formula="of:=([.D229]=0)*([.$B229]&lt;([.$D$2]+[.$E$2]))" office:value-type="float" office:value="0">
            <text:p>0</text:p>
          </table:table-cell>
          <table:table-cell table:formula="of:=([.D229]=0)*([.E229]=0)" office:value-type="float" office:value="0">
            <text:p>0</text:p>
          </table:table-cell>
          <table:table-cell table:formula="of:=1*([.$C229]&lt;[.$G$2])" office:value-type="float" office:value="0">
            <text:p>0</text:p>
          </table:table-cell>
          <table:table-cell table:formula="of:=([.G229]=0)*([.$C229]&lt;([.$G$2]+[.$H$2]))" office:value-type="float" office:value="0">
            <text:p>0</text:p>
          </table:table-cell>
          <table:table-cell table:formula="of:=([.G229]=0)*([.H229]=0)" office:value-type="float" office:value="1">
            <text:p>1</text:p>
          </table:table-cell>
          <table:table-cell table:formula="of:=IF([.D229]*[.G229];[.$M$4]) + IF([.E229]*[.G229];[.$M$5]) + IF([.F229]*[.G229];[.$M$6]) + IF([.D229]*[.H229];[.$N$4]) + IF([.E229]*[.H229];[.$N$5]) + IF([.F229]*[.H229];[.$N$6]) + IF([.D229]*[.I229];[.$O$4]) + IF([.E229]*[.I229];[.$O$5]) + IF([.F229]*[.I22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27">
            <text:p>227</text:p>
          </table:table-cell>
          <table:table-cell table:formula="of:=RAND()" office:value-type="float" office:value="0.893157958984375">
            <text:p>0,893157959</text:p>
          </table:table-cell>
          <table:table-cell table:formula="of:=RAND()" office:value-type="float" office:value="0.273223876953125">
            <text:p>0,273223877</text:p>
          </table:table-cell>
          <table:table-cell table:formula="of:=1*([.$B230]&lt;[.$D$2])" office:value-type="float" office:value="0">
            <text:p>0</text:p>
          </table:table-cell>
          <table:table-cell table:formula="of:=([.D230]=0)*([.$B230]&lt;([.$D$2]+[.$E$2]))" office:value-type="float" office:value="0">
            <text:p>0</text:p>
          </table:table-cell>
          <table:table-cell table:formula="of:=([.D230]=0)*([.E230]=0)" office:value-type="float" office:value="1">
            <text:p>1</text:p>
          </table:table-cell>
          <table:table-cell table:formula="of:=1*([.$C230]&lt;[.$G$2])" office:value-type="float" office:value="0">
            <text:p>0</text:p>
          </table:table-cell>
          <table:table-cell table:formula="of:=([.G230]=0)*([.$C230]&lt;([.$G$2]+[.$H$2]))" office:value-type="float" office:value="1">
            <text:p>1</text:p>
          </table:table-cell>
          <table:table-cell table:formula="of:=([.G230]=0)*([.H230]=0)" office:value-type="float" office:value="0">
            <text:p>0</text:p>
          </table:table-cell>
          <table:table-cell table:formula="of:=IF([.D230]*[.G230];[.$M$4]) + IF([.E230]*[.G230];[.$M$5]) + IF([.F230]*[.G230];[.$M$6]) + IF([.D230]*[.H230];[.$N$4]) + IF([.E230]*[.H230];[.$N$5]) + IF([.F230]*[.H230];[.$N$6]) + IF([.D230]*[.I230];[.$O$4]) + IF([.E230]*[.I230];[.$O$5]) + IF([.F230]*[.I230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28">
            <text:p>228</text:p>
          </table:table-cell>
          <table:table-cell table:formula="of:=RAND()" office:value-type="float" office:value="0.749542236328125">
            <text:p>0,7495422363</text:p>
          </table:table-cell>
          <table:table-cell table:formula="of:=RAND()" office:value-type="float" office:value="0.950836181640625">
            <text:p>0,9508361816</text:p>
          </table:table-cell>
          <table:table-cell table:formula="of:=1*([.$B231]&lt;[.$D$2])" office:value-type="float" office:value="0">
            <text:p>0</text:p>
          </table:table-cell>
          <table:table-cell table:formula="of:=([.D231]=0)*([.$B231]&lt;([.$D$2]+[.$E$2]))" office:value-type="float" office:value="0">
            <text:p>0</text:p>
          </table:table-cell>
          <table:table-cell table:formula="of:=([.D231]=0)*([.E231]=0)" office:value-type="float" office:value="1">
            <text:p>1</text:p>
          </table:table-cell>
          <table:table-cell table:formula="of:=1*([.$C231]&lt;[.$G$2])" office:value-type="float" office:value="0">
            <text:p>0</text:p>
          </table:table-cell>
          <table:table-cell table:formula="of:=([.G231]=0)*([.$C231]&lt;([.$G$2]+[.$H$2]))" office:value-type="float" office:value="0">
            <text:p>0</text:p>
          </table:table-cell>
          <table:table-cell table:formula="of:=([.G231]=0)*([.H231]=0)" office:value-type="float" office:value="1">
            <text:p>1</text:p>
          </table:table-cell>
          <table:table-cell table:formula="of:=IF([.D231]*[.G231];[.$M$4]) + IF([.E231]*[.G231];[.$M$5]) + IF([.F231]*[.G231];[.$M$6]) + IF([.D231]*[.H231];[.$N$4]) + IF([.E231]*[.H231];[.$N$5]) + IF([.F231]*[.H231];[.$N$6]) + IF([.D231]*[.I231];[.$O$4]) + IF([.E231]*[.I231];[.$O$5]) + IF([.F231]*[.I231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29">
            <text:p>229</text:p>
          </table:table-cell>
          <table:table-cell table:formula="of:=RAND()" office:value-type="float" office:value="0.9967041015625">
            <text:p>0,9967041016</text:p>
          </table:table-cell>
          <table:table-cell table:formula="of:=RAND()" office:value-type="float" office:value="0.765838623046875">
            <text:p>0,765838623</text:p>
          </table:table-cell>
          <table:table-cell table:formula="of:=1*([.$B232]&lt;[.$D$2])" office:value-type="float" office:value="0">
            <text:p>0</text:p>
          </table:table-cell>
          <table:table-cell table:formula="of:=([.D232]=0)*([.$B232]&lt;([.$D$2]+[.$E$2]))" office:value-type="float" office:value="0">
            <text:p>0</text:p>
          </table:table-cell>
          <table:table-cell table:formula="of:=([.D232]=0)*([.E232]=0)" office:value-type="float" office:value="1">
            <text:p>1</text:p>
          </table:table-cell>
          <table:table-cell table:formula="of:=1*([.$C232]&lt;[.$G$2])" office:value-type="float" office:value="0">
            <text:p>0</text:p>
          </table:table-cell>
          <table:table-cell table:formula="of:=([.G232]=0)*([.$C232]&lt;([.$G$2]+[.$H$2]))" office:value-type="float" office:value="0">
            <text:p>0</text:p>
          </table:table-cell>
          <table:table-cell table:formula="of:=([.G232]=0)*([.H232]=0)" office:value-type="float" office:value="1">
            <text:p>1</text:p>
          </table:table-cell>
          <table:table-cell table:formula="of:=IF([.D232]*[.G232];[.$M$4]) + IF([.E232]*[.G232];[.$M$5]) + IF([.F232]*[.G232];[.$M$6]) + IF([.D232]*[.H232];[.$N$4]) + IF([.E232]*[.H232];[.$N$5]) + IF([.F232]*[.H232];[.$N$6]) + IF([.D232]*[.I232];[.$O$4]) + IF([.E232]*[.I232];[.$O$5]) + IF([.F232]*[.I232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30">
            <text:p>230</text:p>
          </table:table-cell>
          <table:table-cell table:formula="of:=RAND()" office:value-type="float" office:value="0.488739013671875">
            <text:p>0,4887390137</text:p>
          </table:table-cell>
          <table:table-cell table:formula="of:=RAND()" office:value-type="float" office:value="0.41351318359375">
            <text:p>0,4135131836</text:p>
          </table:table-cell>
          <table:table-cell table:formula="of:=1*([.$B233]&lt;[.$D$2])" office:value-type="float" office:value="1">
            <text:p>1</text:p>
          </table:table-cell>
          <table:table-cell table:formula="of:=([.D233]=0)*([.$B233]&lt;([.$D$2]+[.$E$2]))" office:value-type="float" office:value="0">
            <text:p>0</text:p>
          </table:table-cell>
          <table:table-cell table:formula="of:=([.D233]=0)*([.E233]=0)" office:value-type="float" office:value="0">
            <text:p>0</text:p>
          </table:table-cell>
          <table:table-cell table:formula="of:=1*([.$C233]&lt;[.$G$2])" office:value-type="float" office:value="0">
            <text:p>0</text:p>
          </table:table-cell>
          <table:table-cell table:formula="of:=([.G233]=0)*([.$C233]&lt;([.$G$2]+[.$H$2]))" office:value-type="float" office:value="1">
            <text:p>1</text:p>
          </table:table-cell>
          <table:table-cell table:formula="of:=([.G233]=0)*([.H233]=0)" office:value-type="float" office:value="0">
            <text:p>0</text:p>
          </table:table-cell>
          <table:table-cell table:formula="of:=IF([.D233]*[.G233];[.$M$4]) + IF([.E233]*[.G233];[.$M$5]) + IF([.F233]*[.G233];[.$M$6]) + IF([.D233]*[.H233];[.$N$4]) + IF([.E233]*[.H233];[.$N$5]) + IF([.F233]*[.H233];[.$N$6]) + IF([.D233]*[.I233];[.$O$4]) + IF([.E233]*[.I233];[.$O$5]) + IF([.F233]*[.I233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31">
            <text:p>231</text:p>
          </table:table-cell>
          <table:table-cell table:formula="of:=RAND()" office:value-type="float" office:value="0.01513671875">
            <text:p>0,0151367188</text:p>
          </table:table-cell>
          <table:table-cell table:formula="of:=RAND()" office:value-type="float" office:value="0.82489013671875">
            <text:p>0,8248901367</text:p>
          </table:table-cell>
          <table:table-cell table:formula="of:=1*([.$B234]&lt;[.$D$2])" office:value-type="float" office:value="1">
            <text:p>1</text:p>
          </table:table-cell>
          <table:table-cell table:formula="of:=([.D234]=0)*([.$B234]&lt;([.$D$2]+[.$E$2]))" office:value-type="float" office:value="0">
            <text:p>0</text:p>
          </table:table-cell>
          <table:table-cell table:formula="of:=([.D234]=0)*([.E234]=0)" office:value-type="float" office:value="0">
            <text:p>0</text:p>
          </table:table-cell>
          <table:table-cell table:formula="of:=1*([.$C234]&lt;[.$G$2])" office:value-type="float" office:value="0">
            <text:p>0</text:p>
          </table:table-cell>
          <table:table-cell table:formula="of:=([.G234]=0)*([.$C234]&lt;([.$G$2]+[.$H$2]))" office:value-type="float" office:value="0">
            <text:p>0</text:p>
          </table:table-cell>
          <table:table-cell table:formula="of:=([.G234]=0)*([.H234]=0)" office:value-type="float" office:value="1">
            <text:p>1</text:p>
          </table:table-cell>
          <table:table-cell table:formula="of:=IF([.D234]*[.G234];[.$M$4]) + IF([.E234]*[.G234];[.$M$5]) + IF([.F234]*[.G234];[.$M$6]) + IF([.D234]*[.H234];[.$N$4]) + IF([.E234]*[.H234];[.$N$5]) + IF([.F234]*[.H234];[.$N$6]) + IF([.D234]*[.I234];[.$O$4]) + IF([.E234]*[.I234];[.$O$5]) + IF([.F234]*[.I23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32">
            <text:p>232</text:p>
          </table:table-cell>
          <table:table-cell table:formula="of:=RAND()" office:value-type="float" office:value="0.8603515625">
            <text:p>0,8603515625</text:p>
          </table:table-cell>
          <table:table-cell table:formula="of:=RAND()" office:value-type="float" office:value="0.695343017578125">
            <text:p>0,6953430176</text:p>
          </table:table-cell>
          <table:table-cell table:formula="of:=1*([.$B235]&lt;[.$D$2])" office:value-type="float" office:value="0">
            <text:p>0</text:p>
          </table:table-cell>
          <table:table-cell table:formula="of:=([.D235]=0)*([.$B235]&lt;([.$D$2]+[.$E$2]))" office:value-type="float" office:value="0">
            <text:p>0</text:p>
          </table:table-cell>
          <table:table-cell table:formula="of:=([.D235]=0)*([.E235]=0)" office:value-type="float" office:value="1">
            <text:p>1</text:p>
          </table:table-cell>
          <table:table-cell table:formula="of:=1*([.$C235]&lt;[.$G$2])" office:value-type="float" office:value="0">
            <text:p>0</text:p>
          </table:table-cell>
          <table:table-cell table:formula="of:=([.G235]=0)*([.$C235]&lt;([.$G$2]+[.$H$2]))" office:value-type="float" office:value="0">
            <text:p>0</text:p>
          </table:table-cell>
          <table:table-cell table:formula="of:=([.G235]=0)*([.H235]=0)" office:value-type="float" office:value="1">
            <text:p>1</text:p>
          </table:table-cell>
          <table:table-cell table:formula="of:=IF([.D235]*[.G235];[.$M$4]) + IF([.E235]*[.G235];[.$M$5]) + IF([.F235]*[.G235];[.$M$6]) + IF([.D235]*[.H235];[.$N$4]) + IF([.E235]*[.H235];[.$N$5]) + IF([.F235]*[.H235];[.$N$6]) + IF([.D235]*[.I235];[.$O$4]) + IF([.E235]*[.I235];[.$O$5]) + IF([.F235]*[.I235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33">
            <text:p>233</text:p>
          </table:table-cell>
          <table:table-cell table:formula="of:=RAND()" office:value-type="float" office:value="0.43914794921875">
            <text:p>0,4391479492</text:p>
          </table:table-cell>
          <table:table-cell table:formula="of:=RAND()" office:value-type="float" office:value="0.372894287109375">
            <text:p>0,3728942871</text:p>
          </table:table-cell>
          <table:table-cell table:formula="of:=1*([.$B236]&lt;[.$D$2])" office:value-type="float" office:value="1">
            <text:p>1</text:p>
          </table:table-cell>
          <table:table-cell table:formula="of:=([.D236]=0)*([.$B236]&lt;([.$D$2]+[.$E$2]))" office:value-type="float" office:value="0">
            <text:p>0</text:p>
          </table:table-cell>
          <table:table-cell table:formula="of:=([.D236]=0)*([.E236]=0)" office:value-type="float" office:value="0">
            <text:p>0</text:p>
          </table:table-cell>
          <table:table-cell table:formula="of:=1*([.$C236]&lt;[.$G$2])" office:value-type="float" office:value="0">
            <text:p>0</text:p>
          </table:table-cell>
          <table:table-cell table:formula="of:=([.G236]=0)*([.$C236]&lt;([.$G$2]+[.$H$2]))" office:value-type="float" office:value="1">
            <text:p>1</text:p>
          </table:table-cell>
          <table:table-cell table:formula="of:=([.G236]=0)*([.H236]=0)" office:value-type="float" office:value="0">
            <text:p>0</text:p>
          </table:table-cell>
          <table:table-cell table:formula="of:=IF([.D236]*[.G236];[.$M$4]) + IF([.E236]*[.G236];[.$M$5]) + IF([.F236]*[.G236];[.$M$6]) + IF([.D236]*[.H236];[.$N$4]) + IF([.E236]*[.H236];[.$N$5]) + IF([.F236]*[.H236];[.$N$6]) + IF([.D236]*[.I236];[.$O$4]) + IF([.E236]*[.I236];[.$O$5]) + IF([.F236]*[.I236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34">
            <text:p>234</text:p>
          </table:table-cell>
          <table:table-cell table:formula="of:=RAND()" office:value-type="float" office:value="0.430572509765625">
            <text:p>0,4305725098</text:p>
          </table:table-cell>
          <table:table-cell table:formula="of:=RAND()" office:value-type="float" office:value="0.04925537109375">
            <text:p>0,0492553711</text:p>
          </table:table-cell>
          <table:table-cell table:formula="of:=1*([.$B237]&lt;[.$D$2])" office:value-type="float" office:value="1">
            <text:p>1</text:p>
          </table:table-cell>
          <table:table-cell table:formula="of:=([.D237]=0)*([.$B237]&lt;([.$D$2]+[.$E$2]))" office:value-type="float" office:value="0">
            <text:p>0</text:p>
          </table:table-cell>
          <table:table-cell table:formula="of:=([.D237]=0)*([.E237]=0)" office:value-type="float" office:value="0">
            <text:p>0</text:p>
          </table:table-cell>
          <table:table-cell table:formula="of:=1*([.$C237]&lt;[.$G$2])" office:value-type="float" office:value="0">
            <text:p>0</text:p>
          </table:table-cell>
          <table:table-cell table:formula="of:=([.G237]=0)*([.$C237]&lt;([.$G$2]+[.$H$2]))" office:value-type="float" office:value="1">
            <text:p>1</text:p>
          </table:table-cell>
          <table:table-cell table:formula="of:=([.G237]=0)*([.H237]=0)" office:value-type="float" office:value="0">
            <text:p>0</text:p>
          </table:table-cell>
          <table:table-cell table:formula="of:=IF([.D237]*[.G237];[.$M$4]) + IF([.E237]*[.G237];[.$M$5]) + IF([.F237]*[.G237];[.$M$6]) + IF([.D237]*[.H237];[.$N$4]) + IF([.E237]*[.H237];[.$N$5]) + IF([.F237]*[.H237];[.$N$6]) + IF([.D237]*[.I237];[.$O$4]) + IF([.E237]*[.I237];[.$O$5]) + IF([.F237]*[.I237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35">
            <text:p>235</text:p>
          </table:table-cell>
          <table:table-cell table:formula="of:=RAND()" office:value-type="float" office:value="0.709136962890625">
            <text:p>0,7091369629</text:p>
          </table:table-cell>
          <table:table-cell table:formula="of:=RAND()" office:value-type="float" office:value="0.237213134765625">
            <text:p>0,2372131348</text:p>
          </table:table-cell>
          <table:table-cell table:formula="of:=1*([.$B238]&lt;[.$D$2])" office:value-type="float" office:value="0">
            <text:p>0</text:p>
          </table:table-cell>
          <table:table-cell table:formula="of:=([.D238]=0)*([.$B238]&lt;([.$D$2]+[.$E$2]))" office:value-type="float" office:value="0">
            <text:p>0</text:p>
          </table:table-cell>
          <table:table-cell table:formula="of:=([.D238]=0)*([.E238]=0)" office:value-type="float" office:value="1">
            <text:p>1</text:p>
          </table:table-cell>
          <table:table-cell table:formula="of:=1*([.$C238]&lt;[.$G$2])" office:value-type="float" office:value="0">
            <text:p>0</text:p>
          </table:table-cell>
          <table:table-cell table:formula="of:=([.G238]=0)*([.$C238]&lt;([.$G$2]+[.$H$2]))" office:value-type="float" office:value="1">
            <text:p>1</text:p>
          </table:table-cell>
          <table:table-cell table:formula="of:=([.G238]=0)*([.H238]=0)" office:value-type="float" office:value="0">
            <text:p>0</text:p>
          </table:table-cell>
          <table:table-cell table:formula="of:=IF([.D238]*[.G238];[.$M$4]) + IF([.E238]*[.G238];[.$M$5]) + IF([.F238]*[.G238];[.$M$6]) + IF([.D238]*[.H238];[.$N$4]) + IF([.E238]*[.H238];[.$N$5]) + IF([.F238]*[.H238];[.$N$6]) + IF([.D238]*[.I238];[.$O$4]) + IF([.E238]*[.I238];[.$O$5]) + IF([.F238]*[.I238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36">
            <text:p>236</text:p>
          </table:table-cell>
          <table:table-cell table:formula="of:=RAND()" office:value-type="float" office:value="0.26507568359375">
            <text:p>0,2650756836</text:p>
          </table:table-cell>
          <table:table-cell table:formula="of:=RAND()" office:value-type="float" office:value="0.887054443359375">
            <text:p>0,8870544434</text:p>
          </table:table-cell>
          <table:table-cell table:formula="of:=1*([.$B239]&lt;[.$D$2])" office:value-type="float" office:value="1">
            <text:p>1</text:p>
          </table:table-cell>
          <table:table-cell table:formula="of:=([.D239]=0)*([.$B239]&lt;([.$D$2]+[.$E$2]))" office:value-type="float" office:value="0">
            <text:p>0</text:p>
          </table:table-cell>
          <table:table-cell table:formula="of:=([.D239]=0)*([.E239]=0)" office:value-type="float" office:value="0">
            <text:p>0</text:p>
          </table:table-cell>
          <table:table-cell table:formula="of:=1*([.$C239]&lt;[.$G$2])" office:value-type="float" office:value="0">
            <text:p>0</text:p>
          </table:table-cell>
          <table:table-cell table:formula="of:=([.G239]=0)*([.$C239]&lt;([.$G$2]+[.$H$2]))" office:value-type="float" office:value="0">
            <text:p>0</text:p>
          </table:table-cell>
          <table:table-cell table:formula="of:=([.G239]=0)*([.H239]=0)" office:value-type="float" office:value="1">
            <text:p>1</text:p>
          </table:table-cell>
          <table:table-cell table:formula="of:=IF([.D239]*[.G239];[.$M$4]) + IF([.E239]*[.G239];[.$M$5]) + IF([.F239]*[.G239];[.$M$6]) + IF([.D239]*[.H239];[.$N$4]) + IF([.E239]*[.H239];[.$N$5]) + IF([.F239]*[.H239];[.$N$6]) + IF([.D239]*[.I239];[.$O$4]) + IF([.E239]*[.I239];[.$O$5]) + IF([.F239]*[.I23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37">
            <text:p>237</text:p>
          </table:table-cell>
          <table:table-cell table:formula="of:=RAND()" office:value-type="float" office:value="0.338653564453125">
            <text:p>0,3386535645</text:p>
          </table:table-cell>
          <table:table-cell table:formula="of:=RAND()" office:value-type="float" office:value="0.81707763671875">
            <text:p>0,8170776367</text:p>
          </table:table-cell>
          <table:table-cell table:formula="of:=1*([.$B240]&lt;[.$D$2])" office:value-type="float" office:value="1">
            <text:p>1</text:p>
          </table:table-cell>
          <table:table-cell table:formula="of:=([.D240]=0)*([.$B240]&lt;([.$D$2]+[.$E$2]))" office:value-type="float" office:value="0">
            <text:p>0</text:p>
          </table:table-cell>
          <table:table-cell table:formula="of:=([.D240]=0)*([.E240]=0)" office:value-type="float" office:value="0">
            <text:p>0</text:p>
          </table:table-cell>
          <table:table-cell table:formula="of:=1*([.$C240]&lt;[.$G$2])" office:value-type="float" office:value="0">
            <text:p>0</text:p>
          </table:table-cell>
          <table:table-cell table:formula="of:=([.G240]=0)*([.$C240]&lt;([.$G$2]+[.$H$2]))" office:value-type="float" office:value="0">
            <text:p>0</text:p>
          </table:table-cell>
          <table:table-cell table:formula="of:=([.G240]=0)*([.H240]=0)" office:value-type="float" office:value="1">
            <text:p>1</text:p>
          </table:table-cell>
          <table:table-cell table:formula="of:=IF([.D240]*[.G240];[.$M$4]) + IF([.E240]*[.G240];[.$M$5]) + IF([.F240]*[.G240];[.$M$6]) + IF([.D240]*[.H240];[.$N$4]) + IF([.E240]*[.H240];[.$N$5]) + IF([.F240]*[.H240];[.$N$6]) + IF([.D240]*[.I240];[.$O$4]) + IF([.E240]*[.I240];[.$O$5]) + IF([.F240]*[.I24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38">
            <text:p>238</text:p>
          </table:table-cell>
          <table:table-cell table:formula="of:=RAND()" office:value-type="float" office:value="0.291839599609375">
            <text:p>0,2918395996</text:p>
          </table:table-cell>
          <table:table-cell table:formula="of:=RAND()" office:value-type="float" office:value="0.03369140625">
            <text:p>0,0336914063</text:p>
          </table:table-cell>
          <table:table-cell table:formula="of:=1*([.$B241]&lt;[.$D$2])" office:value-type="float" office:value="1">
            <text:p>1</text:p>
          </table:table-cell>
          <table:table-cell table:formula="of:=([.D241]=0)*([.$B241]&lt;([.$D$2]+[.$E$2]))" office:value-type="float" office:value="0">
            <text:p>0</text:p>
          </table:table-cell>
          <table:table-cell table:formula="of:=([.D241]=0)*([.E241]=0)" office:value-type="float" office:value="0">
            <text:p>0</text:p>
          </table:table-cell>
          <table:table-cell table:formula="of:=1*([.$C241]&lt;[.$G$2])" office:value-type="float" office:value="0">
            <text:p>0</text:p>
          </table:table-cell>
          <table:table-cell table:formula="of:=([.G241]=0)*([.$C241]&lt;([.$G$2]+[.$H$2]))" office:value-type="float" office:value="1">
            <text:p>1</text:p>
          </table:table-cell>
          <table:table-cell table:formula="of:=([.G241]=0)*([.H241]=0)" office:value-type="float" office:value="0">
            <text:p>0</text:p>
          </table:table-cell>
          <table:table-cell table:formula="of:=IF([.D241]*[.G241];[.$M$4]) + IF([.E241]*[.G241];[.$M$5]) + IF([.F241]*[.G241];[.$M$6]) + IF([.D241]*[.H241];[.$N$4]) + IF([.E241]*[.H241];[.$N$5]) + IF([.F241]*[.H241];[.$N$6]) + IF([.D241]*[.I241];[.$O$4]) + IF([.E241]*[.I241];[.$O$5]) + IF([.F241]*[.I241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39">
            <text:p>239</text:p>
          </table:table-cell>
          <table:table-cell table:formula="of:=RAND()" office:value-type="float" office:value="0.4307861328125">
            <text:p>0,4307861328</text:p>
          </table:table-cell>
          <table:table-cell table:formula="of:=RAND()" office:value-type="float" office:value="0.619964599609375">
            <text:p>0,6199645996</text:p>
          </table:table-cell>
          <table:table-cell table:formula="of:=1*([.$B242]&lt;[.$D$2])" office:value-type="float" office:value="1">
            <text:p>1</text:p>
          </table:table-cell>
          <table:table-cell table:formula="of:=([.D242]=0)*([.$B242]&lt;([.$D$2]+[.$E$2]))" office:value-type="float" office:value="0">
            <text:p>0</text:p>
          </table:table-cell>
          <table:table-cell table:formula="of:=([.D242]=0)*([.E242]=0)" office:value-type="float" office:value="0">
            <text:p>0</text:p>
          </table:table-cell>
          <table:table-cell table:formula="of:=1*([.$C242]&lt;[.$G$2])" office:value-type="float" office:value="0">
            <text:p>0</text:p>
          </table:table-cell>
          <table:table-cell table:formula="of:=([.G242]=0)*([.$C242]&lt;([.$G$2]+[.$H$2]))" office:value-type="float" office:value="0">
            <text:p>0</text:p>
          </table:table-cell>
          <table:table-cell table:formula="of:=([.G242]=0)*([.H242]=0)" office:value-type="float" office:value="1">
            <text:p>1</text:p>
          </table:table-cell>
          <table:table-cell table:formula="of:=IF([.D242]*[.G242];[.$M$4]) + IF([.E242]*[.G242];[.$M$5]) + IF([.F242]*[.G242];[.$M$6]) + IF([.D242]*[.H242];[.$N$4]) + IF([.E242]*[.H242];[.$N$5]) + IF([.F242]*[.H242];[.$N$6]) + IF([.D242]*[.I242];[.$O$4]) + IF([.E242]*[.I242];[.$O$5]) + IF([.F242]*[.I242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40">
            <text:p>240</text:p>
          </table:table-cell>
          <table:table-cell table:formula="of:=RAND()" office:value-type="float" office:value="0.197357177734375">
            <text:p>0,1973571777</text:p>
          </table:table-cell>
          <table:table-cell table:formula="of:=RAND()" office:value-type="float" office:value="0.803466796875">
            <text:p>0,8034667969</text:p>
          </table:table-cell>
          <table:table-cell table:formula="of:=1*([.$B243]&lt;[.$D$2])" office:value-type="float" office:value="1">
            <text:p>1</text:p>
          </table:table-cell>
          <table:table-cell table:formula="of:=([.D243]=0)*([.$B243]&lt;([.$D$2]+[.$E$2]))" office:value-type="float" office:value="0">
            <text:p>0</text:p>
          </table:table-cell>
          <table:table-cell table:formula="of:=([.D243]=0)*([.E243]=0)" office:value-type="float" office:value="0">
            <text:p>0</text:p>
          </table:table-cell>
          <table:table-cell table:formula="of:=1*([.$C243]&lt;[.$G$2])" office:value-type="float" office:value="0">
            <text:p>0</text:p>
          </table:table-cell>
          <table:table-cell table:formula="of:=([.G243]=0)*([.$C243]&lt;([.$G$2]+[.$H$2]))" office:value-type="float" office:value="0">
            <text:p>0</text:p>
          </table:table-cell>
          <table:table-cell table:formula="of:=([.G243]=0)*([.H243]=0)" office:value-type="float" office:value="1">
            <text:p>1</text:p>
          </table:table-cell>
          <table:table-cell table:formula="of:=IF([.D243]*[.G243];[.$M$4]) + IF([.E243]*[.G243];[.$M$5]) + IF([.F243]*[.G243];[.$M$6]) + IF([.D243]*[.H243];[.$N$4]) + IF([.E243]*[.H243];[.$N$5]) + IF([.F243]*[.H243];[.$N$6]) + IF([.D243]*[.I243];[.$O$4]) + IF([.E243]*[.I243];[.$O$5]) + IF([.F243]*[.I243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41">
            <text:p>241</text:p>
          </table:table-cell>
          <table:table-cell table:formula="of:=RAND()" office:value-type="float" office:value="0.993194580078125">
            <text:p>0,9931945801</text:p>
          </table:table-cell>
          <table:table-cell table:formula="of:=RAND()" office:value-type="float" office:value="0.1982421875">
            <text:p>0,1982421875</text:p>
          </table:table-cell>
          <table:table-cell table:formula="of:=1*([.$B244]&lt;[.$D$2])" office:value-type="float" office:value="0">
            <text:p>0</text:p>
          </table:table-cell>
          <table:table-cell table:formula="of:=([.D244]=0)*([.$B244]&lt;([.$D$2]+[.$E$2]))" office:value-type="float" office:value="0">
            <text:p>0</text:p>
          </table:table-cell>
          <table:table-cell table:formula="of:=([.D244]=0)*([.E244]=0)" office:value-type="float" office:value="1">
            <text:p>1</text:p>
          </table:table-cell>
          <table:table-cell table:formula="of:=1*([.$C244]&lt;[.$G$2])" office:value-type="float" office:value="0">
            <text:p>0</text:p>
          </table:table-cell>
          <table:table-cell table:formula="of:=([.G244]=0)*([.$C244]&lt;([.$G$2]+[.$H$2]))" office:value-type="float" office:value="1">
            <text:p>1</text:p>
          </table:table-cell>
          <table:table-cell table:formula="of:=([.G244]=0)*([.H244]=0)" office:value-type="float" office:value="0">
            <text:p>0</text:p>
          </table:table-cell>
          <table:table-cell table:formula="of:=IF([.D244]*[.G244];[.$M$4]) + IF([.E244]*[.G244];[.$M$5]) + IF([.F244]*[.G244];[.$M$6]) + IF([.D244]*[.H244];[.$N$4]) + IF([.E244]*[.H244];[.$N$5]) + IF([.F244]*[.H244];[.$N$6]) + IF([.D244]*[.I244];[.$O$4]) + IF([.E244]*[.I244];[.$O$5]) + IF([.F244]*[.I244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42">
            <text:p>242</text:p>
          </table:table-cell>
          <table:table-cell table:formula="of:=RAND()" office:value-type="float" office:value="0.51220703125">
            <text:p>0,5122070313</text:p>
          </table:table-cell>
          <table:table-cell table:formula="of:=RAND()" office:value-type="float" office:value="0.67987060546875">
            <text:p>0,6798706055</text:p>
          </table:table-cell>
          <table:table-cell table:formula="of:=1*([.$B245]&lt;[.$D$2])" office:value-type="float" office:value="1">
            <text:p>1</text:p>
          </table:table-cell>
          <table:table-cell table:formula="of:=([.D245]=0)*([.$B245]&lt;([.$D$2]+[.$E$2]))" office:value-type="float" office:value="0">
            <text:p>0</text:p>
          </table:table-cell>
          <table:table-cell table:formula="of:=([.D245]=0)*([.E245]=0)" office:value-type="float" office:value="0">
            <text:p>0</text:p>
          </table:table-cell>
          <table:table-cell table:formula="of:=1*([.$C245]&lt;[.$G$2])" office:value-type="float" office:value="0">
            <text:p>0</text:p>
          </table:table-cell>
          <table:table-cell table:formula="of:=([.G245]=0)*([.$C245]&lt;([.$G$2]+[.$H$2]))" office:value-type="float" office:value="0">
            <text:p>0</text:p>
          </table:table-cell>
          <table:table-cell table:formula="of:=([.G245]=0)*([.H245]=0)" office:value-type="float" office:value="1">
            <text:p>1</text:p>
          </table:table-cell>
          <table:table-cell table:formula="of:=IF([.D245]*[.G245];[.$M$4]) + IF([.E245]*[.G245];[.$M$5]) + IF([.F245]*[.G245];[.$M$6]) + IF([.D245]*[.H245];[.$N$4]) + IF([.E245]*[.H245];[.$N$5]) + IF([.F245]*[.H245];[.$N$6]) + IF([.D245]*[.I245];[.$O$4]) + IF([.E245]*[.I245];[.$O$5]) + IF([.F245]*[.I24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43">
            <text:p>243</text:p>
          </table:table-cell>
          <table:table-cell table:formula="of:=RAND()" office:value-type="float" office:value="0.958160400390625">
            <text:p>0,9581604004</text:p>
          </table:table-cell>
          <table:table-cell table:formula="of:=RAND()" office:value-type="float" office:value="0.51727294921875">
            <text:p>0,5172729492</text:p>
          </table:table-cell>
          <table:table-cell table:formula="of:=1*([.$B246]&lt;[.$D$2])" office:value-type="float" office:value="0">
            <text:p>0</text:p>
          </table:table-cell>
          <table:table-cell table:formula="of:=([.D246]=0)*([.$B246]&lt;([.$D$2]+[.$E$2]))" office:value-type="float" office:value="0">
            <text:p>0</text:p>
          </table:table-cell>
          <table:table-cell table:formula="of:=([.D246]=0)*([.E246]=0)" office:value-type="float" office:value="1">
            <text:p>1</text:p>
          </table:table-cell>
          <table:table-cell table:formula="of:=1*([.$C246]&lt;[.$G$2])" office:value-type="float" office:value="0">
            <text:p>0</text:p>
          </table:table-cell>
          <table:table-cell table:formula="of:=([.G246]=0)*([.$C246]&lt;([.$G$2]+[.$H$2]))" office:value-type="float" office:value="0">
            <text:p>0</text:p>
          </table:table-cell>
          <table:table-cell table:formula="of:=([.G246]=0)*([.H246]=0)" office:value-type="float" office:value="1">
            <text:p>1</text:p>
          </table:table-cell>
          <table:table-cell table:formula="of:=IF([.D246]*[.G246];[.$M$4]) + IF([.E246]*[.G246];[.$M$5]) + IF([.F246]*[.G246];[.$M$6]) + IF([.D246]*[.H246];[.$N$4]) + IF([.E246]*[.H246];[.$N$5]) + IF([.F246]*[.H246];[.$N$6]) + IF([.D246]*[.I246];[.$O$4]) + IF([.E246]*[.I246];[.$O$5]) + IF([.F246]*[.I246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44">
            <text:p>244</text:p>
          </table:table-cell>
          <table:table-cell table:formula="of:=RAND()" office:value-type="float" office:value="0.04229736328125">
            <text:p>0,0422973633</text:p>
          </table:table-cell>
          <table:table-cell table:formula="of:=RAND()" office:value-type="float" office:value="0.88006591796875">
            <text:p>0,880065918</text:p>
          </table:table-cell>
          <table:table-cell table:formula="of:=1*([.$B247]&lt;[.$D$2])" office:value-type="float" office:value="1">
            <text:p>1</text:p>
          </table:table-cell>
          <table:table-cell table:formula="of:=([.D247]=0)*([.$B247]&lt;([.$D$2]+[.$E$2]))" office:value-type="float" office:value="0">
            <text:p>0</text:p>
          </table:table-cell>
          <table:table-cell table:formula="of:=([.D247]=0)*([.E247]=0)" office:value-type="float" office:value="0">
            <text:p>0</text:p>
          </table:table-cell>
          <table:table-cell table:formula="of:=1*([.$C247]&lt;[.$G$2])" office:value-type="float" office:value="0">
            <text:p>0</text:p>
          </table:table-cell>
          <table:table-cell table:formula="of:=([.G247]=0)*([.$C247]&lt;([.$G$2]+[.$H$2]))" office:value-type="float" office:value="0">
            <text:p>0</text:p>
          </table:table-cell>
          <table:table-cell table:formula="of:=([.G247]=0)*([.H247]=0)" office:value-type="float" office:value="1">
            <text:p>1</text:p>
          </table:table-cell>
          <table:table-cell table:formula="of:=IF([.D247]*[.G247];[.$M$4]) + IF([.E247]*[.G247];[.$M$5]) + IF([.F247]*[.G247];[.$M$6]) + IF([.D247]*[.H247];[.$N$4]) + IF([.E247]*[.H247];[.$N$5]) + IF([.F247]*[.H247];[.$N$6]) + IF([.D247]*[.I247];[.$O$4]) + IF([.E247]*[.I247];[.$O$5]) + IF([.F247]*[.I24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45">
            <text:p>245</text:p>
          </table:table-cell>
          <table:table-cell table:formula="of:=RAND()" office:value-type="float" office:value="0.314178466796875">
            <text:p>0,3141784668</text:p>
          </table:table-cell>
          <table:table-cell table:formula="of:=RAND()" office:value-type="float" office:value="0.28680419921875">
            <text:p>0,2868041992</text:p>
          </table:table-cell>
          <table:table-cell table:formula="of:=1*([.$B248]&lt;[.$D$2])" office:value-type="float" office:value="1">
            <text:p>1</text:p>
          </table:table-cell>
          <table:table-cell table:formula="of:=([.D248]=0)*([.$B248]&lt;([.$D$2]+[.$E$2]))" office:value-type="float" office:value="0">
            <text:p>0</text:p>
          </table:table-cell>
          <table:table-cell table:formula="of:=([.D248]=0)*([.E248]=0)" office:value-type="float" office:value="0">
            <text:p>0</text:p>
          </table:table-cell>
          <table:table-cell table:formula="of:=1*([.$C248]&lt;[.$G$2])" office:value-type="float" office:value="0">
            <text:p>0</text:p>
          </table:table-cell>
          <table:table-cell table:formula="of:=([.G248]=0)*([.$C248]&lt;([.$G$2]+[.$H$2]))" office:value-type="float" office:value="1">
            <text:p>1</text:p>
          </table:table-cell>
          <table:table-cell table:formula="of:=([.G248]=0)*([.H248]=0)" office:value-type="float" office:value="0">
            <text:p>0</text:p>
          </table:table-cell>
          <table:table-cell table:formula="of:=IF([.D248]*[.G248];[.$M$4]) + IF([.E248]*[.G248];[.$M$5]) + IF([.F248]*[.G248];[.$M$6]) + IF([.D248]*[.H248];[.$N$4]) + IF([.E248]*[.H248];[.$N$5]) + IF([.F248]*[.H248];[.$N$6]) + IF([.D248]*[.I248];[.$O$4]) + IF([.E248]*[.I248];[.$O$5]) + IF([.F248]*[.I24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46">
            <text:p>246</text:p>
          </table:table-cell>
          <table:table-cell table:formula="of:=RAND()" office:value-type="float" office:value="0.302093505859375">
            <text:p>0,3020935059</text:p>
          </table:table-cell>
          <table:table-cell table:formula="of:=RAND()" office:value-type="float" office:value="0.58563232421875">
            <text:p>0,5856323242</text:p>
          </table:table-cell>
          <table:table-cell table:formula="of:=1*([.$B249]&lt;[.$D$2])" office:value-type="float" office:value="1">
            <text:p>1</text:p>
          </table:table-cell>
          <table:table-cell table:formula="of:=([.D249]=0)*([.$B249]&lt;([.$D$2]+[.$E$2]))" office:value-type="float" office:value="0">
            <text:p>0</text:p>
          </table:table-cell>
          <table:table-cell table:formula="of:=([.D249]=0)*([.E249]=0)" office:value-type="float" office:value="0">
            <text:p>0</text:p>
          </table:table-cell>
          <table:table-cell table:formula="of:=1*([.$C249]&lt;[.$G$2])" office:value-type="float" office:value="0">
            <text:p>0</text:p>
          </table:table-cell>
          <table:table-cell table:formula="of:=([.G249]=0)*([.$C249]&lt;([.$G$2]+[.$H$2]))" office:value-type="float" office:value="0">
            <text:p>0</text:p>
          </table:table-cell>
          <table:table-cell table:formula="of:=([.G249]=0)*([.H249]=0)" office:value-type="float" office:value="1">
            <text:p>1</text:p>
          </table:table-cell>
          <table:table-cell table:formula="of:=IF([.D249]*[.G249];[.$M$4]) + IF([.E249]*[.G249];[.$M$5]) + IF([.F249]*[.G249];[.$M$6]) + IF([.D249]*[.H249];[.$N$4]) + IF([.E249]*[.H249];[.$N$5]) + IF([.F249]*[.H249];[.$N$6]) + IF([.D249]*[.I249];[.$O$4]) + IF([.E249]*[.I249];[.$O$5]) + IF([.F249]*[.I24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47">
            <text:p>247</text:p>
          </table:table-cell>
          <table:table-cell table:formula="of:=RAND()" office:value-type="float" office:value="0.254913330078125">
            <text:p>0,2549133301</text:p>
          </table:table-cell>
          <table:table-cell table:formula="of:=RAND()" office:value-type="float" office:value="0.286224365234375">
            <text:p>0,2862243652</text:p>
          </table:table-cell>
          <table:table-cell table:formula="of:=1*([.$B250]&lt;[.$D$2])" office:value-type="float" office:value="1">
            <text:p>1</text:p>
          </table:table-cell>
          <table:table-cell table:formula="of:=([.D250]=0)*([.$B250]&lt;([.$D$2]+[.$E$2]))" office:value-type="float" office:value="0">
            <text:p>0</text:p>
          </table:table-cell>
          <table:table-cell table:formula="of:=([.D250]=0)*([.E250]=0)" office:value-type="float" office:value="0">
            <text:p>0</text:p>
          </table:table-cell>
          <table:table-cell table:formula="of:=1*([.$C250]&lt;[.$G$2])" office:value-type="float" office:value="0">
            <text:p>0</text:p>
          </table:table-cell>
          <table:table-cell table:formula="of:=([.G250]=0)*([.$C250]&lt;([.$G$2]+[.$H$2]))" office:value-type="float" office:value="1">
            <text:p>1</text:p>
          </table:table-cell>
          <table:table-cell table:formula="of:=([.G250]=0)*([.H250]=0)" office:value-type="float" office:value="0">
            <text:p>0</text:p>
          </table:table-cell>
          <table:table-cell table:formula="of:=IF([.D250]*[.G250];[.$M$4]) + IF([.E250]*[.G250];[.$M$5]) + IF([.F250]*[.G250];[.$M$6]) + IF([.D250]*[.H250];[.$N$4]) + IF([.E250]*[.H250];[.$N$5]) + IF([.F250]*[.H250];[.$N$6]) + IF([.D250]*[.I250];[.$O$4]) + IF([.E250]*[.I250];[.$O$5]) + IF([.F250]*[.I250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48">
            <text:p>248</text:p>
          </table:table-cell>
          <table:table-cell table:formula="of:=RAND()" office:value-type="float" office:value="0.106048583984375">
            <text:p>0,106048584</text:p>
          </table:table-cell>
          <table:table-cell table:formula="of:=RAND()" office:value-type="float" office:value="0.1202392578125">
            <text:p>0,1202392578</text:p>
          </table:table-cell>
          <table:table-cell table:formula="of:=1*([.$B251]&lt;[.$D$2])" office:value-type="float" office:value="1">
            <text:p>1</text:p>
          </table:table-cell>
          <table:table-cell table:formula="of:=([.D251]=0)*([.$B251]&lt;([.$D$2]+[.$E$2]))" office:value-type="float" office:value="0">
            <text:p>0</text:p>
          </table:table-cell>
          <table:table-cell table:formula="of:=([.D251]=0)*([.E251]=0)" office:value-type="float" office:value="0">
            <text:p>0</text:p>
          </table:table-cell>
          <table:table-cell table:formula="of:=1*([.$C251]&lt;[.$G$2])" office:value-type="float" office:value="0">
            <text:p>0</text:p>
          </table:table-cell>
          <table:table-cell table:formula="of:=([.G251]=0)*([.$C251]&lt;([.$G$2]+[.$H$2]))" office:value-type="float" office:value="1">
            <text:p>1</text:p>
          </table:table-cell>
          <table:table-cell table:formula="of:=([.G251]=0)*([.H251]=0)" office:value-type="float" office:value="0">
            <text:p>0</text:p>
          </table:table-cell>
          <table:table-cell table:formula="of:=IF([.D251]*[.G251];[.$M$4]) + IF([.E251]*[.G251];[.$M$5]) + IF([.F251]*[.G251];[.$M$6]) + IF([.D251]*[.H251];[.$N$4]) + IF([.E251]*[.H251];[.$N$5]) + IF([.F251]*[.H251];[.$N$6]) + IF([.D251]*[.I251];[.$O$4]) + IF([.E251]*[.I251];[.$O$5]) + IF([.F251]*[.I251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49">
            <text:p>249</text:p>
          </table:table-cell>
          <table:table-cell table:formula="of:=RAND()" office:value-type="float" office:value="0.752166748046875">
            <text:p>0,752166748</text:p>
          </table:table-cell>
          <table:table-cell table:formula="of:=RAND()" office:value-type="float" office:value="0.215179443359375">
            <text:p>0,2151794434</text:p>
          </table:table-cell>
          <table:table-cell table:formula="of:=1*([.$B252]&lt;[.$D$2])" office:value-type="float" office:value="0">
            <text:p>0</text:p>
          </table:table-cell>
          <table:table-cell table:formula="of:=([.D252]=0)*([.$B252]&lt;([.$D$2]+[.$E$2]))" office:value-type="float" office:value="0">
            <text:p>0</text:p>
          </table:table-cell>
          <table:table-cell table:formula="of:=([.D252]=0)*([.E252]=0)" office:value-type="float" office:value="1">
            <text:p>1</text:p>
          </table:table-cell>
          <table:table-cell table:formula="of:=1*([.$C252]&lt;[.$G$2])" office:value-type="float" office:value="0">
            <text:p>0</text:p>
          </table:table-cell>
          <table:table-cell table:formula="of:=([.G252]=0)*([.$C252]&lt;([.$G$2]+[.$H$2]))" office:value-type="float" office:value="1">
            <text:p>1</text:p>
          </table:table-cell>
          <table:table-cell table:formula="of:=([.G252]=0)*([.H252]=0)" office:value-type="float" office:value="0">
            <text:p>0</text:p>
          </table:table-cell>
          <table:table-cell table:formula="of:=IF([.D252]*[.G252];[.$M$4]) + IF([.E252]*[.G252];[.$M$5]) + IF([.F252]*[.G252];[.$M$6]) + IF([.D252]*[.H252];[.$N$4]) + IF([.E252]*[.H252];[.$N$5]) + IF([.F252]*[.H252];[.$N$6]) + IF([.D252]*[.I252];[.$O$4]) + IF([.E252]*[.I252];[.$O$5]) + IF([.F252]*[.I252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table:formula="of:=RAND()" office:value-type="float" office:value="0.97454833984375">
            <text:p>0,9745483398</text:p>
          </table:table-cell>
          <table:table-cell table:formula="of:=RAND()" office:value-type="float" office:value="0.85626220703125">
            <text:p>0,856262207</text:p>
          </table:table-cell>
          <table:table-cell table:formula="of:=1*([.$B253]&lt;[.$D$2])" office:value-type="float" office:value="0">
            <text:p>0</text:p>
          </table:table-cell>
          <table:table-cell table:formula="of:=([.D253]=0)*([.$B253]&lt;([.$D$2]+[.$E$2]))" office:value-type="float" office:value="0">
            <text:p>0</text:p>
          </table:table-cell>
          <table:table-cell table:formula="of:=([.D253]=0)*([.E253]=0)" office:value-type="float" office:value="1">
            <text:p>1</text:p>
          </table:table-cell>
          <table:table-cell table:formula="of:=1*([.$C253]&lt;[.$G$2])" office:value-type="float" office:value="0">
            <text:p>0</text:p>
          </table:table-cell>
          <table:table-cell table:formula="of:=([.G253]=0)*([.$C253]&lt;([.$G$2]+[.$H$2]))" office:value-type="float" office:value="0">
            <text:p>0</text:p>
          </table:table-cell>
          <table:table-cell table:formula="of:=([.G253]=0)*([.H253]=0)" office:value-type="float" office:value="1">
            <text:p>1</text:p>
          </table:table-cell>
          <table:table-cell table:formula="of:=IF([.D253]*[.G253];[.$M$4]) + IF([.E253]*[.G253];[.$M$5]) + IF([.F253]*[.G253];[.$M$6]) + IF([.D253]*[.H253];[.$N$4]) + IF([.E253]*[.H253];[.$N$5]) + IF([.F253]*[.H253];[.$N$6]) + IF([.D253]*[.I253];[.$O$4]) + IF([.E253]*[.I253];[.$O$5]) + IF([.F253]*[.I253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51">
            <text:p>251</text:p>
          </table:table-cell>
          <table:table-cell table:formula="of:=RAND()" office:value-type="float" office:value="0.458740234375">
            <text:p>0,4587402344</text:p>
          </table:table-cell>
          <table:table-cell table:formula="of:=RAND()" office:value-type="float" office:value="0.10101318359375">
            <text:p>0,1010131836</text:p>
          </table:table-cell>
          <table:table-cell table:formula="of:=1*([.$B254]&lt;[.$D$2])" office:value-type="float" office:value="1">
            <text:p>1</text:p>
          </table:table-cell>
          <table:table-cell table:formula="of:=([.D254]=0)*([.$B254]&lt;([.$D$2]+[.$E$2]))" office:value-type="float" office:value="0">
            <text:p>0</text:p>
          </table:table-cell>
          <table:table-cell table:formula="of:=([.D254]=0)*([.E254]=0)" office:value-type="float" office:value="0">
            <text:p>0</text:p>
          </table:table-cell>
          <table:table-cell table:formula="of:=1*([.$C254]&lt;[.$G$2])" office:value-type="float" office:value="0">
            <text:p>0</text:p>
          </table:table-cell>
          <table:table-cell table:formula="of:=([.G254]=0)*([.$C254]&lt;([.$G$2]+[.$H$2]))" office:value-type="float" office:value="1">
            <text:p>1</text:p>
          </table:table-cell>
          <table:table-cell table:formula="of:=([.G254]=0)*([.H254]=0)" office:value-type="float" office:value="0">
            <text:p>0</text:p>
          </table:table-cell>
          <table:table-cell table:formula="of:=IF([.D254]*[.G254];[.$M$4]) + IF([.E254]*[.G254];[.$M$5]) + IF([.F254]*[.G254];[.$M$6]) + IF([.D254]*[.H254];[.$N$4]) + IF([.E254]*[.H254];[.$N$5]) + IF([.F254]*[.H254];[.$N$6]) + IF([.D254]*[.I254];[.$O$4]) + IF([.E254]*[.I254];[.$O$5]) + IF([.F254]*[.I254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52">
            <text:p>252</text:p>
          </table:table-cell>
          <table:table-cell table:formula="of:=RAND()" office:value-type="float" office:value="0.51031494140625">
            <text:p>0,5103149414</text:p>
          </table:table-cell>
          <table:table-cell table:formula="of:=RAND()" office:value-type="float" office:value="0.130615234375">
            <text:p>0,1306152344</text:p>
          </table:table-cell>
          <table:table-cell table:formula="of:=1*([.$B255]&lt;[.$D$2])" office:value-type="float" office:value="1">
            <text:p>1</text:p>
          </table:table-cell>
          <table:table-cell table:formula="of:=([.D255]=0)*([.$B255]&lt;([.$D$2]+[.$E$2]))" office:value-type="float" office:value="0">
            <text:p>0</text:p>
          </table:table-cell>
          <table:table-cell table:formula="of:=([.D255]=0)*([.E255]=0)" office:value-type="float" office:value="0">
            <text:p>0</text:p>
          </table:table-cell>
          <table:table-cell table:formula="of:=1*([.$C255]&lt;[.$G$2])" office:value-type="float" office:value="0">
            <text:p>0</text:p>
          </table:table-cell>
          <table:table-cell table:formula="of:=([.G255]=0)*([.$C255]&lt;([.$G$2]+[.$H$2]))" office:value-type="float" office:value="1">
            <text:p>1</text:p>
          </table:table-cell>
          <table:table-cell table:formula="of:=([.G255]=0)*([.H255]=0)" office:value-type="float" office:value="0">
            <text:p>0</text:p>
          </table:table-cell>
          <table:table-cell table:formula="of:=IF([.D255]*[.G255];[.$M$4]) + IF([.E255]*[.G255];[.$M$5]) + IF([.F255]*[.G255];[.$M$6]) + IF([.D255]*[.H255];[.$N$4]) + IF([.E255]*[.H255];[.$N$5]) + IF([.F255]*[.H255];[.$N$6]) + IF([.D255]*[.I255];[.$O$4]) + IF([.E255]*[.I255];[.$O$5]) + IF([.F255]*[.I25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53">
            <text:p>253</text:p>
          </table:table-cell>
          <table:table-cell table:formula="of:=RAND()" office:value-type="float" office:value="0.347747802734375">
            <text:p>0,3477478027</text:p>
          </table:table-cell>
          <table:table-cell table:formula="of:=RAND()" office:value-type="float" office:value="0.794036865234375">
            <text:p>0,7940368652</text:p>
          </table:table-cell>
          <table:table-cell table:formula="of:=1*([.$B256]&lt;[.$D$2])" office:value-type="float" office:value="1">
            <text:p>1</text:p>
          </table:table-cell>
          <table:table-cell table:formula="of:=([.D256]=0)*([.$B256]&lt;([.$D$2]+[.$E$2]))" office:value-type="float" office:value="0">
            <text:p>0</text:p>
          </table:table-cell>
          <table:table-cell table:formula="of:=([.D256]=0)*([.E256]=0)" office:value-type="float" office:value="0">
            <text:p>0</text:p>
          </table:table-cell>
          <table:table-cell table:formula="of:=1*([.$C256]&lt;[.$G$2])" office:value-type="float" office:value="0">
            <text:p>0</text:p>
          </table:table-cell>
          <table:table-cell table:formula="of:=([.G256]=0)*([.$C256]&lt;([.$G$2]+[.$H$2]))" office:value-type="float" office:value="0">
            <text:p>0</text:p>
          </table:table-cell>
          <table:table-cell table:formula="of:=([.G256]=0)*([.H256]=0)" office:value-type="float" office:value="1">
            <text:p>1</text:p>
          </table:table-cell>
          <table:table-cell table:formula="of:=IF([.D256]*[.G256];[.$M$4]) + IF([.E256]*[.G256];[.$M$5]) + IF([.F256]*[.G256];[.$M$6]) + IF([.D256]*[.H256];[.$N$4]) + IF([.E256]*[.H256];[.$N$5]) + IF([.F256]*[.H256];[.$N$6]) + IF([.D256]*[.I256];[.$O$4]) + IF([.E256]*[.I256];[.$O$5]) + IF([.F256]*[.I256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54">
            <text:p>254</text:p>
          </table:table-cell>
          <table:table-cell table:formula="of:=RAND()" office:value-type="float" office:value="0.402252197265625">
            <text:p>0,4022521973</text:p>
          </table:table-cell>
          <table:table-cell table:formula="of:=RAND()" office:value-type="float" office:value="0.9521484375">
            <text:p>0,9521484375</text:p>
          </table:table-cell>
          <table:table-cell table:formula="of:=1*([.$B257]&lt;[.$D$2])" office:value-type="float" office:value="1">
            <text:p>1</text:p>
          </table:table-cell>
          <table:table-cell table:formula="of:=([.D257]=0)*([.$B257]&lt;([.$D$2]+[.$E$2]))" office:value-type="float" office:value="0">
            <text:p>0</text:p>
          </table:table-cell>
          <table:table-cell table:formula="of:=([.D257]=0)*([.E257]=0)" office:value-type="float" office:value="0">
            <text:p>0</text:p>
          </table:table-cell>
          <table:table-cell table:formula="of:=1*([.$C257]&lt;[.$G$2])" office:value-type="float" office:value="0">
            <text:p>0</text:p>
          </table:table-cell>
          <table:table-cell table:formula="of:=([.G257]=0)*([.$C257]&lt;([.$G$2]+[.$H$2]))" office:value-type="float" office:value="0">
            <text:p>0</text:p>
          </table:table-cell>
          <table:table-cell table:formula="of:=([.G257]=0)*([.H257]=0)" office:value-type="float" office:value="1">
            <text:p>1</text:p>
          </table:table-cell>
          <table:table-cell table:formula="of:=IF([.D257]*[.G257];[.$M$4]) + IF([.E257]*[.G257];[.$M$5]) + IF([.F257]*[.G257];[.$M$6]) + IF([.D257]*[.H257];[.$N$4]) + IF([.E257]*[.H257];[.$N$5]) + IF([.F257]*[.H257];[.$N$6]) + IF([.D257]*[.I257];[.$O$4]) + IF([.E257]*[.I257];[.$O$5]) + IF([.F257]*[.I25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55">
            <text:p>255</text:p>
          </table:table-cell>
          <table:table-cell table:formula="of:=RAND()" office:value-type="float" office:value="0.9945068359375">
            <text:p>0,9945068359</text:p>
          </table:table-cell>
          <table:table-cell table:formula="of:=RAND()" office:value-type="float" office:value="0.58172607421875">
            <text:p>0,5817260742</text:p>
          </table:table-cell>
          <table:table-cell table:formula="of:=1*([.$B258]&lt;[.$D$2])" office:value-type="float" office:value="0">
            <text:p>0</text:p>
          </table:table-cell>
          <table:table-cell table:formula="of:=([.D258]=0)*([.$B258]&lt;([.$D$2]+[.$E$2]))" office:value-type="float" office:value="0">
            <text:p>0</text:p>
          </table:table-cell>
          <table:table-cell table:formula="of:=([.D258]=0)*([.E258]=0)" office:value-type="float" office:value="1">
            <text:p>1</text:p>
          </table:table-cell>
          <table:table-cell table:formula="of:=1*([.$C258]&lt;[.$G$2])" office:value-type="float" office:value="0">
            <text:p>0</text:p>
          </table:table-cell>
          <table:table-cell table:formula="of:=([.G258]=0)*([.$C258]&lt;([.$G$2]+[.$H$2]))" office:value-type="float" office:value="0">
            <text:p>0</text:p>
          </table:table-cell>
          <table:table-cell table:formula="of:=([.G258]=0)*([.H258]=0)" office:value-type="float" office:value="1">
            <text:p>1</text:p>
          </table:table-cell>
          <table:table-cell table:formula="of:=IF([.D258]*[.G258];[.$M$4]) + IF([.E258]*[.G258];[.$M$5]) + IF([.F258]*[.G258];[.$M$6]) + IF([.D258]*[.H258];[.$N$4]) + IF([.E258]*[.H258];[.$N$5]) + IF([.F258]*[.H258];[.$N$6]) + IF([.D258]*[.I258];[.$O$4]) + IF([.E258]*[.I258];[.$O$5]) + IF([.F258]*[.I258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56">
            <text:p>256</text:p>
          </table:table-cell>
          <table:table-cell table:formula="of:=RAND()" office:value-type="float" office:value="0.211883544921875">
            <text:p>0,2118835449</text:p>
          </table:table-cell>
          <table:table-cell table:formula="of:=RAND()" office:value-type="float" office:value="0.781005859375">
            <text:p>0,7810058594</text:p>
          </table:table-cell>
          <table:table-cell table:formula="of:=1*([.$B259]&lt;[.$D$2])" office:value-type="float" office:value="1">
            <text:p>1</text:p>
          </table:table-cell>
          <table:table-cell table:formula="of:=([.D259]=0)*([.$B259]&lt;([.$D$2]+[.$E$2]))" office:value-type="float" office:value="0">
            <text:p>0</text:p>
          </table:table-cell>
          <table:table-cell table:formula="of:=([.D259]=0)*([.E259]=0)" office:value-type="float" office:value="0">
            <text:p>0</text:p>
          </table:table-cell>
          <table:table-cell table:formula="of:=1*([.$C259]&lt;[.$G$2])" office:value-type="float" office:value="0">
            <text:p>0</text:p>
          </table:table-cell>
          <table:table-cell table:formula="of:=([.G259]=0)*([.$C259]&lt;([.$G$2]+[.$H$2]))" office:value-type="float" office:value="0">
            <text:p>0</text:p>
          </table:table-cell>
          <table:table-cell table:formula="of:=([.G259]=0)*([.H259]=0)" office:value-type="float" office:value="1">
            <text:p>1</text:p>
          </table:table-cell>
          <table:table-cell table:formula="of:=IF([.D259]*[.G259];[.$M$4]) + IF([.E259]*[.G259];[.$M$5]) + IF([.F259]*[.G259];[.$M$6]) + IF([.D259]*[.H259];[.$N$4]) + IF([.E259]*[.H259];[.$N$5]) + IF([.F259]*[.H259];[.$N$6]) + IF([.D259]*[.I259];[.$O$4]) + IF([.E259]*[.I259];[.$O$5]) + IF([.F259]*[.I25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57">
            <text:p>257</text:p>
          </table:table-cell>
          <table:table-cell table:formula="of:=RAND()" office:value-type="float" office:value="0.90716552734375">
            <text:p>0,9071655273</text:p>
          </table:table-cell>
          <table:table-cell table:formula="of:=RAND()" office:value-type="float" office:value="0.45379638671875">
            <text:p>0,4537963867</text:p>
          </table:table-cell>
          <table:table-cell table:formula="of:=1*([.$B260]&lt;[.$D$2])" office:value-type="float" office:value="0">
            <text:p>0</text:p>
          </table:table-cell>
          <table:table-cell table:formula="of:=([.D260]=0)*([.$B260]&lt;([.$D$2]+[.$E$2]))" office:value-type="float" office:value="0">
            <text:p>0</text:p>
          </table:table-cell>
          <table:table-cell table:formula="of:=([.D260]=0)*([.E260]=0)" office:value-type="float" office:value="1">
            <text:p>1</text:p>
          </table:table-cell>
          <table:table-cell table:formula="of:=1*([.$C260]&lt;[.$G$2])" office:value-type="float" office:value="0">
            <text:p>0</text:p>
          </table:table-cell>
          <table:table-cell table:formula="of:=([.G260]=0)*([.$C260]&lt;([.$G$2]+[.$H$2]))" office:value-type="float" office:value="1">
            <text:p>1</text:p>
          </table:table-cell>
          <table:table-cell table:formula="of:=([.G260]=0)*([.H260]=0)" office:value-type="float" office:value="0">
            <text:p>0</text:p>
          </table:table-cell>
          <table:table-cell table:formula="of:=IF([.D260]*[.G260];[.$M$4]) + IF([.E260]*[.G260];[.$M$5]) + IF([.F260]*[.G260];[.$M$6]) + IF([.D260]*[.H260];[.$N$4]) + IF([.E260]*[.H260];[.$N$5]) + IF([.F260]*[.H260];[.$N$6]) + IF([.D260]*[.I260];[.$O$4]) + IF([.E260]*[.I260];[.$O$5]) + IF([.F260]*[.I260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58">
            <text:p>258</text:p>
          </table:table-cell>
          <table:table-cell table:formula="of:=RAND()" office:value-type="float" office:value="0.599700927734375">
            <text:p>0,5997009277</text:p>
          </table:table-cell>
          <table:table-cell table:formula="of:=RAND()" office:value-type="float" office:value="0.161468505859375">
            <text:p>0,1614685059</text:p>
          </table:table-cell>
          <table:table-cell table:formula="of:=1*([.$B261]&lt;[.$D$2])" office:value-type="float" office:value="1">
            <text:p>1</text:p>
          </table:table-cell>
          <table:table-cell table:formula="of:=([.D261]=0)*([.$B261]&lt;([.$D$2]+[.$E$2]))" office:value-type="float" office:value="0">
            <text:p>0</text:p>
          </table:table-cell>
          <table:table-cell table:formula="of:=([.D261]=0)*([.E261]=0)" office:value-type="float" office:value="0">
            <text:p>0</text:p>
          </table:table-cell>
          <table:table-cell table:formula="of:=1*([.$C261]&lt;[.$G$2])" office:value-type="float" office:value="0">
            <text:p>0</text:p>
          </table:table-cell>
          <table:table-cell table:formula="of:=([.G261]=0)*([.$C261]&lt;([.$G$2]+[.$H$2]))" office:value-type="float" office:value="1">
            <text:p>1</text:p>
          </table:table-cell>
          <table:table-cell table:formula="of:=([.G261]=0)*([.H261]=0)" office:value-type="float" office:value="0">
            <text:p>0</text:p>
          </table:table-cell>
          <table:table-cell table:formula="of:=IF([.D261]*[.G261];[.$M$4]) + IF([.E261]*[.G261];[.$M$5]) + IF([.F261]*[.G261];[.$M$6]) + IF([.D261]*[.H261];[.$N$4]) + IF([.E261]*[.H261];[.$N$5]) + IF([.F261]*[.H261];[.$N$6]) + IF([.D261]*[.I261];[.$O$4]) + IF([.E261]*[.I261];[.$O$5]) + IF([.F261]*[.I261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59">
            <text:p>259</text:p>
          </table:table-cell>
          <table:table-cell table:formula="of:=RAND()" office:value-type="float" office:value="0.812591552734375">
            <text:p>0,8125915527</text:p>
          </table:table-cell>
          <table:table-cell table:formula="of:=RAND()" office:value-type="float" office:value="0.048309326171875">
            <text:p>0,0483093262</text:p>
          </table:table-cell>
          <table:table-cell table:formula="of:=1*([.$B262]&lt;[.$D$2])" office:value-type="float" office:value="0">
            <text:p>0</text:p>
          </table:table-cell>
          <table:table-cell table:formula="of:=([.D262]=0)*([.$B262]&lt;([.$D$2]+[.$E$2]))" office:value-type="float" office:value="0">
            <text:p>0</text:p>
          </table:table-cell>
          <table:table-cell table:formula="of:=([.D262]=0)*([.E262]=0)" office:value-type="float" office:value="1">
            <text:p>1</text:p>
          </table:table-cell>
          <table:table-cell table:formula="of:=1*([.$C262]&lt;[.$G$2])" office:value-type="float" office:value="0">
            <text:p>0</text:p>
          </table:table-cell>
          <table:table-cell table:formula="of:=([.G262]=0)*([.$C262]&lt;([.$G$2]+[.$H$2]))" office:value-type="float" office:value="1">
            <text:p>1</text:p>
          </table:table-cell>
          <table:table-cell table:formula="of:=([.G262]=0)*([.H262]=0)" office:value-type="float" office:value="0">
            <text:p>0</text:p>
          </table:table-cell>
          <table:table-cell table:formula="of:=IF([.D262]*[.G262];[.$M$4]) + IF([.E262]*[.G262];[.$M$5]) + IF([.F262]*[.G262];[.$M$6]) + IF([.D262]*[.H262];[.$N$4]) + IF([.E262]*[.H262];[.$N$5]) + IF([.F262]*[.H262];[.$N$6]) + IF([.D262]*[.I262];[.$O$4]) + IF([.E262]*[.I262];[.$O$5]) + IF([.F262]*[.I262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60">
            <text:p>260</text:p>
          </table:table-cell>
          <table:table-cell table:formula="of:=RAND()" office:value-type="float" office:value="0.1470947265625">
            <text:p>0,1470947266</text:p>
          </table:table-cell>
          <table:table-cell table:formula="of:=RAND()" office:value-type="float" office:value="0.489776611328125">
            <text:p>0,4897766113</text:p>
          </table:table-cell>
          <table:table-cell table:formula="of:=1*([.$B263]&lt;[.$D$2])" office:value-type="float" office:value="1">
            <text:p>1</text:p>
          </table:table-cell>
          <table:table-cell table:formula="of:=([.D263]=0)*([.$B263]&lt;([.$D$2]+[.$E$2]))" office:value-type="float" office:value="0">
            <text:p>0</text:p>
          </table:table-cell>
          <table:table-cell table:formula="of:=([.D263]=0)*([.E263]=0)" office:value-type="float" office:value="0">
            <text:p>0</text:p>
          </table:table-cell>
          <table:table-cell table:formula="of:=1*([.$C263]&lt;[.$G$2])" office:value-type="float" office:value="0">
            <text:p>0</text:p>
          </table:table-cell>
          <table:table-cell table:formula="of:=([.G263]=0)*([.$C263]&lt;([.$G$2]+[.$H$2]))" office:value-type="float" office:value="1">
            <text:p>1</text:p>
          </table:table-cell>
          <table:table-cell table:formula="of:=([.G263]=0)*([.H263]=0)" office:value-type="float" office:value="0">
            <text:p>0</text:p>
          </table:table-cell>
          <table:table-cell table:formula="of:=IF([.D263]*[.G263];[.$M$4]) + IF([.E263]*[.G263];[.$M$5]) + IF([.F263]*[.G263];[.$M$6]) + IF([.D263]*[.H263];[.$N$4]) + IF([.E263]*[.H263];[.$N$5]) + IF([.F263]*[.H263];[.$N$6]) + IF([.D263]*[.I263];[.$O$4]) + IF([.E263]*[.I263];[.$O$5]) + IF([.F263]*[.I263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61">
            <text:p>261</text:p>
          </table:table-cell>
          <table:table-cell table:formula="of:=RAND()" office:value-type="float" office:value="0.30328369140625">
            <text:p>0,3032836914</text:p>
          </table:table-cell>
          <table:table-cell table:formula="of:=RAND()" office:value-type="float" office:value="0.811126708984375">
            <text:p>0,811126709</text:p>
          </table:table-cell>
          <table:table-cell table:formula="of:=1*([.$B264]&lt;[.$D$2])" office:value-type="float" office:value="1">
            <text:p>1</text:p>
          </table:table-cell>
          <table:table-cell table:formula="of:=([.D264]=0)*([.$B264]&lt;([.$D$2]+[.$E$2]))" office:value-type="float" office:value="0">
            <text:p>0</text:p>
          </table:table-cell>
          <table:table-cell table:formula="of:=([.D264]=0)*([.E264]=0)" office:value-type="float" office:value="0">
            <text:p>0</text:p>
          </table:table-cell>
          <table:table-cell table:formula="of:=1*([.$C264]&lt;[.$G$2])" office:value-type="float" office:value="0">
            <text:p>0</text:p>
          </table:table-cell>
          <table:table-cell table:formula="of:=([.G264]=0)*([.$C264]&lt;([.$G$2]+[.$H$2]))" office:value-type="float" office:value="0">
            <text:p>0</text:p>
          </table:table-cell>
          <table:table-cell table:formula="of:=([.G264]=0)*([.H264]=0)" office:value-type="float" office:value="1">
            <text:p>1</text:p>
          </table:table-cell>
          <table:table-cell table:formula="of:=IF([.D264]*[.G264];[.$M$4]) + IF([.E264]*[.G264];[.$M$5]) + IF([.F264]*[.G264];[.$M$6]) + IF([.D264]*[.H264];[.$N$4]) + IF([.E264]*[.H264];[.$N$5]) + IF([.F264]*[.H264];[.$N$6]) + IF([.D264]*[.I264];[.$O$4]) + IF([.E264]*[.I264];[.$O$5]) + IF([.F264]*[.I26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62">
            <text:p>262</text:p>
          </table:table-cell>
          <table:table-cell table:formula="of:=RAND()" office:value-type="float" office:value="0.43011474609375">
            <text:p>0,4301147461</text:p>
          </table:table-cell>
          <table:table-cell table:formula="of:=RAND()" office:value-type="float" office:value="0.697784423828125">
            <text:p>0,6977844238</text:p>
          </table:table-cell>
          <table:table-cell table:formula="of:=1*([.$B265]&lt;[.$D$2])" office:value-type="float" office:value="1">
            <text:p>1</text:p>
          </table:table-cell>
          <table:table-cell table:formula="of:=([.D265]=0)*([.$B265]&lt;([.$D$2]+[.$E$2]))" office:value-type="float" office:value="0">
            <text:p>0</text:p>
          </table:table-cell>
          <table:table-cell table:formula="of:=([.D265]=0)*([.E265]=0)" office:value-type="float" office:value="0">
            <text:p>0</text:p>
          </table:table-cell>
          <table:table-cell table:formula="of:=1*([.$C265]&lt;[.$G$2])" office:value-type="float" office:value="0">
            <text:p>0</text:p>
          </table:table-cell>
          <table:table-cell table:formula="of:=([.G265]=0)*([.$C265]&lt;([.$G$2]+[.$H$2]))" office:value-type="float" office:value="0">
            <text:p>0</text:p>
          </table:table-cell>
          <table:table-cell table:formula="of:=([.G265]=0)*([.H265]=0)" office:value-type="float" office:value="1">
            <text:p>1</text:p>
          </table:table-cell>
          <table:table-cell table:formula="of:=IF([.D265]*[.G265];[.$M$4]) + IF([.E265]*[.G265];[.$M$5]) + IF([.F265]*[.G265];[.$M$6]) + IF([.D265]*[.H265];[.$N$4]) + IF([.E265]*[.H265];[.$N$5]) + IF([.F265]*[.H265];[.$N$6]) + IF([.D265]*[.I265];[.$O$4]) + IF([.E265]*[.I265];[.$O$5]) + IF([.F265]*[.I26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63">
            <text:p>263</text:p>
          </table:table-cell>
          <table:table-cell table:formula="of:=RAND()" office:value-type="float" office:value="0.752227783203125">
            <text:p>0,7522277832</text:p>
          </table:table-cell>
          <table:table-cell table:formula="of:=RAND()" office:value-type="float" office:value="0.39935302734375">
            <text:p>0,3993530273</text:p>
          </table:table-cell>
          <table:table-cell table:formula="of:=1*([.$B266]&lt;[.$D$2])" office:value-type="float" office:value="0">
            <text:p>0</text:p>
          </table:table-cell>
          <table:table-cell table:formula="of:=([.D266]=0)*([.$B266]&lt;([.$D$2]+[.$E$2]))" office:value-type="float" office:value="0">
            <text:p>0</text:p>
          </table:table-cell>
          <table:table-cell table:formula="of:=([.D266]=0)*([.E266]=0)" office:value-type="float" office:value="1">
            <text:p>1</text:p>
          </table:table-cell>
          <table:table-cell table:formula="of:=1*([.$C266]&lt;[.$G$2])" office:value-type="float" office:value="0">
            <text:p>0</text:p>
          </table:table-cell>
          <table:table-cell table:formula="of:=([.G266]=0)*([.$C266]&lt;([.$G$2]+[.$H$2]))" office:value-type="float" office:value="1">
            <text:p>1</text:p>
          </table:table-cell>
          <table:table-cell table:formula="of:=([.G266]=0)*([.H266]=0)" office:value-type="float" office:value="0">
            <text:p>0</text:p>
          </table:table-cell>
          <table:table-cell table:formula="of:=IF([.D266]*[.G266];[.$M$4]) + IF([.E266]*[.G266];[.$M$5]) + IF([.F266]*[.G266];[.$M$6]) + IF([.D266]*[.H266];[.$N$4]) + IF([.E266]*[.H266];[.$N$5]) + IF([.F266]*[.H266];[.$N$6]) + IF([.D266]*[.I266];[.$O$4]) + IF([.E266]*[.I266];[.$O$5]) + IF([.F266]*[.I266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64">
            <text:p>264</text:p>
          </table:table-cell>
          <table:table-cell table:formula="of:=RAND()" office:value-type="float" office:value="0.50152587890625">
            <text:p>0,5015258789</text:p>
          </table:table-cell>
          <table:table-cell table:formula="of:=RAND()" office:value-type="float" office:value="0.1339111328125">
            <text:p>0,1339111328</text:p>
          </table:table-cell>
          <table:table-cell table:formula="of:=1*([.$B267]&lt;[.$D$2])" office:value-type="float" office:value="1">
            <text:p>1</text:p>
          </table:table-cell>
          <table:table-cell table:formula="of:=([.D267]=0)*([.$B267]&lt;([.$D$2]+[.$E$2]))" office:value-type="float" office:value="0">
            <text:p>0</text:p>
          </table:table-cell>
          <table:table-cell table:formula="of:=([.D267]=0)*([.E267]=0)" office:value-type="float" office:value="0">
            <text:p>0</text:p>
          </table:table-cell>
          <table:table-cell table:formula="of:=1*([.$C267]&lt;[.$G$2])" office:value-type="float" office:value="0">
            <text:p>0</text:p>
          </table:table-cell>
          <table:table-cell table:formula="of:=([.G267]=0)*([.$C267]&lt;([.$G$2]+[.$H$2]))" office:value-type="float" office:value="1">
            <text:p>1</text:p>
          </table:table-cell>
          <table:table-cell table:formula="of:=([.G267]=0)*([.H267]=0)" office:value-type="float" office:value="0">
            <text:p>0</text:p>
          </table:table-cell>
          <table:table-cell table:formula="of:=IF([.D267]*[.G267];[.$M$4]) + IF([.E267]*[.G267];[.$M$5]) + IF([.F267]*[.G267];[.$M$6]) + IF([.D267]*[.H267];[.$N$4]) + IF([.E267]*[.H267];[.$N$5]) + IF([.F267]*[.H267];[.$N$6]) + IF([.D267]*[.I267];[.$O$4]) + IF([.E267]*[.I267];[.$O$5]) + IF([.F267]*[.I267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65">
            <text:p>265</text:p>
          </table:table-cell>
          <table:table-cell table:formula="of:=RAND()" office:value-type="float" office:value="0.901214599609375">
            <text:p>0,9012145996</text:p>
          </table:table-cell>
          <table:table-cell table:formula="of:=RAND()" office:value-type="float" office:value="0.86016845703125">
            <text:p>0,860168457</text:p>
          </table:table-cell>
          <table:table-cell table:formula="of:=1*([.$B268]&lt;[.$D$2])" office:value-type="float" office:value="0">
            <text:p>0</text:p>
          </table:table-cell>
          <table:table-cell table:formula="of:=([.D268]=0)*([.$B268]&lt;([.$D$2]+[.$E$2]))" office:value-type="float" office:value="0">
            <text:p>0</text:p>
          </table:table-cell>
          <table:table-cell table:formula="of:=([.D268]=0)*([.E268]=0)" office:value-type="float" office:value="1">
            <text:p>1</text:p>
          </table:table-cell>
          <table:table-cell table:formula="of:=1*([.$C268]&lt;[.$G$2])" office:value-type="float" office:value="0">
            <text:p>0</text:p>
          </table:table-cell>
          <table:table-cell table:formula="of:=([.G268]=0)*([.$C268]&lt;([.$G$2]+[.$H$2]))" office:value-type="float" office:value="0">
            <text:p>0</text:p>
          </table:table-cell>
          <table:table-cell table:formula="of:=([.G268]=0)*([.H268]=0)" office:value-type="float" office:value="1">
            <text:p>1</text:p>
          </table:table-cell>
          <table:table-cell table:formula="of:=IF([.D268]*[.G268];[.$M$4]) + IF([.E268]*[.G268];[.$M$5]) + IF([.F268]*[.G268];[.$M$6]) + IF([.D268]*[.H268];[.$N$4]) + IF([.E268]*[.H268];[.$N$5]) + IF([.F268]*[.H268];[.$N$6]) + IF([.D268]*[.I268];[.$O$4]) + IF([.E268]*[.I268];[.$O$5]) + IF([.F268]*[.I268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66">
            <text:p>266</text:p>
          </table:table-cell>
          <table:table-cell table:formula="of:=RAND()" office:value-type="float" office:value="0.43743896484375">
            <text:p>0,4374389648</text:p>
          </table:table-cell>
          <table:table-cell table:formula="of:=RAND()" office:value-type="float" office:value="0.422698974609375">
            <text:p>0,4226989746</text:p>
          </table:table-cell>
          <table:table-cell table:formula="of:=1*([.$B269]&lt;[.$D$2])" office:value-type="float" office:value="1">
            <text:p>1</text:p>
          </table:table-cell>
          <table:table-cell table:formula="of:=([.D269]=0)*([.$B269]&lt;([.$D$2]+[.$E$2]))" office:value-type="float" office:value="0">
            <text:p>0</text:p>
          </table:table-cell>
          <table:table-cell table:formula="of:=([.D269]=0)*([.E269]=0)" office:value-type="float" office:value="0">
            <text:p>0</text:p>
          </table:table-cell>
          <table:table-cell table:formula="of:=1*([.$C269]&lt;[.$G$2])" office:value-type="float" office:value="0">
            <text:p>0</text:p>
          </table:table-cell>
          <table:table-cell table:formula="of:=([.G269]=0)*([.$C269]&lt;([.$G$2]+[.$H$2]))" office:value-type="float" office:value="1">
            <text:p>1</text:p>
          </table:table-cell>
          <table:table-cell table:formula="of:=([.G269]=0)*([.H269]=0)" office:value-type="float" office:value="0">
            <text:p>0</text:p>
          </table:table-cell>
          <table:table-cell table:formula="of:=IF([.D269]*[.G269];[.$M$4]) + IF([.E269]*[.G269];[.$M$5]) + IF([.F269]*[.G269];[.$M$6]) + IF([.D269]*[.H269];[.$N$4]) + IF([.E269]*[.H269];[.$N$5]) + IF([.F269]*[.H269];[.$N$6]) + IF([.D269]*[.I269];[.$O$4]) + IF([.E269]*[.I269];[.$O$5]) + IF([.F269]*[.I269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67">
            <text:p>267</text:p>
          </table:table-cell>
          <table:table-cell table:formula="of:=RAND()" office:value-type="float" office:value="0.029632568359375">
            <text:p>0,0296325684</text:p>
          </table:table-cell>
          <table:table-cell table:formula="of:=RAND()" office:value-type="float" office:value="0.6162109375">
            <text:p>0,6162109375</text:p>
          </table:table-cell>
          <table:table-cell table:formula="of:=1*([.$B270]&lt;[.$D$2])" office:value-type="float" office:value="1">
            <text:p>1</text:p>
          </table:table-cell>
          <table:table-cell table:formula="of:=([.D270]=0)*([.$B270]&lt;([.$D$2]+[.$E$2]))" office:value-type="float" office:value="0">
            <text:p>0</text:p>
          </table:table-cell>
          <table:table-cell table:formula="of:=([.D270]=0)*([.E270]=0)" office:value-type="float" office:value="0">
            <text:p>0</text:p>
          </table:table-cell>
          <table:table-cell table:formula="of:=1*([.$C270]&lt;[.$G$2])" office:value-type="float" office:value="0">
            <text:p>0</text:p>
          </table:table-cell>
          <table:table-cell table:formula="of:=([.G270]=0)*([.$C270]&lt;([.$G$2]+[.$H$2]))" office:value-type="float" office:value="0">
            <text:p>0</text:p>
          </table:table-cell>
          <table:table-cell table:formula="of:=([.G270]=0)*([.H270]=0)" office:value-type="float" office:value="1">
            <text:p>1</text:p>
          </table:table-cell>
          <table:table-cell table:formula="of:=IF([.D270]*[.G270];[.$M$4]) + IF([.E270]*[.G270];[.$M$5]) + IF([.F270]*[.G270];[.$M$6]) + IF([.D270]*[.H270];[.$N$4]) + IF([.E270]*[.H270];[.$N$5]) + IF([.F270]*[.H270];[.$N$6]) + IF([.D270]*[.I270];[.$O$4]) + IF([.E270]*[.I270];[.$O$5]) + IF([.F270]*[.I27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table:formula="of:=RAND()" office:value-type="float" office:value="0.1043701171875">
            <text:p>0,1043701172</text:p>
          </table:table-cell>
          <table:table-cell table:formula="of:=RAND()" office:value-type="float" office:value="0.584075927734375">
            <text:p>0,5840759277</text:p>
          </table:table-cell>
          <table:table-cell table:formula="of:=1*([.$B271]&lt;[.$D$2])" office:value-type="float" office:value="1">
            <text:p>1</text:p>
          </table:table-cell>
          <table:table-cell table:formula="of:=([.D271]=0)*([.$B271]&lt;([.$D$2]+[.$E$2]))" office:value-type="float" office:value="0">
            <text:p>0</text:p>
          </table:table-cell>
          <table:table-cell table:formula="of:=([.D271]=0)*([.E271]=0)" office:value-type="float" office:value="0">
            <text:p>0</text:p>
          </table:table-cell>
          <table:table-cell table:formula="of:=1*([.$C271]&lt;[.$G$2])" office:value-type="float" office:value="0">
            <text:p>0</text:p>
          </table:table-cell>
          <table:table-cell table:formula="of:=([.G271]=0)*([.$C271]&lt;([.$G$2]+[.$H$2]))" office:value-type="float" office:value="0">
            <text:p>0</text:p>
          </table:table-cell>
          <table:table-cell table:formula="of:=([.G271]=0)*([.H271]=0)" office:value-type="float" office:value="1">
            <text:p>1</text:p>
          </table:table-cell>
          <table:table-cell table:formula="of:=IF([.D271]*[.G271];[.$M$4]) + IF([.E271]*[.G271];[.$M$5]) + IF([.F271]*[.G271];[.$M$6]) + IF([.D271]*[.H271];[.$N$4]) + IF([.E271]*[.H271];[.$N$5]) + IF([.F271]*[.H271];[.$N$6]) + IF([.D271]*[.I271];[.$O$4]) + IF([.E271]*[.I271];[.$O$5]) + IF([.F271]*[.I27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69">
            <text:p>269</text:p>
          </table:table-cell>
          <table:table-cell table:formula="of:=RAND()" office:value-type="float" office:value="0.10919189453125">
            <text:p>0,1091918945</text:p>
          </table:table-cell>
          <table:table-cell table:formula="of:=RAND()" office:value-type="float" office:value="0.7890625">
            <text:p>0,7890625</text:p>
          </table:table-cell>
          <table:table-cell table:formula="of:=1*([.$B272]&lt;[.$D$2])" office:value-type="float" office:value="1">
            <text:p>1</text:p>
          </table:table-cell>
          <table:table-cell table:formula="of:=([.D272]=0)*([.$B272]&lt;([.$D$2]+[.$E$2]))" office:value-type="float" office:value="0">
            <text:p>0</text:p>
          </table:table-cell>
          <table:table-cell table:formula="of:=([.D272]=0)*([.E272]=0)" office:value-type="float" office:value="0">
            <text:p>0</text:p>
          </table:table-cell>
          <table:table-cell table:formula="of:=1*([.$C272]&lt;[.$G$2])" office:value-type="float" office:value="0">
            <text:p>0</text:p>
          </table:table-cell>
          <table:table-cell table:formula="of:=([.G272]=0)*([.$C272]&lt;([.$G$2]+[.$H$2]))" office:value-type="float" office:value="0">
            <text:p>0</text:p>
          </table:table-cell>
          <table:table-cell table:formula="of:=([.G272]=0)*([.H272]=0)" office:value-type="float" office:value="1">
            <text:p>1</text:p>
          </table:table-cell>
          <table:table-cell table:formula="of:=IF([.D272]*[.G272];[.$M$4]) + IF([.E272]*[.G272];[.$M$5]) + IF([.F272]*[.G272];[.$M$6]) + IF([.D272]*[.H272];[.$N$4]) + IF([.E272]*[.H272];[.$N$5]) + IF([.F272]*[.H272];[.$N$6]) + IF([.D272]*[.I272];[.$O$4]) + IF([.E272]*[.I272];[.$O$5]) + IF([.F272]*[.I272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table:formula="of:=RAND()" office:value-type="float" office:value="0.80352783203125">
            <text:p>0,803527832</text:p>
          </table:table-cell>
          <table:table-cell table:formula="of:=RAND()" office:value-type="float" office:value="0.193603515625">
            <text:p>0,1936035156</text:p>
          </table:table-cell>
          <table:table-cell table:formula="of:=1*([.$B273]&lt;[.$D$2])" office:value-type="float" office:value="0">
            <text:p>0</text:p>
          </table:table-cell>
          <table:table-cell table:formula="of:=([.D273]=0)*([.$B273]&lt;([.$D$2]+[.$E$2]))" office:value-type="float" office:value="0">
            <text:p>0</text:p>
          </table:table-cell>
          <table:table-cell table:formula="of:=([.D273]=0)*([.E273]=0)" office:value-type="float" office:value="1">
            <text:p>1</text:p>
          </table:table-cell>
          <table:table-cell table:formula="of:=1*([.$C273]&lt;[.$G$2])" office:value-type="float" office:value="0">
            <text:p>0</text:p>
          </table:table-cell>
          <table:table-cell table:formula="of:=([.G273]=0)*([.$C273]&lt;([.$G$2]+[.$H$2]))" office:value-type="float" office:value="1">
            <text:p>1</text:p>
          </table:table-cell>
          <table:table-cell table:formula="of:=([.G273]=0)*([.H273]=0)" office:value-type="float" office:value="0">
            <text:p>0</text:p>
          </table:table-cell>
          <table:table-cell table:formula="of:=IF([.D273]*[.G273];[.$M$4]) + IF([.E273]*[.G273];[.$M$5]) + IF([.F273]*[.G273];[.$M$6]) + IF([.D273]*[.H273];[.$N$4]) + IF([.E273]*[.H273];[.$N$5]) + IF([.F273]*[.H273];[.$N$6]) + IF([.D273]*[.I273];[.$O$4]) + IF([.E273]*[.I273];[.$O$5]) + IF([.F273]*[.I273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71">
            <text:p>271</text:p>
          </table:table-cell>
          <table:table-cell table:formula="of:=RAND()" office:value-type="float" office:value="0.85150146484375">
            <text:p>0,8515014648</text:p>
          </table:table-cell>
          <table:table-cell table:formula="of:=RAND()" office:value-type="float" office:value="0.891693115234375">
            <text:p>0,8916931152</text:p>
          </table:table-cell>
          <table:table-cell table:formula="of:=1*([.$B274]&lt;[.$D$2])" office:value-type="float" office:value="0">
            <text:p>0</text:p>
          </table:table-cell>
          <table:table-cell table:formula="of:=([.D274]=0)*([.$B274]&lt;([.$D$2]+[.$E$2]))" office:value-type="float" office:value="0">
            <text:p>0</text:p>
          </table:table-cell>
          <table:table-cell table:formula="of:=([.D274]=0)*([.E274]=0)" office:value-type="float" office:value="1">
            <text:p>1</text:p>
          </table:table-cell>
          <table:table-cell table:formula="of:=1*([.$C274]&lt;[.$G$2])" office:value-type="float" office:value="0">
            <text:p>0</text:p>
          </table:table-cell>
          <table:table-cell table:formula="of:=([.G274]=0)*([.$C274]&lt;([.$G$2]+[.$H$2]))" office:value-type="float" office:value="0">
            <text:p>0</text:p>
          </table:table-cell>
          <table:table-cell table:formula="of:=([.G274]=0)*([.H274]=0)" office:value-type="float" office:value="1">
            <text:p>1</text:p>
          </table:table-cell>
          <table:table-cell table:formula="of:=IF([.D274]*[.G274];[.$M$4]) + IF([.E274]*[.G274];[.$M$5]) + IF([.F274]*[.G274];[.$M$6]) + IF([.D274]*[.H274];[.$N$4]) + IF([.E274]*[.H274];[.$N$5]) + IF([.F274]*[.H274];[.$N$6]) + IF([.D274]*[.I274];[.$O$4]) + IF([.E274]*[.I274];[.$O$5]) + IF([.F274]*[.I274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72">
            <text:p>272</text:p>
          </table:table-cell>
          <table:table-cell table:formula="of:=RAND()" office:value-type="float" office:value="0.94805908203125">
            <text:p>0,948059082</text:p>
          </table:table-cell>
          <table:table-cell table:formula="of:=RAND()" office:value-type="float" office:value="0.865020751953125">
            <text:p>0,865020752</text:p>
          </table:table-cell>
          <table:table-cell table:formula="of:=1*([.$B275]&lt;[.$D$2])" office:value-type="float" office:value="0">
            <text:p>0</text:p>
          </table:table-cell>
          <table:table-cell table:formula="of:=([.D275]=0)*([.$B275]&lt;([.$D$2]+[.$E$2]))" office:value-type="float" office:value="0">
            <text:p>0</text:p>
          </table:table-cell>
          <table:table-cell table:formula="of:=([.D275]=0)*([.E275]=0)" office:value-type="float" office:value="1">
            <text:p>1</text:p>
          </table:table-cell>
          <table:table-cell table:formula="of:=1*([.$C275]&lt;[.$G$2])" office:value-type="float" office:value="0">
            <text:p>0</text:p>
          </table:table-cell>
          <table:table-cell table:formula="of:=([.G275]=0)*([.$C275]&lt;([.$G$2]+[.$H$2]))" office:value-type="float" office:value="0">
            <text:p>0</text:p>
          </table:table-cell>
          <table:table-cell table:formula="of:=([.G275]=0)*([.H275]=0)" office:value-type="float" office:value="1">
            <text:p>1</text:p>
          </table:table-cell>
          <table:table-cell table:formula="of:=IF([.D275]*[.G275];[.$M$4]) + IF([.E275]*[.G275];[.$M$5]) + IF([.F275]*[.G275];[.$M$6]) + IF([.D275]*[.H275];[.$N$4]) + IF([.E275]*[.H275];[.$N$5]) + IF([.F275]*[.H275];[.$N$6]) + IF([.D275]*[.I275];[.$O$4]) + IF([.E275]*[.I275];[.$O$5]) + IF([.F275]*[.I275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73">
            <text:p>273</text:p>
          </table:table-cell>
          <table:table-cell table:formula="of:=RAND()" office:value-type="float" office:value="0.054290771484375">
            <text:p>0,0542907715</text:p>
          </table:table-cell>
          <table:table-cell table:formula="of:=RAND()" office:value-type="float" office:value="0.421356201171875">
            <text:p>0,4213562012</text:p>
          </table:table-cell>
          <table:table-cell table:formula="of:=1*([.$B276]&lt;[.$D$2])" office:value-type="float" office:value="1">
            <text:p>1</text:p>
          </table:table-cell>
          <table:table-cell table:formula="of:=([.D276]=0)*([.$B276]&lt;([.$D$2]+[.$E$2]))" office:value-type="float" office:value="0">
            <text:p>0</text:p>
          </table:table-cell>
          <table:table-cell table:formula="of:=([.D276]=0)*([.E276]=0)" office:value-type="float" office:value="0">
            <text:p>0</text:p>
          </table:table-cell>
          <table:table-cell table:formula="of:=1*([.$C276]&lt;[.$G$2])" office:value-type="float" office:value="0">
            <text:p>0</text:p>
          </table:table-cell>
          <table:table-cell table:formula="of:=([.G276]=0)*([.$C276]&lt;([.$G$2]+[.$H$2]))" office:value-type="float" office:value="1">
            <text:p>1</text:p>
          </table:table-cell>
          <table:table-cell table:formula="of:=([.G276]=0)*([.H276]=0)" office:value-type="float" office:value="0">
            <text:p>0</text:p>
          </table:table-cell>
          <table:table-cell table:formula="of:=IF([.D276]*[.G276];[.$M$4]) + IF([.E276]*[.G276];[.$M$5]) + IF([.F276]*[.G276];[.$M$6]) + IF([.D276]*[.H276];[.$N$4]) + IF([.E276]*[.H276];[.$N$5]) + IF([.F276]*[.H276];[.$N$6]) + IF([.D276]*[.I276];[.$O$4]) + IF([.E276]*[.I276];[.$O$5]) + IF([.F276]*[.I276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table:formula="of:=RAND()" office:value-type="float" office:value="0.42999267578125">
            <text:p>0,4299926758</text:p>
          </table:table-cell>
          <table:table-cell table:formula="of:=RAND()" office:value-type="float" office:value="0.83624267578125">
            <text:p>0,8362426758</text:p>
          </table:table-cell>
          <table:table-cell table:formula="of:=1*([.$B277]&lt;[.$D$2])" office:value-type="float" office:value="1">
            <text:p>1</text:p>
          </table:table-cell>
          <table:table-cell table:formula="of:=([.D277]=0)*([.$B277]&lt;([.$D$2]+[.$E$2]))" office:value-type="float" office:value="0">
            <text:p>0</text:p>
          </table:table-cell>
          <table:table-cell table:formula="of:=([.D277]=0)*([.E277]=0)" office:value-type="float" office:value="0">
            <text:p>0</text:p>
          </table:table-cell>
          <table:table-cell table:formula="of:=1*([.$C277]&lt;[.$G$2])" office:value-type="float" office:value="0">
            <text:p>0</text:p>
          </table:table-cell>
          <table:table-cell table:formula="of:=([.G277]=0)*([.$C277]&lt;([.$G$2]+[.$H$2]))" office:value-type="float" office:value="0">
            <text:p>0</text:p>
          </table:table-cell>
          <table:table-cell table:formula="of:=([.G277]=0)*([.H277]=0)" office:value-type="float" office:value="1">
            <text:p>1</text:p>
          </table:table-cell>
          <table:table-cell table:formula="of:=IF([.D277]*[.G277];[.$M$4]) + IF([.E277]*[.G277];[.$M$5]) + IF([.F277]*[.G277];[.$M$6]) + IF([.D277]*[.H277];[.$N$4]) + IF([.E277]*[.H277];[.$N$5]) + IF([.F277]*[.H277];[.$N$6]) + IF([.D277]*[.I277];[.$O$4]) + IF([.E277]*[.I277];[.$O$5]) + IF([.F277]*[.I27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75">
            <text:p>275</text:p>
          </table:table-cell>
          <table:table-cell table:formula="of:=RAND()" office:value-type="float" office:value="0.15301513671875">
            <text:p>0,1530151367</text:p>
          </table:table-cell>
          <table:table-cell table:formula="of:=RAND()" office:value-type="float" office:value="0.384124755859375">
            <text:p>0,3841247559</text:p>
          </table:table-cell>
          <table:table-cell table:formula="of:=1*([.$B278]&lt;[.$D$2])" office:value-type="float" office:value="1">
            <text:p>1</text:p>
          </table:table-cell>
          <table:table-cell table:formula="of:=([.D278]=0)*([.$B278]&lt;([.$D$2]+[.$E$2]))" office:value-type="float" office:value="0">
            <text:p>0</text:p>
          </table:table-cell>
          <table:table-cell table:formula="of:=([.D278]=0)*([.E278]=0)" office:value-type="float" office:value="0">
            <text:p>0</text:p>
          </table:table-cell>
          <table:table-cell table:formula="of:=1*([.$C278]&lt;[.$G$2])" office:value-type="float" office:value="0">
            <text:p>0</text:p>
          </table:table-cell>
          <table:table-cell table:formula="of:=([.G278]=0)*([.$C278]&lt;([.$G$2]+[.$H$2]))" office:value-type="float" office:value="1">
            <text:p>1</text:p>
          </table:table-cell>
          <table:table-cell table:formula="of:=([.G278]=0)*([.H278]=0)" office:value-type="float" office:value="0">
            <text:p>0</text:p>
          </table:table-cell>
          <table:table-cell table:formula="of:=IF([.D278]*[.G278];[.$M$4]) + IF([.E278]*[.G278];[.$M$5]) + IF([.F278]*[.G278];[.$M$6]) + IF([.D278]*[.H278];[.$N$4]) + IF([.E278]*[.H278];[.$N$5]) + IF([.F278]*[.H278];[.$N$6]) + IF([.D278]*[.I278];[.$O$4]) + IF([.E278]*[.I278];[.$O$5]) + IF([.F278]*[.I27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76">
            <text:p>276</text:p>
          </table:table-cell>
          <table:table-cell table:formula="of:=RAND()" office:value-type="float" office:value="0.832733154296875">
            <text:p>0,8327331543</text:p>
          </table:table-cell>
          <table:table-cell table:formula="of:=RAND()" office:value-type="float" office:value="0.940399169921875">
            <text:p>0,9403991699</text:p>
          </table:table-cell>
          <table:table-cell table:formula="of:=1*([.$B279]&lt;[.$D$2])" office:value-type="float" office:value="0">
            <text:p>0</text:p>
          </table:table-cell>
          <table:table-cell table:formula="of:=([.D279]=0)*([.$B279]&lt;([.$D$2]+[.$E$2]))" office:value-type="float" office:value="0">
            <text:p>0</text:p>
          </table:table-cell>
          <table:table-cell table:formula="of:=([.D279]=0)*([.E279]=0)" office:value-type="float" office:value="1">
            <text:p>1</text:p>
          </table:table-cell>
          <table:table-cell table:formula="of:=1*([.$C279]&lt;[.$G$2])" office:value-type="float" office:value="0">
            <text:p>0</text:p>
          </table:table-cell>
          <table:table-cell table:formula="of:=([.G279]=0)*([.$C279]&lt;([.$G$2]+[.$H$2]))" office:value-type="float" office:value="0">
            <text:p>0</text:p>
          </table:table-cell>
          <table:table-cell table:formula="of:=([.G279]=0)*([.H279]=0)" office:value-type="float" office:value="1">
            <text:p>1</text:p>
          </table:table-cell>
          <table:table-cell table:formula="of:=IF([.D279]*[.G279];[.$M$4]) + IF([.E279]*[.G279];[.$M$5]) + IF([.F279]*[.G279];[.$M$6]) + IF([.D279]*[.H279];[.$N$4]) + IF([.E279]*[.H279];[.$N$5]) + IF([.F279]*[.H279];[.$N$6]) + IF([.D279]*[.I279];[.$O$4]) + IF([.E279]*[.I279];[.$O$5]) + IF([.F279]*[.I279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77">
            <text:p>277</text:p>
          </table:table-cell>
          <table:table-cell table:formula="of:=RAND()" office:value-type="float" office:value="0.38330078125">
            <text:p>0,3833007813</text:p>
          </table:table-cell>
          <table:table-cell table:formula="of:=RAND()" office:value-type="float" office:value="0.2823486328125">
            <text:p>0,2823486328</text:p>
          </table:table-cell>
          <table:table-cell table:formula="of:=1*([.$B280]&lt;[.$D$2])" office:value-type="float" office:value="1">
            <text:p>1</text:p>
          </table:table-cell>
          <table:table-cell table:formula="of:=([.D280]=0)*([.$B280]&lt;([.$D$2]+[.$E$2]))" office:value-type="float" office:value="0">
            <text:p>0</text:p>
          </table:table-cell>
          <table:table-cell table:formula="of:=([.D280]=0)*([.E280]=0)" office:value-type="float" office:value="0">
            <text:p>0</text:p>
          </table:table-cell>
          <table:table-cell table:formula="of:=1*([.$C280]&lt;[.$G$2])" office:value-type="float" office:value="0">
            <text:p>0</text:p>
          </table:table-cell>
          <table:table-cell table:formula="of:=([.G280]=0)*([.$C280]&lt;([.$G$2]+[.$H$2]))" office:value-type="float" office:value="1">
            <text:p>1</text:p>
          </table:table-cell>
          <table:table-cell table:formula="of:=([.G280]=0)*([.H280]=0)" office:value-type="float" office:value="0">
            <text:p>0</text:p>
          </table:table-cell>
          <table:table-cell table:formula="of:=IF([.D280]*[.G280];[.$M$4]) + IF([.E280]*[.G280];[.$M$5]) + IF([.F280]*[.G280];[.$M$6]) + IF([.D280]*[.H280];[.$N$4]) + IF([.E280]*[.H280];[.$N$5]) + IF([.F280]*[.H280];[.$N$6]) + IF([.D280]*[.I280];[.$O$4]) + IF([.E280]*[.I280];[.$O$5]) + IF([.F280]*[.I280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table:formula="of:=RAND()" office:value-type="float" office:value="0.14544677734375">
            <text:p>0,1454467773</text:p>
          </table:table-cell>
          <table:table-cell table:formula="of:=RAND()" office:value-type="float" office:value="0.742431640625">
            <text:p>0,7424316406</text:p>
          </table:table-cell>
          <table:table-cell table:formula="of:=1*([.$B281]&lt;[.$D$2])" office:value-type="float" office:value="1">
            <text:p>1</text:p>
          </table:table-cell>
          <table:table-cell table:formula="of:=([.D281]=0)*([.$B281]&lt;([.$D$2]+[.$E$2]))" office:value-type="float" office:value="0">
            <text:p>0</text:p>
          </table:table-cell>
          <table:table-cell table:formula="of:=([.D281]=0)*([.E281]=0)" office:value-type="float" office:value="0">
            <text:p>0</text:p>
          </table:table-cell>
          <table:table-cell table:formula="of:=1*([.$C281]&lt;[.$G$2])" office:value-type="float" office:value="0">
            <text:p>0</text:p>
          </table:table-cell>
          <table:table-cell table:formula="of:=([.G281]=0)*([.$C281]&lt;([.$G$2]+[.$H$2]))" office:value-type="float" office:value="0">
            <text:p>0</text:p>
          </table:table-cell>
          <table:table-cell table:formula="of:=([.G281]=0)*([.H281]=0)" office:value-type="float" office:value="1">
            <text:p>1</text:p>
          </table:table-cell>
          <table:table-cell table:formula="of:=IF([.D281]*[.G281];[.$M$4]) + IF([.E281]*[.G281];[.$M$5]) + IF([.F281]*[.G281];[.$M$6]) + IF([.D281]*[.H281];[.$N$4]) + IF([.E281]*[.H281];[.$N$5]) + IF([.F281]*[.H281];[.$N$6]) + IF([.D281]*[.I281];[.$O$4]) + IF([.E281]*[.I281];[.$O$5]) + IF([.F281]*[.I28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79">
            <text:p>279</text:p>
          </table:table-cell>
          <table:table-cell table:formula="of:=RAND()" office:value-type="float" office:value="0.461395263671875">
            <text:p>0,4613952637</text:p>
          </table:table-cell>
          <table:table-cell table:formula="of:=RAND()" office:value-type="float" office:value="0.596160888671875">
            <text:p>0,5961608887</text:p>
          </table:table-cell>
          <table:table-cell table:formula="of:=1*([.$B282]&lt;[.$D$2])" office:value-type="float" office:value="1">
            <text:p>1</text:p>
          </table:table-cell>
          <table:table-cell table:formula="of:=([.D282]=0)*([.$B282]&lt;([.$D$2]+[.$E$2]))" office:value-type="float" office:value="0">
            <text:p>0</text:p>
          </table:table-cell>
          <table:table-cell table:formula="of:=([.D282]=0)*([.E282]=0)" office:value-type="float" office:value="0">
            <text:p>0</text:p>
          </table:table-cell>
          <table:table-cell table:formula="of:=1*([.$C282]&lt;[.$G$2])" office:value-type="float" office:value="0">
            <text:p>0</text:p>
          </table:table-cell>
          <table:table-cell table:formula="of:=([.G282]=0)*([.$C282]&lt;([.$G$2]+[.$H$2]))" office:value-type="float" office:value="0">
            <text:p>0</text:p>
          </table:table-cell>
          <table:table-cell table:formula="of:=([.G282]=0)*([.H282]=0)" office:value-type="float" office:value="1">
            <text:p>1</text:p>
          </table:table-cell>
          <table:table-cell table:formula="of:=IF([.D282]*[.G282];[.$M$4]) + IF([.E282]*[.G282];[.$M$5]) + IF([.F282]*[.G282];[.$M$6]) + IF([.D282]*[.H282];[.$N$4]) + IF([.E282]*[.H282];[.$N$5]) + IF([.F282]*[.H282];[.$N$6]) + IF([.D282]*[.I282];[.$O$4]) + IF([.E282]*[.I282];[.$O$5]) + IF([.F282]*[.I282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table:formula="of:=RAND()" office:value-type="float" office:value="0.1358642578125">
            <text:p>0,1358642578</text:p>
          </table:table-cell>
          <table:table-cell table:formula="of:=RAND()" office:value-type="float" office:value="0.123260498046875">
            <text:p>0,123260498</text:p>
          </table:table-cell>
          <table:table-cell table:formula="of:=1*([.$B283]&lt;[.$D$2])" office:value-type="float" office:value="1">
            <text:p>1</text:p>
          </table:table-cell>
          <table:table-cell table:formula="of:=([.D283]=0)*([.$B283]&lt;([.$D$2]+[.$E$2]))" office:value-type="float" office:value="0">
            <text:p>0</text:p>
          </table:table-cell>
          <table:table-cell table:formula="of:=([.D283]=0)*([.E283]=0)" office:value-type="float" office:value="0">
            <text:p>0</text:p>
          </table:table-cell>
          <table:table-cell table:formula="of:=1*([.$C283]&lt;[.$G$2])" office:value-type="float" office:value="0">
            <text:p>0</text:p>
          </table:table-cell>
          <table:table-cell table:formula="of:=([.G283]=0)*([.$C283]&lt;([.$G$2]+[.$H$2]))" office:value-type="float" office:value="1">
            <text:p>1</text:p>
          </table:table-cell>
          <table:table-cell table:formula="of:=([.G283]=0)*([.H283]=0)" office:value-type="float" office:value="0">
            <text:p>0</text:p>
          </table:table-cell>
          <table:table-cell table:formula="of:=IF([.D283]*[.G283];[.$M$4]) + IF([.E283]*[.G283];[.$M$5]) + IF([.F283]*[.G283];[.$M$6]) + IF([.D283]*[.H283];[.$N$4]) + IF([.E283]*[.H283];[.$N$5]) + IF([.F283]*[.H283];[.$N$6]) + IF([.D283]*[.I283];[.$O$4]) + IF([.E283]*[.I283];[.$O$5]) + IF([.F283]*[.I283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81">
            <text:p>281</text:p>
          </table:table-cell>
          <table:table-cell table:formula="of:=RAND()" office:value-type="float" office:value="0.188323974609375">
            <text:p>0,1883239746</text:p>
          </table:table-cell>
          <table:table-cell table:formula="of:=RAND()" office:value-type="float" office:value="0.290496826171875">
            <text:p>0,2904968262</text:p>
          </table:table-cell>
          <table:table-cell table:formula="of:=1*([.$B284]&lt;[.$D$2])" office:value-type="float" office:value="1">
            <text:p>1</text:p>
          </table:table-cell>
          <table:table-cell table:formula="of:=([.D284]=0)*([.$B284]&lt;([.$D$2]+[.$E$2]))" office:value-type="float" office:value="0">
            <text:p>0</text:p>
          </table:table-cell>
          <table:table-cell table:formula="of:=([.D284]=0)*([.E284]=0)" office:value-type="float" office:value="0">
            <text:p>0</text:p>
          </table:table-cell>
          <table:table-cell table:formula="of:=1*([.$C284]&lt;[.$G$2])" office:value-type="float" office:value="0">
            <text:p>0</text:p>
          </table:table-cell>
          <table:table-cell table:formula="of:=([.G284]=0)*([.$C284]&lt;([.$G$2]+[.$H$2]))" office:value-type="float" office:value="1">
            <text:p>1</text:p>
          </table:table-cell>
          <table:table-cell table:formula="of:=([.G284]=0)*([.H284]=0)" office:value-type="float" office:value="0">
            <text:p>0</text:p>
          </table:table-cell>
          <table:table-cell table:formula="of:=IF([.D284]*[.G284];[.$M$4]) + IF([.E284]*[.G284];[.$M$5]) + IF([.F284]*[.G284];[.$M$6]) + IF([.D284]*[.H284];[.$N$4]) + IF([.E284]*[.H284];[.$N$5]) + IF([.F284]*[.H284];[.$N$6]) + IF([.D284]*[.I284];[.$O$4]) + IF([.E284]*[.I284];[.$O$5]) + IF([.F284]*[.I284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82">
            <text:p>282</text:p>
          </table:table-cell>
          <table:table-cell table:formula="of:=RAND()" office:value-type="float" office:value="0.03729248046875">
            <text:p>0,0372924805</text:p>
          </table:table-cell>
          <table:table-cell table:formula="of:=RAND()" office:value-type="float" office:value="0.09259033203125">
            <text:p>0,092590332</text:p>
          </table:table-cell>
          <table:table-cell table:formula="of:=1*([.$B285]&lt;[.$D$2])" office:value-type="float" office:value="1">
            <text:p>1</text:p>
          </table:table-cell>
          <table:table-cell table:formula="of:=([.D285]=0)*([.$B285]&lt;([.$D$2]+[.$E$2]))" office:value-type="float" office:value="0">
            <text:p>0</text:p>
          </table:table-cell>
          <table:table-cell table:formula="of:=([.D285]=0)*([.E285]=0)" office:value-type="float" office:value="0">
            <text:p>0</text:p>
          </table:table-cell>
          <table:table-cell table:formula="of:=1*([.$C285]&lt;[.$G$2])" office:value-type="float" office:value="0">
            <text:p>0</text:p>
          </table:table-cell>
          <table:table-cell table:formula="of:=([.G285]=0)*([.$C285]&lt;([.$G$2]+[.$H$2]))" office:value-type="float" office:value="1">
            <text:p>1</text:p>
          </table:table-cell>
          <table:table-cell table:formula="of:=([.G285]=0)*([.H285]=0)" office:value-type="float" office:value="0">
            <text:p>0</text:p>
          </table:table-cell>
          <table:table-cell table:formula="of:=IF([.D285]*[.G285];[.$M$4]) + IF([.E285]*[.G285];[.$M$5]) + IF([.F285]*[.G285];[.$M$6]) + IF([.D285]*[.H285];[.$N$4]) + IF([.E285]*[.H285];[.$N$5]) + IF([.F285]*[.H285];[.$N$6]) + IF([.D285]*[.I285];[.$O$4]) + IF([.E285]*[.I285];[.$O$5]) + IF([.F285]*[.I28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83">
            <text:p>283</text:p>
          </table:table-cell>
          <table:table-cell table:formula="of:=RAND()" office:value-type="float" office:value="0.884033203125">
            <text:p>0,8840332031</text:p>
          </table:table-cell>
          <table:table-cell table:formula="of:=RAND()" office:value-type="float" office:value="0.378692626953125">
            <text:p>0,378692627</text:p>
          </table:table-cell>
          <table:table-cell table:formula="of:=1*([.$B286]&lt;[.$D$2])" office:value-type="float" office:value="0">
            <text:p>0</text:p>
          </table:table-cell>
          <table:table-cell table:formula="of:=([.D286]=0)*([.$B286]&lt;([.$D$2]+[.$E$2]))" office:value-type="float" office:value="0">
            <text:p>0</text:p>
          </table:table-cell>
          <table:table-cell table:formula="of:=([.D286]=0)*([.E286]=0)" office:value-type="float" office:value="1">
            <text:p>1</text:p>
          </table:table-cell>
          <table:table-cell table:formula="of:=1*([.$C286]&lt;[.$G$2])" office:value-type="float" office:value="0">
            <text:p>0</text:p>
          </table:table-cell>
          <table:table-cell table:formula="of:=([.G286]=0)*([.$C286]&lt;([.$G$2]+[.$H$2]))" office:value-type="float" office:value="1">
            <text:p>1</text:p>
          </table:table-cell>
          <table:table-cell table:formula="of:=([.G286]=0)*([.H286]=0)" office:value-type="float" office:value="0">
            <text:p>0</text:p>
          </table:table-cell>
          <table:table-cell table:formula="of:=IF([.D286]*[.G286];[.$M$4]) + IF([.E286]*[.G286];[.$M$5]) + IF([.F286]*[.G286];[.$M$6]) + IF([.D286]*[.H286];[.$N$4]) + IF([.E286]*[.H286];[.$N$5]) + IF([.F286]*[.H286];[.$N$6]) + IF([.D286]*[.I286];[.$O$4]) + IF([.E286]*[.I286];[.$O$5]) + IF([.F286]*[.I286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table:formula="of:=RAND()" office:value-type="float" office:value="0.706634521484375">
            <text:p>0,7066345215</text:p>
          </table:table-cell>
          <table:table-cell table:formula="of:=RAND()" office:value-type="float" office:value="0.110992431640625">
            <text:p>0,1109924316</text:p>
          </table:table-cell>
          <table:table-cell table:formula="of:=1*([.$B287]&lt;[.$D$2])" office:value-type="float" office:value="0">
            <text:p>0</text:p>
          </table:table-cell>
          <table:table-cell table:formula="of:=([.D287]=0)*([.$B287]&lt;([.$D$2]+[.$E$2]))" office:value-type="float" office:value="0">
            <text:p>0</text:p>
          </table:table-cell>
          <table:table-cell table:formula="of:=([.D287]=0)*([.E287]=0)" office:value-type="float" office:value="1">
            <text:p>1</text:p>
          </table:table-cell>
          <table:table-cell table:formula="of:=1*([.$C287]&lt;[.$G$2])" office:value-type="float" office:value="0">
            <text:p>0</text:p>
          </table:table-cell>
          <table:table-cell table:formula="of:=([.G287]=0)*([.$C287]&lt;([.$G$2]+[.$H$2]))" office:value-type="float" office:value="1">
            <text:p>1</text:p>
          </table:table-cell>
          <table:table-cell table:formula="of:=([.G287]=0)*([.H287]=0)" office:value-type="float" office:value="0">
            <text:p>0</text:p>
          </table:table-cell>
          <table:table-cell table:formula="of:=IF([.D287]*[.G287];[.$M$4]) + IF([.E287]*[.G287];[.$M$5]) + IF([.F287]*[.G287];[.$M$6]) + IF([.D287]*[.H287];[.$N$4]) + IF([.E287]*[.H287];[.$N$5]) + IF([.F287]*[.H287];[.$N$6]) + IF([.D287]*[.I287];[.$O$4]) + IF([.E287]*[.I287];[.$O$5]) + IF([.F287]*[.I287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85">
            <text:p>285</text:p>
          </table:table-cell>
          <table:table-cell table:formula="of:=RAND()" office:value-type="float" office:value="0.057830810546875">
            <text:p>0,0578308105</text:p>
          </table:table-cell>
          <table:table-cell table:formula="of:=RAND()" office:value-type="float" office:value="0.073944091796875">
            <text:p>0,0739440918</text:p>
          </table:table-cell>
          <table:table-cell table:formula="of:=1*([.$B288]&lt;[.$D$2])" office:value-type="float" office:value="1">
            <text:p>1</text:p>
          </table:table-cell>
          <table:table-cell table:formula="of:=([.D288]=0)*([.$B288]&lt;([.$D$2]+[.$E$2]))" office:value-type="float" office:value="0">
            <text:p>0</text:p>
          </table:table-cell>
          <table:table-cell table:formula="of:=([.D288]=0)*([.E288]=0)" office:value-type="float" office:value="0">
            <text:p>0</text:p>
          </table:table-cell>
          <table:table-cell table:formula="of:=1*([.$C288]&lt;[.$G$2])" office:value-type="float" office:value="0">
            <text:p>0</text:p>
          </table:table-cell>
          <table:table-cell table:formula="of:=([.G288]=0)*([.$C288]&lt;([.$G$2]+[.$H$2]))" office:value-type="float" office:value="1">
            <text:p>1</text:p>
          </table:table-cell>
          <table:table-cell table:formula="of:=([.G288]=0)*([.H288]=0)" office:value-type="float" office:value="0">
            <text:p>0</text:p>
          </table:table-cell>
          <table:table-cell table:formula="of:=IF([.D288]*[.G288];[.$M$4]) + IF([.E288]*[.G288];[.$M$5]) + IF([.F288]*[.G288];[.$M$6]) + IF([.D288]*[.H288];[.$N$4]) + IF([.E288]*[.H288];[.$N$5]) + IF([.F288]*[.H288];[.$N$6]) + IF([.D288]*[.I288];[.$O$4]) + IF([.E288]*[.I288];[.$O$5]) + IF([.F288]*[.I28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86">
            <text:p>286</text:p>
          </table:table-cell>
          <table:table-cell table:formula="of:=RAND()" office:value-type="float" office:value="0.908935546875">
            <text:p>0,9089355469</text:p>
          </table:table-cell>
          <table:table-cell table:formula="of:=RAND()" office:value-type="float" office:value="0.70361328125">
            <text:p>0,7036132813</text:p>
          </table:table-cell>
          <table:table-cell table:formula="of:=1*([.$B289]&lt;[.$D$2])" office:value-type="float" office:value="0">
            <text:p>0</text:p>
          </table:table-cell>
          <table:table-cell table:formula="of:=([.D289]=0)*([.$B289]&lt;([.$D$2]+[.$E$2]))" office:value-type="float" office:value="0">
            <text:p>0</text:p>
          </table:table-cell>
          <table:table-cell table:formula="of:=([.D289]=0)*([.E289]=0)" office:value-type="float" office:value="1">
            <text:p>1</text:p>
          </table:table-cell>
          <table:table-cell table:formula="of:=1*([.$C289]&lt;[.$G$2])" office:value-type="float" office:value="0">
            <text:p>0</text:p>
          </table:table-cell>
          <table:table-cell table:formula="of:=([.G289]=0)*([.$C289]&lt;([.$G$2]+[.$H$2]))" office:value-type="float" office:value="0">
            <text:p>0</text:p>
          </table:table-cell>
          <table:table-cell table:formula="of:=([.G289]=0)*([.H289]=0)" office:value-type="float" office:value="1">
            <text:p>1</text:p>
          </table:table-cell>
          <table:table-cell table:formula="of:=IF([.D289]*[.G289];[.$M$4]) + IF([.E289]*[.G289];[.$M$5]) + IF([.F289]*[.G289];[.$M$6]) + IF([.D289]*[.H289];[.$N$4]) + IF([.E289]*[.H289];[.$N$5]) + IF([.F289]*[.H289];[.$N$6]) + IF([.D289]*[.I289];[.$O$4]) + IF([.E289]*[.I289];[.$O$5]) + IF([.F289]*[.I289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87">
            <text:p>287</text:p>
          </table:table-cell>
          <table:table-cell table:formula="of:=RAND()" office:value-type="float" office:value="0.22174072265625">
            <text:p>0,2217407227</text:p>
          </table:table-cell>
          <table:table-cell table:formula="of:=RAND()" office:value-type="float" office:value="0.55987548828125">
            <text:p>0,5598754883</text:p>
          </table:table-cell>
          <table:table-cell table:formula="of:=1*([.$B290]&lt;[.$D$2])" office:value-type="float" office:value="1">
            <text:p>1</text:p>
          </table:table-cell>
          <table:table-cell table:formula="of:=([.D290]=0)*([.$B290]&lt;([.$D$2]+[.$E$2]))" office:value-type="float" office:value="0">
            <text:p>0</text:p>
          </table:table-cell>
          <table:table-cell table:formula="of:=([.D290]=0)*([.E290]=0)" office:value-type="float" office:value="0">
            <text:p>0</text:p>
          </table:table-cell>
          <table:table-cell table:formula="of:=1*([.$C290]&lt;[.$G$2])" office:value-type="float" office:value="0">
            <text:p>0</text:p>
          </table:table-cell>
          <table:table-cell table:formula="of:=([.G290]=0)*([.$C290]&lt;([.$G$2]+[.$H$2]))" office:value-type="float" office:value="0">
            <text:p>0</text:p>
          </table:table-cell>
          <table:table-cell table:formula="of:=([.G290]=0)*([.H290]=0)" office:value-type="float" office:value="1">
            <text:p>1</text:p>
          </table:table-cell>
          <table:table-cell table:formula="of:=IF([.D290]*[.G290];[.$M$4]) + IF([.E290]*[.G290];[.$M$5]) + IF([.F290]*[.G290];[.$M$6]) + IF([.D290]*[.H290];[.$N$4]) + IF([.E290]*[.H290];[.$N$5]) + IF([.F290]*[.H290];[.$N$6]) + IF([.D290]*[.I290];[.$O$4]) + IF([.E290]*[.I290];[.$O$5]) + IF([.F290]*[.I29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88">
            <text:p>288</text:p>
          </table:table-cell>
          <table:table-cell table:formula="of:=RAND()" office:value-type="float" office:value="0.8856201171875">
            <text:p>0,8856201172</text:p>
          </table:table-cell>
          <table:table-cell table:formula="of:=RAND()" office:value-type="float" office:value="0.645538330078125">
            <text:p>0,6455383301</text:p>
          </table:table-cell>
          <table:table-cell table:formula="of:=1*([.$B291]&lt;[.$D$2])" office:value-type="float" office:value="0">
            <text:p>0</text:p>
          </table:table-cell>
          <table:table-cell table:formula="of:=([.D291]=0)*([.$B291]&lt;([.$D$2]+[.$E$2]))" office:value-type="float" office:value="0">
            <text:p>0</text:p>
          </table:table-cell>
          <table:table-cell table:formula="of:=([.D291]=0)*([.E291]=0)" office:value-type="float" office:value="1">
            <text:p>1</text:p>
          </table:table-cell>
          <table:table-cell table:formula="of:=1*([.$C291]&lt;[.$G$2])" office:value-type="float" office:value="0">
            <text:p>0</text:p>
          </table:table-cell>
          <table:table-cell table:formula="of:=([.G291]=0)*([.$C291]&lt;([.$G$2]+[.$H$2]))" office:value-type="float" office:value="0">
            <text:p>0</text:p>
          </table:table-cell>
          <table:table-cell table:formula="of:=([.G291]=0)*([.H291]=0)" office:value-type="float" office:value="1">
            <text:p>1</text:p>
          </table:table-cell>
          <table:table-cell table:formula="of:=IF([.D291]*[.G291];[.$M$4]) + IF([.E291]*[.G291];[.$M$5]) + IF([.F291]*[.G291];[.$M$6]) + IF([.D291]*[.H291];[.$N$4]) + IF([.E291]*[.H291];[.$N$5]) + IF([.F291]*[.H291];[.$N$6]) + IF([.D291]*[.I291];[.$O$4]) + IF([.E291]*[.I291];[.$O$5]) + IF([.F291]*[.I291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89">
            <text:p>289</text:p>
          </table:table-cell>
          <table:table-cell table:formula="of:=RAND()" office:value-type="float" office:value="0.252197265625">
            <text:p>0,2521972656</text:p>
          </table:table-cell>
          <table:table-cell table:formula="of:=RAND()" office:value-type="float" office:value="0.911712646484375">
            <text:p>0,9117126465</text:p>
          </table:table-cell>
          <table:table-cell table:formula="of:=1*([.$B292]&lt;[.$D$2])" office:value-type="float" office:value="1">
            <text:p>1</text:p>
          </table:table-cell>
          <table:table-cell table:formula="of:=([.D292]=0)*([.$B292]&lt;([.$D$2]+[.$E$2]))" office:value-type="float" office:value="0">
            <text:p>0</text:p>
          </table:table-cell>
          <table:table-cell table:formula="of:=([.D292]=0)*([.E292]=0)" office:value-type="float" office:value="0">
            <text:p>0</text:p>
          </table:table-cell>
          <table:table-cell table:formula="of:=1*([.$C292]&lt;[.$G$2])" office:value-type="float" office:value="0">
            <text:p>0</text:p>
          </table:table-cell>
          <table:table-cell table:formula="of:=([.G292]=0)*([.$C292]&lt;([.$G$2]+[.$H$2]))" office:value-type="float" office:value="0">
            <text:p>0</text:p>
          </table:table-cell>
          <table:table-cell table:formula="of:=([.G292]=0)*([.H292]=0)" office:value-type="float" office:value="1">
            <text:p>1</text:p>
          </table:table-cell>
          <table:table-cell table:formula="of:=IF([.D292]*[.G292];[.$M$4]) + IF([.E292]*[.G292];[.$M$5]) + IF([.F292]*[.G292];[.$M$6]) + IF([.D292]*[.H292];[.$N$4]) + IF([.E292]*[.H292];[.$N$5]) + IF([.F292]*[.H292];[.$N$6]) + IF([.D292]*[.I292];[.$O$4]) + IF([.E292]*[.I292];[.$O$5]) + IF([.F292]*[.I292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90">
            <text:p>290</text:p>
          </table:table-cell>
          <table:table-cell table:formula="of:=RAND()" office:value-type="float" office:value="0.86175537109375">
            <text:p>0,8617553711</text:p>
          </table:table-cell>
          <table:table-cell table:formula="of:=RAND()" office:value-type="float" office:value="0.501312255859375">
            <text:p>0,5013122559</text:p>
          </table:table-cell>
          <table:table-cell table:formula="of:=1*([.$B293]&lt;[.$D$2])" office:value-type="float" office:value="0">
            <text:p>0</text:p>
          </table:table-cell>
          <table:table-cell table:formula="of:=([.D293]=0)*([.$B293]&lt;([.$D$2]+[.$E$2]))" office:value-type="float" office:value="0">
            <text:p>0</text:p>
          </table:table-cell>
          <table:table-cell table:formula="of:=([.D293]=0)*([.E293]=0)" office:value-type="float" office:value="1">
            <text:p>1</text:p>
          </table:table-cell>
          <table:table-cell table:formula="of:=1*([.$C293]&lt;[.$G$2])" office:value-type="float" office:value="0">
            <text:p>0</text:p>
          </table:table-cell>
          <table:table-cell table:formula="of:=([.G293]=0)*([.$C293]&lt;([.$G$2]+[.$H$2]))" office:value-type="float" office:value="0">
            <text:p>0</text:p>
          </table:table-cell>
          <table:table-cell table:formula="of:=([.G293]=0)*([.H293]=0)" office:value-type="float" office:value="1">
            <text:p>1</text:p>
          </table:table-cell>
          <table:table-cell table:formula="of:=IF([.D293]*[.G293];[.$M$4]) + IF([.E293]*[.G293];[.$M$5]) + IF([.F293]*[.G293];[.$M$6]) + IF([.D293]*[.H293];[.$N$4]) + IF([.E293]*[.H293];[.$N$5]) + IF([.F293]*[.H293];[.$N$6]) + IF([.D293]*[.I293];[.$O$4]) + IF([.E293]*[.I293];[.$O$5]) + IF([.F293]*[.I293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91">
            <text:p>291</text:p>
          </table:table-cell>
          <table:table-cell table:formula="of:=RAND()" office:value-type="float" office:value="0.207183837890625">
            <text:p>0,2071838379</text:p>
          </table:table-cell>
          <table:table-cell table:formula="of:=RAND()" office:value-type="float" office:value="0.1988525390625">
            <text:p>0,1988525391</text:p>
          </table:table-cell>
          <table:table-cell table:formula="of:=1*([.$B294]&lt;[.$D$2])" office:value-type="float" office:value="1">
            <text:p>1</text:p>
          </table:table-cell>
          <table:table-cell table:formula="of:=([.D294]=0)*([.$B294]&lt;([.$D$2]+[.$E$2]))" office:value-type="float" office:value="0">
            <text:p>0</text:p>
          </table:table-cell>
          <table:table-cell table:formula="of:=([.D294]=0)*([.E294]=0)" office:value-type="float" office:value="0">
            <text:p>0</text:p>
          </table:table-cell>
          <table:table-cell table:formula="of:=1*([.$C294]&lt;[.$G$2])" office:value-type="float" office:value="0">
            <text:p>0</text:p>
          </table:table-cell>
          <table:table-cell table:formula="of:=([.G294]=0)*([.$C294]&lt;([.$G$2]+[.$H$2]))" office:value-type="float" office:value="1">
            <text:p>1</text:p>
          </table:table-cell>
          <table:table-cell table:formula="of:=([.G294]=0)*([.H294]=0)" office:value-type="float" office:value="0">
            <text:p>0</text:p>
          </table:table-cell>
          <table:table-cell table:formula="of:=IF([.D294]*[.G294];[.$M$4]) + IF([.E294]*[.G294];[.$M$5]) + IF([.F294]*[.G294];[.$M$6]) + IF([.D294]*[.H294];[.$N$4]) + IF([.E294]*[.H294];[.$N$5]) + IF([.F294]*[.H294];[.$N$6]) + IF([.D294]*[.I294];[.$O$4]) + IF([.E294]*[.I294];[.$O$5]) + IF([.F294]*[.I294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92">
            <text:p>292</text:p>
          </table:table-cell>
          <table:table-cell table:formula="of:=RAND()" office:value-type="float" office:value="0.649261474609375">
            <text:p>0,6492614746</text:p>
          </table:table-cell>
          <table:table-cell table:formula="of:=RAND()" office:value-type="float" office:value="0.798553466796875">
            <text:p>0,7985534668</text:p>
          </table:table-cell>
          <table:table-cell table:formula="of:=1*([.$B295]&lt;[.$D$2])" office:value-type="float" office:value="1">
            <text:p>1</text:p>
          </table:table-cell>
          <table:table-cell table:formula="of:=([.D295]=0)*([.$B295]&lt;([.$D$2]+[.$E$2]))" office:value-type="float" office:value="0">
            <text:p>0</text:p>
          </table:table-cell>
          <table:table-cell table:formula="of:=([.D295]=0)*([.E295]=0)" office:value-type="float" office:value="0">
            <text:p>0</text:p>
          </table:table-cell>
          <table:table-cell table:formula="of:=1*([.$C295]&lt;[.$G$2])" office:value-type="float" office:value="0">
            <text:p>0</text:p>
          </table:table-cell>
          <table:table-cell table:formula="of:=([.G295]=0)*([.$C295]&lt;([.$G$2]+[.$H$2]))" office:value-type="float" office:value="0">
            <text:p>0</text:p>
          </table:table-cell>
          <table:table-cell table:formula="of:=([.G295]=0)*([.H295]=0)" office:value-type="float" office:value="1">
            <text:p>1</text:p>
          </table:table-cell>
          <table:table-cell table:formula="of:=IF([.D295]*[.G295];[.$M$4]) + IF([.E295]*[.G295];[.$M$5]) + IF([.F295]*[.G295];[.$M$6]) + IF([.D295]*[.H295];[.$N$4]) + IF([.E295]*[.H295];[.$N$5]) + IF([.F295]*[.H295];[.$N$6]) + IF([.D295]*[.I295];[.$O$4]) + IF([.E295]*[.I295];[.$O$5]) + IF([.F295]*[.I29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93">
            <text:p>293</text:p>
          </table:table-cell>
          <table:table-cell table:formula="of:=RAND()" office:value-type="float" office:value="0.00457763671875">
            <text:p>0,0045776367</text:p>
          </table:table-cell>
          <table:table-cell table:formula="of:=RAND()" office:value-type="float" office:value="0.30035400390625">
            <text:p>0,3003540039</text:p>
          </table:table-cell>
          <table:table-cell table:formula="of:=1*([.$B296]&lt;[.$D$2])" office:value-type="float" office:value="1">
            <text:p>1</text:p>
          </table:table-cell>
          <table:table-cell table:formula="of:=([.D296]=0)*([.$B296]&lt;([.$D$2]+[.$E$2]))" office:value-type="float" office:value="0">
            <text:p>0</text:p>
          </table:table-cell>
          <table:table-cell table:formula="of:=([.D296]=0)*([.E296]=0)" office:value-type="float" office:value="0">
            <text:p>0</text:p>
          </table:table-cell>
          <table:table-cell table:formula="of:=1*([.$C296]&lt;[.$G$2])" office:value-type="float" office:value="0">
            <text:p>0</text:p>
          </table:table-cell>
          <table:table-cell table:formula="of:=([.G296]=0)*([.$C296]&lt;([.$G$2]+[.$H$2]))" office:value-type="float" office:value="1">
            <text:p>1</text:p>
          </table:table-cell>
          <table:table-cell table:formula="of:=([.G296]=0)*([.H296]=0)" office:value-type="float" office:value="0">
            <text:p>0</text:p>
          </table:table-cell>
          <table:table-cell table:formula="of:=IF([.D296]*[.G296];[.$M$4]) + IF([.E296]*[.G296];[.$M$5]) + IF([.F296]*[.G296];[.$M$6]) + IF([.D296]*[.H296];[.$N$4]) + IF([.E296]*[.H296];[.$N$5]) + IF([.F296]*[.H296];[.$N$6]) + IF([.D296]*[.I296];[.$O$4]) + IF([.E296]*[.I296];[.$O$5]) + IF([.F296]*[.I296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94">
            <text:p>294</text:p>
          </table:table-cell>
          <table:table-cell table:formula="of:=RAND()" office:value-type="float" office:value="0.002105712890625">
            <text:p>0,0021057129</text:p>
          </table:table-cell>
          <table:table-cell table:formula="of:=RAND()" office:value-type="float" office:value="0.618194580078125">
            <text:p>0,6181945801</text:p>
          </table:table-cell>
          <table:table-cell table:formula="of:=1*([.$B297]&lt;[.$D$2])" office:value-type="float" office:value="1">
            <text:p>1</text:p>
          </table:table-cell>
          <table:table-cell table:formula="of:=([.D297]=0)*([.$B297]&lt;([.$D$2]+[.$E$2]))" office:value-type="float" office:value="0">
            <text:p>0</text:p>
          </table:table-cell>
          <table:table-cell table:formula="of:=([.D297]=0)*([.E297]=0)" office:value-type="float" office:value="0">
            <text:p>0</text:p>
          </table:table-cell>
          <table:table-cell table:formula="of:=1*([.$C297]&lt;[.$G$2])" office:value-type="float" office:value="0">
            <text:p>0</text:p>
          </table:table-cell>
          <table:table-cell table:formula="of:=([.G297]=0)*([.$C297]&lt;([.$G$2]+[.$H$2]))" office:value-type="float" office:value="0">
            <text:p>0</text:p>
          </table:table-cell>
          <table:table-cell table:formula="of:=([.G297]=0)*([.H297]=0)" office:value-type="float" office:value="1">
            <text:p>1</text:p>
          </table:table-cell>
          <table:table-cell table:formula="of:=IF([.D297]*[.G297];[.$M$4]) + IF([.E297]*[.G297];[.$M$5]) + IF([.F297]*[.G297];[.$M$6]) + IF([.D297]*[.H297];[.$N$4]) + IF([.E297]*[.H297];[.$N$5]) + IF([.F297]*[.H297];[.$N$6]) + IF([.D297]*[.I297];[.$O$4]) + IF([.E297]*[.I297];[.$O$5]) + IF([.F297]*[.I29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95">
            <text:p>295</text:p>
          </table:table-cell>
          <table:table-cell table:formula="of:=RAND()" office:value-type="float" office:value="0.8680419921875">
            <text:p>0,8680419922</text:p>
          </table:table-cell>
          <table:table-cell table:formula="of:=RAND()" office:value-type="float" office:value="0.464752197265625">
            <text:p>0,4647521973</text:p>
          </table:table-cell>
          <table:table-cell table:formula="of:=1*([.$B298]&lt;[.$D$2])" office:value-type="float" office:value="0">
            <text:p>0</text:p>
          </table:table-cell>
          <table:table-cell table:formula="of:=([.D298]=0)*([.$B298]&lt;([.$D$2]+[.$E$2]))" office:value-type="float" office:value="0">
            <text:p>0</text:p>
          </table:table-cell>
          <table:table-cell table:formula="of:=([.D298]=0)*([.E298]=0)" office:value-type="float" office:value="1">
            <text:p>1</text:p>
          </table:table-cell>
          <table:table-cell table:formula="of:=1*([.$C298]&lt;[.$G$2])" office:value-type="float" office:value="0">
            <text:p>0</text:p>
          </table:table-cell>
          <table:table-cell table:formula="of:=([.G298]=0)*([.$C298]&lt;([.$G$2]+[.$H$2]))" office:value-type="float" office:value="1">
            <text:p>1</text:p>
          </table:table-cell>
          <table:table-cell table:formula="of:=([.G298]=0)*([.H298]=0)" office:value-type="float" office:value="0">
            <text:p>0</text:p>
          </table:table-cell>
          <table:table-cell table:formula="of:=IF([.D298]*[.G298];[.$M$4]) + IF([.E298]*[.G298];[.$M$5]) + IF([.F298]*[.G298];[.$M$6]) + IF([.D298]*[.H298];[.$N$4]) + IF([.E298]*[.H298];[.$N$5]) + IF([.F298]*[.H298];[.$N$6]) + IF([.D298]*[.I298];[.$O$4]) + IF([.E298]*[.I298];[.$O$5]) + IF([.F298]*[.I298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96">
            <text:p>296</text:p>
          </table:table-cell>
          <table:table-cell table:formula="of:=RAND()" office:value-type="float" office:value="0.87939453125">
            <text:p>0,8793945313</text:p>
          </table:table-cell>
          <table:table-cell table:formula="of:=RAND()" office:value-type="float" office:value="0.881561279296875">
            <text:p>0,8815612793</text:p>
          </table:table-cell>
          <table:table-cell table:formula="of:=1*([.$B299]&lt;[.$D$2])" office:value-type="float" office:value="0">
            <text:p>0</text:p>
          </table:table-cell>
          <table:table-cell table:formula="of:=([.D299]=0)*([.$B299]&lt;([.$D$2]+[.$E$2]))" office:value-type="float" office:value="0">
            <text:p>0</text:p>
          </table:table-cell>
          <table:table-cell table:formula="of:=([.D299]=0)*([.E299]=0)" office:value-type="float" office:value="1">
            <text:p>1</text:p>
          </table:table-cell>
          <table:table-cell table:formula="of:=1*([.$C299]&lt;[.$G$2])" office:value-type="float" office:value="0">
            <text:p>0</text:p>
          </table:table-cell>
          <table:table-cell table:formula="of:=([.G299]=0)*([.$C299]&lt;([.$G$2]+[.$H$2]))" office:value-type="float" office:value="0">
            <text:p>0</text:p>
          </table:table-cell>
          <table:table-cell table:formula="of:=([.G299]=0)*([.H299]=0)" office:value-type="float" office:value="1">
            <text:p>1</text:p>
          </table:table-cell>
          <table:table-cell table:formula="of:=IF([.D299]*[.G299];[.$M$4]) + IF([.E299]*[.G299];[.$M$5]) + IF([.F299]*[.G299];[.$M$6]) + IF([.D299]*[.H299];[.$N$4]) + IF([.E299]*[.H299];[.$N$5]) + IF([.F299]*[.H299];[.$N$6]) + IF([.D299]*[.I299];[.$O$4]) + IF([.E299]*[.I299];[.$O$5]) + IF([.F299]*[.I299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297">
            <text:p>297</text:p>
          </table:table-cell>
          <table:table-cell table:formula="of:=RAND()" office:value-type="float" office:value="0.946746826171875">
            <text:p>0,9467468262</text:p>
          </table:table-cell>
          <table:table-cell table:formula="of:=RAND()" office:value-type="float" office:value="0.1451416015625">
            <text:p>0,1451416016</text:p>
          </table:table-cell>
          <table:table-cell table:formula="of:=1*([.$B300]&lt;[.$D$2])" office:value-type="float" office:value="0">
            <text:p>0</text:p>
          </table:table-cell>
          <table:table-cell table:formula="of:=([.D300]=0)*([.$B300]&lt;([.$D$2]+[.$E$2]))" office:value-type="float" office:value="0">
            <text:p>0</text:p>
          </table:table-cell>
          <table:table-cell table:formula="of:=([.D300]=0)*([.E300]=0)" office:value-type="float" office:value="1">
            <text:p>1</text:p>
          </table:table-cell>
          <table:table-cell table:formula="of:=1*([.$C300]&lt;[.$G$2])" office:value-type="float" office:value="0">
            <text:p>0</text:p>
          </table:table-cell>
          <table:table-cell table:formula="of:=([.G300]=0)*([.$C300]&lt;([.$G$2]+[.$H$2]))" office:value-type="float" office:value="1">
            <text:p>1</text:p>
          </table:table-cell>
          <table:table-cell table:formula="of:=([.G300]=0)*([.H300]=0)" office:value-type="float" office:value="0">
            <text:p>0</text:p>
          </table:table-cell>
          <table:table-cell table:formula="of:=IF([.D300]*[.G300];[.$M$4]) + IF([.E300]*[.G300];[.$M$5]) + IF([.F300]*[.G300];[.$M$6]) + IF([.D300]*[.H300];[.$N$4]) + IF([.E300]*[.H300];[.$N$5]) + IF([.F300]*[.H300];[.$N$6]) + IF([.D300]*[.I300];[.$O$4]) + IF([.E300]*[.I300];[.$O$5]) + IF([.F300]*[.I300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98">
            <text:p>298</text:p>
          </table:table-cell>
          <table:table-cell table:formula="of:=RAND()" office:value-type="float" office:value="0.273406982421875">
            <text:p>0,2734069824</text:p>
          </table:table-cell>
          <table:table-cell table:formula="of:=RAND()" office:value-type="float" office:value="0.11614990234375">
            <text:p>0,1161499023</text:p>
          </table:table-cell>
          <table:table-cell table:formula="of:=1*([.$B301]&lt;[.$D$2])" office:value-type="float" office:value="1">
            <text:p>1</text:p>
          </table:table-cell>
          <table:table-cell table:formula="of:=([.D301]=0)*([.$B301]&lt;([.$D$2]+[.$E$2]))" office:value-type="float" office:value="0">
            <text:p>0</text:p>
          </table:table-cell>
          <table:table-cell table:formula="of:=([.D301]=0)*([.E301]=0)" office:value-type="float" office:value="0">
            <text:p>0</text:p>
          </table:table-cell>
          <table:table-cell table:formula="of:=1*([.$C301]&lt;[.$G$2])" office:value-type="float" office:value="0">
            <text:p>0</text:p>
          </table:table-cell>
          <table:table-cell table:formula="of:=([.G301]=0)*([.$C301]&lt;([.$G$2]+[.$H$2]))" office:value-type="float" office:value="1">
            <text:p>1</text:p>
          </table:table-cell>
          <table:table-cell table:formula="of:=([.G301]=0)*([.H301]=0)" office:value-type="float" office:value="0">
            <text:p>0</text:p>
          </table:table-cell>
          <table:table-cell table:formula="of:=IF([.D301]*[.G301];[.$M$4]) + IF([.E301]*[.G301];[.$M$5]) + IF([.F301]*[.G301];[.$M$6]) + IF([.D301]*[.H301];[.$N$4]) + IF([.E301]*[.H301];[.$N$5]) + IF([.F301]*[.H301];[.$N$6]) + IF([.D301]*[.I301];[.$O$4]) + IF([.E301]*[.I301];[.$O$5]) + IF([.F301]*[.I301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299">
            <text:p>299</text:p>
          </table:table-cell>
          <table:table-cell table:formula="of:=RAND()" office:value-type="float" office:value="0.0152587890625">
            <text:p>0,0152587891</text:p>
          </table:table-cell>
          <table:table-cell table:formula="of:=RAND()" office:value-type="float" office:value="0.140716552734375">
            <text:p>0,1407165527</text:p>
          </table:table-cell>
          <table:table-cell table:formula="of:=1*([.$B302]&lt;[.$D$2])" office:value-type="float" office:value="1">
            <text:p>1</text:p>
          </table:table-cell>
          <table:table-cell table:formula="of:=([.D302]=0)*([.$B302]&lt;([.$D$2]+[.$E$2]))" office:value-type="float" office:value="0">
            <text:p>0</text:p>
          </table:table-cell>
          <table:table-cell table:formula="of:=([.D302]=0)*([.E302]=0)" office:value-type="float" office:value="0">
            <text:p>0</text:p>
          </table:table-cell>
          <table:table-cell table:formula="of:=1*([.$C302]&lt;[.$G$2])" office:value-type="float" office:value="0">
            <text:p>0</text:p>
          </table:table-cell>
          <table:table-cell table:formula="of:=([.G302]=0)*([.$C302]&lt;([.$G$2]+[.$H$2]))" office:value-type="float" office:value="1">
            <text:p>1</text:p>
          </table:table-cell>
          <table:table-cell table:formula="of:=([.G302]=0)*([.H302]=0)" office:value-type="float" office:value="0">
            <text:p>0</text:p>
          </table:table-cell>
          <table:table-cell table:formula="of:=IF([.D302]*[.G302];[.$M$4]) + IF([.E302]*[.G302];[.$M$5]) + IF([.F302]*[.G302];[.$M$6]) + IF([.D302]*[.H302];[.$N$4]) + IF([.E302]*[.H302];[.$N$5]) + IF([.F302]*[.H302];[.$N$6]) + IF([.D302]*[.I302];[.$O$4]) + IF([.E302]*[.I302];[.$O$5]) + IF([.F302]*[.I302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table:formula="of:=RAND()" office:value-type="float" office:value="0.75775146484375">
            <text:p>0,7577514648</text:p>
          </table:table-cell>
          <table:table-cell table:formula="of:=RAND()" office:value-type="float" office:value="0.98114013671875">
            <text:p>0,9811401367</text:p>
          </table:table-cell>
          <table:table-cell table:formula="of:=1*([.$B303]&lt;[.$D$2])" office:value-type="float" office:value="0">
            <text:p>0</text:p>
          </table:table-cell>
          <table:table-cell table:formula="of:=([.D303]=0)*([.$B303]&lt;([.$D$2]+[.$E$2]))" office:value-type="float" office:value="0">
            <text:p>0</text:p>
          </table:table-cell>
          <table:table-cell table:formula="of:=([.D303]=0)*([.E303]=0)" office:value-type="float" office:value="1">
            <text:p>1</text:p>
          </table:table-cell>
          <table:table-cell table:formula="of:=1*([.$C303]&lt;[.$G$2])" office:value-type="float" office:value="0">
            <text:p>0</text:p>
          </table:table-cell>
          <table:table-cell table:formula="of:=([.G303]=0)*([.$C303]&lt;([.$G$2]+[.$H$2]))" office:value-type="float" office:value="0">
            <text:p>0</text:p>
          </table:table-cell>
          <table:table-cell table:formula="of:=([.G303]=0)*([.H303]=0)" office:value-type="float" office:value="1">
            <text:p>1</text:p>
          </table:table-cell>
          <table:table-cell table:formula="of:=IF([.D303]*[.G303];[.$M$4]) + IF([.E303]*[.G303];[.$M$5]) + IF([.F303]*[.G303];[.$M$6]) + IF([.D303]*[.H303];[.$N$4]) + IF([.E303]*[.H303];[.$N$5]) + IF([.F303]*[.H303];[.$N$6]) + IF([.D303]*[.I303];[.$O$4]) + IF([.E303]*[.I303];[.$O$5]) + IF([.F303]*[.I303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01">
            <text:p>301</text:p>
          </table:table-cell>
          <table:table-cell table:formula="of:=RAND()" office:value-type="float" office:value="0.65972900390625">
            <text:p>0,6597290039</text:p>
          </table:table-cell>
          <table:table-cell table:formula="of:=RAND()" office:value-type="float" office:value="0.57659912109375">
            <text:p>0,5765991211</text:p>
          </table:table-cell>
          <table:table-cell table:formula="of:=1*([.$B304]&lt;[.$D$2])" office:value-type="float" office:value="1">
            <text:p>1</text:p>
          </table:table-cell>
          <table:table-cell table:formula="of:=([.D304]=0)*([.$B304]&lt;([.$D$2]+[.$E$2]))" office:value-type="float" office:value="0">
            <text:p>0</text:p>
          </table:table-cell>
          <table:table-cell table:formula="of:=([.D304]=0)*([.E304]=0)" office:value-type="float" office:value="0">
            <text:p>0</text:p>
          </table:table-cell>
          <table:table-cell table:formula="of:=1*([.$C304]&lt;[.$G$2])" office:value-type="float" office:value="0">
            <text:p>0</text:p>
          </table:table-cell>
          <table:table-cell table:formula="of:=([.G304]=0)*([.$C304]&lt;([.$G$2]+[.$H$2]))" office:value-type="float" office:value="0">
            <text:p>0</text:p>
          </table:table-cell>
          <table:table-cell table:formula="of:=([.G304]=0)*([.H304]=0)" office:value-type="float" office:value="1">
            <text:p>1</text:p>
          </table:table-cell>
          <table:table-cell table:formula="of:=IF([.D304]*[.G304];[.$M$4]) + IF([.E304]*[.G304];[.$M$5]) + IF([.F304]*[.G304];[.$M$6]) + IF([.D304]*[.H304];[.$N$4]) + IF([.E304]*[.H304];[.$N$5]) + IF([.F304]*[.H304];[.$N$6]) + IF([.D304]*[.I304];[.$O$4]) + IF([.E304]*[.I304];[.$O$5]) + IF([.F304]*[.I30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02">
            <text:p>302</text:p>
          </table:table-cell>
          <table:table-cell table:formula="of:=RAND()" office:value-type="float" office:value="0.413116455078125">
            <text:p>0,4131164551</text:p>
          </table:table-cell>
          <table:table-cell table:formula="of:=RAND()" office:value-type="float" office:value="0.33392333984375">
            <text:p>0,3339233398</text:p>
          </table:table-cell>
          <table:table-cell table:formula="of:=1*([.$B305]&lt;[.$D$2])" office:value-type="float" office:value="1">
            <text:p>1</text:p>
          </table:table-cell>
          <table:table-cell table:formula="of:=([.D305]=0)*([.$B305]&lt;([.$D$2]+[.$E$2]))" office:value-type="float" office:value="0">
            <text:p>0</text:p>
          </table:table-cell>
          <table:table-cell table:formula="of:=([.D305]=0)*([.E305]=0)" office:value-type="float" office:value="0">
            <text:p>0</text:p>
          </table:table-cell>
          <table:table-cell table:formula="of:=1*([.$C305]&lt;[.$G$2])" office:value-type="float" office:value="0">
            <text:p>0</text:p>
          </table:table-cell>
          <table:table-cell table:formula="of:=([.G305]=0)*([.$C305]&lt;([.$G$2]+[.$H$2]))" office:value-type="float" office:value="1">
            <text:p>1</text:p>
          </table:table-cell>
          <table:table-cell table:formula="of:=([.G305]=0)*([.H305]=0)" office:value-type="float" office:value="0">
            <text:p>0</text:p>
          </table:table-cell>
          <table:table-cell table:formula="of:=IF([.D305]*[.G305];[.$M$4]) + IF([.E305]*[.G305];[.$M$5]) + IF([.F305]*[.G305];[.$M$6]) + IF([.D305]*[.H305];[.$N$4]) + IF([.E305]*[.H305];[.$N$5]) + IF([.F305]*[.H305];[.$N$6]) + IF([.D305]*[.I305];[.$O$4]) + IF([.E305]*[.I305];[.$O$5]) + IF([.F305]*[.I30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03">
            <text:p>303</text:p>
          </table:table-cell>
          <table:table-cell table:formula="of:=RAND()" office:value-type="float" office:value="0.856475830078125">
            <text:p>0,8564758301</text:p>
          </table:table-cell>
          <table:table-cell table:formula="of:=RAND()" office:value-type="float" office:value="0.75250244140625">
            <text:p>0,7525024414</text:p>
          </table:table-cell>
          <table:table-cell table:formula="of:=1*([.$B306]&lt;[.$D$2])" office:value-type="float" office:value="0">
            <text:p>0</text:p>
          </table:table-cell>
          <table:table-cell table:formula="of:=([.D306]=0)*([.$B306]&lt;([.$D$2]+[.$E$2]))" office:value-type="float" office:value="0">
            <text:p>0</text:p>
          </table:table-cell>
          <table:table-cell table:formula="of:=([.D306]=0)*([.E306]=0)" office:value-type="float" office:value="1">
            <text:p>1</text:p>
          </table:table-cell>
          <table:table-cell table:formula="of:=1*([.$C306]&lt;[.$G$2])" office:value-type="float" office:value="0">
            <text:p>0</text:p>
          </table:table-cell>
          <table:table-cell table:formula="of:=([.G306]=0)*([.$C306]&lt;([.$G$2]+[.$H$2]))" office:value-type="float" office:value="0">
            <text:p>0</text:p>
          </table:table-cell>
          <table:table-cell table:formula="of:=([.G306]=0)*([.H306]=0)" office:value-type="float" office:value="1">
            <text:p>1</text:p>
          </table:table-cell>
          <table:table-cell table:formula="of:=IF([.D306]*[.G306];[.$M$4]) + IF([.E306]*[.G306];[.$M$5]) + IF([.F306]*[.G306];[.$M$6]) + IF([.D306]*[.H306];[.$N$4]) + IF([.E306]*[.H306];[.$N$5]) + IF([.F306]*[.H306];[.$N$6]) + IF([.D306]*[.I306];[.$O$4]) + IF([.E306]*[.I306];[.$O$5]) + IF([.F306]*[.I306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04">
            <text:p>304</text:p>
          </table:table-cell>
          <table:table-cell table:formula="of:=RAND()" office:value-type="float" office:value="0.285552978515625">
            <text:p>0,2855529785</text:p>
          </table:table-cell>
          <table:table-cell table:formula="of:=RAND()" office:value-type="float" office:value="0.11895751953125">
            <text:p>0,1189575195</text:p>
          </table:table-cell>
          <table:table-cell table:formula="of:=1*([.$B307]&lt;[.$D$2])" office:value-type="float" office:value="1">
            <text:p>1</text:p>
          </table:table-cell>
          <table:table-cell table:formula="of:=([.D307]=0)*([.$B307]&lt;([.$D$2]+[.$E$2]))" office:value-type="float" office:value="0">
            <text:p>0</text:p>
          </table:table-cell>
          <table:table-cell table:formula="of:=([.D307]=0)*([.E307]=0)" office:value-type="float" office:value="0">
            <text:p>0</text:p>
          </table:table-cell>
          <table:table-cell table:formula="of:=1*([.$C307]&lt;[.$G$2])" office:value-type="float" office:value="0">
            <text:p>0</text:p>
          </table:table-cell>
          <table:table-cell table:formula="of:=([.G307]=0)*([.$C307]&lt;([.$G$2]+[.$H$2]))" office:value-type="float" office:value="1">
            <text:p>1</text:p>
          </table:table-cell>
          <table:table-cell table:formula="of:=([.G307]=0)*([.H307]=0)" office:value-type="float" office:value="0">
            <text:p>0</text:p>
          </table:table-cell>
          <table:table-cell table:formula="of:=IF([.D307]*[.G307];[.$M$4]) + IF([.E307]*[.G307];[.$M$5]) + IF([.F307]*[.G307];[.$M$6]) + IF([.D307]*[.H307];[.$N$4]) + IF([.E307]*[.H307];[.$N$5]) + IF([.F307]*[.H307];[.$N$6]) + IF([.D307]*[.I307];[.$O$4]) + IF([.E307]*[.I307];[.$O$5]) + IF([.F307]*[.I307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05">
            <text:p>305</text:p>
          </table:table-cell>
          <table:table-cell table:formula="of:=RAND()" office:value-type="float" office:value="0.3497314453125">
            <text:p>0,3497314453</text:p>
          </table:table-cell>
          <table:table-cell table:formula="of:=RAND()" office:value-type="float" office:value="0.39190673828125">
            <text:p>0,3919067383</text:p>
          </table:table-cell>
          <table:table-cell table:formula="of:=1*([.$B308]&lt;[.$D$2])" office:value-type="float" office:value="1">
            <text:p>1</text:p>
          </table:table-cell>
          <table:table-cell table:formula="of:=([.D308]=0)*([.$B308]&lt;([.$D$2]+[.$E$2]))" office:value-type="float" office:value="0">
            <text:p>0</text:p>
          </table:table-cell>
          <table:table-cell table:formula="of:=([.D308]=0)*([.E308]=0)" office:value-type="float" office:value="0">
            <text:p>0</text:p>
          </table:table-cell>
          <table:table-cell table:formula="of:=1*([.$C308]&lt;[.$G$2])" office:value-type="float" office:value="0">
            <text:p>0</text:p>
          </table:table-cell>
          <table:table-cell table:formula="of:=([.G308]=0)*([.$C308]&lt;([.$G$2]+[.$H$2]))" office:value-type="float" office:value="1">
            <text:p>1</text:p>
          </table:table-cell>
          <table:table-cell table:formula="of:=([.G308]=0)*([.H308]=0)" office:value-type="float" office:value="0">
            <text:p>0</text:p>
          </table:table-cell>
          <table:table-cell table:formula="of:=IF([.D308]*[.G308];[.$M$4]) + IF([.E308]*[.G308];[.$M$5]) + IF([.F308]*[.G308];[.$M$6]) + IF([.D308]*[.H308];[.$N$4]) + IF([.E308]*[.H308];[.$N$5]) + IF([.F308]*[.H308];[.$N$6]) + IF([.D308]*[.I308];[.$O$4]) + IF([.E308]*[.I308];[.$O$5]) + IF([.F308]*[.I30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06">
            <text:p>306</text:p>
          </table:table-cell>
          <table:table-cell table:formula="of:=RAND()" office:value-type="float" office:value="0.034820556640625">
            <text:p>0,0348205566</text:p>
          </table:table-cell>
          <table:table-cell table:formula="of:=RAND()" office:value-type="float" office:value="0.8599853515625">
            <text:p>0,8599853516</text:p>
          </table:table-cell>
          <table:table-cell table:formula="of:=1*([.$B309]&lt;[.$D$2])" office:value-type="float" office:value="1">
            <text:p>1</text:p>
          </table:table-cell>
          <table:table-cell table:formula="of:=([.D309]=0)*([.$B309]&lt;([.$D$2]+[.$E$2]))" office:value-type="float" office:value="0">
            <text:p>0</text:p>
          </table:table-cell>
          <table:table-cell table:formula="of:=([.D309]=0)*([.E309]=0)" office:value-type="float" office:value="0">
            <text:p>0</text:p>
          </table:table-cell>
          <table:table-cell table:formula="of:=1*([.$C309]&lt;[.$G$2])" office:value-type="float" office:value="0">
            <text:p>0</text:p>
          </table:table-cell>
          <table:table-cell table:formula="of:=([.G309]=0)*([.$C309]&lt;([.$G$2]+[.$H$2]))" office:value-type="float" office:value="0">
            <text:p>0</text:p>
          </table:table-cell>
          <table:table-cell table:formula="of:=([.G309]=0)*([.H309]=0)" office:value-type="float" office:value="1">
            <text:p>1</text:p>
          </table:table-cell>
          <table:table-cell table:formula="of:=IF([.D309]*[.G309];[.$M$4]) + IF([.E309]*[.G309];[.$M$5]) + IF([.F309]*[.G309];[.$M$6]) + IF([.D309]*[.H309];[.$N$4]) + IF([.E309]*[.H309];[.$N$5]) + IF([.F309]*[.H309];[.$N$6]) + IF([.D309]*[.I309];[.$O$4]) + IF([.E309]*[.I309];[.$O$5]) + IF([.F309]*[.I30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07">
            <text:p>307</text:p>
          </table:table-cell>
          <table:table-cell table:formula="of:=RAND()" office:value-type="float" office:value="0.734161376953125">
            <text:p>0,734161377</text:p>
          </table:table-cell>
          <table:table-cell table:formula="of:=RAND()" office:value-type="float" office:value="0.32275390625">
            <text:p>0,3227539063</text:p>
          </table:table-cell>
          <table:table-cell table:formula="of:=1*([.$B310]&lt;[.$D$2])" office:value-type="float" office:value="0">
            <text:p>0</text:p>
          </table:table-cell>
          <table:table-cell table:formula="of:=([.D310]=0)*([.$B310]&lt;([.$D$2]+[.$E$2]))" office:value-type="float" office:value="0">
            <text:p>0</text:p>
          </table:table-cell>
          <table:table-cell table:formula="of:=([.D310]=0)*([.E310]=0)" office:value-type="float" office:value="1">
            <text:p>1</text:p>
          </table:table-cell>
          <table:table-cell table:formula="of:=1*([.$C310]&lt;[.$G$2])" office:value-type="float" office:value="0">
            <text:p>0</text:p>
          </table:table-cell>
          <table:table-cell table:formula="of:=([.G310]=0)*([.$C310]&lt;([.$G$2]+[.$H$2]))" office:value-type="float" office:value="1">
            <text:p>1</text:p>
          </table:table-cell>
          <table:table-cell table:formula="of:=([.G310]=0)*([.H310]=0)" office:value-type="float" office:value="0">
            <text:p>0</text:p>
          </table:table-cell>
          <table:table-cell table:formula="of:=IF([.D310]*[.G310];[.$M$4]) + IF([.E310]*[.G310];[.$M$5]) + IF([.F310]*[.G310];[.$M$6]) + IF([.D310]*[.H310];[.$N$4]) + IF([.E310]*[.H310];[.$N$5]) + IF([.F310]*[.H310];[.$N$6]) + IF([.D310]*[.I310];[.$O$4]) + IF([.E310]*[.I310];[.$O$5]) + IF([.F310]*[.I310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08">
            <text:p>308</text:p>
          </table:table-cell>
          <table:table-cell table:formula="of:=RAND()" office:value-type="float" office:value="0.928009033203125">
            <text:p>0,9280090332</text:p>
          </table:table-cell>
          <table:table-cell table:formula="of:=RAND()" office:value-type="float" office:value="0.03717041015625">
            <text:p>0,0371704102</text:p>
          </table:table-cell>
          <table:table-cell table:formula="of:=1*([.$B311]&lt;[.$D$2])" office:value-type="float" office:value="0">
            <text:p>0</text:p>
          </table:table-cell>
          <table:table-cell table:formula="of:=([.D311]=0)*([.$B311]&lt;([.$D$2]+[.$E$2]))" office:value-type="float" office:value="0">
            <text:p>0</text:p>
          </table:table-cell>
          <table:table-cell table:formula="of:=([.D311]=0)*([.E311]=0)" office:value-type="float" office:value="1">
            <text:p>1</text:p>
          </table:table-cell>
          <table:table-cell table:formula="of:=1*([.$C311]&lt;[.$G$2])" office:value-type="float" office:value="0">
            <text:p>0</text:p>
          </table:table-cell>
          <table:table-cell table:formula="of:=([.G311]=0)*([.$C311]&lt;([.$G$2]+[.$H$2]))" office:value-type="float" office:value="1">
            <text:p>1</text:p>
          </table:table-cell>
          <table:table-cell table:formula="of:=([.G311]=0)*([.H311]=0)" office:value-type="float" office:value="0">
            <text:p>0</text:p>
          </table:table-cell>
          <table:table-cell table:formula="of:=IF([.D311]*[.G311];[.$M$4]) + IF([.E311]*[.G311];[.$M$5]) + IF([.F311]*[.G311];[.$M$6]) + IF([.D311]*[.H311];[.$N$4]) + IF([.E311]*[.H311];[.$N$5]) + IF([.F311]*[.H311];[.$N$6]) + IF([.D311]*[.I311];[.$O$4]) + IF([.E311]*[.I311];[.$O$5]) + IF([.F311]*[.I311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09">
            <text:p>309</text:p>
          </table:table-cell>
          <table:table-cell table:formula="of:=RAND()" office:value-type="float" office:value="0.648895263671875">
            <text:p>0,6488952637</text:p>
          </table:table-cell>
          <table:table-cell table:formula="of:=RAND()" office:value-type="float" office:value="0.1212158203125">
            <text:p>0,1212158203</text:p>
          </table:table-cell>
          <table:table-cell table:formula="of:=1*([.$B312]&lt;[.$D$2])" office:value-type="float" office:value="1">
            <text:p>1</text:p>
          </table:table-cell>
          <table:table-cell table:formula="of:=([.D312]=0)*([.$B312]&lt;([.$D$2]+[.$E$2]))" office:value-type="float" office:value="0">
            <text:p>0</text:p>
          </table:table-cell>
          <table:table-cell table:formula="of:=([.D312]=0)*([.E312]=0)" office:value-type="float" office:value="0">
            <text:p>0</text:p>
          </table:table-cell>
          <table:table-cell table:formula="of:=1*([.$C312]&lt;[.$G$2])" office:value-type="float" office:value="0">
            <text:p>0</text:p>
          </table:table-cell>
          <table:table-cell table:formula="of:=([.G312]=0)*([.$C312]&lt;([.$G$2]+[.$H$2]))" office:value-type="float" office:value="1">
            <text:p>1</text:p>
          </table:table-cell>
          <table:table-cell table:formula="of:=([.G312]=0)*([.H312]=0)" office:value-type="float" office:value="0">
            <text:p>0</text:p>
          </table:table-cell>
          <table:table-cell table:formula="of:=IF([.D312]*[.G312];[.$M$4]) + IF([.E312]*[.G312];[.$M$5]) + IF([.F312]*[.G312];[.$M$6]) + IF([.D312]*[.H312];[.$N$4]) + IF([.E312]*[.H312];[.$N$5]) + IF([.F312]*[.H312];[.$N$6]) + IF([.D312]*[.I312];[.$O$4]) + IF([.E312]*[.I312];[.$O$5]) + IF([.F312]*[.I312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10">
            <text:p>310</text:p>
          </table:table-cell>
          <table:table-cell table:formula="of:=RAND()" office:value-type="float" office:value="0.835235595703125">
            <text:p>0,8352355957</text:p>
          </table:table-cell>
          <table:table-cell table:formula="of:=RAND()" office:value-type="float" office:value="0.130096435546875">
            <text:p>0,1300964355</text:p>
          </table:table-cell>
          <table:table-cell table:formula="of:=1*([.$B313]&lt;[.$D$2])" office:value-type="float" office:value="0">
            <text:p>0</text:p>
          </table:table-cell>
          <table:table-cell table:formula="of:=([.D313]=0)*([.$B313]&lt;([.$D$2]+[.$E$2]))" office:value-type="float" office:value="0">
            <text:p>0</text:p>
          </table:table-cell>
          <table:table-cell table:formula="of:=([.D313]=0)*([.E313]=0)" office:value-type="float" office:value="1">
            <text:p>1</text:p>
          </table:table-cell>
          <table:table-cell table:formula="of:=1*([.$C313]&lt;[.$G$2])" office:value-type="float" office:value="0">
            <text:p>0</text:p>
          </table:table-cell>
          <table:table-cell table:formula="of:=([.G313]=0)*([.$C313]&lt;([.$G$2]+[.$H$2]))" office:value-type="float" office:value="1">
            <text:p>1</text:p>
          </table:table-cell>
          <table:table-cell table:formula="of:=([.G313]=0)*([.H313]=0)" office:value-type="float" office:value="0">
            <text:p>0</text:p>
          </table:table-cell>
          <table:table-cell table:formula="of:=IF([.D313]*[.G313];[.$M$4]) + IF([.E313]*[.G313];[.$M$5]) + IF([.F313]*[.G313];[.$M$6]) + IF([.D313]*[.H313];[.$N$4]) + IF([.E313]*[.H313];[.$N$5]) + IF([.F313]*[.H313];[.$N$6]) + IF([.D313]*[.I313];[.$O$4]) + IF([.E313]*[.I313];[.$O$5]) + IF([.F313]*[.I313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11">
            <text:p>311</text:p>
          </table:table-cell>
          <table:table-cell table:formula="of:=RAND()" office:value-type="float" office:value="0.988983154296875">
            <text:p>0,9889831543</text:p>
          </table:table-cell>
          <table:table-cell table:formula="of:=RAND()" office:value-type="float" office:value="0.74957275390625">
            <text:p>0,7495727539</text:p>
          </table:table-cell>
          <table:table-cell table:formula="of:=1*([.$B314]&lt;[.$D$2])" office:value-type="float" office:value="0">
            <text:p>0</text:p>
          </table:table-cell>
          <table:table-cell table:formula="of:=([.D314]=0)*([.$B314]&lt;([.$D$2]+[.$E$2]))" office:value-type="float" office:value="0">
            <text:p>0</text:p>
          </table:table-cell>
          <table:table-cell table:formula="of:=([.D314]=0)*([.E314]=0)" office:value-type="float" office:value="1">
            <text:p>1</text:p>
          </table:table-cell>
          <table:table-cell table:formula="of:=1*([.$C314]&lt;[.$G$2])" office:value-type="float" office:value="0">
            <text:p>0</text:p>
          </table:table-cell>
          <table:table-cell table:formula="of:=([.G314]=0)*([.$C314]&lt;([.$G$2]+[.$H$2]))" office:value-type="float" office:value="0">
            <text:p>0</text:p>
          </table:table-cell>
          <table:table-cell table:formula="of:=([.G314]=0)*([.H314]=0)" office:value-type="float" office:value="1">
            <text:p>1</text:p>
          </table:table-cell>
          <table:table-cell table:formula="of:=IF([.D314]*[.G314];[.$M$4]) + IF([.E314]*[.G314];[.$M$5]) + IF([.F314]*[.G314];[.$M$6]) + IF([.D314]*[.H314];[.$N$4]) + IF([.E314]*[.H314];[.$N$5]) + IF([.F314]*[.H314];[.$N$6]) + IF([.D314]*[.I314];[.$O$4]) + IF([.E314]*[.I314];[.$O$5]) + IF([.F314]*[.I314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12">
            <text:p>312</text:p>
          </table:table-cell>
          <table:table-cell table:formula="of:=RAND()" office:value-type="float" office:value="0.3837890625">
            <text:p>0,3837890625</text:p>
          </table:table-cell>
          <table:table-cell table:formula="of:=RAND()" office:value-type="float" office:value="0.6082763671875">
            <text:p>0,6082763672</text:p>
          </table:table-cell>
          <table:table-cell table:formula="of:=1*([.$B315]&lt;[.$D$2])" office:value-type="float" office:value="1">
            <text:p>1</text:p>
          </table:table-cell>
          <table:table-cell table:formula="of:=([.D315]=0)*([.$B315]&lt;([.$D$2]+[.$E$2]))" office:value-type="float" office:value="0">
            <text:p>0</text:p>
          </table:table-cell>
          <table:table-cell table:formula="of:=([.D315]=0)*([.E315]=0)" office:value-type="float" office:value="0">
            <text:p>0</text:p>
          </table:table-cell>
          <table:table-cell table:formula="of:=1*([.$C315]&lt;[.$G$2])" office:value-type="float" office:value="0">
            <text:p>0</text:p>
          </table:table-cell>
          <table:table-cell table:formula="of:=([.G315]=0)*([.$C315]&lt;([.$G$2]+[.$H$2]))" office:value-type="float" office:value="0">
            <text:p>0</text:p>
          </table:table-cell>
          <table:table-cell table:formula="of:=([.G315]=0)*([.H315]=0)" office:value-type="float" office:value="1">
            <text:p>1</text:p>
          </table:table-cell>
          <table:table-cell table:formula="of:=IF([.D315]*[.G315];[.$M$4]) + IF([.E315]*[.G315];[.$M$5]) + IF([.F315]*[.G315];[.$M$6]) + IF([.D315]*[.H315];[.$N$4]) + IF([.E315]*[.H315];[.$N$5]) + IF([.F315]*[.H315];[.$N$6]) + IF([.D315]*[.I315];[.$O$4]) + IF([.E315]*[.I315];[.$O$5]) + IF([.F315]*[.I31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13">
            <text:p>313</text:p>
          </table:table-cell>
          <table:table-cell table:formula="of:=RAND()" office:value-type="float" office:value="0.54095458984375">
            <text:p>0,5409545898</text:p>
          </table:table-cell>
          <table:table-cell table:formula="of:=RAND()" office:value-type="float" office:value="0.719207763671875">
            <text:p>0,7192077637</text:p>
          </table:table-cell>
          <table:table-cell table:formula="of:=1*([.$B316]&lt;[.$D$2])" office:value-type="float" office:value="1">
            <text:p>1</text:p>
          </table:table-cell>
          <table:table-cell table:formula="of:=([.D316]=0)*([.$B316]&lt;([.$D$2]+[.$E$2]))" office:value-type="float" office:value="0">
            <text:p>0</text:p>
          </table:table-cell>
          <table:table-cell table:formula="of:=([.D316]=0)*([.E316]=0)" office:value-type="float" office:value="0">
            <text:p>0</text:p>
          </table:table-cell>
          <table:table-cell table:formula="of:=1*([.$C316]&lt;[.$G$2])" office:value-type="float" office:value="0">
            <text:p>0</text:p>
          </table:table-cell>
          <table:table-cell table:formula="of:=([.G316]=0)*([.$C316]&lt;([.$G$2]+[.$H$2]))" office:value-type="float" office:value="0">
            <text:p>0</text:p>
          </table:table-cell>
          <table:table-cell table:formula="of:=([.G316]=0)*([.H316]=0)" office:value-type="float" office:value="1">
            <text:p>1</text:p>
          </table:table-cell>
          <table:table-cell table:formula="of:=IF([.D316]*[.G316];[.$M$4]) + IF([.E316]*[.G316];[.$M$5]) + IF([.F316]*[.G316];[.$M$6]) + IF([.D316]*[.H316];[.$N$4]) + IF([.E316]*[.H316];[.$N$5]) + IF([.F316]*[.H316];[.$N$6]) + IF([.D316]*[.I316];[.$O$4]) + IF([.E316]*[.I316];[.$O$5]) + IF([.F316]*[.I316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14">
            <text:p>314</text:p>
          </table:table-cell>
          <table:table-cell table:formula="of:=RAND()" office:value-type="float" office:value="0.926239013671875">
            <text:p>0,9262390137</text:p>
          </table:table-cell>
          <table:table-cell table:formula="of:=RAND()" office:value-type="float" office:value="0.649871826171875">
            <text:p>0,6498718262</text:p>
          </table:table-cell>
          <table:table-cell table:formula="of:=1*([.$B317]&lt;[.$D$2])" office:value-type="float" office:value="0">
            <text:p>0</text:p>
          </table:table-cell>
          <table:table-cell table:formula="of:=([.D317]=0)*([.$B317]&lt;([.$D$2]+[.$E$2]))" office:value-type="float" office:value="0">
            <text:p>0</text:p>
          </table:table-cell>
          <table:table-cell table:formula="of:=([.D317]=0)*([.E317]=0)" office:value-type="float" office:value="1">
            <text:p>1</text:p>
          </table:table-cell>
          <table:table-cell table:formula="of:=1*([.$C317]&lt;[.$G$2])" office:value-type="float" office:value="0">
            <text:p>0</text:p>
          </table:table-cell>
          <table:table-cell table:formula="of:=([.G317]=0)*([.$C317]&lt;([.$G$2]+[.$H$2]))" office:value-type="float" office:value="0">
            <text:p>0</text:p>
          </table:table-cell>
          <table:table-cell table:formula="of:=([.G317]=0)*([.H317]=0)" office:value-type="float" office:value="1">
            <text:p>1</text:p>
          </table:table-cell>
          <table:table-cell table:formula="of:=IF([.D317]*[.G317];[.$M$4]) + IF([.E317]*[.G317];[.$M$5]) + IF([.F317]*[.G317];[.$M$6]) + IF([.D317]*[.H317];[.$N$4]) + IF([.E317]*[.H317];[.$N$5]) + IF([.F317]*[.H317];[.$N$6]) + IF([.D317]*[.I317];[.$O$4]) + IF([.E317]*[.I317];[.$O$5]) + IF([.F317]*[.I317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15">
            <text:p>315</text:p>
          </table:table-cell>
          <table:table-cell table:formula="of:=RAND()" office:value-type="float" office:value="0.94805908203125">
            <text:p>0,948059082</text:p>
          </table:table-cell>
          <table:table-cell table:formula="of:=RAND()" office:value-type="float" office:value="0.8106689453125">
            <text:p>0,8106689453</text:p>
          </table:table-cell>
          <table:table-cell table:formula="of:=1*([.$B318]&lt;[.$D$2])" office:value-type="float" office:value="0">
            <text:p>0</text:p>
          </table:table-cell>
          <table:table-cell table:formula="of:=([.D318]=0)*([.$B318]&lt;([.$D$2]+[.$E$2]))" office:value-type="float" office:value="0">
            <text:p>0</text:p>
          </table:table-cell>
          <table:table-cell table:formula="of:=([.D318]=0)*([.E318]=0)" office:value-type="float" office:value="1">
            <text:p>1</text:p>
          </table:table-cell>
          <table:table-cell table:formula="of:=1*([.$C318]&lt;[.$G$2])" office:value-type="float" office:value="0">
            <text:p>0</text:p>
          </table:table-cell>
          <table:table-cell table:formula="of:=([.G318]=0)*([.$C318]&lt;([.$G$2]+[.$H$2]))" office:value-type="float" office:value="0">
            <text:p>0</text:p>
          </table:table-cell>
          <table:table-cell table:formula="of:=([.G318]=0)*([.H318]=0)" office:value-type="float" office:value="1">
            <text:p>1</text:p>
          </table:table-cell>
          <table:table-cell table:formula="of:=IF([.D318]*[.G318];[.$M$4]) + IF([.E318]*[.G318];[.$M$5]) + IF([.F318]*[.G318];[.$M$6]) + IF([.D318]*[.H318];[.$N$4]) + IF([.E318]*[.H318];[.$N$5]) + IF([.F318]*[.H318];[.$N$6]) + IF([.D318]*[.I318];[.$O$4]) + IF([.E318]*[.I318];[.$O$5]) + IF([.F318]*[.I318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16">
            <text:p>316</text:p>
          </table:table-cell>
          <table:table-cell table:formula="of:=RAND()" office:value-type="float" office:value="0.479705810546875">
            <text:p>0,4797058105</text:p>
          </table:table-cell>
          <table:table-cell table:formula="of:=RAND()" office:value-type="float" office:value="0.8704833984375">
            <text:p>0,8704833984</text:p>
          </table:table-cell>
          <table:table-cell table:formula="of:=1*([.$B319]&lt;[.$D$2])" office:value-type="float" office:value="1">
            <text:p>1</text:p>
          </table:table-cell>
          <table:table-cell table:formula="of:=([.D319]=0)*([.$B319]&lt;([.$D$2]+[.$E$2]))" office:value-type="float" office:value="0">
            <text:p>0</text:p>
          </table:table-cell>
          <table:table-cell table:formula="of:=([.D319]=0)*([.E319]=0)" office:value-type="float" office:value="0">
            <text:p>0</text:p>
          </table:table-cell>
          <table:table-cell table:formula="of:=1*([.$C319]&lt;[.$G$2])" office:value-type="float" office:value="0">
            <text:p>0</text:p>
          </table:table-cell>
          <table:table-cell table:formula="of:=([.G319]=0)*([.$C319]&lt;([.$G$2]+[.$H$2]))" office:value-type="float" office:value="0">
            <text:p>0</text:p>
          </table:table-cell>
          <table:table-cell table:formula="of:=([.G319]=0)*([.H319]=0)" office:value-type="float" office:value="1">
            <text:p>1</text:p>
          </table:table-cell>
          <table:table-cell table:formula="of:=IF([.D319]*[.G319];[.$M$4]) + IF([.E319]*[.G319];[.$M$5]) + IF([.F319]*[.G319];[.$M$6]) + IF([.D319]*[.H319];[.$N$4]) + IF([.E319]*[.H319];[.$N$5]) + IF([.F319]*[.H319];[.$N$6]) + IF([.D319]*[.I319];[.$O$4]) + IF([.E319]*[.I319];[.$O$5]) + IF([.F319]*[.I31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17">
            <text:p>317</text:p>
          </table:table-cell>
          <table:table-cell table:formula="of:=RAND()" office:value-type="float" office:value="0.41217041015625">
            <text:p>0,4121704102</text:p>
          </table:table-cell>
          <table:table-cell table:formula="of:=RAND()" office:value-type="float" office:value="0.88128662109375">
            <text:p>0,8812866211</text:p>
          </table:table-cell>
          <table:table-cell table:formula="of:=1*([.$B320]&lt;[.$D$2])" office:value-type="float" office:value="1">
            <text:p>1</text:p>
          </table:table-cell>
          <table:table-cell table:formula="of:=([.D320]=0)*([.$B320]&lt;([.$D$2]+[.$E$2]))" office:value-type="float" office:value="0">
            <text:p>0</text:p>
          </table:table-cell>
          <table:table-cell table:formula="of:=([.D320]=0)*([.E320]=0)" office:value-type="float" office:value="0">
            <text:p>0</text:p>
          </table:table-cell>
          <table:table-cell table:formula="of:=1*([.$C320]&lt;[.$G$2])" office:value-type="float" office:value="0">
            <text:p>0</text:p>
          </table:table-cell>
          <table:table-cell table:formula="of:=([.G320]=0)*([.$C320]&lt;([.$G$2]+[.$H$2]))" office:value-type="float" office:value="0">
            <text:p>0</text:p>
          </table:table-cell>
          <table:table-cell table:formula="of:=([.G320]=0)*([.H320]=0)" office:value-type="float" office:value="1">
            <text:p>1</text:p>
          </table:table-cell>
          <table:table-cell table:formula="of:=IF([.D320]*[.G320];[.$M$4]) + IF([.E320]*[.G320];[.$M$5]) + IF([.F320]*[.G320];[.$M$6]) + IF([.D320]*[.H320];[.$N$4]) + IF([.E320]*[.H320];[.$N$5]) + IF([.F320]*[.H320];[.$N$6]) + IF([.D320]*[.I320];[.$O$4]) + IF([.E320]*[.I320];[.$O$5]) + IF([.F320]*[.I32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18">
            <text:p>318</text:p>
          </table:table-cell>
          <table:table-cell table:formula="of:=RAND()" office:value-type="float" office:value="0.2918701171875">
            <text:p>0,2918701172</text:p>
          </table:table-cell>
          <table:table-cell table:formula="of:=RAND()" office:value-type="float" office:value="0.8426513671875">
            <text:p>0,8426513672</text:p>
          </table:table-cell>
          <table:table-cell table:formula="of:=1*([.$B321]&lt;[.$D$2])" office:value-type="float" office:value="1">
            <text:p>1</text:p>
          </table:table-cell>
          <table:table-cell table:formula="of:=([.D321]=0)*([.$B321]&lt;([.$D$2]+[.$E$2]))" office:value-type="float" office:value="0">
            <text:p>0</text:p>
          </table:table-cell>
          <table:table-cell table:formula="of:=([.D321]=0)*([.E321]=0)" office:value-type="float" office:value="0">
            <text:p>0</text:p>
          </table:table-cell>
          <table:table-cell table:formula="of:=1*([.$C321]&lt;[.$G$2])" office:value-type="float" office:value="0">
            <text:p>0</text:p>
          </table:table-cell>
          <table:table-cell table:formula="of:=([.G321]=0)*([.$C321]&lt;([.$G$2]+[.$H$2]))" office:value-type="float" office:value="0">
            <text:p>0</text:p>
          </table:table-cell>
          <table:table-cell table:formula="of:=([.G321]=0)*([.H321]=0)" office:value-type="float" office:value="1">
            <text:p>1</text:p>
          </table:table-cell>
          <table:table-cell table:formula="of:=IF([.D321]*[.G321];[.$M$4]) + IF([.E321]*[.G321];[.$M$5]) + IF([.F321]*[.G321];[.$M$6]) + IF([.D321]*[.H321];[.$N$4]) + IF([.E321]*[.H321];[.$N$5]) + IF([.F321]*[.H321];[.$N$6]) + IF([.D321]*[.I321];[.$O$4]) + IF([.E321]*[.I321];[.$O$5]) + IF([.F321]*[.I32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19">
            <text:p>319</text:p>
          </table:table-cell>
          <table:table-cell table:formula="of:=RAND()" office:value-type="float" office:value="0.038177490234375">
            <text:p>0,0381774902</text:p>
          </table:table-cell>
          <table:table-cell table:formula="of:=RAND()" office:value-type="float" office:value="0.792144775390625">
            <text:p>0,7921447754</text:p>
          </table:table-cell>
          <table:table-cell table:formula="of:=1*([.$B322]&lt;[.$D$2])" office:value-type="float" office:value="1">
            <text:p>1</text:p>
          </table:table-cell>
          <table:table-cell table:formula="of:=([.D322]=0)*([.$B322]&lt;([.$D$2]+[.$E$2]))" office:value-type="float" office:value="0">
            <text:p>0</text:p>
          </table:table-cell>
          <table:table-cell table:formula="of:=([.D322]=0)*([.E322]=0)" office:value-type="float" office:value="0">
            <text:p>0</text:p>
          </table:table-cell>
          <table:table-cell table:formula="of:=1*([.$C322]&lt;[.$G$2])" office:value-type="float" office:value="0">
            <text:p>0</text:p>
          </table:table-cell>
          <table:table-cell table:formula="of:=([.G322]=0)*([.$C322]&lt;([.$G$2]+[.$H$2]))" office:value-type="float" office:value="0">
            <text:p>0</text:p>
          </table:table-cell>
          <table:table-cell table:formula="of:=([.G322]=0)*([.H322]=0)" office:value-type="float" office:value="1">
            <text:p>1</text:p>
          </table:table-cell>
          <table:table-cell table:formula="of:=IF([.D322]*[.G322];[.$M$4]) + IF([.E322]*[.G322];[.$M$5]) + IF([.F322]*[.G322];[.$M$6]) + IF([.D322]*[.H322];[.$N$4]) + IF([.E322]*[.H322];[.$N$5]) + IF([.F322]*[.H322];[.$N$6]) + IF([.D322]*[.I322];[.$O$4]) + IF([.E322]*[.I322];[.$O$5]) + IF([.F322]*[.I322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20">
            <text:p>320</text:p>
          </table:table-cell>
          <table:table-cell table:formula="of:=RAND()" office:value-type="float" office:value="0.19012451171875">
            <text:p>0,1901245117</text:p>
          </table:table-cell>
          <table:table-cell table:formula="of:=RAND()" office:value-type="float" office:value="0.6878662109375">
            <text:p>0,6878662109</text:p>
          </table:table-cell>
          <table:table-cell table:formula="of:=1*([.$B323]&lt;[.$D$2])" office:value-type="float" office:value="1">
            <text:p>1</text:p>
          </table:table-cell>
          <table:table-cell table:formula="of:=([.D323]=0)*([.$B323]&lt;([.$D$2]+[.$E$2]))" office:value-type="float" office:value="0">
            <text:p>0</text:p>
          </table:table-cell>
          <table:table-cell table:formula="of:=([.D323]=0)*([.E323]=0)" office:value-type="float" office:value="0">
            <text:p>0</text:p>
          </table:table-cell>
          <table:table-cell table:formula="of:=1*([.$C323]&lt;[.$G$2])" office:value-type="float" office:value="0">
            <text:p>0</text:p>
          </table:table-cell>
          <table:table-cell table:formula="of:=([.G323]=0)*([.$C323]&lt;([.$G$2]+[.$H$2]))" office:value-type="float" office:value="0">
            <text:p>0</text:p>
          </table:table-cell>
          <table:table-cell table:formula="of:=([.G323]=0)*([.H323]=0)" office:value-type="float" office:value="1">
            <text:p>1</text:p>
          </table:table-cell>
          <table:table-cell table:formula="of:=IF([.D323]*[.G323];[.$M$4]) + IF([.E323]*[.G323];[.$M$5]) + IF([.F323]*[.G323];[.$M$6]) + IF([.D323]*[.H323];[.$N$4]) + IF([.E323]*[.H323];[.$N$5]) + IF([.F323]*[.H323];[.$N$6]) + IF([.D323]*[.I323];[.$O$4]) + IF([.E323]*[.I323];[.$O$5]) + IF([.F323]*[.I323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21">
            <text:p>321</text:p>
          </table:table-cell>
          <table:table-cell table:formula="of:=RAND()" office:value-type="float" office:value="0.22705078125">
            <text:p>0,2270507813</text:p>
          </table:table-cell>
          <table:table-cell table:formula="of:=RAND()" office:value-type="float" office:value="0.985198974609375">
            <text:p>0,9851989746</text:p>
          </table:table-cell>
          <table:table-cell table:formula="of:=1*([.$B324]&lt;[.$D$2])" office:value-type="float" office:value="1">
            <text:p>1</text:p>
          </table:table-cell>
          <table:table-cell table:formula="of:=([.D324]=0)*([.$B324]&lt;([.$D$2]+[.$E$2]))" office:value-type="float" office:value="0">
            <text:p>0</text:p>
          </table:table-cell>
          <table:table-cell table:formula="of:=([.D324]=0)*([.E324]=0)" office:value-type="float" office:value="0">
            <text:p>0</text:p>
          </table:table-cell>
          <table:table-cell table:formula="of:=1*([.$C324]&lt;[.$G$2])" office:value-type="float" office:value="0">
            <text:p>0</text:p>
          </table:table-cell>
          <table:table-cell table:formula="of:=([.G324]=0)*([.$C324]&lt;([.$G$2]+[.$H$2]))" office:value-type="float" office:value="0">
            <text:p>0</text:p>
          </table:table-cell>
          <table:table-cell table:formula="of:=([.G324]=0)*([.H324]=0)" office:value-type="float" office:value="1">
            <text:p>1</text:p>
          </table:table-cell>
          <table:table-cell table:formula="of:=IF([.D324]*[.G324];[.$M$4]) + IF([.E324]*[.G324];[.$M$5]) + IF([.F324]*[.G324];[.$M$6]) + IF([.D324]*[.H324];[.$N$4]) + IF([.E324]*[.H324];[.$N$5]) + IF([.F324]*[.H324];[.$N$6]) + IF([.D324]*[.I324];[.$O$4]) + IF([.E324]*[.I324];[.$O$5]) + IF([.F324]*[.I32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22">
            <text:p>322</text:p>
          </table:table-cell>
          <table:table-cell table:formula="of:=RAND()" office:value-type="float" office:value="0.370391845703125">
            <text:p>0,3703918457</text:p>
          </table:table-cell>
          <table:table-cell table:formula="of:=RAND()" office:value-type="float" office:value="0.521942138671875">
            <text:p>0,5219421387</text:p>
          </table:table-cell>
          <table:table-cell table:formula="of:=1*([.$B325]&lt;[.$D$2])" office:value-type="float" office:value="1">
            <text:p>1</text:p>
          </table:table-cell>
          <table:table-cell table:formula="of:=([.D325]=0)*([.$B325]&lt;([.$D$2]+[.$E$2]))" office:value-type="float" office:value="0">
            <text:p>0</text:p>
          </table:table-cell>
          <table:table-cell table:formula="of:=([.D325]=0)*([.E325]=0)" office:value-type="float" office:value="0">
            <text:p>0</text:p>
          </table:table-cell>
          <table:table-cell table:formula="of:=1*([.$C325]&lt;[.$G$2])" office:value-type="float" office:value="0">
            <text:p>0</text:p>
          </table:table-cell>
          <table:table-cell table:formula="of:=([.G325]=0)*([.$C325]&lt;([.$G$2]+[.$H$2]))" office:value-type="float" office:value="0">
            <text:p>0</text:p>
          </table:table-cell>
          <table:table-cell table:formula="of:=([.G325]=0)*([.H325]=0)" office:value-type="float" office:value="1">
            <text:p>1</text:p>
          </table:table-cell>
          <table:table-cell table:formula="of:=IF([.D325]*[.G325];[.$M$4]) + IF([.E325]*[.G325];[.$M$5]) + IF([.F325]*[.G325];[.$M$6]) + IF([.D325]*[.H325];[.$N$4]) + IF([.E325]*[.H325];[.$N$5]) + IF([.F325]*[.H325];[.$N$6]) + IF([.D325]*[.I325];[.$O$4]) + IF([.E325]*[.I325];[.$O$5]) + IF([.F325]*[.I32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23">
            <text:p>323</text:p>
          </table:table-cell>
          <table:table-cell table:formula="of:=RAND()" office:value-type="float" office:value="0.02423095703125">
            <text:p>0,024230957</text:p>
          </table:table-cell>
          <table:table-cell table:formula="of:=RAND()" office:value-type="float" office:value="0.742431640625">
            <text:p>0,7424316406</text:p>
          </table:table-cell>
          <table:table-cell table:formula="of:=1*([.$B326]&lt;[.$D$2])" office:value-type="float" office:value="1">
            <text:p>1</text:p>
          </table:table-cell>
          <table:table-cell table:formula="of:=([.D326]=0)*([.$B326]&lt;([.$D$2]+[.$E$2]))" office:value-type="float" office:value="0">
            <text:p>0</text:p>
          </table:table-cell>
          <table:table-cell table:formula="of:=([.D326]=0)*([.E326]=0)" office:value-type="float" office:value="0">
            <text:p>0</text:p>
          </table:table-cell>
          <table:table-cell table:formula="of:=1*([.$C326]&lt;[.$G$2])" office:value-type="float" office:value="0">
            <text:p>0</text:p>
          </table:table-cell>
          <table:table-cell table:formula="of:=([.G326]=0)*([.$C326]&lt;([.$G$2]+[.$H$2]))" office:value-type="float" office:value="0">
            <text:p>0</text:p>
          </table:table-cell>
          <table:table-cell table:formula="of:=([.G326]=0)*([.H326]=0)" office:value-type="float" office:value="1">
            <text:p>1</text:p>
          </table:table-cell>
          <table:table-cell table:formula="of:=IF([.D326]*[.G326];[.$M$4]) + IF([.E326]*[.G326];[.$M$5]) + IF([.F326]*[.G326];[.$M$6]) + IF([.D326]*[.H326];[.$N$4]) + IF([.E326]*[.H326];[.$N$5]) + IF([.F326]*[.H326];[.$N$6]) + IF([.D326]*[.I326];[.$O$4]) + IF([.E326]*[.I326];[.$O$5]) + IF([.F326]*[.I326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24">
            <text:p>324</text:p>
          </table:table-cell>
          <table:table-cell table:formula="of:=RAND()" office:value-type="float" office:value="0.781463623046875">
            <text:p>0,781463623</text:p>
          </table:table-cell>
          <table:table-cell table:formula="of:=RAND()" office:value-type="float" office:value="0.03533935546875">
            <text:p>0,0353393555</text:p>
          </table:table-cell>
          <table:table-cell table:formula="of:=1*([.$B327]&lt;[.$D$2])" office:value-type="float" office:value="0">
            <text:p>0</text:p>
          </table:table-cell>
          <table:table-cell table:formula="of:=([.D327]=0)*([.$B327]&lt;([.$D$2]+[.$E$2]))" office:value-type="float" office:value="0">
            <text:p>0</text:p>
          </table:table-cell>
          <table:table-cell table:formula="of:=([.D327]=0)*([.E327]=0)" office:value-type="float" office:value="1">
            <text:p>1</text:p>
          </table:table-cell>
          <table:table-cell table:formula="of:=1*([.$C327]&lt;[.$G$2])" office:value-type="float" office:value="0">
            <text:p>0</text:p>
          </table:table-cell>
          <table:table-cell table:formula="of:=([.G327]=0)*([.$C327]&lt;([.$G$2]+[.$H$2]))" office:value-type="float" office:value="1">
            <text:p>1</text:p>
          </table:table-cell>
          <table:table-cell table:formula="of:=([.G327]=0)*([.H327]=0)" office:value-type="float" office:value="0">
            <text:p>0</text:p>
          </table:table-cell>
          <table:table-cell table:formula="of:=IF([.D327]*[.G327];[.$M$4]) + IF([.E327]*[.G327];[.$M$5]) + IF([.F327]*[.G327];[.$M$6]) + IF([.D327]*[.H327];[.$N$4]) + IF([.E327]*[.H327];[.$N$5]) + IF([.F327]*[.H327];[.$N$6]) + IF([.D327]*[.I327];[.$O$4]) + IF([.E327]*[.I327];[.$O$5]) + IF([.F327]*[.I327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25">
            <text:p>325</text:p>
          </table:table-cell>
          <table:table-cell table:formula="of:=RAND()" office:value-type="float" office:value="0.829132080078125">
            <text:p>0,8291320801</text:p>
          </table:table-cell>
          <table:table-cell table:formula="of:=RAND()" office:value-type="float" office:value="0.6573486328125">
            <text:p>0,6573486328</text:p>
          </table:table-cell>
          <table:table-cell table:formula="of:=1*([.$B328]&lt;[.$D$2])" office:value-type="float" office:value="0">
            <text:p>0</text:p>
          </table:table-cell>
          <table:table-cell table:formula="of:=([.D328]=0)*([.$B328]&lt;([.$D$2]+[.$E$2]))" office:value-type="float" office:value="0">
            <text:p>0</text:p>
          </table:table-cell>
          <table:table-cell table:formula="of:=([.D328]=0)*([.E328]=0)" office:value-type="float" office:value="1">
            <text:p>1</text:p>
          </table:table-cell>
          <table:table-cell table:formula="of:=1*([.$C328]&lt;[.$G$2])" office:value-type="float" office:value="0">
            <text:p>0</text:p>
          </table:table-cell>
          <table:table-cell table:formula="of:=([.G328]=0)*([.$C328]&lt;([.$G$2]+[.$H$2]))" office:value-type="float" office:value="0">
            <text:p>0</text:p>
          </table:table-cell>
          <table:table-cell table:formula="of:=([.G328]=0)*([.H328]=0)" office:value-type="float" office:value="1">
            <text:p>1</text:p>
          </table:table-cell>
          <table:table-cell table:formula="of:=IF([.D328]*[.G328];[.$M$4]) + IF([.E328]*[.G328];[.$M$5]) + IF([.F328]*[.G328];[.$M$6]) + IF([.D328]*[.H328];[.$N$4]) + IF([.E328]*[.H328];[.$N$5]) + IF([.F328]*[.H328];[.$N$6]) + IF([.D328]*[.I328];[.$O$4]) + IF([.E328]*[.I328];[.$O$5]) + IF([.F328]*[.I328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26">
            <text:p>326</text:p>
          </table:table-cell>
          <table:table-cell table:formula="of:=RAND()" office:value-type="float" office:value="0.7613525390625">
            <text:p>0,7613525391</text:p>
          </table:table-cell>
          <table:table-cell table:formula="of:=RAND()" office:value-type="float" office:value="0.989227294921875">
            <text:p>0,9892272949</text:p>
          </table:table-cell>
          <table:table-cell table:formula="of:=1*([.$B329]&lt;[.$D$2])" office:value-type="float" office:value="0">
            <text:p>0</text:p>
          </table:table-cell>
          <table:table-cell table:formula="of:=([.D329]=0)*([.$B329]&lt;([.$D$2]+[.$E$2]))" office:value-type="float" office:value="0">
            <text:p>0</text:p>
          </table:table-cell>
          <table:table-cell table:formula="of:=([.D329]=0)*([.E329]=0)" office:value-type="float" office:value="1">
            <text:p>1</text:p>
          </table:table-cell>
          <table:table-cell table:formula="of:=1*([.$C329]&lt;[.$G$2])" office:value-type="float" office:value="0">
            <text:p>0</text:p>
          </table:table-cell>
          <table:table-cell table:formula="of:=([.G329]=0)*([.$C329]&lt;([.$G$2]+[.$H$2]))" office:value-type="float" office:value="0">
            <text:p>0</text:p>
          </table:table-cell>
          <table:table-cell table:formula="of:=([.G329]=0)*([.H329]=0)" office:value-type="float" office:value="1">
            <text:p>1</text:p>
          </table:table-cell>
          <table:table-cell table:formula="of:=IF([.D329]*[.G329];[.$M$4]) + IF([.E329]*[.G329];[.$M$5]) + IF([.F329]*[.G329];[.$M$6]) + IF([.D329]*[.H329];[.$N$4]) + IF([.E329]*[.H329];[.$N$5]) + IF([.F329]*[.H329];[.$N$6]) + IF([.D329]*[.I329];[.$O$4]) + IF([.E329]*[.I329];[.$O$5]) + IF([.F329]*[.I329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27">
            <text:p>327</text:p>
          </table:table-cell>
          <table:table-cell table:formula="of:=RAND()" office:value-type="float" office:value="0.372344970703125">
            <text:p>0,3723449707</text:p>
          </table:table-cell>
          <table:table-cell table:formula="of:=RAND()" office:value-type="float" office:value="0.3511962890625">
            <text:p>0,3511962891</text:p>
          </table:table-cell>
          <table:table-cell table:formula="of:=1*([.$B330]&lt;[.$D$2])" office:value-type="float" office:value="1">
            <text:p>1</text:p>
          </table:table-cell>
          <table:table-cell table:formula="of:=([.D330]=0)*([.$B330]&lt;([.$D$2]+[.$E$2]))" office:value-type="float" office:value="0">
            <text:p>0</text:p>
          </table:table-cell>
          <table:table-cell table:formula="of:=([.D330]=0)*([.E330]=0)" office:value-type="float" office:value="0">
            <text:p>0</text:p>
          </table:table-cell>
          <table:table-cell table:formula="of:=1*([.$C330]&lt;[.$G$2])" office:value-type="float" office:value="0">
            <text:p>0</text:p>
          </table:table-cell>
          <table:table-cell table:formula="of:=([.G330]=0)*([.$C330]&lt;([.$G$2]+[.$H$2]))" office:value-type="float" office:value="1">
            <text:p>1</text:p>
          </table:table-cell>
          <table:table-cell table:formula="of:=([.G330]=0)*([.H330]=0)" office:value-type="float" office:value="0">
            <text:p>0</text:p>
          </table:table-cell>
          <table:table-cell table:formula="of:=IF([.D330]*[.G330];[.$M$4]) + IF([.E330]*[.G330];[.$M$5]) + IF([.F330]*[.G330];[.$M$6]) + IF([.D330]*[.H330];[.$N$4]) + IF([.E330]*[.H330];[.$N$5]) + IF([.F330]*[.H330];[.$N$6]) + IF([.D330]*[.I330];[.$O$4]) + IF([.E330]*[.I330];[.$O$5]) + IF([.F330]*[.I330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28">
            <text:p>328</text:p>
          </table:table-cell>
          <table:table-cell table:formula="of:=RAND()" office:value-type="float" office:value="0.081878662109375">
            <text:p>0,0818786621</text:p>
          </table:table-cell>
          <table:table-cell table:formula="of:=RAND()" office:value-type="float" office:value="0.9090576171875">
            <text:p>0,9090576172</text:p>
          </table:table-cell>
          <table:table-cell table:formula="of:=1*([.$B331]&lt;[.$D$2])" office:value-type="float" office:value="1">
            <text:p>1</text:p>
          </table:table-cell>
          <table:table-cell table:formula="of:=([.D331]=0)*([.$B331]&lt;([.$D$2]+[.$E$2]))" office:value-type="float" office:value="0">
            <text:p>0</text:p>
          </table:table-cell>
          <table:table-cell table:formula="of:=([.D331]=0)*([.E331]=0)" office:value-type="float" office:value="0">
            <text:p>0</text:p>
          </table:table-cell>
          <table:table-cell table:formula="of:=1*([.$C331]&lt;[.$G$2])" office:value-type="float" office:value="0">
            <text:p>0</text:p>
          </table:table-cell>
          <table:table-cell table:formula="of:=([.G331]=0)*([.$C331]&lt;([.$G$2]+[.$H$2]))" office:value-type="float" office:value="0">
            <text:p>0</text:p>
          </table:table-cell>
          <table:table-cell table:formula="of:=([.G331]=0)*([.H331]=0)" office:value-type="float" office:value="1">
            <text:p>1</text:p>
          </table:table-cell>
          <table:table-cell table:formula="of:=IF([.D331]*[.G331];[.$M$4]) + IF([.E331]*[.G331];[.$M$5]) + IF([.F331]*[.G331];[.$M$6]) + IF([.D331]*[.H331];[.$N$4]) + IF([.E331]*[.H331];[.$N$5]) + IF([.F331]*[.H331];[.$N$6]) + IF([.D331]*[.I331];[.$O$4]) + IF([.E331]*[.I331];[.$O$5]) + IF([.F331]*[.I33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29">
            <text:p>329</text:p>
          </table:table-cell>
          <table:table-cell table:formula="of:=RAND()" office:value-type="float" office:value="0.36669921875">
            <text:p>0,3666992188</text:p>
          </table:table-cell>
          <table:table-cell table:formula="of:=RAND()" office:value-type="float" office:value="0.964141845703125">
            <text:p>0,9641418457</text:p>
          </table:table-cell>
          <table:table-cell table:formula="of:=1*([.$B332]&lt;[.$D$2])" office:value-type="float" office:value="1">
            <text:p>1</text:p>
          </table:table-cell>
          <table:table-cell table:formula="of:=([.D332]=0)*([.$B332]&lt;([.$D$2]+[.$E$2]))" office:value-type="float" office:value="0">
            <text:p>0</text:p>
          </table:table-cell>
          <table:table-cell table:formula="of:=([.D332]=0)*([.E332]=0)" office:value-type="float" office:value="0">
            <text:p>0</text:p>
          </table:table-cell>
          <table:table-cell table:formula="of:=1*([.$C332]&lt;[.$G$2])" office:value-type="float" office:value="0">
            <text:p>0</text:p>
          </table:table-cell>
          <table:table-cell table:formula="of:=([.G332]=0)*([.$C332]&lt;([.$G$2]+[.$H$2]))" office:value-type="float" office:value="0">
            <text:p>0</text:p>
          </table:table-cell>
          <table:table-cell table:formula="of:=([.G332]=0)*([.H332]=0)" office:value-type="float" office:value="1">
            <text:p>1</text:p>
          </table:table-cell>
          <table:table-cell table:formula="of:=IF([.D332]*[.G332];[.$M$4]) + IF([.E332]*[.G332];[.$M$5]) + IF([.F332]*[.G332];[.$M$6]) + IF([.D332]*[.H332];[.$N$4]) + IF([.E332]*[.H332];[.$N$5]) + IF([.F332]*[.H332];[.$N$6]) + IF([.D332]*[.I332];[.$O$4]) + IF([.E332]*[.I332];[.$O$5]) + IF([.F332]*[.I332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30">
            <text:p>330</text:p>
          </table:table-cell>
          <table:table-cell table:formula="of:=RAND()" office:value-type="float" office:value="0.0576171875">
            <text:p>0,0576171875</text:p>
          </table:table-cell>
          <table:table-cell table:formula="of:=RAND()" office:value-type="float" office:value="0.75653076171875">
            <text:p>0,7565307617</text:p>
          </table:table-cell>
          <table:table-cell table:formula="of:=1*([.$B333]&lt;[.$D$2])" office:value-type="float" office:value="1">
            <text:p>1</text:p>
          </table:table-cell>
          <table:table-cell table:formula="of:=([.D333]=0)*([.$B333]&lt;([.$D$2]+[.$E$2]))" office:value-type="float" office:value="0">
            <text:p>0</text:p>
          </table:table-cell>
          <table:table-cell table:formula="of:=([.D333]=0)*([.E333]=0)" office:value-type="float" office:value="0">
            <text:p>0</text:p>
          </table:table-cell>
          <table:table-cell table:formula="of:=1*([.$C333]&lt;[.$G$2])" office:value-type="float" office:value="0">
            <text:p>0</text:p>
          </table:table-cell>
          <table:table-cell table:formula="of:=([.G333]=0)*([.$C333]&lt;([.$G$2]+[.$H$2]))" office:value-type="float" office:value="0">
            <text:p>0</text:p>
          </table:table-cell>
          <table:table-cell table:formula="of:=([.G333]=0)*([.H333]=0)" office:value-type="float" office:value="1">
            <text:p>1</text:p>
          </table:table-cell>
          <table:table-cell table:formula="of:=IF([.D333]*[.G333];[.$M$4]) + IF([.E333]*[.G333];[.$M$5]) + IF([.F333]*[.G333];[.$M$6]) + IF([.D333]*[.H333];[.$N$4]) + IF([.E333]*[.H333];[.$N$5]) + IF([.F333]*[.H333];[.$N$6]) + IF([.D333]*[.I333];[.$O$4]) + IF([.E333]*[.I333];[.$O$5]) + IF([.F333]*[.I333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31">
            <text:p>331</text:p>
          </table:table-cell>
          <table:table-cell table:formula="of:=RAND()" office:value-type="float" office:value="0.73828125">
            <text:p>0,73828125</text:p>
          </table:table-cell>
          <table:table-cell table:formula="of:=RAND()" office:value-type="float" office:value="0.453277587890625">
            <text:p>0,4532775879</text:p>
          </table:table-cell>
          <table:table-cell table:formula="of:=1*([.$B334]&lt;[.$D$2])" office:value-type="float" office:value="0">
            <text:p>0</text:p>
          </table:table-cell>
          <table:table-cell table:formula="of:=([.D334]=0)*([.$B334]&lt;([.$D$2]+[.$E$2]))" office:value-type="float" office:value="0">
            <text:p>0</text:p>
          </table:table-cell>
          <table:table-cell table:formula="of:=([.D334]=0)*([.E334]=0)" office:value-type="float" office:value="1">
            <text:p>1</text:p>
          </table:table-cell>
          <table:table-cell table:formula="of:=1*([.$C334]&lt;[.$G$2])" office:value-type="float" office:value="0">
            <text:p>0</text:p>
          </table:table-cell>
          <table:table-cell table:formula="of:=([.G334]=0)*([.$C334]&lt;([.$G$2]+[.$H$2]))" office:value-type="float" office:value="1">
            <text:p>1</text:p>
          </table:table-cell>
          <table:table-cell table:formula="of:=([.G334]=0)*([.H334]=0)" office:value-type="float" office:value="0">
            <text:p>0</text:p>
          </table:table-cell>
          <table:table-cell table:formula="of:=IF([.D334]*[.G334];[.$M$4]) + IF([.E334]*[.G334];[.$M$5]) + IF([.F334]*[.G334];[.$M$6]) + IF([.D334]*[.H334];[.$N$4]) + IF([.E334]*[.H334];[.$N$5]) + IF([.F334]*[.H334];[.$N$6]) + IF([.D334]*[.I334];[.$O$4]) + IF([.E334]*[.I334];[.$O$5]) + IF([.F334]*[.I334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32">
            <text:p>332</text:p>
          </table:table-cell>
          <table:table-cell table:formula="of:=RAND()" office:value-type="float" office:value="0.875640869140625">
            <text:p>0,8756408691</text:p>
          </table:table-cell>
          <table:table-cell table:formula="of:=RAND()" office:value-type="float" office:value="0.861358642578125">
            <text:p>0,8613586426</text:p>
          </table:table-cell>
          <table:table-cell table:formula="of:=1*([.$B335]&lt;[.$D$2])" office:value-type="float" office:value="0">
            <text:p>0</text:p>
          </table:table-cell>
          <table:table-cell table:formula="of:=([.D335]=0)*([.$B335]&lt;([.$D$2]+[.$E$2]))" office:value-type="float" office:value="0">
            <text:p>0</text:p>
          </table:table-cell>
          <table:table-cell table:formula="of:=([.D335]=0)*([.E335]=0)" office:value-type="float" office:value="1">
            <text:p>1</text:p>
          </table:table-cell>
          <table:table-cell table:formula="of:=1*([.$C335]&lt;[.$G$2])" office:value-type="float" office:value="0">
            <text:p>0</text:p>
          </table:table-cell>
          <table:table-cell table:formula="of:=([.G335]=0)*([.$C335]&lt;([.$G$2]+[.$H$2]))" office:value-type="float" office:value="0">
            <text:p>0</text:p>
          </table:table-cell>
          <table:table-cell table:formula="of:=([.G335]=0)*([.H335]=0)" office:value-type="float" office:value="1">
            <text:p>1</text:p>
          </table:table-cell>
          <table:table-cell table:formula="of:=IF([.D335]*[.G335];[.$M$4]) + IF([.E335]*[.G335];[.$M$5]) + IF([.F335]*[.G335];[.$M$6]) + IF([.D335]*[.H335];[.$N$4]) + IF([.E335]*[.H335];[.$N$5]) + IF([.F335]*[.H335];[.$N$6]) + IF([.D335]*[.I335];[.$O$4]) + IF([.E335]*[.I335];[.$O$5]) + IF([.F335]*[.I335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33">
            <text:p>333</text:p>
          </table:table-cell>
          <table:table-cell table:formula="of:=RAND()" office:value-type="float" office:value="0.84375">
            <text:p>0,84375</text:p>
          </table:table-cell>
          <table:table-cell table:formula="of:=RAND()" office:value-type="float" office:value="0.228485107421875">
            <text:p>0,2284851074</text:p>
          </table:table-cell>
          <table:table-cell table:formula="of:=1*([.$B336]&lt;[.$D$2])" office:value-type="float" office:value="0">
            <text:p>0</text:p>
          </table:table-cell>
          <table:table-cell table:formula="of:=([.D336]=0)*([.$B336]&lt;([.$D$2]+[.$E$2]))" office:value-type="float" office:value="0">
            <text:p>0</text:p>
          </table:table-cell>
          <table:table-cell table:formula="of:=([.D336]=0)*([.E336]=0)" office:value-type="float" office:value="1">
            <text:p>1</text:p>
          </table:table-cell>
          <table:table-cell table:formula="of:=1*([.$C336]&lt;[.$G$2])" office:value-type="float" office:value="0">
            <text:p>0</text:p>
          </table:table-cell>
          <table:table-cell table:formula="of:=([.G336]=0)*([.$C336]&lt;([.$G$2]+[.$H$2]))" office:value-type="float" office:value="1">
            <text:p>1</text:p>
          </table:table-cell>
          <table:table-cell table:formula="of:=([.G336]=0)*([.H336]=0)" office:value-type="float" office:value="0">
            <text:p>0</text:p>
          </table:table-cell>
          <table:table-cell table:formula="of:=IF([.D336]*[.G336];[.$M$4]) + IF([.E336]*[.G336];[.$M$5]) + IF([.F336]*[.G336];[.$M$6]) + IF([.D336]*[.H336];[.$N$4]) + IF([.E336]*[.H336];[.$N$5]) + IF([.F336]*[.H336];[.$N$6]) + IF([.D336]*[.I336];[.$O$4]) + IF([.E336]*[.I336];[.$O$5]) + IF([.F336]*[.I336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34">
            <text:p>334</text:p>
          </table:table-cell>
          <table:table-cell table:formula="of:=RAND()" office:value-type="float" office:value="0.80224609375">
            <text:p>0,8022460938</text:p>
          </table:table-cell>
          <table:table-cell table:formula="of:=RAND()" office:value-type="float" office:value="0.894073486328125">
            <text:p>0,8940734863</text:p>
          </table:table-cell>
          <table:table-cell table:formula="of:=1*([.$B337]&lt;[.$D$2])" office:value-type="float" office:value="0">
            <text:p>0</text:p>
          </table:table-cell>
          <table:table-cell table:formula="of:=([.D337]=0)*([.$B337]&lt;([.$D$2]+[.$E$2]))" office:value-type="float" office:value="0">
            <text:p>0</text:p>
          </table:table-cell>
          <table:table-cell table:formula="of:=([.D337]=0)*([.E337]=0)" office:value-type="float" office:value="1">
            <text:p>1</text:p>
          </table:table-cell>
          <table:table-cell table:formula="of:=1*([.$C337]&lt;[.$G$2])" office:value-type="float" office:value="0">
            <text:p>0</text:p>
          </table:table-cell>
          <table:table-cell table:formula="of:=([.G337]=0)*([.$C337]&lt;([.$G$2]+[.$H$2]))" office:value-type="float" office:value="0">
            <text:p>0</text:p>
          </table:table-cell>
          <table:table-cell table:formula="of:=([.G337]=0)*([.H337]=0)" office:value-type="float" office:value="1">
            <text:p>1</text:p>
          </table:table-cell>
          <table:table-cell table:formula="of:=IF([.D337]*[.G337];[.$M$4]) + IF([.E337]*[.G337];[.$M$5]) + IF([.F337]*[.G337];[.$M$6]) + IF([.D337]*[.H337];[.$N$4]) + IF([.E337]*[.H337];[.$N$5]) + IF([.F337]*[.H337];[.$N$6]) + IF([.D337]*[.I337];[.$O$4]) + IF([.E337]*[.I337];[.$O$5]) + IF([.F337]*[.I337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35">
            <text:p>335</text:p>
          </table:table-cell>
          <table:table-cell table:formula="of:=RAND()" office:value-type="float" office:value="0.580535888671875">
            <text:p>0,5805358887</text:p>
          </table:table-cell>
          <table:table-cell table:formula="of:=RAND()" office:value-type="float" office:value="0.157501220703125">
            <text:p>0,1575012207</text:p>
          </table:table-cell>
          <table:table-cell table:formula="of:=1*([.$B338]&lt;[.$D$2])" office:value-type="float" office:value="1">
            <text:p>1</text:p>
          </table:table-cell>
          <table:table-cell table:formula="of:=([.D338]=0)*([.$B338]&lt;([.$D$2]+[.$E$2]))" office:value-type="float" office:value="0">
            <text:p>0</text:p>
          </table:table-cell>
          <table:table-cell table:formula="of:=([.D338]=0)*([.E338]=0)" office:value-type="float" office:value="0">
            <text:p>0</text:p>
          </table:table-cell>
          <table:table-cell table:formula="of:=1*([.$C338]&lt;[.$G$2])" office:value-type="float" office:value="0">
            <text:p>0</text:p>
          </table:table-cell>
          <table:table-cell table:formula="of:=([.G338]=0)*([.$C338]&lt;([.$G$2]+[.$H$2]))" office:value-type="float" office:value="1">
            <text:p>1</text:p>
          </table:table-cell>
          <table:table-cell table:formula="of:=([.G338]=0)*([.H338]=0)" office:value-type="float" office:value="0">
            <text:p>0</text:p>
          </table:table-cell>
          <table:table-cell table:formula="of:=IF([.D338]*[.G338];[.$M$4]) + IF([.E338]*[.G338];[.$M$5]) + IF([.F338]*[.G338];[.$M$6]) + IF([.D338]*[.H338];[.$N$4]) + IF([.E338]*[.H338];[.$N$5]) + IF([.F338]*[.H338];[.$N$6]) + IF([.D338]*[.I338];[.$O$4]) + IF([.E338]*[.I338];[.$O$5]) + IF([.F338]*[.I33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36">
            <text:p>336</text:p>
          </table:table-cell>
          <table:table-cell table:formula="of:=RAND()" office:value-type="float" office:value="0.422760009765625">
            <text:p>0,4227600098</text:p>
          </table:table-cell>
          <table:table-cell table:formula="of:=RAND()" office:value-type="float" office:value="0.161041259765625">
            <text:p>0,1610412598</text:p>
          </table:table-cell>
          <table:table-cell table:formula="of:=1*([.$B339]&lt;[.$D$2])" office:value-type="float" office:value="1">
            <text:p>1</text:p>
          </table:table-cell>
          <table:table-cell table:formula="of:=([.D339]=0)*([.$B339]&lt;([.$D$2]+[.$E$2]))" office:value-type="float" office:value="0">
            <text:p>0</text:p>
          </table:table-cell>
          <table:table-cell table:formula="of:=([.D339]=0)*([.E339]=0)" office:value-type="float" office:value="0">
            <text:p>0</text:p>
          </table:table-cell>
          <table:table-cell table:formula="of:=1*([.$C339]&lt;[.$G$2])" office:value-type="float" office:value="0">
            <text:p>0</text:p>
          </table:table-cell>
          <table:table-cell table:formula="of:=([.G339]=0)*([.$C339]&lt;([.$G$2]+[.$H$2]))" office:value-type="float" office:value="1">
            <text:p>1</text:p>
          </table:table-cell>
          <table:table-cell table:formula="of:=([.G339]=0)*([.H339]=0)" office:value-type="float" office:value="0">
            <text:p>0</text:p>
          </table:table-cell>
          <table:table-cell table:formula="of:=IF([.D339]*[.G339];[.$M$4]) + IF([.E339]*[.G339];[.$M$5]) + IF([.F339]*[.G339];[.$M$6]) + IF([.D339]*[.H339];[.$N$4]) + IF([.E339]*[.H339];[.$N$5]) + IF([.F339]*[.H339];[.$N$6]) + IF([.D339]*[.I339];[.$O$4]) + IF([.E339]*[.I339];[.$O$5]) + IF([.F339]*[.I339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37">
            <text:p>337</text:p>
          </table:table-cell>
          <table:table-cell table:formula="of:=RAND()" office:value-type="float" office:value="0.7955322265625">
            <text:p>0,7955322266</text:p>
          </table:table-cell>
          <table:table-cell table:formula="of:=RAND()" office:value-type="float" office:value="0.47119140625">
            <text:p>0,4711914063</text:p>
          </table:table-cell>
          <table:table-cell table:formula="of:=1*([.$B340]&lt;[.$D$2])" office:value-type="float" office:value="0">
            <text:p>0</text:p>
          </table:table-cell>
          <table:table-cell table:formula="of:=([.D340]=0)*([.$B340]&lt;([.$D$2]+[.$E$2]))" office:value-type="float" office:value="0">
            <text:p>0</text:p>
          </table:table-cell>
          <table:table-cell table:formula="of:=([.D340]=0)*([.E340]=0)" office:value-type="float" office:value="1">
            <text:p>1</text:p>
          </table:table-cell>
          <table:table-cell table:formula="of:=1*([.$C340]&lt;[.$G$2])" office:value-type="float" office:value="0">
            <text:p>0</text:p>
          </table:table-cell>
          <table:table-cell table:formula="of:=([.G340]=0)*([.$C340]&lt;([.$G$2]+[.$H$2]))" office:value-type="float" office:value="1">
            <text:p>1</text:p>
          </table:table-cell>
          <table:table-cell table:formula="of:=([.G340]=0)*([.H340]=0)" office:value-type="float" office:value="0">
            <text:p>0</text:p>
          </table:table-cell>
          <table:table-cell table:formula="of:=IF([.D340]*[.G340];[.$M$4]) + IF([.E340]*[.G340];[.$M$5]) + IF([.F340]*[.G340];[.$M$6]) + IF([.D340]*[.H340];[.$N$4]) + IF([.E340]*[.H340];[.$N$5]) + IF([.F340]*[.H340];[.$N$6]) + IF([.D340]*[.I340];[.$O$4]) + IF([.E340]*[.I340];[.$O$5]) + IF([.F340]*[.I340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38">
            <text:p>338</text:p>
          </table:table-cell>
          <table:table-cell table:formula="of:=RAND()" office:value-type="float" office:value="0.57080078125">
            <text:p>0,5708007813</text:p>
          </table:table-cell>
          <table:table-cell table:formula="of:=RAND()" office:value-type="float" office:value="0.0030517578125">
            <text:p>0,0030517578</text:p>
          </table:table-cell>
          <table:table-cell table:formula="of:=1*([.$B341]&lt;[.$D$2])" office:value-type="float" office:value="1">
            <text:p>1</text:p>
          </table:table-cell>
          <table:table-cell table:formula="of:=([.D341]=0)*([.$B341]&lt;([.$D$2]+[.$E$2]))" office:value-type="float" office:value="0">
            <text:p>0</text:p>
          </table:table-cell>
          <table:table-cell table:formula="of:=([.D341]=0)*([.E341]=0)" office:value-type="float" office:value="0">
            <text:p>0</text:p>
          </table:table-cell>
          <table:table-cell table:formula="of:=1*([.$C341]&lt;[.$G$2])" office:value-type="float" office:value="0">
            <text:p>0</text:p>
          </table:table-cell>
          <table:table-cell table:formula="of:=([.G341]=0)*([.$C341]&lt;([.$G$2]+[.$H$2]))" office:value-type="float" office:value="1">
            <text:p>1</text:p>
          </table:table-cell>
          <table:table-cell table:formula="of:=([.G341]=0)*([.H341]=0)" office:value-type="float" office:value="0">
            <text:p>0</text:p>
          </table:table-cell>
          <table:table-cell table:formula="of:=IF([.D341]*[.G341];[.$M$4]) + IF([.E341]*[.G341];[.$M$5]) + IF([.F341]*[.G341];[.$M$6]) + IF([.D341]*[.H341];[.$N$4]) + IF([.E341]*[.H341];[.$N$5]) + IF([.F341]*[.H341];[.$N$6]) + IF([.D341]*[.I341];[.$O$4]) + IF([.E341]*[.I341];[.$O$5]) + IF([.F341]*[.I341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39">
            <text:p>339</text:p>
          </table:table-cell>
          <table:table-cell table:formula="of:=RAND()" office:value-type="float" office:value="0.898895263671875">
            <text:p>0,8988952637</text:p>
          </table:table-cell>
          <table:table-cell table:formula="of:=RAND()" office:value-type="float" office:value="0.600677490234375">
            <text:p>0,6006774902</text:p>
          </table:table-cell>
          <table:table-cell table:formula="of:=1*([.$B342]&lt;[.$D$2])" office:value-type="float" office:value="0">
            <text:p>0</text:p>
          </table:table-cell>
          <table:table-cell table:formula="of:=([.D342]=0)*([.$B342]&lt;([.$D$2]+[.$E$2]))" office:value-type="float" office:value="0">
            <text:p>0</text:p>
          </table:table-cell>
          <table:table-cell table:formula="of:=([.D342]=0)*([.E342]=0)" office:value-type="float" office:value="1">
            <text:p>1</text:p>
          </table:table-cell>
          <table:table-cell table:formula="of:=1*([.$C342]&lt;[.$G$2])" office:value-type="float" office:value="0">
            <text:p>0</text:p>
          </table:table-cell>
          <table:table-cell table:formula="of:=([.G342]=0)*([.$C342]&lt;([.$G$2]+[.$H$2]))" office:value-type="float" office:value="0">
            <text:p>0</text:p>
          </table:table-cell>
          <table:table-cell table:formula="of:=([.G342]=0)*([.H342]=0)" office:value-type="float" office:value="1">
            <text:p>1</text:p>
          </table:table-cell>
          <table:table-cell table:formula="of:=IF([.D342]*[.G342];[.$M$4]) + IF([.E342]*[.G342];[.$M$5]) + IF([.F342]*[.G342];[.$M$6]) + IF([.D342]*[.H342];[.$N$4]) + IF([.E342]*[.H342];[.$N$5]) + IF([.F342]*[.H342];[.$N$6]) + IF([.D342]*[.I342];[.$O$4]) + IF([.E342]*[.I342];[.$O$5]) + IF([.F342]*[.I342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40">
            <text:p>340</text:p>
          </table:table-cell>
          <table:table-cell table:formula="of:=RAND()" office:value-type="float" office:value="0.10345458984375">
            <text:p>0,1034545898</text:p>
          </table:table-cell>
          <table:table-cell table:formula="of:=RAND()" office:value-type="float" office:value="0.578521728515625">
            <text:p>0,5785217285</text:p>
          </table:table-cell>
          <table:table-cell table:formula="of:=1*([.$B343]&lt;[.$D$2])" office:value-type="float" office:value="1">
            <text:p>1</text:p>
          </table:table-cell>
          <table:table-cell table:formula="of:=([.D343]=0)*([.$B343]&lt;([.$D$2]+[.$E$2]))" office:value-type="float" office:value="0">
            <text:p>0</text:p>
          </table:table-cell>
          <table:table-cell table:formula="of:=([.D343]=0)*([.E343]=0)" office:value-type="float" office:value="0">
            <text:p>0</text:p>
          </table:table-cell>
          <table:table-cell table:formula="of:=1*([.$C343]&lt;[.$G$2])" office:value-type="float" office:value="0">
            <text:p>0</text:p>
          </table:table-cell>
          <table:table-cell table:formula="of:=([.G343]=0)*([.$C343]&lt;([.$G$2]+[.$H$2]))" office:value-type="float" office:value="0">
            <text:p>0</text:p>
          </table:table-cell>
          <table:table-cell table:formula="of:=([.G343]=0)*([.H343]=0)" office:value-type="float" office:value="1">
            <text:p>1</text:p>
          </table:table-cell>
          <table:table-cell table:formula="of:=IF([.D343]*[.G343];[.$M$4]) + IF([.E343]*[.G343];[.$M$5]) + IF([.F343]*[.G343];[.$M$6]) + IF([.D343]*[.H343];[.$N$4]) + IF([.E343]*[.H343];[.$N$5]) + IF([.F343]*[.H343];[.$N$6]) + IF([.D343]*[.I343];[.$O$4]) + IF([.E343]*[.I343];[.$O$5]) + IF([.F343]*[.I343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41">
            <text:p>341</text:p>
          </table:table-cell>
          <table:table-cell table:formula="of:=RAND()" office:value-type="float" office:value="0.0894775390625">
            <text:p>0,0894775391</text:p>
          </table:table-cell>
          <table:table-cell table:formula="of:=RAND()" office:value-type="float" office:value="0.477294921875">
            <text:p>0,4772949219</text:p>
          </table:table-cell>
          <table:table-cell table:formula="of:=1*([.$B344]&lt;[.$D$2])" office:value-type="float" office:value="1">
            <text:p>1</text:p>
          </table:table-cell>
          <table:table-cell table:formula="of:=([.D344]=0)*([.$B344]&lt;([.$D$2]+[.$E$2]))" office:value-type="float" office:value="0">
            <text:p>0</text:p>
          </table:table-cell>
          <table:table-cell table:formula="of:=([.D344]=0)*([.E344]=0)" office:value-type="float" office:value="0">
            <text:p>0</text:p>
          </table:table-cell>
          <table:table-cell table:formula="of:=1*([.$C344]&lt;[.$G$2])" office:value-type="float" office:value="0">
            <text:p>0</text:p>
          </table:table-cell>
          <table:table-cell table:formula="of:=([.G344]=0)*([.$C344]&lt;([.$G$2]+[.$H$2]))" office:value-type="float" office:value="1">
            <text:p>1</text:p>
          </table:table-cell>
          <table:table-cell table:formula="of:=([.G344]=0)*([.H344]=0)" office:value-type="float" office:value="0">
            <text:p>0</text:p>
          </table:table-cell>
          <table:table-cell table:formula="of:=IF([.D344]*[.G344];[.$M$4]) + IF([.E344]*[.G344];[.$M$5]) + IF([.F344]*[.G344];[.$M$6]) + IF([.D344]*[.H344];[.$N$4]) + IF([.E344]*[.H344];[.$N$5]) + IF([.F344]*[.H344];[.$N$6]) + IF([.D344]*[.I344];[.$O$4]) + IF([.E344]*[.I344];[.$O$5]) + IF([.F344]*[.I344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42">
            <text:p>342</text:p>
          </table:table-cell>
          <table:table-cell table:formula="of:=RAND()" office:value-type="float" office:value="0.178131103515625">
            <text:p>0,1781311035</text:p>
          </table:table-cell>
          <table:table-cell table:formula="of:=RAND()" office:value-type="float" office:value="0.813079833984375">
            <text:p>0,813079834</text:p>
          </table:table-cell>
          <table:table-cell table:formula="of:=1*([.$B345]&lt;[.$D$2])" office:value-type="float" office:value="1">
            <text:p>1</text:p>
          </table:table-cell>
          <table:table-cell table:formula="of:=([.D345]=0)*([.$B345]&lt;([.$D$2]+[.$E$2]))" office:value-type="float" office:value="0">
            <text:p>0</text:p>
          </table:table-cell>
          <table:table-cell table:formula="of:=([.D345]=0)*([.E345]=0)" office:value-type="float" office:value="0">
            <text:p>0</text:p>
          </table:table-cell>
          <table:table-cell table:formula="of:=1*([.$C345]&lt;[.$G$2])" office:value-type="float" office:value="0">
            <text:p>0</text:p>
          </table:table-cell>
          <table:table-cell table:formula="of:=([.G345]=0)*([.$C345]&lt;([.$G$2]+[.$H$2]))" office:value-type="float" office:value="0">
            <text:p>0</text:p>
          </table:table-cell>
          <table:table-cell table:formula="of:=([.G345]=0)*([.H345]=0)" office:value-type="float" office:value="1">
            <text:p>1</text:p>
          </table:table-cell>
          <table:table-cell table:formula="of:=IF([.D345]*[.G345];[.$M$4]) + IF([.E345]*[.G345];[.$M$5]) + IF([.F345]*[.G345];[.$M$6]) + IF([.D345]*[.H345];[.$N$4]) + IF([.E345]*[.H345];[.$N$5]) + IF([.F345]*[.H345];[.$N$6]) + IF([.D345]*[.I345];[.$O$4]) + IF([.E345]*[.I345];[.$O$5]) + IF([.F345]*[.I34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43">
            <text:p>343</text:p>
          </table:table-cell>
          <table:table-cell table:formula="of:=RAND()" office:value-type="float" office:value="0.09747314453125">
            <text:p>0,0974731445</text:p>
          </table:table-cell>
          <table:table-cell table:formula="of:=RAND()" office:value-type="float" office:value="0.3265380859375">
            <text:p>0,3265380859</text:p>
          </table:table-cell>
          <table:table-cell table:formula="of:=1*([.$B346]&lt;[.$D$2])" office:value-type="float" office:value="1">
            <text:p>1</text:p>
          </table:table-cell>
          <table:table-cell table:formula="of:=([.D346]=0)*([.$B346]&lt;([.$D$2]+[.$E$2]))" office:value-type="float" office:value="0">
            <text:p>0</text:p>
          </table:table-cell>
          <table:table-cell table:formula="of:=([.D346]=0)*([.E346]=0)" office:value-type="float" office:value="0">
            <text:p>0</text:p>
          </table:table-cell>
          <table:table-cell table:formula="of:=1*([.$C346]&lt;[.$G$2])" office:value-type="float" office:value="0">
            <text:p>0</text:p>
          </table:table-cell>
          <table:table-cell table:formula="of:=([.G346]=0)*([.$C346]&lt;([.$G$2]+[.$H$2]))" office:value-type="float" office:value="1">
            <text:p>1</text:p>
          </table:table-cell>
          <table:table-cell table:formula="of:=([.G346]=0)*([.H346]=0)" office:value-type="float" office:value="0">
            <text:p>0</text:p>
          </table:table-cell>
          <table:table-cell table:formula="of:=IF([.D346]*[.G346];[.$M$4]) + IF([.E346]*[.G346];[.$M$5]) + IF([.F346]*[.G346];[.$M$6]) + IF([.D346]*[.H346];[.$N$4]) + IF([.E346]*[.H346];[.$N$5]) + IF([.F346]*[.H346];[.$N$6]) + IF([.D346]*[.I346];[.$O$4]) + IF([.E346]*[.I346];[.$O$5]) + IF([.F346]*[.I346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44">
            <text:p>344</text:p>
          </table:table-cell>
          <table:table-cell table:formula="of:=RAND()" office:value-type="float" office:value="0.187774658203125">
            <text:p>0,1877746582</text:p>
          </table:table-cell>
          <table:table-cell table:formula="of:=RAND()" office:value-type="float" office:value="0.795928955078125">
            <text:p>0,7959289551</text:p>
          </table:table-cell>
          <table:table-cell table:formula="of:=1*([.$B347]&lt;[.$D$2])" office:value-type="float" office:value="1">
            <text:p>1</text:p>
          </table:table-cell>
          <table:table-cell table:formula="of:=([.D347]=0)*([.$B347]&lt;([.$D$2]+[.$E$2]))" office:value-type="float" office:value="0">
            <text:p>0</text:p>
          </table:table-cell>
          <table:table-cell table:formula="of:=([.D347]=0)*([.E347]=0)" office:value-type="float" office:value="0">
            <text:p>0</text:p>
          </table:table-cell>
          <table:table-cell table:formula="of:=1*([.$C347]&lt;[.$G$2])" office:value-type="float" office:value="0">
            <text:p>0</text:p>
          </table:table-cell>
          <table:table-cell table:formula="of:=([.G347]=0)*([.$C347]&lt;([.$G$2]+[.$H$2]))" office:value-type="float" office:value="0">
            <text:p>0</text:p>
          </table:table-cell>
          <table:table-cell table:formula="of:=([.G347]=0)*([.H347]=0)" office:value-type="float" office:value="1">
            <text:p>1</text:p>
          </table:table-cell>
          <table:table-cell table:formula="of:=IF([.D347]*[.G347];[.$M$4]) + IF([.E347]*[.G347];[.$M$5]) + IF([.F347]*[.G347];[.$M$6]) + IF([.D347]*[.H347];[.$N$4]) + IF([.E347]*[.H347];[.$N$5]) + IF([.F347]*[.H347];[.$N$6]) + IF([.D347]*[.I347];[.$O$4]) + IF([.E347]*[.I347];[.$O$5]) + IF([.F347]*[.I34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45">
            <text:p>345</text:p>
          </table:table-cell>
          <table:table-cell table:formula="of:=RAND()" office:value-type="float" office:value="0.851043701171875">
            <text:p>0,8510437012</text:p>
          </table:table-cell>
          <table:table-cell table:formula="of:=RAND()" office:value-type="float" office:value="0.48760986328125">
            <text:p>0,4876098633</text:p>
          </table:table-cell>
          <table:table-cell table:formula="of:=1*([.$B348]&lt;[.$D$2])" office:value-type="float" office:value="0">
            <text:p>0</text:p>
          </table:table-cell>
          <table:table-cell table:formula="of:=([.D348]=0)*([.$B348]&lt;([.$D$2]+[.$E$2]))" office:value-type="float" office:value="0">
            <text:p>0</text:p>
          </table:table-cell>
          <table:table-cell table:formula="of:=([.D348]=0)*([.E348]=0)" office:value-type="float" office:value="1">
            <text:p>1</text:p>
          </table:table-cell>
          <table:table-cell table:formula="of:=1*([.$C348]&lt;[.$G$2])" office:value-type="float" office:value="0">
            <text:p>0</text:p>
          </table:table-cell>
          <table:table-cell table:formula="of:=([.G348]=0)*([.$C348]&lt;([.$G$2]+[.$H$2]))" office:value-type="float" office:value="1">
            <text:p>1</text:p>
          </table:table-cell>
          <table:table-cell table:formula="of:=([.G348]=0)*([.H348]=0)" office:value-type="float" office:value="0">
            <text:p>0</text:p>
          </table:table-cell>
          <table:table-cell table:formula="of:=IF([.D348]*[.G348];[.$M$4]) + IF([.E348]*[.G348];[.$M$5]) + IF([.F348]*[.G348];[.$M$6]) + IF([.D348]*[.H348];[.$N$4]) + IF([.E348]*[.H348];[.$N$5]) + IF([.F348]*[.H348];[.$N$6]) + IF([.D348]*[.I348];[.$O$4]) + IF([.E348]*[.I348];[.$O$5]) + IF([.F348]*[.I348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46">
            <text:p>346</text:p>
          </table:table-cell>
          <table:table-cell table:formula="of:=RAND()" office:value-type="float" office:value="0.010498046875">
            <text:p>0,0104980469</text:p>
          </table:table-cell>
          <table:table-cell table:formula="of:=RAND()" office:value-type="float" office:value="0.40509033203125">
            <text:p>0,405090332</text:p>
          </table:table-cell>
          <table:table-cell table:formula="of:=1*([.$B349]&lt;[.$D$2])" office:value-type="float" office:value="1">
            <text:p>1</text:p>
          </table:table-cell>
          <table:table-cell table:formula="of:=([.D349]=0)*([.$B349]&lt;([.$D$2]+[.$E$2]))" office:value-type="float" office:value="0">
            <text:p>0</text:p>
          </table:table-cell>
          <table:table-cell table:formula="of:=([.D349]=0)*([.E349]=0)" office:value-type="float" office:value="0">
            <text:p>0</text:p>
          </table:table-cell>
          <table:table-cell table:formula="of:=1*([.$C349]&lt;[.$G$2])" office:value-type="float" office:value="0">
            <text:p>0</text:p>
          </table:table-cell>
          <table:table-cell table:formula="of:=([.G349]=0)*([.$C349]&lt;([.$G$2]+[.$H$2]))" office:value-type="float" office:value="1">
            <text:p>1</text:p>
          </table:table-cell>
          <table:table-cell table:formula="of:=([.G349]=0)*([.H349]=0)" office:value-type="float" office:value="0">
            <text:p>0</text:p>
          </table:table-cell>
          <table:table-cell table:formula="of:=IF([.D349]*[.G349];[.$M$4]) + IF([.E349]*[.G349];[.$M$5]) + IF([.F349]*[.G349];[.$M$6]) + IF([.D349]*[.H349];[.$N$4]) + IF([.E349]*[.H349];[.$N$5]) + IF([.F349]*[.H349];[.$N$6]) + IF([.D349]*[.I349];[.$O$4]) + IF([.E349]*[.I349];[.$O$5]) + IF([.F349]*[.I349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47">
            <text:p>347</text:p>
          </table:table-cell>
          <table:table-cell table:formula="of:=RAND()" office:value-type="float" office:value="0.97308349609375">
            <text:p>0,9730834961</text:p>
          </table:table-cell>
          <table:table-cell table:formula="of:=RAND()" office:value-type="float" office:value="0.289459228515625">
            <text:p>0,2894592285</text:p>
          </table:table-cell>
          <table:table-cell table:formula="of:=1*([.$B350]&lt;[.$D$2])" office:value-type="float" office:value="0">
            <text:p>0</text:p>
          </table:table-cell>
          <table:table-cell table:formula="of:=([.D350]=0)*([.$B350]&lt;([.$D$2]+[.$E$2]))" office:value-type="float" office:value="0">
            <text:p>0</text:p>
          </table:table-cell>
          <table:table-cell table:formula="of:=([.D350]=0)*([.E350]=0)" office:value-type="float" office:value="1">
            <text:p>1</text:p>
          </table:table-cell>
          <table:table-cell table:formula="of:=1*([.$C350]&lt;[.$G$2])" office:value-type="float" office:value="0">
            <text:p>0</text:p>
          </table:table-cell>
          <table:table-cell table:formula="of:=([.G350]=0)*([.$C350]&lt;([.$G$2]+[.$H$2]))" office:value-type="float" office:value="1">
            <text:p>1</text:p>
          </table:table-cell>
          <table:table-cell table:formula="of:=([.G350]=0)*([.H350]=0)" office:value-type="float" office:value="0">
            <text:p>0</text:p>
          </table:table-cell>
          <table:table-cell table:formula="of:=IF([.D350]*[.G350];[.$M$4]) + IF([.E350]*[.G350];[.$M$5]) + IF([.F350]*[.G350];[.$M$6]) + IF([.D350]*[.H350];[.$N$4]) + IF([.E350]*[.H350];[.$N$5]) + IF([.F350]*[.H350];[.$N$6]) + IF([.D350]*[.I350];[.$O$4]) + IF([.E350]*[.I350];[.$O$5]) + IF([.F350]*[.I350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48">
            <text:p>348</text:p>
          </table:table-cell>
          <table:table-cell table:formula="of:=RAND()" office:value-type="float" office:value="0.72998046875">
            <text:p>0,7299804688</text:p>
          </table:table-cell>
          <table:table-cell table:formula="of:=RAND()" office:value-type="float" office:value="0.4422607421875">
            <text:p>0,4422607422</text:p>
          </table:table-cell>
          <table:table-cell table:formula="of:=1*([.$B351]&lt;[.$D$2])" office:value-type="float" office:value="0">
            <text:p>0</text:p>
          </table:table-cell>
          <table:table-cell table:formula="of:=([.D351]=0)*([.$B351]&lt;([.$D$2]+[.$E$2]))" office:value-type="float" office:value="0">
            <text:p>0</text:p>
          </table:table-cell>
          <table:table-cell table:formula="of:=([.D351]=0)*([.E351]=0)" office:value-type="float" office:value="1">
            <text:p>1</text:p>
          </table:table-cell>
          <table:table-cell table:formula="of:=1*([.$C351]&lt;[.$G$2])" office:value-type="float" office:value="0">
            <text:p>0</text:p>
          </table:table-cell>
          <table:table-cell table:formula="of:=([.G351]=0)*([.$C351]&lt;([.$G$2]+[.$H$2]))" office:value-type="float" office:value="1">
            <text:p>1</text:p>
          </table:table-cell>
          <table:table-cell table:formula="of:=([.G351]=0)*([.H351]=0)" office:value-type="float" office:value="0">
            <text:p>0</text:p>
          </table:table-cell>
          <table:table-cell table:formula="of:=IF([.D351]*[.G351];[.$M$4]) + IF([.E351]*[.G351];[.$M$5]) + IF([.F351]*[.G351];[.$M$6]) + IF([.D351]*[.H351];[.$N$4]) + IF([.E351]*[.H351];[.$N$5]) + IF([.F351]*[.H351];[.$N$6]) + IF([.D351]*[.I351];[.$O$4]) + IF([.E351]*[.I351];[.$O$5]) + IF([.F351]*[.I351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49">
            <text:p>349</text:p>
          </table:table-cell>
          <table:table-cell table:formula="of:=RAND()" office:value-type="float" office:value="0.514251708984375">
            <text:p>0,514251709</text:p>
          </table:table-cell>
          <table:table-cell table:formula="of:=RAND()" office:value-type="float" office:value="0.514923095703125">
            <text:p>0,5149230957</text:p>
          </table:table-cell>
          <table:table-cell table:formula="of:=1*([.$B352]&lt;[.$D$2])" office:value-type="float" office:value="1">
            <text:p>1</text:p>
          </table:table-cell>
          <table:table-cell table:formula="of:=([.D352]=0)*([.$B352]&lt;([.$D$2]+[.$E$2]))" office:value-type="float" office:value="0">
            <text:p>0</text:p>
          </table:table-cell>
          <table:table-cell table:formula="of:=([.D352]=0)*([.E352]=0)" office:value-type="float" office:value="0">
            <text:p>0</text:p>
          </table:table-cell>
          <table:table-cell table:formula="of:=1*([.$C352]&lt;[.$G$2])" office:value-type="float" office:value="0">
            <text:p>0</text:p>
          </table:table-cell>
          <table:table-cell table:formula="of:=([.G352]=0)*([.$C352]&lt;([.$G$2]+[.$H$2]))" office:value-type="float" office:value="0">
            <text:p>0</text:p>
          </table:table-cell>
          <table:table-cell table:formula="of:=([.G352]=0)*([.H352]=0)" office:value-type="float" office:value="1">
            <text:p>1</text:p>
          </table:table-cell>
          <table:table-cell table:formula="of:=IF([.D352]*[.G352];[.$M$4]) + IF([.E352]*[.G352];[.$M$5]) + IF([.F352]*[.G352];[.$M$6]) + IF([.D352]*[.H352];[.$N$4]) + IF([.E352]*[.H352];[.$N$5]) + IF([.F352]*[.H352];[.$N$6]) + IF([.D352]*[.I352];[.$O$4]) + IF([.E352]*[.I352];[.$O$5]) + IF([.F352]*[.I352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50">
            <text:p>350</text:p>
          </table:table-cell>
          <table:table-cell table:formula="of:=RAND()" office:value-type="float" office:value="0.482635498046875">
            <text:p>0,482635498</text:p>
          </table:table-cell>
          <table:table-cell table:formula="of:=RAND()" office:value-type="float" office:value="0.05877685546875">
            <text:p>0,0587768555</text:p>
          </table:table-cell>
          <table:table-cell table:formula="of:=1*([.$B353]&lt;[.$D$2])" office:value-type="float" office:value="1">
            <text:p>1</text:p>
          </table:table-cell>
          <table:table-cell table:formula="of:=([.D353]=0)*([.$B353]&lt;([.$D$2]+[.$E$2]))" office:value-type="float" office:value="0">
            <text:p>0</text:p>
          </table:table-cell>
          <table:table-cell table:formula="of:=([.D353]=0)*([.E353]=0)" office:value-type="float" office:value="0">
            <text:p>0</text:p>
          </table:table-cell>
          <table:table-cell table:formula="of:=1*([.$C353]&lt;[.$G$2])" office:value-type="float" office:value="0">
            <text:p>0</text:p>
          </table:table-cell>
          <table:table-cell table:formula="of:=([.G353]=0)*([.$C353]&lt;([.$G$2]+[.$H$2]))" office:value-type="float" office:value="1">
            <text:p>1</text:p>
          </table:table-cell>
          <table:table-cell table:formula="of:=([.G353]=0)*([.H353]=0)" office:value-type="float" office:value="0">
            <text:p>0</text:p>
          </table:table-cell>
          <table:table-cell table:formula="of:=IF([.D353]*[.G353];[.$M$4]) + IF([.E353]*[.G353];[.$M$5]) + IF([.F353]*[.G353];[.$M$6]) + IF([.D353]*[.H353];[.$N$4]) + IF([.E353]*[.H353];[.$N$5]) + IF([.F353]*[.H353];[.$N$6]) + IF([.D353]*[.I353];[.$O$4]) + IF([.E353]*[.I353];[.$O$5]) + IF([.F353]*[.I353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51">
            <text:p>351</text:p>
          </table:table-cell>
          <table:table-cell table:formula="of:=RAND()" office:value-type="float" office:value="0.82855224609375">
            <text:p>0,8285522461</text:p>
          </table:table-cell>
          <table:table-cell table:formula="of:=RAND()" office:value-type="float" office:value="0.483612060546875">
            <text:p>0,4836120605</text:p>
          </table:table-cell>
          <table:table-cell table:formula="of:=1*([.$B354]&lt;[.$D$2])" office:value-type="float" office:value="0">
            <text:p>0</text:p>
          </table:table-cell>
          <table:table-cell table:formula="of:=([.D354]=0)*([.$B354]&lt;([.$D$2]+[.$E$2]))" office:value-type="float" office:value="0">
            <text:p>0</text:p>
          </table:table-cell>
          <table:table-cell table:formula="of:=([.D354]=0)*([.E354]=0)" office:value-type="float" office:value="1">
            <text:p>1</text:p>
          </table:table-cell>
          <table:table-cell table:formula="of:=1*([.$C354]&lt;[.$G$2])" office:value-type="float" office:value="0">
            <text:p>0</text:p>
          </table:table-cell>
          <table:table-cell table:formula="of:=([.G354]=0)*([.$C354]&lt;([.$G$2]+[.$H$2]))" office:value-type="float" office:value="1">
            <text:p>1</text:p>
          </table:table-cell>
          <table:table-cell table:formula="of:=([.G354]=0)*([.H354]=0)" office:value-type="float" office:value="0">
            <text:p>0</text:p>
          </table:table-cell>
          <table:table-cell table:formula="of:=IF([.D354]*[.G354];[.$M$4]) + IF([.E354]*[.G354];[.$M$5]) + IF([.F354]*[.G354];[.$M$6]) + IF([.D354]*[.H354];[.$N$4]) + IF([.E354]*[.H354];[.$N$5]) + IF([.F354]*[.H354];[.$N$6]) + IF([.D354]*[.I354];[.$O$4]) + IF([.E354]*[.I354];[.$O$5]) + IF([.F354]*[.I354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52">
            <text:p>352</text:p>
          </table:table-cell>
          <table:table-cell table:formula="of:=RAND()" office:value-type="float" office:value="0.588226318359375">
            <text:p>0,5882263184</text:p>
          </table:table-cell>
          <table:table-cell table:formula="of:=RAND()" office:value-type="float" office:value="0.753662109375">
            <text:p>0,7536621094</text:p>
          </table:table-cell>
          <table:table-cell table:formula="of:=1*([.$B355]&lt;[.$D$2])" office:value-type="float" office:value="1">
            <text:p>1</text:p>
          </table:table-cell>
          <table:table-cell table:formula="of:=([.D355]=0)*([.$B355]&lt;([.$D$2]+[.$E$2]))" office:value-type="float" office:value="0">
            <text:p>0</text:p>
          </table:table-cell>
          <table:table-cell table:formula="of:=([.D355]=0)*([.E355]=0)" office:value-type="float" office:value="0">
            <text:p>0</text:p>
          </table:table-cell>
          <table:table-cell table:formula="of:=1*([.$C355]&lt;[.$G$2])" office:value-type="float" office:value="0">
            <text:p>0</text:p>
          </table:table-cell>
          <table:table-cell table:formula="of:=([.G355]=0)*([.$C355]&lt;([.$G$2]+[.$H$2]))" office:value-type="float" office:value="0">
            <text:p>0</text:p>
          </table:table-cell>
          <table:table-cell table:formula="of:=([.G355]=0)*([.H355]=0)" office:value-type="float" office:value="1">
            <text:p>1</text:p>
          </table:table-cell>
          <table:table-cell table:formula="of:=IF([.D355]*[.G355];[.$M$4]) + IF([.E355]*[.G355];[.$M$5]) + IF([.F355]*[.G355];[.$M$6]) + IF([.D355]*[.H355];[.$N$4]) + IF([.E355]*[.H355];[.$N$5]) + IF([.F355]*[.H355];[.$N$6]) + IF([.D355]*[.I355];[.$O$4]) + IF([.E355]*[.I355];[.$O$5]) + IF([.F355]*[.I35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53">
            <text:p>353</text:p>
          </table:table-cell>
          <table:table-cell table:formula="of:=RAND()" office:value-type="float" office:value="0.997772216796875">
            <text:p>0,9977722168</text:p>
          </table:table-cell>
          <table:table-cell table:formula="of:=RAND()" office:value-type="float" office:value="0.285614013671875">
            <text:p>0,2856140137</text:p>
          </table:table-cell>
          <table:table-cell table:formula="of:=1*([.$B356]&lt;[.$D$2])" office:value-type="float" office:value="0">
            <text:p>0</text:p>
          </table:table-cell>
          <table:table-cell table:formula="of:=([.D356]=0)*([.$B356]&lt;([.$D$2]+[.$E$2]))" office:value-type="float" office:value="0">
            <text:p>0</text:p>
          </table:table-cell>
          <table:table-cell table:formula="of:=([.D356]=0)*([.E356]=0)" office:value-type="float" office:value="1">
            <text:p>1</text:p>
          </table:table-cell>
          <table:table-cell table:formula="of:=1*([.$C356]&lt;[.$G$2])" office:value-type="float" office:value="0">
            <text:p>0</text:p>
          </table:table-cell>
          <table:table-cell table:formula="of:=([.G356]=0)*([.$C356]&lt;([.$G$2]+[.$H$2]))" office:value-type="float" office:value="1">
            <text:p>1</text:p>
          </table:table-cell>
          <table:table-cell table:formula="of:=([.G356]=0)*([.H356]=0)" office:value-type="float" office:value="0">
            <text:p>0</text:p>
          </table:table-cell>
          <table:table-cell table:formula="of:=IF([.D356]*[.G356];[.$M$4]) + IF([.E356]*[.G356];[.$M$5]) + IF([.F356]*[.G356];[.$M$6]) + IF([.D356]*[.H356];[.$N$4]) + IF([.E356]*[.H356];[.$N$5]) + IF([.F356]*[.H356];[.$N$6]) + IF([.D356]*[.I356];[.$O$4]) + IF([.E356]*[.I356];[.$O$5]) + IF([.F356]*[.I356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54">
            <text:p>354</text:p>
          </table:table-cell>
          <table:table-cell table:formula="of:=RAND()" office:value-type="float" office:value="0.6197509765625">
            <text:p>0,6197509766</text:p>
          </table:table-cell>
          <table:table-cell table:formula="of:=RAND()" office:value-type="float" office:value="0.725372314453125">
            <text:p>0,7253723145</text:p>
          </table:table-cell>
          <table:table-cell table:formula="of:=1*([.$B357]&lt;[.$D$2])" office:value-type="float" office:value="1">
            <text:p>1</text:p>
          </table:table-cell>
          <table:table-cell table:formula="of:=([.D357]=0)*([.$B357]&lt;([.$D$2]+[.$E$2]))" office:value-type="float" office:value="0">
            <text:p>0</text:p>
          </table:table-cell>
          <table:table-cell table:formula="of:=([.D357]=0)*([.E357]=0)" office:value-type="float" office:value="0">
            <text:p>0</text:p>
          </table:table-cell>
          <table:table-cell table:formula="of:=1*([.$C357]&lt;[.$G$2])" office:value-type="float" office:value="0">
            <text:p>0</text:p>
          </table:table-cell>
          <table:table-cell table:formula="of:=([.G357]=0)*([.$C357]&lt;([.$G$2]+[.$H$2]))" office:value-type="float" office:value="0">
            <text:p>0</text:p>
          </table:table-cell>
          <table:table-cell table:formula="of:=([.G357]=0)*([.H357]=0)" office:value-type="float" office:value="1">
            <text:p>1</text:p>
          </table:table-cell>
          <table:table-cell table:formula="of:=IF([.D357]*[.G357];[.$M$4]) + IF([.E357]*[.G357];[.$M$5]) + IF([.F357]*[.G357];[.$M$6]) + IF([.D357]*[.H357];[.$N$4]) + IF([.E357]*[.H357];[.$N$5]) + IF([.F357]*[.H357];[.$N$6]) + IF([.D357]*[.I357];[.$O$4]) + IF([.E357]*[.I357];[.$O$5]) + IF([.F357]*[.I35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table:formula="of:=RAND()" office:value-type="float" office:value="0.710968017578125">
            <text:p>0,7109680176</text:p>
          </table:table-cell>
          <table:table-cell table:formula="of:=RAND()" office:value-type="float" office:value="0.196624755859375">
            <text:p>0,1966247559</text:p>
          </table:table-cell>
          <table:table-cell table:formula="of:=1*([.$B358]&lt;[.$D$2])" office:value-type="float" office:value="0">
            <text:p>0</text:p>
          </table:table-cell>
          <table:table-cell table:formula="of:=([.D358]=0)*([.$B358]&lt;([.$D$2]+[.$E$2]))" office:value-type="float" office:value="0">
            <text:p>0</text:p>
          </table:table-cell>
          <table:table-cell table:formula="of:=([.D358]=0)*([.E358]=0)" office:value-type="float" office:value="1">
            <text:p>1</text:p>
          </table:table-cell>
          <table:table-cell table:formula="of:=1*([.$C358]&lt;[.$G$2])" office:value-type="float" office:value="0">
            <text:p>0</text:p>
          </table:table-cell>
          <table:table-cell table:formula="of:=([.G358]=0)*([.$C358]&lt;([.$G$2]+[.$H$2]))" office:value-type="float" office:value="1">
            <text:p>1</text:p>
          </table:table-cell>
          <table:table-cell table:formula="of:=([.G358]=0)*([.H358]=0)" office:value-type="float" office:value="0">
            <text:p>0</text:p>
          </table:table-cell>
          <table:table-cell table:formula="of:=IF([.D358]*[.G358];[.$M$4]) + IF([.E358]*[.G358];[.$M$5]) + IF([.F358]*[.G358];[.$M$6]) + IF([.D358]*[.H358];[.$N$4]) + IF([.E358]*[.H358];[.$N$5]) + IF([.F358]*[.H358];[.$N$6]) + IF([.D358]*[.I358];[.$O$4]) + IF([.E358]*[.I358];[.$O$5]) + IF([.F358]*[.I358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56">
            <text:p>356</text:p>
          </table:table-cell>
          <table:table-cell table:formula="of:=RAND()" office:value-type="float" office:value="0.569061279296875">
            <text:p>0,5690612793</text:p>
          </table:table-cell>
          <table:table-cell table:formula="of:=RAND()" office:value-type="float" office:value="0.858367919921875">
            <text:p>0,8583679199</text:p>
          </table:table-cell>
          <table:table-cell table:formula="of:=1*([.$B359]&lt;[.$D$2])" office:value-type="float" office:value="1">
            <text:p>1</text:p>
          </table:table-cell>
          <table:table-cell table:formula="of:=([.D359]=0)*([.$B359]&lt;([.$D$2]+[.$E$2]))" office:value-type="float" office:value="0">
            <text:p>0</text:p>
          </table:table-cell>
          <table:table-cell table:formula="of:=([.D359]=0)*([.E359]=0)" office:value-type="float" office:value="0">
            <text:p>0</text:p>
          </table:table-cell>
          <table:table-cell table:formula="of:=1*([.$C359]&lt;[.$G$2])" office:value-type="float" office:value="0">
            <text:p>0</text:p>
          </table:table-cell>
          <table:table-cell table:formula="of:=([.G359]=0)*([.$C359]&lt;([.$G$2]+[.$H$2]))" office:value-type="float" office:value="0">
            <text:p>0</text:p>
          </table:table-cell>
          <table:table-cell table:formula="of:=([.G359]=0)*([.H359]=0)" office:value-type="float" office:value="1">
            <text:p>1</text:p>
          </table:table-cell>
          <table:table-cell table:formula="of:=IF([.D359]*[.G359];[.$M$4]) + IF([.E359]*[.G359];[.$M$5]) + IF([.F359]*[.G359];[.$M$6]) + IF([.D359]*[.H359];[.$N$4]) + IF([.E359]*[.H359];[.$N$5]) + IF([.F359]*[.H359];[.$N$6]) + IF([.D359]*[.I359];[.$O$4]) + IF([.E359]*[.I359];[.$O$5]) + IF([.F359]*[.I35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57">
            <text:p>357</text:p>
          </table:table-cell>
          <table:table-cell table:formula="of:=RAND()" office:value-type="float" office:value="0.005401611328125">
            <text:p>0,0054016113</text:p>
          </table:table-cell>
          <table:table-cell table:formula="of:=RAND()" office:value-type="float" office:value="0.805938720703125">
            <text:p>0,8059387207</text:p>
          </table:table-cell>
          <table:table-cell table:formula="of:=1*([.$B360]&lt;[.$D$2])" office:value-type="float" office:value="1">
            <text:p>1</text:p>
          </table:table-cell>
          <table:table-cell table:formula="of:=([.D360]=0)*([.$B360]&lt;([.$D$2]+[.$E$2]))" office:value-type="float" office:value="0">
            <text:p>0</text:p>
          </table:table-cell>
          <table:table-cell table:formula="of:=([.D360]=0)*([.E360]=0)" office:value-type="float" office:value="0">
            <text:p>0</text:p>
          </table:table-cell>
          <table:table-cell table:formula="of:=1*([.$C360]&lt;[.$G$2])" office:value-type="float" office:value="0">
            <text:p>0</text:p>
          </table:table-cell>
          <table:table-cell table:formula="of:=([.G360]=0)*([.$C360]&lt;([.$G$2]+[.$H$2]))" office:value-type="float" office:value="0">
            <text:p>0</text:p>
          </table:table-cell>
          <table:table-cell table:formula="of:=([.G360]=0)*([.H360]=0)" office:value-type="float" office:value="1">
            <text:p>1</text:p>
          </table:table-cell>
          <table:table-cell table:formula="of:=IF([.D360]*[.G360];[.$M$4]) + IF([.E360]*[.G360];[.$M$5]) + IF([.F360]*[.G360];[.$M$6]) + IF([.D360]*[.H360];[.$N$4]) + IF([.E360]*[.H360];[.$N$5]) + IF([.F360]*[.H360];[.$N$6]) + IF([.D360]*[.I360];[.$O$4]) + IF([.E360]*[.I360];[.$O$5]) + IF([.F360]*[.I36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58">
            <text:p>358</text:p>
          </table:table-cell>
          <table:table-cell table:formula="of:=RAND()" office:value-type="float" office:value="0.7645263671875">
            <text:p>0,7645263672</text:p>
          </table:table-cell>
          <table:table-cell table:formula="of:=RAND()" office:value-type="float" office:value="0.12530517578125">
            <text:p>0,1253051758</text:p>
          </table:table-cell>
          <table:table-cell table:formula="of:=1*([.$B361]&lt;[.$D$2])" office:value-type="float" office:value="0">
            <text:p>0</text:p>
          </table:table-cell>
          <table:table-cell table:formula="of:=([.D361]=0)*([.$B361]&lt;([.$D$2]+[.$E$2]))" office:value-type="float" office:value="0">
            <text:p>0</text:p>
          </table:table-cell>
          <table:table-cell table:formula="of:=([.D361]=0)*([.E361]=0)" office:value-type="float" office:value="1">
            <text:p>1</text:p>
          </table:table-cell>
          <table:table-cell table:formula="of:=1*([.$C361]&lt;[.$G$2])" office:value-type="float" office:value="0">
            <text:p>0</text:p>
          </table:table-cell>
          <table:table-cell table:formula="of:=([.G361]=0)*([.$C361]&lt;([.$G$2]+[.$H$2]))" office:value-type="float" office:value="1">
            <text:p>1</text:p>
          </table:table-cell>
          <table:table-cell table:formula="of:=([.G361]=0)*([.H361]=0)" office:value-type="float" office:value="0">
            <text:p>0</text:p>
          </table:table-cell>
          <table:table-cell table:formula="of:=IF([.D361]*[.G361];[.$M$4]) + IF([.E361]*[.G361];[.$M$5]) + IF([.F361]*[.G361];[.$M$6]) + IF([.D361]*[.H361];[.$N$4]) + IF([.E361]*[.H361];[.$N$5]) + IF([.F361]*[.H361];[.$N$6]) + IF([.D361]*[.I361];[.$O$4]) + IF([.E361]*[.I361];[.$O$5]) + IF([.F361]*[.I361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59">
            <text:p>359</text:p>
          </table:table-cell>
          <table:table-cell table:formula="of:=RAND()" office:value-type="float" office:value="0.774932861328125">
            <text:p>0,7749328613</text:p>
          </table:table-cell>
          <table:table-cell table:formula="of:=RAND()" office:value-type="float" office:value="0.88873291015625">
            <text:p>0,8887329102</text:p>
          </table:table-cell>
          <table:table-cell table:formula="of:=1*([.$B362]&lt;[.$D$2])" office:value-type="float" office:value="0">
            <text:p>0</text:p>
          </table:table-cell>
          <table:table-cell table:formula="of:=([.D362]=0)*([.$B362]&lt;([.$D$2]+[.$E$2]))" office:value-type="float" office:value="0">
            <text:p>0</text:p>
          </table:table-cell>
          <table:table-cell table:formula="of:=([.D362]=0)*([.E362]=0)" office:value-type="float" office:value="1">
            <text:p>1</text:p>
          </table:table-cell>
          <table:table-cell table:formula="of:=1*([.$C362]&lt;[.$G$2])" office:value-type="float" office:value="0">
            <text:p>0</text:p>
          </table:table-cell>
          <table:table-cell table:formula="of:=([.G362]=0)*([.$C362]&lt;([.$G$2]+[.$H$2]))" office:value-type="float" office:value="0">
            <text:p>0</text:p>
          </table:table-cell>
          <table:table-cell table:formula="of:=([.G362]=0)*([.H362]=0)" office:value-type="float" office:value="1">
            <text:p>1</text:p>
          </table:table-cell>
          <table:table-cell table:formula="of:=IF([.D362]*[.G362];[.$M$4]) + IF([.E362]*[.G362];[.$M$5]) + IF([.F362]*[.G362];[.$M$6]) + IF([.D362]*[.H362];[.$N$4]) + IF([.E362]*[.H362];[.$N$5]) + IF([.F362]*[.H362];[.$N$6]) + IF([.D362]*[.I362];[.$O$4]) + IF([.E362]*[.I362];[.$O$5]) + IF([.F362]*[.I362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60">
            <text:p>360</text:p>
          </table:table-cell>
          <table:table-cell table:formula="of:=RAND()" office:value-type="float" office:value="0.69683837890625">
            <text:p>0,6968383789</text:p>
          </table:table-cell>
          <table:table-cell table:formula="of:=RAND()" office:value-type="float" office:value="0.68707275390625">
            <text:p>0,6870727539</text:p>
          </table:table-cell>
          <table:table-cell table:formula="of:=1*([.$B363]&lt;[.$D$2])" office:value-type="float" office:value="0">
            <text:p>0</text:p>
          </table:table-cell>
          <table:table-cell table:formula="of:=([.D363]=0)*([.$B363]&lt;([.$D$2]+[.$E$2]))" office:value-type="float" office:value="0">
            <text:p>0</text:p>
          </table:table-cell>
          <table:table-cell table:formula="of:=([.D363]=0)*([.E363]=0)" office:value-type="float" office:value="1">
            <text:p>1</text:p>
          </table:table-cell>
          <table:table-cell table:formula="of:=1*([.$C363]&lt;[.$G$2])" office:value-type="float" office:value="0">
            <text:p>0</text:p>
          </table:table-cell>
          <table:table-cell table:formula="of:=([.G363]=0)*([.$C363]&lt;([.$G$2]+[.$H$2]))" office:value-type="float" office:value="0">
            <text:p>0</text:p>
          </table:table-cell>
          <table:table-cell table:formula="of:=([.G363]=0)*([.H363]=0)" office:value-type="float" office:value="1">
            <text:p>1</text:p>
          </table:table-cell>
          <table:table-cell table:formula="of:=IF([.D363]*[.G363];[.$M$4]) + IF([.E363]*[.G363];[.$M$5]) + IF([.F363]*[.G363];[.$M$6]) + IF([.D363]*[.H363];[.$N$4]) + IF([.E363]*[.H363];[.$N$5]) + IF([.F363]*[.H363];[.$N$6]) + IF([.D363]*[.I363];[.$O$4]) + IF([.E363]*[.I363];[.$O$5]) + IF([.F363]*[.I363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61">
            <text:p>361</text:p>
          </table:table-cell>
          <table:table-cell table:formula="of:=RAND()" office:value-type="float" office:value="0.4521484375">
            <text:p>0,4521484375</text:p>
          </table:table-cell>
          <table:table-cell table:formula="of:=RAND()" office:value-type="float" office:value="0.553497314453125">
            <text:p>0,5534973145</text:p>
          </table:table-cell>
          <table:table-cell table:formula="of:=1*([.$B364]&lt;[.$D$2])" office:value-type="float" office:value="1">
            <text:p>1</text:p>
          </table:table-cell>
          <table:table-cell table:formula="of:=([.D364]=0)*([.$B364]&lt;([.$D$2]+[.$E$2]))" office:value-type="float" office:value="0">
            <text:p>0</text:p>
          </table:table-cell>
          <table:table-cell table:formula="of:=([.D364]=0)*([.E364]=0)" office:value-type="float" office:value="0">
            <text:p>0</text:p>
          </table:table-cell>
          <table:table-cell table:formula="of:=1*([.$C364]&lt;[.$G$2])" office:value-type="float" office:value="0">
            <text:p>0</text:p>
          </table:table-cell>
          <table:table-cell table:formula="of:=([.G364]=0)*([.$C364]&lt;([.$G$2]+[.$H$2]))" office:value-type="float" office:value="0">
            <text:p>0</text:p>
          </table:table-cell>
          <table:table-cell table:formula="of:=([.G364]=0)*([.H364]=0)" office:value-type="float" office:value="1">
            <text:p>1</text:p>
          </table:table-cell>
          <table:table-cell table:formula="of:=IF([.D364]*[.G364];[.$M$4]) + IF([.E364]*[.G364];[.$M$5]) + IF([.F364]*[.G364];[.$M$6]) + IF([.D364]*[.H364];[.$N$4]) + IF([.E364]*[.H364];[.$N$5]) + IF([.F364]*[.H364];[.$N$6]) + IF([.D364]*[.I364];[.$O$4]) + IF([.E364]*[.I364];[.$O$5]) + IF([.F364]*[.I36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62">
            <text:p>362</text:p>
          </table:table-cell>
          <table:table-cell table:formula="of:=RAND()" office:value-type="float" office:value="0.409210205078125">
            <text:p>0,4092102051</text:p>
          </table:table-cell>
          <table:table-cell table:formula="of:=RAND()" office:value-type="float" office:value="0.470794677734375">
            <text:p>0,4707946777</text:p>
          </table:table-cell>
          <table:table-cell table:formula="of:=1*([.$B365]&lt;[.$D$2])" office:value-type="float" office:value="1">
            <text:p>1</text:p>
          </table:table-cell>
          <table:table-cell table:formula="of:=([.D365]=0)*([.$B365]&lt;([.$D$2]+[.$E$2]))" office:value-type="float" office:value="0">
            <text:p>0</text:p>
          </table:table-cell>
          <table:table-cell table:formula="of:=([.D365]=0)*([.E365]=0)" office:value-type="float" office:value="0">
            <text:p>0</text:p>
          </table:table-cell>
          <table:table-cell table:formula="of:=1*([.$C365]&lt;[.$G$2])" office:value-type="float" office:value="0">
            <text:p>0</text:p>
          </table:table-cell>
          <table:table-cell table:formula="of:=([.G365]=0)*([.$C365]&lt;([.$G$2]+[.$H$2]))" office:value-type="float" office:value="1">
            <text:p>1</text:p>
          </table:table-cell>
          <table:table-cell table:formula="of:=([.G365]=0)*([.H365]=0)" office:value-type="float" office:value="0">
            <text:p>0</text:p>
          </table:table-cell>
          <table:table-cell table:formula="of:=IF([.D365]*[.G365];[.$M$4]) + IF([.E365]*[.G365];[.$M$5]) + IF([.F365]*[.G365];[.$M$6]) + IF([.D365]*[.H365];[.$N$4]) + IF([.E365]*[.H365];[.$N$5]) + IF([.F365]*[.H365];[.$N$6]) + IF([.D365]*[.I365];[.$O$4]) + IF([.E365]*[.I365];[.$O$5]) + IF([.F365]*[.I36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63">
            <text:p>363</text:p>
          </table:table-cell>
          <table:table-cell table:formula="of:=RAND()" office:value-type="float" office:value="0.770904541015625">
            <text:p>0,770904541</text:p>
          </table:table-cell>
          <table:table-cell table:formula="of:=RAND()" office:value-type="float" office:value="0.69647216796875">
            <text:p>0,696472168</text:p>
          </table:table-cell>
          <table:table-cell table:formula="of:=1*([.$B366]&lt;[.$D$2])" office:value-type="float" office:value="0">
            <text:p>0</text:p>
          </table:table-cell>
          <table:table-cell table:formula="of:=([.D366]=0)*([.$B366]&lt;([.$D$2]+[.$E$2]))" office:value-type="float" office:value="0">
            <text:p>0</text:p>
          </table:table-cell>
          <table:table-cell table:formula="of:=([.D366]=0)*([.E366]=0)" office:value-type="float" office:value="1">
            <text:p>1</text:p>
          </table:table-cell>
          <table:table-cell table:formula="of:=1*([.$C366]&lt;[.$G$2])" office:value-type="float" office:value="0">
            <text:p>0</text:p>
          </table:table-cell>
          <table:table-cell table:formula="of:=([.G366]=0)*([.$C366]&lt;([.$G$2]+[.$H$2]))" office:value-type="float" office:value="0">
            <text:p>0</text:p>
          </table:table-cell>
          <table:table-cell table:formula="of:=([.G366]=0)*([.H366]=0)" office:value-type="float" office:value="1">
            <text:p>1</text:p>
          </table:table-cell>
          <table:table-cell table:formula="of:=IF([.D366]*[.G366];[.$M$4]) + IF([.E366]*[.G366];[.$M$5]) + IF([.F366]*[.G366];[.$M$6]) + IF([.D366]*[.H366];[.$N$4]) + IF([.E366]*[.H366];[.$N$5]) + IF([.F366]*[.H366];[.$N$6]) + IF([.D366]*[.I366];[.$O$4]) + IF([.E366]*[.I366];[.$O$5]) + IF([.F366]*[.I366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64">
            <text:p>364</text:p>
          </table:table-cell>
          <table:table-cell table:formula="of:=RAND()" office:value-type="float" office:value="0.6083984375">
            <text:p>0,6083984375</text:p>
          </table:table-cell>
          <table:table-cell table:formula="of:=RAND()" office:value-type="float" office:value="0.50799560546875">
            <text:p>0,5079956055</text:p>
          </table:table-cell>
          <table:table-cell table:formula="of:=1*([.$B367]&lt;[.$D$2])" office:value-type="float" office:value="1">
            <text:p>1</text:p>
          </table:table-cell>
          <table:table-cell table:formula="of:=([.D367]=0)*([.$B367]&lt;([.$D$2]+[.$E$2]))" office:value-type="float" office:value="0">
            <text:p>0</text:p>
          </table:table-cell>
          <table:table-cell table:formula="of:=([.D367]=0)*([.E367]=0)" office:value-type="float" office:value="0">
            <text:p>0</text:p>
          </table:table-cell>
          <table:table-cell table:formula="of:=1*([.$C367]&lt;[.$G$2])" office:value-type="float" office:value="0">
            <text:p>0</text:p>
          </table:table-cell>
          <table:table-cell table:formula="of:=([.G367]=0)*([.$C367]&lt;([.$G$2]+[.$H$2]))" office:value-type="float" office:value="0">
            <text:p>0</text:p>
          </table:table-cell>
          <table:table-cell table:formula="of:=([.G367]=0)*([.H367]=0)" office:value-type="float" office:value="1">
            <text:p>1</text:p>
          </table:table-cell>
          <table:table-cell table:formula="of:=IF([.D367]*[.G367];[.$M$4]) + IF([.E367]*[.G367];[.$M$5]) + IF([.F367]*[.G367];[.$M$6]) + IF([.D367]*[.H367];[.$N$4]) + IF([.E367]*[.H367];[.$N$5]) + IF([.F367]*[.H367];[.$N$6]) + IF([.D367]*[.I367];[.$O$4]) + IF([.E367]*[.I367];[.$O$5]) + IF([.F367]*[.I36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65">
            <text:p>365</text:p>
          </table:table-cell>
          <table:table-cell table:formula="of:=RAND()" office:value-type="float" office:value="0.0147705078125">
            <text:p>0,0147705078</text:p>
          </table:table-cell>
          <table:table-cell table:formula="of:=RAND()" office:value-type="float" office:value="0.293548583984375">
            <text:p>0,293548584</text:p>
          </table:table-cell>
          <table:table-cell table:formula="of:=1*([.$B368]&lt;[.$D$2])" office:value-type="float" office:value="1">
            <text:p>1</text:p>
          </table:table-cell>
          <table:table-cell table:formula="of:=([.D368]=0)*([.$B368]&lt;([.$D$2]+[.$E$2]))" office:value-type="float" office:value="0">
            <text:p>0</text:p>
          </table:table-cell>
          <table:table-cell table:formula="of:=([.D368]=0)*([.E368]=0)" office:value-type="float" office:value="0">
            <text:p>0</text:p>
          </table:table-cell>
          <table:table-cell table:formula="of:=1*([.$C368]&lt;[.$G$2])" office:value-type="float" office:value="0">
            <text:p>0</text:p>
          </table:table-cell>
          <table:table-cell table:formula="of:=([.G368]=0)*([.$C368]&lt;([.$G$2]+[.$H$2]))" office:value-type="float" office:value="1">
            <text:p>1</text:p>
          </table:table-cell>
          <table:table-cell table:formula="of:=([.G368]=0)*([.H368]=0)" office:value-type="float" office:value="0">
            <text:p>0</text:p>
          </table:table-cell>
          <table:table-cell table:formula="of:=IF([.D368]*[.G368];[.$M$4]) + IF([.E368]*[.G368];[.$M$5]) + IF([.F368]*[.G368];[.$M$6]) + IF([.D368]*[.H368];[.$N$4]) + IF([.E368]*[.H368];[.$N$5]) + IF([.F368]*[.H368];[.$N$6]) + IF([.D368]*[.I368];[.$O$4]) + IF([.E368]*[.I368];[.$O$5]) + IF([.F368]*[.I36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66">
            <text:p>366</text:p>
          </table:table-cell>
          <table:table-cell table:formula="of:=RAND()" office:value-type="float" office:value="0.152587890625">
            <text:p>0,1525878906</text:p>
          </table:table-cell>
          <table:table-cell table:formula="of:=RAND()" office:value-type="float" office:value="0.81353759765625">
            <text:p>0,8135375977</text:p>
          </table:table-cell>
          <table:table-cell table:formula="of:=1*([.$B369]&lt;[.$D$2])" office:value-type="float" office:value="1">
            <text:p>1</text:p>
          </table:table-cell>
          <table:table-cell table:formula="of:=([.D369]=0)*([.$B369]&lt;([.$D$2]+[.$E$2]))" office:value-type="float" office:value="0">
            <text:p>0</text:p>
          </table:table-cell>
          <table:table-cell table:formula="of:=([.D369]=0)*([.E369]=0)" office:value-type="float" office:value="0">
            <text:p>0</text:p>
          </table:table-cell>
          <table:table-cell table:formula="of:=1*([.$C369]&lt;[.$G$2])" office:value-type="float" office:value="0">
            <text:p>0</text:p>
          </table:table-cell>
          <table:table-cell table:formula="of:=([.G369]=0)*([.$C369]&lt;([.$G$2]+[.$H$2]))" office:value-type="float" office:value="0">
            <text:p>0</text:p>
          </table:table-cell>
          <table:table-cell table:formula="of:=([.G369]=0)*([.H369]=0)" office:value-type="float" office:value="1">
            <text:p>1</text:p>
          </table:table-cell>
          <table:table-cell table:formula="of:=IF([.D369]*[.G369];[.$M$4]) + IF([.E369]*[.G369];[.$M$5]) + IF([.F369]*[.G369];[.$M$6]) + IF([.D369]*[.H369];[.$N$4]) + IF([.E369]*[.H369];[.$N$5]) + IF([.F369]*[.H369];[.$N$6]) + IF([.D369]*[.I369];[.$O$4]) + IF([.E369]*[.I369];[.$O$5]) + IF([.F369]*[.I36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67">
            <text:p>367</text:p>
          </table:table-cell>
          <table:table-cell table:formula="of:=RAND()" office:value-type="float" office:value="0.658416748046875">
            <text:p>0,658416748</text:p>
          </table:table-cell>
          <table:table-cell table:formula="of:=RAND()" office:value-type="float" office:value="0.56170654296875">
            <text:p>0,561706543</text:p>
          </table:table-cell>
          <table:table-cell table:formula="of:=1*([.$B370]&lt;[.$D$2])" office:value-type="float" office:value="1">
            <text:p>1</text:p>
          </table:table-cell>
          <table:table-cell table:formula="of:=([.D370]=0)*([.$B370]&lt;([.$D$2]+[.$E$2]))" office:value-type="float" office:value="0">
            <text:p>0</text:p>
          </table:table-cell>
          <table:table-cell table:formula="of:=([.D370]=0)*([.E370]=0)" office:value-type="float" office:value="0">
            <text:p>0</text:p>
          </table:table-cell>
          <table:table-cell table:formula="of:=1*([.$C370]&lt;[.$G$2])" office:value-type="float" office:value="0">
            <text:p>0</text:p>
          </table:table-cell>
          <table:table-cell table:formula="of:=([.G370]=0)*([.$C370]&lt;([.$G$2]+[.$H$2]))" office:value-type="float" office:value="0">
            <text:p>0</text:p>
          </table:table-cell>
          <table:table-cell table:formula="of:=([.G370]=0)*([.H370]=0)" office:value-type="float" office:value="1">
            <text:p>1</text:p>
          </table:table-cell>
          <table:table-cell table:formula="of:=IF([.D370]*[.G370];[.$M$4]) + IF([.E370]*[.G370];[.$M$5]) + IF([.F370]*[.G370];[.$M$6]) + IF([.D370]*[.H370];[.$N$4]) + IF([.E370]*[.H370];[.$N$5]) + IF([.F370]*[.H370];[.$N$6]) + IF([.D370]*[.I370];[.$O$4]) + IF([.E370]*[.I370];[.$O$5]) + IF([.F370]*[.I37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68">
            <text:p>368</text:p>
          </table:table-cell>
          <table:table-cell table:formula="of:=RAND()" office:value-type="float" office:value="0.072540283203125">
            <text:p>0,0725402832</text:p>
          </table:table-cell>
          <table:table-cell table:formula="of:=RAND()" office:value-type="float" office:value="0.08697509765625">
            <text:p>0,0869750977</text:p>
          </table:table-cell>
          <table:table-cell table:formula="of:=1*([.$B371]&lt;[.$D$2])" office:value-type="float" office:value="1">
            <text:p>1</text:p>
          </table:table-cell>
          <table:table-cell table:formula="of:=([.D371]=0)*([.$B371]&lt;([.$D$2]+[.$E$2]))" office:value-type="float" office:value="0">
            <text:p>0</text:p>
          </table:table-cell>
          <table:table-cell table:formula="of:=([.D371]=0)*([.E371]=0)" office:value-type="float" office:value="0">
            <text:p>0</text:p>
          </table:table-cell>
          <table:table-cell table:formula="of:=1*([.$C371]&lt;[.$G$2])" office:value-type="float" office:value="0">
            <text:p>0</text:p>
          </table:table-cell>
          <table:table-cell table:formula="of:=([.G371]=0)*([.$C371]&lt;([.$G$2]+[.$H$2]))" office:value-type="float" office:value="1">
            <text:p>1</text:p>
          </table:table-cell>
          <table:table-cell table:formula="of:=([.G371]=0)*([.H371]=0)" office:value-type="float" office:value="0">
            <text:p>0</text:p>
          </table:table-cell>
          <table:table-cell table:formula="of:=IF([.D371]*[.G371];[.$M$4]) + IF([.E371]*[.G371];[.$M$5]) + IF([.F371]*[.G371];[.$M$6]) + IF([.D371]*[.H371];[.$N$4]) + IF([.E371]*[.H371];[.$N$5]) + IF([.F371]*[.H371];[.$N$6]) + IF([.D371]*[.I371];[.$O$4]) + IF([.E371]*[.I371];[.$O$5]) + IF([.F371]*[.I371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69">
            <text:p>369</text:p>
          </table:table-cell>
          <table:table-cell table:formula="of:=RAND()" office:value-type="float" office:value="0.807647705078125">
            <text:p>0,8076477051</text:p>
          </table:table-cell>
          <table:table-cell table:formula="of:=RAND()" office:value-type="float" office:value="0.520538330078125">
            <text:p>0,5205383301</text:p>
          </table:table-cell>
          <table:table-cell table:formula="of:=1*([.$B372]&lt;[.$D$2])" office:value-type="float" office:value="0">
            <text:p>0</text:p>
          </table:table-cell>
          <table:table-cell table:formula="of:=([.D372]=0)*([.$B372]&lt;([.$D$2]+[.$E$2]))" office:value-type="float" office:value="0">
            <text:p>0</text:p>
          </table:table-cell>
          <table:table-cell table:formula="of:=([.D372]=0)*([.E372]=0)" office:value-type="float" office:value="1">
            <text:p>1</text:p>
          </table:table-cell>
          <table:table-cell table:formula="of:=1*([.$C372]&lt;[.$G$2])" office:value-type="float" office:value="0">
            <text:p>0</text:p>
          </table:table-cell>
          <table:table-cell table:formula="of:=([.G372]=0)*([.$C372]&lt;([.$G$2]+[.$H$2]))" office:value-type="float" office:value="0">
            <text:p>0</text:p>
          </table:table-cell>
          <table:table-cell table:formula="of:=([.G372]=0)*([.H372]=0)" office:value-type="float" office:value="1">
            <text:p>1</text:p>
          </table:table-cell>
          <table:table-cell table:formula="of:=IF([.D372]*[.G372];[.$M$4]) + IF([.E372]*[.G372];[.$M$5]) + IF([.F372]*[.G372];[.$M$6]) + IF([.D372]*[.H372];[.$N$4]) + IF([.E372]*[.H372];[.$N$5]) + IF([.F372]*[.H372];[.$N$6]) + IF([.D372]*[.I372];[.$O$4]) + IF([.E372]*[.I372];[.$O$5]) + IF([.F372]*[.I372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70">
            <text:p>370</text:p>
          </table:table-cell>
          <table:table-cell table:formula="of:=RAND()" office:value-type="float" office:value="0.7821044921875">
            <text:p>0,7821044922</text:p>
          </table:table-cell>
          <table:table-cell table:formula="of:=RAND()" office:value-type="float" office:value="0.017333984375">
            <text:p>0,0173339844</text:p>
          </table:table-cell>
          <table:table-cell table:formula="of:=1*([.$B373]&lt;[.$D$2])" office:value-type="float" office:value="0">
            <text:p>0</text:p>
          </table:table-cell>
          <table:table-cell table:formula="of:=([.D373]=0)*([.$B373]&lt;([.$D$2]+[.$E$2]))" office:value-type="float" office:value="0">
            <text:p>0</text:p>
          </table:table-cell>
          <table:table-cell table:formula="of:=([.D373]=0)*([.E373]=0)" office:value-type="float" office:value="1">
            <text:p>1</text:p>
          </table:table-cell>
          <table:table-cell table:formula="of:=1*([.$C373]&lt;[.$G$2])" office:value-type="float" office:value="0">
            <text:p>0</text:p>
          </table:table-cell>
          <table:table-cell table:formula="of:=([.G373]=0)*([.$C373]&lt;([.$G$2]+[.$H$2]))" office:value-type="float" office:value="1">
            <text:p>1</text:p>
          </table:table-cell>
          <table:table-cell table:formula="of:=([.G373]=0)*([.H373]=0)" office:value-type="float" office:value="0">
            <text:p>0</text:p>
          </table:table-cell>
          <table:table-cell table:formula="of:=IF([.D373]*[.G373];[.$M$4]) + IF([.E373]*[.G373];[.$M$5]) + IF([.F373]*[.G373];[.$M$6]) + IF([.D373]*[.H373];[.$N$4]) + IF([.E373]*[.H373];[.$N$5]) + IF([.F373]*[.H373];[.$N$6]) + IF([.D373]*[.I373];[.$O$4]) + IF([.E373]*[.I373];[.$O$5]) + IF([.F373]*[.I373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71">
            <text:p>371</text:p>
          </table:table-cell>
          <table:table-cell table:formula="of:=RAND()" office:value-type="float" office:value="0.344451904296875">
            <text:p>0,3444519043</text:p>
          </table:table-cell>
          <table:table-cell table:formula="of:=RAND()" office:value-type="float" office:value="0.98553466796875">
            <text:p>0,985534668</text:p>
          </table:table-cell>
          <table:table-cell table:formula="of:=1*([.$B374]&lt;[.$D$2])" office:value-type="float" office:value="1">
            <text:p>1</text:p>
          </table:table-cell>
          <table:table-cell table:formula="of:=([.D374]=0)*([.$B374]&lt;([.$D$2]+[.$E$2]))" office:value-type="float" office:value="0">
            <text:p>0</text:p>
          </table:table-cell>
          <table:table-cell table:formula="of:=([.D374]=0)*([.E374]=0)" office:value-type="float" office:value="0">
            <text:p>0</text:p>
          </table:table-cell>
          <table:table-cell table:formula="of:=1*([.$C374]&lt;[.$G$2])" office:value-type="float" office:value="0">
            <text:p>0</text:p>
          </table:table-cell>
          <table:table-cell table:formula="of:=([.G374]=0)*([.$C374]&lt;([.$G$2]+[.$H$2]))" office:value-type="float" office:value="0">
            <text:p>0</text:p>
          </table:table-cell>
          <table:table-cell table:formula="of:=([.G374]=0)*([.H374]=0)" office:value-type="float" office:value="1">
            <text:p>1</text:p>
          </table:table-cell>
          <table:table-cell table:formula="of:=IF([.D374]*[.G374];[.$M$4]) + IF([.E374]*[.G374];[.$M$5]) + IF([.F374]*[.G374];[.$M$6]) + IF([.D374]*[.H374];[.$N$4]) + IF([.E374]*[.H374];[.$N$5]) + IF([.F374]*[.H374];[.$N$6]) + IF([.D374]*[.I374];[.$O$4]) + IF([.E374]*[.I374];[.$O$5]) + IF([.F374]*[.I37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72">
            <text:p>372</text:p>
          </table:table-cell>
          <table:table-cell table:formula="of:=RAND()" office:value-type="float" office:value="0.634521484375">
            <text:p>0,6345214844</text:p>
          </table:table-cell>
          <table:table-cell table:formula="of:=RAND()" office:value-type="float" office:value="0.47271728515625">
            <text:p>0,4727172852</text:p>
          </table:table-cell>
          <table:table-cell table:formula="of:=1*([.$B375]&lt;[.$D$2])" office:value-type="float" office:value="1">
            <text:p>1</text:p>
          </table:table-cell>
          <table:table-cell table:formula="of:=([.D375]=0)*([.$B375]&lt;([.$D$2]+[.$E$2]))" office:value-type="float" office:value="0">
            <text:p>0</text:p>
          </table:table-cell>
          <table:table-cell table:formula="of:=([.D375]=0)*([.E375]=0)" office:value-type="float" office:value="0">
            <text:p>0</text:p>
          </table:table-cell>
          <table:table-cell table:formula="of:=1*([.$C375]&lt;[.$G$2])" office:value-type="float" office:value="0">
            <text:p>0</text:p>
          </table:table-cell>
          <table:table-cell table:formula="of:=([.G375]=0)*([.$C375]&lt;([.$G$2]+[.$H$2]))" office:value-type="float" office:value="1">
            <text:p>1</text:p>
          </table:table-cell>
          <table:table-cell table:formula="of:=([.G375]=0)*([.H375]=0)" office:value-type="float" office:value="0">
            <text:p>0</text:p>
          </table:table-cell>
          <table:table-cell table:formula="of:=IF([.D375]*[.G375];[.$M$4]) + IF([.E375]*[.G375];[.$M$5]) + IF([.F375]*[.G375];[.$M$6]) + IF([.D375]*[.H375];[.$N$4]) + IF([.E375]*[.H375];[.$N$5]) + IF([.F375]*[.H375];[.$N$6]) + IF([.D375]*[.I375];[.$O$4]) + IF([.E375]*[.I375];[.$O$5]) + IF([.F375]*[.I37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73">
            <text:p>373</text:p>
          </table:table-cell>
          <table:table-cell table:formula="of:=RAND()" office:value-type="float" office:value="0.18359375">
            <text:p>0,18359375</text:p>
          </table:table-cell>
          <table:table-cell table:formula="of:=RAND()" office:value-type="float" office:value="0.524383544921875">
            <text:p>0,5243835449</text:p>
          </table:table-cell>
          <table:table-cell table:formula="of:=1*([.$B376]&lt;[.$D$2])" office:value-type="float" office:value="1">
            <text:p>1</text:p>
          </table:table-cell>
          <table:table-cell table:formula="of:=([.D376]=0)*([.$B376]&lt;([.$D$2]+[.$E$2]))" office:value-type="float" office:value="0">
            <text:p>0</text:p>
          </table:table-cell>
          <table:table-cell table:formula="of:=([.D376]=0)*([.E376]=0)" office:value-type="float" office:value="0">
            <text:p>0</text:p>
          </table:table-cell>
          <table:table-cell table:formula="of:=1*([.$C376]&lt;[.$G$2])" office:value-type="float" office:value="0">
            <text:p>0</text:p>
          </table:table-cell>
          <table:table-cell table:formula="of:=([.G376]=0)*([.$C376]&lt;([.$G$2]+[.$H$2]))" office:value-type="float" office:value="0">
            <text:p>0</text:p>
          </table:table-cell>
          <table:table-cell table:formula="of:=([.G376]=0)*([.H376]=0)" office:value-type="float" office:value="1">
            <text:p>1</text:p>
          </table:table-cell>
          <table:table-cell table:formula="of:=IF([.D376]*[.G376];[.$M$4]) + IF([.E376]*[.G376];[.$M$5]) + IF([.F376]*[.G376];[.$M$6]) + IF([.D376]*[.H376];[.$N$4]) + IF([.E376]*[.H376];[.$N$5]) + IF([.F376]*[.H376];[.$N$6]) + IF([.D376]*[.I376];[.$O$4]) + IF([.E376]*[.I376];[.$O$5]) + IF([.F376]*[.I376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74">
            <text:p>374</text:p>
          </table:table-cell>
          <table:table-cell table:formula="of:=RAND()" office:value-type="float" office:value="0.480743408203125">
            <text:p>0,4807434082</text:p>
          </table:table-cell>
          <table:table-cell table:formula="of:=RAND()" office:value-type="float" office:value="0.355865478515625">
            <text:p>0,3558654785</text:p>
          </table:table-cell>
          <table:table-cell table:formula="of:=1*([.$B377]&lt;[.$D$2])" office:value-type="float" office:value="1">
            <text:p>1</text:p>
          </table:table-cell>
          <table:table-cell table:formula="of:=([.D377]=0)*([.$B377]&lt;([.$D$2]+[.$E$2]))" office:value-type="float" office:value="0">
            <text:p>0</text:p>
          </table:table-cell>
          <table:table-cell table:formula="of:=([.D377]=0)*([.E377]=0)" office:value-type="float" office:value="0">
            <text:p>0</text:p>
          </table:table-cell>
          <table:table-cell table:formula="of:=1*([.$C377]&lt;[.$G$2])" office:value-type="float" office:value="0">
            <text:p>0</text:p>
          </table:table-cell>
          <table:table-cell table:formula="of:=([.G377]=0)*([.$C377]&lt;([.$G$2]+[.$H$2]))" office:value-type="float" office:value="1">
            <text:p>1</text:p>
          </table:table-cell>
          <table:table-cell table:formula="of:=([.G377]=0)*([.H377]=0)" office:value-type="float" office:value="0">
            <text:p>0</text:p>
          </table:table-cell>
          <table:table-cell table:formula="of:=IF([.D377]*[.G377];[.$M$4]) + IF([.E377]*[.G377];[.$M$5]) + IF([.F377]*[.G377];[.$M$6]) + IF([.D377]*[.H377];[.$N$4]) + IF([.E377]*[.H377];[.$N$5]) + IF([.F377]*[.H377];[.$N$6]) + IF([.D377]*[.I377];[.$O$4]) + IF([.E377]*[.I377];[.$O$5]) + IF([.F377]*[.I377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75">
            <text:p>375</text:p>
          </table:table-cell>
          <table:table-cell table:formula="of:=RAND()" office:value-type="float" office:value="0.546600341796875">
            <text:p>0,5466003418</text:p>
          </table:table-cell>
          <table:table-cell table:formula="of:=RAND()" office:value-type="float" office:value="0.407135009765625">
            <text:p>0,4071350098</text:p>
          </table:table-cell>
          <table:table-cell table:formula="of:=1*([.$B378]&lt;[.$D$2])" office:value-type="float" office:value="1">
            <text:p>1</text:p>
          </table:table-cell>
          <table:table-cell table:formula="of:=([.D378]=0)*([.$B378]&lt;([.$D$2]+[.$E$2]))" office:value-type="float" office:value="0">
            <text:p>0</text:p>
          </table:table-cell>
          <table:table-cell table:formula="of:=([.D378]=0)*([.E378]=0)" office:value-type="float" office:value="0">
            <text:p>0</text:p>
          </table:table-cell>
          <table:table-cell table:formula="of:=1*([.$C378]&lt;[.$G$2])" office:value-type="float" office:value="0">
            <text:p>0</text:p>
          </table:table-cell>
          <table:table-cell table:formula="of:=([.G378]=0)*([.$C378]&lt;([.$G$2]+[.$H$2]))" office:value-type="float" office:value="1">
            <text:p>1</text:p>
          </table:table-cell>
          <table:table-cell table:formula="of:=([.G378]=0)*([.H378]=0)" office:value-type="float" office:value="0">
            <text:p>0</text:p>
          </table:table-cell>
          <table:table-cell table:formula="of:=IF([.D378]*[.G378];[.$M$4]) + IF([.E378]*[.G378];[.$M$5]) + IF([.F378]*[.G378];[.$M$6]) + IF([.D378]*[.H378];[.$N$4]) + IF([.E378]*[.H378];[.$N$5]) + IF([.F378]*[.H378];[.$N$6]) + IF([.D378]*[.I378];[.$O$4]) + IF([.E378]*[.I378];[.$O$5]) + IF([.F378]*[.I37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76">
            <text:p>376</text:p>
          </table:table-cell>
          <table:table-cell table:formula="of:=RAND()" office:value-type="float" office:value="0.38568115234375">
            <text:p>0,3856811523</text:p>
          </table:table-cell>
          <table:table-cell table:formula="of:=RAND()" office:value-type="float" office:value="0.406982421875">
            <text:p>0,4069824219</text:p>
          </table:table-cell>
          <table:table-cell table:formula="of:=1*([.$B379]&lt;[.$D$2])" office:value-type="float" office:value="1">
            <text:p>1</text:p>
          </table:table-cell>
          <table:table-cell table:formula="of:=([.D379]=0)*([.$B379]&lt;([.$D$2]+[.$E$2]))" office:value-type="float" office:value="0">
            <text:p>0</text:p>
          </table:table-cell>
          <table:table-cell table:formula="of:=([.D379]=0)*([.E379]=0)" office:value-type="float" office:value="0">
            <text:p>0</text:p>
          </table:table-cell>
          <table:table-cell table:formula="of:=1*([.$C379]&lt;[.$G$2])" office:value-type="float" office:value="0">
            <text:p>0</text:p>
          </table:table-cell>
          <table:table-cell table:formula="of:=([.G379]=0)*([.$C379]&lt;([.$G$2]+[.$H$2]))" office:value-type="float" office:value="1">
            <text:p>1</text:p>
          </table:table-cell>
          <table:table-cell table:formula="of:=([.G379]=0)*([.H379]=0)" office:value-type="float" office:value="0">
            <text:p>0</text:p>
          </table:table-cell>
          <table:table-cell table:formula="of:=IF([.D379]*[.G379];[.$M$4]) + IF([.E379]*[.G379];[.$M$5]) + IF([.F379]*[.G379];[.$M$6]) + IF([.D379]*[.H379];[.$N$4]) + IF([.E379]*[.H379];[.$N$5]) + IF([.F379]*[.H379];[.$N$6]) + IF([.D379]*[.I379];[.$O$4]) + IF([.E379]*[.I379];[.$O$5]) + IF([.F379]*[.I379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77">
            <text:p>377</text:p>
          </table:table-cell>
          <table:table-cell table:formula="of:=RAND()" office:value-type="float" office:value="0.65960693359375">
            <text:p>0,6596069336</text:p>
          </table:table-cell>
          <table:table-cell table:formula="of:=RAND()" office:value-type="float" office:value="0.082000732421875">
            <text:p>0,0820007324</text:p>
          </table:table-cell>
          <table:table-cell table:formula="of:=1*([.$B380]&lt;[.$D$2])" office:value-type="float" office:value="1">
            <text:p>1</text:p>
          </table:table-cell>
          <table:table-cell table:formula="of:=([.D380]=0)*([.$B380]&lt;([.$D$2]+[.$E$2]))" office:value-type="float" office:value="0">
            <text:p>0</text:p>
          </table:table-cell>
          <table:table-cell table:formula="of:=([.D380]=0)*([.E380]=0)" office:value-type="float" office:value="0">
            <text:p>0</text:p>
          </table:table-cell>
          <table:table-cell table:formula="of:=1*([.$C380]&lt;[.$G$2])" office:value-type="float" office:value="0">
            <text:p>0</text:p>
          </table:table-cell>
          <table:table-cell table:formula="of:=([.G380]=0)*([.$C380]&lt;([.$G$2]+[.$H$2]))" office:value-type="float" office:value="1">
            <text:p>1</text:p>
          </table:table-cell>
          <table:table-cell table:formula="of:=([.G380]=0)*([.H380]=0)" office:value-type="float" office:value="0">
            <text:p>0</text:p>
          </table:table-cell>
          <table:table-cell table:formula="of:=IF([.D380]*[.G380];[.$M$4]) + IF([.E380]*[.G380];[.$M$5]) + IF([.F380]*[.G380];[.$M$6]) + IF([.D380]*[.H380];[.$N$4]) + IF([.E380]*[.H380];[.$N$5]) + IF([.F380]*[.H380];[.$N$6]) + IF([.D380]*[.I380];[.$O$4]) + IF([.E380]*[.I380];[.$O$5]) + IF([.F380]*[.I380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78">
            <text:p>378</text:p>
          </table:table-cell>
          <table:table-cell table:formula="of:=RAND()" office:value-type="float" office:value="0.15924072265625">
            <text:p>0,1592407227</text:p>
          </table:table-cell>
          <table:table-cell table:formula="of:=RAND()" office:value-type="float" office:value="0.73516845703125">
            <text:p>0,735168457</text:p>
          </table:table-cell>
          <table:table-cell table:formula="of:=1*([.$B381]&lt;[.$D$2])" office:value-type="float" office:value="1">
            <text:p>1</text:p>
          </table:table-cell>
          <table:table-cell table:formula="of:=([.D381]=0)*([.$B381]&lt;([.$D$2]+[.$E$2]))" office:value-type="float" office:value="0">
            <text:p>0</text:p>
          </table:table-cell>
          <table:table-cell table:formula="of:=([.D381]=0)*([.E381]=0)" office:value-type="float" office:value="0">
            <text:p>0</text:p>
          </table:table-cell>
          <table:table-cell table:formula="of:=1*([.$C381]&lt;[.$G$2])" office:value-type="float" office:value="0">
            <text:p>0</text:p>
          </table:table-cell>
          <table:table-cell table:formula="of:=([.G381]=0)*([.$C381]&lt;([.$G$2]+[.$H$2]))" office:value-type="float" office:value="0">
            <text:p>0</text:p>
          </table:table-cell>
          <table:table-cell table:formula="of:=([.G381]=0)*([.H381]=0)" office:value-type="float" office:value="1">
            <text:p>1</text:p>
          </table:table-cell>
          <table:table-cell table:formula="of:=IF([.D381]*[.G381];[.$M$4]) + IF([.E381]*[.G381];[.$M$5]) + IF([.F381]*[.G381];[.$M$6]) + IF([.D381]*[.H381];[.$N$4]) + IF([.E381]*[.H381];[.$N$5]) + IF([.F381]*[.H381];[.$N$6]) + IF([.D381]*[.I381];[.$O$4]) + IF([.E381]*[.I381];[.$O$5]) + IF([.F381]*[.I38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79">
            <text:p>379</text:p>
          </table:table-cell>
          <table:table-cell table:formula="of:=RAND()" office:value-type="float" office:value="0.781402587890625">
            <text:p>0,7814025879</text:p>
          </table:table-cell>
          <table:table-cell table:formula="of:=RAND()" office:value-type="float" office:value="0.20770263671875">
            <text:p>0,2077026367</text:p>
          </table:table-cell>
          <table:table-cell table:formula="of:=1*([.$B382]&lt;[.$D$2])" office:value-type="float" office:value="0">
            <text:p>0</text:p>
          </table:table-cell>
          <table:table-cell table:formula="of:=([.D382]=0)*([.$B382]&lt;([.$D$2]+[.$E$2]))" office:value-type="float" office:value="0">
            <text:p>0</text:p>
          </table:table-cell>
          <table:table-cell table:formula="of:=([.D382]=0)*([.E382]=0)" office:value-type="float" office:value="1">
            <text:p>1</text:p>
          </table:table-cell>
          <table:table-cell table:formula="of:=1*([.$C382]&lt;[.$G$2])" office:value-type="float" office:value="0">
            <text:p>0</text:p>
          </table:table-cell>
          <table:table-cell table:formula="of:=([.G382]=0)*([.$C382]&lt;([.$G$2]+[.$H$2]))" office:value-type="float" office:value="1">
            <text:p>1</text:p>
          </table:table-cell>
          <table:table-cell table:formula="of:=([.G382]=0)*([.H382]=0)" office:value-type="float" office:value="0">
            <text:p>0</text:p>
          </table:table-cell>
          <table:table-cell table:formula="of:=IF([.D382]*[.G382];[.$M$4]) + IF([.E382]*[.G382];[.$M$5]) + IF([.F382]*[.G382];[.$M$6]) + IF([.D382]*[.H382];[.$N$4]) + IF([.E382]*[.H382];[.$N$5]) + IF([.F382]*[.H382];[.$N$6]) + IF([.D382]*[.I382];[.$O$4]) + IF([.E382]*[.I382];[.$O$5]) + IF([.F382]*[.I382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80">
            <text:p>380</text:p>
          </table:table-cell>
          <table:table-cell table:formula="of:=RAND()" office:value-type="float" office:value="0.857818603515625">
            <text:p>0,8578186035</text:p>
          </table:table-cell>
          <table:table-cell table:formula="of:=RAND()" office:value-type="float" office:value="0.35955810546875">
            <text:p>0,3595581055</text:p>
          </table:table-cell>
          <table:table-cell table:formula="of:=1*([.$B383]&lt;[.$D$2])" office:value-type="float" office:value="0">
            <text:p>0</text:p>
          </table:table-cell>
          <table:table-cell table:formula="of:=([.D383]=0)*([.$B383]&lt;([.$D$2]+[.$E$2]))" office:value-type="float" office:value="0">
            <text:p>0</text:p>
          </table:table-cell>
          <table:table-cell table:formula="of:=([.D383]=0)*([.E383]=0)" office:value-type="float" office:value="1">
            <text:p>1</text:p>
          </table:table-cell>
          <table:table-cell table:formula="of:=1*([.$C383]&lt;[.$G$2])" office:value-type="float" office:value="0">
            <text:p>0</text:p>
          </table:table-cell>
          <table:table-cell table:formula="of:=([.G383]=0)*([.$C383]&lt;([.$G$2]+[.$H$2]))" office:value-type="float" office:value="1">
            <text:p>1</text:p>
          </table:table-cell>
          <table:table-cell table:formula="of:=([.G383]=0)*([.H383]=0)" office:value-type="float" office:value="0">
            <text:p>0</text:p>
          </table:table-cell>
          <table:table-cell table:formula="of:=IF([.D383]*[.G383];[.$M$4]) + IF([.E383]*[.G383];[.$M$5]) + IF([.F383]*[.G383];[.$M$6]) + IF([.D383]*[.H383];[.$N$4]) + IF([.E383]*[.H383];[.$N$5]) + IF([.F383]*[.H383];[.$N$6]) + IF([.D383]*[.I383];[.$O$4]) + IF([.E383]*[.I383];[.$O$5]) + IF([.F383]*[.I383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81">
            <text:p>381</text:p>
          </table:table-cell>
          <table:table-cell table:formula="of:=RAND()" office:value-type="float" office:value="0.967620849609375">
            <text:p>0,9676208496</text:p>
          </table:table-cell>
          <table:table-cell table:formula="of:=RAND()" office:value-type="float" office:value="0.773651123046875">
            <text:p>0,773651123</text:p>
          </table:table-cell>
          <table:table-cell table:formula="of:=1*([.$B384]&lt;[.$D$2])" office:value-type="float" office:value="0">
            <text:p>0</text:p>
          </table:table-cell>
          <table:table-cell table:formula="of:=([.D384]=0)*([.$B384]&lt;([.$D$2]+[.$E$2]))" office:value-type="float" office:value="0">
            <text:p>0</text:p>
          </table:table-cell>
          <table:table-cell table:formula="of:=([.D384]=0)*([.E384]=0)" office:value-type="float" office:value="1">
            <text:p>1</text:p>
          </table:table-cell>
          <table:table-cell table:formula="of:=1*([.$C384]&lt;[.$G$2])" office:value-type="float" office:value="0">
            <text:p>0</text:p>
          </table:table-cell>
          <table:table-cell table:formula="of:=([.G384]=0)*([.$C384]&lt;([.$G$2]+[.$H$2]))" office:value-type="float" office:value="0">
            <text:p>0</text:p>
          </table:table-cell>
          <table:table-cell table:formula="of:=([.G384]=0)*([.H384]=0)" office:value-type="float" office:value="1">
            <text:p>1</text:p>
          </table:table-cell>
          <table:table-cell table:formula="of:=IF([.D384]*[.G384];[.$M$4]) + IF([.E384]*[.G384];[.$M$5]) + IF([.F384]*[.G384];[.$M$6]) + IF([.D384]*[.H384];[.$N$4]) + IF([.E384]*[.H384];[.$N$5]) + IF([.F384]*[.H384];[.$N$6]) + IF([.D384]*[.I384];[.$O$4]) + IF([.E384]*[.I384];[.$O$5]) + IF([.F384]*[.I384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82">
            <text:p>382</text:p>
          </table:table-cell>
          <table:table-cell table:formula="of:=RAND()" office:value-type="float" office:value="0.912933349609375">
            <text:p>0,9129333496</text:p>
          </table:table-cell>
          <table:table-cell table:formula="of:=RAND()" office:value-type="float" office:value="0.541412353515625">
            <text:p>0,5414123535</text:p>
          </table:table-cell>
          <table:table-cell table:formula="of:=1*([.$B385]&lt;[.$D$2])" office:value-type="float" office:value="0">
            <text:p>0</text:p>
          </table:table-cell>
          <table:table-cell table:formula="of:=([.D385]=0)*([.$B385]&lt;([.$D$2]+[.$E$2]))" office:value-type="float" office:value="0">
            <text:p>0</text:p>
          </table:table-cell>
          <table:table-cell table:formula="of:=([.D385]=0)*([.E385]=0)" office:value-type="float" office:value="1">
            <text:p>1</text:p>
          </table:table-cell>
          <table:table-cell table:formula="of:=1*([.$C385]&lt;[.$G$2])" office:value-type="float" office:value="0">
            <text:p>0</text:p>
          </table:table-cell>
          <table:table-cell table:formula="of:=([.G385]=0)*([.$C385]&lt;([.$G$2]+[.$H$2]))" office:value-type="float" office:value="0">
            <text:p>0</text:p>
          </table:table-cell>
          <table:table-cell table:formula="of:=([.G385]=0)*([.H385]=0)" office:value-type="float" office:value="1">
            <text:p>1</text:p>
          </table:table-cell>
          <table:table-cell table:formula="of:=IF([.D385]*[.G385];[.$M$4]) + IF([.E385]*[.G385];[.$M$5]) + IF([.F385]*[.G385];[.$M$6]) + IF([.D385]*[.H385];[.$N$4]) + IF([.E385]*[.H385];[.$N$5]) + IF([.F385]*[.H385];[.$N$6]) + IF([.D385]*[.I385];[.$O$4]) + IF([.E385]*[.I385];[.$O$5]) + IF([.F385]*[.I385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83">
            <text:p>383</text:p>
          </table:table-cell>
          <table:table-cell table:formula="of:=RAND()" office:value-type="float" office:value="0.477630615234375">
            <text:p>0,4776306152</text:p>
          </table:table-cell>
          <table:table-cell table:formula="of:=RAND()" office:value-type="float" office:value="0.33935546875">
            <text:p>0,3393554688</text:p>
          </table:table-cell>
          <table:table-cell table:formula="of:=1*([.$B386]&lt;[.$D$2])" office:value-type="float" office:value="1">
            <text:p>1</text:p>
          </table:table-cell>
          <table:table-cell table:formula="of:=([.D386]=0)*([.$B386]&lt;([.$D$2]+[.$E$2]))" office:value-type="float" office:value="0">
            <text:p>0</text:p>
          </table:table-cell>
          <table:table-cell table:formula="of:=([.D386]=0)*([.E386]=0)" office:value-type="float" office:value="0">
            <text:p>0</text:p>
          </table:table-cell>
          <table:table-cell table:formula="of:=1*([.$C386]&lt;[.$G$2])" office:value-type="float" office:value="0">
            <text:p>0</text:p>
          </table:table-cell>
          <table:table-cell table:formula="of:=([.G386]=0)*([.$C386]&lt;([.$G$2]+[.$H$2]))" office:value-type="float" office:value="1">
            <text:p>1</text:p>
          </table:table-cell>
          <table:table-cell table:formula="of:=([.G386]=0)*([.H386]=0)" office:value-type="float" office:value="0">
            <text:p>0</text:p>
          </table:table-cell>
          <table:table-cell table:formula="of:=IF([.D386]*[.G386];[.$M$4]) + IF([.E386]*[.G386];[.$M$5]) + IF([.F386]*[.G386];[.$M$6]) + IF([.D386]*[.H386];[.$N$4]) + IF([.E386]*[.H386];[.$N$5]) + IF([.F386]*[.H386];[.$N$6]) + IF([.D386]*[.I386];[.$O$4]) + IF([.E386]*[.I386];[.$O$5]) + IF([.F386]*[.I386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84">
            <text:p>384</text:p>
          </table:table-cell>
          <table:table-cell table:formula="of:=RAND()" office:value-type="float" office:value="0.04290771484375">
            <text:p>0,0429077148</text:p>
          </table:table-cell>
          <table:table-cell table:formula="of:=RAND()" office:value-type="float" office:value="0.1885986328125">
            <text:p>0,1885986328</text:p>
          </table:table-cell>
          <table:table-cell table:formula="of:=1*([.$B387]&lt;[.$D$2])" office:value-type="float" office:value="1">
            <text:p>1</text:p>
          </table:table-cell>
          <table:table-cell table:formula="of:=([.D387]=0)*([.$B387]&lt;([.$D$2]+[.$E$2]))" office:value-type="float" office:value="0">
            <text:p>0</text:p>
          </table:table-cell>
          <table:table-cell table:formula="of:=([.D387]=0)*([.E387]=0)" office:value-type="float" office:value="0">
            <text:p>0</text:p>
          </table:table-cell>
          <table:table-cell table:formula="of:=1*([.$C387]&lt;[.$G$2])" office:value-type="float" office:value="0">
            <text:p>0</text:p>
          </table:table-cell>
          <table:table-cell table:formula="of:=([.G387]=0)*([.$C387]&lt;([.$G$2]+[.$H$2]))" office:value-type="float" office:value="1">
            <text:p>1</text:p>
          </table:table-cell>
          <table:table-cell table:formula="of:=([.G387]=0)*([.H387]=0)" office:value-type="float" office:value="0">
            <text:p>0</text:p>
          </table:table-cell>
          <table:table-cell table:formula="of:=IF([.D387]*[.G387];[.$M$4]) + IF([.E387]*[.G387];[.$M$5]) + IF([.F387]*[.G387];[.$M$6]) + IF([.D387]*[.H387];[.$N$4]) + IF([.E387]*[.H387];[.$N$5]) + IF([.F387]*[.H387];[.$N$6]) + IF([.D387]*[.I387];[.$O$4]) + IF([.E387]*[.I387];[.$O$5]) + IF([.F387]*[.I387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85">
            <text:p>385</text:p>
          </table:table-cell>
          <table:table-cell table:formula="of:=RAND()" office:value-type="float" office:value="0.230316162109375">
            <text:p>0,2303161621</text:p>
          </table:table-cell>
          <table:table-cell table:formula="of:=RAND()" office:value-type="float" office:value="0.92425537109375">
            <text:p>0,9242553711</text:p>
          </table:table-cell>
          <table:table-cell table:formula="of:=1*([.$B388]&lt;[.$D$2])" office:value-type="float" office:value="1">
            <text:p>1</text:p>
          </table:table-cell>
          <table:table-cell table:formula="of:=([.D388]=0)*([.$B388]&lt;([.$D$2]+[.$E$2]))" office:value-type="float" office:value="0">
            <text:p>0</text:p>
          </table:table-cell>
          <table:table-cell table:formula="of:=([.D388]=0)*([.E388]=0)" office:value-type="float" office:value="0">
            <text:p>0</text:p>
          </table:table-cell>
          <table:table-cell table:formula="of:=1*([.$C388]&lt;[.$G$2])" office:value-type="float" office:value="0">
            <text:p>0</text:p>
          </table:table-cell>
          <table:table-cell table:formula="of:=([.G388]=0)*([.$C388]&lt;([.$G$2]+[.$H$2]))" office:value-type="float" office:value="0">
            <text:p>0</text:p>
          </table:table-cell>
          <table:table-cell table:formula="of:=([.G388]=0)*([.H388]=0)" office:value-type="float" office:value="1">
            <text:p>1</text:p>
          </table:table-cell>
          <table:table-cell table:formula="of:=IF([.D388]*[.G388];[.$M$4]) + IF([.E388]*[.G388];[.$M$5]) + IF([.F388]*[.G388];[.$M$6]) + IF([.D388]*[.H388];[.$N$4]) + IF([.E388]*[.H388];[.$N$5]) + IF([.F388]*[.H388];[.$N$6]) + IF([.D388]*[.I388];[.$O$4]) + IF([.E388]*[.I388];[.$O$5]) + IF([.F388]*[.I388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86">
            <text:p>386</text:p>
          </table:table-cell>
          <table:table-cell table:formula="of:=RAND()" office:value-type="float" office:value="0.603973388671875">
            <text:p>0,6039733887</text:p>
          </table:table-cell>
          <table:table-cell table:formula="of:=RAND()" office:value-type="float" office:value="0.113555908203125">
            <text:p>0,1135559082</text:p>
          </table:table-cell>
          <table:table-cell table:formula="of:=1*([.$B389]&lt;[.$D$2])" office:value-type="float" office:value="1">
            <text:p>1</text:p>
          </table:table-cell>
          <table:table-cell table:formula="of:=([.D389]=0)*([.$B389]&lt;([.$D$2]+[.$E$2]))" office:value-type="float" office:value="0">
            <text:p>0</text:p>
          </table:table-cell>
          <table:table-cell table:formula="of:=([.D389]=0)*([.E389]=0)" office:value-type="float" office:value="0">
            <text:p>0</text:p>
          </table:table-cell>
          <table:table-cell table:formula="of:=1*([.$C389]&lt;[.$G$2])" office:value-type="float" office:value="0">
            <text:p>0</text:p>
          </table:table-cell>
          <table:table-cell table:formula="of:=([.G389]=0)*([.$C389]&lt;([.$G$2]+[.$H$2]))" office:value-type="float" office:value="1">
            <text:p>1</text:p>
          </table:table-cell>
          <table:table-cell table:formula="of:=([.G389]=0)*([.H389]=0)" office:value-type="float" office:value="0">
            <text:p>0</text:p>
          </table:table-cell>
          <table:table-cell table:formula="of:=IF([.D389]*[.G389];[.$M$4]) + IF([.E389]*[.G389];[.$M$5]) + IF([.F389]*[.G389];[.$M$6]) + IF([.D389]*[.H389];[.$N$4]) + IF([.E389]*[.H389];[.$N$5]) + IF([.F389]*[.H389];[.$N$6]) + IF([.D389]*[.I389];[.$O$4]) + IF([.E389]*[.I389];[.$O$5]) + IF([.F389]*[.I389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87">
            <text:p>387</text:p>
          </table:table-cell>
          <table:table-cell table:formula="of:=RAND()" office:value-type="float" office:value="0.21466064453125">
            <text:p>0,2146606445</text:p>
          </table:table-cell>
          <table:table-cell table:formula="of:=RAND()" office:value-type="float" office:value="0.57904052734375">
            <text:p>0,5790405273</text:p>
          </table:table-cell>
          <table:table-cell table:formula="of:=1*([.$B390]&lt;[.$D$2])" office:value-type="float" office:value="1">
            <text:p>1</text:p>
          </table:table-cell>
          <table:table-cell table:formula="of:=([.D390]=0)*([.$B390]&lt;([.$D$2]+[.$E$2]))" office:value-type="float" office:value="0">
            <text:p>0</text:p>
          </table:table-cell>
          <table:table-cell table:formula="of:=([.D390]=0)*([.E390]=0)" office:value-type="float" office:value="0">
            <text:p>0</text:p>
          </table:table-cell>
          <table:table-cell table:formula="of:=1*([.$C390]&lt;[.$G$2])" office:value-type="float" office:value="0">
            <text:p>0</text:p>
          </table:table-cell>
          <table:table-cell table:formula="of:=([.G390]=0)*([.$C390]&lt;([.$G$2]+[.$H$2]))" office:value-type="float" office:value="0">
            <text:p>0</text:p>
          </table:table-cell>
          <table:table-cell table:formula="of:=([.G390]=0)*([.H390]=0)" office:value-type="float" office:value="1">
            <text:p>1</text:p>
          </table:table-cell>
          <table:table-cell table:formula="of:=IF([.D390]*[.G390];[.$M$4]) + IF([.E390]*[.G390];[.$M$5]) + IF([.F390]*[.G390];[.$M$6]) + IF([.D390]*[.H390];[.$N$4]) + IF([.E390]*[.H390];[.$N$5]) + IF([.F390]*[.H390];[.$N$6]) + IF([.D390]*[.I390];[.$O$4]) + IF([.E390]*[.I390];[.$O$5]) + IF([.F390]*[.I39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88">
            <text:p>388</text:p>
          </table:table-cell>
          <table:table-cell table:formula="of:=RAND()" office:value-type="float" office:value="0.537445068359375">
            <text:p>0,5374450684</text:p>
          </table:table-cell>
          <table:table-cell table:formula="of:=RAND()" office:value-type="float" office:value="0.42578125">
            <text:p>0,42578125</text:p>
          </table:table-cell>
          <table:table-cell table:formula="of:=1*([.$B391]&lt;[.$D$2])" office:value-type="float" office:value="1">
            <text:p>1</text:p>
          </table:table-cell>
          <table:table-cell table:formula="of:=([.D391]=0)*([.$B391]&lt;([.$D$2]+[.$E$2]))" office:value-type="float" office:value="0">
            <text:p>0</text:p>
          </table:table-cell>
          <table:table-cell table:formula="of:=([.D391]=0)*([.E391]=0)" office:value-type="float" office:value="0">
            <text:p>0</text:p>
          </table:table-cell>
          <table:table-cell table:formula="of:=1*([.$C391]&lt;[.$G$2])" office:value-type="float" office:value="0">
            <text:p>0</text:p>
          </table:table-cell>
          <table:table-cell table:formula="of:=([.G391]=0)*([.$C391]&lt;([.$G$2]+[.$H$2]))" office:value-type="float" office:value="1">
            <text:p>1</text:p>
          </table:table-cell>
          <table:table-cell table:formula="of:=([.G391]=0)*([.H391]=0)" office:value-type="float" office:value="0">
            <text:p>0</text:p>
          </table:table-cell>
          <table:table-cell table:formula="of:=IF([.D391]*[.G391];[.$M$4]) + IF([.E391]*[.G391];[.$M$5]) + IF([.F391]*[.G391];[.$M$6]) + IF([.D391]*[.H391];[.$N$4]) + IF([.E391]*[.H391];[.$N$5]) + IF([.F391]*[.H391];[.$N$6]) + IF([.D391]*[.I391];[.$O$4]) + IF([.E391]*[.I391];[.$O$5]) + IF([.F391]*[.I391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89">
            <text:p>389</text:p>
          </table:table-cell>
          <table:table-cell table:formula="of:=RAND()" office:value-type="float" office:value="0.261962890625">
            <text:p>0,2619628906</text:p>
          </table:table-cell>
          <table:table-cell table:formula="of:=RAND()" office:value-type="float" office:value="0.16998291015625">
            <text:p>0,1699829102</text:p>
          </table:table-cell>
          <table:table-cell table:formula="of:=1*([.$B392]&lt;[.$D$2])" office:value-type="float" office:value="1">
            <text:p>1</text:p>
          </table:table-cell>
          <table:table-cell table:formula="of:=([.D392]=0)*([.$B392]&lt;([.$D$2]+[.$E$2]))" office:value-type="float" office:value="0">
            <text:p>0</text:p>
          </table:table-cell>
          <table:table-cell table:formula="of:=([.D392]=0)*([.E392]=0)" office:value-type="float" office:value="0">
            <text:p>0</text:p>
          </table:table-cell>
          <table:table-cell table:formula="of:=1*([.$C392]&lt;[.$G$2])" office:value-type="float" office:value="0">
            <text:p>0</text:p>
          </table:table-cell>
          <table:table-cell table:formula="of:=([.G392]=0)*([.$C392]&lt;([.$G$2]+[.$H$2]))" office:value-type="float" office:value="1">
            <text:p>1</text:p>
          </table:table-cell>
          <table:table-cell table:formula="of:=([.G392]=0)*([.H392]=0)" office:value-type="float" office:value="0">
            <text:p>0</text:p>
          </table:table-cell>
          <table:table-cell table:formula="of:=IF([.D392]*[.G392];[.$M$4]) + IF([.E392]*[.G392];[.$M$5]) + IF([.F392]*[.G392];[.$M$6]) + IF([.D392]*[.H392];[.$N$4]) + IF([.E392]*[.H392];[.$N$5]) + IF([.F392]*[.H392];[.$N$6]) + IF([.D392]*[.I392];[.$O$4]) + IF([.E392]*[.I392];[.$O$5]) + IF([.F392]*[.I392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90">
            <text:p>390</text:p>
          </table:table-cell>
          <table:table-cell table:formula="of:=RAND()" office:value-type="float" office:value="0.5682373046875">
            <text:p>0,5682373047</text:p>
          </table:table-cell>
          <table:table-cell table:formula="of:=RAND()" office:value-type="float" office:value="0.840911865234375">
            <text:p>0,8409118652</text:p>
          </table:table-cell>
          <table:table-cell table:formula="of:=1*([.$B393]&lt;[.$D$2])" office:value-type="float" office:value="1">
            <text:p>1</text:p>
          </table:table-cell>
          <table:table-cell table:formula="of:=([.D393]=0)*([.$B393]&lt;([.$D$2]+[.$E$2]))" office:value-type="float" office:value="0">
            <text:p>0</text:p>
          </table:table-cell>
          <table:table-cell table:formula="of:=([.D393]=0)*([.E393]=0)" office:value-type="float" office:value="0">
            <text:p>0</text:p>
          </table:table-cell>
          <table:table-cell table:formula="of:=1*([.$C393]&lt;[.$G$2])" office:value-type="float" office:value="0">
            <text:p>0</text:p>
          </table:table-cell>
          <table:table-cell table:formula="of:=([.G393]=0)*([.$C393]&lt;([.$G$2]+[.$H$2]))" office:value-type="float" office:value="0">
            <text:p>0</text:p>
          </table:table-cell>
          <table:table-cell table:formula="of:=([.G393]=0)*([.H393]=0)" office:value-type="float" office:value="1">
            <text:p>1</text:p>
          </table:table-cell>
          <table:table-cell table:formula="of:=IF([.D393]*[.G393];[.$M$4]) + IF([.E393]*[.G393];[.$M$5]) + IF([.F393]*[.G393];[.$M$6]) + IF([.D393]*[.H393];[.$N$4]) + IF([.E393]*[.H393];[.$N$5]) + IF([.F393]*[.H393];[.$N$6]) + IF([.D393]*[.I393];[.$O$4]) + IF([.E393]*[.I393];[.$O$5]) + IF([.F393]*[.I393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91">
            <text:p>391</text:p>
          </table:table-cell>
          <table:table-cell table:formula="of:=RAND()" office:value-type="float" office:value="0.085540771484375">
            <text:p>0,0855407715</text:p>
          </table:table-cell>
          <table:table-cell table:formula="of:=RAND()" office:value-type="float" office:value="0.407440185546875">
            <text:p>0,4074401855</text:p>
          </table:table-cell>
          <table:table-cell table:formula="of:=1*([.$B394]&lt;[.$D$2])" office:value-type="float" office:value="1">
            <text:p>1</text:p>
          </table:table-cell>
          <table:table-cell table:formula="of:=([.D394]=0)*([.$B394]&lt;([.$D$2]+[.$E$2]))" office:value-type="float" office:value="0">
            <text:p>0</text:p>
          </table:table-cell>
          <table:table-cell table:formula="of:=([.D394]=0)*([.E394]=0)" office:value-type="float" office:value="0">
            <text:p>0</text:p>
          </table:table-cell>
          <table:table-cell table:formula="of:=1*([.$C394]&lt;[.$G$2])" office:value-type="float" office:value="0">
            <text:p>0</text:p>
          </table:table-cell>
          <table:table-cell table:formula="of:=([.G394]=0)*([.$C394]&lt;([.$G$2]+[.$H$2]))" office:value-type="float" office:value="1">
            <text:p>1</text:p>
          </table:table-cell>
          <table:table-cell table:formula="of:=([.G394]=0)*([.H394]=0)" office:value-type="float" office:value="0">
            <text:p>0</text:p>
          </table:table-cell>
          <table:table-cell table:formula="of:=IF([.D394]*[.G394];[.$M$4]) + IF([.E394]*[.G394];[.$M$5]) + IF([.F394]*[.G394];[.$M$6]) + IF([.D394]*[.H394];[.$N$4]) + IF([.E394]*[.H394];[.$N$5]) + IF([.F394]*[.H394];[.$N$6]) + IF([.D394]*[.I394];[.$O$4]) + IF([.E394]*[.I394];[.$O$5]) + IF([.F394]*[.I394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392">
            <text:p>392</text:p>
          </table:table-cell>
          <table:table-cell table:formula="of:=RAND()" office:value-type="float" office:value="0.812164306640625">
            <text:p>0,8121643066</text:p>
          </table:table-cell>
          <table:table-cell table:formula="of:=RAND()" office:value-type="float" office:value="0.186309814453125">
            <text:p>0,1863098145</text:p>
          </table:table-cell>
          <table:table-cell table:formula="of:=1*([.$B395]&lt;[.$D$2])" office:value-type="float" office:value="0">
            <text:p>0</text:p>
          </table:table-cell>
          <table:table-cell table:formula="of:=([.D395]=0)*([.$B395]&lt;([.$D$2]+[.$E$2]))" office:value-type="float" office:value="0">
            <text:p>0</text:p>
          </table:table-cell>
          <table:table-cell table:formula="of:=([.D395]=0)*([.E395]=0)" office:value-type="float" office:value="1">
            <text:p>1</text:p>
          </table:table-cell>
          <table:table-cell table:formula="of:=1*([.$C395]&lt;[.$G$2])" office:value-type="float" office:value="0">
            <text:p>0</text:p>
          </table:table-cell>
          <table:table-cell table:formula="of:=([.G395]=0)*([.$C395]&lt;([.$G$2]+[.$H$2]))" office:value-type="float" office:value="1">
            <text:p>1</text:p>
          </table:table-cell>
          <table:table-cell table:formula="of:=([.G395]=0)*([.H395]=0)" office:value-type="float" office:value="0">
            <text:p>0</text:p>
          </table:table-cell>
          <table:table-cell table:formula="of:=IF([.D395]*[.G395];[.$M$4]) + IF([.E395]*[.G395];[.$M$5]) + IF([.F395]*[.G395];[.$M$6]) + IF([.D395]*[.H395];[.$N$4]) + IF([.E395]*[.H395];[.$N$5]) + IF([.F395]*[.H395];[.$N$6]) + IF([.D395]*[.I395];[.$O$4]) + IF([.E395]*[.I395];[.$O$5]) + IF([.F395]*[.I395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93">
            <text:p>393</text:p>
          </table:table-cell>
          <table:table-cell table:formula="of:=RAND()" office:value-type="float" office:value="0.994110107421875">
            <text:p>0,9941101074</text:p>
          </table:table-cell>
          <table:table-cell table:formula="of:=RAND()" office:value-type="float" office:value="0.649566650390625">
            <text:p>0,6495666504</text:p>
          </table:table-cell>
          <table:table-cell table:formula="of:=1*([.$B396]&lt;[.$D$2])" office:value-type="float" office:value="0">
            <text:p>0</text:p>
          </table:table-cell>
          <table:table-cell table:formula="of:=([.D396]=0)*([.$B396]&lt;([.$D$2]+[.$E$2]))" office:value-type="float" office:value="0">
            <text:p>0</text:p>
          </table:table-cell>
          <table:table-cell table:formula="of:=([.D396]=0)*([.E396]=0)" office:value-type="float" office:value="1">
            <text:p>1</text:p>
          </table:table-cell>
          <table:table-cell table:formula="of:=1*([.$C396]&lt;[.$G$2])" office:value-type="float" office:value="0">
            <text:p>0</text:p>
          </table:table-cell>
          <table:table-cell table:formula="of:=([.G396]=0)*([.$C396]&lt;([.$G$2]+[.$H$2]))" office:value-type="float" office:value="0">
            <text:p>0</text:p>
          </table:table-cell>
          <table:table-cell table:formula="of:=([.G396]=0)*([.H396]=0)" office:value-type="float" office:value="1">
            <text:p>1</text:p>
          </table:table-cell>
          <table:table-cell table:formula="of:=IF([.D396]*[.G396];[.$M$4]) + IF([.E396]*[.G396];[.$M$5]) + IF([.F396]*[.G396];[.$M$6]) + IF([.D396]*[.H396];[.$N$4]) + IF([.E396]*[.H396];[.$N$5]) + IF([.F396]*[.H396];[.$N$6]) + IF([.D396]*[.I396];[.$O$4]) + IF([.E396]*[.I396];[.$O$5]) + IF([.F396]*[.I396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394">
            <text:p>394</text:p>
          </table:table-cell>
          <table:table-cell table:formula="of:=RAND()" office:value-type="float" office:value="0.44732666015625">
            <text:p>0,4473266602</text:p>
          </table:table-cell>
          <table:table-cell table:formula="of:=RAND()" office:value-type="float" office:value="0.88592529296875">
            <text:p>0,885925293</text:p>
          </table:table-cell>
          <table:table-cell table:formula="of:=1*([.$B397]&lt;[.$D$2])" office:value-type="float" office:value="1">
            <text:p>1</text:p>
          </table:table-cell>
          <table:table-cell table:formula="of:=([.D397]=0)*([.$B397]&lt;([.$D$2]+[.$E$2]))" office:value-type="float" office:value="0">
            <text:p>0</text:p>
          </table:table-cell>
          <table:table-cell table:formula="of:=([.D397]=0)*([.E397]=0)" office:value-type="float" office:value="0">
            <text:p>0</text:p>
          </table:table-cell>
          <table:table-cell table:formula="of:=1*([.$C397]&lt;[.$G$2])" office:value-type="float" office:value="0">
            <text:p>0</text:p>
          </table:table-cell>
          <table:table-cell table:formula="of:=([.G397]=0)*([.$C397]&lt;([.$G$2]+[.$H$2]))" office:value-type="float" office:value="0">
            <text:p>0</text:p>
          </table:table-cell>
          <table:table-cell table:formula="of:=([.G397]=0)*([.H397]=0)" office:value-type="float" office:value="1">
            <text:p>1</text:p>
          </table:table-cell>
          <table:table-cell table:formula="of:=IF([.D397]*[.G397];[.$M$4]) + IF([.E397]*[.G397];[.$M$5]) + IF([.F397]*[.G397];[.$M$6]) + IF([.D397]*[.H397];[.$N$4]) + IF([.E397]*[.H397];[.$N$5]) + IF([.F397]*[.H397];[.$N$6]) + IF([.D397]*[.I397];[.$O$4]) + IF([.E397]*[.I397];[.$O$5]) + IF([.F397]*[.I39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95">
            <text:p>395</text:p>
          </table:table-cell>
          <table:table-cell table:formula="of:=RAND()" office:value-type="float" office:value="0.185455322265625">
            <text:p>0,1854553223</text:p>
          </table:table-cell>
          <table:table-cell table:formula="of:=RAND()" office:value-type="float" office:value="0.51287841796875">
            <text:p>0,512878418</text:p>
          </table:table-cell>
          <table:table-cell table:formula="of:=1*([.$B398]&lt;[.$D$2])" office:value-type="float" office:value="1">
            <text:p>1</text:p>
          </table:table-cell>
          <table:table-cell table:formula="of:=([.D398]=0)*([.$B398]&lt;([.$D$2]+[.$E$2]))" office:value-type="float" office:value="0">
            <text:p>0</text:p>
          </table:table-cell>
          <table:table-cell table:formula="of:=([.D398]=0)*([.E398]=0)" office:value-type="float" office:value="0">
            <text:p>0</text:p>
          </table:table-cell>
          <table:table-cell table:formula="of:=1*([.$C398]&lt;[.$G$2])" office:value-type="float" office:value="0">
            <text:p>0</text:p>
          </table:table-cell>
          <table:table-cell table:formula="of:=([.G398]=0)*([.$C398]&lt;([.$G$2]+[.$H$2]))" office:value-type="float" office:value="0">
            <text:p>0</text:p>
          </table:table-cell>
          <table:table-cell table:formula="of:=([.G398]=0)*([.H398]=0)" office:value-type="float" office:value="1">
            <text:p>1</text:p>
          </table:table-cell>
          <table:table-cell table:formula="of:=IF([.D398]*[.G398];[.$M$4]) + IF([.E398]*[.G398];[.$M$5]) + IF([.F398]*[.G398];[.$M$6]) + IF([.D398]*[.H398];[.$N$4]) + IF([.E398]*[.H398];[.$N$5]) + IF([.F398]*[.H398];[.$N$6]) + IF([.D398]*[.I398];[.$O$4]) + IF([.E398]*[.I398];[.$O$5]) + IF([.F398]*[.I398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96">
            <text:p>396</text:p>
          </table:table-cell>
          <table:table-cell table:formula="of:=RAND()" office:value-type="float" office:value="0.606414794921875">
            <text:p>0,6064147949</text:p>
          </table:table-cell>
          <table:table-cell table:formula="of:=RAND()" office:value-type="float" office:value="0.7042236328125">
            <text:p>0,7042236328</text:p>
          </table:table-cell>
          <table:table-cell table:formula="of:=1*([.$B399]&lt;[.$D$2])" office:value-type="float" office:value="1">
            <text:p>1</text:p>
          </table:table-cell>
          <table:table-cell table:formula="of:=([.D399]=0)*([.$B399]&lt;([.$D$2]+[.$E$2]))" office:value-type="float" office:value="0">
            <text:p>0</text:p>
          </table:table-cell>
          <table:table-cell table:formula="of:=([.D399]=0)*([.E399]=0)" office:value-type="float" office:value="0">
            <text:p>0</text:p>
          </table:table-cell>
          <table:table-cell table:formula="of:=1*([.$C399]&lt;[.$G$2])" office:value-type="float" office:value="0">
            <text:p>0</text:p>
          </table:table-cell>
          <table:table-cell table:formula="of:=([.G399]=0)*([.$C399]&lt;([.$G$2]+[.$H$2]))" office:value-type="float" office:value="0">
            <text:p>0</text:p>
          </table:table-cell>
          <table:table-cell table:formula="of:=([.G399]=0)*([.H399]=0)" office:value-type="float" office:value="1">
            <text:p>1</text:p>
          </table:table-cell>
          <table:table-cell table:formula="of:=IF([.D399]*[.G399];[.$M$4]) + IF([.E399]*[.G399];[.$M$5]) + IF([.F399]*[.G399];[.$M$6]) + IF([.D399]*[.H399];[.$N$4]) + IF([.E399]*[.H399];[.$N$5]) + IF([.F399]*[.H399];[.$N$6]) + IF([.D399]*[.I399];[.$O$4]) + IF([.E399]*[.I399];[.$O$5]) + IF([.F399]*[.I39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97">
            <text:p>397</text:p>
          </table:table-cell>
          <table:table-cell table:formula="of:=RAND()" office:value-type="float" office:value="0.026336669921875">
            <text:p>0,0263366699</text:p>
          </table:table-cell>
          <table:table-cell table:formula="of:=RAND()" office:value-type="float" office:value="0.820648193359375">
            <text:p>0,8206481934</text:p>
          </table:table-cell>
          <table:table-cell table:formula="of:=1*([.$B400]&lt;[.$D$2])" office:value-type="float" office:value="1">
            <text:p>1</text:p>
          </table:table-cell>
          <table:table-cell table:formula="of:=([.D400]=0)*([.$B400]&lt;([.$D$2]+[.$E$2]))" office:value-type="float" office:value="0">
            <text:p>0</text:p>
          </table:table-cell>
          <table:table-cell table:formula="of:=([.D400]=0)*([.E400]=0)" office:value-type="float" office:value="0">
            <text:p>0</text:p>
          </table:table-cell>
          <table:table-cell table:formula="of:=1*([.$C400]&lt;[.$G$2])" office:value-type="float" office:value="0">
            <text:p>0</text:p>
          </table:table-cell>
          <table:table-cell table:formula="of:=([.G400]=0)*([.$C400]&lt;([.$G$2]+[.$H$2]))" office:value-type="float" office:value="0">
            <text:p>0</text:p>
          </table:table-cell>
          <table:table-cell table:formula="of:=([.G400]=0)*([.H400]=0)" office:value-type="float" office:value="1">
            <text:p>1</text:p>
          </table:table-cell>
          <table:table-cell table:formula="of:=IF([.D400]*[.G400];[.$M$4]) + IF([.E400]*[.G400];[.$M$5]) + IF([.F400]*[.G400];[.$M$6]) + IF([.D400]*[.H400];[.$N$4]) + IF([.E400]*[.H400];[.$N$5]) + IF([.F400]*[.H400];[.$N$6]) + IF([.D400]*[.I400];[.$O$4]) + IF([.E400]*[.I400];[.$O$5]) + IF([.F400]*[.I40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98">
            <text:p>398</text:p>
          </table:table-cell>
          <table:table-cell table:formula="of:=RAND()" office:value-type="float" office:value="0.145751953125">
            <text:p>0,1457519531</text:p>
          </table:table-cell>
          <table:table-cell table:formula="of:=RAND()" office:value-type="float" office:value="0.531707763671875">
            <text:p>0,5317077637</text:p>
          </table:table-cell>
          <table:table-cell table:formula="of:=1*([.$B401]&lt;[.$D$2])" office:value-type="float" office:value="1">
            <text:p>1</text:p>
          </table:table-cell>
          <table:table-cell table:formula="of:=([.D401]=0)*([.$B401]&lt;([.$D$2]+[.$E$2]))" office:value-type="float" office:value="0">
            <text:p>0</text:p>
          </table:table-cell>
          <table:table-cell table:formula="of:=([.D401]=0)*([.E401]=0)" office:value-type="float" office:value="0">
            <text:p>0</text:p>
          </table:table-cell>
          <table:table-cell table:formula="of:=1*([.$C401]&lt;[.$G$2])" office:value-type="float" office:value="0">
            <text:p>0</text:p>
          </table:table-cell>
          <table:table-cell table:formula="of:=([.G401]=0)*([.$C401]&lt;([.$G$2]+[.$H$2]))" office:value-type="float" office:value="0">
            <text:p>0</text:p>
          </table:table-cell>
          <table:table-cell table:formula="of:=([.G401]=0)*([.H401]=0)" office:value-type="float" office:value="1">
            <text:p>1</text:p>
          </table:table-cell>
          <table:table-cell table:formula="of:=IF([.D401]*[.G401];[.$M$4]) + IF([.E401]*[.G401];[.$M$5]) + IF([.F401]*[.G401];[.$M$6]) + IF([.D401]*[.H401];[.$N$4]) + IF([.E401]*[.H401];[.$N$5]) + IF([.F401]*[.H401];[.$N$6]) + IF([.D401]*[.I401];[.$O$4]) + IF([.E401]*[.I401];[.$O$5]) + IF([.F401]*[.I40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99">
            <text:p>399</text:p>
          </table:table-cell>
          <table:table-cell table:formula="of:=RAND()" office:value-type="float" office:value="0.22491455078125">
            <text:p>0,2249145508</text:p>
          </table:table-cell>
          <table:table-cell table:formula="of:=RAND()" office:value-type="float" office:value="0.920257568359375">
            <text:p>0,9202575684</text:p>
          </table:table-cell>
          <table:table-cell table:formula="of:=1*([.$B402]&lt;[.$D$2])" office:value-type="float" office:value="1">
            <text:p>1</text:p>
          </table:table-cell>
          <table:table-cell table:formula="of:=([.D402]=0)*([.$B402]&lt;([.$D$2]+[.$E$2]))" office:value-type="float" office:value="0">
            <text:p>0</text:p>
          </table:table-cell>
          <table:table-cell table:formula="of:=([.D402]=0)*([.E402]=0)" office:value-type="float" office:value="0">
            <text:p>0</text:p>
          </table:table-cell>
          <table:table-cell table:formula="of:=1*([.$C402]&lt;[.$G$2])" office:value-type="float" office:value="0">
            <text:p>0</text:p>
          </table:table-cell>
          <table:table-cell table:formula="of:=([.G402]=0)*([.$C402]&lt;([.$G$2]+[.$H$2]))" office:value-type="float" office:value="0">
            <text:p>0</text:p>
          </table:table-cell>
          <table:table-cell table:formula="of:=([.G402]=0)*([.H402]=0)" office:value-type="float" office:value="1">
            <text:p>1</text:p>
          </table:table-cell>
          <table:table-cell table:formula="of:=IF([.D402]*[.G402];[.$M$4]) + IF([.E402]*[.G402];[.$M$5]) + IF([.F402]*[.G402];[.$M$6]) + IF([.D402]*[.H402];[.$N$4]) + IF([.E402]*[.H402];[.$N$5]) + IF([.F402]*[.H402];[.$N$6]) + IF([.D402]*[.I402];[.$O$4]) + IF([.E402]*[.I402];[.$O$5]) + IF([.F402]*[.I402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00">
            <text:p>400</text:p>
          </table:table-cell>
          <table:table-cell table:formula="of:=RAND()" office:value-type="float" office:value="0.447784423828125">
            <text:p>0,4477844238</text:p>
          </table:table-cell>
          <table:table-cell table:formula="of:=RAND()" office:value-type="float" office:value="0.492401123046875">
            <text:p>0,492401123</text:p>
          </table:table-cell>
          <table:table-cell table:formula="of:=1*([.$B403]&lt;[.$D$2])" office:value-type="float" office:value="1">
            <text:p>1</text:p>
          </table:table-cell>
          <table:table-cell table:formula="of:=([.D403]=0)*([.$B403]&lt;([.$D$2]+[.$E$2]))" office:value-type="float" office:value="0">
            <text:p>0</text:p>
          </table:table-cell>
          <table:table-cell table:formula="of:=([.D403]=0)*([.E403]=0)" office:value-type="float" office:value="0">
            <text:p>0</text:p>
          </table:table-cell>
          <table:table-cell table:formula="of:=1*([.$C403]&lt;[.$G$2])" office:value-type="float" office:value="0">
            <text:p>0</text:p>
          </table:table-cell>
          <table:table-cell table:formula="of:=([.G403]=0)*([.$C403]&lt;([.$G$2]+[.$H$2]))" office:value-type="float" office:value="1">
            <text:p>1</text:p>
          </table:table-cell>
          <table:table-cell table:formula="of:=([.G403]=0)*([.H403]=0)" office:value-type="float" office:value="0">
            <text:p>0</text:p>
          </table:table-cell>
          <table:table-cell table:formula="of:=IF([.D403]*[.G403];[.$M$4]) + IF([.E403]*[.G403];[.$M$5]) + IF([.F403]*[.G403];[.$M$6]) + IF([.D403]*[.H403];[.$N$4]) + IF([.E403]*[.H403];[.$N$5]) + IF([.F403]*[.H403];[.$N$6]) + IF([.D403]*[.I403];[.$O$4]) + IF([.E403]*[.I403];[.$O$5]) + IF([.F403]*[.I403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01">
            <text:p>401</text:p>
          </table:table-cell>
          <table:table-cell table:formula="of:=RAND()" office:value-type="float" office:value="0.302154541015625">
            <text:p>0,302154541</text:p>
          </table:table-cell>
          <table:table-cell table:formula="of:=RAND()" office:value-type="float" office:value="0.901275634765625">
            <text:p>0,9012756348</text:p>
          </table:table-cell>
          <table:table-cell table:formula="of:=1*([.$B404]&lt;[.$D$2])" office:value-type="float" office:value="1">
            <text:p>1</text:p>
          </table:table-cell>
          <table:table-cell table:formula="of:=([.D404]=0)*([.$B404]&lt;([.$D$2]+[.$E$2]))" office:value-type="float" office:value="0">
            <text:p>0</text:p>
          </table:table-cell>
          <table:table-cell table:formula="of:=([.D404]=0)*([.E404]=0)" office:value-type="float" office:value="0">
            <text:p>0</text:p>
          </table:table-cell>
          <table:table-cell table:formula="of:=1*([.$C404]&lt;[.$G$2])" office:value-type="float" office:value="0">
            <text:p>0</text:p>
          </table:table-cell>
          <table:table-cell table:formula="of:=([.G404]=0)*([.$C404]&lt;([.$G$2]+[.$H$2]))" office:value-type="float" office:value="0">
            <text:p>0</text:p>
          </table:table-cell>
          <table:table-cell table:formula="of:=([.G404]=0)*([.H404]=0)" office:value-type="float" office:value="1">
            <text:p>1</text:p>
          </table:table-cell>
          <table:table-cell table:formula="of:=IF([.D404]*[.G404];[.$M$4]) + IF([.E404]*[.G404];[.$M$5]) + IF([.F404]*[.G404];[.$M$6]) + IF([.D404]*[.H404];[.$N$4]) + IF([.E404]*[.H404];[.$N$5]) + IF([.F404]*[.H404];[.$N$6]) + IF([.D404]*[.I404];[.$O$4]) + IF([.E404]*[.I404];[.$O$5]) + IF([.F404]*[.I40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02">
            <text:p>402</text:p>
          </table:table-cell>
          <table:table-cell table:formula="of:=RAND()" office:value-type="float" office:value="0.912811279296875">
            <text:p>0,9128112793</text:p>
          </table:table-cell>
          <table:table-cell table:formula="of:=RAND()" office:value-type="float" office:value="0.15484619140625">
            <text:p>0,1548461914</text:p>
          </table:table-cell>
          <table:table-cell table:formula="of:=1*([.$B405]&lt;[.$D$2])" office:value-type="float" office:value="0">
            <text:p>0</text:p>
          </table:table-cell>
          <table:table-cell table:formula="of:=([.D405]=0)*([.$B405]&lt;([.$D$2]+[.$E$2]))" office:value-type="float" office:value="0">
            <text:p>0</text:p>
          </table:table-cell>
          <table:table-cell table:formula="of:=([.D405]=0)*([.E405]=0)" office:value-type="float" office:value="1">
            <text:p>1</text:p>
          </table:table-cell>
          <table:table-cell table:formula="of:=1*([.$C405]&lt;[.$G$2])" office:value-type="float" office:value="0">
            <text:p>0</text:p>
          </table:table-cell>
          <table:table-cell table:formula="of:=([.G405]=0)*([.$C405]&lt;([.$G$2]+[.$H$2]))" office:value-type="float" office:value="1">
            <text:p>1</text:p>
          </table:table-cell>
          <table:table-cell table:formula="of:=([.G405]=0)*([.H405]=0)" office:value-type="float" office:value="0">
            <text:p>0</text:p>
          </table:table-cell>
          <table:table-cell table:formula="of:=IF([.D405]*[.G405];[.$M$4]) + IF([.E405]*[.G405];[.$M$5]) + IF([.F405]*[.G405];[.$M$6]) + IF([.D405]*[.H405];[.$N$4]) + IF([.E405]*[.H405];[.$N$5]) + IF([.F405]*[.H405];[.$N$6]) + IF([.D405]*[.I405];[.$O$4]) + IF([.E405]*[.I405];[.$O$5]) + IF([.F405]*[.I405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03">
            <text:p>403</text:p>
          </table:table-cell>
          <table:table-cell table:formula="of:=RAND()" office:value-type="float" office:value="0.268096923828125">
            <text:p>0,2680969238</text:p>
          </table:table-cell>
          <table:table-cell table:formula="of:=RAND()" office:value-type="float" office:value="0.744903564453125">
            <text:p>0,7449035645</text:p>
          </table:table-cell>
          <table:table-cell table:formula="of:=1*([.$B406]&lt;[.$D$2])" office:value-type="float" office:value="1">
            <text:p>1</text:p>
          </table:table-cell>
          <table:table-cell table:formula="of:=([.D406]=0)*([.$B406]&lt;([.$D$2]+[.$E$2]))" office:value-type="float" office:value="0">
            <text:p>0</text:p>
          </table:table-cell>
          <table:table-cell table:formula="of:=([.D406]=0)*([.E406]=0)" office:value-type="float" office:value="0">
            <text:p>0</text:p>
          </table:table-cell>
          <table:table-cell table:formula="of:=1*([.$C406]&lt;[.$G$2])" office:value-type="float" office:value="0">
            <text:p>0</text:p>
          </table:table-cell>
          <table:table-cell table:formula="of:=([.G406]=0)*([.$C406]&lt;([.$G$2]+[.$H$2]))" office:value-type="float" office:value="0">
            <text:p>0</text:p>
          </table:table-cell>
          <table:table-cell table:formula="of:=([.G406]=0)*([.H406]=0)" office:value-type="float" office:value="1">
            <text:p>1</text:p>
          </table:table-cell>
          <table:table-cell table:formula="of:=IF([.D406]*[.G406];[.$M$4]) + IF([.E406]*[.G406];[.$M$5]) + IF([.F406]*[.G406];[.$M$6]) + IF([.D406]*[.H406];[.$N$4]) + IF([.E406]*[.H406];[.$N$5]) + IF([.F406]*[.H406];[.$N$6]) + IF([.D406]*[.I406];[.$O$4]) + IF([.E406]*[.I406];[.$O$5]) + IF([.F406]*[.I406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04">
            <text:p>404</text:p>
          </table:table-cell>
          <table:table-cell table:formula="of:=RAND()" office:value-type="float" office:value="0.296600341796875">
            <text:p>0,2966003418</text:p>
          </table:table-cell>
          <table:table-cell table:formula="of:=RAND()" office:value-type="float" office:value="0.127960205078125">
            <text:p>0,1279602051</text:p>
          </table:table-cell>
          <table:table-cell table:formula="of:=1*([.$B407]&lt;[.$D$2])" office:value-type="float" office:value="1">
            <text:p>1</text:p>
          </table:table-cell>
          <table:table-cell table:formula="of:=([.D407]=0)*([.$B407]&lt;([.$D$2]+[.$E$2]))" office:value-type="float" office:value="0">
            <text:p>0</text:p>
          </table:table-cell>
          <table:table-cell table:formula="of:=([.D407]=0)*([.E407]=0)" office:value-type="float" office:value="0">
            <text:p>0</text:p>
          </table:table-cell>
          <table:table-cell table:formula="of:=1*([.$C407]&lt;[.$G$2])" office:value-type="float" office:value="0">
            <text:p>0</text:p>
          </table:table-cell>
          <table:table-cell table:formula="of:=([.G407]=0)*([.$C407]&lt;([.$G$2]+[.$H$2]))" office:value-type="float" office:value="1">
            <text:p>1</text:p>
          </table:table-cell>
          <table:table-cell table:formula="of:=([.G407]=0)*([.H407]=0)" office:value-type="float" office:value="0">
            <text:p>0</text:p>
          </table:table-cell>
          <table:table-cell table:formula="of:=IF([.D407]*[.G407];[.$M$4]) + IF([.E407]*[.G407];[.$M$5]) + IF([.F407]*[.G407];[.$M$6]) + IF([.D407]*[.H407];[.$N$4]) + IF([.E407]*[.H407];[.$N$5]) + IF([.F407]*[.H407];[.$N$6]) + IF([.D407]*[.I407];[.$O$4]) + IF([.E407]*[.I407];[.$O$5]) + IF([.F407]*[.I407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05">
            <text:p>405</text:p>
          </table:table-cell>
          <table:table-cell table:formula="of:=RAND()" office:value-type="float" office:value="0.90972900390625">
            <text:p>0,9097290039</text:p>
          </table:table-cell>
          <table:table-cell table:formula="of:=RAND()" office:value-type="float" office:value="0.93634033203125">
            <text:p>0,936340332</text:p>
          </table:table-cell>
          <table:table-cell table:formula="of:=1*([.$B408]&lt;[.$D$2])" office:value-type="float" office:value="0">
            <text:p>0</text:p>
          </table:table-cell>
          <table:table-cell table:formula="of:=([.D408]=0)*([.$B408]&lt;([.$D$2]+[.$E$2]))" office:value-type="float" office:value="0">
            <text:p>0</text:p>
          </table:table-cell>
          <table:table-cell table:formula="of:=([.D408]=0)*([.E408]=0)" office:value-type="float" office:value="1">
            <text:p>1</text:p>
          </table:table-cell>
          <table:table-cell table:formula="of:=1*([.$C408]&lt;[.$G$2])" office:value-type="float" office:value="0">
            <text:p>0</text:p>
          </table:table-cell>
          <table:table-cell table:formula="of:=([.G408]=0)*([.$C408]&lt;([.$G$2]+[.$H$2]))" office:value-type="float" office:value="0">
            <text:p>0</text:p>
          </table:table-cell>
          <table:table-cell table:formula="of:=([.G408]=0)*([.H408]=0)" office:value-type="float" office:value="1">
            <text:p>1</text:p>
          </table:table-cell>
          <table:table-cell table:formula="of:=IF([.D408]*[.G408];[.$M$4]) + IF([.E408]*[.G408];[.$M$5]) + IF([.F408]*[.G408];[.$M$6]) + IF([.D408]*[.H408];[.$N$4]) + IF([.E408]*[.H408];[.$N$5]) + IF([.F408]*[.H408];[.$N$6]) + IF([.D408]*[.I408];[.$O$4]) + IF([.E408]*[.I408];[.$O$5]) + IF([.F408]*[.I408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06">
            <text:p>406</text:p>
          </table:table-cell>
          <table:table-cell table:formula="of:=RAND()" office:value-type="float" office:value="0.549713134765625">
            <text:p>0,5497131348</text:p>
          </table:table-cell>
          <table:table-cell table:formula="of:=RAND()" office:value-type="float" office:value="0.8228759765625">
            <text:p>0,8228759766</text:p>
          </table:table-cell>
          <table:table-cell table:formula="of:=1*([.$B409]&lt;[.$D$2])" office:value-type="float" office:value="1">
            <text:p>1</text:p>
          </table:table-cell>
          <table:table-cell table:formula="of:=([.D409]=0)*([.$B409]&lt;([.$D$2]+[.$E$2]))" office:value-type="float" office:value="0">
            <text:p>0</text:p>
          </table:table-cell>
          <table:table-cell table:formula="of:=([.D409]=0)*([.E409]=0)" office:value-type="float" office:value="0">
            <text:p>0</text:p>
          </table:table-cell>
          <table:table-cell table:formula="of:=1*([.$C409]&lt;[.$G$2])" office:value-type="float" office:value="0">
            <text:p>0</text:p>
          </table:table-cell>
          <table:table-cell table:formula="of:=([.G409]=0)*([.$C409]&lt;([.$G$2]+[.$H$2]))" office:value-type="float" office:value="0">
            <text:p>0</text:p>
          </table:table-cell>
          <table:table-cell table:formula="of:=([.G409]=0)*([.H409]=0)" office:value-type="float" office:value="1">
            <text:p>1</text:p>
          </table:table-cell>
          <table:table-cell table:formula="of:=IF([.D409]*[.G409];[.$M$4]) + IF([.E409]*[.G409];[.$M$5]) + IF([.F409]*[.G409];[.$M$6]) + IF([.D409]*[.H409];[.$N$4]) + IF([.E409]*[.H409];[.$N$5]) + IF([.F409]*[.H409];[.$N$6]) + IF([.D409]*[.I409];[.$O$4]) + IF([.E409]*[.I409];[.$O$5]) + IF([.F409]*[.I40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07">
            <text:p>407</text:p>
          </table:table-cell>
          <table:table-cell table:formula="of:=RAND()" office:value-type="float" office:value="0.59613037109375">
            <text:p>0,5961303711</text:p>
          </table:table-cell>
          <table:table-cell table:formula="of:=RAND()" office:value-type="float" office:value="0.57147216796875">
            <text:p>0,571472168</text:p>
          </table:table-cell>
          <table:table-cell table:formula="of:=1*([.$B410]&lt;[.$D$2])" office:value-type="float" office:value="1">
            <text:p>1</text:p>
          </table:table-cell>
          <table:table-cell table:formula="of:=([.D410]=0)*([.$B410]&lt;([.$D$2]+[.$E$2]))" office:value-type="float" office:value="0">
            <text:p>0</text:p>
          </table:table-cell>
          <table:table-cell table:formula="of:=([.D410]=0)*([.E410]=0)" office:value-type="float" office:value="0">
            <text:p>0</text:p>
          </table:table-cell>
          <table:table-cell table:formula="of:=1*([.$C410]&lt;[.$G$2])" office:value-type="float" office:value="0">
            <text:p>0</text:p>
          </table:table-cell>
          <table:table-cell table:formula="of:=([.G410]=0)*([.$C410]&lt;([.$G$2]+[.$H$2]))" office:value-type="float" office:value="0">
            <text:p>0</text:p>
          </table:table-cell>
          <table:table-cell table:formula="of:=([.G410]=0)*([.H410]=0)" office:value-type="float" office:value="1">
            <text:p>1</text:p>
          </table:table-cell>
          <table:table-cell table:formula="of:=IF([.D410]*[.G410];[.$M$4]) + IF([.E410]*[.G410];[.$M$5]) + IF([.F410]*[.G410];[.$M$6]) + IF([.D410]*[.H410];[.$N$4]) + IF([.E410]*[.H410];[.$N$5]) + IF([.F410]*[.H410];[.$N$6]) + IF([.D410]*[.I410];[.$O$4]) + IF([.E410]*[.I410];[.$O$5]) + IF([.F410]*[.I41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08">
            <text:p>408</text:p>
          </table:table-cell>
          <table:table-cell table:formula="of:=RAND()" office:value-type="float" office:value="0.315399169921875">
            <text:p>0,3153991699</text:p>
          </table:table-cell>
          <table:table-cell table:formula="of:=RAND()" office:value-type="float" office:value="0.662109375">
            <text:p>0,662109375</text:p>
          </table:table-cell>
          <table:table-cell table:formula="of:=1*([.$B411]&lt;[.$D$2])" office:value-type="float" office:value="1">
            <text:p>1</text:p>
          </table:table-cell>
          <table:table-cell table:formula="of:=([.D411]=0)*([.$B411]&lt;([.$D$2]+[.$E$2]))" office:value-type="float" office:value="0">
            <text:p>0</text:p>
          </table:table-cell>
          <table:table-cell table:formula="of:=([.D411]=0)*([.E411]=0)" office:value-type="float" office:value="0">
            <text:p>0</text:p>
          </table:table-cell>
          <table:table-cell table:formula="of:=1*([.$C411]&lt;[.$G$2])" office:value-type="float" office:value="0">
            <text:p>0</text:p>
          </table:table-cell>
          <table:table-cell table:formula="of:=([.G411]=0)*([.$C411]&lt;([.$G$2]+[.$H$2]))" office:value-type="float" office:value="0">
            <text:p>0</text:p>
          </table:table-cell>
          <table:table-cell table:formula="of:=([.G411]=0)*([.H411]=0)" office:value-type="float" office:value="1">
            <text:p>1</text:p>
          </table:table-cell>
          <table:table-cell table:formula="of:=IF([.D411]*[.G411];[.$M$4]) + IF([.E411]*[.G411];[.$M$5]) + IF([.F411]*[.G411];[.$M$6]) + IF([.D411]*[.H411];[.$N$4]) + IF([.E411]*[.H411];[.$N$5]) + IF([.F411]*[.H411];[.$N$6]) + IF([.D411]*[.I411];[.$O$4]) + IF([.E411]*[.I411];[.$O$5]) + IF([.F411]*[.I41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09">
            <text:p>409</text:p>
          </table:table-cell>
          <table:table-cell table:formula="of:=RAND()" office:value-type="float" office:value="0.007659912109375">
            <text:p>0,0076599121</text:p>
          </table:table-cell>
          <table:table-cell table:formula="of:=RAND()" office:value-type="float" office:value="0.488800048828125">
            <text:p>0,4888000488</text:p>
          </table:table-cell>
          <table:table-cell table:formula="of:=1*([.$B412]&lt;[.$D$2])" office:value-type="float" office:value="1">
            <text:p>1</text:p>
          </table:table-cell>
          <table:table-cell table:formula="of:=([.D412]=0)*([.$B412]&lt;([.$D$2]+[.$E$2]))" office:value-type="float" office:value="0">
            <text:p>0</text:p>
          </table:table-cell>
          <table:table-cell table:formula="of:=([.D412]=0)*([.E412]=0)" office:value-type="float" office:value="0">
            <text:p>0</text:p>
          </table:table-cell>
          <table:table-cell table:formula="of:=1*([.$C412]&lt;[.$G$2])" office:value-type="float" office:value="0">
            <text:p>0</text:p>
          </table:table-cell>
          <table:table-cell table:formula="of:=([.G412]=0)*([.$C412]&lt;([.$G$2]+[.$H$2]))" office:value-type="float" office:value="1">
            <text:p>1</text:p>
          </table:table-cell>
          <table:table-cell table:formula="of:=([.G412]=0)*([.H412]=0)" office:value-type="float" office:value="0">
            <text:p>0</text:p>
          </table:table-cell>
          <table:table-cell table:formula="of:=IF([.D412]*[.G412];[.$M$4]) + IF([.E412]*[.G412];[.$M$5]) + IF([.F412]*[.G412];[.$M$6]) + IF([.D412]*[.H412];[.$N$4]) + IF([.E412]*[.H412];[.$N$5]) + IF([.F412]*[.H412];[.$N$6]) + IF([.D412]*[.I412];[.$O$4]) + IF([.E412]*[.I412];[.$O$5]) + IF([.F412]*[.I412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10">
            <text:p>410</text:p>
          </table:table-cell>
          <table:table-cell table:formula="of:=RAND()" office:value-type="float" office:value="0.741546630859375">
            <text:p>0,7415466309</text:p>
          </table:table-cell>
          <table:table-cell table:formula="of:=RAND()" office:value-type="float" office:value="0.517059326171875">
            <text:p>0,5170593262</text:p>
          </table:table-cell>
          <table:table-cell table:formula="of:=1*([.$B413]&lt;[.$D$2])" office:value-type="float" office:value="0">
            <text:p>0</text:p>
          </table:table-cell>
          <table:table-cell table:formula="of:=([.D413]=0)*([.$B413]&lt;([.$D$2]+[.$E$2]))" office:value-type="float" office:value="0">
            <text:p>0</text:p>
          </table:table-cell>
          <table:table-cell table:formula="of:=([.D413]=0)*([.E413]=0)" office:value-type="float" office:value="1">
            <text:p>1</text:p>
          </table:table-cell>
          <table:table-cell table:formula="of:=1*([.$C413]&lt;[.$G$2])" office:value-type="float" office:value="0">
            <text:p>0</text:p>
          </table:table-cell>
          <table:table-cell table:formula="of:=([.G413]=0)*([.$C413]&lt;([.$G$2]+[.$H$2]))" office:value-type="float" office:value="0">
            <text:p>0</text:p>
          </table:table-cell>
          <table:table-cell table:formula="of:=([.G413]=0)*([.H413]=0)" office:value-type="float" office:value="1">
            <text:p>1</text:p>
          </table:table-cell>
          <table:table-cell table:formula="of:=IF([.D413]*[.G413];[.$M$4]) + IF([.E413]*[.G413];[.$M$5]) + IF([.F413]*[.G413];[.$M$6]) + IF([.D413]*[.H413];[.$N$4]) + IF([.E413]*[.H413];[.$N$5]) + IF([.F413]*[.H413];[.$N$6]) + IF([.D413]*[.I413];[.$O$4]) + IF([.E413]*[.I413];[.$O$5]) + IF([.F413]*[.I413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11">
            <text:p>411</text:p>
          </table:table-cell>
          <table:table-cell table:formula="of:=RAND()" office:value-type="float" office:value="0.695220947265625">
            <text:p>0,6952209473</text:p>
          </table:table-cell>
          <table:table-cell table:formula="of:=RAND()" office:value-type="float" office:value="0.45794677734375">
            <text:p>0,4579467773</text:p>
          </table:table-cell>
          <table:table-cell table:formula="of:=1*([.$B414]&lt;[.$D$2])" office:value-type="float" office:value="0">
            <text:p>0</text:p>
          </table:table-cell>
          <table:table-cell table:formula="of:=([.D414]=0)*([.$B414]&lt;([.$D$2]+[.$E$2]))" office:value-type="float" office:value="0">
            <text:p>0</text:p>
          </table:table-cell>
          <table:table-cell table:formula="of:=([.D414]=0)*([.E414]=0)" office:value-type="float" office:value="1">
            <text:p>1</text:p>
          </table:table-cell>
          <table:table-cell table:formula="of:=1*([.$C414]&lt;[.$G$2])" office:value-type="float" office:value="0">
            <text:p>0</text:p>
          </table:table-cell>
          <table:table-cell table:formula="of:=([.G414]=0)*([.$C414]&lt;([.$G$2]+[.$H$2]))" office:value-type="float" office:value="1">
            <text:p>1</text:p>
          </table:table-cell>
          <table:table-cell table:formula="of:=([.G414]=0)*([.H414]=0)" office:value-type="float" office:value="0">
            <text:p>0</text:p>
          </table:table-cell>
          <table:table-cell table:formula="of:=IF([.D414]*[.G414];[.$M$4]) + IF([.E414]*[.G414];[.$M$5]) + IF([.F414]*[.G414];[.$M$6]) + IF([.D414]*[.H414];[.$N$4]) + IF([.E414]*[.H414];[.$N$5]) + IF([.F414]*[.H414];[.$N$6]) + IF([.D414]*[.I414];[.$O$4]) + IF([.E414]*[.I414];[.$O$5]) + IF([.F414]*[.I414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12">
            <text:p>412</text:p>
          </table:table-cell>
          <table:table-cell table:formula="of:=RAND()" office:value-type="float" office:value="0.76361083984375">
            <text:p>0,7636108398</text:p>
          </table:table-cell>
          <table:table-cell table:formula="of:=RAND()" office:value-type="float" office:value="0.655517578125">
            <text:p>0,6555175781</text:p>
          </table:table-cell>
          <table:table-cell table:formula="of:=1*([.$B415]&lt;[.$D$2])" office:value-type="float" office:value="0">
            <text:p>0</text:p>
          </table:table-cell>
          <table:table-cell table:formula="of:=([.D415]=0)*([.$B415]&lt;([.$D$2]+[.$E$2]))" office:value-type="float" office:value="0">
            <text:p>0</text:p>
          </table:table-cell>
          <table:table-cell table:formula="of:=([.D415]=0)*([.E415]=0)" office:value-type="float" office:value="1">
            <text:p>1</text:p>
          </table:table-cell>
          <table:table-cell table:formula="of:=1*([.$C415]&lt;[.$G$2])" office:value-type="float" office:value="0">
            <text:p>0</text:p>
          </table:table-cell>
          <table:table-cell table:formula="of:=([.G415]=0)*([.$C415]&lt;([.$G$2]+[.$H$2]))" office:value-type="float" office:value="0">
            <text:p>0</text:p>
          </table:table-cell>
          <table:table-cell table:formula="of:=([.G415]=0)*([.H415]=0)" office:value-type="float" office:value="1">
            <text:p>1</text:p>
          </table:table-cell>
          <table:table-cell table:formula="of:=IF([.D415]*[.G415];[.$M$4]) + IF([.E415]*[.G415];[.$M$5]) + IF([.F415]*[.G415];[.$M$6]) + IF([.D415]*[.H415];[.$N$4]) + IF([.E415]*[.H415];[.$N$5]) + IF([.F415]*[.H415];[.$N$6]) + IF([.D415]*[.I415];[.$O$4]) + IF([.E415]*[.I415];[.$O$5]) + IF([.F415]*[.I415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13">
            <text:p>413</text:p>
          </table:table-cell>
          <table:table-cell table:formula="of:=RAND()" office:value-type="float" office:value="0.875732421875">
            <text:p>0,8757324219</text:p>
          </table:table-cell>
          <table:table-cell table:formula="of:=RAND()" office:value-type="float" office:value="0.956298828125">
            <text:p>0,9562988281</text:p>
          </table:table-cell>
          <table:table-cell table:formula="of:=1*([.$B416]&lt;[.$D$2])" office:value-type="float" office:value="0">
            <text:p>0</text:p>
          </table:table-cell>
          <table:table-cell table:formula="of:=([.D416]=0)*([.$B416]&lt;([.$D$2]+[.$E$2]))" office:value-type="float" office:value="0">
            <text:p>0</text:p>
          </table:table-cell>
          <table:table-cell table:formula="of:=([.D416]=0)*([.E416]=0)" office:value-type="float" office:value="1">
            <text:p>1</text:p>
          </table:table-cell>
          <table:table-cell table:formula="of:=1*([.$C416]&lt;[.$G$2])" office:value-type="float" office:value="0">
            <text:p>0</text:p>
          </table:table-cell>
          <table:table-cell table:formula="of:=([.G416]=0)*([.$C416]&lt;([.$G$2]+[.$H$2]))" office:value-type="float" office:value="0">
            <text:p>0</text:p>
          </table:table-cell>
          <table:table-cell table:formula="of:=([.G416]=0)*([.H416]=0)" office:value-type="float" office:value="1">
            <text:p>1</text:p>
          </table:table-cell>
          <table:table-cell table:formula="of:=IF([.D416]*[.G416];[.$M$4]) + IF([.E416]*[.G416];[.$M$5]) + IF([.F416]*[.G416];[.$M$6]) + IF([.D416]*[.H416];[.$N$4]) + IF([.E416]*[.H416];[.$N$5]) + IF([.F416]*[.H416];[.$N$6]) + IF([.D416]*[.I416];[.$O$4]) + IF([.E416]*[.I416];[.$O$5]) + IF([.F416]*[.I416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14">
            <text:p>414</text:p>
          </table:table-cell>
          <table:table-cell table:formula="of:=RAND()" office:value-type="float" office:value="0.514373779296875">
            <text:p>0,5143737793</text:p>
          </table:table-cell>
          <table:table-cell table:formula="of:=RAND()" office:value-type="float" office:value="0.980010986328125">
            <text:p>0,9800109863</text:p>
          </table:table-cell>
          <table:table-cell table:formula="of:=1*([.$B417]&lt;[.$D$2])" office:value-type="float" office:value="1">
            <text:p>1</text:p>
          </table:table-cell>
          <table:table-cell table:formula="of:=([.D417]=0)*([.$B417]&lt;([.$D$2]+[.$E$2]))" office:value-type="float" office:value="0">
            <text:p>0</text:p>
          </table:table-cell>
          <table:table-cell table:formula="of:=([.D417]=0)*([.E417]=0)" office:value-type="float" office:value="0">
            <text:p>0</text:p>
          </table:table-cell>
          <table:table-cell table:formula="of:=1*([.$C417]&lt;[.$G$2])" office:value-type="float" office:value="0">
            <text:p>0</text:p>
          </table:table-cell>
          <table:table-cell table:formula="of:=([.G417]=0)*([.$C417]&lt;([.$G$2]+[.$H$2]))" office:value-type="float" office:value="0">
            <text:p>0</text:p>
          </table:table-cell>
          <table:table-cell table:formula="of:=([.G417]=0)*([.H417]=0)" office:value-type="float" office:value="1">
            <text:p>1</text:p>
          </table:table-cell>
          <table:table-cell table:formula="of:=IF([.D417]*[.G417];[.$M$4]) + IF([.E417]*[.G417];[.$M$5]) + IF([.F417]*[.G417];[.$M$6]) + IF([.D417]*[.H417];[.$N$4]) + IF([.E417]*[.H417];[.$N$5]) + IF([.F417]*[.H417];[.$N$6]) + IF([.D417]*[.I417];[.$O$4]) + IF([.E417]*[.I417];[.$O$5]) + IF([.F417]*[.I41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15">
            <text:p>415</text:p>
          </table:table-cell>
          <table:table-cell table:formula="of:=RAND()" office:value-type="float" office:value="0.370208740234375">
            <text:p>0,3702087402</text:p>
          </table:table-cell>
          <table:table-cell table:formula="of:=RAND()" office:value-type="float" office:value="0.564453125">
            <text:p>0,564453125</text:p>
          </table:table-cell>
          <table:table-cell table:formula="of:=1*([.$B418]&lt;[.$D$2])" office:value-type="float" office:value="1">
            <text:p>1</text:p>
          </table:table-cell>
          <table:table-cell table:formula="of:=([.D418]=0)*([.$B418]&lt;([.$D$2]+[.$E$2]))" office:value-type="float" office:value="0">
            <text:p>0</text:p>
          </table:table-cell>
          <table:table-cell table:formula="of:=([.D418]=0)*([.E418]=0)" office:value-type="float" office:value="0">
            <text:p>0</text:p>
          </table:table-cell>
          <table:table-cell table:formula="of:=1*([.$C418]&lt;[.$G$2])" office:value-type="float" office:value="0">
            <text:p>0</text:p>
          </table:table-cell>
          <table:table-cell table:formula="of:=([.G418]=0)*([.$C418]&lt;([.$G$2]+[.$H$2]))" office:value-type="float" office:value="0">
            <text:p>0</text:p>
          </table:table-cell>
          <table:table-cell table:formula="of:=([.G418]=0)*([.H418]=0)" office:value-type="float" office:value="1">
            <text:p>1</text:p>
          </table:table-cell>
          <table:table-cell table:formula="of:=IF([.D418]*[.G418];[.$M$4]) + IF([.E418]*[.G418];[.$M$5]) + IF([.F418]*[.G418];[.$M$6]) + IF([.D418]*[.H418];[.$N$4]) + IF([.E418]*[.H418];[.$N$5]) + IF([.F418]*[.H418];[.$N$6]) + IF([.D418]*[.I418];[.$O$4]) + IF([.E418]*[.I418];[.$O$5]) + IF([.F418]*[.I418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16">
            <text:p>416</text:p>
          </table:table-cell>
          <table:table-cell table:formula="of:=RAND()" office:value-type="float" office:value="0.0169677734375">
            <text:p>0,0169677734</text:p>
          </table:table-cell>
          <table:table-cell table:formula="of:=RAND()" office:value-type="float" office:value="0.838470458984375">
            <text:p>0,838470459</text:p>
          </table:table-cell>
          <table:table-cell table:formula="of:=1*([.$B419]&lt;[.$D$2])" office:value-type="float" office:value="1">
            <text:p>1</text:p>
          </table:table-cell>
          <table:table-cell table:formula="of:=([.D419]=0)*([.$B419]&lt;([.$D$2]+[.$E$2]))" office:value-type="float" office:value="0">
            <text:p>0</text:p>
          </table:table-cell>
          <table:table-cell table:formula="of:=([.D419]=0)*([.E419]=0)" office:value-type="float" office:value="0">
            <text:p>0</text:p>
          </table:table-cell>
          <table:table-cell table:formula="of:=1*([.$C419]&lt;[.$G$2])" office:value-type="float" office:value="0">
            <text:p>0</text:p>
          </table:table-cell>
          <table:table-cell table:formula="of:=([.G419]=0)*([.$C419]&lt;([.$G$2]+[.$H$2]))" office:value-type="float" office:value="0">
            <text:p>0</text:p>
          </table:table-cell>
          <table:table-cell table:formula="of:=([.G419]=0)*([.H419]=0)" office:value-type="float" office:value="1">
            <text:p>1</text:p>
          </table:table-cell>
          <table:table-cell table:formula="of:=IF([.D419]*[.G419];[.$M$4]) + IF([.E419]*[.G419];[.$M$5]) + IF([.F419]*[.G419];[.$M$6]) + IF([.D419]*[.H419];[.$N$4]) + IF([.E419]*[.H419];[.$N$5]) + IF([.F419]*[.H419];[.$N$6]) + IF([.D419]*[.I419];[.$O$4]) + IF([.E419]*[.I419];[.$O$5]) + IF([.F419]*[.I41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17">
            <text:p>417</text:p>
          </table:table-cell>
          <table:table-cell table:formula="of:=RAND()" office:value-type="float" office:value="0.09075927734375">
            <text:p>0,0907592773</text:p>
          </table:table-cell>
          <table:table-cell table:formula="of:=RAND()" office:value-type="float" office:value="0.512451171875">
            <text:p>0,5124511719</text:p>
          </table:table-cell>
          <table:table-cell table:formula="of:=1*([.$B420]&lt;[.$D$2])" office:value-type="float" office:value="1">
            <text:p>1</text:p>
          </table:table-cell>
          <table:table-cell table:formula="of:=([.D420]=0)*([.$B420]&lt;([.$D$2]+[.$E$2]))" office:value-type="float" office:value="0">
            <text:p>0</text:p>
          </table:table-cell>
          <table:table-cell table:formula="of:=([.D420]=0)*([.E420]=0)" office:value-type="float" office:value="0">
            <text:p>0</text:p>
          </table:table-cell>
          <table:table-cell table:formula="of:=1*([.$C420]&lt;[.$G$2])" office:value-type="float" office:value="0">
            <text:p>0</text:p>
          </table:table-cell>
          <table:table-cell table:formula="of:=([.G420]=0)*([.$C420]&lt;([.$G$2]+[.$H$2]))" office:value-type="float" office:value="0">
            <text:p>0</text:p>
          </table:table-cell>
          <table:table-cell table:formula="of:=([.G420]=0)*([.H420]=0)" office:value-type="float" office:value="1">
            <text:p>1</text:p>
          </table:table-cell>
          <table:table-cell table:formula="of:=IF([.D420]*[.G420];[.$M$4]) + IF([.E420]*[.G420];[.$M$5]) + IF([.F420]*[.G420];[.$M$6]) + IF([.D420]*[.H420];[.$N$4]) + IF([.E420]*[.H420];[.$N$5]) + IF([.F420]*[.H420];[.$N$6]) + IF([.D420]*[.I420];[.$O$4]) + IF([.E420]*[.I420];[.$O$5]) + IF([.F420]*[.I42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18">
            <text:p>418</text:p>
          </table:table-cell>
          <table:table-cell table:formula="of:=RAND()" office:value-type="float" office:value="0.817230224609375">
            <text:p>0,8172302246</text:p>
          </table:table-cell>
          <table:table-cell table:formula="of:=RAND()" office:value-type="float" office:value="0.188385009765625">
            <text:p>0,1883850098</text:p>
          </table:table-cell>
          <table:table-cell table:formula="of:=1*([.$B421]&lt;[.$D$2])" office:value-type="float" office:value="0">
            <text:p>0</text:p>
          </table:table-cell>
          <table:table-cell table:formula="of:=([.D421]=0)*([.$B421]&lt;([.$D$2]+[.$E$2]))" office:value-type="float" office:value="0">
            <text:p>0</text:p>
          </table:table-cell>
          <table:table-cell table:formula="of:=([.D421]=0)*([.E421]=0)" office:value-type="float" office:value="1">
            <text:p>1</text:p>
          </table:table-cell>
          <table:table-cell table:formula="of:=1*([.$C421]&lt;[.$G$2])" office:value-type="float" office:value="0">
            <text:p>0</text:p>
          </table:table-cell>
          <table:table-cell table:formula="of:=([.G421]=0)*([.$C421]&lt;([.$G$2]+[.$H$2]))" office:value-type="float" office:value="1">
            <text:p>1</text:p>
          </table:table-cell>
          <table:table-cell table:formula="of:=([.G421]=0)*([.H421]=0)" office:value-type="float" office:value="0">
            <text:p>0</text:p>
          </table:table-cell>
          <table:table-cell table:formula="of:=IF([.D421]*[.G421];[.$M$4]) + IF([.E421]*[.G421];[.$M$5]) + IF([.F421]*[.G421];[.$M$6]) + IF([.D421]*[.H421];[.$N$4]) + IF([.E421]*[.H421];[.$N$5]) + IF([.F421]*[.H421];[.$N$6]) + IF([.D421]*[.I421];[.$O$4]) + IF([.E421]*[.I421];[.$O$5]) + IF([.F421]*[.I421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19">
            <text:p>419</text:p>
          </table:table-cell>
          <table:table-cell table:formula="of:=RAND()" office:value-type="float" office:value="0.982574462890625">
            <text:p>0,9825744629</text:p>
          </table:table-cell>
          <table:table-cell table:formula="of:=RAND()" office:value-type="float" office:value="0.4072265625">
            <text:p>0,4072265625</text:p>
          </table:table-cell>
          <table:table-cell table:formula="of:=1*([.$B422]&lt;[.$D$2])" office:value-type="float" office:value="0">
            <text:p>0</text:p>
          </table:table-cell>
          <table:table-cell table:formula="of:=([.D422]=0)*([.$B422]&lt;([.$D$2]+[.$E$2]))" office:value-type="float" office:value="0">
            <text:p>0</text:p>
          </table:table-cell>
          <table:table-cell table:formula="of:=([.D422]=0)*([.E422]=0)" office:value-type="float" office:value="1">
            <text:p>1</text:p>
          </table:table-cell>
          <table:table-cell table:formula="of:=1*([.$C422]&lt;[.$G$2])" office:value-type="float" office:value="0">
            <text:p>0</text:p>
          </table:table-cell>
          <table:table-cell table:formula="of:=([.G422]=0)*([.$C422]&lt;([.$G$2]+[.$H$2]))" office:value-type="float" office:value="1">
            <text:p>1</text:p>
          </table:table-cell>
          <table:table-cell table:formula="of:=([.G422]=0)*([.H422]=0)" office:value-type="float" office:value="0">
            <text:p>0</text:p>
          </table:table-cell>
          <table:table-cell table:formula="of:=IF([.D422]*[.G422];[.$M$4]) + IF([.E422]*[.G422];[.$M$5]) + IF([.F422]*[.G422];[.$M$6]) + IF([.D422]*[.H422];[.$N$4]) + IF([.E422]*[.H422];[.$N$5]) + IF([.F422]*[.H422];[.$N$6]) + IF([.D422]*[.I422];[.$O$4]) + IF([.E422]*[.I422];[.$O$5]) + IF([.F422]*[.I422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20">
            <text:p>420</text:p>
          </table:table-cell>
          <table:table-cell table:formula="of:=RAND()" office:value-type="float" office:value="0.712005615234375">
            <text:p>0,7120056152</text:p>
          </table:table-cell>
          <table:table-cell table:formula="of:=RAND()" office:value-type="float" office:value="0.395843505859375">
            <text:p>0,3958435059</text:p>
          </table:table-cell>
          <table:table-cell table:formula="of:=1*([.$B423]&lt;[.$D$2])" office:value-type="float" office:value="0">
            <text:p>0</text:p>
          </table:table-cell>
          <table:table-cell table:formula="of:=([.D423]=0)*([.$B423]&lt;([.$D$2]+[.$E$2]))" office:value-type="float" office:value="0">
            <text:p>0</text:p>
          </table:table-cell>
          <table:table-cell table:formula="of:=([.D423]=0)*([.E423]=0)" office:value-type="float" office:value="1">
            <text:p>1</text:p>
          </table:table-cell>
          <table:table-cell table:formula="of:=1*([.$C423]&lt;[.$G$2])" office:value-type="float" office:value="0">
            <text:p>0</text:p>
          </table:table-cell>
          <table:table-cell table:formula="of:=([.G423]=0)*([.$C423]&lt;([.$G$2]+[.$H$2]))" office:value-type="float" office:value="1">
            <text:p>1</text:p>
          </table:table-cell>
          <table:table-cell table:formula="of:=([.G423]=0)*([.H423]=0)" office:value-type="float" office:value="0">
            <text:p>0</text:p>
          </table:table-cell>
          <table:table-cell table:formula="of:=IF([.D423]*[.G423];[.$M$4]) + IF([.E423]*[.G423];[.$M$5]) + IF([.F423]*[.G423];[.$M$6]) + IF([.D423]*[.H423];[.$N$4]) + IF([.E423]*[.H423];[.$N$5]) + IF([.F423]*[.H423];[.$N$6]) + IF([.D423]*[.I423];[.$O$4]) + IF([.E423]*[.I423];[.$O$5]) + IF([.F423]*[.I423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21">
            <text:p>421</text:p>
          </table:table-cell>
          <table:table-cell table:formula="of:=RAND()" office:value-type="float" office:value="0.827301025390625">
            <text:p>0,8273010254</text:p>
          </table:table-cell>
          <table:table-cell table:formula="of:=RAND()" office:value-type="float" office:value="0.67327880859375">
            <text:p>0,6732788086</text:p>
          </table:table-cell>
          <table:table-cell table:formula="of:=1*([.$B424]&lt;[.$D$2])" office:value-type="float" office:value="0">
            <text:p>0</text:p>
          </table:table-cell>
          <table:table-cell table:formula="of:=([.D424]=0)*([.$B424]&lt;([.$D$2]+[.$E$2]))" office:value-type="float" office:value="0">
            <text:p>0</text:p>
          </table:table-cell>
          <table:table-cell table:formula="of:=([.D424]=0)*([.E424]=0)" office:value-type="float" office:value="1">
            <text:p>1</text:p>
          </table:table-cell>
          <table:table-cell table:formula="of:=1*([.$C424]&lt;[.$G$2])" office:value-type="float" office:value="0">
            <text:p>0</text:p>
          </table:table-cell>
          <table:table-cell table:formula="of:=([.G424]=0)*([.$C424]&lt;([.$G$2]+[.$H$2]))" office:value-type="float" office:value="0">
            <text:p>0</text:p>
          </table:table-cell>
          <table:table-cell table:formula="of:=([.G424]=0)*([.H424]=0)" office:value-type="float" office:value="1">
            <text:p>1</text:p>
          </table:table-cell>
          <table:table-cell table:formula="of:=IF([.D424]*[.G424];[.$M$4]) + IF([.E424]*[.G424];[.$M$5]) + IF([.F424]*[.G424];[.$M$6]) + IF([.D424]*[.H424];[.$N$4]) + IF([.E424]*[.H424];[.$N$5]) + IF([.F424]*[.H424];[.$N$6]) + IF([.D424]*[.I424];[.$O$4]) + IF([.E424]*[.I424];[.$O$5]) + IF([.F424]*[.I424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22">
            <text:p>422</text:p>
          </table:table-cell>
          <table:table-cell table:formula="of:=RAND()" office:value-type="float" office:value="0.2291259765625">
            <text:p>0,2291259766</text:p>
          </table:table-cell>
          <table:table-cell table:formula="of:=RAND()" office:value-type="float" office:value="0.450439453125">
            <text:p>0,4504394531</text:p>
          </table:table-cell>
          <table:table-cell table:formula="of:=1*([.$B425]&lt;[.$D$2])" office:value-type="float" office:value="1">
            <text:p>1</text:p>
          </table:table-cell>
          <table:table-cell table:formula="of:=([.D425]=0)*([.$B425]&lt;([.$D$2]+[.$E$2]))" office:value-type="float" office:value="0">
            <text:p>0</text:p>
          </table:table-cell>
          <table:table-cell table:formula="of:=([.D425]=0)*([.E425]=0)" office:value-type="float" office:value="0">
            <text:p>0</text:p>
          </table:table-cell>
          <table:table-cell table:formula="of:=1*([.$C425]&lt;[.$G$2])" office:value-type="float" office:value="0">
            <text:p>0</text:p>
          </table:table-cell>
          <table:table-cell table:formula="of:=([.G425]=0)*([.$C425]&lt;([.$G$2]+[.$H$2]))" office:value-type="float" office:value="1">
            <text:p>1</text:p>
          </table:table-cell>
          <table:table-cell table:formula="of:=([.G425]=0)*([.H425]=0)" office:value-type="float" office:value="0">
            <text:p>0</text:p>
          </table:table-cell>
          <table:table-cell table:formula="of:=IF([.D425]*[.G425];[.$M$4]) + IF([.E425]*[.G425];[.$M$5]) + IF([.F425]*[.G425];[.$M$6]) + IF([.D425]*[.H425];[.$N$4]) + IF([.E425]*[.H425];[.$N$5]) + IF([.F425]*[.H425];[.$N$6]) + IF([.D425]*[.I425];[.$O$4]) + IF([.E425]*[.I425];[.$O$5]) + IF([.F425]*[.I42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23">
            <text:p>423</text:p>
          </table:table-cell>
          <table:table-cell table:formula="of:=RAND()" office:value-type="float" office:value="0.813934326171875">
            <text:p>0,8139343262</text:p>
          </table:table-cell>
          <table:table-cell table:formula="of:=RAND()" office:value-type="float" office:value="0.737396240234375">
            <text:p>0,7373962402</text:p>
          </table:table-cell>
          <table:table-cell table:formula="of:=1*([.$B426]&lt;[.$D$2])" office:value-type="float" office:value="0">
            <text:p>0</text:p>
          </table:table-cell>
          <table:table-cell table:formula="of:=([.D426]=0)*([.$B426]&lt;([.$D$2]+[.$E$2]))" office:value-type="float" office:value="0">
            <text:p>0</text:p>
          </table:table-cell>
          <table:table-cell table:formula="of:=([.D426]=0)*([.E426]=0)" office:value-type="float" office:value="1">
            <text:p>1</text:p>
          </table:table-cell>
          <table:table-cell table:formula="of:=1*([.$C426]&lt;[.$G$2])" office:value-type="float" office:value="0">
            <text:p>0</text:p>
          </table:table-cell>
          <table:table-cell table:formula="of:=([.G426]=0)*([.$C426]&lt;([.$G$2]+[.$H$2]))" office:value-type="float" office:value="0">
            <text:p>0</text:p>
          </table:table-cell>
          <table:table-cell table:formula="of:=([.G426]=0)*([.H426]=0)" office:value-type="float" office:value="1">
            <text:p>1</text:p>
          </table:table-cell>
          <table:table-cell table:formula="of:=IF([.D426]*[.G426];[.$M$4]) + IF([.E426]*[.G426];[.$M$5]) + IF([.F426]*[.G426];[.$M$6]) + IF([.D426]*[.H426];[.$N$4]) + IF([.E426]*[.H426];[.$N$5]) + IF([.F426]*[.H426];[.$N$6]) + IF([.D426]*[.I426];[.$O$4]) + IF([.E426]*[.I426];[.$O$5]) + IF([.F426]*[.I426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24">
            <text:p>424</text:p>
          </table:table-cell>
          <table:table-cell table:formula="of:=RAND()" office:value-type="float" office:value="0.0157470703125">
            <text:p>0,0157470703</text:p>
          </table:table-cell>
          <table:table-cell table:formula="of:=RAND()" office:value-type="float" office:value="0.87750244140625">
            <text:p>0,8775024414</text:p>
          </table:table-cell>
          <table:table-cell table:formula="of:=1*([.$B427]&lt;[.$D$2])" office:value-type="float" office:value="1">
            <text:p>1</text:p>
          </table:table-cell>
          <table:table-cell table:formula="of:=([.D427]=0)*([.$B427]&lt;([.$D$2]+[.$E$2]))" office:value-type="float" office:value="0">
            <text:p>0</text:p>
          </table:table-cell>
          <table:table-cell table:formula="of:=([.D427]=0)*([.E427]=0)" office:value-type="float" office:value="0">
            <text:p>0</text:p>
          </table:table-cell>
          <table:table-cell table:formula="of:=1*([.$C427]&lt;[.$G$2])" office:value-type="float" office:value="0">
            <text:p>0</text:p>
          </table:table-cell>
          <table:table-cell table:formula="of:=([.G427]=0)*([.$C427]&lt;([.$G$2]+[.$H$2]))" office:value-type="float" office:value="0">
            <text:p>0</text:p>
          </table:table-cell>
          <table:table-cell table:formula="of:=([.G427]=0)*([.H427]=0)" office:value-type="float" office:value="1">
            <text:p>1</text:p>
          </table:table-cell>
          <table:table-cell table:formula="of:=IF([.D427]*[.G427];[.$M$4]) + IF([.E427]*[.G427];[.$M$5]) + IF([.F427]*[.G427];[.$M$6]) + IF([.D427]*[.H427];[.$N$4]) + IF([.E427]*[.H427];[.$N$5]) + IF([.F427]*[.H427];[.$N$6]) + IF([.D427]*[.I427];[.$O$4]) + IF([.E427]*[.I427];[.$O$5]) + IF([.F427]*[.I42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25">
            <text:p>425</text:p>
          </table:table-cell>
          <table:table-cell table:formula="of:=RAND()" office:value-type="float" office:value="0.283538818359375">
            <text:p>0,2835388184</text:p>
          </table:table-cell>
          <table:table-cell table:formula="of:=RAND()" office:value-type="float" office:value="0.4886474609375">
            <text:p>0,4886474609</text:p>
          </table:table-cell>
          <table:table-cell table:formula="of:=1*([.$B428]&lt;[.$D$2])" office:value-type="float" office:value="1">
            <text:p>1</text:p>
          </table:table-cell>
          <table:table-cell table:formula="of:=([.D428]=0)*([.$B428]&lt;([.$D$2]+[.$E$2]))" office:value-type="float" office:value="0">
            <text:p>0</text:p>
          </table:table-cell>
          <table:table-cell table:formula="of:=([.D428]=0)*([.E428]=0)" office:value-type="float" office:value="0">
            <text:p>0</text:p>
          </table:table-cell>
          <table:table-cell table:formula="of:=1*([.$C428]&lt;[.$G$2])" office:value-type="float" office:value="0">
            <text:p>0</text:p>
          </table:table-cell>
          <table:table-cell table:formula="of:=([.G428]=0)*([.$C428]&lt;([.$G$2]+[.$H$2]))" office:value-type="float" office:value="1">
            <text:p>1</text:p>
          </table:table-cell>
          <table:table-cell table:formula="of:=([.G428]=0)*([.H428]=0)" office:value-type="float" office:value="0">
            <text:p>0</text:p>
          </table:table-cell>
          <table:table-cell table:formula="of:=IF([.D428]*[.G428];[.$M$4]) + IF([.E428]*[.G428];[.$M$5]) + IF([.F428]*[.G428];[.$M$6]) + IF([.D428]*[.H428];[.$N$4]) + IF([.E428]*[.H428];[.$N$5]) + IF([.F428]*[.H428];[.$N$6]) + IF([.D428]*[.I428];[.$O$4]) + IF([.E428]*[.I428];[.$O$5]) + IF([.F428]*[.I42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26">
            <text:p>426</text:p>
          </table:table-cell>
          <table:table-cell table:formula="of:=RAND()" office:value-type="float" office:value="0.7911376953125">
            <text:p>0,7911376953</text:p>
          </table:table-cell>
          <table:table-cell table:formula="of:=RAND()" office:value-type="float" office:value="0.128814697265625">
            <text:p>0,1288146973</text:p>
          </table:table-cell>
          <table:table-cell table:formula="of:=1*([.$B429]&lt;[.$D$2])" office:value-type="float" office:value="0">
            <text:p>0</text:p>
          </table:table-cell>
          <table:table-cell table:formula="of:=([.D429]=0)*([.$B429]&lt;([.$D$2]+[.$E$2]))" office:value-type="float" office:value="0">
            <text:p>0</text:p>
          </table:table-cell>
          <table:table-cell table:formula="of:=([.D429]=0)*([.E429]=0)" office:value-type="float" office:value="1">
            <text:p>1</text:p>
          </table:table-cell>
          <table:table-cell table:formula="of:=1*([.$C429]&lt;[.$G$2])" office:value-type="float" office:value="0">
            <text:p>0</text:p>
          </table:table-cell>
          <table:table-cell table:formula="of:=([.G429]=0)*([.$C429]&lt;([.$G$2]+[.$H$2]))" office:value-type="float" office:value="1">
            <text:p>1</text:p>
          </table:table-cell>
          <table:table-cell table:formula="of:=([.G429]=0)*([.H429]=0)" office:value-type="float" office:value="0">
            <text:p>0</text:p>
          </table:table-cell>
          <table:table-cell table:formula="of:=IF([.D429]*[.G429];[.$M$4]) + IF([.E429]*[.G429];[.$M$5]) + IF([.F429]*[.G429];[.$M$6]) + IF([.D429]*[.H429];[.$N$4]) + IF([.E429]*[.H429];[.$N$5]) + IF([.F429]*[.H429];[.$N$6]) + IF([.D429]*[.I429];[.$O$4]) + IF([.E429]*[.I429];[.$O$5]) + IF([.F429]*[.I429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27">
            <text:p>427</text:p>
          </table:table-cell>
          <table:table-cell table:formula="of:=RAND()" office:value-type="float" office:value="0.554168701171875">
            <text:p>0,5541687012</text:p>
          </table:table-cell>
          <table:table-cell table:formula="of:=RAND()" office:value-type="float" office:value="0.04510498046875">
            <text:p>0,0451049805</text:p>
          </table:table-cell>
          <table:table-cell table:formula="of:=1*([.$B430]&lt;[.$D$2])" office:value-type="float" office:value="1">
            <text:p>1</text:p>
          </table:table-cell>
          <table:table-cell table:formula="of:=([.D430]=0)*([.$B430]&lt;([.$D$2]+[.$E$2]))" office:value-type="float" office:value="0">
            <text:p>0</text:p>
          </table:table-cell>
          <table:table-cell table:formula="of:=([.D430]=0)*([.E430]=0)" office:value-type="float" office:value="0">
            <text:p>0</text:p>
          </table:table-cell>
          <table:table-cell table:formula="of:=1*([.$C430]&lt;[.$G$2])" office:value-type="float" office:value="0">
            <text:p>0</text:p>
          </table:table-cell>
          <table:table-cell table:formula="of:=([.G430]=0)*([.$C430]&lt;([.$G$2]+[.$H$2]))" office:value-type="float" office:value="1">
            <text:p>1</text:p>
          </table:table-cell>
          <table:table-cell table:formula="of:=([.G430]=0)*([.H430]=0)" office:value-type="float" office:value="0">
            <text:p>0</text:p>
          </table:table-cell>
          <table:table-cell table:formula="of:=IF([.D430]*[.G430];[.$M$4]) + IF([.E430]*[.G430];[.$M$5]) + IF([.F430]*[.G430];[.$M$6]) + IF([.D430]*[.H430];[.$N$4]) + IF([.E430]*[.H430];[.$N$5]) + IF([.F430]*[.H430];[.$N$6]) + IF([.D430]*[.I430];[.$O$4]) + IF([.E430]*[.I430];[.$O$5]) + IF([.F430]*[.I430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28">
            <text:p>428</text:p>
          </table:table-cell>
          <table:table-cell table:formula="of:=RAND()" office:value-type="float" office:value="0.020111083984375">
            <text:p>0,020111084</text:p>
          </table:table-cell>
          <table:table-cell table:formula="of:=RAND()" office:value-type="float" office:value="0.733245849609375">
            <text:p>0,7332458496</text:p>
          </table:table-cell>
          <table:table-cell table:formula="of:=1*([.$B431]&lt;[.$D$2])" office:value-type="float" office:value="1">
            <text:p>1</text:p>
          </table:table-cell>
          <table:table-cell table:formula="of:=([.D431]=0)*([.$B431]&lt;([.$D$2]+[.$E$2]))" office:value-type="float" office:value="0">
            <text:p>0</text:p>
          </table:table-cell>
          <table:table-cell table:formula="of:=([.D431]=0)*([.E431]=0)" office:value-type="float" office:value="0">
            <text:p>0</text:p>
          </table:table-cell>
          <table:table-cell table:formula="of:=1*([.$C431]&lt;[.$G$2])" office:value-type="float" office:value="0">
            <text:p>0</text:p>
          </table:table-cell>
          <table:table-cell table:formula="of:=([.G431]=0)*([.$C431]&lt;([.$G$2]+[.$H$2]))" office:value-type="float" office:value="0">
            <text:p>0</text:p>
          </table:table-cell>
          <table:table-cell table:formula="of:=([.G431]=0)*([.H431]=0)" office:value-type="float" office:value="1">
            <text:p>1</text:p>
          </table:table-cell>
          <table:table-cell table:formula="of:=IF([.D431]*[.G431];[.$M$4]) + IF([.E431]*[.G431];[.$M$5]) + IF([.F431]*[.G431];[.$M$6]) + IF([.D431]*[.H431];[.$N$4]) + IF([.E431]*[.H431];[.$N$5]) + IF([.F431]*[.H431];[.$N$6]) + IF([.D431]*[.I431];[.$O$4]) + IF([.E431]*[.I431];[.$O$5]) + IF([.F431]*[.I43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29">
            <text:p>429</text:p>
          </table:table-cell>
          <table:table-cell table:formula="of:=RAND()" office:value-type="float" office:value="0.231903076171875">
            <text:p>0,2319030762</text:p>
          </table:table-cell>
          <table:table-cell table:formula="of:=RAND()" office:value-type="float" office:value="0.35858154296875">
            <text:p>0,358581543</text:p>
          </table:table-cell>
          <table:table-cell table:formula="of:=1*([.$B432]&lt;[.$D$2])" office:value-type="float" office:value="1">
            <text:p>1</text:p>
          </table:table-cell>
          <table:table-cell table:formula="of:=([.D432]=0)*([.$B432]&lt;([.$D$2]+[.$E$2]))" office:value-type="float" office:value="0">
            <text:p>0</text:p>
          </table:table-cell>
          <table:table-cell table:formula="of:=([.D432]=0)*([.E432]=0)" office:value-type="float" office:value="0">
            <text:p>0</text:p>
          </table:table-cell>
          <table:table-cell table:formula="of:=1*([.$C432]&lt;[.$G$2])" office:value-type="float" office:value="0">
            <text:p>0</text:p>
          </table:table-cell>
          <table:table-cell table:formula="of:=([.G432]=0)*([.$C432]&lt;([.$G$2]+[.$H$2]))" office:value-type="float" office:value="1">
            <text:p>1</text:p>
          </table:table-cell>
          <table:table-cell table:formula="of:=([.G432]=0)*([.H432]=0)" office:value-type="float" office:value="0">
            <text:p>0</text:p>
          </table:table-cell>
          <table:table-cell table:formula="of:=IF([.D432]*[.G432];[.$M$4]) + IF([.E432]*[.G432];[.$M$5]) + IF([.F432]*[.G432];[.$M$6]) + IF([.D432]*[.H432];[.$N$4]) + IF([.E432]*[.H432];[.$N$5]) + IF([.F432]*[.H432];[.$N$6]) + IF([.D432]*[.I432];[.$O$4]) + IF([.E432]*[.I432];[.$O$5]) + IF([.F432]*[.I432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30">
            <text:p>430</text:p>
          </table:table-cell>
          <table:table-cell table:formula="of:=RAND()" office:value-type="float" office:value="0.963409423828125">
            <text:p>0,9634094238</text:p>
          </table:table-cell>
          <table:table-cell table:formula="of:=RAND()" office:value-type="float" office:value="0.98809814453125">
            <text:p>0,9880981445</text:p>
          </table:table-cell>
          <table:table-cell table:formula="of:=1*([.$B433]&lt;[.$D$2])" office:value-type="float" office:value="0">
            <text:p>0</text:p>
          </table:table-cell>
          <table:table-cell table:formula="of:=([.D433]=0)*([.$B433]&lt;([.$D$2]+[.$E$2]))" office:value-type="float" office:value="0">
            <text:p>0</text:p>
          </table:table-cell>
          <table:table-cell table:formula="of:=([.D433]=0)*([.E433]=0)" office:value-type="float" office:value="1">
            <text:p>1</text:p>
          </table:table-cell>
          <table:table-cell table:formula="of:=1*([.$C433]&lt;[.$G$2])" office:value-type="float" office:value="0">
            <text:p>0</text:p>
          </table:table-cell>
          <table:table-cell table:formula="of:=([.G433]=0)*([.$C433]&lt;([.$G$2]+[.$H$2]))" office:value-type="float" office:value="0">
            <text:p>0</text:p>
          </table:table-cell>
          <table:table-cell table:formula="of:=([.G433]=0)*([.H433]=0)" office:value-type="float" office:value="1">
            <text:p>1</text:p>
          </table:table-cell>
          <table:table-cell table:formula="of:=IF([.D433]*[.G433];[.$M$4]) + IF([.E433]*[.G433];[.$M$5]) + IF([.F433]*[.G433];[.$M$6]) + IF([.D433]*[.H433];[.$N$4]) + IF([.E433]*[.H433];[.$N$5]) + IF([.F433]*[.H433];[.$N$6]) + IF([.D433]*[.I433];[.$O$4]) + IF([.E433]*[.I433];[.$O$5]) + IF([.F433]*[.I433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31">
            <text:p>431</text:p>
          </table:table-cell>
          <table:table-cell table:formula="of:=RAND()" office:value-type="float" office:value="0.914764404296875">
            <text:p>0,9147644043</text:p>
          </table:table-cell>
          <table:table-cell table:formula="of:=RAND()" office:value-type="float" office:value="0.688201904296875">
            <text:p>0,6882019043</text:p>
          </table:table-cell>
          <table:table-cell table:formula="of:=1*([.$B434]&lt;[.$D$2])" office:value-type="float" office:value="0">
            <text:p>0</text:p>
          </table:table-cell>
          <table:table-cell table:formula="of:=([.D434]=0)*([.$B434]&lt;([.$D$2]+[.$E$2]))" office:value-type="float" office:value="0">
            <text:p>0</text:p>
          </table:table-cell>
          <table:table-cell table:formula="of:=([.D434]=0)*([.E434]=0)" office:value-type="float" office:value="1">
            <text:p>1</text:p>
          </table:table-cell>
          <table:table-cell table:formula="of:=1*([.$C434]&lt;[.$G$2])" office:value-type="float" office:value="0">
            <text:p>0</text:p>
          </table:table-cell>
          <table:table-cell table:formula="of:=([.G434]=0)*([.$C434]&lt;([.$G$2]+[.$H$2]))" office:value-type="float" office:value="0">
            <text:p>0</text:p>
          </table:table-cell>
          <table:table-cell table:formula="of:=([.G434]=0)*([.H434]=0)" office:value-type="float" office:value="1">
            <text:p>1</text:p>
          </table:table-cell>
          <table:table-cell table:formula="of:=IF([.D434]*[.G434];[.$M$4]) + IF([.E434]*[.G434];[.$M$5]) + IF([.F434]*[.G434];[.$M$6]) + IF([.D434]*[.H434];[.$N$4]) + IF([.E434]*[.H434];[.$N$5]) + IF([.F434]*[.H434];[.$N$6]) + IF([.D434]*[.I434];[.$O$4]) + IF([.E434]*[.I434];[.$O$5]) + IF([.F434]*[.I434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32">
            <text:p>432</text:p>
          </table:table-cell>
          <table:table-cell table:formula="of:=RAND()" office:value-type="float" office:value="0.26141357421875">
            <text:p>0,2614135742</text:p>
          </table:table-cell>
          <table:table-cell table:formula="of:=RAND()" office:value-type="float" office:value="0.47308349609375">
            <text:p>0,4730834961</text:p>
          </table:table-cell>
          <table:table-cell table:formula="of:=1*([.$B435]&lt;[.$D$2])" office:value-type="float" office:value="1">
            <text:p>1</text:p>
          </table:table-cell>
          <table:table-cell table:formula="of:=([.D435]=0)*([.$B435]&lt;([.$D$2]+[.$E$2]))" office:value-type="float" office:value="0">
            <text:p>0</text:p>
          </table:table-cell>
          <table:table-cell table:formula="of:=([.D435]=0)*([.E435]=0)" office:value-type="float" office:value="0">
            <text:p>0</text:p>
          </table:table-cell>
          <table:table-cell table:formula="of:=1*([.$C435]&lt;[.$G$2])" office:value-type="float" office:value="0">
            <text:p>0</text:p>
          </table:table-cell>
          <table:table-cell table:formula="of:=([.G435]=0)*([.$C435]&lt;([.$G$2]+[.$H$2]))" office:value-type="float" office:value="1">
            <text:p>1</text:p>
          </table:table-cell>
          <table:table-cell table:formula="of:=([.G435]=0)*([.H435]=0)" office:value-type="float" office:value="0">
            <text:p>0</text:p>
          </table:table-cell>
          <table:table-cell table:formula="of:=IF([.D435]*[.G435];[.$M$4]) + IF([.E435]*[.G435];[.$M$5]) + IF([.F435]*[.G435];[.$M$6]) + IF([.D435]*[.H435];[.$N$4]) + IF([.E435]*[.H435];[.$N$5]) + IF([.F435]*[.H435];[.$N$6]) + IF([.D435]*[.I435];[.$O$4]) + IF([.E435]*[.I435];[.$O$5]) + IF([.F435]*[.I43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33">
            <text:p>433</text:p>
          </table:table-cell>
          <table:table-cell table:formula="of:=RAND()" office:value-type="float" office:value="0.695037841796875">
            <text:p>0,6950378418</text:p>
          </table:table-cell>
          <table:table-cell table:formula="of:=RAND()" office:value-type="float" office:value="0.474761962890625">
            <text:p>0,4747619629</text:p>
          </table:table-cell>
          <table:table-cell table:formula="of:=1*([.$B436]&lt;[.$D$2])" office:value-type="float" office:value="0">
            <text:p>0</text:p>
          </table:table-cell>
          <table:table-cell table:formula="of:=([.D436]=0)*([.$B436]&lt;([.$D$2]+[.$E$2]))" office:value-type="float" office:value="0">
            <text:p>0</text:p>
          </table:table-cell>
          <table:table-cell table:formula="of:=([.D436]=0)*([.E436]=0)" office:value-type="float" office:value="1">
            <text:p>1</text:p>
          </table:table-cell>
          <table:table-cell table:formula="of:=1*([.$C436]&lt;[.$G$2])" office:value-type="float" office:value="0">
            <text:p>0</text:p>
          </table:table-cell>
          <table:table-cell table:formula="of:=([.G436]=0)*([.$C436]&lt;([.$G$2]+[.$H$2]))" office:value-type="float" office:value="1">
            <text:p>1</text:p>
          </table:table-cell>
          <table:table-cell table:formula="of:=([.G436]=0)*([.H436]=0)" office:value-type="float" office:value="0">
            <text:p>0</text:p>
          </table:table-cell>
          <table:table-cell table:formula="of:=IF([.D436]*[.G436];[.$M$4]) + IF([.E436]*[.G436];[.$M$5]) + IF([.F436]*[.G436];[.$M$6]) + IF([.D436]*[.H436];[.$N$4]) + IF([.E436]*[.H436];[.$N$5]) + IF([.F436]*[.H436];[.$N$6]) + IF([.D436]*[.I436];[.$O$4]) + IF([.E436]*[.I436];[.$O$5]) + IF([.F436]*[.I436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34">
            <text:p>434</text:p>
          </table:table-cell>
          <table:table-cell table:formula="of:=RAND()" office:value-type="float" office:value="0.707122802734375">
            <text:p>0,7071228027</text:p>
          </table:table-cell>
          <table:table-cell table:formula="of:=RAND()" office:value-type="float" office:value="0.167510986328125">
            <text:p>0,1675109863</text:p>
          </table:table-cell>
          <table:table-cell table:formula="of:=1*([.$B437]&lt;[.$D$2])" office:value-type="float" office:value="0">
            <text:p>0</text:p>
          </table:table-cell>
          <table:table-cell table:formula="of:=([.D437]=0)*([.$B437]&lt;([.$D$2]+[.$E$2]))" office:value-type="float" office:value="0">
            <text:p>0</text:p>
          </table:table-cell>
          <table:table-cell table:formula="of:=([.D437]=0)*([.E437]=0)" office:value-type="float" office:value="1">
            <text:p>1</text:p>
          </table:table-cell>
          <table:table-cell table:formula="of:=1*([.$C437]&lt;[.$G$2])" office:value-type="float" office:value="0">
            <text:p>0</text:p>
          </table:table-cell>
          <table:table-cell table:formula="of:=([.G437]=0)*([.$C437]&lt;([.$G$2]+[.$H$2]))" office:value-type="float" office:value="1">
            <text:p>1</text:p>
          </table:table-cell>
          <table:table-cell table:formula="of:=([.G437]=0)*([.H437]=0)" office:value-type="float" office:value="0">
            <text:p>0</text:p>
          </table:table-cell>
          <table:table-cell table:formula="of:=IF([.D437]*[.G437];[.$M$4]) + IF([.E437]*[.G437];[.$M$5]) + IF([.F437]*[.G437];[.$M$6]) + IF([.D437]*[.H437];[.$N$4]) + IF([.E437]*[.H437];[.$N$5]) + IF([.F437]*[.H437];[.$N$6]) + IF([.D437]*[.I437];[.$O$4]) + IF([.E437]*[.I437];[.$O$5]) + IF([.F437]*[.I437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35">
            <text:p>435</text:p>
          </table:table-cell>
          <table:table-cell table:formula="of:=RAND()" office:value-type="float" office:value="0.36712646484375">
            <text:p>0,3671264648</text:p>
          </table:table-cell>
          <table:table-cell table:formula="of:=RAND()" office:value-type="float" office:value="0.64630126953125">
            <text:p>0,6463012695</text:p>
          </table:table-cell>
          <table:table-cell table:formula="of:=1*([.$B438]&lt;[.$D$2])" office:value-type="float" office:value="1">
            <text:p>1</text:p>
          </table:table-cell>
          <table:table-cell table:formula="of:=([.D438]=0)*([.$B438]&lt;([.$D$2]+[.$E$2]))" office:value-type="float" office:value="0">
            <text:p>0</text:p>
          </table:table-cell>
          <table:table-cell table:formula="of:=([.D438]=0)*([.E438]=0)" office:value-type="float" office:value="0">
            <text:p>0</text:p>
          </table:table-cell>
          <table:table-cell table:formula="of:=1*([.$C438]&lt;[.$G$2])" office:value-type="float" office:value="0">
            <text:p>0</text:p>
          </table:table-cell>
          <table:table-cell table:formula="of:=([.G438]=0)*([.$C438]&lt;([.$G$2]+[.$H$2]))" office:value-type="float" office:value="0">
            <text:p>0</text:p>
          </table:table-cell>
          <table:table-cell table:formula="of:=([.G438]=0)*([.H438]=0)" office:value-type="float" office:value="1">
            <text:p>1</text:p>
          </table:table-cell>
          <table:table-cell table:formula="of:=IF([.D438]*[.G438];[.$M$4]) + IF([.E438]*[.G438];[.$M$5]) + IF([.F438]*[.G438];[.$M$6]) + IF([.D438]*[.H438];[.$N$4]) + IF([.E438]*[.H438];[.$N$5]) + IF([.F438]*[.H438];[.$N$6]) + IF([.D438]*[.I438];[.$O$4]) + IF([.E438]*[.I438];[.$O$5]) + IF([.F438]*[.I438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36">
            <text:p>436</text:p>
          </table:table-cell>
          <table:table-cell table:formula="of:=RAND()" office:value-type="float" office:value="0.365020751953125">
            <text:p>0,365020752</text:p>
          </table:table-cell>
          <table:table-cell table:formula="of:=RAND()" office:value-type="float" office:value="0.452392578125">
            <text:p>0,4523925781</text:p>
          </table:table-cell>
          <table:table-cell table:formula="of:=1*([.$B439]&lt;[.$D$2])" office:value-type="float" office:value="1">
            <text:p>1</text:p>
          </table:table-cell>
          <table:table-cell table:formula="of:=([.D439]=0)*([.$B439]&lt;([.$D$2]+[.$E$2]))" office:value-type="float" office:value="0">
            <text:p>0</text:p>
          </table:table-cell>
          <table:table-cell table:formula="of:=([.D439]=0)*([.E439]=0)" office:value-type="float" office:value="0">
            <text:p>0</text:p>
          </table:table-cell>
          <table:table-cell table:formula="of:=1*([.$C439]&lt;[.$G$2])" office:value-type="float" office:value="0">
            <text:p>0</text:p>
          </table:table-cell>
          <table:table-cell table:formula="of:=([.G439]=0)*([.$C439]&lt;([.$G$2]+[.$H$2]))" office:value-type="float" office:value="1">
            <text:p>1</text:p>
          </table:table-cell>
          <table:table-cell table:formula="of:=([.G439]=0)*([.H439]=0)" office:value-type="float" office:value="0">
            <text:p>0</text:p>
          </table:table-cell>
          <table:table-cell table:formula="of:=IF([.D439]*[.G439];[.$M$4]) + IF([.E439]*[.G439];[.$M$5]) + IF([.F439]*[.G439];[.$M$6]) + IF([.D439]*[.H439];[.$N$4]) + IF([.E439]*[.H439];[.$N$5]) + IF([.F439]*[.H439];[.$N$6]) + IF([.D439]*[.I439];[.$O$4]) + IF([.E439]*[.I439];[.$O$5]) + IF([.F439]*[.I439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37">
            <text:p>437</text:p>
          </table:table-cell>
          <table:table-cell table:formula="of:=RAND()" office:value-type="float" office:value="0.74639892578125">
            <text:p>0,7463989258</text:p>
          </table:table-cell>
          <table:table-cell table:formula="of:=RAND()" office:value-type="float" office:value="0.886932373046875">
            <text:p>0,886932373</text:p>
          </table:table-cell>
          <table:table-cell table:formula="of:=1*([.$B440]&lt;[.$D$2])" office:value-type="float" office:value="0">
            <text:p>0</text:p>
          </table:table-cell>
          <table:table-cell table:formula="of:=([.D440]=0)*([.$B440]&lt;([.$D$2]+[.$E$2]))" office:value-type="float" office:value="0">
            <text:p>0</text:p>
          </table:table-cell>
          <table:table-cell table:formula="of:=([.D440]=0)*([.E440]=0)" office:value-type="float" office:value="1">
            <text:p>1</text:p>
          </table:table-cell>
          <table:table-cell table:formula="of:=1*([.$C440]&lt;[.$G$2])" office:value-type="float" office:value="0">
            <text:p>0</text:p>
          </table:table-cell>
          <table:table-cell table:formula="of:=([.G440]=0)*([.$C440]&lt;([.$G$2]+[.$H$2]))" office:value-type="float" office:value="0">
            <text:p>0</text:p>
          </table:table-cell>
          <table:table-cell table:formula="of:=([.G440]=0)*([.H440]=0)" office:value-type="float" office:value="1">
            <text:p>1</text:p>
          </table:table-cell>
          <table:table-cell table:formula="of:=IF([.D440]*[.G440];[.$M$4]) + IF([.E440]*[.G440];[.$M$5]) + IF([.F440]*[.G440];[.$M$6]) + IF([.D440]*[.H440];[.$N$4]) + IF([.E440]*[.H440];[.$N$5]) + IF([.F440]*[.H440];[.$N$6]) + IF([.D440]*[.I440];[.$O$4]) + IF([.E440]*[.I440];[.$O$5]) + IF([.F440]*[.I440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38">
            <text:p>438</text:p>
          </table:table-cell>
          <table:table-cell table:formula="of:=RAND()" office:value-type="float" office:value="0.691680908203125">
            <text:p>0,6916809082</text:p>
          </table:table-cell>
          <table:table-cell table:formula="of:=RAND()" office:value-type="float" office:value="0.778564453125">
            <text:p>0,7785644531</text:p>
          </table:table-cell>
          <table:table-cell table:formula="of:=1*([.$B441]&lt;[.$D$2])" office:value-type="float" office:value="0">
            <text:p>0</text:p>
          </table:table-cell>
          <table:table-cell table:formula="of:=([.D441]=0)*([.$B441]&lt;([.$D$2]+[.$E$2]))" office:value-type="float" office:value="0">
            <text:p>0</text:p>
          </table:table-cell>
          <table:table-cell table:formula="of:=([.D441]=0)*([.E441]=0)" office:value-type="float" office:value="1">
            <text:p>1</text:p>
          </table:table-cell>
          <table:table-cell table:formula="of:=1*([.$C441]&lt;[.$G$2])" office:value-type="float" office:value="0">
            <text:p>0</text:p>
          </table:table-cell>
          <table:table-cell table:formula="of:=([.G441]=0)*([.$C441]&lt;([.$G$2]+[.$H$2]))" office:value-type="float" office:value="0">
            <text:p>0</text:p>
          </table:table-cell>
          <table:table-cell table:formula="of:=([.G441]=0)*([.H441]=0)" office:value-type="float" office:value="1">
            <text:p>1</text:p>
          </table:table-cell>
          <table:table-cell table:formula="of:=IF([.D441]*[.G441];[.$M$4]) + IF([.E441]*[.G441];[.$M$5]) + IF([.F441]*[.G441];[.$M$6]) + IF([.D441]*[.H441];[.$N$4]) + IF([.E441]*[.H441];[.$N$5]) + IF([.F441]*[.H441];[.$N$6]) + IF([.D441]*[.I441];[.$O$4]) + IF([.E441]*[.I441];[.$O$5]) + IF([.F441]*[.I441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39">
            <text:p>439</text:p>
          </table:table-cell>
          <table:table-cell table:formula="of:=RAND()" office:value-type="float" office:value="0.005828857421875">
            <text:p>0,0058288574</text:p>
          </table:table-cell>
          <table:table-cell table:formula="of:=RAND()" office:value-type="float" office:value="0.89959716796875">
            <text:p>0,899597168</text:p>
          </table:table-cell>
          <table:table-cell table:formula="of:=1*([.$B442]&lt;[.$D$2])" office:value-type="float" office:value="1">
            <text:p>1</text:p>
          </table:table-cell>
          <table:table-cell table:formula="of:=([.D442]=0)*([.$B442]&lt;([.$D$2]+[.$E$2]))" office:value-type="float" office:value="0">
            <text:p>0</text:p>
          </table:table-cell>
          <table:table-cell table:formula="of:=([.D442]=0)*([.E442]=0)" office:value-type="float" office:value="0">
            <text:p>0</text:p>
          </table:table-cell>
          <table:table-cell table:formula="of:=1*([.$C442]&lt;[.$G$2])" office:value-type="float" office:value="0">
            <text:p>0</text:p>
          </table:table-cell>
          <table:table-cell table:formula="of:=([.G442]=0)*([.$C442]&lt;([.$G$2]+[.$H$2]))" office:value-type="float" office:value="0">
            <text:p>0</text:p>
          </table:table-cell>
          <table:table-cell table:formula="of:=([.G442]=0)*([.H442]=0)" office:value-type="float" office:value="1">
            <text:p>1</text:p>
          </table:table-cell>
          <table:table-cell table:formula="of:=IF([.D442]*[.G442];[.$M$4]) + IF([.E442]*[.G442];[.$M$5]) + IF([.F442]*[.G442];[.$M$6]) + IF([.D442]*[.H442];[.$N$4]) + IF([.E442]*[.H442];[.$N$5]) + IF([.F442]*[.H442];[.$N$6]) + IF([.D442]*[.I442];[.$O$4]) + IF([.E442]*[.I442];[.$O$5]) + IF([.F442]*[.I442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40">
            <text:p>440</text:p>
          </table:table-cell>
          <table:table-cell table:formula="of:=RAND()" office:value-type="float" office:value="0.814849853515625">
            <text:p>0,8148498535</text:p>
          </table:table-cell>
          <table:table-cell table:formula="of:=RAND()" office:value-type="float" office:value="0.282012939453125">
            <text:p>0,2820129395</text:p>
          </table:table-cell>
          <table:table-cell table:formula="of:=1*([.$B443]&lt;[.$D$2])" office:value-type="float" office:value="0">
            <text:p>0</text:p>
          </table:table-cell>
          <table:table-cell table:formula="of:=([.D443]=0)*([.$B443]&lt;([.$D$2]+[.$E$2]))" office:value-type="float" office:value="0">
            <text:p>0</text:p>
          </table:table-cell>
          <table:table-cell table:formula="of:=([.D443]=0)*([.E443]=0)" office:value-type="float" office:value="1">
            <text:p>1</text:p>
          </table:table-cell>
          <table:table-cell table:formula="of:=1*([.$C443]&lt;[.$G$2])" office:value-type="float" office:value="0">
            <text:p>0</text:p>
          </table:table-cell>
          <table:table-cell table:formula="of:=([.G443]=0)*([.$C443]&lt;([.$G$2]+[.$H$2]))" office:value-type="float" office:value="1">
            <text:p>1</text:p>
          </table:table-cell>
          <table:table-cell table:formula="of:=([.G443]=0)*([.H443]=0)" office:value-type="float" office:value="0">
            <text:p>0</text:p>
          </table:table-cell>
          <table:table-cell table:formula="of:=IF([.D443]*[.G443];[.$M$4]) + IF([.E443]*[.G443];[.$M$5]) + IF([.F443]*[.G443];[.$M$6]) + IF([.D443]*[.H443];[.$N$4]) + IF([.E443]*[.H443];[.$N$5]) + IF([.F443]*[.H443];[.$N$6]) + IF([.D443]*[.I443];[.$O$4]) + IF([.E443]*[.I443];[.$O$5]) + IF([.F443]*[.I443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41">
            <text:p>441</text:p>
          </table:table-cell>
          <table:table-cell table:formula="of:=RAND()" office:value-type="float" office:value="0.436248779296875">
            <text:p>0,4362487793</text:p>
          </table:table-cell>
          <table:table-cell table:formula="of:=RAND()" office:value-type="float" office:value="0.194244384765625">
            <text:p>0,1942443848</text:p>
          </table:table-cell>
          <table:table-cell table:formula="of:=1*([.$B444]&lt;[.$D$2])" office:value-type="float" office:value="1">
            <text:p>1</text:p>
          </table:table-cell>
          <table:table-cell table:formula="of:=([.D444]=0)*([.$B444]&lt;([.$D$2]+[.$E$2]))" office:value-type="float" office:value="0">
            <text:p>0</text:p>
          </table:table-cell>
          <table:table-cell table:formula="of:=([.D444]=0)*([.E444]=0)" office:value-type="float" office:value="0">
            <text:p>0</text:p>
          </table:table-cell>
          <table:table-cell table:formula="of:=1*([.$C444]&lt;[.$G$2])" office:value-type="float" office:value="0">
            <text:p>0</text:p>
          </table:table-cell>
          <table:table-cell table:formula="of:=([.G444]=0)*([.$C444]&lt;([.$G$2]+[.$H$2]))" office:value-type="float" office:value="1">
            <text:p>1</text:p>
          </table:table-cell>
          <table:table-cell table:formula="of:=([.G444]=0)*([.H444]=0)" office:value-type="float" office:value="0">
            <text:p>0</text:p>
          </table:table-cell>
          <table:table-cell table:formula="of:=IF([.D444]*[.G444];[.$M$4]) + IF([.E444]*[.G444];[.$M$5]) + IF([.F444]*[.G444];[.$M$6]) + IF([.D444]*[.H444];[.$N$4]) + IF([.E444]*[.H444];[.$N$5]) + IF([.F444]*[.H444];[.$N$6]) + IF([.D444]*[.I444];[.$O$4]) + IF([.E444]*[.I444];[.$O$5]) + IF([.F444]*[.I444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42">
            <text:p>442</text:p>
          </table:table-cell>
          <table:table-cell table:formula="of:=RAND()" office:value-type="float" office:value="0.626617431640625">
            <text:p>0,6266174316</text:p>
          </table:table-cell>
          <table:table-cell table:formula="of:=RAND()" office:value-type="float" office:value="0.127716064453125">
            <text:p>0,1277160645</text:p>
          </table:table-cell>
          <table:table-cell table:formula="of:=1*([.$B445]&lt;[.$D$2])" office:value-type="float" office:value="1">
            <text:p>1</text:p>
          </table:table-cell>
          <table:table-cell table:formula="of:=([.D445]=0)*([.$B445]&lt;([.$D$2]+[.$E$2]))" office:value-type="float" office:value="0">
            <text:p>0</text:p>
          </table:table-cell>
          <table:table-cell table:formula="of:=([.D445]=0)*([.E445]=0)" office:value-type="float" office:value="0">
            <text:p>0</text:p>
          </table:table-cell>
          <table:table-cell table:formula="of:=1*([.$C445]&lt;[.$G$2])" office:value-type="float" office:value="0">
            <text:p>0</text:p>
          </table:table-cell>
          <table:table-cell table:formula="of:=([.G445]=0)*([.$C445]&lt;([.$G$2]+[.$H$2]))" office:value-type="float" office:value="1">
            <text:p>1</text:p>
          </table:table-cell>
          <table:table-cell table:formula="of:=([.G445]=0)*([.H445]=0)" office:value-type="float" office:value="0">
            <text:p>0</text:p>
          </table:table-cell>
          <table:table-cell table:formula="of:=IF([.D445]*[.G445];[.$M$4]) + IF([.E445]*[.G445];[.$M$5]) + IF([.F445]*[.G445];[.$M$6]) + IF([.D445]*[.H445];[.$N$4]) + IF([.E445]*[.H445];[.$N$5]) + IF([.F445]*[.H445];[.$N$6]) + IF([.D445]*[.I445];[.$O$4]) + IF([.E445]*[.I445];[.$O$5]) + IF([.F445]*[.I44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43">
            <text:p>443</text:p>
          </table:table-cell>
          <table:table-cell table:formula="of:=RAND()" office:value-type="float" office:value="0.536865234375">
            <text:p>0,5368652344</text:p>
          </table:table-cell>
          <table:table-cell table:formula="of:=RAND()" office:value-type="float" office:value="0.432769775390625">
            <text:p>0,4327697754</text:p>
          </table:table-cell>
          <table:table-cell table:formula="of:=1*([.$B446]&lt;[.$D$2])" office:value-type="float" office:value="1">
            <text:p>1</text:p>
          </table:table-cell>
          <table:table-cell table:formula="of:=([.D446]=0)*([.$B446]&lt;([.$D$2]+[.$E$2]))" office:value-type="float" office:value="0">
            <text:p>0</text:p>
          </table:table-cell>
          <table:table-cell table:formula="of:=([.D446]=0)*([.E446]=0)" office:value-type="float" office:value="0">
            <text:p>0</text:p>
          </table:table-cell>
          <table:table-cell table:formula="of:=1*([.$C446]&lt;[.$G$2])" office:value-type="float" office:value="0">
            <text:p>0</text:p>
          </table:table-cell>
          <table:table-cell table:formula="of:=([.G446]=0)*([.$C446]&lt;([.$G$2]+[.$H$2]))" office:value-type="float" office:value="1">
            <text:p>1</text:p>
          </table:table-cell>
          <table:table-cell table:formula="of:=([.G446]=0)*([.H446]=0)" office:value-type="float" office:value="0">
            <text:p>0</text:p>
          </table:table-cell>
          <table:table-cell table:formula="of:=IF([.D446]*[.G446];[.$M$4]) + IF([.E446]*[.G446];[.$M$5]) + IF([.F446]*[.G446];[.$M$6]) + IF([.D446]*[.H446];[.$N$4]) + IF([.E446]*[.H446];[.$N$5]) + IF([.F446]*[.H446];[.$N$6]) + IF([.D446]*[.I446];[.$O$4]) + IF([.E446]*[.I446];[.$O$5]) + IF([.F446]*[.I446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44">
            <text:p>444</text:p>
          </table:table-cell>
          <table:table-cell table:formula="of:=RAND()" office:value-type="float" office:value="0.8477783203125">
            <text:p>0,8477783203</text:p>
          </table:table-cell>
          <table:table-cell table:formula="of:=RAND()" office:value-type="float" office:value="0.8634033203125">
            <text:p>0,8634033203</text:p>
          </table:table-cell>
          <table:table-cell table:formula="of:=1*([.$B447]&lt;[.$D$2])" office:value-type="float" office:value="0">
            <text:p>0</text:p>
          </table:table-cell>
          <table:table-cell table:formula="of:=([.D447]=0)*([.$B447]&lt;([.$D$2]+[.$E$2]))" office:value-type="float" office:value="0">
            <text:p>0</text:p>
          </table:table-cell>
          <table:table-cell table:formula="of:=([.D447]=0)*([.E447]=0)" office:value-type="float" office:value="1">
            <text:p>1</text:p>
          </table:table-cell>
          <table:table-cell table:formula="of:=1*([.$C447]&lt;[.$G$2])" office:value-type="float" office:value="0">
            <text:p>0</text:p>
          </table:table-cell>
          <table:table-cell table:formula="of:=([.G447]=0)*([.$C447]&lt;([.$G$2]+[.$H$2]))" office:value-type="float" office:value="0">
            <text:p>0</text:p>
          </table:table-cell>
          <table:table-cell table:formula="of:=([.G447]=0)*([.H447]=0)" office:value-type="float" office:value="1">
            <text:p>1</text:p>
          </table:table-cell>
          <table:table-cell table:formula="of:=IF([.D447]*[.G447];[.$M$4]) + IF([.E447]*[.G447];[.$M$5]) + IF([.F447]*[.G447];[.$M$6]) + IF([.D447]*[.H447];[.$N$4]) + IF([.E447]*[.H447];[.$N$5]) + IF([.F447]*[.H447];[.$N$6]) + IF([.D447]*[.I447];[.$O$4]) + IF([.E447]*[.I447];[.$O$5]) + IF([.F447]*[.I447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45">
            <text:p>445</text:p>
          </table:table-cell>
          <table:table-cell table:formula="of:=RAND()" office:value-type="float" office:value="0.8421630859375">
            <text:p>0,8421630859</text:p>
          </table:table-cell>
          <table:table-cell table:formula="of:=RAND()" office:value-type="float" office:value="0.8616943359375">
            <text:p>0,8616943359</text:p>
          </table:table-cell>
          <table:table-cell table:formula="of:=1*([.$B448]&lt;[.$D$2])" office:value-type="float" office:value="0">
            <text:p>0</text:p>
          </table:table-cell>
          <table:table-cell table:formula="of:=([.D448]=0)*([.$B448]&lt;([.$D$2]+[.$E$2]))" office:value-type="float" office:value="0">
            <text:p>0</text:p>
          </table:table-cell>
          <table:table-cell table:formula="of:=([.D448]=0)*([.E448]=0)" office:value-type="float" office:value="1">
            <text:p>1</text:p>
          </table:table-cell>
          <table:table-cell table:formula="of:=1*([.$C448]&lt;[.$G$2])" office:value-type="float" office:value="0">
            <text:p>0</text:p>
          </table:table-cell>
          <table:table-cell table:formula="of:=([.G448]=0)*([.$C448]&lt;([.$G$2]+[.$H$2]))" office:value-type="float" office:value="0">
            <text:p>0</text:p>
          </table:table-cell>
          <table:table-cell table:formula="of:=([.G448]=0)*([.H448]=0)" office:value-type="float" office:value="1">
            <text:p>1</text:p>
          </table:table-cell>
          <table:table-cell table:formula="of:=IF([.D448]*[.G448];[.$M$4]) + IF([.E448]*[.G448];[.$M$5]) + IF([.F448]*[.G448];[.$M$6]) + IF([.D448]*[.H448];[.$N$4]) + IF([.E448]*[.H448];[.$N$5]) + IF([.F448]*[.H448];[.$N$6]) + IF([.D448]*[.I448];[.$O$4]) + IF([.E448]*[.I448];[.$O$5]) + IF([.F448]*[.I448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46">
            <text:p>446</text:p>
          </table:table-cell>
          <table:table-cell table:formula="of:=RAND()" office:value-type="float" office:value="0.7186279296875">
            <text:p>0,7186279297</text:p>
          </table:table-cell>
          <table:table-cell table:formula="of:=RAND()" office:value-type="float" office:value="0.564056396484375">
            <text:p>0,5640563965</text:p>
          </table:table-cell>
          <table:table-cell table:formula="of:=1*([.$B449]&lt;[.$D$2])" office:value-type="float" office:value="0">
            <text:p>0</text:p>
          </table:table-cell>
          <table:table-cell table:formula="of:=([.D449]=0)*([.$B449]&lt;([.$D$2]+[.$E$2]))" office:value-type="float" office:value="0">
            <text:p>0</text:p>
          </table:table-cell>
          <table:table-cell table:formula="of:=([.D449]=0)*([.E449]=0)" office:value-type="float" office:value="1">
            <text:p>1</text:p>
          </table:table-cell>
          <table:table-cell table:formula="of:=1*([.$C449]&lt;[.$G$2])" office:value-type="float" office:value="0">
            <text:p>0</text:p>
          </table:table-cell>
          <table:table-cell table:formula="of:=([.G449]=0)*([.$C449]&lt;([.$G$2]+[.$H$2]))" office:value-type="float" office:value="0">
            <text:p>0</text:p>
          </table:table-cell>
          <table:table-cell table:formula="of:=([.G449]=0)*([.H449]=0)" office:value-type="float" office:value="1">
            <text:p>1</text:p>
          </table:table-cell>
          <table:table-cell table:formula="of:=IF([.D449]*[.G449];[.$M$4]) + IF([.E449]*[.G449];[.$M$5]) + IF([.F449]*[.G449];[.$M$6]) + IF([.D449]*[.H449];[.$N$4]) + IF([.E449]*[.H449];[.$N$5]) + IF([.F449]*[.H449];[.$N$6]) + IF([.D449]*[.I449];[.$O$4]) + IF([.E449]*[.I449];[.$O$5]) + IF([.F449]*[.I449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47">
            <text:p>447</text:p>
          </table:table-cell>
          <table:table-cell table:formula="of:=RAND()" office:value-type="float" office:value="0.391021728515625">
            <text:p>0,3910217285</text:p>
          </table:table-cell>
          <table:table-cell table:formula="of:=RAND()" office:value-type="float" office:value="0.864013671875">
            <text:p>0,8640136719</text:p>
          </table:table-cell>
          <table:table-cell table:formula="of:=1*([.$B450]&lt;[.$D$2])" office:value-type="float" office:value="1">
            <text:p>1</text:p>
          </table:table-cell>
          <table:table-cell table:formula="of:=([.D450]=0)*([.$B450]&lt;([.$D$2]+[.$E$2]))" office:value-type="float" office:value="0">
            <text:p>0</text:p>
          </table:table-cell>
          <table:table-cell table:formula="of:=([.D450]=0)*([.E450]=0)" office:value-type="float" office:value="0">
            <text:p>0</text:p>
          </table:table-cell>
          <table:table-cell table:formula="of:=1*([.$C450]&lt;[.$G$2])" office:value-type="float" office:value="0">
            <text:p>0</text:p>
          </table:table-cell>
          <table:table-cell table:formula="of:=([.G450]=0)*([.$C450]&lt;([.$G$2]+[.$H$2]))" office:value-type="float" office:value="0">
            <text:p>0</text:p>
          </table:table-cell>
          <table:table-cell table:formula="of:=([.G450]=0)*([.H450]=0)" office:value-type="float" office:value="1">
            <text:p>1</text:p>
          </table:table-cell>
          <table:table-cell table:formula="of:=IF([.D450]*[.G450];[.$M$4]) + IF([.E450]*[.G450];[.$M$5]) + IF([.F450]*[.G450];[.$M$6]) + IF([.D450]*[.H450];[.$N$4]) + IF([.E450]*[.H450];[.$N$5]) + IF([.F450]*[.H450];[.$N$6]) + IF([.D450]*[.I450];[.$O$4]) + IF([.E450]*[.I450];[.$O$5]) + IF([.F450]*[.I45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48">
            <text:p>448</text:p>
          </table:table-cell>
          <table:table-cell table:formula="of:=RAND()" office:value-type="float" office:value="0.47332763671875">
            <text:p>0,4733276367</text:p>
          </table:table-cell>
          <table:table-cell table:formula="of:=RAND()" office:value-type="float" office:value="0.04888916015625">
            <text:p>0,0488891602</text:p>
          </table:table-cell>
          <table:table-cell table:formula="of:=1*([.$B451]&lt;[.$D$2])" office:value-type="float" office:value="1">
            <text:p>1</text:p>
          </table:table-cell>
          <table:table-cell table:formula="of:=([.D451]=0)*([.$B451]&lt;([.$D$2]+[.$E$2]))" office:value-type="float" office:value="0">
            <text:p>0</text:p>
          </table:table-cell>
          <table:table-cell table:formula="of:=([.D451]=0)*([.E451]=0)" office:value-type="float" office:value="0">
            <text:p>0</text:p>
          </table:table-cell>
          <table:table-cell table:formula="of:=1*([.$C451]&lt;[.$G$2])" office:value-type="float" office:value="0">
            <text:p>0</text:p>
          </table:table-cell>
          <table:table-cell table:formula="of:=([.G451]=0)*([.$C451]&lt;([.$G$2]+[.$H$2]))" office:value-type="float" office:value="1">
            <text:p>1</text:p>
          </table:table-cell>
          <table:table-cell table:formula="of:=([.G451]=0)*([.H451]=0)" office:value-type="float" office:value="0">
            <text:p>0</text:p>
          </table:table-cell>
          <table:table-cell table:formula="of:=IF([.D451]*[.G451];[.$M$4]) + IF([.E451]*[.G451];[.$M$5]) + IF([.F451]*[.G451];[.$M$6]) + IF([.D451]*[.H451];[.$N$4]) + IF([.E451]*[.H451];[.$N$5]) + IF([.F451]*[.H451];[.$N$6]) + IF([.D451]*[.I451];[.$O$4]) + IF([.E451]*[.I451];[.$O$5]) + IF([.F451]*[.I451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49">
            <text:p>449</text:p>
          </table:table-cell>
          <table:table-cell table:formula="of:=RAND()" office:value-type="float" office:value="0.245086669921875">
            <text:p>0,2450866699</text:p>
          </table:table-cell>
          <table:table-cell table:formula="of:=RAND()" office:value-type="float" office:value="0.161529541015625">
            <text:p>0,161529541</text:p>
          </table:table-cell>
          <table:table-cell table:formula="of:=1*([.$B452]&lt;[.$D$2])" office:value-type="float" office:value="1">
            <text:p>1</text:p>
          </table:table-cell>
          <table:table-cell table:formula="of:=([.D452]=0)*([.$B452]&lt;([.$D$2]+[.$E$2]))" office:value-type="float" office:value="0">
            <text:p>0</text:p>
          </table:table-cell>
          <table:table-cell table:formula="of:=([.D452]=0)*([.E452]=0)" office:value-type="float" office:value="0">
            <text:p>0</text:p>
          </table:table-cell>
          <table:table-cell table:formula="of:=1*([.$C452]&lt;[.$G$2])" office:value-type="float" office:value="0">
            <text:p>0</text:p>
          </table:table-cell>
          <table:table-cell table:formula="of:=([.G452]=0)*([.$C452]&lt;([.$G$2]+[.$H$2]))" office:value-type="float" office:value="1">
            <text:p>1</text:p>
          </table:table-cell>
          <table:table-cell table:formula="of:=([.G452]=0)*([.H452]=0)" office:value-type="float" office:value="0">
            <text:p>0</text:p>
          </table:table-cell>
          <table:table-cell table:formula="of:=IF([.D452]*[.G452];[.$M$4]) + IF([.E452]*[.G452];[.$M$5]) + IF([.F452]*[.G452];[.$M$6]) + IF([.D452]*[.H452];[.$N$4]) + IF([.E452]*[.H452];[.$N$5]) + IF([.F452]*[.H452];[.$N$6]) + IF([.D452]*[.I452];[.$O$4]) + IF([.E452]*[.I452];[.$O$5]) + IF([.F452]*[.I452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50">
            <text:p>450</text:p>
          </table:table-cell>
          <table:table-cell table:formula="of:=RAND()" office:value-type="float" office:value="0.253631591796875">
            <text:p>0,2536315918</text:p>
          </table:table-cell>
          <table:table-cell table:formula="of:=RAND()" office:value-type="float" office:value="0.951873779296875">
            <text:p>0,9518737793</text:p>
          </table:table-cell>
          <table:table-cell table:formula="of:=1*([.$B453]&lt;[.$D$2])" office:value-type="float" office:value="1">
            <text:p>1</text:p>
          </table:table-cell>
          <table:table-cell table:formula="of:=([.D453]=0)*([.$B453]&lt;([.$D$2]+[.$E$2]))" office:value-type="float" office:value="0">
            <text:p>0</text:p>
          </table:table-cell>
          <table:table-cell table:formula="of:=([.D453]=0)*([.E453]=0)" office:value-type="float" office:value="0">
            <text:p>0</text:p>
          </table:table-cell>
          <table:table-cell table:formula="of:=1*([.$C453]&lt;[.$G$2])" office:value-type="float" office:value="0">
            <text:p>0</text:p>
          </table:table-cell>
          <table:table-cell table:formula="of:=([.G453]=0)*([.$C453]&lt;([.$G$2]+[.$H$2]))" office:value-type="float" office:value="0">
            <text:p>0</text:p>
          </table:table-cell>
          <table:table-cell table:formula="of:=([.G453]=0)*([.H453]=0)" office:value-type="float" office:value="1">
            <text:p>1</text:p>
          </table:table-cell>
          <table:table-cell table:formula="of:=IF([.D453]*[.G453];[.$M$4]) + IF([.E453]*[.G453];[.$M$5]) + IF([.F453]*[.G453];[.$M$6]) + IF([.D453]*[.H453];[.$N$4]) + IF([.E453]*[.H453];[.$N$5]) + IF([.F453]*[.H453];[.$N$6]) + IF([.D453]*[.I453];[.$O$4]) + IF([.E453]*[.I453];[.$O$5]) + IF([.F453]*[.I453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51">
            <text:p>451</text:p>
          </table:table-cell>
          <table:table-cell table:formula="of:=RAND()" office:value-type="float" office:value="0.962005615234375">
            <text:p>0,9620056152</text:p>
          </table:table-cell>
          <table:table-cell table:formula="of:=RAND()" office:value-type="float" office:value="0.698760986328125">
            <text:p>0,6987609863</text:p>
          </table:table-cell>
          <table:table-cell table:formula="of:=1*([.$B454]&lt;[.$D$2])" office:value-type="float" office:value="0">
            <text:p>0</text:p>
          </table:table-cell>
          <table:table-cell table:formula="of:=([.D454]=0)*([.$B454]&lt;([.$D$2]+[.$E$2]))" office:value-type="float" office:value="0">
            <text:p>0</text:p>
          </table:table-cell>
          <table:table-cell table:formula="of:=([.D454]=0)*([.E454]=0)" office:value-type="float" office:value="1">
            <text:p>1</text:p>
          </table:table-cell>
          <table:table-cell table:formula="of:=1*([.$C454]&lt;[.$G$2])" office:value-type="float" office:value="0">
            <text:p>0</text:p>
          </table:table-cell>
          <table:table-cell table:formula="of:=([.G454]=0)*([.$C454]&lt;([.$G$2]+[.$H$2]))" office:value-type="float" office:value="0">
            <text:p>0</text:p>
          </table:table-cell>
          <table:table-cell table:formula="of:=([.G454]=0)*([.H454]=0)" office:value-type="float" office:value="1">
            <text:p>1</text:p>
          </table:table-cell>
          <table:table-cell table:formula="of:=IF([.D454]*[.G454];[.$M$4]) + IF([.E454]*[.G454];[.$M$5]) + IF([.F454]*[.G454];[.$M$6]) + IF([.D454]*[.H454];[.$N$4]) + IF([.E454]*[.H454];[.$N$5]) + IF([.F454]*[.H454];[.$N$6]) + IF([.D454]*[.I454];[.$O$4]) + IF([.E454]*[.I454];[.$O$5]) + IF([.F454]*[.I454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52">
            <text:p>452</text:p>
          </table:table-cell>
          <table:table-cell table:formula="of:=RAND()" office:value-type="float" office:value="0.6181640625">
            <text:p>0,6181640625</text:p>
          </table:table-cell>
          <table:table-cell table:formula="of:=RAND()" office:value-type="float" office:value="0.926727294921875">
            <text:p>0,9267272949</text:p>
          </table:table-cell>
          <table:table-cell table:formula="of:=1*([.$B455]&lt;[.$D$2])" office:value-type="float" office:value="1">
            <text:p>1</text:p>
          </table:table-cell>
          <table:table-cell table:formula="of:=([.D455]=0)*([.$B455]&lt;([.$D$2]+[.$E$2]))" office:value-type="float" office:value="0">
            <text:p>0</text:p>
          </table:table-cell>
          <table:table-cell table:formula="of:=([.D455]=0)*([.E455]=0)" office:value-type="float" office:value="0">
            <text:p>0</text:p>
          </table:table-cell>
          <table:table-cell table:formula="of:=1*([.$C455]&lt;[.$G$2])" office:value-type="float" office:value="0">
            <text:p>0</text:p>
          </table:table-cell>
          <table:table-cell table:formula="of:=([.G455]=0)*([.$C455]&lt;([.$G$2]+[.$H$2]))" office:value-type="float" office:value="0">
            <text:p>0</text:p>
          </table:table-cell>
          <table:table-cell table:formula="of:=([.G455]=0)*([.H455]=0)" office:value-type="float" office:value="1">
            <text:p>1</text:p>
          </table:table-cell>
          <table:table-cell table:formula="of:=IF([.D455]*[.G455];[.$M$4]) + IF([.E455]*[.G455];[.$M$5]) + IF([.F455]*[.G455];[.$M$6]) + IF([.D455]*[.H455];[.$N$4]) + IF([.E455]*[.H455];[.$N$5]) + IF([.F455]*[.H455];[.$N$6]) + IF([.D455]*[.I455];[.$O$4]) + IF([.E455]*[.I455];[.$O$5]) + IF([.F455]*[.I45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53">
            <text:p>453</text:p>
          </table:table-cell>
          <table:table-cell table:formula="of:=RAND()" office:value-type="float" office:value="0.429962158203125">
            <text:p>0,4299621582</text:p>
          </table:table-cell>
          <table:table-cell table:formula="of:=RAND()" office:value-type="float" office:value="0.739654541015625">
            <text:p>0,739654541</text:p>
          </table:table-cell>
          <table:table-cell table:formula="of:=1*([.$B456]&lt;[.$D$2])" office:value-type="float" office:value="1">
            <text:p>1</text:p>
          </table:table-cell>
          <table:table-cell table:formula="of:=([.D456]=0)*([.$B456]&lt;([.$D$2]+[.$E$2]))" office:value-type="float" office:value="0">
            <text:p>0</text:p>
          </table:table-cell>
          <table:table-cell table:formula="of:=([.D456]=0)*([.E456]=0)" office:value-type="float" office:value="0">
            <text:p>0</text:p>
          </table:table-cell>
          <table:table-cell table:formula="of:=1*([.$C456]&lt;[.$G$2])" office:value-type="float" office:value="0">
            <text:p>0</text:p>
          </table:table-cell>
          <table:table-cell table:formula="of:=([.G456]=0)*([.$C456]&lt;([.$G$2]+[.$H$2]))" office:value-type="float" office:value="0">
            <text:p>0</text:p>
          </table:table-cell>
          <table:table-cell table:formula="of:=([.G456]=0)*([.H456]=0)" office:value-type="float" office:value="1">
            <text:p>1</text:p>
          </table:table-cell>
          <table:table-cell table:formula="of:=IF([.D456]*[.G456];[.$M$4]) + IF([.E456]*[.G456];[.$M$5]) + IF([.F456]*[.G456];[.$M$6]) + IF([.D456]*[.H456];[.$N$4]) + IF([.E456]*[.H456];[.$N$5]) + IF([.F456]*[.H456];[.$N$6]) + IF([.D456]*[.I456];[.$O$4]) + IF([.E456]*[.I456];[.$O$5]) + IF([.F456]*[.I456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54">
            <text:p>454</text:p>
          </table:table-cell>
          <table:table-cell table:formula="of:=RAND()" office:value-type="float" office:value="0.303863525390625">
            <text:p>0,3038635254</text:p>
          </table:table-cell>
          <table:table-cell table:formula="of:=RAND()" office:value-type="float" office:value="0.768402099609375">
            <text:p>0,7684020996</text:p>
          </table:table-cell>
          <table:table-cell table:formula="of:=1*([.$B457]&lt;[.$D$2])" office:value-type="float" office:value="1">
            <text:p>1</text:p>
          </table:table-cell>
          <table:table-cell table:formula="of:=([.D457]=0)*([.$B457]&lt;([.$D$2]+[.$E$2]))" office:value-type="float" office:value="0">
            <text:p>0</text:p>
          </table:table-cell>
          <table:table-cell table:formula="of:=([.D457]=0)*([.E457]=0)" office:value-type="float" office:value="0">
            <text:p>0</text:p>
          </table:table-cell>
          <table:table-cell table:formula="of:=1*([.$C457]&lt;[.$G$2])" office:value-type="float" office:value="0">
            <text:p>0</text:p>
          </table:table-cell>
          <table:table-cell table:formula="of:=([.G457]=0)*([.$C457]&lt;([.$G$2]+[.$H$2]))" office:value-type="float" office:value="0">
            <text:p>0</text:p>
          </table:table-cell>
          <table:table-cell table:formula="of:=([.G457]=0)*([.H457]=0)" office:value-type="float" office:value="1">
            <text:p>1</text:p>
          </table:table-cell>
          <table:table-cell table:formula="of:=IF([.D457]*[.G457];[.$M$4]) + IF([.E457]*[.G457];[.$M$5]) + IF([.F457]*[.G457];[.$M$6]) + IF([.D457]*[.H457];[.$N$4]) + IF([.E457]*[.H457];[.$N$5]) + IF([.F457]*[.H457];[.$N$6]) + IF([.D457]*[.I457];[.$O$4]) + IF([.E457]*[.I457];[.$O$5]) + IF([.F457]*[.I45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55">
            <text:p>455</text:p>
          </table:table-cell>
          <table:table-cell table:formula="of:=RAND()" office:value-type="float" office:value="0.969879150390625">
            <text:p>0,9698791504</text:p>
          </table:table-cell>
          <table:table-cell table:formula="of:=RAND()" office:value-type="float" office:value="0.208709716796875">
            <text:p>0,2087097168</text:p>
          </table:table-cell>
          <table:table-cell table:formula="of:=1*([.$B458]&lt;[.$D$2])" office:value-type="float" office:value="0">
            <text:p>0</text:p>
          </table:table-cell>
          <table:table-cell table:formula="of:=([.D458]=0)*([.$B458]&lt;([.$D$2]+[.$E$2]))" office:value-type="float" office:value="0">
            <text:p>0</text:p>
          </table:table-cell>
          <table:table-cell table:formula="of:=([.D458]=0)*([.E458]=0)" office:value-type="float" office:value="1">
            <text:p>1</text:p>
          </table:table-cell>
          <table:table-cell table:formula="of:=1*([.$C458]&lt;[.$G$2])" office:value-type="float" office:value="0">
            <text:p>0</text:p>
          </table:table-cell>
          <table:table-cell table:formula="of:=([.G458]=0)*([.$C458]&lt;([.$G$2]+[.$H$2]))" office:value-type="float" office:value="1">
            <text:p>1</text:p>
          </table:table-cell>
          <table:table-cell table:formula="of:=([.G458]=0)*([.H458]=0)" office:value-type="float" office:value="0">
            <text:p>0</text:p>
          </table:table-cell>
          <table:table-cell table:formula="of:=IF([.D458]*[.G458];[.$M$4]) + IF([.E458]*[.G458];[.$M$5]) + IF([.F458]*[.G458];[.$M$6]) + IF([.D458]*[.H458];[.$N$4]) + IF([.E458]*[.H458];[.$N$5]) + IF([.F458]*[.H458];[.$N$6]) + IF([.D458]*[.I458];[.$O$4]) + IF([.E458]*[.I458];[.$O$5]) + IF([.F458]*[.I458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56">
            <text:p>456</text:p>
          </table:table-cell>
          <table:table-cell table:formula="of:=RAND()" office:value-type="float" office:value="0.3955078125">
            <text:p>0,3955078125</text:p>
          </table:table-cell>
          <table:table-cell table:formula="of:=RAND()" office:value-type="float" office:value="0.7313232421875">
            <text:p>0,7313232422</text:p>
          </table:table-cell>
          <table:table-cell table:formula="of:=1*([.$B459]&lt;[.$D$2])" office:value-type="float" office:value="1">
            <text:p>1</text:p>
          </table:table-cell>
          <table:table-cell table:formula="of:=([.D459]=0)*([.$B459]&lt;([.$D$2]+[.$E$2]))" office:value-type="float" office:value="0">
            <text:p>0</text:p>
          </table:table-cell>
          <table:table-cell table:formula="of:=([.D459]=0)*([.E459]=0)" office:value-type="float" office:value="0">
            <text:p>0</text:p>
          </table:table-cell>
          <table:table-cell table:formula="of:=1*([.$C459]&lt;[.$G$2])" office:value-type="float" office:value="0">
            <text:p>0</text:p>
          </table:table-cell>
          <table:table-cell table:formula="of:=([.G459]=0)*([.$C459]&lt;([.$G$2]+[.$H$2]))" office:value-type="float" office:value="0">
            <text:p>0</text:p>
          </table:table-cell>
          <table:table-cell table:formula="of:=([.G459]=0)*([.H459]=0)" office:value-type="float" office:value="1">
            <text:p>1</text:p>
          </table:table-cell>
          <table:table-cell table:formula="of:=IF([.D459]*[.G459];[.$M$4]) + IF([.E459]*[.G459];[.$M$5]) + IF([.F459]*[.G459];[.$M$6]) + IF([.D459]*[.H459];[.$N$4]) + IF([.E459]*[.H459];[.$N$5]) + IF([.F459]*[.H459];[.$N$6]) + IF([.D459]*[.I459];[.$O$4]) + IF([.E459]*[.I459];[.$O$5]) + IF([.F459]*[.I45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57">
            <text:p>457</text:p>
          </table:table-cell>
          <table:table-cell table:formula="of:=RAND()" office:value-type="float" office:value="0.11151123046875">
            <text:p>0,1115112305</text:p>
          </table:table-cell>
          <table:table-cell table:formula="of:=RAND()" office:value-type="float" office:value="0.80706787109375">
            <text:p>0,8070678711</text:p>
          </table:table-cell>
          <table:table-cell table:formula="of:=1*([.$B460]&lt;[.$D$2])" office:value-type="float" office:value="1">
            <text:p>1</text:p>
          </table:table-cell>
          <table:table-cell table:formula="of:=([.D460]=0)*([.$B460]&lt;([.$D$2]+[.$E$2]))" office:value-type="float" office:value="0">
            <text:p>0</text:p>
          </table:table-cell>
          <table:table-cell table:formula="of:=([.D460]=0)*([.E460]=0)" office:value-type="float" office:value="0">
            <text:p>0</text:p>
          </table:table-cell>
          <table:table-cell table:formula="of:=1*([.$C460]&lt;[.$G$2])" office:value-type="float" office:value="0">
            <text:p>0</text:p>
          </table:table-cell>
          <table:table-cell table:formula="of:=([.G460]=0)*([.$C460]&lt;([.$G$2]+[.$H$2]))" office:value-type="float" office:value="0">
            <text:p>0</text:p>
          </table:table-cell>
          <table:table-cell table:formula="of:=([.G460]=0)*([.H460]=0)" office:value-type="float" office:value="1">
            <text:p>1</text:p>
          </table:table-cell>
          <table:table-cell table:formula="of:=IF([.D460]*[.G460];[.$M$4]) + IF([.E460]*[.G460];[.$M$5]) + IF([.F460]*[.G460];[.$M$6]) + IF([.D460]*[.H460];[.$N$4]) + IF([.E460]*[.H460];[.$N$5]) + IF([.F460]*[.H460];[.$N$6]) + IF([.D460]*[.I460];[.$O$4]) + IF([.E460]*[.I460];[.$O$5]) + IF([.F460]*[.I46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58">
            <text:p>458</text:p>
          </table:table-cell>
          <table:table-cell table:formula="of:=RAND()" office:value-type="float" office:value="0.55975341796875">
            <text:p>0,559753418</text:p>
          </table:table-cell>
          <table:table-cell table:formula="of:=RAND()" office:value-type="float" office:value="0.82647705078125">
            <text:p>0,8264770508</text:p>
          </table:table-cell>
          <table:table-cell table:formula="of:=1*([.$B461]&lt;[.$D$2])" office:value-type="float" office:value="1">
            <text:p>1</text:p>
          </table:table-cell>
          <table:table-cell table:formula="of:=([.D461]=0)*([.$B461]&lt;([.$D$2]+[.$E$2]))" office:value-type="float" office:value="0">
            <text:p>0</text:p>
          </table:table-cell>
          <table:table-cell table:formula="of:=([.D461]=0)*([.E461]=0)" office:value-type="float" office:value="0">
            <text:p>0</text:p>
          </table:table-cell>
          <table:table-cell table:formula="of:=1*([.$C461]&lt;[.$G$2])" office:value-type="float" office:value="0">
            <text:p>0</text:p>
          </table:table-cell>
          <table:table-cell table:formula="of:=([.G461]=0)*([.$C461]&lt;([.$G$2]+[.$H$2]))" office:value-type="float" office:value="0">
            <text:p>0</text:p>
          </table:table-cell>
          <table:table-cell table:formula="of:=([.G461]=0)*([.H461]=0)" office:value-type="float" office:value="1">
            <text:p>1</text:p>
          </table:table-cell>
          <table:table-cell table:formula="of:=IF([.D461]*[.G461];[.$M$4]) + IF([.E461]*[.G461];[.$M$5]) + IF([.F461]*[.G461];[.$M$6]) + IF([.D461]*[.H461];[.$N$4]) + IF([.E461]*[.H461];[.$N$5]) + IF([.F461]*[.H461];[.$N$6]) + IF([.D461]*[.I461];[.$O$4]) + IF([.E461]*[.I461];[.$O$5]) + IF([.F461]*[.I46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59">
            <text:p>459</text:p>
          </table:table-cell>
          <table:table-cell table:formula="of:=RAND()" office:value-type="float" office:value="0.949310302734375">
            <text:p>0,9493103027</text:p>
          </table:table-cell>
          <table:table-cell table:formula="of:=RAND()" office:value-type="float" office:value="0.935699462890625">
            <text:p>0,9356994629</text:p>
          </table:table-cell>
          <table:table-cell table:formula="of:=1*([.$B462]&lt;[.$D$2])" office:value-type="float" office:value="0">
            <text:p>0</text:p>
          </table:table-cell>
          <table:table-cell table:formula="of:=([.D462]=0)*([.$B462]&lt;([.$D$2]+[.$E$2]))" office:value-type="float" office:value="0">
            <text:p>0</text:p>
          </table:table-cell>
          <table:table-cell table:formula="of:=([.D462]=0)*([.E462]=0)" office:value-type="float" office:value="1">
            <text:p>1</text:p>
          </table:table-cell>
          <table:table-cell table:formula="of:=1*([.$C462]&lt;[.$G$2])" office:value-type="float" office:value="0">
            <text:p>0</text:p>
          </table:table-cell>
          <table:table-cell table:formula="of:=([.G462]=0)*([.$C462]&lt;([.$G$2]+[.$H$2]))" office:value-type="float" office:value="0">
            <text:p>0</text:p>
          </table:table-cell>
          <table:table-cell table:formula="of:=([.G462]=0)*([.H462]=0)" office:value-type="float" office:value="1">
            <text:p>1</text:p>
          </table:table-cell>
          <table:table-cell table:formula="of:=IF([.D462]*[.G462];[.$M$4]) + IF([.E462]*[.G462];[.$M$5]) + IF([.F462]*[.G462];[.$M$6]) + IF([.D462]*[.H462];[.$N$4]) + IF([.E462]*[.H462];[.$N$5]) + IF([.F462]*[.H462];[.$N$6]) + IF([.D462]*[.I462];[.$O$4]) + IF([.E462]*[.I462];[.$O$5]) + IF([.F462]*[.I462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60">
            <text:p>460</text:p>
          </table:table-cell>
          <table:table-cell table:formula="of:=RAND()" office:value-type="float" office:value="0.49981689453125">
            <text:p>0,4998168945</text:p>
          </table:table-cell>
          <table:table-cell table:formula="of:=RAND()" office:value-type="float" office:value="0.378265380859375">
            <text:p>0,3782653809</text:p>
          </table:table-cell>
          <table:table-cell table:formula="of:=1*([.$B463]&lt;[.$D$2])" office:value-type="float" office:value="1">
            <text:p>1</text:p>
          </table:table-cell>
          <table:table-cell table:formula="of:=([.D463]=0)*([.$B463]&lt;([.$D$2]+[.$E$2]))" office:value-type="float" office:value="0">
            <text:p>0</text:p>
          </table:table-cell>
          <table:table-cell table:formula="of:=([.D463]=0)*([.E463]=0)" office:value-type="float" office:value="0">
            <text:p>0</text:p>
          </table:table-cell>
          <table:table-cell table:formula="of:=1*([.$C463]&lt;[.$G$2])" office:value-type="float" office:value="0">
            <text:p>0</text:p>
          </table:table-cell>
          <table:table-cell table:formula="of:=([.G463]=0)*([.$C463]&lt;([.$G$2]+[.$H$2]))" office:value-type="float" office:value="1">
            <text:p>1</text:p>
          </table:table-cell>
          <table:table-cell table:formula="of:=([.G463]=0)*([.H463]=0)" office:value-type="float" office:value="0">
            <text:p>0</text:p>
          </table:table-cell>
          <table:table-cell table:formula="of:=IF([.D463]*[.G463];[.$M$4]) + IF([.E463]*[.G463];[.$M$5]) + IF([.F463]*[.G463];[.$M$6]) + IF([.D463]*[.H463];[.$N$4]) + IF([.E463]*[.H463];[.$N$5]) + IF([.F463]*[.H463];[.$N$6]) + IF([.D463]*[.I463];[.$O$4]) + IF([.E463]*[.I463];[.$O$5]) + IF([.F463]*[.I463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61">
            <text:p>461</text:p>
          </table:table-cell>
          <table:table-cell table:formula="of:=RAND()" office:value-type="float" office:value="0.48504638671875">
            <text:p>0,4850463867</text:p>
          </table:table-cell>
          <table:table-cell table:formula="of:=RAND()" office:value-type="float" office:value="0.9561767578125">
            <text:p>0,9561767578</text:p>
          </table:table-cell>
          <table:table-cell table:formula="of:=1*([.$B464]&lt;[.$D$2])" office:value-type="float" office:value="1">
            <text:p>1</text:p>
          </table:table-cell>
          <table:table-cell table:formula="of:=([.D464]=0)*([.$B464]&lt;([.$D$2]+[.$E$2]))" office:value-type="float" office:value="0">
            <text:p>0</text:p>
          </table:table-cell>
          <table:table-cell table:formula="of:=([.D464]=0)*([.E464]=0)" office:value-type="float" office:value="0">
            <text:p>0</text:p>
          </table:table-cell>
          <table:table-cell table:formula="of:=1*([.$C464]&lt;[.$G$2])" office:value-type="float" office:value="0">
            <text:p>0</text:p>
          </table:table-cell>
          <table:table-cell table:formula="of:=([.G464]=0)*([.$C464]&lt;([.$G$2]+[.$H$2]))" office:value-type="float" office:value="0">
            <text:p>0</text:p>
          </table:table-cell>
          <table:table-cell table:formula="of:=([.G464]=0)*([.H464]=0)" office:value-type="float" office:value="1">
            <text:p>1</text:p>
          </table:table-cell>
          <table:table-cell table:formula="of:=IF([.D464]*[.G464];[.$M$4]) + IF([.E464]*[.G464];[.$M$5]) + IF([.F464]*[.G464];[.$M$6]) + IF([.D464]*[.H464];[.$N$4]) + IF([.E464]*[.H464];[.$N$5]) + IF([.F464]*[.H464];[.$N$6]) + IF([.D464]*[.I464];[.$O$4]) + IF([.E464]*[.I464];[.$O$5]) + IF([.F464]*[.I46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62">
            <text:p>462</text:p>
          </table:table-cell>
          <table:table-cell table:formula="of:=RAND()" office:value-type="float" office:value="0.287139892578125">
            <text:p>0,2871398926</text:p>
          </table:table-cell>
          <table:table-cell table:formula="of:=RAND()" office:value-type="float" office:value="0.62213134765625">
            <text:p>0,6221313477</text:p>
          </table:table-cell>
          <table:table-cell table:formula="of:=1*([.$B465]&lt;[.$D$2])" office:value-type="float" office:value="1">
            <text:p>1</text:p>
          </table:table-cell>
          <table:table-cell table:formula="of:=([.D465]=0)*([.$B465]&lt;([.$D$2]+[.$E$2]))" office:value-type="float" office:value="0">
            <text:p>0</text:p>
          </table:table-cell>
          <table:table-cell table:formula="of:=([.D465]=0)*([.E465]=0)" office:value-type="float" office:value="0">
            <text:p>0</text:p>
          </table:table-cell>
          <table:table-cell table:formula="of:=1*([.$C465]&lt;[.$G$2])" office:value-type="float" office:value="0">
            <text:p>0</text:p>
          </table:table-cell>
          <table:table-cell table:formula="of:=([.G465]=0)*([.$C465]&lt;([.$G$2]+[.$H$2]))" office:value-type="float" office:value="0">
            <text:p>0</text:p>
          </table:table-cell>
          <table:table-cell table:formula="of:=([.G465]=0)*([.H465]=0)" office:value-type="float" office:value="1">
            <text:p>1</text:p>
          </table:table-cell>
          <table:table-cell table:formula="of:=IF([.D465]*[.G465];[.$M$4]) + IF([.E465]*[.G465];[.$M$5]) + IF([.F465]*[.G465];[.$M$6]) + IF([.D465]*[.H465];[.$N$4]) + IF([.E465]*[.H465];[.$N$5]) + IF([.F465]*[.H465];[.$N$6]) + IF([.D465]*[.I465];[.$O$4]) + IF([.E465]*[.I465];[.$O$5]) + IF([.F465]*[.I46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63">
            <text:p>463</text:p>
          </table:table-cell>
          <table:table-cell table:formula="of:=RAND()" office:value-type="float" office:value="0.86273193359375">
            <text:p>0,8627319336</text:p>
          </table:table-cell>
          <table:table-cell table:formula="of:=RAND()" office:value-type="float" office:value="0.820648193359375">
            <text:p>0,8206481934</text:p>
          </table:table-cell>
          <table:table-cell table:formula="of:=1*([.$B466]&lt;[.$D$2])" office:value-type="float" office:value="0">
            <text:p>0</text:p>
          </table:table-cell>
          <table:table-cell table:formula="of:=([.D466]=0)*([.$B466]&lt;([.$D$2]+[.$E$2]))" office:value-type="float" office:value="0">
            <text:p>0</text:p>
          </table:table-cell>
          <table:table-cell table:formula="of:=([.D466]=0)*([.E466]=0)" office:value-type="float" office:value="1">
            <text:p>1</text:p>
          </table:table-cell>
          <table:table-cell table:formula="of:=1*([.$C466]&lt;[.$G$2])" office:value-type="float" office:value="0">
            <text:p>0</text:p>
          </table:table-cell>
          <table:table-cell table:formula="of:=([.G466]=0)*([.$C466]&lt;([.$G$2]+[.$H$2]))" office:value-type="float" office:value="0">
            <text:p>0</text:p>
          </table:table-cell>
          <table:table-cell table:formula="of:=([.G466]=0)*([.H466]=0)" office:value-type="float" office:value="1">
            <text:p>1</text:p>
          </table:table-cell>
          <table:table-cell table:formula="of:=IF([.D466]*[.G466];[.$M$4]) + IF([.E466]*[.G466];[.$M$5]) + IF([.F466]*[.G466];[.$M$6]) + IF([.D466]*[.H466];[.$N$4]) + IF([.E466]*[.H466];[.$N$5]) + IF([.F466]*[.H466];[.$N$6]) + IF([.D466]*[.I466];[.$O$4]) + IF([.E466]*[.I466];[.$O$5]) + IF([.F466]*[.I466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64">
            <text:p>464</text:p>
          </table:table-cell>
          <table:table-cell table:formula="of:=RAND()" office:value-type="float" office:value="0.72625732421875">
            <text:p>0,7262573242</text:p>
          </table:table-cell>
          <table:table-cell table:formula="of:=RAND()" office:value-type="float" office:value="0.62469482421875">
            <text:p>0,6246948242</text:p>
          </table:table-cell>
          <table:table-cell table:formula="of:=1*([.$B467]&lt;[.$D$2])" office:value-type="float" office:value="0">
            <text:p>0</text:p>
          </table:table-cell>
          <table:table-cell table:formula="of:=([.D467]=0)*([.$B467]&lt;([.$D$2]+[.$E$2]))" office:value-type="float" office:value="0">
            <text:p>0</text:p>
          </table:table-cell>
          <table:table-cell table:formula="of:=([.D467]=0)*([.E467]=0)" office:value-type="float" office:value="1">
            <text:p>1</text:p>
          </table:table-cell>
          <table:table-cell table:formula="of:=1*([.$C467]&lt;[.$G$2])" office:value-type="float" office:value="0">
            <text:p>0</text:p>
          </table:table-cell>
          <table:table-cell table:formula="of:=([.G467]=0)*([.$C467]&lt;([.$G$2]+[.$H$2]))" office:value-type="float" office:value="0">
            <text:p>0</text:p>
          </table:table-cell>
          <table:table-cell table:formula="of:=([.G467]=0)*([.H467]=0)" office:value-type="float" office:value="1">
            <text:p>1</text:p>
          </table:table-cell>
          <table:table-cell table:formula="of:=IF([.D467]*[.G467];[.$M$4]) + IF([.E467]*[.G467];[.$M$5]) + IF([.F467]*[.G467];[.$M$6]) + IF([.D467]*[.H467];[.$N$4]) + IF([.E467]*[.H467];[.$N$5]) + IF([.F467]*[.H467];[.$N$6]) + IF([.D467]*[.I467];[.$O$4]) + IF([.E467]*[.I467];[.$O$5]) + IF([.F467]*[.I467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65">
            <text:p>465</text:p>
          </table:table-cell>
          <table:table-cell table:formula="of:=RAND()" office:value-type="float" office:value="0.902313232421875">
            <text:p>0,9023132324</text:p>
          </table:table-cell>
          <table:table-cell table:formula="of:=RAND()" office:value-type="float" office:value="0.602294921875">
            <text:p>0,6022949219</text:p>
          </table:table-cell>
          <table:table-cell table:formula="of:=1*([.$B468]&lt;[.$D$2])" office:value-type="float" office:value="0">
            <text:p>0</text:p>
          </table:table-cell>
          <table:table-cell table:formula="of:=([.D468]=0)*([.$B468]&lt;([.$D$2]+[.$E$2]))" office:value-type="float" office:value="0">
            <text:p>0</text:p>
          </table:table-cell>
          <table:table-cell table:formula="of:=([.D468]=0)*([.E468]=0)" office:value-type="float" office:value="1">
            <text:p>1</text:p>
          </table:table-cell>
          <table:table-cell table:formula="of:=1*([.$C468]&lt;[.$G$2])" office:value-type="float" office:value="0">
            <text:p>0</text:p>
          </table:table-cell>
          <table:table-cell table:formula="of:=([.G468]=0)*([.$C468]&lt;([.$G$2]+[.$H$2]))" office:value-type="float" office:value="0">
            <text:p>0</text:p>
          </table:table-cell>
          <table:table-cell table:formula="of:=([.G468]=0)*([.H468]=0)" office:value-type="float" office:value="1">
            <text:p>1</text:p>
          </table:table-cell>
          <table:table-cell table:formula="of:=IF([.D468]*[.G468];[.$M$4]) + IF([.E468]*[.G468];[.$M$5]) + IF([.F468]*[.G468];[.$M$6]) + IF([.D468]*[.H468];[.$N$4]) + IF([.E468]*[.H468];[.$N$5]) + IF([.F468]*[.H468];[.$N$6]) + IF([.D468]*[.I468];[.$O$4]) + IF([.E468]*[.I468];[.$O$5]) + IF([.F468]*[.I468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66">
            <text:p>466</text:p>
          </table:table-cell>
          <table:table-cell table:formula="of:=RAND()" office:value-type="float" office:value="0.409149169921875">
            <text:p>0,4091491699</text:p>
          </table:table-cell>
          <table:table-cell table:formula="of:=RAND()" office:value-type="float" office:value="0.307281494140625">
            <text:p>0,3072814941</text:p>
          </table:table-cell>
          <table:table-cell table:formula="of:=1*([.$B469]&lt;[.$D$2])" office:value-type="float" office:value="1">
            <text:p>1</text:p>
          </table:table-cell>
          <table:table-cell table:formula="of:=([.D469]=0)*([.$B469]&lt;([.$D$2]+[.$E$2]))" office:value-type="float" office:value="0">
            <text:p>0</text:p>
          </table:table-cell>
          <table:table-cell table:formula="of:=([.D469]=0)*([.E469]=0)" office:value-type="float" office:value="0">
            <text:p>0</text:p>
          </table:table-cell>
          <table:table-cell table:formula="of:=1*([.$C469]&lt;[.$G$2])" office:value-type="float" office:value="0">
            <text:p>0</text:p>
          </table:table-cell>
          <table:table-cell table:formula="of:=([.G469]=0)*([.$C469]&lt;([.$G$2]+[.$H$2]))" office:value-type="float" office:value="1">
            <text:p>1</text:p>
          </table:table-cell>
          <table:table-cell table:formula="of:=([.G469]=0)*([.H469]=0)" office:value-type="float" office:value="0">
            <text:p>0</text:p>
          </table:table-cell>
          <table:table-cell table:formula="of:=IF([.D469]*[.G469];[.$M$4]) + IF([.E469]*[.G469];[.$M$5]) + IF([.F469]*[.G469];[.$M$6]) + IF([.D469]*[.H469];[.$N$4]) + IF([.E469]*[.H469];[.$N$5]) + IF([.F469]*[.H469];[.$N$6]) + IF([.D469]*[.I469];[.$O$4]) + IF([.E469]*[.I469];[.$O$5]) + IF([.F469]*[.I469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67">
            <text:p>467</text:p>
          </table:table-cell>
          <table:table-cell table:formula="of:=RAND()" office:value-type="float" office:value="0.838775634765625">
            <text:p>0,8387756348</text:p>
          </table:table-cell>
          <table:table-cell table:formula="of:=RAND()" office:value-type="float" office:value="0.957366943359375">
            <text:p>0,9573669434</text:p>
          </table:table-cell>
          <table:table-cell table:formula="of:=1*([.$B470]&lt;[.$D$2])" office:value-type="float" office:value="0">
            <text:p>0</text:p>
          </table:table-cell>
          <table:table-cell table:formula="of:=([.D470]=0)*([.$B470]&lt;([.$D$2]+[.$E$2]))" office:value-type="float" office:value="0">
            <text:p>0</text:p>
          </table:table-cell>
          <table:table-cell table:formula="of:=([.D470]=0)*([.E470]=0)" office:value-type="float" office:value="1">
            <text:p>1</text:p>
          </table:table-cell>
          <table:table-cell table:formula="of:=1*([.$C470]&lt;[.$G$2])" office:value-type="float" office:value="0">
            <text:p>0</text:p>
          </table:table-cell>
          <table:table-cell table:formula="of:=([.G470]=0)*([.$C470]&lt;([.$G$2]+[.$H$2]))" office:value-type="float" office:value="0">
            <text:p>0</text:p>
          </table:table-cell>
          <table:table-cell table:formula="of:=([.G470]=0)*([.H470]=0)" office:value-type="float" office:value="1">
            <text:p>1</text:p>
          </table:table-cell>
          <table:table-cell table:formula="of:=IF([.D470]*[.G470];[.$M$4]) + IF([.E470]*[.G470];[.$M$5]) + IF([.F470]*[.G470];[.$M$6]) + IF([.D470]*[.H470];[.$N$4]) + IF([.E470]*[.H470];[.$N$5]) + IF([.F470]*[.H470];[.$N$6]) + IF([.D470]*[.I470];[.$O$4]) + IF([.E470]*[.I470];[.$O$5]) + IF([.F470]*[.I470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68">
            <text:p>468</text:p>
          </table:table-cell>
          <table:table-cell table:formula="of:=RAND()" office:value-type="float" office:value="0.615234375">
            <text:p>0,615234375</text:p>
          </table:table-cell>
          <table:table-cell table:formula="of:=RAND()" office:value-type="float" office:value="0.854278564453125">
            <text:p>0,8542785645</text:p>
          </table:table-cell>
          <table:table-cell table:formula="of:=1*([.$B471]&lt;[.$D$2])" office:value-type="float" office:value="1">
            <text:p>1</text:p>
          </table:table-cell>
          <table:table-cell table:formula="of:=([.D471]=0)*([.$B471]&lt;([.$D$2]+[.$E$2]))" office:value-type="float" office:value="0">
            <text:p>0</text:p>
          </table:table-cell>
          <table:table-cell table:formula="of:=([.D471]=0)*([.E471]=0)" office:value-type="float" office:value="0">
            <text:p>0</text:p>
          </table:table-cell>
          <table:table-cell table:formula="of:=1*([.$C471]&lt;[.$G$2])" office:value-type="float" office:value="0">
            <text:p>0</text:p>
          </table:table-cell>
          <table:table-cell table:formula="of:=([.G471]=0)*([.$C471]&lt;([.$G$2]+[.$H$2]))" office:value-type="float" office:value="0">
            <text:p>0</text:p>
          </table:table-cell>
          <table:table-cell table:formula="of:=([.G471]=0)*([.H471]=0)" office:value-type="float" office:value="1">
            <text:p>1</text:p>
          </table:table-cell>
          <table:table-cell table:formula="of:=IF([.D471]*[.G471];[.$M$4]) + IF([.E471]*[.G471];[.$M$5]) + IF([.F471]*[.G471];[.$M$6]) + IF([.D471]*[.H471];[.$N$4]) + IF([.E471]*[.H471];[.$N$5]) + IF([.F471]*[.H471];[.$N$6]) + IF([.D471]*[.I471];[.$O$4]) + IF([.E471]*[.I471];[.$O$5]) + IF([.F471]*[.I47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69">
            <text:p>469</text:p>
          </table:table-cell>
          <table:table-cell table:formula="of:=RAND()" office:value-type="float" office:value="0.672149658203125">
            <text:p>0,6721496582</text:p>
          </table:table-cell>
          <table:table-cell table:formula="of:=RAND()" office:value-type="float" office:value="0.050048828125">
            <text:p>0,0500488281</text:p>
          </table:table-cell>
          <table:table-cell table:formula="of:=1*([.$B472]&lt;[.$D$2])" office:value-type="float" office:value="0">
            <text:p>0</text:p>
          </table:table-cell>
          <table:table-cell table:formula="of:=([.D472]=0)*([.$B472]&lt;([.$D$2]+[.$E$2]))" office:value-type="float" office:value="0">
            <text:p>0</text:p>
          </table:table-cell>
          <table:table-cell table:formula="of:=([.D472]=0)*([.E472]=0)" office:value-type="float" office:value="1">
            <text:p>1</text:p>
          </table:table-cell>
          <table:table-cell table:formula="of:=1*([.$C472]&lt;[.$G$2])" office:value-type="float" office:value="0">
            <text:p>0</text:p>
          </table:table-cell>
          <table:table-cell table:formula="of:=([.G472]=0)*([.$C472]&lt;([.$G$2]+[.$H$2]))" office:value-type="float" office:value="1">
            <text:p>1</text:p>
          </table:table-cell>
          <table:table-cell table:formula="of:=([.G472]=0)*([.H472]=0)" office:value-type="float" office:value="0">
            <text:p>0</text:p>
          </table:table-cell>
          <table:table-cell table:formula="of:=IF([.D472]*[.G472];[.$M$4]) + IF([.E472]*[.G472];[.$M$5]) + IF([.F472]*[.G472];[.$M$6]) + IF([.D472]*[.H472];[.$N$4]) + IF([.E472]*[.H472];[.$N$5]) + IF([.F472]*[.H472];[.$N$6]) + IF([.D472]*[.I472];[.$O$4]) + IF([.E472]*[.I472];[.$O$5]) + IF([.F472]*[.I472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70">
            <text:p>470</text:p>
          </table:table-cell>
          <table:table-cell table:formula="of:=RAND()" office:value-type="float" office:value="0.71331787109375">
            <text:p>0,7133178711</text:p>
          </table:table-cell>
          <table:table-cell table:formula="of:=RAND()" office:value-type="float" office:value="0.28741455078125">
            <text:p>0,2874145508</text:p>
          </table:table-cell>
          <table:table-cell table:formula="of:=1*([.$B473]&lt;[.$D$2])" office:value-type="float" office:value="0">
            <text:p>0</text:p>
          </table:table-cell>
          <table:table-cell table:formula="of:=([.D473]=0)*([.$B473]&lt;([.$D$2]+[.$E$2]))" office:value-type="float" office:value="0">
            <text:p>0</text:p>
          </table:table-cell>
          <table:table-cell table:formula="of:=([.D473]=0)*([.E473]=0)" office:value-type="float" office:value="1">
            <text:p>1</text:p>
          </table:table-cell>
          <table:table-cell table:formula="of:=1*([.$C473]&lt;[.$G$2])" office:value-type="float" office:value="0">
            <text:p>0</text:p>
          </table:table-cell>
          <table:table-cell table:formula="of:=([.G473]=0)*([.$C473]&lt;([.$G$2]+[.$H$2]))" office:value-type="float" office:value="1">
            <text:p>1</text:p>
          </table:table-cell>
          <table:table-cell table:formula="of:=([.G473]=0)*([.H473]=0)" office:value-type="float" office:value="0">
            <text:p>0</text:p>
          </table:table-cell>
          <table:table-cell table:formula="of:=IF([.D473]*[.G473];[.$M$4]) + IF([.E473]*[.G473];[.$M$5]) + IF([.F473]*[.G473];[.$M$6]) + IF([.D473]*[.H473];[.$N$4]) + IF([.E473]*[.H473];[.$N$5]) + IF([.F473]*[.H473];[.$N$6]) + IF([.D473]*[.I473];[.$O$4]) + IF([.E473]*[.I473];[.$O$5]) + IF([.F473]*[.I473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71">
            <text:p>471</text:p>
          </table:table-cell>
          <table:table-cell table:formula="of:=RAND()" office:value-type="float" office:value="0.03546142578125">
            <text:p>0,0354614258</text:p>
          </table:table-cell>
          <table:table-cell table:formula="of:=RAND()" office:value-type="float" office:value="0.971588134765625">
            <text:p>0,9715881348</text:p>
          </table:table-cell>
          <table:table-cell table:formula="of:=1*([.$B474]&lt;[.$D$2])" office:value-type="float" office:value="1">
            <text:p>1</text:p>
          </table:table-cell>
          <table:table-cell table:formula="of:=([.D474]=0)*([.$B474]&lt;([.$D$2]+[.$E$2]))" office:value-type="float" office:value="0">
            <text:p>0</text:p>
          </table:table-cell>
          <table:table-cell table:formula="of:=([.D474]=0)*([.E474]=0)" office:value-type="float" office:value="0">
            <text:p>0</text:p>
          </table:table-cell>
          <table:table-cell table:formula="of:=1*([.$C474]&lt;[.$G$2])" office:value-type="float" office:value="0">
            <text:p>0</text:p>
          </table:table-cell>
          <table:table-cell table:formula="of:=([.G474]=0)*([.$C474]&lt;([.$G$2]+[.$H$2]))" office:value-type="float" office:value="0">
            <text:p>0</text:p>
          </table:table-cell>
          <table:table-cell table:formula="of:=([.G474]=0)*([.H474]=0)" office:value-type="float" office:value="1">
            <text:p>1</text:p>
          </table:table-cell>
          <table:table-cell table:formula="of:=IF([.D474]*[.G474];[.$M$4]) + IF([.E474]*[.G474];[.$M$5]) + IF([.F474]*[.G474];[.$M$6]) + IF([.D474]*[.H474];[.$N$4]) + IF([.E474]*[.H474];[.$N$5]) + IF([.F474]*[.H474];[.$N$6]) + IF([.D474]*[.I474];[.$O$4]) + IF([.E474]*[.I474];[.$O$5]) + IF([.F474]*[.I47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72">
            <text:p>472</text:p>
          </table:table-cell>
          <table:table-cell table:formula="of:=RAND()" office:value-type="float" office:value="0.22186279296875">
            <text:p>0,221862793</text:p>
          </table:table-cell>
          <table:table-cell table:formula="of:=RAND()" office:value-type="float" office:value="0.487396240234375">
            <text:p>0,4873962402</text:p>
          </table:table-cell>
          <table:table-cell table:formula="of:=1*([.$B475]&lt;[.$D$2])" office:value-type="float" office:value="1">
            <text:p>1</text:p>
          </table:table-cell>
          <table:table-cell table:formula="of:=([.D475]=0)*([.$B475]&lt;([.$D$2]+[.$E$2]))" office:value-type="float" office:value="0">
            <text:p>0</text:p>
          </table:table-cell>
          <table:table-cell table:formula="of:=([.D475]=0)*([.E475]=0)" office:value-type="float" office:value="0">
            <text:p>0</text:p>
          </table:table-cell>
          <table:table-cell table:formula="of:=1*([.$C475]&lt;[.$G$2])" office:value-type="float" office:value="0">
            <text:p>0</text:p>
          </table:table-cell>
          <table:table-cell table:formula="of:=([.G475]=0)*([.$C475]&lt;([.$G$2]+[.$H$2]))" office:value-type="float" office:value="1">
            <text:p>1</text:p>
          </table:table-cell>
          <table:table-cell table:formula="of:=([.G475]=0)*([.H475]=0)" office:value-type="float" office:value="0">
            <text:p>0</text:p>
          </table:table-cell>
          <table:table-cell table:formula="of:=IF([.D475]*[.G475];[.$M$4]) + IF([.E475]*[.G475];[.$M$5]) + IF([.F475]*[.G475];[.$M$6]) + IF([.D475]*[.H475];[.$N$4]) + IF([.E475]*[.H475];[.$N$5]) + IF([.F475]*[.H475];[.$N$6]) + IF([.D475]*[.I475];[.$O$4]) + IF([.E475]*[.I475];[.$O$5]) + IF([.F475]*[.I47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73">
            <text:p>473</text:p>
          </table:table-cell>
          <table:table-cell table:formula="of:=RAND()" office:value-type="float" office:value="0.986328125">
            <text:p>0,986328125</text:p>
          </table:table-cell>
          <table:table-cell table:formula="of:=RAND()" office:value-type="float" office:value="0.184722900390625">
            <text:p>0,1847229004</text:p>
          </table:table-cell>
          <table:table-cell table:formula="of:=1*([.$B476]&lt;[.$D$2])" office:value-type="float" office:value="0">
            <text:p>0</text:p>
          </table:table-cell>
          <table:table-cell table:formula="of:=([.D476]=0)*([.$B476]&lt;([.$D$2]+[.$E$2]))" office:value-type="float" office:value="0">
            <text:p>0</text:p>
          </table:table-cell>
          <table:table-cell table:formula="of:=([.D476]=0)*([.E476]=0)" office:value-type="float" office:value="1">
            <text:p>1</text:p>
          </table:table-cell>
          <table:table-cell table:formula="of:=1*([.$C476]&lt;[.$G$2])" office:value-type="float" office:value="0">
            <text:p>0</text:p>
          </table:table-cell>
          <table:table-cell table:formula="of:=([.G476]=0)*([.$C476]&lt;([.$G$2]+[.$H$2]))" office:value-type="float" office:value="1">
            <text:p>1</text:p>
          </table:table-cell>
          <table:table-cell table:formula="of:=([.G476]=0)*([.H476]=0)" office:value-type="float" office:value="0">
            <text:p>0</text:p>
          </table:table-cell>
          <table:table-cell table:formula="of:=IF([.D476]*[.G476];[.$M$4]) + IF([.E476]*[.G476];[.$M$5]) + IF([.F476]*[.G476];[.$M$6]) + IF([.D476]*[.H476];[.$N$4]) + IF([.E476]*[.H476];[.$N$5]) + IF([.F476]*[.H476];[.$N$6]) + IF([.D476]*[.I476];[.$O$4]) + IF([.E476]*[.I476];[.$O$5]) + IF([.F476]*[.I476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74">
            <text:p>474</text:p>
          </table:table-cell>
          <table:table-cell table:formula="of:=RAND()" office:value-type="float" office:value="0.183563232421875">
            <text:p>0,1835632324</text:p>
          </table:table-cell>
          <table:table-cell table:formula="of:=RAND()" office:value-type="float" office:value="0.444122314453125">
            <text:p>0,4441223145</text:p>
          </table:table-cell>
          <table:table-cell table:formula="of:=1*([.$B477]&lt;[.$D$2])" office:value-type="float" office:value="1">
            <text:p>1</text:p>
          </table:table-cell>
          <table:table-cell table:formula="of:=([.D477]=0)*([.$B477]&lt;([.$D$2]+[.$E$2]))" office:value-type="float" office:value="0">
            <text:p>0</text:p>
          </table:table-cell>
          <table:table-cell table:formula="of:=([.D477]=0)*([.E477]=0)" office:value-type="float" office:value="0">
            <text:p>0</text:p>
          </table:table-cell>
          <table:table-cell table:formula="of:=1*([.$C477]&lt;[.$G$2])" office:value-type="float" office:value="0">
            <text:p>0</text:p>
          </table:table-cell>
          <table:table-cell table:formula="of:=([.G477]=0)*([.$C477]&lt;([.$G$2]+[.$H$2]))" office:value-type="float" office:value="1">
            <text:p>1</text:p>
          </table:table-cell>
          <table:table-cell table:formula="of:=([.G477]=0)*([.H477]=0)" office:value-type="float" office:value="0">
            <text:p>0</text:p>
          </table:table-cell>
          <table:table-cell table:formula="of:=IF([.D477]*[.G477];[.$M$4]) + IF([.E477]*[.G477];[.$M$5]) + IF([.F477]*[.G477];[.$M$6]) + IF([.D477]*[.H477];[.$N$4]) + IF([.E477]*[.H477];[.$N$5]) + IF([.F477]*[.H477];[.$N$6]) + IF([.D477]*[.I477];[.$O$4]) + IF([.E477]*[.I477];[.$O$5]) + IF([.F477]*[.I477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75">
            <text:p>475</text:p>
          </table:table-cell>
          <table:table-cell table:formula="of:=RAND()" office:value-type="float" office:value="0.62860107421875">
            <text:p>0,6286010742</text:p>
          </table:table-cell>
          <table:table-cell table:formula="of:=RAND()" office:value-type="float" office:value="0.0247802734375">
            <text:p>0,0247802734</text:p>
          </table:table-cell>
          <table:table-cell table:formula="of:=1*([.$B478]&lt;[.$D$2])" office:value-type="float" office:value="1">
            <text:p>1</text:p>
          </table:table-cell>
          <table:table-cell table:formula="of:=([.D478]=0)*([.$B478]&lt;([.$D$2]+[.$E$2]))" office:value-type="float" office:value="0">
            <text:p>0</text:p>
          </table:table-cell>
          <table:table-cell table:formula="of:=([.D478]=0)*([.E478]=0)" office:value-type="float" office:value="0">
            <text:p>0</text:p>
          </table:table-cell>
          <table:table-cell table:formula="of:=1*([.$C478]&lt;[.$G$2])" office:value-type="float" office:value="0">
            <text:p>0</text:p>
          </table:table-cell>
          <table:table-cell table:formula="of:=([.G478]=0)*([.$C478]&lt;([.$G$2]+[.$H$2]))" office:value-type="float" office:value="1">
            <text:p>1</text:p>
          </table:table-cell>
          <table:table-cell table:formula="of:=([.G478]=0)*([.H478]=0)" office:value-type="float" office:value="0">
            <text:p>0</text:p>
          </table:table-cell>
          <table:table-cell table:formula="of:=IF([.D478]*[.G478];[.$M$4]) + IF([.E478]*[.G478];[.$M$5]) + IF([.F478]*[.G478];[.$M$6]) + IF([.D478]*[.H478];[.$N$4]) + IF([.E478]*[.H478];[.$N$5]) + IF([.F478]*[.H478];[.$N$6]) + IF([.D478]*[.I478];[.$O$4]) + IF([.E478]*[.I478];[.$O$5]) + IF([.F478]*[.I47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76">
            <text:p>476</text:p>
          </table:table-cell>
          <table:table-cell table:formula="of:=RAND()" office:value-type="float" office:value="0.01068115234375">
            <text:p>0,0106811523</text:p>
          </table:table-cell>
          <table:table-cell table:formula="of:=RAND()" office:value-type="float" office:value="0.016387939453125">
            <text:p>0,0163879395</text:p>
          </table:table-cell>
          <table:table-cell table:formula="of:=1*([.$B479]&lt;[.$D$2])" office:value-type="float" office:value="1">
            <text:p>1</text:p>
          </table:table-cell>
          <table:table-cell table:formula="of:=([.D479]=0)*([.$B479]&lt;([.$D$2]+[.$E$2]))" office:value-type="float" office:value="0">
            <text:p>0</text:p>
          </table:table-cell>
          <table:table-cell table:formula="of:=([.D479]=0)*([.E479]=0)" office:value-type="float" office:value="0">
            <text:p>0</text:p>
          </table:table-cell>
          <table:table-cell table:formula="of:=1*([.$C479]&lt;[.$G$2])" office:value-type="float" office:value="0">
            <text:p>0</text:p>
          </table:table-cell>
          <table:table-cell table:formula="of:=([.G479]=0)*([.$C479]&lt;([.$G$2]+[.$H$2]))" office:value-type="float" office:value="1">
            <text:p>1</text:p>
          </table:table-cell>
          <table:table-cell table:formula="of:=([.G479]=0)*([.H479]=0)" office:value-type="float" office:value="0">
            <text:p>0</text:p>
          </table:table-cell>
          <table:table-cell table:formula="of:=IF([.D479]*[.G479];[.$M$4]) + IF([.E479]*[.G479];[.$M$5]) + IF([.F479]*[.G479];[.$M$6]) + IF([.D479]*[.H479];[.$N$4]) + IF([.E479]*[.H479];[.$N$5]) + IF([.F479]*[.H479];[.$N$6]) + IF([.D479]*[.I479];[.$O$4]) + IF([.E479]*[.I479];[.$O$5]) + IF([.F479]*[.I479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77">
            <text:p>477</text:p>
          </table:table-cell>
          <table:table-cell table:formula="of:=RAND()" office:value-type="float" office:value="0.97039794921875">
            <text:p>0,9703979492</text:p>
          </table:table-cell>
          <table:table-cell table:formula="of:=RAND()" office:value-type="float" office:value="0.7886962890625">
            <text:p>0,7886962891</text:p>
          </table:table-cell>
          <table:table-cell table:formula="of:=1*([.$B480]&lt;[.$D$2])" office:value-type="float" office:value="0">
            <text:p>0</text:p>
          </table:table-cell>
          <table:table-cell table:formula="of:=([.D480]=0)*([.$B480]&lt;([.$D$2]+[.$E$2]))" office:value-type="float" office:value="0">
            <text:p>0</text:p>
          </table:table-cell>
          <table:table-cell table:formula="of:=([.D480]=0)*([.E480]=0)" office:value-type="float" office:value="1">
            <text:p>1</text:p>
          </table:table-cell>
          <table:table-cell table:formula="of:=1*([.$C480]&lt;[.$G$2])" office:value-type="float" office:value="0">
            <text:p>0</text:p>
          </table:table-cell>
          <table:table-cell table:formula="of:=([.G480]=0)*([.$C480]&lt;([.$G$2]+[.$H$2]))" office:value-type="float" office:value="0">
            <text:p>0</text:p>
          </table:table-cell>
          <table:table-cell table:formula="of:=([.G480]=0)*([.H480]=0)" office:value-type="float" office:value="1">
            <text:p>1</text:p>
          </table:table-cell>
          <table:table-cell table:formula="of:=IF([.D480]*[.G480];[.$M$4]) + IF([.E480]*[.G480];[.$M$5]) + IF([.F480]*[.G480];[.$M$6]) + IF([.D480]*[.H480];[.$N$4]) + IF([.E480]*[.H480];[.$N$5]) + IF([.F480]*[.H480];[.$N$6]) + IF([.D480]*[.I480];[.$O$4]) + IF([.E480]*[.I480];[.$O$5]) + IF([.F480]*[.I480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78">
            <text:p>478</text:p>
          </table:table-cell>
          <table:table-cell table:formula="of:=RAND()" office:value-type="float" office:value="0.457305908203125">
            <text:p>0,4573059082</text:p>
          </table:table-cell>
          <table:table-cell table:formula="of:=RAND()" office:value-type="float" office:value="0.982940673828125">
            <text:p>0,9829406738</text:p>
          </table:table-cell>
          <table:table-cell table:formula="of:=1*([.$B481]&lt;[.$D$2])" office:value-type="float" office:value="1">
            <text:p>1</text:p>
          </table:table-cell>
          <table:table-cell table:formula="of:=([.D481]=0)*([.$B481]&lt;([.$D$2]+[.$E$2]))" office:value-type="float" office:value="0">
            <text:p>0</text:p>
          </table:table-cell>
          <table:table-cell table:formula="of:=([.D481]=0)*([.E481]=0)" office:value-type="float" office:value="0">
            <text:p>0</text:p>
          </table:table-cell>
          <table:table-cell table:formula="of:=1*([.$C481]&lt;[.$G$2])" office:value-type="float" office:value="0">
            <text:p>0</text:p>
          </table:table-cell>
          <table:table-cell table:formula="of:=([.G481]=0)*([.$C481]&lt;([.$G$2]+[.$H$2]))" office:value-type="float" office:value="0">
            <text:p>0</text:p>
          </table:table-cell>
          <table:table-cell table:formula="of:=([.G481]=0)*([.H481]=0)" office:value-type="float" office:value="1">
            <text:p>1</text:p>
          </table:table-cell>
          <table:table-cell table:formula="of:=IF([.D481]*[.G481];[.$M$4]) + IF([.E481]*[.G481];[.$M$5]) + IF([.F481]*[.G481];[.$M$6]) + IF([.D481]*[.H481];[.$N$4]) + IF([.E481]*[.H481];[.$N$5]) + IF([.F481]*[.H481];[.$N$6]) + IF([.D481]*[.I481];[.$O$4]) + IF([.E481]*[.I481];[.$O$5]) + IF([.F481]*[.I48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79">
            <text:p>479</text:p>
          </table:table-cell>
          <table:table-cell table:formula="of:=RAND()" office:value-type="float" office:value="0.924835205078125">
            <text:p>0,9248352051</text:p>
          </table:table-cell>
          <table:table-cell table:formula="of:=RAND()" office:value-type="float" office:value="0.443084716796875">
            <text:p>0,4430847168</text:p>
          </table:table-cell>
          <table:table-cell table:formula="of:=1*([.$B482]&lt;[.$D$2])" office:value-type="float" office:value="0">
            <text:p>0</text:p>
          </table:table-cell>
          <table:table-cell table:formula="of:=([.D482]=0)*([.$B482]&lt;([.$D$2]+[.$E$2]))" office:value-type="float" office:value="0">
            <text:p>0</text:p>
          </table:table-cell>
          <table:table-cell table:formula="of:=([.D482]=0)*([.E482]=0)" office:value-type="float" office:value="1">
            <text:p>1</text:p>
          </table:table-cell>
          <table:table-cell table:formula="of:=1*([.$C482]&lt;[.$G$2])" office:value-type="float" office:value="0">
            <text:p>0</text:p>
          </table:table-cell>
          <table:table-cell table:formula="of:=([.G482]=0)*([.$C482]&lt;([.$G$2]+[.$H$2]))" office:value-type="float" office:value="1">
            <text:p>1</text:p>
          </table:table-cell>
          <table:table-cell table:formula="of:=([.G482]=0)*([.H482]=0)" office:value-type="float" office:value="0">
            <text:p>0</text:p>
          </table:table-cell>
          <table:table-cell table:formula="of:=IF([.D482]*[.G482];[.$M$4]) + IF([.E482]*[.G482];[.$M$5]) + IF([.F482]*[.G482];[.$M$6]) + IF([.D482]*[.H482];[.$N$4]) + IF([.E482]*[.H482];[.$N$5]) + IF([.F482]*[.H482];[.$N$6]) + IF([.D482]*[.I482];[.$O$4]) + IF([.E482]*[.I482];[.$O$5]) + IF([.F482]*[.I482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80">
            <text:p>480</text:p>
          </table:table-cell>
          <table:table-cell table:formula="of:=RAND()" office:value-type="float" office:value="0.874908447265625">
            <text:p>0,8749084473</text:p>
          </table:table-cell>
          <table:table-cell table:formula="of:=RAND()" office:value-type="float" office:value="0.665618896484375">
            <text:p>0,6656188965</text:p>
          </table:table-cell>
          <table:table-cell table:formula="of:=1*([.$B483]&lt;[.$D$2])" office:value-type="float" office:value="0">
            <text:p>0</text:p>
          </table:table-cell>
          <table:table-cell table:formula="of:=([.D483]=0)*([.$B483]&lt;([.$D$2]+[.$E$2]))" office:value-type="float" office:value="0">
            <text:p>0</text:p>
          </table:table-cell>
          <table:table-cell table:formula="of:=([.D483]=0)*([.E483]=0)" office:value-type="float" office:value="1">
            <text:p>1</text:p>
          </table:table-cell>
          <table:table-cell table:formula="of:=1*([.$C483]&lt;[.$G$2])" office:value-type="float" office:value="0">
            <text:p>0</text:p>
          </table:table-cell>
          <table:table-cell table:formula="of:=([.G483]=0)*([.$C483]&lt;([.$G$2]+[.$H$2]))" office:value-type="float" office:value="0">
            <text:p>0</text:p>
          </table:table-cell>
          <table:table-cell table:formula="of:=([.G483]=0)*([.H483]=0)" office:value-type="float" office:value="1">
            <text:p>1</text:p>
          </table:table-cell>
          <table:table-cell table:formula="of:=IF([.D483]*[.G483];[.$M$4]) + IF([.E483]*[.G483];[.$M$5]) + IF([.F483]*[.G483];[.$M$6]) + IF([.D483]*[.H483];[.$N$4]) + IF([.E483]*[.H483];[.$N$5]) + IF([.F483]*[.H483];[.$N$6]) + IF([.D483]*[.I483];[.$O$4]) + IF([.E483]*[.I483];[.$O$5]) + IF([.F483]*[.I483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81">
            <text:p>481</text:p>
          </table:table-cell>
          <table:table-cell table:formula="of:=RAND()" office:value-type="float" office:value="0.859344482421875">
            <text:p>0,8593444824</text:p>
          </table:table-cell>
          <table:table-cell table:formula="of:=RAND()" office:value-type="float" office:value="0.48284912109375">
            <text:p>0,4828491211</text:p>
          </table:table-cell>
          <table:table-cell table:formula="of:=1*([.$B484]&lt;[.$D$2])" office:value-type="float" office:value="0">
            <text:p>0</text:p>
          </table:table-cell>
          <table:table-cell table:formula="of:=([.D484]=0)*([.$B484]&lt;([.$D$2]+[.$E$2]))" office:value-type="float" office:value="0">
            <text:p>0</text:p>
          </table:table-cell>
          <table:table-cell table:formula="of:=([.D484]=0)*([.E484]=0)" office:value-type="float" office:value="1">
            <text:p>1</text:p>
          </table:table-cell>
          <table:table-cell table:formula="of:=1*([.$C484]&lt;[.$G$2])" office:value-type="float" office:value="0">
            <text:p>0</text:p>
          </table:table-cell>
          <table:table-cell table:formula="of:=([.G484]=0)*([.$C484]&lt;([.$G$2]+[.$H$2]))" office:value-type="float" office:value="1">
            <text:p>1</text:p>
          </table:table-cell>
          <table:table-cell table:formula="of:=([.G484]=0)*([.H484]=0)" office:value-type="float" office:value="0">
            <text:p>0</text:p>
          </table:table-cell>
          <table:table-cell table:formula="of:=IF([.D484]*[.G484];[.$M$4]) + IF([.E484]*[.G484];[.$M$5]) + IF([.F484]*[.G484];[.$M$6]) + IF([.D484]*[.H484];[.$N$4]) + IF([.E484]*[.H484];[.$N$5]) + IF([.F484]*[.H484];[.$N$6]) + IF([.D484]*[.I484];[.$O$4]) + IF([.E484]*[.I484];[.$O$5]) + IF([.F484]*[.I484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82">
            <text:p>482</text:p>
          </table:table-cell>
          <table:table-cell table:formula="of:=RAND()" office:value-type="float" office:value="0.407318115234375">
            <text:p>0,4073181152</text:p>
          </table:table-cell>
          <table:table-cell table:formula="of:=RAND()" office:value-type="float" office:value="0.90594482421875">
            <text:p>0,9059448242</text:p>
          </table:table-cell>
          <table:table-cell table:formula="of:=1*([.$B485]&lt;[.$D$2])" office:value-type="float" office:value="1">
            <text:p>1</text:p>
          </table:table-cell>
          <table:table-cell table:formula="of:=([.D485]=0)*([.$B485]&lt;([.$D$2]+[.$E$2]))" office:value-type="float" office:value="0">
            <text:p>0</text:p>
          </table:table-cell>
          <table:table-cell table:formula="of:=([.D485]=0)*([.E485]=0)" office:value-type="float" office:value="0">
            <text:p>0</text:p>
          </table:table-cell>
          <table:table-cell table:formula="of:=1*([.$C485]&lt;[.$G$2])" office:value-type="float" office:value="0">
            <text:p>0</text:p>
          </table:table-cell>
          <table:table-cell table:formula="of:=([.G485]=0)*([.$C485]&lt;([.$G$2]+[.$H$2]))" office:value-type="float" office:value="0">
            <text:p>0</text:p>
          </table:table-cell>
          <table:table-cell table:formula="of:=([.G485]=0)*([.H485]=0)" office:value-type="float" office:value="1">
            <text:p>1</text:p>
          </table:table-cell>
          <table:table-cell table:formula="of:=IF([.D485]*[.G485];[.$M$4]) + IF([.E485]*[.G485];[.$M$5]) + IF([.F485]*[.G485];[.$M$6]) + IF([.D485]*[.H485];[.$N$4]) + IF([.E485]*[.H485];[.$N$5]) + IF([.F485]*[.H485];[.$N$6]) + IF([.D485]*[.I485];[.$O$4]) + IF([.E485]*[.I485];[.$O$5]) + IF([.F485]*[.I48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83">
            <text:p>483</text:p>
          </table:table-cell>
          <table:table-cell table:formula="of:=RAND()" office:value-type="float" office:value="0.600189208984375">
            <text:p>0,600189209</text:p>
          </table:table-cell>
          <table:table-cell table:formula="of:=RAND()" office:value-type="float" office:value="0.971221923828125">
            <text:p>0,9712219238</text:p>
          </table:table-cell>
          <table:table-cell table:formula="of:=1*([.$B486]&lt;[.$D$2])" office:value-type="float" office:value="1">
            <text:p>1</text:p>
          </table:table-cell>
          <table:table-cell table:formula="of:=([.D486]=0)*([.$B486]&lt;([.$D$2]+[.$E$2]))" office:value-type="float" office:value="0">
            <text:p>0</text:p>
          </table:table-cell>
          <table:table-cell table:formula="of:=([.D486]=0)*([.E486]=0)" office:value-type="float" office:value="0">
            <text:p>0</text:p>
          </table:table-cell>
          <table:table-cell table:formula="of:=1*([.$C486]&lt;[.$G$2])" office:value-type="float" office:value="0">
            <text:p>0</text:p>
          </table:table-cell>
          <table:table-cell table:formula="of:=([.G486]=0)*([.$C486]&lt;([.$G$2]+[.$H$2]))" office:value-type="float" office:value="0">
            <text:p>0</text:p>
          </table:table-cell>
          <table:table-cell table:formula="of:=([.G486]=0)*([.H486]=0)" office:value-type="float" office:value="1">
            <text:p>1</text:p>
          </table:table-cell>
          <table:table-cell table:formula="of:=IF([.D486]*[.G486];[.$M$4]) + IF([.E486]*[.G486];[.$M$5]) + IF([.F486]*[.G486];[.$M$6]) + IF([.D486]*[.H486];[.$N$4]) + IF([.E486]*[.H486];[.$N$5]) + IF([.F486]*[.H486];[.$N$6]) + IF([.D486]*[.I486];[.$O$4]) + IF([.E486]*[.I486];[.$O$5]) + IF([.F486]*[.I486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84">
            <text:p>484</text:p>
          </table:table-cell>
          <table:table-cell table:formula="of:=RAND()" office:value-type="float" office:value="0.281280517578125">
            <text:p>0,2812805176</text:p>
          </table:table-cell>
          <table:table-cell table:formula="of:=RAND()" office:value-type="float" office:value="0.676666259765625">
            <text:p>0,6766662598</text:p>
          </table:table-cell>
          <table:table-cell table:formula="of:=1*([.$B487]&lt;[.$D$2])" office:value-type="float" office:value="1">
            <text:p>1</text:p>
          </table:table-cell>
          <table:table-cell table:formula="of:=([.D487]=0)*([.$B487]&lt;([.$D$2]+[.$E$2]))" office:value-type="float" office:value="0">
            <text:p>0</text:p>
          </table:table-cell>
          <table:table-cell table:formula="of:=([.D487]=0)*([.E487]=0)" office:value-type="float" office:value="0">
            <text:p>0</text:p>
          </table:table-cell>
          <table:table-cell table:formula="of:=1*([.$C487]&lt;[.$G$2])" office:value-type="float" office:value="0">
            <text:p>0</text:p>
          </table:table-cell>
          <table:table-cell table:formula="of:=([.G487]=0)*([.$C487]&lt;([.$G$2]+[.$H$2]))" office:value-type="float" office:value="0">
            <text:p>0</text:p>
          </table:table-cell>
          <table:table-cell table:formula="of:=([.G487]=0)*([.H487]=0)" office:value-type="float" office:value="1">
            <text:p>1</text:p>
          </table:table-cell>
          <table:table-cell table:formula="of:=IF([.D487]*[.G487];[.$M$4]) + IF([.E487]*[.G487];[.$M$5]) + IF([.F487]*[.G487];[.$M$6]) + IF([.D487]*[.H487];[.$N$4]) + IF([.E487]*[.H487];[.$N$5]) + IF([.F487]*[.H487];[.$N$6]) + IF([.D487]*[.I487];[.$O$4]) + IF([.E487]*[.I487];[.$O$5]) + IF([.F487]*[.I48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85">
            <text:p>485</text:p>
          </table:table-cell>
          <table:table-cell table:formula="of:=RAND()" office:value-type="float" office:value="0.29840087890625">
            <text:p>0,2984008789</text:p>
          </table:table-cell>
          <table:table-cell table:formula="of:=RAND()" office:value-type="float" office:value="0.29296875">
            <text:p>0,29296875</text:p>
          </table:table-cell>
          <table:table-cell table:formula="of:=1*([.$B488]&lt;[.$D$2])" office:value-type="float" office:value="1">
            <text:p>1</text:p>
          </table:table-cell>
          <table:table-cell table:formula="of:=([.D488]=0)*([.$B488]&lt;([.$D$2]+[.$E$2]))" office:value-type="float" office:value="0">
            <text:p>0</text:p>
          </table:table-cell>
          <table:table-cell table:formula="of:=([.D488]=0)*([.E488]=0)" office:value-type="float" office:value="0">
            <text:p>0</text:p>
          </table:table-cell>
          <table:table-cell table:formula="of:=1*([.$C488]&lt;[.$G$2])" office:value-type="float" office:value="0">
            <text:p>0</text:p>
          </table:table-cell>
          <table:table-cell table:formula="of:=([.G488]=0)*([.$C488]&lt;([.$G$2]+[.$H$2]))" office:value-type="float" office:value="1">
            <text:p>1</text:p>
          </table:table-cell>
          <table:table-cell table:formula="of:=([.G488]=0)*([.H488]=0)" office:value-type="float" office:value="0">
            <text:p>0</text:p>
          </table:table-cell>
          <table:table-cell table:formula="of:=IF([.D488]*[.G488];[.$M$4]) + IF([.E488]*[.G488];[.$M$5]) + IF([.F488]*[.G488];[.$M$6]) + IF([.D488]*[.H488];[.$N$4]) + IF([.E488]*[.H488];[.$N$5]) + IF([.F488]*[.H488];[.$N$6]) + IF([.D488]*[.I488];[.$O$4]) + IF([.E488]*[.I488];[.$O$5]) + IF([.F488]*[.I488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86">
            <text:p>486</text:p>
          </table:table-cell>
          <table:table-cell table:formula="of:=RAND()" office:value-type="float" office:value="0.849029541015625">
            <text:p>0,849029541</text:p>
          </table:table-cell>
          <table:table-cell table:formula="of:=RAND()" office:value-type="float" office:value="0.109222412109375">
            <text:p>0,1092224121</text:p>
          </table:table-cell>
          <table:table-cell table:formula="of:=1*([.$B489]&lt;[.$D$2])" office:value-type="float" office:value="0">
            <text:p>0</text:p>
          </table:table-cell>
          <table:table-cell table:formula="of:=([.D489]=0)*([.$B489]&lt;([.$D$2]+[.$E$2]))" office:value-type="float" office:value="0">
            <text:p>0</text:p>
          </table:table-cell>
          <table:table-cell table:formula="of:=([.D489]=0)*([.E489]=0)" office:value-type="float" office:value="1">
            <text:p>1</text:p>
          </table:table-cell>
          <table:table-cell table:formula="of:=1*([.$C489]&lt;[.$G$2])" office:value-type="float" office:value="0">
            <text:p>0</text:p>
          </table:table-cell>
          <table:table-cell table:formula="of:=([.G489]=0)*([.$C489]&lt;([.$G$2]+[.$H$2]))" office:value-type="float" office:value="1">
            <text:p>1</text:p>
          </table:table-cell>
          <table:table-cell table:formula="of:=([.G489]=0)*([.H489]=0)" office:value-type="float" office:value="0">
            <text:p>0</text:p>
          </table:table-cell>
          <table:table-cell table:formula="of:=IF([.D489]*[.G489];[.$M$4]) + IF([.E489]*[.G489];[.$M$5]) + IF([.F489]*[.G489];[.$M$6]) + IF([.D489]*[.H489];[.$N$4]) + IF([.E489]*[.H489];[.$N$5]) + IF([.F489]*[.H489];[.$N$6]) + IF([.D489]*[.I489];[.$O$4]) + IF([.E489]*[.I489];[.$O$5]) + IF([.F489]*[.I489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87">
            <text:p>487</text:p>
          </table:table-cell>
          <table:table-cell table:formula="of:=RAND()" office:value-type="float" office:value="0.06317138671875">
            <text:p>0,0631713867</text:p>
          </table:table-cell>
          <table:table-cell table:formula="of:=RAND()" office:value-type="float" office:value="0.651397705078125">
            <text:p>0,6513977051</text:p>
          </table:table-cell>
          <table:table-cell table:formula="of:=1*([.$B490]&lt;[.$D$2])" office:value-type="float" office:value="1">
            <text:p>1</text:p>
          </table:table-cell>
          <table:table-cell table:formula="of:=([.D490]=0)*([.$B490]&lt;([.$D$2]+[.$E$2]))" office:value-type="float" office:value="0">
            <text:p>0</text:p>
          </table:table-cell>
          <table:table-cell table:formula="of:=([.D490]=0)*([.E490]=0)" office:value-type="float" office:value="0">
            <text:p>0</text:p>
          </table:table-cell>
          <table:table-cell table:formula="of:=1*([.$C490]&lt;[.$G$2])" office:value-type="float" office:value="0">
            <text:p>0</text:p>
          </table:table-cell>
          <table:table-cell table:formula="of:=([.G490]=0)*([.$C490]&lt;([.$G$2]+[.$H$2]))" office:value-type="float" office:value="0">
            <text:p>0</text:p>
          </table:table-cell>
          <table:table-cell table:formula="of:=([.G490]=0)*([.H490]=0)" office:value-type="float" office:value="1">
            <text:p>1</text:p>
          </table:table-cell>
          <table:table-cell table:formula="of:=IF([.D490]*[.G490];[.$M$4]) + IF([.E490]*[.G490];[.$M$5]) + IF([.F490]*[.G490];[.$M$6]) + IF([.D490]*[.H490];[.$N$4]) + IF([.E490]*[.H490];[.$N$5]) + IF([.F490]*[.H490];[.$N$6]) + IF([.D490]*[.I490];[.$O$4]) + IF([.E490]*[.I490];[.$O$5]) + IF([.F490]*[.I49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88">
            <text:p>488</text:p>
          </table:table-cell>
          <table:table-cell table:formula="of:=RAND()" office:value-type="float" office:value="0.539306640625">
            <text:p>0,5393066406</text:p>
          </table:table-cell>
          <table:table-cell table:formula="of:=RAND()" office:value-type="float" office:value="0.218475341796875">
            <text:p>0,2184753418</text:p>
          </table:table-cell>
          <table:table-cell table:formula="of:=1*([.$B491]&lt;[.$D$2])" office:value-type="float" office:value="1">
            <text:p>1</text:p>
          </table:table-cell>
          <table:table-cell table:formula="of:=([.D491]=0)*([.$B491]&lt;([.$D$2]+[.$E$2]))" office:value-type="float" office:value="0">
            <text:p>0</text:p>
          </table:table-cell>
          <table:table-cell table:formula="of:=([.D491]=0)*([.E491]=0)" office:value-type="float" office:value="0">
            <text:p>0</text:p>
          </table:table-cell>
          <table:table-cell table:formula="of:=1*([.$C491]&lt;[.$G$2])" office:value-type="float" office:value="0">
            <text:p>0</text:p>
          </table:table-cell>
          <table:table-cell table:formula="of:=([.G491]=0)*([.$C491]&lt;([.$G$2]+[.$H$2]))" office:value-type="float" office:value="1">
            <text:p>1</text:p>
          </table:table-cell>
          <table:table-cell table:formula="of:=([.G491]=0)*([.H491]=0)" office:value-type="float" office:value="0">
            <text:p>0</text:p>
          </table:table-cell>
          <table:table-cell table:formula="of:=IF([.D491]*[.G491];[.$M$4]) + IF([.E491]*[.G491];[.$M$5]) + IF([.F491]*[.G491];[.$M$6]) + IF([.D491]*[.H491];[.$N$4]) + IF([.E491]*[.H491];[.$N$5]) + IF([.F491]*[.H491];[.$N$6]) + IF([.D491]*[.I491];[.$O$4]) + IF([.E491]*[.I491];[.$O$5]) + IF([.F491]*[.I491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89">
            <text:p>489</text:p>
          </table:table-cell>
          <table:table-cell table:formula="of:=RAND()" office:value-type="float" office:value="0.769012451171875">
            <text:p>0,7690124512</text:p>
          </table:table-cell>
          <table:table-cell table:formula="of:=RAND()" office:value-type="float" office:value="0.841156005859375">
            <text:p>0,8411560059</text:p>
          </table:table-cell>
          <table:table-cell table:formula="of:=1*([.$B492]&lt;[.$D$2])" office:value-type="float" office:value="0">
            <text:p>0</text:p>
          </table:table-cell>
          <table:table-cell table:formula="of:=([.D492]=0)*([.$B492]&lt;([.$D$2]+[.$E$2]))" office:value-type="float" office:value="0">
            <text:p>0</text:p>
          </table:table-cell>
          <table:table-cell table:formula="of:=([.D492]=0)*([.E492]=0)" office:value-type="float" office:value="1">
            <text:p>1</text:p>
          </table:table-cell>
          <table:table-cell table:formula="of:=1*([.$C492]&lt;[.$G$2])" office:value-type="float" office:value="0">
            <text:p>0</text:p>
          </table:table-cell>
          <table:table-cell table:formula="of:=([.G492]=0)*([.$C492]&lt;([.$G$2]+[.$H$2]))" office:value-type="float" office:value="0">
            <text:p>0</text:p>
          </table:table-cell>
          <table:table-cell table:formula="of:=([.G492]=0)*([.H492]=0)" office:value-type="float" office:value="1">
            <text:p>1</text:p>
          </table:table-cell>
          <table:table-cell table:formula="of:=IF([.D492]*[.G492];[.$M$4]) + IF([.E492]*[.G492];[.$M$5]) + IF([.F492]*[.G492];[.$M$6]) + IF([.D492]*[.H492];[.$N$4]) + IF([.E492]*[.H492];[.$N$5]) + IF([.F492]*[.H492];[.$N$6]) + IF([.D492]*[.I492];[.$O$4]) + IF([.E492]*[.I492];[.$O$5]) + IF([.F492]*[.I492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90">
            <text:p>490</text:p>
          </table:table-cell>
          <table:table-cell table:formula="of:=RAND()" office:value-type="float" office:value="0.372314453125">
            <text:p>0,3723144531</text:p>
          </table:table-cell>
          <table:table-cell table:formula="of:=RAND()" office:value-type="float" office:value="0.105865478515625">
            <text:p>0,1058654785</text:p>
          </table:table-cell>
          <table:table-cell table:formula="of:=1*([.$B493]&lt;[.$D$2])" office:value-type="float" office:value="1">
            <text:p>1</text:p>
          </table:table-cell>
          <table:table-cell table:formula="of:=([.D493]=0)*([.$B493]&lt;([.$D$2]+[.$E$2]))" office:value-type="float" office:value="0">
            <text:p>0</text:p>
          </table:table-cell>
          <table:table-cell table:formula="of:=([.D493]=0)*([.E493]=0)" office:value-type="float" office:value="0">
            <text:p>0</text:p>
          </table:table-cell>
          <table:table-cell table:formula="of:=1*([.$C493]&lt;[.$G$2])" office:value-type="float" office:value="0">
            <text:p>0</text:p>
          </table:table-cell>
          <table:table-cell table:formula="of:=([.G493]=0)*([.$C493]&lt;([.$G$2]+[.$H$2]))" office:value-type="float" office:value="1">
            <text:p>1</text:p>
          </table:table-cell>
          <table:table-cell table:formula="of:=([.G493]=0)*([.H493]=0)" office:value-type="float" office:value="0">
            <text:p>0</text:p>
          </table:table-cell>
          <table:table-cell table:formula="of:=IF([.D493]*[.G493];[.$M$4]) + IF([.E493]*[.G493];[.$M$5]) + IF([.F493]*[.G493];[.$M$6]) + IF([.D493]*[.H493];[.$N$4]) + IF([.E493]*[.H493];[.$N$5]) + IF([.F493]*[.H493];[.$N$6]) + IF([.D493]*[.I493];[.$O$4]) + IF([.E493]*[.I493];[.$O$5]) + IF([.F493]*[.I493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91">
            <text:p>491</text:p>
          </table:table-cell>
          <table:table-cell table:formula="of:=RAND()" office:value-type="float" office:value="0.943145751953125">
            <text:p>0,943145752</text:p>
          </table:table-cell>
          <table:table-cell table:formula="of:=RAND()" office:value-type="float" office:value="0.327239990234375">
            <text:p>0,3272399902</text:p>
          </table:table-cell>
          <table:table-cell table:formula="of:=1*([.$B494]&lt;[.$D$2])" office:value-type="float" office:value="0">
            <text:p>0</text:p>
          </table:table-cell>
          <table:table-cell table:formula="of:=([.D494]=0)*([.$B494]&lt;([.$D$2]+[.$E$2]))" office:value-type="float" office:value="0">
            <text:p>0</text:p>
          </table:table-cell>
          <table:table-cell table:formula="of:=([.D494]=0)*([.E494]=0)" office:value-type="float" office:value="1">
            <text:p>1</text:p>
          </table:table-cell>
          <table:table-cell table:formula="of:=1*([.$C494]&lt;[.$G$2])" office:value-type="float" office:value="0">
            <text:p>0</text:p>
          </table:table-cell>
          <table:table-cell table:formula="of:=([.G494]=0)*([.$C494]&lt;([.$G$2]+[.$H$2]))" office:value-type="float" office:value="1">
            <text:p>1</text:p>
          </table:table-cell>
          <table:table-cell table:formula="of:=([.G494]=0)*([.H494]=0)" office:value-type="float" office:value="0">
            <text:p>0</text:p>
          </table:table-cell>
          <table:table-cell table:formula="of:=IF([.D494]*[.G494];[.$M$4]) + IF([.E494]*[.G494];[.$M$5]) + IF([.F494]*[.G494];[.$M$6]) + IF([.D494]*[.H494];[.$N$4]) + IF([.E494]*[.H494];[.$N$5]) + IF([.F494]*[.H494];[.$N$6]) + IF([.D494]*[.I494];[.$O$4]) + IF([.E494]*[.I494];[.$O$5]) + IF([.F494]*[.I494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92">
            <text:p>492</text:p>
          </table:table-cell>
          <table:table-cell table:formula="of:=RAND()" office:value-type="float" office:value="0.19598388671875">
            <text:p>0,1959838867</text:p>
          </table:table-cell>
          <table:table-cell table:formula="of:=RAND()" office:value-type="float" office:value="0.922515869140625">
            <text:p>0,9225158691</text:p>
          </table:table-cell>
          <table:table-cell table:formula="of:=1*([.$B495]&lt;[.$D$2])" office:value-type="float" office:value="1">
            <text:p>1</text:p>
          </table:table-cell>
          <table:table-cell table:formula="of:=([.D495]=0)*([.$B495]&lt;([.$D$2]+[.$E$2]))" office:value-type="float" office:value="0">
            <text:p>0</text:p>
          </table:table-cell>
          <table:table-cell table:formula="of:=([.D495]=0)*([.E495]=0)" office:value-type="float" office:value="0">
            <text:p>0</text:p>
          </table:table-cell>
          <table:table-cell table:formula="of:=1*([.$C495]&lt;[.$G$2])" office:value-type="float" office:value="0">
            <text:p>0</text:p>
          </table:table-cell>
          <table:table-cell table:formula="of:=([.G495]=0)*([.$C495]&lt;([.$G$2]+[.$H$2]))" office:value-type="float" office:value="0">
            <text:p>0</text:p>
          </table:table-cell>
          <table:table-cell table:formula="of:=([.G495]=0)*([.H495]=0)" office:value-type="float" office:value="1">
            <text:p>1</text:p>
          </table:table-cell>
          <table:table-cell table:formula="of:=IF([.D495]*[.G495];[.$M$4]) + IF([.E495]*[.G495];[.$M$5]) + IF([.F495]*[.G495];[.$M$6]) + IF([.D495]*[.H495];[.$N$4]) + IF([.E495]*[.H495];[.$N$5]) + IF([.F495]*[.H495];[.$N$6]) + IF([.D495]*[.I495];[.$O$4]) + IF([.E495]*[.I495];[.$O$5]) + IF([.F495]*[.I495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93">
            <text:p>493</text:p>
          </table:table-cell>
          <table:table-cell table:formula="of:=RAND()" office:value-type="float" office:value="0.139251708984375">
            <text:p>0,139251709</text:p>
          </table:table-cell>
          <table:table-cell table:formula="of:=RAND()" office:value-type="float" office:value="0.162261962890625">
            <text:p>0,1622619629</text:p>
          </table:table-cell>
          <table:table-cell table:formula="of:=1*([.$B496]&lt;[.$D$2])" office:value-type="float" office:value="1">
            <text:p>1</text:p>
          </table:table-cell>
          <table:table-cell table:formula="of:=([.D496]=0)*([.$B496]&lt;([.$D$2]+[.$E$2]))" office:value-type="float" office:value="0">
            <text:p>0</text:p>
          </table:table-cell>
          <table:table-cell table:formula="of:=([.D496]=0)*([.E496]=0)" office:value-type="float" office:value="0">
            <text:p>0</text:p>
          </table:table-cell>
          <table:table-cell table:formula="of:=1*([.$C496]&lt;[.$G$2])" office:value-type="float" office:value="0">
            <text:p>0</text:p>
          </table:table-cell>
          <table:table-cell table:formula="of:=([.G496]=0)*([.$C496]&lt;([.$G$2]+[.$H$2]))" office:value-type="float" office:value="1">
            <text:p>1</text:p>
          </table:table-cell>
          <table:table-cell table:formula="of:=([.G496]=0)*([.H496]=0)" office:value-type="float" office:value="0">
            <text:p>0</text:p>
          </table:table-cell>
          <table:table-cell table:formula="of:=IF([.D496]*[.G496];[.$M$4]) + IF([.E496]*[.G496];[.$M$5]) + IF([.F496]*[.G496];[.$M$6]) + IF([.D496]*[.H496];[.$N$4]) + IF([.E496]*[.H496];[.$N$5]) + IF([.F496]*[.H496];[.$N$6]) + IF([.D496]*[.I496];[.$O$4]) + IF([.E496]*[.I496];[.$O$5]) + IF([.F496]*[.I496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94">
            <text:p>494</text:p>
          </table:table-cell>
          <table:table-cell table:formula="of:=RAND()" office:value-type="float" office:value="0.29864501953125">
            <text:p>0,2986450195</text:p>
          </table:table-cell>
          <table:table-cell table:formula="of:=RAND()" office:value-type="float" office:value="0.373291015625">
            <text:p>0,3732910156</text:p>
          </table:table-cell>
          <table:table-cell table:formula="of:=1*([.$B497]&lt;[.$D$2])" office:value-type="float" office:value="1">
            <text:p>1</text:p>
          </table:table-cell>
          <table:table-cell table:formula="of:=([.D497]=0)*([.$B497]&lt;([.$D$2]+[.$E$2]))" office:value-type="float" office:value="0">
            <text:p>0</text:p>
          </table:table-cell>
          <table:table-cell table:formula="of:=([.D497]=0)*([.E497]=0)" office:value-type="float" office:value="0">
            <text:p>0</text:p>
          </table:table-cell>
          <table:table-cell table:formula="of:=1*([.$C497]&lt;[.$G$2])" office:value-type="float" office:value="0">
            <text:p>0</text:p>
          </table:table-cell>
          <table:table-cell table:formula="of:=([.G497]=0)*([.$C497]&lt;([.$G$2]+[.$H$2]))" office:value-type="float" office:value="1">
            <text:p>1</text:p>
          </table:table-cell>
          <table:table-cell table:formula="of:=([.G497]=0)*([.H497]=0)" office:value-type="float" office:value="0">
            <text:p>0</text:p>
          </table:table-cell>
          <table:table-cell table:formula="of:=IF([.D497]*[.G497];[.$M$4]) + IF([.E497]*[.G497];[.$M$5]) + IF([.F497]*[.G497];[.$M$6]) + IF([.D497]*[.H497];[.$N$4]) + IF([.E497]*[.H497];[.$N$5]) + IF([.F497]*[.H497];[.$N$6]) + IF([.D497]*[.I497];[.$O$4]) + IF([.E497]*[.I497];[.$O$5]) + IF([.F497]*[.I497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95">
            <text:p>495</text:p>
          </table:table-cell>
          <table:table-cell table:formula="of:=RAND()" office:value-type="float" office:value="0.703582763671875">
            <text:p>0,7035827637</text:p>
          </table:table-cell>
          <table:table-cell table:formula="of:=RAND()" office:value-type="float" office:value="0.772613525390625">
            <text:p>0,7726135254</text:p>
          </table:table-cell>
          <table:table-cell table:formula="of:=1*([.$B498]&lt;[.$D$2])" office:value-type="float" office:value="0">
            <text:p>0</text:p>
          </table:table-cell>
          <table:table-cell table:formula="of:=([.D498]=0)*([.$B498]&lt;([.$D$2]+[.$E$2]))" office:value-type="float" office:value="0">
            <text:p>0</text:p>
          </table:table-cell>
          <table:table-cell table:formula="of:=([.D498]=0)*([.E498]=0)" office:value-type="float" office:value="1">
            <text:p>1</text:p>
          </table:table-cell>
          <table:table-cell table:formula="of:=1*([.$C498]&lt;[.$G$2])" office:value-type="float" office:value="0">
            <text:p>0</text:p>
          </table:table-cell>
          <table:table-cell table:formula="of:=([.G498]=0)*([.$C498]&lt;([.$G$2]+[.$H$2]))" office:value-type="float" office:value="0">
            <text:p>0</text:p>
          </table:table-cell>
          <table:table-cell table:formula="of:=([.G498]=0)*([.H498]=0)" office:value-type="float" office:value="1">
            <text:p>1</text:p>
          </table:table-cell>
          <table:table-cell table:formula="of:=IF([.D498]*[.G498];[.$M$4]) + IF([.E498]*[.G498];[.$M$5]) + IF([.F498]*[.G498];[.$M$6]) + IF([.D498]*[.H498];[.$N$4]) + IF([.E498]*[.H498];[.$N$5]) + IF([.F498]*[.H498];[.$N$6]) + IF([.D498]*[.I498];[.$O$4]) + IF([.E498]*[.I498];[.$O$5]) + IF([.F498]*[.I498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496">
            <text:p>496</text:p>
          </table:table-cell>
          <table:table-cell table:formula="of:=RAND()" office:value-type="float" office:value="0.555267333984375">
            <text:p>0,555267334</text:p>
          </table:table-cell>
          <table:table-cell table:formula="of:=RAND()" office:value-type="float" office:value="0.04296875">
            <text:p>0,04296875</text:p>
          </table:table-cell>
          <table:table-cell table:formula="of:=1*([.$B499]&lt;[.$D$2])" office:value-type="float" office:value="1">
            <text:p>1</text:p>
          </table:table-cell>
          <table:table-cell table:formula="of:=([.D499]=0)*([.$B499]&lt;([.$D$2]+[.$E$2]))" office:value-type="float" office:value="0">
            <text:p>0</text:p>
          </table:table-cell>
          <table:table-cell table:formula="of:=([.D499]=0)*([.E499]=0)" office:value-type="float" office:value="0">
            <text:p>0</text:p>
          </table:table-cell>
          <table:table-cell table:formula="of:=1*([.$C499]&lt;[.$G$2])" office:value-type="float" office:value="0">
            <text:p>0</text:p>
          </table:table-cell>
          <table:table-cell table:formula="of:=([.G499]=0)*([.$C499]&lt;([.$G$2]+[.$H$2]))" office:value-type="float" office:value="1">
            <text:p>1</text:p>
          </table:table-cell>
          <table:table-cell table:formula="of:=([.G499]=0)*([.H499]=0)" office:value-type="float" office:value="0">
            <text:p>0</text:p>
          </table:table-cell>
          <table:table-cell table:formula="of:=IF([.D499]*[.G499];[.$M$4]) + IF([.E499]*[.G499];[.$M$5]) + IF([.F499]*[.G499];[.$M$6]) + IF([.D499]*[.H499];[.$N$4]) + IF([.E499]*[.H499];[.$N$5]) + IF([.F499]*[.H499];[.$N$6]) + IF([.D499]*[.I499];[.$O$4]) + IF([.E499]*[.I499];[.$O$5]) + IF([.F499]*[.I499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97">
            <text:p>497</text:p>
          </table:table-cell>
          <table:table-cell table:formula="of:=RAND()" office:value-type="float" office:value="0.34002685546875">
            <text:p>0,3400268555</text:p>
          </table:table-cell>
          <table:table-cell table:formula="of:=RAND()" office:value-type="float" office:value="0.14520263671875">
            <text:p>0,1452026367</text:p>
          </table:table-cell>
          <table:table-cell table:formula="of:=1*([.$B500]&lt;[.$D$2])" office:value-type="float" office:value="1">
            <text:p>1</text:p>
          </table:table-cell>
          <table:table-cell table:formula="of:=([.D500]=0)*([.$B500]&lt;([.$D$2]+[.$E$2]))" office:value-type="float" office:value="0">
            <text:p>0</text:p>
          </table:table-cell>
          <table:table-cell table:formula="of:=([.D500]=0)*([.E500]=0)" office:value-type="float" office:value="0">
            <text:p>0</text:p>
          </table:table-cell>
          <table:table-cell table:formula="of:=1*([.$C500]&lt;[.$G$2])" office:value-type="float" office:value="0">
            <text:p>0</text:p>
          </table:table-cell>
          <table:table-cell table:formula="of:=([.G500]=0)*([.$C500]&lt;([.$G$2]+[.$H$2]))" office:value-type="float" office:value="1">
            <text:p>1</text:p>
          </table:table-cell>
          <table:table-cell table:formula="of:=([.G500]=0)*([.H500]=0)" office:value-type="float" office:value="0">
            <text:p>0</text:p>
          </table:table-cell>
          <table:table-cell table:formula="of:=IF([.D500]*[.G500];[.$M$4]) + IF([.E500]*[.G500];[.$M$5]) + IF([.F500]*[.G500];[.$M$6]) + IF([.D500]*[.H500];[.$N$4]) + IF([.E500]*[.H500];[.$N$5]) + IF([.F500]*[.H500];[.$N$6]) + IF([.D500]*[.I500];[.$O$4]) + IF([.E500]*[.I500];[.$O$5]) + IF([.F500]*[.I500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98">
            <text:p>498</text:p>
          </table:table-cell>
          <table:table-cell table:formula="of:=RAND()" office:value-type="float" office:value="0.7630615234375">
            <text:p>0,7630615234</text:p>
          </table:table-cell>
          <table:table-cell table:formula="of:=RAND()" office:value-type="float" office:value="0.326141357421875">
            <text:p>0,3261413574</text:p>
          </table:table-cell>
          <table:table-cell table:formula="of:=1*([.$B501]&lt;[.$D$2])" office:value-type="float" office:value="0">
            <text:p>0</text:p>
          </table:table-cell>
          <table:table-cell table:formula="of:=([.D501]=0)*([.$B501]&lt;([.$D$2]+[.$E$2]))" office:value-type="float" office:value="0">
            <text:p>0</text:p>
          </table:table-cell>
          <table:table-cell table:formula="of:=([.D501]=0)*([.E501]=0)" office:value-type="float" office:value="1">
            <text:p>1</text:p>
          </table:table-cell>
          <table:table-cell table:formula="of:=1*([.$C501]&lt;[.$G$2])" office:value-type="float" office:value="0">
            <text:p>0</text:p>
          </table:table-cell>
          <table:table-cell table:formula="of:=([.G501]=0)*([.$C501]&lt;([.$G$2]+[.$H$2]))" office:value-type="float" office:value="1">
            <text:p>1</text:p>
          </table:table-cell>
          <table:table-cell table:formula="of:=([.G501]=0)*([.H501]=0)" office:value-type="float" office:value="0">
            <text:p>0</text:p>
          </table:table-cell>
          <table:table-cell table:formula="of:=IF([.D501]*[.G501];[.$M$4]) + IF([.E501]*[.G501];[.$M$5]) + IF([.F501]*[.G501];[.$M$6]) + IF([.D501]*[.H501];[.$N$4]) + IF([.E501]*[.H501];[.$N$5]) + IF([.F501]*[.H501];[.$N$6]) + IF([.D501]*[.I501];[.$O$4]) + IF([.E501]*[.I501];[.$O$5]) + IF([.F501]*[.I501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99">
            <text:p>499</text:p>
          </table:table-cell>
          <table:table-cell table:formula="of:=RAND()" office:value-type="float" office:value="0.38031005859375">
            <text:p>0,3803100586</text:p>
          </table:table-cell>
          <table:table-cell table:formula="of:=RAND()" office:value-type="float" office:value="0.445648193359375">
            <text:p>0,4456481934</text:p>
          </table:table-cell>
          <table:table-cell table:formula="of:=1*([.$B502]&lt;[.$D$2])" office:value-type="float" office:value="1">
            <text:p>1</text:p>
          </table:table-cell>
          <table:table-cell table:formula="of:=([.D502]=0)*([.$B502]&lt;([.$D$2]+[.$E$2]))" office:value-type="float" office:value="0">
            <text:p>0</text:p>
          </table:table-cell>
          <table:table-cell table:formula="of:=([.D502]=0)*([.E502]=0)" office:value-type="float" office:value="0">
            <text:p>0</text:p>
          </table:table-cell>
          <table:table-cell table:formula="of:=1*([.$C502]&lt;[.$G$2])" office:value-type="float" office:value="0">
            <text:p>0</text:p>
          </table:table-cell>
          <table:table-cell table:formula="of:=([.G502]=0)*([.$C502]&lt;([.$G$2]+[.$H$2]))" office:value-type="float" office:value="1">
            <text:p>1</text:p>
          </table:table-cell>
          <table:table-cell table:formula="of:=([.G502]=0)*([.H502]=0)" office:value-type="float" office:value="0">
            <text:p>0</text:p>
          </table:table-cell>
          <table:table-cell table:formula="of:=IF([.D502]*[.G502];[.$M$4]) + IF([.E502]*[.G502];[.$M$5]) + IF([.F502]*[.G502];[.$M$6]) + IF([.D502]*[.H502];[.$N$4]) + IF([.E502]*[.H502];[.$N$5]) + IF([.F502]*[.H502];[.$N$6]) + IF([.D502]*[.I502];[.$O$4]) + IF([.E502]*[.I502];[.$O$5]) + IF([.F502]*[.I502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table:formula="of:=RAND()" office:value-type="float" office:value="0.322601318359375">
            <text:p>0,3226013184</text:p>
          </table:table-cell>
          <table:table-cell table:formula="of:=RAND()" office:value-type="float" office:value="0.241790771484375">
            <text:p>0,2417907715</text:p>
          </table:table-cell>
          <table:table-cell table:formula="of:=1*([.$B503]&lt;[.$D$2])" office:value-type="float" office:value="1">
            <text:p>1</text:p>
          </table:table-cell>
          <table:table-cell table:formula="of:=([.D503]=0)*([.$B503]&lt;([.$D$2]+[.$E$2]))" office:value-type="float" office:value="0">
            <text:p>0</text:p>
          </table:table-cell>
          <table:table-cell table:formula="of:=([.D503]=0)*([.E503]=0)" office:value-type="float" office:value="0">
            <text:p>0</text:p>
          </table:table-cell>
          <table:table-cell table:formula="of:=1*([.$C503]&lt;[.$G$2])" office:value-type="float" office:value="0">
            <text:p>0</text:p>
          </table:table-cell>
          <table:table-cell table:formula="of:=([.G503]=0)*([.$C503]&lt;([.$G$2]+[.$H$2]))" office:value-type="float" office:value="1">
            <text:p>1</text:p>
          </table:table-cell>
          <table:table-cell table:formula="of:=([.G503]=0)*([.H503]=0)" office:value-type="float" office:value="0">
            <text:p>0</text:p>
          </table:table-cell>
          <table:table-cell table:formula="of:=IF([.D503]*[.G503];[.$M$4]) + IF([.E503]*[.G503];[.$M$5]) + IF([.F503]*[.G503];[.$M$6]) + IF([.D503]*[.H503];[.$N$4]) + IF([.E503]*[.H503];[.$N$5]) + IF([.F503]*[.H503];[.$N$6]) + IF([.D503]*[.I503];[.$O$4]) + IF([.E503]*[.I503];[.$O$5]) + IF([.F503]*[.I503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501">
            <text:p>501</text:p>
          </table:table-cell>
          <table:table-cell table:formula="of:=RAND()" office:value-type="float" office:value="0.16546630859375">
            <text:p>0,1654663086</text:p>
          </table:table-cell>
          <table:table-cell table:formula="of:=RAND()" office:value-type="float" office:value="0.5994873046875">
            <text:p>0,5994873047</text:p>
          </table:table-cell>
          <table:table-cell table:formula="of:=1*([.$B504]&lt;[.$D$2])" office:value-type="float" office:value="1">
            <text:p>1</text:p>
          </table:table-cell>
          <table:table-cell table:formula="of:=([.D504]=0)*([.$B504]&lt;([.$D$2]+[.$E$2]))" office:value-type="float" office:value="0">
            <text:p>0</text:p>
          </table:table-cell>
          <table:table-cell table:formula="of:=([.D504]=0)*([.E504]=0)" office:value-type="float" office:value="0">
            <text:p>0</text:p>
          </table:table-cell>
          <table:table-cell table:formula="of:=1*([.$C504]&lt;[.$G$2])" office:value-type="float" office:value="0">
            <text:p>0</text:p>
          </table:table-cell>
          <table:table-cell table:formula="of:=([.G504]=0)*([.$C504]&lt;([.$G$2]+[.$H$2]))" office:value-type="float" office:value="0">
            <text:p>0</text:p>
          </table:table-cell>
          <table:table-cell table:formula="of:=([.G504]=0)*([.H504]=0)" office:value-type="float" office:value="1">
            <text:p>1</text:p>
          </table:table-cell>
          <table:table-cell table:formula="of:=IF([.D504]*[.G504];[.$M$4]) + IF([.E504]*[.G504];[.$M$5]) + IF([.F504]*[.G504];[.$M$6]) + IF([.D504]*[.H504];[.$N$4]) + IF([.E504]*[.H504];[.$N$5]) + IF([.F504]*[.H504];[.$N$6]) + IF([.D504]*[.I504];[.$O$4]) + IF([.E504]*[.I504];[.$O$5]) + IF([.F504]*[.I504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502">
            <text:p>502</text:p>
          </table:table-cell>
          <table:table-cell table:formula="of:=RAND()" office:value-type="float" office:value="0.921234130859375">
            <text:p>0,9212341309</text:p>
          </table:table-cell>
          <table:table-cell table:formula="of:=RAND()" office:value-type="float" office:value="0.913818359375">
            <text:p>0,9138183594</text:p>
          </table:table-cell>
          <table:table-cell table:formula="of:=1*([.$B505]&lt;[.$D$2])" office:value-type="float" office:value="0">
            <text:p>0</text:p>
          </table:table-cell>
          <table:table-cell table:formula="of:=([.D505]=0)*([.$B505]&lt;([.$D$2]+[.$E$2]))" office:value-type="float" office:value="0">
            <text:p>0</text:p>
          </table:table-cell>
          <table:table-cell table:formula="of:=([.D505]=0)*([.E505]=0)" office:value-type="float" office:value="1">
            <text:p>1</text:p>
          </table:table-cell>
          <table:table-cell table:formula="of:=1*([.$C505]&lt;[.$G$2])" office:value-type="float" office:value="0">
            <text:p>0</text:p>
          </table:table-cell>
          <table:table-cell table:formula="of:=([.G505]=0)*([.$C505]&lt;([.$G$2]+[.$H$2]))" office:value-type="float" office:value="0">
            <text:p>0</text:p>
          </table:table-cell>
          <table:table-cell table:formula="of:=([.G505]=0)*([.H505]=0)" office:value-type="float" office:value="1">
            <text:p>1</text:p>
          </table:table-cell>
          <table:table-cell table:formula="of:=IF([.D505]*[.G505];[.$M$4]) + IF([.E505]*[.G505];[.$M$5]) + IF([.F505]*[.G505];[.$M$6]) + IF([.D505]*[.H505];[.$N$4]) + IF([.E505]*[.H505];[.$N$5]) + IF([.F505]*[.H505];[.$N$6]) + IF([.D505]*[.I505];[.$O$4]) + IF([.E505]*[.I505];[.$O$5]) + IF([.F505]*[.I505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503">
            <text:p>503</text:p>
          </table:table-cell>
          <table:table-cell table:formula="of:=RAND()" office:value-type="float" office:value="0.44482421875">
            <text:p>0,4448242188</text:p>
          </table:table-cell>
          <table:table-cell table:formula="of:=RAND()" office:value-type="float" office:value="0.867523193359375">
            <text:p>0,8675231934</text:p>
          </table:table-cell>
          <table:table-cell table:formula="of:=1*([.$B506]&lt;[.$D$2])" office:value-type="float" office:value="1">
            <text:p>1</text:p>
          </table:table-cell>
          <table:table-cell table:formula="of:=([.D506]=0)*([.$B506]&lt;([.$D$2]+[.$E$2]))" office:value-type="float" office:value="0">
            <text:p>0</text:p>
          </table:table-cell>
          <table:table-cell table:formula="of:=([.D506]=0)*([.E506]=0)" office:value-type="float" office:value="0">
            <text:p>0</text:p>
          </table:table-cell>
          <table:table-cell table:formula="of:=1*([.$C506]&lt;[.$G$2])" office:value-type="float" office:value="0">
            <text:p>0</text:p>
          </table:table-cell>
          <table:table-cell table:formula="of:=([.G506]=0)*([.$C506]&lt;([.$G$2]+[.$H$2]))" office:value-type="float" office:value="0">
            <text:p>0</text:p>
          </table:table-cell>
          <table:table-cell table:formula="of:=([.G506]=0)*([.H506]=0)" office:value-type="float" office:value="1">
            <text:p>1</text:p>
          </table:table-cell>
          <table:table-cell table:formula="of:=IF([.D506]*[.G506];[.$M$4]) + IF([.E506]*[.G506];[.$M$5]) + IF([.F506]*[.G506];[.$M$6]) + IF([.D506]*[.H506];[.$N$4]) + IF([.E506]*[.H506];[.$N$5]) + IF([.F506]*[.H506];[.$N$6]) + IF([.D506]*[.I506];[.$O$4]) + IF([.E506]*[.I506];[.$O$5]) + IF([.F506]*[.I506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504">
            <text:p>504</text:p>
          </table:table-cell>
          <table:table-cell table:formula="of:=RAND()" office:value-type="float" office:value="0.3743896484375">
            <text:p>0,3743896484</text:p>
          </table:table-cell>
          <table:table-cell table:formula="of:=RAND()" office:value-type="float" office:value="0.998992919921875">
            <text:p>0,9989929199</text:p>
          </table:table-cell>
          <table:table-cell table:formula="of:=1*([.$B507]&lt;[.$D$2])" office:value-type="float" office:value="1">
            <text:p>1</text:p>
          </table:table-cell>
          <table:table-cell table:formula="of:=([.D507]=0)*([.$B507]&lt;([.$D$2]+[.$E$2]))" office:value-type="float" office:value="0">
            <text:p>0</text:p>
          </table:table-cell>
          <table:table-cell table:formula="of:=([.D507]=0)*([.E507]=0)" office:value-type="float" office:value="0">
            <text:p>0</text:p>
          </table:table-cell>
          <table:table-cell table:formula="of:=1*([.$C507]&lt;[.$G$2])" office:value-type="float" office:value="0">
            <text:p>0</text:p>
          </table:table-cell>
          <table:table-cell table:formula="of:=([.G507]=0)*([.$C507]&lt;([.$G$2]+[.$H$2]))" office:value-type="float" office:value="0">
            <text:p>0</text:p>
          </table:table-cell>
          <table:table-cell table:formula="of:=([.G507]=0)*([.H507]=0)" office:value-type="float" office:value="1">
            <text:p>1</text:p>
          </table:table-cell>
          <table:table-cell table:formula="of:=IF([.D507]*[.G507];[.$M$4]) + IF([.E507]*[.G507];[.$M$5]) + IF([.F507]*[.G507];[.$M$6]) + IF([.D507]*[.H507];[.$N$4]) + IF([.E507]*[.H507];[.$N$5]) + IF([.F507]*[.H507];[.$N$6]) + IF([.D507]*[.I507];[.$O$4]) + IF([.E507]*[.I507];[.$O$5]) + IF([.F507]*[.I507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505">
            <text:p>505</text:p>
          </table:table-cell>
          <table:table-cell table:formula="of:=RAND()" office:value-type="float" office:value="0.198974609375">
            <text:p>0,1989746094</text:p>
          </table:table-cell>
          <table:table-cell table:formula="of:=RAND()" office:value-type="float" office:value="0.946533203125">
            <text:p>0,9465332031</text:p>
          </table:table-cell>
          <table:table-cell table:formula="of:=1*([.$B508]&lt;[.$D$2])" office:value-type="float" office:value="1">
            <text:p>1</text:p>
          </table:table-cell>
          <table:table-cell table:formula="of:=([.D508]=0)*([.$B508]&lt;([.$D$2]+[.$E$2]))" office:value-type="float" office:value="0">
            <text:p>0</text:p>
          </table:table-cell>
          <table:table-cell table:formula="of:=([.D508]=0)*([.E508]=0)" office:value-type="float" office:value="0">
            <text:p>0</text:p>
          </table:table-cell>
          <table:table-cell table:formula="of:=1*([.$C508]&lt;[.$G$2])" office:value-type="float" office:value="0">
            <text:p>0</text:p>
          </table:table-cell>
          <table:table-cell table:formula="of:=([.G508]=0)*([.$C508]&lt;([.$G$2]+[.$H$2]))" office:value-type="float" office:value="0">
            <text:p>0</text:p>
          </table:table-cell>
          <table:table-cell table:formula="of:=([.G508]=0)*([.H508]=0)" office:value-type="float" office:value="1">
            <text:p>1</text:p>
          </table:table-cell>
          <table:table-cell table:formula="of:=IF([.D508]*[.G508];[.$M$4]) + IF([.E508]*[.G508];[.$M$5]) + IF([.F508]*[.G508];[.$M$6]) + IF([.D508]*[.H508];[.$N$4]) + IF([.E508]*[.H508];[.$N$5]) + IF([.F508]*[.H508];[.$N$6]) + IF([.D508]*[.I508];[.$O$4]) + IF([.E508]*[.I508];[.$O$5]) + IF([.F508]*[.I508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506">
            <text:p>506</text:p>
          </table:table-cell>
          <table:table-cell table:formula="of:=RAND()" office:value-type="float" office:value="0.28155517578125">
            <text:p>0,2815551758</text:p>
          </table:table-cell>
          <table:table-cell table:formula="of:=RAND()" office:value-type="float" office:value="0.84320068359375">
            <text:p>0,8432006836</text:p>
          </table:table-cell>
          <table:table-cell table:formula="of:=1*([.$B509]&lt;[.$D$2])" office:value-type="float" office:value="1">
            <text:p>1</text:p>
          </table:table-cell>
          <table:table-cell table:formula="of:=([.D509]=0)*([.$B509]&lt;([.$D$2]+[.$E$2]))" office:value-type="float" office:value="0">
            <text:p>0</text:p>
          </table:table-cell>
          <table:table-cell table:formula="of:=([.D509]=0)*([.E509]=0)" office:value-type="float" office:value="0">
            <text:p>0</text:p>
          </table:table-cell>
          <table:table-cell table:formula="of:=1*([.$C509]&lt;[.$G$2])" office:value-type="float" office:value="0">
            <text:p>0</text:p>
          </table:table-cell>
          <table:table-cell table:formula="of:=([.G509]=0)*([.$C509]&lt;([.$G$2]+[.$H$2]))" office:value-type="float" office:value="0">
            <text:p>0</text:p>
          </table:table-cell>
          <table:table-cell table:formula="of:=([.G509]=0)*([.H509]=0)" office:value-type="float" office:value="1">
            <text:p>1</text:p>
          </table:table-cell>
          <table:table-cell table:formula="of:=IF([.D509]*[.G509];[.$M$4]) + IF([.E509]*[.G509];[.$M$5]) + IF([.F509]*[.G509];[.$M$6]) + IF([.D509]*[.H509];[.$N$4]) + IF([.E509]*[.H509];[.$N$5]) + IF([.F509]*[.H509];[.$N$6]) + IF([.D509]*[.I509];[.$O$4]) + IF([.E509]*[.I509];[.$O$5]) + IF([.F509]*[.I50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507">
            <text:p>507</text:p>
          </table:table-cell>
          <table:table-cell table:formula="of:=RAND()" office:value-type="float" office:value="0.792633056640625">
            <text:p>0,7926330566</text:p>
          </table:table-cell>
          <table:table-cell table:formula="of:=RAND()" office:value-type="float" office:value="0.62652587890625">
            <text:p>0,6265258789</text:p>
          </table:table-cell>
          <table:table-cell table:formula="of:=1*([.$B510]&lt;[.$D$2])" office:value-type="float" office:value="0">
            <text:p>0</text:p>
          </table:table-cell>
          <table:table-cell table:formula="of:=([.D510]=0)*([.$B510]&lt;([.$D$2]+[.$E$2]))" office:value-type="float" office:value="0">
            <text:p>0</text:p>
          </table:table-cell>
          <table:table-cell table:formula="of:=([.D510]=0)*([.E510]=0)" office:value-type="float" office:value="1">
            <text:p>1</text:p>
          </table:table-cell>
          <table:table-cell table:formula="of:=1*([.$C510]&lt;[.$G$2])" office:value-type="float" office:value="0">
            <text:p>0</text:p>
          </table:table-cell>
          <table:table-cell table:formula="of:=([.G510]=0)*([.$C510]&lt;([.$G$2]+[.$H$2]))" office:value-type="float" office:value="0">
            <text:p>0</text:p>
          </table:table-cell>
          <table:table-cell table:formula="of:=([.G510]=0)*([.H510]=0)" office:value-type="float" office:value="1">
            <text:p>1</text:p>
          </table:table-cell>
          <table:table-cell table:formula="of:=IF([.D510]*[.G510];[.$M$4]) + IF([.E510]*[.G510];[.$M$5]) + IF([.F510]*[.G510];[.$M$6]) + IF([.D510]*[.H510];[.$N$4]) + IF([.E510]*[.H510];[.$N$5]) + IF([.F510]*[.H510];[.$N$6]) + IF([.D510]*[.I510];[.$O$4]) + IF([.E510]*[.I510];[.$O$5]) + IF([.F510]*[.I510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508">
            <text:p>508</text:p>
          </table:table-cell>
          <table:table-cell table:formula="of:=RAND()" office:value-type="float" office:value="0.6527099609375">
            <text:p>0,6527099609</text:p>
          </table:table-cell>
          <table:table-cell table:formula="of:=RAND()" office:value-type="float" office:value="0.647674560546875">
            <text:p>0,6476745605</text:p>
          </table:table-cell>
          <table:table-cell table:formula="of:=1*([.$B511]&lt;[.$D$2])" office:value-type="float" office:value="1">
            <text:p>1</text:p>
          </table:table-cell>
          <table:table-cell table:formula="of:=([.D511]=0)*([.$B511]&lt;([.$D$2]+[.$E$2]))" office:value-type="float" office:value="0">
            <text:p>0</text:p>
          </table:table-cell>
          <table:table-cell table:formula="of:=([.D511]=0)*([.E511]=0)" office:value-type="float" office:value="0">
            <text:p>0</text:p>
          </table:table-cell>
          <table:table-cell table:formula="of:=1*([.$C511]&lt;[.$G$2])" office:value-type="float" office:value="0">
            <text:p>0</text:p>
          </table:table-cell>
          <table:table-cell table:formula="of:=([.G511]=0)*([.$C511]&lt;([.$G$2]+[.$H$2]))" office:value-type="float" office:value="0">
            <text:p>0</text:p>
          </table:table-cell>
          <table:table-cell table:formula="of:=([.G511]=0)*([.H511]=0)" office:value-type="float" office:value="1">
            <text:p>1</text:p>
          </table:table-cell>
          <table:table-cell table:formula="of:=IF([.D511]*[.G511];[.$M$4]) + IF([.E511]*[.G511];[.$M$5]) + IF([.F511]*[.G511];[.$M$6]) + IF([.D511]*[.H511];[.$N$4]) + IF([.E511]*[.H511];[.$N$5]) + IF([.F511]*[.H511];[.$N$6]) + IF([.D511]*[.I511];[.$O$4]) + IF([.E511]*[.I511];[.$O$5]) + IF([.F511]*[.I511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509">
            <text:p>509</text:p>
          </table:table-cell>
          <table:table-cell table:formula="of:=RAND()" office:value-type="float" office:value="0.86395263671875">
            <text:p>0,8639526367</text:p>
          </table:table-cell>
          <table:table-cell table:formula="of:=RAND()" office:value-type="float" office:value="0.536102294921875">
            <text:p>0,5361022949</text:p>
          </table:table-cell>
          <table:table-cell table:formula="of:=1*([.$B512]&lt;[.$D$2])" office:value-type="float" office:value="0">
            <text:p>0</text:p>
          </table:table-cell>
          <table:table-cell table:formula="of:=([.D512]=0)*([.$B512]&lt;([.$D$2]+[.$E$2]))" office:value-type="float" office:value="0">
            <text:p>0</text:p>
          </table:table-cell>
          <table:table-cell table:formula="of:=([.D512]=0)*([.E512]=0)" office:value-type="float" office:value="1">
            <text:p>1</text:p>
          </table:table-cell>
          <table:table-cell table:formula="of:=1*([.$C512]&lt;[.$G$2])" office:value-type="float" office:value="0">
            <text:p>0</text:p>
          </table:table-cell>
          <table:table-cell table:formula="of:=([.G512]=0)*([.$C512]&lt;([.$G$2]+[.$H$2]))" office:value-type="float" office:value="0">
            <text:p>0</text:p>
          </table:table-cell>
          <table:table-cell table:formula="of:=([.G512]=0)*([.H512]=0)" office:value-type="float" office:value="1">
            <text:p>1</text:p>
          </table:table-cell>
          <table:table-cell table:formula="of:=IF([.D512]*[.G512];[.$M$4]) + IF([.E512]*[.G512];[.$M$5]) + IF([.F512]*[.G512];[.$M$6]) + IF([.D512]*[.H512];[.$N$4]) + IF([.E512]*[.H512];[.$N$5]) + IF([.F512]*[.H512];[.$N$6]) + IF([.D512]*[.I512];[.$O$4]) + IF([.E512]*[.I512];[.$O$5]) + IF([.F512]*[.I512];[.$O$6])" office:value-type="float" office:value="-2">
            <text:p>-2</text:p>
          </table:table-cell>
          <table:table-cell table:number-columns-repeated="7"/>
        </table:table-row>
        <table:table-row table:style-name="ro1">
          <table:table-cell office:value-type="float" office:value="510">
            <text:p>510</text:p>
          </table:table-cell>
          <table:table-cell table:formula="of:=RAND()" office:value-type="float" office:value="0.162017822265625">
            <text:p>0,1620178223</text:p>
          </table:table-cell>
          <table:table-cell table:formula="of:=RAND()" office:value-type="float" office:value="0.42620849609375">
            <text:p>0,4262084961</text:p>
          </table:table-cell>
          <table:table-cell table:formula="of:=1*([.$B513]&lt;[.$D$2])" office:value-type="float" office:value="1">
            <text:p>1</text:p>
          </table:table-cell>
          <table:table-cell table:formula="of:=([.D513]=0)*([.$B513]&lt;([.$D$2]+[.$E$2]))" office:value-type="float" office:value="0">
            <text:p>0</text:p>
          </table:table-cell>
          <table:table-cell table:formula="of:=([.D513]=0)*([.E513]=0)" office:value-type="float" office:value="0">
            <text:p>0</text:p>
          </table:table-cell>
          <table:table-cell table:formula="of:=1*([.$C513]&lt;[.$G$2])" office:value-type="float" office:value="0">
            <text:p>0</text:p>
          </table:table-cell>
          <table:table-cell table:formula="of:=([.G513]=0)*([.$C513]&lt;([.$G$2]+[.$H$2]))" office:value-type="float" office:value="1">
            <text:p>1</text:p>
          </table:table-cell>
          <table:table-cell table:formula="of:=([.G513]=0)*([.H513]=0)" office:value-type="float" office:value="0">
            <text:p>0</text:p>
          </table:table-cell>
          <table:table-cell table:formula="of:=IF([.D513]*[.G513];[.$M$4]) + IF([.E513]*[.G513];[.$M$5]) + IF([.F513]*[.G513];[.$M$6]) + IF([.D513]*[.H513];[.$N$4]) + IF([.E513]*[.H513];[.$N$5]) + IF([.F513]*[.H513];[.$N$6]) + IF([.D513]*[.I513];[.$O$4]) + IF([.E513]*[.I513];[.$O$5]) + IF([.F513]*[.I513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511">
            <text:p>511</text:p>
          </table:table-cell>
          <table:table-cell table:formula="of:=RAND()" office:value-type="float" office:value="0.856414794921875">
            <text:p>0,8564147949</text:p>
          </table:table-cell>
          <table:table-cell table:formula="of:=RAND()" office:value-type="float" office:value="0.006744384765625">
            <text:p>0,0067443848</text:p>
          </table:table-cell>
          <table:table-cell table:formula="of:=1*([.$B514]&lt;[.$D$2])" office:value-type="float" office:value="0">
            <text:p>0</text:p>
          </table:table-cell>
          <table:table-cell table:formula="of:=([.D514]=0)*([.$B514]&lt;([.$D$2]+[.$E$2]))" office:value-type="float" office:value="0">
            <text:p>0</text:p>
          </table:table-cell>
          <table:table-cell table:formula="of:=([.D514]=0)*([.E514]=0)" office:value-type="float" office:value="1">
            <text:p>1</text:p>
          </table:table-cell>
          <table:table-cell table:formula="of:=1*([.$C514]&lt;[.$G$2])" office:value-type="float" office:value="0">
            <text:p>0</text:p>
          </table:table-cell>
          <table:table-cell table:formula="of:=([.G514]=0)*([.$C514]&lt;([.$G$2]+[.$H$2]))" office:value-type="float" office:value="1">
            <text:p>1</text:p>
          </table:table-cell>
          <table:table-cell table:formula="of:=([.G514]=0)*([.H514]=0)" office:value-type="float" office:value="0">
            <text:p>0</text:p>
          </table:table-cell>
          <table:table-cell table:formula="of:=IF([.D514]*[.G514];[.$M$4]) + IF([.E514]*[.G514];[.$M$5]) + IF([.F514]*[.G514];[.$M$6]) + IF([.D514]*[.H514];[.$N$4]) + IF([.E514]*[.H514];[.$N$5]) + IF([.F514]*[.H514];[.$N$6]) + IF([.D514]*[.I514];[.$O$4]) + IF([.E514]*[.I514];[.$O$5]) + IF([.F514]*[.I514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512">
            <text:p>512</text:p>
          </table:table-cell>
          <table:table-cell table:formula="of:=RAND()" office:value-type="float" office:value="0.1845703125">
            <text:p>0,1845703125</text:p>
          </table:table-cell>
          <table:table-cell table:formula="of:=RAND()" office:value-type="float" office:value="0.034332275390625">
            <text:p>0,0343322754</text:p>
          </table:table-cell>
          <table:table-cell table:formula="of:=1*([.$B515]&lt;[.$D$2])" office:value-type="float" office:value="1">
            <text:p>1</text:p>
          </table:table-cell>
          <table:table-cell table:formula="of:=([.D515]=0)*([.$B515]&lt;([.$D$2]+[.$E$2]))" office:value-type="float" office:value="0">
            <text:p>0</text:p>
          </table:table-cell>
          <table:table-cell table:formula="of:=([.D515]=0)*([.E515]=0)" office:value-type="float" office:value="0">
            <text:p>0</text:p>
          </table:table-cell>
          <table:table-cell table:formula="of:=1*([.$C515]&lt;[.$G$2])" office:value-type="float" office:value="0">
            <text:p>0</text:p>
          </table:table-cell>
          <table:table-cell table:formula="of:=([.G515]=0)*([.$C515]&lt;([.$G$2]+[.$H$2]))" office:value-type="float" office:value="1">
            <text:p>1</text:p>
          </table:table-cell>
          <table:table-cell table:formula="of:=([.G515]=0)*([.H515]=0)" office:value-type="float" office:value="0">
            <text:p>0</text:p>
          </table:table-cell>
          <table:table-cell table:formula="of:=IF([.D515]*[.G515];[.$M$4]) + IF([.E515]*[.G515];[.$M$5]) + IF([.F515]*[.G515];[.$M$6]) + IF([.D515]*[.H515];[.$N$4]) + IF([.E515]*[.H515];[.$N$5]) + IF([.F515]*[.H515];[.$N$6]) + IF([.D515]*[.I515];[.$O$4]) + IF([.E515]*[.I515];[.$O$5]) + IF([.F515]*[.I515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513">
            <text:p>513</text:p>
          </table:table-cell>
          <table:table-cell table:formula="of:=RAND()" office:value-type="float" office:value="0.5994873046875">
            <text:p>0,5994873047</text:p>
          </table:table-cell>
          <table:table-cell table:formula="of:=RAND()" office:value-type="float" office:value="0.587677001953125">
            <text:p>0,587677002</text:p>
          </table:table-cell>
          <table:table-cell table:formula="of:=1*([.$B516]&lt;[.$D$2])" office:value-type="float" office:value="1">
            <text:p>1</text:p>
          </table:table-cell>
          <table:table-cell table:formula="of:=([.D516]=0)*([.$B516]&lt;([.$D$2]+[.$E$2]))" office:value-type="float" office:value="0">
            <text:p>0</text:p>
          </table:table-cell>
          <table:table-cell table:formula="of:=([.D516]=0)*([.E516]=0)" office:value-type="float" office:value="0">
            <text:p>0</text:p>
          </table:table-cell>
          <table:table-cell table:formula="of:=1*([.$C516]&lt;[.$G$2])" office:value-type="float" office:value="0">
            <text:p>0</text:p>
          </table:table-cell>
          <table:table-cell table:formula="of:=([.G516]=0)*([.$C516]&lt;([.$G$2]+[.$H$2]))" office:value-type="float" office:value="0">
            <text:p>0</text:p>
          </table:table-cell>
          <table:table-cell table:formula="of:=([.G516]=0)*([.H516]=0)" office:value-type="float" office:value="1">
            <text:p>1</text:p>
          </table:table-cell>
          <table:table-cell table:formula="of:=IF([.D516]*[.G516];[.$M$4]) + IF([.E516]*[.G516];[.$M$5]) + IF([.F516]*[.G516];[.$M$6]) + IF([.D516]*[.H516];[.$N$4]) + IF([.E516]*[.H516];[.$N$5]) + IF([.F516]*[.H516];[.$N$6]) + IF([.D516]*[.I516];[.$O$4]) + IF([.E516]*[.I516];[.$O$5]) + IF([.F516]*[.I516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514">
            <text:p>514</text:p>
          </table:table-cell>
          <table:table-cell table:formula="of:=RAND()" office:value-type="float" office:value="0.2724609375">
            <text:p>0,2724609375</text:p>
          </table:table-cell>
          <table:table-cell table:formula="of:=RAND()" office:value-type="float" office:value="0.05255126953125">
            <text:p>0,0525512695</text:p>
          </table:table-cell>
          <table:table-cell table:formula="of:=1*([.$B517]&lt;[.$D$2])" office:value-type="float" office:value="1">
            <text:p>1</text:p>
          </table:table-cell>
          <table:table-cell table:formula="of:=([.D517]=0)*([.$B517]&lt;([.$D$2]+[.$E$2]))" office:value-type="float" office:value="0">
            <text:p>0</text:p>
          </table:table-cell>
          <table:table-cell table:formula="of:=([.D517]=0)*([.E517]=0)" office:value-type="float" office:value="0">
            <text:p>0</text:p>
          </table:table-cell>
          <table:table-cell table:formula="of:=1*([.$C517]&lt;[.$G$2])" office:value-type="float" office:value="0">
            <text:p>0</text:p>
          </table:table-cell>
          <table:table-cell table:formula="of:=([.G517]=0)*([.$C517]&lt;([.$G$2]+[.$H$2]))" office:value-type="float" office:value="1">
            <text:p>1</text:p>
          </table:table-cell>
          <table:table-cell table:formula="of:=([.G517]=0)*([.H517]=0)" office:value-type="float" office:value="0">
            <text:p>0</text:p>
          </table:table-cell>
          <table:table-cell table:formula="of:=IF([.D517]*[.G517];[.$M$4]) + IF([.E517]*[.G517];[.$M$5]) + IF([.F517]*[.G517];[.$M$6]) + IF([.D517]*[.H517];[.$N$4]) + IF([.E517]*[.H517];[.$N$5]) + IF([.F517]*[.H517];[.$N$6]) + IF([.D517]*[.I517];[.$O$4]) + IF([.E517]*[.I517];[.$O$5]) + IF([.F517]*[.I517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515">
            <text:p>515</text:p>
          </table:table-cell>
          <table:table-cell table:formula="of:=RAND()" office:value-type="float" office:value="0.844390869140625">
            <text:p>0,8443908691</text:p>
          </table:table-cell>
          <table:table-cell table:formula="of:=RAND()" office:value-type="float" office:value="0.242218017578125">
            <text:p>0,2422180176</text:p>
          </table:table-cell>
          <table:table-cell table:formula="of:=1*([.$B518]&lt;[.$D$2])" office:value-type="float" office:value="0">
            <text:p>0</text:p>
          </table:table-cell>
          <table:table-cell table:formula="of:=([.D518]=0)*([.$B518]&lt;([.$D$2]+[.$E$2]))" office:value-type="float" office:value="0">
            <text:p>0</text:p>
          </table:table-cell>
          <table:table-cell table:formula="of:=([.D518]=0)*([.E518]=0)" office:value-type="float" office:value="1">
            <text:p>1</text:p>
          </table:table-cell>
          <table:table-cell table:formula="of:=1*([.$C518]&lt;[.$G$2])" office:value-type="float" office:value="0">
            <text:p>0</text:p>
          </table:table-cell>
          <table:table-cell table:formula="of:=([.G518]=0)*([.$C518]&lt;([.$G$2]+[.$H$2]))" office:value-type="float" office:value="1">
            <text:p>1</text:p>
          </table:table-cell>
          <table:table-cell table:formula="of:=([.G518]=0)*([.H518]=0)" office:value-type="float" office:value="0">
            <text:p>0</text:p>
          </table:table-cell>
          <table:table-cell table:formula="of:=IF([.D518]*[.G518];[.$M$4]) + IF([.E518]*[.G518];[.$M$5]) + IF([.F518]*[.G518];[.$M$6]) + IF([.D518]*[.H518];[.$N$4]) + IF([.E518]*[.H518];[.$N$5]) + IF([.F518]*[.H518];[.$N$6]) + IF([.D518]*[.I518];[.$O$4]) + IF([.E518]*[.I518];[.$O$5]) + IF([.F518]*[.I518];[.$O$6])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516">
            <text:p>516</text:p>
          </table:table-cell>
          <table:table-cell table:formula="of:=RAND()" office:value-type="float" office:value="0.22674560546875">
            <text:p>0,2267456055</text:p>
          </table:table-cell>
          <table:table-cell table:formula="of:=RAND()" office:value-type="float" office:value="0.803802490234375">
            <text:p>0,8038024902</text:p>
          </table:table-cell>
          <table:table-cell table:formula="of:=1*([.$B519]&lt;[.$D$2])" office:value-type="float" office:value="1">
            <text:p>1</text:p>
          </table:table-cell>
          <table:table-cell table:formula="of:=([.D519]=0)*([.$B519]&lt;([.$D$2]+[.$E$2]))" office:value-type="float" office:value="0">
            <text:p>0</text:p>
          </table:table-cell>
          <table:table-cell table:formula="of:=([.D519]=0)*([.E519]=0)" office:value-type="float" office:value="0">
            <text:p>0</text:p>
          </table:table-cell>
          <table:table-cell table:formula="of:=1*([.$C519]&lt;[.$G$2])" office:value-type="float" office:value="0">
            <text:p>0</text:p>
          </table:table-cell>
          <table:table-cell table:formula="of:=([.G519]=0)*([.$C519]&lt;([.$G$2]+[.$H$2]))" office:value-type="float" office:value="0">
            <text:p>0</text:p>
          </table:table-cell>
          <table:table-cell table:formula="of:=([.G519]=0)*([.H519]=0)" office:value-type="float" office:value="1">
            <text:p>1</text:p>
          </table:table-cell>
          <table:table-cell table:formula="of:=IF([.D519]*[.G519];[.$M$4]) + IF([.E519]*[.G519];[.$M$5]) + IF([.F519]*[.G519];[.$M$6]) + IF([.D519]*[.H519];[.$N$4]) + IF([.E519]*[.H519];[.$N$5]) + IF([.F519]*[.H519];[.$N$6]) + IF([.D519]*[.I519];[.$O$4]) + IF([.E519]*[.I519];[.$O$5]) + IF([.F519]*[.I519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517">
            <text:p>517</text:p>
          </table:table-cell>
          <table:table-cell table:formula="of:=RAND()" office:value-type="float" office:value="0.16119384765625">
            <text:p>0,1611938477</text:p>
          </table:table-cell>
          <table:table-cell table:formula="of:=RAND()" office:value-type="float" office:value="0.756988525390625">
            <text:p>0,7569885254</text:p>
          </table:table-cell>
          <table:table-cell table:formula="of:=1*([.$B520]&lt;[.$D$2])" office:value-type="float" office:value="1">
            <text:p>1</text:p>
          </table:table-cell>
          <table:table-cell table:formula="of:=([.D520]=0)*([.$B520]&lt;([.$D$2]+[.$E$2]))" office:value-type="float" office:value="0">
            <text:p>0</text:p>
          </table:table-cell>
          <table:table-cell table:formula="of:=([.D520]=0)*([.E520]=0)" office:value-type="float" office:value="0">
            <text:p>0</text:p>
          </table:table-cell>
          <table:table-cell table:formula="of:=1*([.$C520]&lt;[.$G$2])" office:value-type="float" office:value="0">
            <text:p>0</text:p>
          </table:table-cell>
          <table:table-cell table:formula="of:=([.G520]=0)*([.$C520]&lt;([.$G$2]+[.$H$2]))" office:value-type="float" office:value="0">
            <text:p>0</text:p>
          </table:table-cell>
          <table:table-cell table:formula="of:=([.G520]=0)*([.H520]=0)" office:value-type="float" office:value="1">
            <text:p>1</text:p>
          </table:table-cell>
          <table:table-cell table:formula="of:=IF([.D520]*[.G520];[.$M$4]) + IF([.E520]*[.G520];[.$M$5]) + IF([.F520]*[.G520];[.$M$6]) + IF([.D520]*[.H520];[.$N$4]) + IF([.E520]*[.H520];[.$N$5]) + IF([.F520]*[.H520];[.$N$6]) + IF([.D520]*[.I520];[.$O$4]) + IF([.E520]*[.I520];[.$O$5]) + IF([.F520]*[.I520];[.$O$6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518">
            <text:p>518</text:p>
          </table:table-cell>
          <table:table-cell table:formula="of:=RAND()" office:value-type="float" office:value="0.42132568359375">
            <text:p>0,4213256836</text:p>
          </table:table-cell>
          <table:table-cell table:formula="of:=RAND()" office:value-type="float" office:value="0.287384033203125">
            <text:p>0,2873840332</text:p>
          </table:table-cell>
          <table:table-cell table:formula="of:=1*([.$B521]&lt;[.$D$2])" office:value-type="float" office:value="1">
            <text:p>1</text:p>
          </table:table-cell>
          <table:table-cell table:formula="of:=([.D521]=0)*([.$B521]&lt;([.$D$2]+[.$E$2]))" office:value-type="float" office:value="0">
            <text:p>0</text:p>
          </table:table-cell>
          <table:table-cell table:formula="of:=([.D521]=0)*([.E521]=0)" office:value-type="float" office:value="0">
            <text:p>0</text:p>
          </table:table-cell>
          <table:table-cell table:formula="of:=1*([.$C521]&lt;[.$G$2])" office:value-type="float" office:value="0">
            <text:p>0</text:p>
          </table:table-cell>
          <table:table-cell table:formula="of:=([.G521]=0)*([.$C521]&lt;([.$G$2]+[.$H$2]))" office:value-type="float" office:value="1">
            <text:p>1</text:p>
          </table:table-cell>
          <table:table-cell table:formula="of:=([.G521]=0)*([.H521]=0)" office:value-type="float" office:value="0">
            <text:p>0</text:p>
          </table:table-cell>
          <table:table-cell table:formula="of:=IF([.D521]*[.G521];[.$M$4]) + IF([.E521]*[.G521];[.$M$5]) + IF([.F521]*[.G521];[.$M$6]) + IF([.D521]*[.H521];[.$N$4]) + IF([.E521]*[.H521];[.$N$5]) + IF([.F521]*[.H521];[.$N$6]) + IF([.D521]*[.I521];[.$O$4]) + IF([.E521]*[.I521];[.$O$5]) + IF([.F521]*[.I521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519">
            <text:p>519</text:p>
          </table:table-cell>
          <table:table-cell table:formula="of:=RAND()" office:value-type="float" office:value="0.103546142578125">
            <text:p>0,1035461426</text:p>
          </table:table-cell>
          <table:table-cell table:formula="of:=RAND()" office:value-type="float" office:value="0.395599365234375">
            <text:p>0,3955993652</text:p>
          </table:table-cell>
          <table:table-cell table:formula="of:=1*([.$B522]&lt;[.$D$2])" office:value-type="float" office:value="1">
            <text:p>1</text:p>
          </table:table-cell>
          <table:table-cell table:formula="of:=([.D522]=0)*([.$B522]&lt;([.$D$2]+[.$E$2]))" office:value-type="float" office:value="0">
            <text:p>0</text:p>
          </table:table-cell>
          <table:table-cell table:formula="of:=([.D522]=0)*([.E522]=0)" office:value-type="float" office:value="0">
            <text:p>0</text:p>
          </table:table-cell>
          <table:table-cell table:formula="of:=1*([.$C522]&lt;[.$G$2])" office:value-type="float" office:value="0">
            <text:p>0</text:p>
          </table:table-cell>
          <table:table-cell table:formula="of:=([.G522]=0)*([.$C522]&lt;([.$G$2]+[.$H$2]))" office:value-type="float" office:value="1">
            <text:p>1</text:p>
          </table:table-cell>
          <table:table-cell table:formula="of:=([.G522]=0)*([.H522]=0)" office:value-type="float" office:value="0">
            <text:p>0</text:p>
          </table:table-cell>
          <table:table-cell table:formula="of:=IF([.D522]*[.G522];[.$M$4]) + IF([.E522]*[.G522];[.$M$5]) + IF([.F522]*[.G522];[.$M$6]) + IF([.D522]*[.H522];[.$N$4]) + IF([.E522]*[.H522];[.$N$5]) + IF([.F522]*[.H522];[.$N$6]) + IF([.D522]*[.I522];[.$O$4]) + IF([.E522]*[.I522];[.$O$5]) + IF([.F522]*[.I522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520">
            <text:p>520</text:p>
          </table:table-cell>
          <table:table-cell table:formula="of:=RAND()" office:value-type="float" office:value="0.5350341796875">
            <text:p>0,5350341797</text:p>
          </table:table-cell>
          <table:table-cell table:formula="of:=RAND()" office:value-type="float" office:value="0.309661865234375">
            <text:p>0,3096618652</text:p>
          </table:table-cell>
          <table:table-cell table:formula="of:=1*([.$B523]&lt;[.$D$2])" office:value-type="float" office:value="1">
            <text:p>1</text:p>
          </table:table-cell>
          <table:table-cell table:formula="of:=([.D523]=0)*([.$B523]&lt;([.$D$2]+[.$E$2]))" office:value-type="float" office:value="0">
            <text:p>0</text:p>
          </table:table-cell>
          <table:table-cell table:formula="of:=([.D523]=0)*([.E523]=0)" office:value-type="float" office:value="0">
            <text:p>0</text:p>
          </table:table-cell>
          <table:table-cell table:formula="of:=1*([.$C523]&lt;[.$G$2])" office:value-type="float" office:value="0">
            <text:p>0</text:p>
          </table:table-cell>
          <table:table-cell table:formula="of:=([.G523]=0)*([.$C523]&lt;([.$G$2]+[.$H$2]))" office:value-type="float" office:value="1">
            <text:p>1</text:p>
          </table:table-cell>
          <table:table-cell table:formula="of:=([.G523]=0)*([.H523]=0)" office:value-type="float" office:value="0">
            <text:p>0</text:p>
          </table:table-cell>
          <table:table-cell table:formula="of:=IF([.D523]*[.G523];[.$M$4]) + IF([.E523]*[.G523];[.$M$5]) + IF([.F523]*[.G523];[.$M$6]) + IF([.D523]*[.H523];[.$N$4]) + IF([.E523]*[.H523];[.$N$5]) + IF([.F523]*[.H523];[.$N$6]) + IF([.D523]*[.I523];[.$O$4]) + IF([.E523]*[.I523];[.$O$5]) + IF([.F523]*[.I523];[.$O$6])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521">
            <text:p>521</text:p>
          </table:table-cell>
          <table:table-cell table:formula="of:=RAND()" office:value-type="float" office:value="0.04705810546875">
            <text:p>0,0470581055</text:p>
          </table:table-cell>
          <table:table-cell table:formula="of:=RAND()" office:value-type="float" office:value="0.3272705078125">
            <text:p>0,3272705078</text:p>
          </table:table-cell>
          <table:table-cell table:formula="of:=1*([.$B524]&lt;[.$D$2])" office:value-type="float" office:value="1">
            <text:p>1</text:p>
          </table:table-cell>
          <table:table-cell table:formula="of:=([.D524]=0)*([.$B524]&lt;([.$D$2]+[.$E$2]))" office:value-type="float" office:value="0">
            <text:p>0</text:p>
          </table:table-cell>
          <table:table-cell table:formula="of:=([.D524]=0)*([.E524]=0)" office:value-type="float" office:value="0">
            <text:p>0</text:p>
          </table:table-cell>
          <table:table-cell table:formula="of:=1*([.$C524]&lt;[.$G$2])" office:value-type="float" office:value="0">
            <text:p>0</text:p>
          </table:table-cell>
          <table:table-cell table:formula="of:=([.G524]=0)*([.$C524]&lt;([.$G$2]+[.$H$2]))" office:value-type="float" office:value="1">
            <text:p>1</text:p>
          </table:table-cell>
          <table:table-cell table:formula="of:=([.G524]=0)*([.H524]=0)" office:value-type="float" office:value="0">
            <text:p>0</text:p>
          </table:table-cell>
          <table:table-cell table:formula="of:=IF([.D524]*[.G524];[.$M$4]) + IF([.E524]*[.G524];[.$M$5]) + IF([.F524]*[.G524];[.$M$6]) + IF([.D524]*[.H524];[.$N$4]) + IF([.E524]*[.H524];[.$N$5]) + IF([.F524]*[.H524];[.$N$6]) + IF([.D524]*[.I524];[.$O$4]) + IF([.E524]*[.I524];[.$O$5]) + IF([.F524]*[.I524];[.$O$6])" office:value-type="float" office:value="-1">
            <text:p>-1</text:p>
          </table:table-cell>
          <table:table-cell table:number-columns-repeated="7"/>
        </table:table-row>
        <table:table-row table:style-name="ro1" table:number-rows-repeated="104805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1.06.2016</text:date>, <text:time>09:15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5-03-08T16:18:19.33</meta:creation-date>
    <dc:date>2016-06-01T09:15:32.94</dc:date>
    <dc:creator>Jirka Dell'Oro-Friedl</dc:creator>
    <meta:editing-duration>PT1H53M33S</meta:editing-duration>
    <meta:editing-cycles>9</meta:editing-cycles>
    <meta:generator>OpenOffice.org/3.3$Win32 OpenOffice.org_project/330m20$Build-9567</meta:generator>
    <meta:document-statistic meta:table-count="3" meta:cell-count="5258" meta:object-count="0"/>
  </office:meta>
</office:document-meta>
</file>